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5.65000009536743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row table:style-name="ro1">
          <table:table-cell office:value-type="string">
            <text:p><text:s/>0 <text:s text:c="4"/>+- 0.1 <text:s text:c="12"/>0 <text:s text:c="2"/>+- 0.14 <text:s text:c="6"/>4498 said</text:p>
          </table:table-cell>
        </table:table-row>
        <table:table-row table:style-name="ro1">
          <table:table-cell office:value-type="string">
            <text:p><text:s/>0 <text:s text:c="4"/>+- 0.1 <text:s text:c="12"/>0 <text:s text:c="2"/>+- 0.16 <text:s text:c="6"/>2563 poor</text:p>
          </table:table-cell>
        </table:table-row>
        <table:table-row table:style-name="ro1">
          <table:table-cell office:value-type="string">
            <text:p><text:s/>0 <text:s text:c="4"/>+- 0.1 <text:s text:c="12"/>0 <text:s text:c="2"/>+- 0.17 <text:s text:c="8"/>76 wept</text:p>
          </table:table-cell>
        </table:table-row>
        <table:table-row table:style-name="ro1">
          <table:table-cell office:value-type="string">
            <text:p><text:s/>0 <text:s text:c="4"/>+- 0.1 <text:s text:c="12"/>0 <text:s text:c="2"/>+- 0.19 <text:s text:c="6"/>3441 ran</text:p>
          </table:table-cell>
        </table:table-row>
        <table:table-row table:style-name="ro1">
          <table:table-cell office:value-type="string">
            <text:p><text:s/>0 <text:s text:c="4"/>+- 0.1 <text:s text:c="12"/>0 <text:s text:c="2"/>+- 0.2 <text:s text:c="8"/>639 shall</text:p>
          </table:table-cell>
        </table:table-row>
        <table:table-row table:style-name="ro1">
          <table:table-cell office:value-type="string">
            <text:p><text:s/>0 <text:s text:c="4"/>+- 0.1 <text:s text:c="12"/>0 <text:s text:c="2"/>+- 0.21 <text:s text:c="7"/>770 glad</text:p>
          </table:table-cell>
        </table:table-row>
        <table:table-row table:style-name="ro1">
          <table:table-cell office:value-type="string">
            <text:p><text:s/>0 <text:s text:c="4"/>+- 0.1 <text:s text:c="12"/>0 <text:s text:c="2"/>+- 0.21 <text:s text:c="7"/>834 joy</text:p>
          </table:table-cell>
        </table:table-row>
        <table:table-row table:style-name="ro1">
          <table:table-cell office:value-type="string">
            <text:p><text:s/>0 <text:s text:c="4"/>+- 0.1 <text:s text:c="12"/>0 <text:s text:c="2"/>+- 0.22 <text:s text:c="6"/>1918 wretch</text:p>
          </table:table-cell>
        </table:table-row>
        <table:table-row table:style-name="ro1">
          <table:table-cell office:value-type="string">
            <text:p><text:s/>0 <text:s text:c="4"/>+- 0.1 <text:s text:c="12"/>0 <text:s text:c="2"/>+- 0.23 <text:s text:c="6"/>1575 heart</text:p>
          </table:table-cell>
        </table:table-row>
        <table:table-row table:style-name="ro1">
          <table:table-cell office:value-type="string">
            <text:p><text:s/>0 <text:s text:c="4"/>+- 0.1 <text:s text:c="12"/>0 <text:s text:c="2"/>+- 0.23 <text:s text:c="6"/>1905 sat</text:p>
          </table:table-cell>
        </table:table-row>
        <table:table-row table:style-name="ro1">
          <table:table-cell office:value-type="string">
            <text:p><text:s/>0 <text:s text:c="4"/>+- 0.1 <text:s text:c="12"/>0 <text:s text:c="2"/>+- 0.24 <text:s text:c="6"/>1903 saw</text:p>
          </table:table-cell>
        </table:table-row>
        <table:table-row table:style-name="ro1">
          <table:table-cell office:value-type="string">
            <text:p><text:s/>0 <text:s text:c="4"/>+- 0.1 <text:s text:c="12"/>0 <text:s text:c="2"/>+- 0.25 <text:s text:c="6"/>2508 rage</text:p>
          </table:table-cell>
        </table:table-row>
        <table:table-row table:style-name="ro1">
          <table:table-cell office:value-type="string">
            <text:p><text:s/>0 <text:s text:c="4"/>+- 0.1 <text:s text:c="12"/>0 <text:s text:c="2"/>+- 0.26 <text:s text:c="6"/>4469 afraid</text:p>
          </table:table-cell>
        </table:table-row>
        <table:table-row table:style-name="ro1">
          <table:table-cell office:value-type="string">
            <text:p><text:s/>0 <text:s text:c="4"/>+- 0.1 <text:s text:c="12"/>0 <text:s text:c="2"/>+- 0.27 <text:s text:c="6"/>3527 miser</text:p>
          </table:table-cell>
        </table:table-row>
        <table:table-row table:style-name="ro1">
          <table:table-cell office:value-type="string">
            <text:p><text:s/>0 <text:s text:c="4"/>+- 0.1 <text:s text:c="12"/>0 <text:s text:c="2"/>+- 0.27 <text:s text:c="6"/>1894 sad</text:p>
          </table:table-cell>
        </table:table-row>
        <table:table-row table:style-name="ro1">
          <table:table-cell office:value-type="string">
            <text:p><text:s/>0 <text:s text:c="4"/>+- 0.1 <text:s text:c="12"/>0 <text:s text:c="2"/>+- 0.28 <text:s text:c="7"/>309 splendid</text:p>
          </table:table-cell>
        </table:table-row>
        <table:table-row table:style-name="ro1">
          <table:table-cell office:value-type="string">
            <text:p><text:s/>0 <text:s text:c="4"/>+- 0.1 <text:s text:c="12"/>0 <text:s text:c="2"/>+- 0.28 <text:s text:c="6"/>4415 punish</text:p>
          </table:table-cell>
        </table:table-row>
        <table:table-row table:style-name="ro1">
          <table:table-cell office:value-type="string">
            <text:p><text:s/>0 <text:s text:c="4"/>+- 0.03 <text:s text:c="11"/>0 <text:s text:c="2"/>+- 0.23 <text:s text:c="6"/>1642 cannot</text:p>
          </table:table-cell>
        </table:table-row>
        <table:table-row table:style-name="ro1">
          <table:table-cell office:value-type="string">
            <text:p><text:s/>0 <text:s text:c="4"/>+- 0 <text:s text:c="14"/>0 <text:s text:c="2"/>+- 0.29 <text:s text:c="6"/>1730 courag</text:p>
          </table:table-cell>
        </table:table-row>
        <table:table-row table:style-name="ro1">
          <table:table-cell office:value-type="string">
            <text:p><text:s/>0 <text:s text:c="4"/>+- 0 <text:s text:c="14"/>0 <text:s text:c="2"/>+- 0.29 <text:s text:c="6"/>1724 peasant</text:p>
          </table:table-cell>
        </table:table-row>
        <table:table-row table:style-name="ro1">
          <table:table-cell office:value-type="string">
            <text:p><text:s/>0 <text:s text:c="4"/>+- 0 <text:s text:c="14"/>0 <text:s text:c="2"/>+- 0.29 <text:s text:c="6"/>1711 hall</text:p>
          </table:table-cell>
        </table:table-row>
        <table:table-row table:style-name="ro1">
          <table:table-cell office:value-type="string">
            <text:p><text:s/>0 <text:s text:c="4"/>+- 0 <text:s text:c="14"/>0 <text:s text:c="2"/>+- 0.29 <text:s text:c="6"/>1712 barrow</text:p>
          </table:table-cell>
        </table:table-row>
        <table:table-row table:style-name="ro1">
          <table:table-cell office:value-type="string">
            <text:p><text:s/>0 <text:s text:c="4"/>+- 0 <text:s text:c="14"/>0 <text:s text:c="2"/>+- 0.3 <text:s text:c="7"/>1714 warbl</text:p>
          </table:table-cell>
        </table:table-row>
        <table:table-row table:style-name="ro1">
          <table:table-cell office:value-type="string">
            <text:p><text:s/>0 <text:s text:c="4"/>+- 0 <text:s text:c="14"/>0 <text:s text:c="2"/>+- 0.3 <text:s text:c="7"/>1713 wont</text:p>
          </table:table-cell>
        </table:table-row>
        <table:table-row table:style-name="ro1">
          <table:table-cell office:value-type="string">
            <text:p><text:s/>0 <text:s text:c="4"/>+- 0 <text:s text:c="14"/>0 <text:s text:c="2"/>+- 0.3 <text:s text:c="7"/>1710 twilight</text:p>
          </table:table-cell>
        </table:table-row>
        <table:table-row table:style-name="ro1">
          <table:table-cell office:value-type="string">
            <text:p><text:s/>0 <text:s text:c="4"/>+- 0 <text:s text:c="14"/>0 <text:s text:c="2"/>+- 0.3 <text:s text:c="7"/>1731 presenc</text:p>
          </table:table-cell>
        </table:table-row>
        <table:table-row table:style-name="ro1">
          <table:table-cell office:value-type="string">
            <text:p><text:s/>0 <text:s text:c="4"/>+- 0 <text:s text:c="14"/>0 <text:s text:c="2"/>+- 0.31 <text:s text:c="6"/>1732 richli</text:p>
          </table:table-cell>
        </table:table-row>
        <table:table-row table:style-name="ro1">
          <table:table-cell office:value-type="string">
            <text:p><text:s/>0 <text:s text:c="4"/>+- 0 <text:s text:c="14"/>0 <text:s text:c="2"/>+- 0.31 <text:s text:c="6"/>1735 apothecari</text:p>
          </table:table-cell>
        </table:table-row>
        <table:table-row table:style-name="ro1">
          <table:table-cell office:value-type="string">
            <text:p><text:s/>0 <text:s text:c="4"/>+- 0 <text:s text:c="14"/>0 <text:s text:c="2"/>+- 0.31 <text:s text:c="6"/>1709 curios</text:p>
          </table:table-cell>
        </table:table-row>
        <table:table-row table:style-name="ro1">
          <table:table-cell office:value-type="string">
            <text:p><text:s/>0 <text:s text:c="4"/>+- 0 <text:s text:c="14"/>0 <text:s text:c="2"/>+- 0.31 <text:s text:c="6"/>1734 eh</text:p>
          </table:table-cell>
        </table:table-row>
        <table:table-row table:style-name="ro1">
          <table:table-cell office:value-type="string">
            <text:p><text:s/>0 <text:s text:c="4"/>+- 0 <text:s text:c="14"/>0 <text:s text:c="2"/>+- 0.31 <text:s text:c="6"/>1733 eyelid</text:p>
          </table:table-cell>
        </table:table-row>
        <table:table-row table:style-name="ro1">
          <table:table-cell office:value-type="string">
            <text:p><text:s/>0 <text:s text:c="4"/>+- 0 <text:s text:c="14"/>0 <text:s text:c="2"/>+- 0.31 <text:s text:c="6"/>1729 quarter</text:p>
          </table:table-cell>
        </table:table-row>
        <table:table-row table:style-name="ro1">
          <table:table-cell office:value-type="string">
            <text:p><text:s/>0 <text:s text:c="4"/>+- 0 <text:s text:c="14"/>0 <text:s text:c="2"/>+- 0.31 <text:s text:c="6"/>1715 term</text:p>
          </table:table-cell>
        </table:table-row>
        <table:table-row table:style-name="ro1">
          <table:table-cell office:value-type="string">
            <text:p><text:s/>0 <text:s text:c="4"/>+- 0 <text:s text:c="14"/>0 <text:s text:c="2"/>+- 0.32 <text:s text:c="6"/>1726 butter</text:p>
          </table:table-cell>
        </table:table-row>
        <table:table-row table:style-name="ro1">
          <table:table-cell office:value-type="string">
            <text:p><text:s/>0 <text:s text:c="4"/>+- 0 <text:s text:c="14"/>0 <text:s text:c="2"/>+- 0.31 <text:s text:c="6"/>1736 lambskin</text:p>
          </table:table-cell>
        </table:table-row>
        <table:table-row table:style-name="ro1">
          <table:table-cell office:value-type="string">
            <text:p><text:s/>0 <text:s text:c="4"/>+- 0 <text:s text:c="14"/>0 <text:s text:c="2"/>+- 0.32 <text:s text:c="6"/>1722 goat</text:p>
          </table:table-cell>
        </table:table-row>
        <table:table-row table:style-name="ro1">
          <table:table-cell office:value-type="string">
            <text:p><text:s/>0 <text:s text:c="4"/>+- 0 <text:s text:c="14"/>0 <text:s text:c="2"/>+- 0.32 <text:s text:c="6"/>1725 fisherman</text:p>
          </table:table-cell>
        </table:table-row>
        <table:table-row table:style-name="ro1">
          <table:table-cell office:value-type="string">
            <text:p><text:s/>0 <text:s text:c="4"/>+- 0 <text:s text:c="14"/>0.1 +- 0.33 <text:s text:c="6"/>1727 h</text:p>
          </table:table-cell>
        </table:table-row>
        <table:table-row table:style-name="ro1">
          <table:table-cell office:value-type="string">
            <text:p><text:s/>0 <text:s text:c="4"/>+- 0 <text:s text:c="14"/>0.1 +- 0.32 <text:s text:c="6"/>1716 amaz</text:p>
          </table:table-cell>
        </table:table-row>
        <table:table-row table:style-name="ro1">
          <table:table-cell office:value-type="string">
            <text:p><text:s/>0 <text:s text:c="4"/>+- 0 <text:s text:c="14"/>0.1 +- 0.32 <text:s text:c="6"/>1723 separ</text:p>
          </table:table-cell>
        </table:table-row>
        <table:table-row table:style-name="ro1">
          <table:table-cell office:value-type="string">
            <text:p><text:s/>0 <text:s text:c="4"/>+- 0 <text:s text:c="14"/>0.1 +- 0.33 <text:s text:c="6"/>1728 januari</text:p>
          </table:table-cell>
        </table:table-row>
        <table:table-row table:style-name="ro1">
          <table:table-cell office:value-type="string">
            <text:p><text:s/>0 <text:s text:c="4"/>+- 0 <text:s text:c="14"/>0.1 +- 0.32 <text:s text:c="6"/>1721 revers</text:p>
          </table:table-cell>
        </table:table-row>
        <table:table-row table:style-name="ro1">
          <table:table-cell office:value-type="string">
            <text:p><text:s/>0 <text:s text:c="4"/>+- 0 <text:s text:c="14"/>0.1 +- 0.33 <text:s text:c="6"/>1720 stir</text:p>
          </table:table-cell>
        </table:table-row>
        <table:table-row table:style-name="ro1">
          <table:table-cell office:value-type="string">
            <text:p><text:s/>0 <text:s text:c="4"/>+- 0 <text:s text:c="14"/>0.1 +- 0.33 <text:s text:c="6"/>1717 plung</text:p>
          </table:table-cell>
        </table:table-row>
        <table:table-row table:style-name="ro1">
          <table:table-cell office:value-type="string">
            <text:p><text:s/>0 <text:s text:c="4"/>+- 0 <text:s text:c="14"/>0.1 +- 0.33 <text:s text:c="6"/>1718 feverish</text:p>
          </table:table-cell>
        </table:table-row>
        <table:table-row table:style-name="ro1">
          <table:table-cell office:value-type="string">
            <text:p><text:s/>0 <text:s text:c="4"/>+- 0 <text:s text:c="14"/>0.1 +- 0.33 <text:s text:c="6"/>5190 threecorn</text:p>
          </table:table-cell>
        </table:table-row>
        <table:table-row table:style-name="ro1">
          <table:table-cell office:value-type="string">
            <text:p><text:s/>0 <text:s text:c="4"/>+- 0 <text:s text:c="14"/>0.1 +- 0.33 <text:s text:c="6"/>1719 servant</text:p>
          </table:table-cell>
        </table:table-row>
        <table:table-row table:style-name="ro1">
          <table:table-cell office:value-type="string">
            <text:p><text:s/>0 <text:s text:c="4"/>+- 0 <text:s text:c="14"/>0.1 +- 0.33 <text:s text:c="6"/>1737 replac</text:p>
          </table:table-cell>
        </table:table-row>
        <table:table-row table:style-name="ro1">
          <table:table-cell office:value-type="string">
            <text:p><text:s/>0 <text:s text:c="4"/>+- 0 <text:s text:c="14"/>0.1 +- 0.33 <text:s text:c="6"/>1743 begun</text:p>
          </table:table-cell>
        </table:table-row>
        <table:table-row table:style-name="ro1">
          <table:table-cell office:value-type="string">
            <text:p><text:s/>0 <text:s text:c="4"/>+- 0 <text:s text:c="14"/>0.1 +- 0.33 <text:s text:c="6"/>1762 whichsoev</text:p>
          </table:table-cell>
        </table:table-row>
        <table:table-row table:style-name="ro1">
          <table:table-cell office:value-type="string">
            <text:p><text:s/>0 <text:s text:c="4"/>+- 0.098 <text:s text:c="10"/>0.1 +- 0 <text:s text:c="9"/>2833 learn</text:p>
          </table:table-cell>
        </table:table-row>
        <table:table-row table:style-name="ro1">
          <table:table-cell office:value-type="string">
            <text:p><text:s/>0 <text:s text:c="4"/>+- 0 <text:s text:c="14"/>0.1 +- 0.33 <text:s text:c="6"/>1764 inwardli</text:p>
          </table:table-cell>
        </table:table-row>
        <table:table-row table:style-name="ro1">
          <table:table-cell office:value-type="string">
            <text:p><text:s/>0 <text:s text:c="4"/>+- 0 <text:s text:c="14"/>0.1 +- 0.33 <text:s text:c="6"/>1763 hastili</text:p>
          </table:table-cell>
        </table:table-row>
        <table:table-row table:style-name="ro1">
          <table:table-cell office:value-type="string">
            <text:p><text:s/>0 <text:s text:c="4"/>+- 0 <text:s text:c="14"/>0.1 +- 0.33 <text:s text:c="6"/>1761 overlook</text:p>
          </table:table-cell>
        </table:table-row>
        <table:table-row table:style-name="ro1">
          <table:table-cell office:value-type="string">
            <text:p><text:s/>0 <text:s text:c="4"/>+- 0 <text:s text:c="14"/>0.1 +- 0.33 <text:s text:c="6"/>1766 apparit</text:p>
          </table:table-cell>
        </table:table-row>
        <table:table-row table:style-name="ro1">
          <table:table-cell office:value-type="string">
            <text:p><text:s/>0 <text:s text:c="4"/>+- 0 <text:s text:c="14"/>0.1 +- 0.34 <text:s text:c="6"/>1760 uncl</text:p>
          </table:table-cell>
        </table:table-row>
        <table:table-row table:style-name="ro1">
          <table:table-cell office:value-type="string">
            <text:p><text:s/>0 <text:s text:c="4"/>+- 0 <text:s text:c="14"/>0.1 +- 0.34 <text:s text:c="6"/>1765 diseas</text:p>
          </table:table-cell>
        </table:table-row>
        <table:table-row table:style-name="ro1">
          <table:table-cell office:value-type="string">
            <text:p><text:s/>0 <text:s text:c="4"/>+- 0 <text:s text:c="14"/>0.1 +- 0.33 <text:s text:c="6"/>1759 woodpigeon</text:p>
          </table:table-cell>
        </table:table-row>
        <table:table-row table:style-name="ro1">
          <table:table-cell office:value-type="string">
            <text:p><text:s/>0 <text:s text:c="4"/>+- 0 <text:s text:c="14"/>0.1 +- 0.34 <text:s text:c="6"/>1767 monster</text:p>
          </table:table-cell>
        </table:table-row>
        <table:table-row table:style-name="ro1">
          <table:table-cell office:value-type="string">
            <text:p><text:s/>0 <text:s text:c="4"/>+- 0 <text:s text:c="14"/>0.1 +- 0.34 <text:s text:c="6"/>1757 boundless</text:p>
          </table:table-cell>
        </table:table-row>
        <table:table-row table:style-name="ro1">
          <table:table-cell office:value-type="string">
            <text:p><text:s/>0 <text:s text:c="4"/>+- 0 <text:s text:c="14"/>0.1 +- 0.34 <text:s text:c="6"/>1772 seventh</text:p>
          </table:table-cell>
        </table:table-row>
        <table:table-row table:style-name="ro1">
          <table:table-cell office:value-type="string">
            <text:p><text:s/>0 <text:s text:c="4"/>+- 0 <text:s text:c="14"/>0.1 +- 0.34 <text:s text:c="6"/>1773 argu</text:p>
          </table:table-cell>
        </table:table-row>
        <table:table-row table:style-name="ro1">
          <table:table-cell office:value-type="string">
            <text:p><text:s/>0 <text:s text:c="4"/>+- 0 <text:s text:c="14"/>0.1 +- 0.34 <text:s text:c="6"/>1774 cart</text:p>
          </table:table-cell>
        </table:table-row>
        <table:table-row table:style-name="ro1">
          <table:table-cell office:value-type="string">
            <text:p><text:s/>0 <text:s text:c="4"/>+- 0 <text:s text:c="14"/>0.1 +- 0.34 <text:s text:c="6"/>1771 million</text:p>
          </table:table-cell>
        </table:table-row>
        <table:table-row table:style-name="ro1">
          <table:table-cell office:value-type="string">
            <text:p><text:s/>0 <text:s text:c="4"/>+- 0 <text:s text:c="14"/>0.1 +- 0.34 <text:s text:c="6"/>1768 occupi</text:p>
          </table:table-cell>
        </table:table-row>
        <table:table-row table:style-name="ro1">
          <table:table-cell office:value-type="string">
            <text:p><text:s/>0 <text:s text:c="4"/>+- 0 <text:s text:c="14"/>0.1 +- 0.34 <text:s text:c="6"/>1770 domest</text:p>
          </table:table-cell>
        </table:table-row>
        <table:table-row table:style-name="ro1">
          <table:table-cell office:value-type="string">
            <text:p><text:s/>0 <text:s text:c="4"/>+- 0 <text:s text:c="14"/>0.1 +- 0.34 <text:s text:c="6"/>1769 stoni</text:p>
          </table:table-cell>
        </table:table-row>
        <table:table-row table:style-name="ro1">
          <table:table-cell office:value-type="string">
            <text:p><text:s/>0 <text:s text:c="4"/>+- 0 <text:s text:c="14"/>0.1 +- 0.34 <text:s text:c="6"/>1758 priest</text:p>
          </table:table-cell>
        </table:table-row>
        <table:table-row table:style-name="ro1">
          <table:table-cell office:value-type="string">
            <text:p><text:s/>0 <text:s text:c="4"/>+- 0 <text:s text:c="14"/>0.1 +- 0.35 <text:s text:c="6"/>1738 diggingup</text:p>
          </table:table-cell>
        </table:table-row>
        <table:table-row table:style-name="ro1">
          <table:table-cell office:value-type="string">
            <text:p><text:s/>0 <text:s text:c="4"/>+- 0 <text:s text:c="14"/>0.1 +- 0.35 <text:s text:c="6"/>1742 sandwich</text:p>
          </table:table-cell>
        </table:table-row>
        <table:table-row table:style-name="ro1">
          <table:table-cell office:value-type="string">
            <text:p><text:s/>0 <text:s text:c="4"/>+- 0 <text:s text:c="14"/>0.1 +- 0.35 <text:s text:c="6"/>1707 half</text:p>
          </table:table-cell>
        </table:table-row>
        <table:table-row table:style-name="ro1">
          <table:table-cell office:value-type="string">
            <text:p><text:s/>0 <text:s text:c="4"/>+- 0 <text:s text:c="14"/>0.1 +- 0.34 <text:s text:c="6"/>1756 giddi</text:p>
          </table:table-cell>
        </table:table-row>
        <table:table-row table:style-name="ro1">
          <table:table-cell office:value-type="string">
            <text:p><text:s/>0 <text:s text:c="4"/>+- 0.1 <text:s text:c="12"/>0.1 +- 0 <text:s text:c="9"/>2292 kill</text:p>
          </table:table-cell>
        </table:table-row>
        <table:table-row table:style-name="ro1">
          <table:table-cell office:value-type="string">
            <text:p><text:s/>0 <text:s text:c="4"/>+- 0.1 <text:s text:c="12"/>0.1 +- 0 <text:s text:c="9"/>1499 love</text:p>
          </table:table-cell>
        </table:table-row>
        <table:table-row table:style-name="ro1">
          <table:table-cell office:value-type="string">
            <text:p><text:s/>0 <text:s text:c="4"/>+- 0 <text:s text:c="14"/>0.1 +- 0.34 <text:s text:c="6"/>1744 year</text:p>
          </table:table-cell>
        </table:table-row>
        <table:table-row table:style-name="ro1">
          <table:table-cell office:value-type="string">
            <text:p><text:s/>0 <text:s text:c="4"/>+- 0 <text:s text:c="14"/>0.1 +- 0.34 <text:s text:c="6"/>1741 unlock</text:p>
          </table:table-cell>
        </table:table-row>
        <table:table-row table:style-name="ro1">
          <table:table-cell office:value-type="string">
            <text:p><text:s/>0 <text:s text:c="4"/>+- 0 <text:s text:c="14"/>0.1 +- 0.34 <text:s text:c="6"/>1746 dispos</text:p>
          </table:table-cell>
        </table:table-row>
        <table:table-row table:style-name="ro1">
          <table:table-cell office:value-type="string">
            <text:p><text:s/>0 <text:s text:c="4"/>+- 0 <text:s text:c="14"/>0.1 +- 0.34 <text:s text:c="6"/>1740 vagabond</text:p>
          </table:table-cell>
        </table:table-row>
        <table:table-row table:style-name="ro1">
          <table:table-cell office:value-type="string">
            <text:p><text:s/>0 <text:s text:c="4"/>+- 0 <text:s text:c="14"/>0.1 +- 0.35 <text:s text:c="6"/>1739 wrestl</text:p>
          </table:table-cell>
        </table:table-row>
        <table:table-row table:style-name="ro1">
          <table:table-cell office:value-type="string">
            <text:p><text:s/>0 <text:s text:c="4"/>+- 0 <text:s text:c="14"/>0.1 +- 0.35 <text:s text:c="6"/>1745 girl</text:p>
          </table:table-cell>
        </table:table-row>
        <table:table-row table:style-name="ro1">
          <table:table-cell office:value-type="string">
            <text:p><text:s/>0 <text:s text:c="4"/>+- 0 <text:s text:c="14"/>0.1 +- 0.35 <text:s text:c="6"/>1747 neighbourhood</text:p>
          </table:table-cell>
        </table:table-row>
        <table:table-row table:style-name="ro1">
          <table:table-cell office:value-type="string">
            <text:p><text:s/>0 <text:s text:c="4"/>+- 0 <text:s text:c="14"/>0.1 +- 0.34 <text:s text:c="6"/>1755 thirst</text:p>
          </table:table-cell>
        </table:table-row>
        <table:table-row table:style-name="ro1">
          <table:table-cell office:value-type="string">
            <text:p><text:s/>0 <text:s text:c="4"/>+- 0 <text:s text:c="14"/>0.1 +- 0.34 <text:s text:c="6"/>1752 stitch</text:p>
          </table:table-cell>
        </table:table-row>
        <table:table-row table:style-name="ro1">
          <table:table-cell office:value-type="string">
            <text:p><text:s/>0 <text:s text:c="4"/>+- 0 <text:s text:c="14"/>0.1 +- 0.35 <text:s text:c="6"/>1754 goodday</text:p>
          </table:table-cell>
        </table:table-row>
        <table:table-row table:style-name="ro1">
          <table:table-cell office:value-type="string">
            <text:p><text:s/>0 <text:s text:c="4"/>+- 0 <text:s text:c="14"/>0.1 +- 0.35 <text:s text:c="6"/>1708 freez</text:p>
          </table:table-cell>
        </table:table-row>
        <table:table-row table:style-name="ro1">
          <table:table-cell office:value-type="string">
            <text:p><text:s/>0 <text:s text:c="4"/>+- 0 <text:s text:c="14"/>0.1 +- 0.35 <text:s text:c="6"/>1753 space</text:p>
          </table:table-cell>
        </table:table-row>
        <table:table-row table:style-name="ro1">
          <table:table-cell office:value-type="string">
            <text:p><text:s/>0 <text:s text:c="4"/>+- 0 <text:s text:c="14"/>0.1 +- 0.35 <text:s text:c="6"/>1751 jackson</text:p>
          </table:table-cell>
        </table:table-row>
        <table:table-row table:style-name="ro1">
          <table:table-cell office:value-type="string">
            <text:p><text:s/>0 <text:s text:c="4"/>+- 0 <text:s text:c="14"/>0.1 +- 0.35 <text:s text:c="6"/>1748 moonshin</text:p>
          </table:table-cell>
        </table:table-row>
        <table:table-row table:style-name="ro1">
          <table:table-cell office:value-type="string">
            <text:p><text:s/>0 <text:s text:c="4"/>+- 0 <text:s text:c="14"/>0.1 +- 0.35 <text:s text:c="6"/>1750 accomplish</text:p>
          </table:table-cell>
        </table:table-row>
        <table:table-row table:style-name="ro1">
          <table:table-cell office:value-type="string">
            <text:p><text:s/>0 <text:s text:c="4"/>+- 0 <text:s text:c="14"/>0.1 +- 0.35 <text:s text:c="6"/>1749 shown</text:p>
          </table:table-cell>
        </table:table-row>
        <table:table-row table:style-name="ro1">
          <table:table-cell office:value-type="string">
            <text:p><text:s/>0 <text:s text:c="4"/>+- 0 <text:s text:c="14"/>0.1 +- 0.35 <text:s text:c="6"/>1706 flint</text:p>
          </table:table-cell>
        </table:table-row>
        <table:table-row table:style-name="ro1">
          <table:table-cell office:value-type="string">
            <text:p><text:s/>0 <text:s text:c="4"/>+- 0 <text:s text:c="14"/>0.1 +- 0.35 <text:s text:c="6"/>1653 shield</text:p>
          </table:table-cell>
        </table:table-row>
        <table:table-row table:style-name="ro1">
          <table:table-cell office:value-type="string">
            <text:p><text:s/>0 <text:s text:c="4"/>+- 0 <text:s text:c="14"/>0.1 +- 0.34 <text:s text:c="6"/>1655 gradual</text:p>
          </table:table-cell>
        </table:table-row>
        <table:table-row table:style-name="ro1">
          <table:table-cell office:value-type="string">
            <text:p><text:s/>0 <text:s text:c="4"/>+- 0 <text:s text:c="14"/>0.1 +- 0.34 <text:s text:c="6"/>1654 horrifi</text:p>
          </table:table-cell>
        </table:table-row>
        <table:table-row table:style-name="ro1">
          <table:table-cell office:value-type="string">
            <text:p><text:s/>0 <text:s text:c="4"/>+- 0 <text:s text:c="14"/>0.1 +- 0.35 <text:s text:c="6"/>1652 comfort</text:p>
          </table:table-cell>
        </table:table-row>
        <table:table-row table:style-name="ro1">
          <table:table-cell office:value-type="string">
            <text:p><text:s/>0 <text:s text:c="4"/>+- 0 <text:s text:c="14"/>0.1 +- 0.33 <text:s text:c="6"/>1699 curtsi</text:p>
          </table:table-cell>
        </table:table-row>
        <table:table-row table:style-name="ro1">
          <table:table-cell office:value-type="string">
            <text:p><text:s/>0 <text:s text:c="4"/>+- 0 <text:s text:c="14"/>0.1 +- 0.35 <text:s text:c="6"/>1651 drunken</text:p>
          </table:table-cell>
        </table:table-row>
        <table:table-row table:style-name="ro1">
          <table:table-cell office:value-type="string">
            <text:p><text:s/>0 <text:s text:c="4"/>+- 0 <text:s text:c="14"/>0.1 +- 0.34 <text:s text:c="6"/>1657 beak</text:p>
          </table:table-cell>
        </table:table-row>
        <table:table-row table:style-name="ro1">
          <table:table-cell office:value-type="string">
            <text:p><text:s/>0 <text:s text:c="4"/>+- 0 <text:s text:c="14"/>0.1 +- 0.35 <text:s text:c="6"/>1650 talk</text:p>
          </table:table-cell>
        </table:table-row>
        <table:table-row table:style-name="ro1">
          <table:table-cell office:value-type="string">
            <text:p><text:s/>0 <text:s text:c="4"/>+- 0 <text:s text:c="14"/>0.1 +- 0.34 <text:s text:c="6"/>1656 footstep</text:p>
          </table:table-cell>
        </table:table-row>
        <table:table-row table:style-name="ro1">
          <table:table-cell office:value-type="string">
            <text:p><text:s/>0 <text:s text:c="4"/>+- 0 <text:s text:c="14"/>0.1 +- 0.34 <text:s text:c="6"/>1658 approv</text:p>
          </table:table-cell>
        </table:table-row>
        <table:table-row table:style-name="ro1">
          <table:table-cell office:value-type="string">
            <text:p><text:s/>0 <text:s text:c="4"/>+- 0 <text:s text:c="14"/>0.1 +- 0.34 <text:s text:c="6"/>1663 bedchamb</text:p>
          </table:table-cell>
        </table:table-row>
        <table:table-row table:style-name="ro1">
          <table:table-cell office:value-type="string">
            <text:p><text:s/>0 <text:s text:c="4"/>+- 0 <text:s text:c="14"/>0.1 +- 0.34 <text:s text:c="6"/>1662 thinner</text:p>
          </table:table-cell>
        </table:table-row>
        <table:table-row table:style-name="ro1">
          <table:table-cell office:value-type="string">
            <text:p><text:s/>0 <text:s text:c="4"/>+- 0 <text:s text:c="14"/>0.1 +- 0.34 <text:s text:c="6"/>1667 equip</text:p>
          </table:table-cell>
        </table:table-row>
        <table:table-row table:style-name="ro1">
          <table:table-cell office:value-type="string">
            <text:p><text:s/>0 <text:s text:c="4"/>+- 0 <text:s text:c="14"/>0.1 +- 0.34 <text:s text:c="6"/>1665 handinhand</text:p>
          </table:table-cell>
        </table:table-row>
        <table:table-row table:style-name="ro1">
          <table:table-cell office:value-type="string">
            <text:p><text:s/>0 <text:s text:c="4"/>+- 0 <text:s text:c="14"/>0.1 +- 0.34 <text:s text:c="6"/>1659 arm</text:p>
          </table:table-cell>
        </table:table-row>
        <table:table-row table:style-name="ro1">
          <table:table-cell office:value-type="string">
            <text:p><text:s/>0 <text:s text:c="4"/>+- 0 <text:s text:c="14"/>0.1 +- 0.34 <text:s text:c="6"/>1664 golosh</text:p>
          </table:table-cell>
        </table:table-row>
        <table:table-row table:style-name="ro1">
          <table:table-cell office:value-type="string">
            <text:p><text:s/>0 <text:s text:c="4"/>+- 0 <text:s text:c="14"/>0.1 +- 0.34 <text:s text:c="6"/>1661 yearn</text:p>
          </table:table-cell>
        </table:table-row>
        <table:table-row table:style-name="ro1">
          <table:table-cell office:value-type="string">
            <text:p><text:s/>0 <text:s text:c="4"/>+- 0 <text:s text:c="14"/>0.1 +- 0.34 <text:s text:c="6"/>1660 brain</text:p>
          </table:table-cell>
        </table:table-row>
        <table:table-row table:style-name="ro1">
          <table:table-cell office:value-type="string">
            <text:p><text:s/>0 <text:s text:c="4"/>+- 0 <text:s text:c="14"/>0.1 +- 0.34 <text:s text:c="6"/>1649 ordinari</text:p>
          </table:table-cell>
        </table:table-row>
        <table:table-row table:style-name="ro1">
          <table:table-cell office:value-type="string">
            <text:p><text:s/>0 <text:s text:c="4"/>+- 0 <text:s text:c="14"/>0.1 +- 0.34 <text:s text:c="6"/>1648 artifici</text:p>
          </table:table-cell>
        </table:table-row>
        <table:table-row table:style-name="ro1">
          <table:table-cell office:value-type="string">
            <text:p><text:s/>0 <text:s text:c="4"/>+- 0 <text:s text:c="14"/>0.1 +- 0.34 <text:s text:c="6"/>1647 thistl</text:p>
          </table:table-cell>
        </table:table-row>
        <table:table-row table:style-name="ro1">
          <table:table-cell office:value-type="string">
            <text:p><text:s/>0 <text:s text:c="4"/>+- 0 <text:s text:c="14"/>0.1 +- 0.34 <text:s text:c="6"/>1633 waist</text:p>
          </table:table-cell>
        </table:table-row>
        <table:table-row table:style-name="ro1">
          <table:table-cell office:value-type="string">
            <text:p><text:s/>0 <text:s text:c="4"/>+- 0 <text:s text:c="14"/>0.1 +- 0.34 <text:s text:c="6"/>1635 conscious</text:p>
          </table:table-cell>
        </table:table-row>
        <table:table-row table:style-name="ro1">
          <table:table-cell office:value-type="string">
            <text:p><text:s/>0 <text:s text:c="4"/>+- 0 <text:s text:c="14"/>0.1 +- 0.34 <text:s text:c="6"/>1634 grandson</text:p>
          </table:table-cell>
        </table:table-row>
        <table:table-row table:style-name="ro1">
          <table:table-cell office:value-type="string">
            <text:p><text:s/>0 <text:s text:c="4"/>+- 0 <text:s text:c="14"/>0.1 +- 0.34 <text:s text:c="6"/>1646 tall</text:p>
          </table:table-cell>
        </table:table-row>
        <table:table-row table:style-name="ro1">
          <table:table-cell office:value-type="string">
            <text:p><text:s/>0 <text:s text:c="4"/>+- 0 <text:s text:c="14"/>0.1 +- 0.34 <text:s text:c="6"/>1632 tablecloth</text:p>
          </table:table-cell>
        </table:table-row>
        <table:table-row table:style-name="ro1">
          <table:table-cell office:value-type="string">
            <text:p><text:s/>0 <text:s text:c="4"/>+- 0 <text:s text:c="14"/>0.1 +- 0.34 <text:s text:c="6"/>1631 man</text:p>
          </table:table-cell>
        </table:table-row>
        <table:table-row table:style-name="ro1">
          <table:table-cell office:value-type="string">
            <text:p><text:s/>0 <text:s text:c="4"/>+- 0 <text:s text:c="14"/>0.1 +- 0.34 <text:s text:c="6"/>1630 wainscot</text:p>
          </table:table-cell>
        </table:table-row>
        <table:table-row table:style-name="ro1">
          <table:table-cell office:value-type="string">
            <text:p><text:s/>0 <text:s text:c="4"/>+- 0 <text:s text:c="14"/>0.1 +- 0.34 <text:s text:c="6"/>1636 pullet</text:p>
          </table:table-cell>
        </table:table-row>
        <table:table-row table:style-name="ro1">
          <table:table-cell office:value-type="string">
            <text:p><text:s/>0 <text:s text:c="4"/>+- 0 <text:s text:c="14"/>0.1 +- 0.34 <text:s text:c="6"/>1637 avenu</text:p>
          </table:table-cell>
        </table:table-row>
        <table:table-row table:style-name="ro1">
          <table:table-cell office:value-type="string">
            <text:p><text:s/>0 <text:s text:c="4"/>+- 0 <text:s text:c="14"/>0.1 +- 0.34 <text:s text:c="6"/>1638 st</text:p>
          </table:table-cell>
        </table:table-row>
        <table:table-row table:style-name="ro1">
          <table:table-cell office:value-type="string">
            <text:p><text:s/>0 <text:s text:c="4"/>+- 0 <text:s text:c="14"/>0.1 +- 0.34 <text:s text:c="6"/>1645 basket</text:p>
          </table:table-cell>
        </table:table-row>
        <table:table-row table:style-name="ro1">
          <table:table-cell office:value-type="string">
            <text:p><text:s/>0 <text:s text:c="4"/>+- 0 <text:s text:c="14"/>0.1 +- 0.34 <text:s text:c="6"/>1639 shirtcollar</text:p>
          </table:table-cell>
        </table:table-row>
        <table:table-row table:style-name="ro1">
          <table:table-cell office:value-type="string">
            <text:p><text:s/>0 <text:s text:c="4"/>+- 0 <text:s text:c="14"/>0.1 +- 0.34 <text:s text:c="6"/>1644 stig</text:p>
          </table:table-cell>
        </table:table-row>
        <table:table-row table:style-name="ro1">
          <table:table-cell office:value-type="string">
            <text:p><text:s/>0 <text:s text:c="4"/>+- 0 <text:s text:c="14"/>0.1 +- 0.34 <text:s text:c="6"/>1705 modestli</text:p>
          </table:table-cell>
        </table:table-row>
        <table:table-row table:style-name="ro1">
          <table:table-cell office:value-type="string">
            <text:p><text:s/>0 <text:s text:c="4"/>+- 0 <text:s text:c="14"/>0.1 +- 0.33 <text:s text:c="6"/>1643 crept</text:p>
          </table:table-cell>
        </table:table-row>
        <table:table-row table:style-name="ro1">
          <table:table-cell office:value-type="string">
            <text:p><text:s/>0 <text:s text:c="4"/>+- 0 <text:s text:c="14"/>0.1 +- 0.33 <text:s text:c="6"/>1641 switch</text:p>
          </table:table-cell>
        </table:table-row>
        <table:table-row table:style-name="ro1">
          <table:table-cell office:value-type="string">
            <text:p><text:s/>0 <text:s text:c="4"/>+- 0 <text:s text:c="14"/>0.1 +- 0.33 <text:s text:c="6"/>1640 inform</text:p>
          </table:table-cell>
        </table:table-row>
        <table:table-row table:style-name="ro1">
          <table:table-cell office:value-type="string">
            <text:p><text:s/>0 <text:s text:c="4"/>+- 0 <text:s text:c="14"/>0.1 +- 0.33 <text:s text:c="6"/>1666 approb</text:p>
          </table:table-cell>
        </table:table-row>
        <table:table-row table:style-name="ro1">
          <table:table-cell office:value-type="string">
            <text:p><text:s/>0 <text:s text:c="4"/>+- 0 <text:s text:c="14"/>0.2 +- 0.33 <text:s text:c="6"/>1692 belllik</text:p>
          </table:table-cell>
        </table:table-row>
        <table:table-row table:style-name="ro1">
          <table:table-cell office:value-type="string">
            <text:p><text:s/>0 <text:s text:c="4"/>+- 0 <text:s text:c="14"/>0.2 +- 0.32 <text:s text:c="6"/>1668 cold</text:p>
          </table:table-cell>
        </table:table-row>
        <table:table-row table:style-name="ro1">
          <table:table-cell office:value-type="string">
            <text:p><text:s/>0 <text:s text:c="4"/>+- 0 <text:s text:c="14"/>0.2 +- 0.33 <text:s text:c="6"/>1694 float</text:p>
          </table:table-cell>
        </table:table-row>
        <table:table-row table:style-name="ro1">
          <table:table-cell office:value-type="string">
            <text:p><text:s/>0 <text:s text:c="4"/>+- 0 <text:s text:c="14"/>0.2 +- 0.33 <text:s text:c="6"/>1693 apron</text:p>
          </table:table-cell>
        </table:table-row>
        <table:table-row table:style-name="ro1">
          <table:table-cell office:value-type="string">
            <text:p><text:s/>0 <text:s text:c="4"/>+- 0 <text:s text:c="14"/>0.2 +- 0.33 <text:s text:c="6"/>1691 norway</text:p>
          </table:table-cell>
        </table:table-row>
        <table:table-row table:style-name="ro1">
          <table:table-cell office:value-type="string">
            <text:p><text:s/>0 <text:s text:c="4"/>+- 0 <text:s text:c="14"/>0.2 +- 0.34 <text:s text:c="6"/>1697 fling</text:p>
          </table:table-cell>
        </table:table-row>
        <table:table-row table:style-name="ro1">
          <table:table-cell office:value-type="string">
            <text:p><text:s/>0 <text:s text:c="4"/>+- 0 <text:s text:c="14"/>0.2 +- 0.33 <text:s text:c="6"/>1690 main</text:p>
          </table:table-cell>
        </table:table-row>
        <table:table-row table:style-name="ro1">
          <table:table-cell office:value-type="string">
            <text:p><text:s/>0 <text:s text:c="4"/>+- 0 <text:s text:c="14"/>0.2 +- 0.32 <text:s text:c="6"/>1696 halt</text:p>
          </table:table-cell>
        </table:table-row>
        <table:table-row table:style-name="ro1">
          <table:table-cell office:value-type="string">
            <text:p><text:s/>0 <text:s text:c="4"/>+- 0.1 <text:s text:c="12"/>0.2 +- 0 <text:s text:c="10"/>390 fear</text:p>
          </table:table-cell>
        </table:table-row>
        <table:table-row table:style-name="ro1">
          <table:table-cell office:value-type="string">
            <text:p><text:s/>0 <text:s text:c="4"/>+- 0 <text:s text:c="14"/>0.2 +- 0.33 <text:s text:c="6"/>1689 mail</text:p>
          </table:table-cell>
        </table:table-row>
        <table:table-row table:style-name="ro1">
          <table:table-cell office:value-type="string">
            <text:p><text:s/>0 <text:s text:c="4"/>+- 0 <text:s text:c="14"/>0.2 +- 0.33 <text:s text:c="6"/>1704 tucker</text:p>
          </table:table-cell>
        </table:table-row>
        <table:table-row table:style-name="ro1">
          <table:table-cell office:value-type="string">
            <text:p><text:s/>0 <text:s text:c="4"/>+- 0 <text:s text:c="14"/>0.2 +- 0.32 <text:s text:c="6"/>1695 recal</text:p>
          </table:table-cell>
        </table:table-row>
        <table:table-row table:style-name="ro1">
          <table:table-cell office:value-type="string">
            <text:p><text:s/>0 <text:s text:c="4"/>+- 0 <text:s text:c="14"/>0.2 +- 0.33 <text:s text:c="6"/>1703 nation</text:p>
          </table:table-cell>
        </table:table-row>
        <table:table-row table:style-name="ro1">
          <table:table-cell office:value-type="string">
            <text:p><text:s/>0 <text:s text:c="4"/>+- 0.1 <text:s text:c="12"/>0.2 +- 0 <text:s text:c="10"/>446 flea</text:p>
          </table:table-cell>
        </table:table-row>
        <table:table-row table:style-name="ro1">
          <table:table-cell office:value-type="string">
            <text:p><text:s/>0 <text:s text:c="4"/>+- 0 <text:s text:c="14"/>0.2 +- 0.32 <text:s text:c="6"/>1702 initi</text:p>
          </table:table-cell>
        </table:table-row>
        <table:table-row table:style-name="ro1">
          <table:table-cell office:value-type="string">
            <text:p><text:s/>0 <text:s text:c="4"/>+- 0 <text:s text:c="14"/>0.2 +- 0.32 <text:s text:c="6"/>1669 still</text:p>
          </table:table-cell>
        </table:table-row>
        <table:table-row table:style-name="ro1">
          <table:table-cell office:value-type="string">
            <text:p><text:s/>0 <text:s text:c="4"/>+- 0 <text:s text:c="14"/>0.2 +- 0.32 <text:s text:c="6"/>1701 scrambl</text:p>
          </table:table-cell>
        </table:table-row>
        <table:table-row table:style-name="ro1">
          <table:table-cell office:value-type="string">
            <text:p><text:s/>0 <text:s text:c="4"/>+- 0 <text:s text:c="14"/>0.2 +- 0.32 <text:s text:c="6"/>1698 nod</text:p>
          </table:table-cell>
        </table:table-row>
        <table:table-row table:style-name="ro1">
          <table:table-cell office:value-type="string">
            <text:p><text:s/>0 <text:s text:c="4"/>+- 0 <text:s text:c="14"/>0.2 +- 0.32 <text:s text:c="6"/>1700 portulak</text:p>
          </table:table-cell>
        </table:table-row>
        <table:table-row table:style-name="ro1">
          <table:table-cell office:value-type="string">
            <text:p><text:s/>0 <text:s text:c="4"/>+- 0 <text:s text:c="14"/>0.2 +- 0.32 <text:s text:c="6"/>1688 thump</text:p>
          </table:table-cell>
        </table:table-row>
        <table:table-row table:style-name="ro1">
          <table:table-cell office:value-type="string">
            <text:p><text:s/>0 <text:s text:c="4"/>+- 0 <text:s text:c="14"/>0.2 +- 0.32 <text:s text:c="6"/>1687 pockethandkerchief</text:p>
          </table:table-cell>
        </table:table-row>
        <table:table-row table:style-name="ro1">
          <table:table-cell office:value-type="string">
            <text:p><text:s/>0 <text:s text:c="4"/>+- 0 <text:s text:c="14"/>0.2 +- 0.31 <text:s text:c="6"/>1776 thrice</text:p>
          </table:table-cell>
        </table:table-row>
        <table:table-row table:style-name="ro1">
          <table:table-cell office:value-type="string">
            <text:p><text:s/>0 <text:s text:c="4"/>+- 0 <text:s text:c="14"/>0.2 +- 0.31 <text:s text:c="6"/>1686 haughti</text:p>
          </table:table-cell>
        </table:table-row>
        <table:table-row table:style-name="ro1">
          <table:table-cell office:value-type="string">
            <text:p><text:s/>0 <text:s text:c="4"/>+- 0 <text:s text:c="14"/>0.2 +- 0.31 <text:s text:c="6"/>1673 jib</text:p>
          </table:table-cell>
        </table:table-row>
        <table:table-row table:style-name="ro1">
          <table:table-cell office:value-type="string">
            <text:p><text:s/>0 <text:s text:c="4"/>+- 0 <text:s text:c="14"/>0.2 +- 0.31 <text:s text:c="6"/>1675 saffron</text:p>
          </table:table-cell>
        </table:table-row>
        <table:table-row table:style-name="ro1">
          <table:table-cell office:value-type="string">
            <text:p><text:s/>0 <text:s text:c="4"/>+- 0 <text:s text:c="14"/>0.2 +- 0.31 <text:s text:c="6"/>1674 thumb</text:p>
          </table:table-cell>
        </table:table-row>
        <table:table-row table:style-name="ro1">
          <table:table-cell office:value-type="string">
            <text:p><text:s/>0 <text:s text:c="4"/>+- 0 <text:s text:c="14"/>0.2 +- 0.31 <text:s text:c="6"/>1672 sprinkl</text:p>
          </table:table-cell>
        </table:table-row>
        <table:table-row table:style-name="ro1">
          <table:table-cell office:value-type="string">
            <text:p><text:s/>0 <text:s text:c="4"/>+- 0 <text:s text:c="14"/>0.2 +- 0.31 <text:s text:c="6"/>1685 suspicion</text:p>
          </table:table-cell>
        </table:table-row>
        <table:table-row table:style-name="ro1">
          <table:table-cell office:value-type="string">
            <text:p><text:s/>0 <text:s text:c="4"/>+- 0 <text:s text:c="14"/>0.2 +- 0.31 <text:s text:c="6"/>1671 tore</text:p>
          </table:table-cell>
        </table:table-row>
        <table:table-row table:style-name="ro1">
          <table:table-cell office:value-type="string">
            <text:p><text:s/>0 <text:s text:c="4"/>+- 0 <text:s text:c="14"/>0.2 +- 0.3 <text:s text:c="7"/>1670 canari</text:p>
          </table:table-cell>
        </table:table-row>
        <table:table-row table:style-name="ro1">
          <table:table-cell office:value-type="string">
            <text:p><text:s/>0 <text:s text:c="4"/>+- 0 <text:s text:c="14"/>0.2 +- 0.32 <text:s text:c="6"/>1775 cut</text:p>
          </table:table-cell>
        </table:table-row>
        <table:table-row table:style-name="ro1">
          <table:table-cell office:value-type="string">
            <text:p><text:s/>0 <text:s text:c="4"/>+- 0 <text:s text:c="14"/>0.2 +- 0.3 <text:s text:c="7"/>1676 willow</text:p>
          </table:table-cell>
        </table:table-row>
        <table:table-row table:style-name="ro1">
          <table:table-cell office:value-type="string">
            <text:p><text:s/>0 <text:s text:c="4"/>+- 0 <text:s text:c="14"/>0.2 +- 0.3 <text:s text:c="7"/>1677 passag</text:p>
          </table:table-cell>
        </table:table-row>
        <table:table-row table:style-name="ro1">
          <table:table-cell office:value-type="string">
            <text:p><text:s/>0 <text:s text:c="4"/>+- 0 <text:s text:c="14"/>0.2 +- 0.3 <text:s text:c="7"/>1678 comic</text:p>
          </table:table-cell>
        </table:table-row>
        <table:table-row table:style-name="ro1">
          <table:table-cell office:value-type="string">
            <text:p><text:s/>0 <text:s text:c="4"/>+- 0 <text:s text:c="14"/>0.2 +- 0.3 <text:s text:c="7"/>1684 drummer</text:p>
          </table:table-cell>
        </table:table-row>
        <table:table-row table:style-name="ro1">
          <table:table-cell office:value-type="string">
            <text:p><text:s/>0 <text:s text:c="4"/>+- 0 <text:s text:c="14"/>0.2 +- 0.3 <text:s text:c="7"/>1679 torn</text:p>
          </table:table-cell>
        </table:table-row>
        <table:table-row table:style-name="ro1">
          <table:table-cell office:value-type="string">
            <text:p><text:s/>0 <text:s text:c="4"/>+- 0 <text:s text:c="14"/>0.2 +- 0.3 <text:s text:c="7"/>1683 window</text:p>
          </table:table-cell>
        </table:table-row>
        <table:table-row table:style-name="ro1">
          <table:table-cell office:value-type="string">
            <text:p><text:s/>0 <text:s text:c="4"/>+- 0 <text:s text:c="14"/>0.2 +- 0.29 <text:s text:c="6"/>1682 solitari</text:p>
          </table:table-cell>
        </table:table-row>
        <table:table-row table:style-name="ro1">
          <table:table-cell office:value-type="string">
            <text:p><text:s/>0 <text:s text:c="4"/>+- 0 <text:s text:c="14"/>0.2 +- 0.29 <text:s text:c="6"/>1681 instantli</text:p>
          </table:table-cell>
        </table:table-row>
        <table:table-row table:style-name="ro1">
          <table:table-cell office:value-type="string">
            <text:p><text:s/>0 <text:s text:c="4"/>+- 0 <text:s text:c="14"/>0.2 +- 0.29 <text:s text:c="6"/>1680 councillor</text:p>
          </table:table-cell>
        </table:table-row>
        <table:table-row table:style-name="ro1">
          <table:table-cell office:value-type="string">
            <text:p><text:s/>0 <text:s text:c="4"/>+- 0 <text:s text:c="14"/>0.2 +- 0.29 <text:s text:c="6"/>1777 triangl</text:p>
          </table:table-cell>
        </table:table-row>
        <table:table-row table:style-name="ro1">
          <table:table-cell office:value-type="string">
            <text:p><text:s/>0 <text:s text:c="4"/>+- 0 <text:s text:c="14"/>0.2 +- 0.28 <text:s text:c="6"/>1884 mountain</text:p>
          </table:table-cell>
        </table:table-row>
        <table:table-row table:style-name="ro1">
          <table:table-cell office:value-type="string">
            <text:p><text:s/>0 <text:s text:c="4"/>+- 0 <text:s text:c="14"/>0.2 +- 0.28 <text:s text:c="6"/>1885 delic</text:p>
          </table:table-cell>
        </table:table-row>
        <table:table-row table:style-name="ro1">
          <table:table-cell office:value-type="string">
            <text:p><text:s/>0 <text:s text:c="4"/>+- 0 <text:s text:c="14"/>0.2 +- 0.28 <text:s text:c="6"/>1778 cough</text:p>
          </table:table-cell>
        </table:table-row>
        <table:table-row table:style-name="ro1">
          <table:table-cell office:value-type="string">
            <text:p><text:s/>0 <text:s text:c="4"/>+- 0 <text:s text:c="14"/>0.2 +- 0.28 <text:s text:c="6"/>1883 prospect</text:p>
          </table:table-cell>
        </table:table-row>
        <table:table-row table:style-name="ro1">
          <table:table-cell office:value-type="string">
            <text:p><text:s/>0 <text:s text:c="4"/>+- 0 <text:s text:c="14"/>0.2 +- 0.28 <text:s text:c="6"/>1882 humpti</text:p>
          </table:table-cell>
        </table:table-row>
        <table:table-row table:style-name="ro1">
          <table:table-cell office:value-type="string">
            <text:p><text:s/>0 <text:s text:c="4"/>+- 0 <text:s text:c="14"/>0.2 +- 0.27 <text:s text:c="6"/>1881 spout</text:p>
          </table:table-cell>
        </table:table-row>
        <table:table-row table:style-name="ro1">
          <table:table-cell office:value-type="string">
            <text:p><text:s/>0 <text:s text:c="4"/>+- 0 <text:s text:c="14"/>0.2 +- 0.27 <text:s text:c="6"/>1880 crackl</text:p>
          </table:table-cell>
        </table:table-row>
        <table:table-row table:style-name="ro1">
          <table:table-cell office:value-type="string">
            <text:p><text:s/>0 <text:s text:c="4"/>+- 0 <text:s text:c="14"/>0.2 +- 0.27 <text:s text:c="6"/>1879 folli</text:p>
          </table:table-cell>
        </table:table-row>
        <table:table-row table:style-name="ro1">
          <table:table-cell office:value-type="string">
            <text:p><text:s/>0 <text:s text:c="4"/>+- 0 <text:s text:c="14"/>0.2 +- 0.24 <text:s text:c="6"/>1783 departur</text:p>
          </table:table-cell>
        </table:table-row>
        <table:table-row table:style-name="ro1">
          <table:table-cell office:value-type="string">
            <text:p><text:s/>0 <text:s text:c="4"/>+- 0 <text:s text:c="14"/>0.2 +- 0.27 <text:s text:c="6"/>1886 lick</text:p>
          </table:table-cell>
        </table:table-row>
        <table:table-row table:style-name="ro1">
          <table:table-cell office:value-type="string">
            <text:p><text:s/>0 <text:s text:c="4"/>+- 0 <text:s text:c="14"/>0.2 +- 0.26 <text:s text:c="6"/>1887 pastri</text:p>
          </table:table-cell>
        </table:table-row>
        <table:table-row table:style-name="ro1">
          <table:table-cell office:value-type="string">
            <text:p><text:s/>0 <text:s text:c="4"/>+- 0 <text:s text:c="14"/>0.2 +- 0.26 <text:s text:c="6"/>1888 angel</text:p>
          </table:table-cell>
        </table:table-row>
        <table:table-row table:style-name="ro1">
          <table:table-cell office:value-type="string">
            <text:p><text:s/>0 <text:s text:c="4"/>+- 0 <text:s text:c="14"/>0.2 +- 0.26 <text:s text:c="6"/>1893 slap</text:p>
          </table:table-cell>
        </table:table-row>
        <table:table-row table:style-name="ro1">
          <table:table-cell office:value-type="string">
            <text:p><text:s/>0 <text:s text:c="4"/>+- 0 <text:s text:c="14"/>0.2 +- 0.26 <text:s text:c="6"/>1895 balsam</text:p>
          </table:table-cell>
        </table:table-row>
        <table:table-row table:style-name="ro1">
          <table:table-cell office:value-type="string">
            <text:p><text:s/>0 <text:s text:c="4"/>+- 0 <text:s text:c="14"/>0.2 +- 0.25 <text:s text:c="6"/>1892 anywher</text:p>
          </table:table-cell>
        </table:table-row>
        <table:table-row table:style-name="ro1">
          <table:table-cell office:value-type="string">
            <text:p><text:s/>0 <text:s text:c="4"/>+- 0 <text:s text:c="14"/>0.2 +- 0.24 <text:s text:c="6"/>1896 say</text:p>
          </table:table-cell>
        </table:table-row>
        <table:table-row table:style-name="ro1">
          <table:table-cell office:value-type="string">
            <text:p><text:s/>0 <text:s text:c="4"/>+- 0 <text:s text:c="14"/>0.2 +- 0.25 <text:s text:c="6"/>1889 ann</text:p>
          </table:table-cell>
        </table:table-row>
        <table:table-row table:style-name="ro1">
          <table:table-cell office:value-type="string">
            <text:p><text:s/>0 <text:s text:c="4"/>+- 0 <text:s text:c="14"/>0.2 +- 0.25 <text:s text:c="6"/>1891 pri</text:p>
          </table:table-cell>
        </table:table-row>
        <table:table-row table:style-name="ro1">
          <table:table-cell office:value-type="string">
            <text:p><text:s/>0 <text:s text:c="4"/>+- 0 <text:s text:c="14"/>0.2 +- 0.25 <text:s text:c="6"/>1890 violet</text:p>
          </table:table-cell>
        </table:table-row>
        <table:table-row table:style-name="ro1">
          <table:table-cell office:value-type="string">
            <text:p><text:s/>0 <text:s text:c="4"/>+- 0 <text:s text:c="14"/>0.2 +- 0.24 <text:s text:c="6"/>1878 extinguish</text:p>
          </table:table-cell>
        </table:table-row>
        <table:table-row table:style-name="ro1">
          <table:table-cell office:value-type="string">
            <text:p><text:s/>0 <text:s text:c="4"/>+- 0 <text:s text:c="14"/>0.2 +- 0.25 <text:s text:c="6"/>1877 agre</text:p>
          </table:table-cell>
        </table:table-row>
        <table:table-row table:style-name="ro1">
          <table:table-cell office:value-type="string">
            <text:p><text:s/>0 <text:s text:c="4"/>+- 0 <text:s text:c="14"/>0.2 +- 0.24 <text:s text:c="6"/>1876 posit</text:p>
          </table:table-cell>
        </table:table-row>
        <table:table-row table:style-name="ro1">
          <table:table-cell office:value-type="string">
            <text:p><text:s/>0 <text:s text:c="4"/>+- 0 <text:s text:c="14"/>0.2 +- 0.23 <text:s text:c="6"/>1862 short</text:p>
          </table:table-cell>
        </table:table-row>
        <table:table-row table:style-name="ro1">
          <table:table-cell office:value-type="string">
            <text:p><text:s/>0 <text:s text:c="4"/>+- 0 <text:s text:c="14"/>0.2 +- 0.23 <text:s text:c="6"/>1864 review</text:p>
          </table:table-cell>
        </table:table-row>
        <table:table-row table:style-name="ro1">
          <table:table-cell office:value-type="string">
            <text:p><text:s/>0 <text:s text:c="4"/>+- 0 <text:s text:c="14"/>0.2 +- 0.23 <text:s text:c="6"/>1863 enclos</text:p>
          </table:table-cell>
        </table:table-row>
        <table:table-row table:style-name="ro1">
          <table:table-cell office:value-type="string">
            <text:p><text:s/>0 <text:s text:c="4"/>+- 0 <text:s text:c="14"/>0.2 +- 0.22 <text:s text:c="6"/>1861 tavern</text:p>
          </table:table-cell>
        </table:table-row>
        <table:table-row table:style-name="ro1">
          <table:table-cell office:value-type="string">
            <text:p><text:s/>0 <text:s text:c="4"/>+- 0.1 <text:s text:c="12"/>0.2 +- 0 <text:s text:c="9"/>1061 burnt</text:p>
          </table:table-cell>
        </table:table-row>
        <table:table-row table:style-name="ro1">
          <table:table-cell office:value-type="string">
            <text:p><text:s/>0 <text:s text:c="4"/>+- 0 <text:s text:c="14"/>0.2 +- 0.22 <text:s text:c="6"/>1866 greenwood</text:p>
          </table:table-cell>
        </table:table-row>
        <table:table-row table:style-name="ro1">
          <table:table-cell office:value-type="string">
            <text:p><text:s/>0 <text:s text:c="4"/>+- 0 <text:s text:c="14"/>0.2 +- 0.22 <text:s text:c="6"/>1860 brittl</text:p>
          </table:table-cell>
        </table:table-row>
        <table:table-row table:style-name="ro1">
          <table:table-cell office:value-type="string">
            <text:p><text:s/>0 <text:s text:c="4"/>+- 0 <text:s text:c="14"/>0.2 +- 0.21 <text:s text:c="6"/>1859 snatch</text:p>
          </table:table-cell>
        </table:table-row>
        <table:table-row table:style-name="ro1">
          <table:table-cell office:value-type="string">
            <text:p><text:s/>0 <text:s text:c="4"/>+- 0 <text:s text:c="14"/>0.2 +- 0.21 <text:s text:c="6"/>1865 peck</text:p>
          </table:table-cell>
        </table:table-row>
        <table:table-row table:style-name="ro1">
          <table:table-cell office:value-type="string">
            <text:p><text:s/>0 <text:s text:c="4"/>+- 0 <text:s text:c="14"/>0.2 +- 0.21 <text:s text:c="6"/>1867 serv</text:p>
          </table:table-cell>
        </table:table-row>
        <table:table-row table:style-name="ro1">
          <table:table-cell office:value-type="string">
            <text:p><text:s/>0 <text:s text:c="4"/>+- 0 <text:s text:c="14"/>0.2 +- 0.2 <text:s text:c="7"/>1875 coat</text:p>
          </table:table-cell>
        </table:table-row>
        <table:table-row table:style-name="ro1">
          <table:table-cell office:value-type="string">
            <text:p><text:s/>0 <text:s text:c="4"/>+- 0 <text:s text:c="14"/>0.2 +- 0.2 <text:s text:c="7"/>1872 stammer</text:p>
          </table:table-cell>
        </table:table-row>
        <table:table-row table:style-name="ro1">
          <table:table-cell office:value-type="string">
            <text:p><text:s/>0 <text:s text:c="4"/>+- 0 <text:s text:c="14"/>0.2 +- 0.19 <text:s text:c="6"/>1874 balanc</text:p>
          </table:table-cell>
        </table:table-row>
        <table:table-row table:style-name="ro1">
          <table:table-cell office:value-type="string">
            <text:p><text:s/>0 <text:s text:c="4"/>+- 0 <text:s text:c="14"/>0.2 +- 0.19 <text:s text:c="6"/>1873 fathersnail</text:p>
          </table:table-cell>
        </table:table-row>
        <table:table-row table:style-name="ro1">
          <table:table-cell office:value-type="string">
            <text:p><text:s/>0 <text:s text:c="4"/>+- 0 <text:s text:c="14"/>0.2 +- 0.18 <text:s text:c="6"/>1871 wert</text:p>
          </table:table-cell>
        </table:table-row>
        <table:table-row table:style-name="ro1">
          <table:table-cell office:value-type="string">
            <text:p><text:s/>0 <text:s text:c="4"/>+- 0 <text:s text:c="14"/>0.2 +- 0.18 <text:s text:c="6"/>1868 wide</text:p>
          </table:table-cell>
        </table:table-row>
        <table:table-row table:style-name="ro1">
          <table:table-cell office:value-type="string">
            <text:p><text:s/>0 <text:s text:c="4"/>+- 0 <text:s text:c="14"/>0.2 +- 0.17 <text:s text:c="6"/>1870 overtaken</text:p>
          </table:table-cell>
        </table:table-row>
        <table:table-row table:style-name="ro1">
          <table:table-cell office:value-type="string">
            <text:p><text:s/>0 <text:s text:c="4"/>+- 0 <text:s text:c="14"/>0.2 +- 0.18 <text:s text:c="6"/>1897 everywher</text:p>
          </table:table-cell>
        </table:table-row>
        <table:table-row table:style-name="ro1">
          <table:table-cell office:value-type="string">
            <text:p><text:s/>0 <text:s text:c="4"/>+- 0 <text:s text:c="14"/>0.2 +- 0.17 <text:s text:c="6"/>1869 bewitch</text:p>
          </table:table-cell>
        </table:table-row>
        <table:table-row table:style-name="ro1">
          <table:table-cell office:value-type="string">
            <text:p><text:s/>0 <text:s text:c="4"/>+- 0 <text:s text:c="14"/>0.2 +- 0.15 <text:s text:c="6"/>1898 rent</text:p>
          </table:table-cell>
        </table:table-row>
        <table:table-row table:style-name="ro1">
          <table:table-cell office:value-type="string">
            <text:p><text:s/>0 <text:s text:c="4"/>+- 0 <text:s text:c="14"/>0.2 +- 0.14 <text:s text:c="6"/>1927 begin</text:p>
          </table:table-cell>
        </table:table-row>
        <table:table-row table:style-name="ro1">
          <table:table-cell office:value-type="string">
            <text:p><text:s/>0 <text:s text:c="4"/>+- 0 <text:s text:c="14"/>0.2 +- 0.12 <text:s text:c="6"/>1899 deliv</text:p>
          </table:table-cell>
        </table:table-row>
        <table:table-row table:style-name="ro1">
          <table:table-cell office:value-type="string">
            <text:p><text:s/>0 <text:s text:c="4"/>+- 0 <text:s text:c="14"/>0.2 +- 0.13 <text:s text:c="6"/>1929 prick</text:p>
          </table:table-cell>
        </table:table-row>
        <table:table-row table:style-name="ro1">
          <table:table-cell office:value-type="string">
            <text:p><text:s/>0 <text:s text:c="4"/>+- 0 <text:s text:c="14"/>0.2 +- 0.13 <text:s text:c="6"/>1928 printer</text:p>
          </table:table-cell>
        </table:table-row>
        <table:table-row table:style-name="ro1">
          <table:table-cell office:value-type="string">
            <text:p><text:s/>0 <text:s text:c="4"/>+- 0 <text:s text:c="14"/>0.2 +- 0.12 <text:s text:c="6"/>1926 noth</text:p>
          </table:table-cell>
        </table:table-row>
        <table:table-row table:style-name="ro1">
          <table:table-cell office:value-type="string">
            <text:p><text:s/>0 <text:s text:c="4"/>+- 0 <text:s text:c="14"/>0.2 +- 0.1 <text:s text:c="7"/>1931 ruffl</text:p>
          </table:table-cell>
        </table:table-row>
        <table:table-row table:style-name="ro1">
          <table:table-cell office:value-type="string">
            <text:p><text:s/>0 <text:s text:c="4"/>+- 0 <text:s text:c="14"/>0.2 +- 0.1 <text:s text:c="7"/>1925 wonder</text:p>
          </table:table-cell>
        </table:table-row>
        <table:table-row table:style-name="ro1">
          <table:table-cell office:value-type="string">
            <text:p><text:s/>0 <text:s text:c="4"/>+- 0 <text:s text:c="14"/>0.2 +- 0.09 <text:s text:c="6"/>1924 destroy</text:p>
          </table:table-cell>
        </table:table-row>
        <table:table-row table:style-name="ro1">
          <table:table-cell office:value-type="string">
            <text:p><text:s/>0 <text:s text:c="4"/>+- 0 <text:s text:c="14"/>0.2 +- 0.08 <text:s text:c="6"/>1930 pail</text:p>
          </table:table-cell>
        </table:table-row>
        <table:table-row table:style-name="ro1">
          <table:table-cell office:value-type="string">
            <text:p><text:s/>0 <text:s text:c="4"/>+- 0 <text:s text:c="14"/>0.3 +- 0 <text:s text:c="9"/>1932 price</text:p>
          </table:table-cell>
        </table:table-row>
        <table:table-row table:style-name="ro1">
          <table:table-cell office:value-type="string">
            <text:p><text:s/>0 <text:s text:c="4"/>+- 0 <text:s text:c="14"/>0.3 +- 0 <text:s text:c="9"/>1922 implor</text:p>
          </table:table-cell>
        </table:table-row>
        <table:table-row table:style-name="ro1">
          <table:table-cell office:value-type="string">
            <text:p><text:s/>0 <text:s text:c="4"/>+- 0 <text:s text:c="14"/>0.3 +- 0 <text:s text:c="9"/>1936 whizz</text:p>
          </table:table-cell>
        </table:table-row>
        <table:table-row table:style-name="ro1">
          <table:table-cell office:value-type="string">
            <text:p><text:s/>0 <text:s text:c="4"/>+- 0 <text:s text:c="14"/>0.3 +- 0 <text:s text:c="9"/>1933 knew</text:p>
          </table:table-cell>
        </table:table-row>
        <table:table-row table:style-name="ro1">
          <table:table-cell office:value-type="string">
            <text:p><text:s/>0 <text:s text:c="4"/>+- 0 <text:s text:c="14"/>0.3 +- 0 <text:s text:c="9"/>1937 butterfli</text:p>
          </table:table-cell>
        </table:table-row>
        <table:table-row table:style-name="ro1">
          <table:table-cell office:value-type="string">
            <text:p><text:s/>0 <text:s text:c="4"/>+- 0 <text:s text:c="14"/>0.3 +- 0 <text:s text:c="9"/>1935 paid</text:p>
          </table:table-cell>
        </table:table-row>
        <table:table-row table:style-name="ro1">
          <table:table-cell office:value-type="string">
            <text:p><text:s/>0 <text:s text:c="4"/>+- 0 <text:s text:c="14"/>0.3 +- 0 <text:s text:c="9"/>1938 aloud</text:p>
          </table:table-cell>
        </table:table-row>
        <table:table-row table:style-name="ro1">
          <table:table-cell office:value-type="string">
            <text:p><text:s/>0 <text:s text:c="4"/>+- 0 <text:s text:c="14"/>0.3 +- 0 <text:s text:c="9"/>1934 entranc</text:p>
          </table:table-cell>
        </table:table-row>
        <table:table-row table:style-name="ro1">
          <table:table-cell office:value-type="string">
            <text:p><text:s/>0 <text:s text:c="4"/>+- 0 <text:s text:c="14"/>0.3 +- 0 <text:s text:c="9"/>1923 interior</text:p>
          </table:table-cell>
        </table:table-row>
        <table:table-row table:style-name="ro1">
          <table:table-cell office:value-type="string">
            <text:p><text:s/>0 <text:s text:c="4"/>+- 0 <text:s text:c="14"/>0.3 +- 0 <text:s text:c="9"/>1921 advis</text:p>
          </table:table-cell>
        </table:table-row>
        <table:table-row table:style-name="ro1">
          <table:table-cell office:value-type="string">
            <text:p><text:s/>0 <text:s text:c="4"/>+- 0 <text:s text:c="14"/>0.3 +- 0 <text:s text:c="9"/>1900 anger</text:p>
          </table:table-cell>
        </table:table-row>
        <table:table-row table:style-name="ro1">
          <table:table-cell office:value-type="string">
            <text:p><text:s/>0 <text:s text:c="4"/>+- 0 <text:s text:c="14"/>0.3 +- 0 <text:s text:c="9"/>1906 coach</text:p>
          </table:table-cell>
        </table:table-row>
        <table:table-row table:style-name="ro1">
          <table:table-cell office:value-type="string">
            <text:p><text:s/>0 <text:s text:c="4"/>+- 0 <text:s text:c="14"/>0.3 +- 0 <text:s text:c="9"/>1908 clung</text:p>
          </table:table-cell>
        </table:table-row>
        <table:table-row table:style-name="ro1">
          <table:table-cell office:value-type="string">
            <text:p><text:s/>0 <text:s text:c="4"/>+- 0 <text:s text:c="14"/>0.3 +- 0 <text:s text:c="9"/>1907 caus</text:p>
          </table:table-cell>
        </table:table-row>
        <table:table-row table:style-name="ro1">
          <table:table-cell office:value-type="string">
            <text:p><text:s/>0 <text:s text:c="4"/>+- 0 <text:s text:c="14"/>0.3 +- 0 <text:s text:c="9"/>1904 well</text:p>
          </table:table-cell>
        </table:table-row>
        <table:table-row table:style-name="ro1">
          <table:table-cell office:value-type="string">
            <text:p><text:s/>0 <text:s text:c="4"/>+- 0 <text:s text:c="14"/>0.3 +- 0 <text:s text:c="9"/>1910 engin</text:p>
          </table:table-cell>
        </table:table-row>
        <table:table-row table:style-name="ro1">
          <table:table-cell office:value-type="string">
            <text:p><text:s/>0 <text:s text:c="4"/>+- 0 <text:s text:c="14"/>0.3 +- 0 <text:s text:c="9"/>1902 caul</text:p>
          </table:table-cell>
        </table:table-row>
        <table:table-row table:style-name="ro1">
          <table:table-cell office:value-type="string">
            <text:p><text:s/>0 <text:s text:c="4"/>+- 0 <text:s text:c="14"/>0.3 +- 0 <text:s text:c="9"/>1901 breakfast</text:p>
          </table:table-cell>
        </table:table-row>
        <table:table-row table:style-name="ro1">
          <table:table-cell office:value-type="string">
            <text:p><text:s/>0 <text:s text:c="4"/>+- 0 <text:s text:c="14"/>0.3 +- 0 <text:s text:c="9"/>1909 bavaria</text:p>
          </table:table-cell>
        </table:table-row>
        <table:table-row table:style-name="ro1">
          <table:table-cell office:value-type="string">
            <text:p><text:s/>0 <text:s text:c="4"/>+- 0 <text:s text:c="14"/>0.3 +- 0 <text:s text:c="9"/>1920 take</text:p>
          </table:table-cell>
        </table:table-row>
        <table:table-row table:style-name="ro1">
          <table:table-cell office:value-type="string">
            <text:p><text:s/>0 <text:s text:c="4"/>+- 0 <text:s text:c="14"/>0.3 +- 0 <text:s text:c="9"/>1911 squar</text:p>
          </table:table-cell>
        </table:table-row>
        <table:table-row table:style-name="ro1">
          <table:table-cell office:value-type="string">
            <text:p><text:s/>0 <text:s text:c="4"/>+- 0 <text:s text:c="14"/>0.3 +- 0 <text:s text:c="9"/>1916 note</text:p>
          </table:table-cell>
        </table:table-row>
        <table:table-row table:style-name="ro1">
          <table:table-cell office:value-type="string">
            <text:p><text:s/>0 <text:s text:c="4"/>+- 0 <text:s text:c="14"/>0.3 +- 0 <text:s text:c="9"/>1919 lion</text:p>
          </table:table-cell>
        </table:table-row>
        <table:table-row table:style-name="ro1">
          <table:table-cell office:value-type="string">
            <text:p><text:s/>0 <text:s text:c="4"/>+- 0 <text:s text:c="14"/>0.3 +- 0 <text:s text:c="9"/>1917 altogeth</text:p>
          </table:table-cell>
        </table:table-row>
        <table:table-row table:style-name="ro1">
          <table:table-cell office:value-type="string">
            <text:p><text:s/>0 <text:s text:c="4"/>+- 0 <text:s text:c="14"/>0.3 +- 0 <text:s text:c="9"/>1915 shore</text:p>
          </table:table-cell>
        </table:table-row>
        <table:table-row table:style-name="ro1">
          <table:table-cell office:value-type="string">
            <text:p><text:s/>0 <text:s text:c="4"/>+- 0 <text:s text:c="14"/>0.3 +- 0 <text:s text:c="9"/>1912 advic</text:p>
          </table:table-cell>
        </table:table-row>
        <table:table-row table:style-name="ro1">
          <table:table-cell office:value-type="string">
            <text:p><text:s/>0 <text:s text:c="4"/>+- 0 <text:s text:c="14"/>0.3 +- 0 <text:s text:c="9"/>1914 gustava</text:p>
          </table:table-cell>
        </table:table-row>
        <table:table-row table:style-name="ro1">
          <table:table-cell office:value-type="string">
            <text:p><text:s/>0 <text:s text:c="4"/>+- 0 <text:s text:c="14"/>0.3 +- 0 <text:s text:c="9"/>1913 greek</text:p>
          </table:table-cell>
        </table:table-row>
        <table:table-row table:style-name="ro1">
          <table:table-cell office:value-type="string">
            <text:p><text:s/>0 <text:s text:c="4"/>+- 0 <text:s text:c="14"/>0.3 +- 0 <text:s text:c="9"/>1858 undoubtedli</text:p>
          </table:table-cell>
        </table:table-row>
        <table:table-row table:style-name="ro1">
          <table:table-cell office:value-type="string">
            <text:p><text:s/>0 <text:s text:c="4"/>+- 0 <text:s text:c="14"/>0.3 +- 0 <text:s text:c="9"/>1857 suit</text:p>
          </table:table-cell>
        </table:table-row>
        <table:table-row table:style-name="ro1">
          <table:table-cell office:value-type="string">
            <text:p><text:s/>0 <text:s text:c="4"/>+- 0 <text:s text:c="14"/>0.3 +- 0 <text:s text:c="9"/>1856 shawl</text:p>
          </table:table-cell>
        </table:table-row>
        <table:table-row table:style-name="ro1">
          <table:table-cell office:value-type="string">
            <text:p><text:s/>0 <text:s text:c="4"/>+- 0 <text:s text:c="14"/>0.3 +- 0 <text:s text:c="9"/>1802 first</text:p>
          </table:table-cell>
        </table:table-row>
        <table:table-row table:style-name="ro1">
          <table:table-cell office:value-type="string">
            <text:p><text:s/>0 <text:s text:c="4"/>+- 0 <text:s text:c="14"/>0.3 +- 0 <text:s text:c="9"/>1804 merrili</text:p>
          </table:table-cell>
        </table:table-row>
        <table:table-row table:style-name="ro1">
          <table:table-cell office:value-type="string">
            <text:p><text:s/>0 <text:s text:c="4"/>+- 0 <text:s text:c="14"/>0.3 +- 0 <text:s text:c="9"/>1803 blind</text:p>
          </table:table-cell>
        </table:table-row>
        <table:table-row table:style-name="ro1">
          <table:table-cell office:value-type="string">
            <text:p><text:s/>0 <text:s text:c="4"/>+- 0 <text:s text:c="14"/>0.3 +- 0 <text:s text:c="9"/>1801 frequent</text:p>
          </table:table-cell>
        </table:table-row>
        <table:table-row table:style-name="ro1">
          <table:table-cell office:value-type="string">
            <text:p><text:s/>0 <text:s text:c="4"/>+- 0 <text:s text:c="14"/>0.3 +- 0 <text:s text:c="9"/>1806 directli</text:p>
          </table:table-cell>
        </table:table-row>
        <table:table-row table:style-name="ro1">
          <table:table-cell office:value-type="string">
            <text:p><text:s/>0 <text:s text:c="4"/>+- 0 <text:s text:c="14"/>0.3 +- 0 <text:s text:c="9"/>1800 neglect</text:p>
          </table:table-cell>
        </table:table-row>
        <table:table-row table:style-name="ro1">
          <table:table-cell office:value-type="string">
            <text:p><text:s/>0 <text:s text:c="4"/>+- 0 <text:s text:c="14"/>0.3 +- 0 <text:s text:c="9"/>1805 suspend</text:p>
          </table:table-cell>
        </table:table-row>
        <table:table-row table:style-name="ro1">
          <table:table-cell office:value-type="string">
            <text:p><text:s/>0 <text:s text:c="4"/>+- 0 <text:s text:c="14"/>0.3 +- 0 <text:s text:c="9"/>1799 nicknam</text:p>
          </table:table-cell>
        </table:table-row>
        <table:table-row table:style-name="ro1">
          <table:table-cell office:value-type="string">
            <text:p><text:s/>0 <text:s text:c="4"/>+- 0 <text:s text:c="14"/>0.3 +- 0 <text:s text:c="9"/>1807 mayst</text:p>
          </table:table-cell>
        </table:table-row>
        <table:table-row table:style-name="ro1">
          <table:table-cell office:value-type="string">
            <text:p><text:s/>0 <text:s text:c="4"/>+- 0 <text:s text:c="14"/>0.3 +- 0 <text:s text:c="9"/>1628 dove</text:p>
          </table:table-cell>
        </table:table-row>
        <table:table-row table:style-name="ro1">
          <table:table-cell office:value-type="string">
            <text:p><text:s/>0 <text:s text:c="4"/>+- 0 <text:s text:c="14"/>0.3 +- 0 <text:s text:c="9"/>1797 byandbi</text:p>
          </table:table-cell>
        </table:table-row>
        <table:table-row table:style-name="ro1">
          <table:table-cell office:value-type="string">
            <text:p><text:s/>0 <text:s text:c="4"/>+- 0 <text:s text:c="14"/>0.3 +- 0 <text:s text:c="9"/>1812 rins</text:p>
          </table:table-cell>
        </table:table-row>
        <table:table-row table:style-name="ro1">
          <table:table-cell office:value-type="string">
            <text:p><text:s/>0 <text:s text:c="4"/>+- 0 <text:s text:c="14"/>0.3 +- 0 <text:s text:c="9"/>1814 tanner</text:p>
          </table:table-cell>
        </table:table-row>
        <table:table-row table:style-name="ro1">
          <table:table-cell office:value-type="string">
            <text:p><text:s/>0 <text:s text:c="4"/>+- 0 <text:s text:c="14"/>0.3 +- 0 <text:s text:c="9"/>1813 blink</text:p>
          </table:table-cell>
        </table:table-row>
        <table:table-row table:style-name="ro1">
          <table:table-cell office:value-type="string">
            <text:p><text:s/>0 <text:s text:c="4"/>+- 0 <text:s text:c="14"/>0.3 +- 0 <text:s text:c="9"/>1811 potter</text:p>
          </table:table-cell>
        </table:table-row>
        <table:table-row table:style-name="ro1">
          <table:table-cell office:value-type="string">
            <text:p><text:s/>0 <text:s text:c="4"/>+- 0 <text:s text:c="14"/>0.3 +- 0 <text:s text:c="9"/>1808 spoken</text:p>
          </table:table-cell>
        </table:table-row>
        <table:table-row table:style-name="ro1">
          <table:table-cell office:value-type="string">
            <text:p><text:s/>0 <text:s text:c="4"/>+- 0 <text:s text:c="14"/>0.3 +- 0 <text:s text:c="9"/>1939 aros</text:p>
          </table:table-cell>
        </table:table-row>
        <table:table-row table:style-name="ro1">
          <table:table-cell office:value-type="string">
            <text:p><text:s/>0 <text:s text:c="4"/>+- 0 <text:s text:c="14"/>0.3 +- 0 <text:s text:c="9"/>1810 abod</text:p>
          </table:table-cell>
        </table:table-row>
        <table:table-row table:style-name="ro1">
          <table:table-cell office:value-type="string">
            <text:p><text:s/>0 <text:s text:c="4"/>+- 0 <text:s text:c="14"/>0.3 +- 0 <text:s text:c="9"/>1809 onc</text:p>
          </table:table-cell>
        </table:table-row>
        <table:table-row table:style-name="ro1">
          <table:table-cell office:value-type="string">
            <text:p><text:s/>0 <text:s text:c="4"/>+- 0 <text:s text:c="14"/>0.3 +- 0 <text:s text:c="9"/>1798 profess</text:p>
          </table:table-cell>
        </table:table-row>
        <table:table-row table:style-name="ro1">
          <table:table-cell office:value-type="string">
            <text:p><text:s/>0 <text:s text:c="4"/>+- 0 <text:s text:c="14"/>0.3 +- 0 <text:s text:c="9"/>1785 unwil</text:p>
          </table:table-cell>
        </table:table-row>
        <table:table-row table:style-name="ro1">
          <table:table-cell office:value-type="string">
            <text:p><text:s/>0 <text:s text:c="4"/>+- 0 <text:s text:c="14"/>0.3 +- 0 <text:s text:c="9"/>1796 unwis</text:p>
          </table:table-cell>
        </table:table-row>
        <table:table-row table:style-name="ro1">
          <table:table-cell office:value-type="string">
            <text:p><text:s/>0 <text:s text:c="4"/>+- 0 <text:s text:c="14"/>0.3 +- 0 <text:s text:c="9"/>1779 cloven</text:p>
          </table:table-cell>
        </table:table-row>
        <table:table-row table:style-name="ro1">
          <table:table-cell office:value-type="string">
            <text:p><text:s/>0 <text:s text:c="4"/>+- 0 <text:s text:c="14"/>0.3 +- 0 <text:s text:c="9"/>1782 chose</text:p>
          </table:table-cell>
        </table:table-row>
        <table:table-row table:style-name="ro1">
          <table:table-cell office:value-type="string">
            <text:p><text:s/>0 <text:s text:c="4"/>+- 0 <text:s text:c="14"/>0.3 +- 0 <text:s text:c="9"/>1816 fast</text:p>
          </table:table-cell>
        </table:table-row>
        <table:table-row table:style-name="ro1">
          <table:table-cell office:value-type="string">
            <text:p><text:s/>0 <text:s text:c="4"/>+- 0 <text:s text:c="14"/>0.3 +- 0 <text:s text:c="9"/>1784 workmanship</text:p>
          </table:table-cell>
        </table:table-row>
        <table:table-row table:style-name="ro1">
          <table:table-cell office:value-type="string">
            <text:p><text:s/>0 <text:s text:c="4"/>+- 0 <text:s text:c="14"/>0.3 +- 0 <text:s text:c="9"/>1781 care</text:p>
          </table:table-cell>
        </table:table-row>
        <table:table-row table:style-name="ro1">
          <table:table-cell office:value-type="string">
            <text:p><text:s/>0 <text:s text:c="4"/>+- 0 <text:s text:c="14"/>0.3 +- 0 <text:s text:c="9"/>1786 befor</text:p>
          </table:table-cell>
        </table:table-row>
        <table:table-row table:style-name="ro1">
          <table:table-cell office:value-type="string">
            <text:p><text:s/>0 <text:s text:c="4"/>+- 0 <text:s text:c="14"/>0.3 +- 0 <text:s text:c="9"/>1780 card</text:p>
          </table:table-cell>
        </table:table-row>
        <table:table-row table:style-name="ro1">
          <table:table-cell office:value-type="string">
            <text:p><text:s/>0 <text:s text:c="4"/>+- 0 <text:s text:c="14"/>0.3 +- 0 <text:s text:c="9"/>1787 modest</text:p>
          </table:table-cell>
        </table:table-row>
        <table:table-row table:style-name="ro1">
          <table:table-cell office:value-type="string">
            <text:p><text:s/>0 <text:s text:c="4"/>+- 0 <text:s text:c="14"/>0.3 +- 0 <text:s text:c="9"/>1795 greenhous</text:p>
          </table:table-cell>
        </table:table-row>
        <table:table-row table:style-name="ro1">
          <table:table-cell office:value-type="string">
            <text:p><text:s/>0 <text:s text:c="4"/>+- 0 <text:s text:c="14"/>0.3 +- 0 <text:s text:c="9"/>1792 grandpapa</text:p>
          </table:table-cell>
        </table:table-row>
        <table:table-row table:style-name="ro1">
          <table:table-cell office:value-type="string">
            <text:p><text:s/>0 <text:s text:c="4"/>+- 0 <text:s text:c="14"/>0.3 +- 0 <text:s text:c="9"/>1794 husband</text:p>
          </table:table-cell>
        </table:table-row>
        <table:table-row table:style-name="ro1">
          <table:table-cell office:value-type="string">
            <text:p><text:s/>0 <text:s text:c="4"/>+- 0 <text:s text:c="14"/>0.3 +- 0 <text:s text:c="9"/>1793 turk</text:p>
          </table:table-cell>
        </table:table-row>
        <table:table-row table:style-name="ro1">
          <table:table-cell office:value-type="string">
            <text:p><text:s/>0 <text:s text:c="4"/>+- 0 <text:s text:c="14"/>0.3 +- 0 <text:s text:c="9"/>1791 pollard</text:p>
          </table:table-cell>
        </table:table-row>
        <table:table-row table:style-name="ro1">
          <table:table-cell office:value-type="string">
            <text:p><text:s/>0 <text:s text:c="4"/>+- 0 <text:s text:c="14"/>0.3 +- 0 <text:s text:c="9"/>1788 refus</text:p>
          </table:table-cell>
        </table:table-row>
        <table:table-row table:style-name="ro1">
          <table:table-cell office:value-type="string">
            <text:p><text:s/>0 <text:s text:c="4"/>+- 0 <text:s text:c="14"/>0.3 +- 0 <text:s text:c="9"/>1815 insist</text:p>
          </table:table-cell>
        </table:table-row>
        <table:table-row table:style-name="ro1">
          <table:table-cell office:value-type="string">
            <text:p><text:s/>0 <text:s text:c="4"/>+- 0 <text:s text:c="14"/>0.3 +- 0 <text:s text:c="9"/>1790 recov</text:p>
          </table:table-cell>
        </table:table-row>
        <table:table-row table:style-name="ro1">
          <table:table-cell office:value-type="string">
            <text:p><text:s/>0 <text:s text:c="4"/>+- 0 <text:s text:c="14"/>0.3 +- 0 <text:s text:c="9"/>1789 honest</text:p>
          </table:table-cell>
        </table:table-row>
        <table:table-row table:style-name="ro1">
          <table:table-cell office:value-type="string">
            <text:p><text:s/>0 <text:s text:c="4"/>+- 0 <text:s text:c="14"/>0.3 +- 0 <text:s text:c="9"/>1855 hum</text:p>
          </table:table-cell>
        </table:table-row>
        <table:table-row table:style-name="ro1">
          <table:table-cell office:value-type="string">
            <text:p><text:s/>0 <text:s text:c="4"/>+- 0 <text:s text:c="14"/>0.3 +- 0 <text:s text:c="9"/>1817 hang</text:p>
          </table:table-cell>
        </table:table-row>
        <table:table-row table:style-name="ro1">
          <table:table-cell office:value-type="string">
            <text:p><text:s/>0 <text:s text:c="4"/>+- 0 <text:s text:c="14"/>0.3 +- 0 <text:s text:c="9"/>1842 silenc</text:p>
          </table:table-cell>
        </table:table-row>
        <table:table-row table:style-name="ro1">
          <table:table-cell office:value-type="string">
            <text:p><text:s/>0 <text:s text:c="4"/>+- 0 <text:s text:c="14"/>0.3 +- 0 <text:s text:c="9"/>1844 breez</text:p>
          </table:table-cell>
        </table:table-row>
        <table:table-row table:style-name="ro1">
          <table:table-cell office:value-type="string">
            <text:p><text:s/>0 <text:s text:c="4"/>+- 0 <text:s text:c="14"/>0.3 +- 0 <text:s text:c="9"/>1843 shiver</text:p>
          </table:table-cell>
        </table:table-row>
        <table:table-row table:style-name="ro1">
          <table:table-cell office:value-type="string">
            <text:p><text:s/>0 <text:s text:c="4"/>+- 0 <text:s text:c="14"/>0.3 +- 0 <text:s text:c="9"/>1841 citi</text:p>
          </table:table-cell>
        </table:table-row>
        <table:table-row table:style-name="ro1">
          <table:table-cell office:value-type="string">
            <text:p><text:s/>0 <text:s text:c="4"/>+- 0 <text:s text:c="14"/>0.3 +- 0 <text:s text:c="9"/>1846 deepblu</text:p>
          </table:table-cell>
        </table:table-row>
        <table:table-row table:style-name="ro1">
          <table:table-cell office:value-type="string">
            <text:p><text:s/>0 <text:s text:c="4"/>+- 0 <text:s text:c="14"/>0.3 +- 0 <text:s text:c="9"/>1840 sculptor</text:p>
          </table:table-cell>
        </table:table-row>
        <table:table-row table:style-name="ro1">
          <table:table-cell office:value-type="string">
            <text:p><text:s/>0 <text:s text:c="4"/>+- 0 <text:s text:c="14"/>0.3 +- 0 <text:s text:c="9"/>1839 plank</text:p>
          </table:table-cell>
        </table:table-row>
        <table:table-row table:style-name="ro1">
          <table:table-cell office:value-type="string">
            <text:p><text:s/>0 <text:s text:c="4"/>+- 0 <text:s text:c="14"/>0.3 +- 0 <text:s text:c="9"/>1845 escort</text:p>
          </table:table-cell>
        </table:table-row>
        <table:table-row table:style-name="ro1">
          <table:table-cell office:value-type="string">
            <text:p><text:s/>0 <text:s text:c="4"/>+- 0 <text:s text:c="14"/>0.3 +- 0 <text:s text:c="9"/>1847 conveni</text:p>
          </table:table-cell>
        </table:table-row>
        <table:table-row table:style-name="ro1">
          <table:table-cell office:value-type="string">
            <text:p><text:s/>0 <text:s text:c="4"/>+- 0 <text:s text:c="14"/>0.3 +- 0 <text:s text:c="9"/>1837 upstair</text:p>
          </table:table-cell>
        </table:table-row>
        <table:table-row table:style-name="ro1">
          <table:table-cell office:value-type="string">
            <text:p><text:s/>0 <text:s text:c="4"/>+- 0 <text:s text:c="14"/>0.3 +- 0 <text:s text:c="9"/>1852 thaw</text:p>
          </table:table-cell>
        </table:table-row>
        <table:table-row table:style-name="ro1">
          <table:table-cell office:value-type="string">
            <text:p><text:s/>0 <text:s text:c="4"/>+- 0 <text:s text:c="14"/>0.3 +- 0 <text:s text:c="9"/>1854 especi</text:p>
          </table:table-cell>
        </table:table-row>
        <table:table-row table:style-name="ro1">
          <table:table-cell office:value-type="string">
            <text:p><text:s/>0 <text:s text:c="4"/>+- 0 <text:s text:c="14"/>0.3 +- 0 <text:s text:c="9"/>1853 eagl</text:p>
          </table:table-cell>
        </table:table-row>
        <table:table-row table:style-name="ro1">
          <table:table-cell office:value-type="string">
            <text:p><text:s/>0 <text:s text:c="4"/>+- 0 <text:s text:c="14"/>0.3 +- 0 <text:s text:c="9"/>1851 funer</text:p>
          </table:table-cell>
        </table:table-row>
        <table:table-row table:style-name="ro1">
          <table:table-cell office:value-type="string">
            <text:p><text:s/>0 <text:s text:c="4"/>+- 0 <text:s text:c="14"/>0.3 +- 0 <text:s text:c="9"/>1848 friend</text:p>
          </table:table-cell>
        </table:table-row>
        <table:table-row table:style-name="ro1">
          <table:table-cell office:value-type="string">
            <text:p><text:s/>0 <text:s text:c="4"/>+- 0 <text:s text:c="14"/>0.3 +- 0 <text:s text:c="9"/>1850 hue</text:p>
          </table:table-cell>
        </table:table-row>
        <table:table-row table:style-name="ro1">
          <table:table-cell office:value-type="string">
            <text:p><text:s/>0 <text:s text:c="4"/>+- 0 <text:s text:c="14"/>0.3 +- 0 <text:s text:c="9"/>1849 larder</text:p>
          </table:table-cell>
        </table:table-row>
        <table:table-row table:style-name="ro1">
          <table:table-cell office:value-type="string">
            <text:p><text:s/>0 <text:s text:c="4"/>+- 0 <text:s text:c="14"/>0.3 +- 0 <text:s text:c="9"/>1838 bita</text:p>
          </table:table-cell>
        </table:table-row>
        <table:table-row table:style-name="ro1">
          <table:table-cell office:value-type="string">
            <text:p><text:s/>0 <text:s text:c="4"/>+- 0 <text:s text:c="14"/>0.3 +- 0 <text:s text:c="9"/>1818 spanish</text:p>
          </table:table-cell>
        </table:table-row>
        <table:table-row table:style-name="ro1">
          <table:table-cell office:value-type="string">
            <text:p><text:s/>0 <text:s text:c="4"/>+- 0 <text:s text:c="14"/>0.3 +- 0 <text:s text:c="9"/>1629 grow</text:p>
          </table:table-cell>
        </table:table-row>
        <table:table-row table:style-name="ro1">
          <table:table-cell office:value-type="string">
            <text:p><text:s/>0 <text:s text:c="4"/>+- 0 <text:s text:c="14"/>0.3 +- 0 <text:s text:c="9"/>1836 fierc</text:p>
          </table:table-cell>
        </table:table-row>
        <table:table-row table:style-name="ro1">
          <table:table-cell office:value-type="string">
            <text:p><text:s/>0 <text:s text:c="4"/>+- 0 <text:s text:c="14"/>0.4 +- 0 <text:s text:c="9"/>1822 open</text:p>
          </table:table-cell>
        </table:table-row>
        <table:table-row table:style-name="ro1">
          <table:table-cell office:value-type="string">
            <text:p><text:s/>0 <text:s text:c="4"/>+- 0 <text:s text:c="14"/>0.4 +- 0 <text:s text:c="9"/>1824 size</text:p>
          </table:table-cell>
        </table:table-row>
        <table:table-row table:style-name="ro1">
          <table:table-cell office:value-type="string">
            <text:p><text:s/>0 <text:s text:c="4"/>+- 0 <text:s text:c="14"/>0.4 +- 0 <text:s text:c="9"/>1823 tomorrow</text:p>
          </table:table-cell>
        </table:table-row>
        <table:table-row table:style-name="ro1">
          <table:table-cell office:value-type="string">
            <text:p><text:s/>0 <text:s text:c="4"/>+- 0 <text:s text:c="14"/>0.4 +- 0 <text:s text:c="9"/>1821 fight</text:p>
          </table:table-cell>
        </table:table-row>
        <table:table-row table:style-name="ro1">
          <table:table-cell office:value-type="string">
            <text:p><text:s/>0 <text:s text:c="4"/>+- 0 <text:s text:c="14"/>0.4 +- 0 <text:s text:c="9"/>1826 gig</text:p>
          </table:table-cell>
        </table:table-row>
        <table:table-row table:style-name="ro1">
          <table:table-cell office:value-type="string">
            <text:p><text:s/>0 <text:s text:c="4"/>+- 0 <text:s text:c="14"/>0.4 +- 0 <text:s text:c="9"/>1819 vote</text:p>
          </table:table-cell>
        </table:table-row>
        <table:table-row table:style-name="ro1">
          <table:table-cell office:value-type="string">
            <text:p><text:s/>0 <text:s text:c="4"/>+- 0 <text:s text:c="14"/>0.4 +- 0 <text:s text:c="9"/>1820 ring</text:p>
          </table:table-cell>
        </table:table-row>
        <table:table-row table:style-name="ro1">
          <table:table-cell office:value-type="string">
            <text:p><text:s/>0 <text:s text:c="4"/>+- 0 <text:s text:c="14"/>0.4 +- 0 <text:s text:c="9"/>1825 sheep</text:p>
          </table:table-cell>
        </table:table-row>
        <table:table-row table:style-name="ro1">
          <table:table-cell office:value-type="string">
            <text:p><text:s/>0 <text:s text:c="4"/>+- 0 <text:s text:c="14"/>0.4 +- 0 <text:s text:c="9"/>1827 given</text:p>
          </table:table-cell>
        </table:table-row>
        <table:table-row table:style-name="ro1">
          <table:table-cell office:value-type="string">
            <text:p><text:s/>0 <text:s text:c="4"/>+- 0 <text:s text:c="14"/>0.4 +- 0 <text:s text:c="9"/>1835 slept</text:p>
          </table:table-cell>
        </table:table-row>
        <table:table-row table:style-name="ro1">
          <table:table-cell office:value-type="string">
            <text:p><text:s/>0 <text:s text:c="4"/>+- 0 <text:s text:c="14"/>0.4 +- 0 <text:s text:c="9"/>1832 virgin</text:p>
          </table:table-cell>
        </table:table-row>
        <table:table-row table:style-name="ro1">
          <table:table-cell office:value-type="string">
            <text:p><text:s/>0 <text:s text:c="4"/>+- 0 <text:s text:c="14"/>0.4 +- 0 <text:s text:c="9"/>1834 junipertre</text:p>
          </table:table-cell>
        </table:table-row>
        <table:table-row table:style-name="ro1">
          <table:table-cell office:value-type="string">
            <text:p><text:s/>0 <text:s text:c="4"/>+- 0 <text:s text:c="14"/>0.4 +- 0 <text:s text:c="9"/>1833 associ</text:p>
          </table:table-cell>
        </table:table-row>
        <table:table-row table:style-name="ro1">
          <table:table-cell office:value-type="string">
            <text:p><text:s/>0 <text:s text:c="4"/>+- 0 <text:s text:c="14"/>0.4 +- 0 <text:s text:c="9"/>1831 convent</text:p>
          </table:table-cell>
        </table:table-row>
        <table:table-row table:style-name="ro1">
          <table:table-cell office:value-type="string">
            <text:p><text:s/>0 <text:s text:c="4"/>+- 0 <text:s text:c="14"/>0.4 +- 0 <text:s text:c="9"/>1828 appleblossom</text:p>
          </table:table-cell>
        </table:table-row>
        <table:table-row table:style-name="ro1">
          <table:table-cell office:value-type="string">
            <text:p><text:s/>0 <text:s text:c="4"/>+- 0 <text:s text:c="14"/>0.4 +- 0 <text:s text:c="9"/>1830 silent</text:p>
          </table:table-cell>
        </table:table-row>
        <table:table-row table:style-name="ro1">
          <table:table-cell office:value-type="string">
            <text:p><text:s/>0 <text:s text:c="4"/>+- 0 <text:s text:c="14"/>0.4 +- 0 <text:s text:c="9"/>1829 sheet</text:p>
          </table:table-cell>
        </table:table-row>
        <table:table-row table:style-name="ro1">
          <table:table-cell office:value-type="string">
            <text:p><text:s/>0 <text:s text:c="4"/>+- 0 <text:s text:c="14"/>0.4 +- 0 <text:s text:c="9"/>1627 suck</text:p>
          </table:table-cell>
        </table:table-row>
        <table:table-row table:style-name="ro1">
          <table:table-cell office:value-type="string">
            <text:p><text:s/>0 <text:s text:c="4"/>+- 0 <text:s text:c="14"/>0.4 +- 0 <text:s text:c="9"/>1410 hooray</text:p>
          </table:table-cell>
        </table:table-row>
        <table:table-row table:style-name="ro1">
          <table:table-cell office:value-type="string">
            <text:p><text:s/>0 <text:s text:c="4"/>+- 0 <text:s text:c="14"/>0.4 +- 0 <text:s text:c="9"/>1411 collect</text:p>
          </table:table-cell>
        </table:table-row>
        <table:table-row table:style-name="ro1">
          <table:table-cell office:value-type="string">
            <text:p><text:s/>0 <text:s text:c="4"/>+- 0 <text:s text:c="14"/>0.4 +- 0 <text:s text:c="9"/>1409 gun</text:p>
          </table:table-cell>
        </table:table-row>
        <table:table-row table:style-name="ro1">
          <table:table-cell office:value-type="string">
            <text:p><text:s/>0 <text:s text:c="4"/>+- 0 <text:s text:c="14"/>0.4 +- 0 <text:s text:c="9"/>1408 dig</text:p>
          </table:table-cell>
        </table:table-row>
        <table:table-row table:style-name="ro1">
          <table:table-cell office:value-type="string">
            <text:p><text:s/>0 <text:s text:c="4"/>+- 0 <text:s text:c="14"/>0.4 +- 0 <text:s text:c="9"/>1407 teas</text:p>
          </table:table-cell>
        </table:table-row>
        <table:table-row table:style-name="ro1">
          <table:table-cell office:value-type="string">
            <text:p><text:s/>0 <text:s text:c="4"/>+- 0 <text:s text:c="14"/>0.4 +- 0 <text:s text:c="9"/>1406 tear</text:p>
          </table:table-cell>
        </table:table-row>
        <table:table-row table:style-name="ro1">
          <table:table-cell office:value-type="string">
            <text:p><text:s/>0 <text:s text:c="4"/>+- 0 <text:s text:c="14"/>0.4 +- 0 <text:s text:c="9"/>1405 puggi</text:p>
          </table:table-cell>
        </table:table-row>
        <table:table-row table:style-name="ro1">
          <table:table-cell office:value-type="string">
            <text:p><text:s/>0 <text:s text:c="4"/>+- 0 <text:s text:c="14"/>0.4 +- 0 <text:s text:c="9"/>1412 headpiec</text:p>
          </table:table-cell>
        </table:table-row>
        <table:table-row table:style-name="ro1">
          <table:table-cell office:value-type="string">
            <text:p><text:s/>0 <text:s text:c="4"/>+- 0 <text:s text:c="14"/>0.4 +- 0 <text:s text:c="9"/>1413 manikin</text:p>
          </table:table-cell>
        </table:table-row>
        <table:table-row table:style-name="ro1">
          <table:table-cell office:value-type="string">
            <text:p><text:s/>0 <text:s text:c="4"/>+- 0 <text:s text:c="14"/>0.4 +- 0 <text:s text:c="9"/>1383 brown</text:p>
          </table:table-cell>
        </table:table-row>
        <table:table-row table:style-name="ro1">
          <table:table-cell office:value-type="string">
            <text:p><text:s/>0 <text:s text:c="4"/>+- 0 <text:s text:c="14"/>0.4 +- 0 <text:s text:c="9"/>1414 quick</text:p>
          </table:table-cell>
        </table:table-row>
        <table:table-row table:style-name="ro1">
          <table:table-cell office:value-type="string">
            <text:p><text:s/>0 <text:s text:c="4"/>+- 0 <text:s text:c="14"/>0.4 +- 0 <text:s text:c="9"/>1419 cloudi</text:p>
          </table:table-cell>
        </table:table-row>
        <table:table-row table:style-name="ro1">
          <table:table-cell office:value-type="string">
            <text:p><text:s/>0 <text:s text:c="4"/>+- 0 <text:s text:c="14"/>0.4 +- 0 <text:s text:c="9"/>1420 carpetbroom</text:p>
          </table:table-cell>
        </table:table-row>
        <table:table-row table:style-name="ro1">
          <table:table-cell office:value-type="string">
            <text:p><text:s/>0 <text:s text:c="4"/>+- 0 <text:s text:c="14"/>0.4 +- 0 <text:s text:c="9"/>1418 round</text:p>
          </table:table-cell>
        </table:table-row>
        <table:table-row table:style-name="ro1">
          <table:table-cell office:value-type="string">
            <text:p><text:s/>0 <text:s text:c="4"/>+- 0 <text:s text:c="14"/>0.4 +- 0 <text:s text:c="9"/>1421 shave</text:p>
          </table:table-cell>
        </table:table-row>
        <table:table-row table:style-name="ro1">
          <table:table-cell office:value-type="string">
            <text:p><text:s/>0 <text:s text:c="4"/>+- 0 <text:s text:c="14"/>0.4 +- 0 <text:s text:c="9"/>1415 rockinghors</text:p>
          </table:table-cell>
        </table:table-row>
        <table:table-row table:style-name="ro1">
          <table:table-cell office:value-type="string">
            <text:p><text:s/>0 <text:s text:c="4"/>+- 0 <text:s text:c="14"/>0.4 +- 0 <text:s text:c="9"/>1417 woven</text:p>
          </table:table-cell>
        </table:table-row>
        <table:table-row table:style-name="ro1">
          <table:table-cell office:value-type="string">
            <text:p><text:s/>0 <text:s text:c="4"/>+- 0 <text:s text:c="14"/>0.4 +- 0 <text:s text:c="9"/>1416 duchess</text:p>
          </table:table-cell>
        </table:table-row>
        <table:table-row table:style-name="ro1">
          <table:table-cell office:value-type="string">
            <text:p><text:s/>0 <text:s text:c="4"/>+- 0 <text:s text:c="14"/>0.4 +- 0 <text:s text:c="9"/>1404 spun</text:p>
          </table:table-cell>
        </table:table-row>
        <table:table-row table:style-name="ro1">
          <table:table-cell office:value-type="string">
            <text:p><text:s/>0 <text:s text:c="4"/>+- 0 <text:s text:c="14"/>0.4 +- 0 <text:s text:c="9"/>1403 valuabl</text:p>
          </table:table-cell>
        </table:table-row>
        <table:table-row table:style-name="ro1">
          <table:table-cell office:value-type="string">
            <text:p><text:s/>0 <text:s text:c="4"/>+- 0 <text:s text:c="14"/>0.4 +- 0 <text:s text:c="9"/>1623 birthday</text:p>
          </table:table-cell>
        </table:table-row>
        <table:table-row table:style-name="ro1">
          <table:table-cell office:value-type="string">
            <text:p><text:s/>0 <text:s text:c="4"/>+- 0 <text:s text:c="14"/>0.4 +- 0 <text:s text:c="9"/>1402 dim</text:p>
          </table:table-cell>
        </table:table-row>
        <table:table-row table:style-name="ro1">
          <table:table-cell office:value-type="string">
            <text:p><text:s/>0 <text:s text:c="4"/>+- 0 <text:s text:c="14"/>0.4 +- 0 <text:s text:c="9"/>1388 hath</text:p>
          </table:table-cell>
        </table:table-row>
        <table:table-row table:style-name="ro1">
          <table:table-cell office:value-type="string">
            <text:p><text:s/>0 <text:s text:c="4"/>+- 0 <text:s text:c="14"/>0.4 +- 0 <text:s text:c="9"/>1390 darkblu</text:p>
          </table:table-cell>
        </table:table-row>
        <table:table-row table:style-name="ro1">
          <table:table-cell office:value-type="string">
            <text:p><text:s/>0 <text:s text:c="4"/>+- 0 <text:s text:c="14"/>0.4 +- 0 <text:s text:c="9"/>1389 fourth</text:p>
          </table:table-cell>
        </table:table-row>
        <table:table-row table:style-name="ro1">
          <table:table-cell office:value-type="string">
            <text:p><text:s/>0 <text:s text:c="4"/>+- 0 <text:s text:c="14"/>0.4 +- 0 <text:s text:c="9"/>1387 yarddog</text:p>
          </table:table-cell>
        </table:table-row>
        <table:table-row table:style-name="ro1">
          <table:table-cell office:value-type="string">
            <text:p><text:s/>0 <text:s text:c="4"/>+- 0 <text:s text:c="14"/>0.4 +- 0 <text:s text:c="9"/>1392 street</text:p>
          </table:table-cell>
        </table:table-row>
        <table:table-row table:style-name="ro1">
          <table:table-cell office:value-type="string">
            <text:p><text:s/>0 <text:s text:c="4"/>+- 0 <text:s text:c="14"/>0.4 +- 0 <text:s text:c="9"/>1386 jerk</text:p>
          </table:table-cell>
        </table:table-row>
        <table:table-row table:style-name="ro1">
          <table:table-cell office:value-type="string">
            <text:p><text:s/>0 <text:s text:c="4"/>+- 0 <text:s text:c="14"/>0.4 +- 0 <text:s text:c="9"/>1385 string</text:p>
          </table:table-cell>
        </table:table-row>
        <table:table-row table:style-name="ro1">
          <table:table-cell office:value-type="string">
            <text:p><text:s/>0 <text:s text:c="4"/>+- 0 <text:s text:c="14"/>0.4 +- 0 <text:s text:c="9"/>1391 sealingwax</text:p>
          </table:table-cell>
        </table:table-row>
        <table:table-row table:style-name="ro1">
          <table:table-cell office:value-type="string">
            <text:p><text:s/>0 <text:s text:c="4"/>+- 0 <text:s text:c="14"/>0.4 +- 0 <text:s text:c="9"/>1401 room</text:p>
          </table:table-cell>
        </table:table-row>
        <table:table-row table:style-name="ro1">
          <table:table-cell office:value-type="string">
            <text:p><text:s/>0 <text:s text:c="4"/>+- 0 <text:s text:c="14"/>0.4 +- 0 <text:s text:c="9"/>1393 mourn</text:p>
          </table:table-cell>
        </table:table-row>
        <table:table-row table:style-name="ro1">
          <table:table-cell office:value-type="string">
            <text:p><text:s/>0 <text:s text:c="4"/>+- 0.1 <text:s text:c="12"/>0.4 +- 0 <text:s text:c="9"/>4776 ill</text:p>
          </table:table-cell>
        </table:table-row>
        <table:table-row table:style-name="ro1">
          <table:table-cell office:value-type="string">
            <text:p><text:s/>0 <text:s text:c="4"/>+- 0 <text:s text:c="14"/>0.4 +- 0 <text:s text:c="9"/>1398 join</text:p>
          </table:table-cell>
        </table:table-row>
        <table:table-row table:style-name="ro1">
          <table:table-cell office:value-type="string">
            <text:p><text:s/>0 <text:s text:c="4"/>+- 0 <text:s text:c="14"/>0.4 +- 0 <text:s text:c="9"/>1400 breastbon</text:p>
          </table:table-cell>
        </table:table-row>
        <table:table-row table:style-name="ro1">
          <table:table-cell office:value-type="string">
            <text:p><text:s/>0 <text:s text:c="4"/>+- 0 <text:s text:c="14"/>0.4 +- 0 <text:s text:c="9"/>1399 geographi</text:p>
          </table:table-cell>
        </table:table-row>
        <table:table-row table:style-name="ro1">
          <table:table-cell office:value-type="string">
            <text:p><text:s/>0 <text:s text:c="4"/>+- 0 <text:s text:c="14"/>0.4 +- 0 <text:s text:c="9"/>1397 octob</text:p>
          </table:table-cell>
        </table:table-row>
        <table:table-row table:style-name="ro1">
          <table:table-cell office:value-type="string">
            <text:p><text:s/>0 <text:s text:c="4"/>+- 0 <text:s text:c="14"/>0.4 +- 0 <text:s text:c="9"/>1394 ashheap</text:p>
          </table:table-cell>
        </table:table-row>
        <table:table-row table:style-name="ro1">
          <table:table-cell office:value-type="string">
            <text:p><text:s/>0 <text:s text:c="4"/>+- 0 <text:s text:c="14"/>0.4 +- 0 <text:s text:c="9"/>1396 kitten</text:p>
          </table:table-cell>
        </table:table-row>
        <table:table-row table:style-name="ro1">
          <table:table-cell office:value-type="string">
            <text:p><text:s/>0 <text:s text:c="4"/>+- 0 <text:s text:c="14"/>0.4 +- 0 <text:s text:c="9"/>1395 knapsack</text:p>
          </table:table-cell>
        </table:table-row>
        <table:table-row table:style-name="ro1">
          <table:table-cell office:value-type="string">
            <text:p><text:s/>0 <text:s text:c="4"/>+- 0 <text:s text:c="14"/>0.4 +- 0 <text:s text:c="9"/>1422 prevent</text:p>
          </table:table-cell>
        </table:table-row>
        <table:table-row table:style-name="ro1">
          <table:table-cell office:value-type="string">
            <text:p><text:s/>0 <text:s text:c="4"/>+- 0 <text:s text:c="14"/>0.4 +- 0 <text:s text:c="9"/>1423 work</text:p>
          </table:table-cell>
        </table:table-row>
        <table:table-row table:style-name="ro1">
          <table:table-cell office:value-type="string">
            <text:p><text:s/>0 <text:s text:c="4"/>+- 0 <text:s text:c="14"/>0.4 +- 0 <text:s text:c="9"/>1449 suspect</text:p>
          </table:table-cell>
        </table:table-row>
        <table:table-row table:style-name="ro1">
          <table:table-cell office:value-type="string">
            <text:p><text:s/>0 <text:s text:c="4"/>+- 0 <text:s text:c="14"/>0.4 +- 0 <text:s text:c="9"/>1424 meadow</text:p>
          </table:table-cell>
        </table:table-row>
        <table:table-row table:style-name="ro1">
          <table:table-cell office:value-type="string">
            <text:p><text:s/>0 <text:s text:c="4"/>+- 0 <text:s text:c="14"/>0.4 +- 0 <text:s text:c="9"/>1451 starwort</text:p>
          </table:table-cell>
        </table:table-row>
        <table:table-row table:style-name="ro1">
          <table:table-cell office:value-type="string">
            <text:p><text:s/>0 <text:s text:c="4"/>+- 0 <text:s text:c="14"/>0.4 +- 0 <text:s text:c="9"/>1450 view</text:p>
          </table:table-cell>
        </table:table-row>
        <table:table-row table:style-name="ro1">
          <table:table-cell office:value-type="string">
            <text:p><text:s/>0 <text:s text:c="4"/>+- 0 <text:s text:c="14"/>0.4 +- 0 <text:s text:c="9"/>1448 suckl</text:p>
          </table:table-cell>
        </table:table-row>
        <table:table-row table:style-name="ro1">
          <table:table-cell office:value-type="string">
            <text:p><text:s/>0 <text:s text:c="4"/>+- 0 <text:s text:c="14"/>0.4 +- 0 <text:s text:c="9"/>1453 fifti</text:p>
          </table:table-cell>
        </table:table-row>
        <table:table-row table:style-name="ro1">
          <table:table-cell office:value-type="string">
            <text:p><text:s/>0 <text:s text:c="4"/>+- 0 <text:s text:c="14"/>0.4 +- 0 <text:s text:c="9"/>1447 current</text:p>
          </table:table-cell>
        </table:table-row>
        <table:table-row table:style-name="ro1">
          <table:table-cell office:value-type="string">
            <text:p><text:s/>0 <text:s text:c="4"/>+- 0 <text:s text:c="14"/>0.4 +- 0 <text:s text:c="9"/>1446 uniform</text:p>
          </table:table-cell>
        </table:table-row>
        <table:table-row table:style-name="ro1">
          <table:table-cell office:value-type="string">
            <text:p><text:s/>0 <text:s text:c="4"/>+- 0 <text:s text:c="14"/>0.4 +- 0 <text:s text:c="9"/>1452 del</text:p>
          </table:table-cell>
        </table:table-row>
        <table:table-row table:style-name="ro1">
          <table:table-cell office:value-type="string">
            <text:p><text:s/>0 <text:s text:c="4"/>+- 0 <text:s text:c="14"/>0.4 +- 0 <text:s text:c="9"/>1454 corn</text:p>
          </table:table-cell>
        </table:table-row>
        <table:table-row table:style-name="ro1">
          <table:table-cell office:value-type="string">
            <text:p><text:s/>0 <text:s text:c="4"/>+- 0 <text:s text:c="14"/>0.4 +- 0 <text:s text:c="9"/>1444 favour</text:p>
          </table:table-cell>
        </table:table-row>
        <table:table-row table:style-name="ro1">
          <table:table-cell office:value-type="string">
            <text:p><text:s/>0 <text:s text:c="4"/>+- 0 <text:s text:c="14"/>0.4 +- 0 <text:s text:c="9"/>1459 muslin</text:p>
          </table:table-cell>
        </table:table-row>
        <table:table-row table:style-name="ro1">
          <table:table-cell office:value-type="string">
            <text:p><text:s/>0 <text:s text:c="4"/>+- 0 <text:s text:c="14"/>0.4 +- 0 <text:s text:c="9"/>1460 honour</text:p>
          </table:table-cell>
        </table:table-row>
        <table:table-row table:style-name="ro1">
          <table:table-cell office:value-type="string">
            <text:p><text:s/>0 <text:s text:c="4"/>+- 0 <text:s text:c="14"/>0.4 +- 0 <text:s text:c="9"/>1458 wail</text:p>
          </table:table-cell>
        </table:table-row>
        <table:table-row table:style-name="ro1">
          <table:table-cell office:value-type="string">
            <text:p><text:s/>0 <text:s text:c="4"/>+- 0 <text:s text:c="14"/>0.4 +- 0 <text:s text:c="9"/>1455 tapplash</text:p>
          </table:table-cell>
        </table:table-row>
        <table:table-row table:style-name="ro1">
          <table:table-cell office:value-type="string">
            <text:p><text:s/>0 <text:s text:c="4"/>+- 0 <text:s text:c="14"/>0.4 +- 0 <text:s text:c="9"/>1457 deriv</text:p>
          </table:table-cell>
        </table:table-row>
        <table:table-row table:style-name="ro1">
          <table:table-cell office:value-type="string">
            <text:p><text:s/>0 <text:s text:c="4"/>+- 0 <text:s text:c="14"/>0.4 +- 0 <text:s text:c="9"/>1456 raspberri</text:p>
          </table:table-cell>
        </table:table-row>
        <table:table-row table:style-name="ro1">
          <table:table-cell office:value-type="string">
            <text:p><text:s/>0 <text:s text:c="4"/>+- 0 <text:s text:c="14"/>0.4 +- 0 <text:s text:c="9"/>1445 melt</text:p>
          </table:table-cell>
        </table:table-row>
        <table:table-row table:style-name="ro1">
          <table:table-cell office:value-type="string">
            <text:p><text:s/>0 <text:s text:c="4"/>+- 0 <text:s text:c="14"/>0.4 +- 0 <text:s text:c="9"/>1443 gurgl</text:p>
          </table:table-cell>
        </table:table-row>
        <table:table-row table:style-name="ro1">
          <table:table-cell office:value-type="string">
            <text:p><text:s/>0 <text:s text:c="4"/>+- 0 <text:s text:c="14"/>0.4 +- 0 <text:s text:c="9"/>1425 attic</text:p>
          </table:table-cell>
        </table:table-row>
        <table:table-row table:style-name="ro1">
          <table:table-cell office:value-type="string">
            <text:p><text:s/>0 <text:s text:c="4"/>+- 0 <text:s text:c="14"/>0.4 +- 0 <text:s text:c="9"/>1429 currant</text:p>
          </table:table-cell>
        </table:table-row>
        <table:table-row table:style-name="ro1">
          <table:table-cell office:value-type="string">
            <text:p><text:s/>0 <text:s text:c="4"/>+- 0 <text:s text:c="14"/>0.4 +- 0 <text:s text:c="9"/>1461 gener</text:p>
          </table:table-cell>
        </table:table-row>
        <table:table-row table:style-name="ro1">
          <table:table-cell office:value-type="string">
            <text:p><text:s/>0 <text:s text:c="4"/>+- 0 <text:s text:c="14"/>0.4 +- 0 <text:s text:c="9"/>1431 alfr</text:p>
          </table:table-cell>
        </table:table-row>
        <table:table-row table:style-name="ro1">
          <table:table-cell office:value-type="string">
            <text:p><text:s/>0 <text:s text:c="4"/>+- 0 <text:s text:c="14"/>0.4 +- 0 <text:s text:c="9"/>1430 crescent</text:p>
          </table:table-cell>
        </table:table-row>
        <table:table-row table:style-name="ro1">
          <table:table-cell office:value-type="string">
            <text:p><text:s/>0 <text:s text:c="4"/>+- 0 <text:s text:c="14"/>0.4 +- 0 <text:s text:c="9"/>1428 cost</text:p>
          </table:table-cell>
        </table:table-row>
        <table:table-row table:style-name="ro1">
          <table:table-cell office:value-type="string">
            <text:p><text:s/>0 <text:s text:c="4"/>+- 0 <text:s text:c="14"/>0.4 +- 0 <text:s text:c="9"/>1433 helpless</text:p>
          </table:table-cell>
        </table:table-row>
        <table:table-row table:style-name="ro1">
          <table:table-cell office:value-type="string">
            <text:p><text:s/>0 <text:s text:c="4"/>+- 0 <text:s text:c="14"/>0.4 +- 0 <text:s text:c="9"/>1427 sign</text:p>
          </table:table-cell>
        </table:table-row>
        <table:table-row table:style-name="ro1">
          <table:table-cell office:value-type="string">
            <text:p><text:s/>0 <text:s text:c="4"/>+- 0 <text:s text:c="14"/>0.4 +- 0 <text:s text:c="9"/>1426 sigh</text:p>
          </table:table-cell>
        </table:table-row>
        <table:table-row table:style-name="ro1">
          <table:table-cell office:value-type="string">
            <text:p><text:s/>0 <text:s text:c="4"/>+- 0 <text:s text:c="14"/>0.4 +- 0 <text:s text:c="9"/>1432 attir</text:p>
          </table:table-cell>
        </table:table-row>
        <table:table-row table:style-name="ro1">
          <table:table-cell office:value-type="string">
            <text:p><text:s/>0 <text:s text:c="4"/>+- 0 <text:s text:c="14"/>0.5 +- 0 <text:s text:c="9"/>1442 repli</text:p>
          </table:table-cell>
        </table:table-row>
        <table:table-row table:style-name="ro1">
          <table:table-cell office:value-type="string">
            <text:p><text:s/>0 <text:s text:c="4"/>+- 0 <text:s text:c="14"/>0.5 +- 0 <text:s text:c="9"/>1434 histori</text:p>
          </table:table-cell>
        </table:table-row>
        <table:table-row table:style-name="ro1">
          <table:table-cell office:value-type="string">
            <text:p><text:s/>0 <text:s text:c="4"/>+- 0 <text:s text:c="14"/>0.5 +- 0 <text:s text:c="9"/>1439 appeas</text:p>
          </table:table-cell>
        </table:table-row>
        <table:table-row table:style-name="ro1">
          <table:table-cell office:value-type="string">
            <text:p><text:s/>0 <text:s text:c="4"/>+- 0 <text:s text:c="14"/>0.5 +- 0 <text:s text:c="9"/>1441 richer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82 undon</text:p>
          </table:table-cell>
        </table:table-row>
        <table:table-row table:style-name="ro1">
          <table:table-cell office:value-type="string">
            <text:p><text:s/>0 <text:s text:c="4"/>+- 0 <text:s text:c="14"/>0.5 +- 0 <text:s text:c="9"/>1440 appear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84 gloomi</text:p>
          </table:table-cell>
        </table:table-row>
        <table:table-row table:style-name="ro1">
          <table:table-cell office:value-type="string">
            <text:p><text:s/>0 <text:s text:c="4"/>+- 0 <text:s text:c="14"/>0.5 +- 0 <text:s text:c="9"/>1438 darkest</text:p>
          </table:table-cell>
        </table:table-row>
        <table:table-row table:style-name="ro1">
          <table:table-cell office:value-type="string">
            <text:p><text:s/>0 <text:s text:c="4"/>+- 0.098 <text:s text:c="10"/>0.5 +- 0 <text:s text:c="9"/>1315 grief</text:p>
          </table:table-cell>
        </table:table-row>
        <table:table-row table:style-name="ro1">
          <table:table-cell office:value-type="string">
            <text:p><text:s/>0 <text:s text:c="4"/>+- 0 <text:s text:c="14"/>0.5 +- 0 <text:s text:c="9"/>1435 chicken</text:p>
          </table:table-cell>
        </table:table-row>
        <table:table-row table:style-name="ro1">
          <table:table-cell office:value-type="string">
            <text:p><text:s/>0 <text:s text:c="4"/>+- 0 <text:s text:c="14"/>0.5 +- 0 <text:s text:c="9"/>1437 hymn</text:p>
          </table:table-cell>
        </table:table-row>
        <table:table-row table:style-name="ro1">
          <table:table-cell office:value-type="string">
            <text:p><text:s/>0 <text:s text:c="4"/>+- 0 <text:s text:c="14"/>0.5 +- 0 <text:s text:c="9"/>1436 silvertail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29 warm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81 stove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30 ignor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28 carriag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27 inscript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26 jacket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25 grasscov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24 stout</text:p>
          </table:table-cell>
        </table:table-row>
        <table:table-row table:style-name="ro1">
          <table:table-cell office:value-type="string">
            <text:p><text:s/>0 <text:s text:c="4"/>+- 0 <text:s text:c="14"/>0.5 +- 0 <text:s text:c="9"/>1463 conjuror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31 almanac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32 time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33 push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38 piou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39 puddleduck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37 rockeri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40 smallest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34 fasten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36 backward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35 sharpen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23 mynut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22 spectr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21 potato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07 intent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09 consid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08 reign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06 journey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05 notwithstand</text:p>
          </table:table-cell>
        </table:table-row>
        <table:table-row table:style-name="ro1">
          <table:table-cell office:value-type="string">
            <text:p><text:s/>0 <text:s text:c="4"/>+- 0.1 <text:s text:c="12"/>0.5 +- 0 <text:s text:c="9"/>2738 hast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11 stoke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04 felt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10 occasion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20 bullet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12 entrust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17 receiv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19 longer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18 im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16 femal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13 gobbl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14 scholar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41 aloft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42 breadth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68 middl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43 pew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70 flask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69 grape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67 decid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72 flash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66 seasick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65 row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80 sing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71 godless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73 father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63 prop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78 terror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79 choir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77 decis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74 vex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76 certainli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75 mackintosh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64 hole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62 chair</text:p>
          </table:table-cell>
        </table:table-row>
        <table:table-row table:style-name="ro1">
          <table:table-cell office:value-type="string">
            <text:p><text:s/>0 <text:s text:c="4"/>+- 0 <text:s text:c="14"/>0.5 +- 0 <text:s text:c="9"/>1626 anthil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44 waterglass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48 skip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50 consum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49 rob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47 fish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52 eldest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46 whoever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45 corps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51 rod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61 disconsol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53 invent</text:p>
          </table:table-cell>
        </table:table-row>
        <table:table-row table:style-name="ro1">
          <table:table-cell office:value-type="string">
            <text:p><text:s/>0 <text:s text:c="4"/>+- 0 <text:s text:c="14"/>0.5 +- 0 <text:s text:c="9"/>1462 mr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58 skate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60 skil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59 skim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57 mild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54 horseback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56 known</text:p>
          </table:table-cell>
        </table:table-row>
        <table:table-row table:style-name="ro1">
          <table:table-cell office:value-type="string">
            <text:p><text:s/>0 <text:s text:c="4"/>+- 0 <text:s text:c="14"/>0.5 +- 0 <text:s text:c="9"/>1355 sanna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73 champion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74 streak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72 materi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71 laughter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46 ventur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70 disgust</text:p>
          </table:table-cell>
        </table:table-row>
        <table:table-row table:style-name="ro1">
          <table:table-cell office:value-type="string">
            <text:p><text:s/>0 <text:s text:c="4"/>+- 0 <text:s text:c="14"/>0.6 +- 0 <text:s text:c="9"/>1464 french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69 mill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68 sky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76 puriti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77 hears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78 palmtre</text:p>
          </table:table-cell>
        </table:table-row>
        <table:table-row table:style-name="ro1">
          <table:table-cell office:value-type="string">
            <text:p><text:s/>0 <text:s text:c="4"/>+- 0.099 <text:s text:c="10"/>0.6 +- 0 <text:s text:c="9"/>1583 heard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82 bridesmaid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85 chin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79 chip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84 crazi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81 agent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80 grandest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67 whether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66 whatev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65 bake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51 piano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53 wishingcloak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52 wool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50 appli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49 stain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55 ferri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48 effort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54 suffoc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64 sour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56 prepar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63 hardest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61 fli</text:p>
          </table:table-cell>
        </table:table-row>
        <table:table-row table:style-name="ro1">
          <table:table-cell office:value-type="string">
            <text:p><text:s/>0 <text:s text:c="4"/>+- 0 <text:s text:c="14"/>0.6 +- 0 <text:s text:c="9"/>1622 brazen</text:p>
          </table:table-cell>
        </table:table-row>
        <table:table-row table:style-name="ro1">
          <table:table-cell office:value-type="string">
            <text:p><text:s/>0 <text:s text:c="4"/>+- 0 <text:s text:c="14"/>0.6 +- 0 <text:s text:c="9"/>1625 date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62 conceal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60 cat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57 pretend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59 soul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58 caw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86 o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87 council</text:p>
          </table:table-cell>
        </table:table-row>
        <table:table-row table:style-name="ro1">
          <table:table-cell office:value-type="string">
            <text:p><text:s/>0 <text:s text:c="4"/>+- 0 <text:s text:c="14"/>0.6 +- 0 <text:s text:c="9"/>1613 writh</text:p>
          </table:table-cell>
        </table:table-row>
        <table:table-row table:style-name="ro1">
          <table:table-cell office:value-type="string">
            <text:p><text:s/>0 <text:s text:c="4"/>+- 0 <text:s text:c="14"/>0.6 +- 0 <text:s text:c="9"/>1615 tippet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88 sharp</text:p>
          </table:table-cell>
        </table:table-row>
        <table:table-row table:style-name="ro1">
          <table:table-cell office:value-type="string">
            <text:p><text:s/>0 <text:s text:c="4"/>+- 0 <text:s text:c="14"/>0.6 +- 0 <text:s text:c="9"/>1614 map</text:p>
          </table:table-cell>
        </table:table-row>
        <table:table-row table:style-name="ro1">
          <table:table-cell office:value-type="string">
            <text:p><text:s/>0 <text:s text:c="4"/>+- 0 <text:s text:c="14"/>0.6 +- 0 <text:s text:c="9"/>1612 sworn</text:p>
          </table:table-cell>
        </table:table-row>
        <table:table-row table:style-name="ro1">
          <table:table-cell office:value-type="string">
            <text:p><text:s/>0 <text:s text:c="4"/>+- 0 <text:s text:c="14"/>0.6 +- 0 <text:s text:c="9"/>1611 fetch</text:p>
          </table:table-cell>
        </table:table-row>
        <table:table-row table:style-name="ro1">
          <table:table-cell office:value-type="string">
            <text:p><text:s/>0 <text:s text:c="4"/>+- 0 <text:s text:c="14"/>0.6 +- 0 <text:s text:c="9"/>1617 may</text:p>
          </table:table-cell>
        </table:table-row>
        <table:table-row table:style-name="ro1">
          <table:table-cell office:value-type="string">
            <text:p><text:s/>0 <text:s text:c="4"/>+- 0 <text:s text:c="14"/>0.6 +- 0 <text:s text:c="9"/>1610 tile</text:p>
          </table:table-cell>
        </table:table-row>
        <table:table-row table:style-name="ro1">
          <table:table-cell office:value-type="string">
            <text:p><text:s/>0 <text:s text:c="4"/>+- 0 <text:s text:c="14"/>0.6 +- 0 <text:s text:c="9"/>1616 mat</text:p>
          </table:table-cell>
        </table:table-row>
        <table:table-row table:style-name="ro1">
          <table:table-cell office:value-type="string">
            <text:p><text:s/>0 <text:s text:c="4"/>+- 0 <text:s text:c="14"/>0.6 +- 0 <text:s text:c="9"/>1624 pave</text:p>
          </table:table-cell>
        </table:table-row>
        <table:table-row table:style-name="ro1">
          <table:table-cell office:value-type="string">
            <text:p><text:s/>0 <text:s text:c="4"/>+- 0 <text:s text:c="14"/>0.6 +- 0 <text:s text:c="9"/>1618 neat</text:p>
          </table:table-cell>
        </table:table-row>
        <table:table-row table:style-name="ro1">
          <table:table-cell office:value-type="string">
            <text:p><text:s/>0 <text:s text:c="4"/>+- 0 <text:s text:c="14"/>0.6 +- 0 <text:s text:c="9"/>1608 pure</text:p>
          </table:table-cell>
        </table:table-row>
        <table:table-row table:style-name="ro1">
          <table:table-cell office:value-type="string">
            <text:p><text:s/>0 <text:s text:c="4"/>+- 0 <text:s text:c="14"/>0.6 +- 0 <text:s text:c="9"/>1619 dive</text:p>
          </table:table-cell>
        </table:table-row>
        <table:table-row table:style-name="ro1">
          <table:table-cell office:value-type="string">
            <text:p><text:s/>0 <text:s text:c="4"/>+- 0 <text:s text:c="14"/>0.6 +- 0 <text:s text:c="9"/>1621 spot</text:p>
          </table:table-cell>
        </table:table-row>
        <table:table-row table:style-name="ro1">
          <table:table-cell office:value-type="string">
            <text:p><text:s/>0 <text:s text:c="4"/>+- 0 <text:s text:c="14"/>0.6 +- 0 <text:s text:c="9"/>1620 dovr</text:p>
          </table:table-cell>
        </table:table-row>
        <table:table-row table:style-name="ro1">
          <table:table-cell office:value-type="string">
            <text:p><text:s/>0 <text:s text:c="4"/>+- 0 <text:s text:c="14"/>0.6 +- 0 <text:s text:c="9"/>1609 cannon</text:p>
          </table:table-cell>
        </table:table-row>
        <table:table-row table:style-name="ro1">
          <table:table-cell office:value-type="string">
            <text:p><text:s/>0 <text:s text:c="4"/>+- 0 <text:s text:c="14"/>0.6 +- 0 <text:s text:c="9"/>1607 illluck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89 stole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93 purr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95 winter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94 arbor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92 purs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91 occup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97 tilt</text:p>
          </table:table-cell>
        </table:table-row>
        <table:table-row table:style-name="ro1">
          <table:table-cell office:value-type="string">
            <text:p><text:s/>0 <text:s text:c="4"/>+- 0 <text:s text:c="14"/>0.6 +- 0 <text:s text:c="9"/>1941 cockscomb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90 shoemak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96 lifeless</text:p>
          </table:table-cell>
        </table:table-row>
        <table:table-row table:style-name="ro1">
          <table:table-cell office:value-type="string">
            <text:p><text:s/>0 <text:s text:c="4"/>+- 0 <text:s text:c="14"/>0.6 +- 0 <text:s text:c="9"/>1606 anyon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98 distinctli</text:p>
          </table:table-cell>
        </table:table-row>
        <table:table-row table:style-name="ro1">
          <table:table-cell office:value-type="string">
            <text:p><text:s/>0 <text:s text:c="4"/>+- 0 <text:s text:c="14"/>0.6 +- 0 <text:s text:c="9"/>1605 despair</text:p>
          </table:table-cell>
        </table:table-row>
        <table:table-row table:style-name="ro1">
          <table:table-cell office:value-type="string">
            <text:p><text:s/>0 <text:s text:c="4"/>+- 0 <text:s text:c="14"/>0.6 +- 0 <text:s text:c="9"/>1603 till</text:p>
          </table:table-cell>
        </table:table-row>
        <table:table-row table:style-name="ro1">
          <table:table-cell office:value-type="string">
            <text:p><text:s/>0 <text:s text:c="4"/>+- 0 <text:s text:c="14"/>0.6 +- 0 <text:s text:c="9"/>1604 sunday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47 rumpelstiltskin</text:p>
          </table:table-cell>
        </table:table-row>
        <table:table-row table:style-name="ro1">
          <table:table-cell office:value-type="string">
            <text:p><text:s/>0 <text:s text:c="4"/>+- 0 <text:s text:c="14"/>0.6 +- 0 <text:s text:c="9"/>1602 wouldst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99 parch</text:p>
          </table:table-cell>
        </table:table-row>
        <table:table-row table:style-name="ro1">
          <table:table-cell office:value-type="string">
            <text:p><text:s/>0 <text:s text:c="4"/>+- 0 <text:s text:c="14"/>0.6 +- 0 <text:s text:c="9"/>1601 dyke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44 tapestri</text:p>
          </table:table-cell>
        </table:table-row>
        <table:table-row table:style-name="ro1">
          <table:table-cell office:value-type="string">
            <text:p><text:s/>0 <text:s text:c="4"/>+- 0 <text:s text:c="14"/>0.6 +- 0 <text:s text:c="9"/>1600 pine</text:p>
          </table:table-cell>
        </table:table-row>
        <table:table-row table:style-name="ro1">
          <table:table-cell office:value-type="string">
            <text:p><text:s/>0 <text:s text:c="4"/>+- 0 <text:s text:c="14"/>0.6 +- 0 <text:s text:c="9"/>1545 examin</text:p>
          </table:table-cell>
        </table:table-row>
        <table:table-row table:style-name="ro1">
          <table:table-cell office:value-type="string">
            <text:p><text:s/>0 <text:s text:c="4"/>+- 0 <text:s text:c="14"/>0.6 +- 0 <text:s text:c="9"/>1491 bob</text:p>
          </table:table-cell>
        </table:table-row>
        <table:table-row table:style-name="ro1">
          <table:table-cell office:value-type="string">
            <text:p><text:s/>0 <text:s text:c="4"/>+- 0 <text:s text:c="14"/>0.6 +- 0 <text:s text:c="9"/>1465 tumbledown</text:p>
          </table:table-cell>
        </table:table-row>
        <table:table-row table:style-name="ro1">
          <table:table-cell office:value-type="string">
            <text:p><text:s/>0 <text:s text:c="4"/>+- 0 <text:s text:c="14"/>0.6 +- 0 <text:s text:c="9"/>1492 shook</text:p>
          </table:table-cell>
        </table:table-row>
        <table:table-row table:style-name="ro1">
          <table:table-cell office:value-type="string">
            <text:p><text:s/>0 <text:s text:c="4"/>+- 0 <text:s text:c="14"/>0.6 +- 0 <text:s text:c="9"/>1490 extrem</text:p>
          </table:table-cell>
        </table:table-row>
        <table:table-row table:style-name="ro1">
          <table:table-cell office:value-type="string">
            <text:p><text:s/>0 <text:s text:c="4"/>+- 0 <text:s text:c="14"/>0.6 +- 0 <text:s text:c="9"/>1489 dusti</text:p>
          </table:table-cell>
        </table:table-row>
        <table:table-row table:style-name="ro1">
          <table:table-cell office:value-type="string">
            <text:p><text:s/>0 <text:s text:c="4"/>+- 0 <text:s text:c="14"/>0.6 +- 0 <text:s text:c="9"/>1488 thirti</text:p>
          </table:table-cell>
        </table:table-row>
        <table:table-row table:style-name="ro1">
          <table:table-cell office:value-type="string">
            <text:p><text:s/>0 <text:s text:c="4"/>+- 0 <text:s text:c="14"/>0.7 +- 0 <text:s text:c="9"/>1487 behav</text:p>
          </table:table-cell>
        </table:table-row>
        <table:table-row table:style-name="ro1">
          <table:table-cell office:value-type="string">
            <text:p><text:s/>0 <text:s text:c="4"/>+- 0 <text:s text:c="14"/>0.7 +- 0 <text:s text:c="9"/>1486 trial</text:p>
          </table:table-cell>
        </table:table-row>
        <table:table-row table:style-name="ro1">
          <table:table-cell office:value-type="string">
            <text:p><text:s/>0 <text:s text:c="4"/>+- 0 <text:s text:c="14"/>0.7 +- 0 <text:s text:c="9"/>1493 pattypan</text:p>
          </table:table-cell>
        </table:table-row>
        <table:table-row table:style-name="ro1">
          <table:table-cell office:value-type="string">
            <text:p><text:s/>0 <text:s text:c="4"/>+- 0 <text:s text:c="14"/>0.7 +- 0 <text:s text:c="9"/>1494 pillow</text:p>
          </table:table-cell>
        </table:table-row>
        <table:table-row table:style-name="ro1">
          <table:table-cell office:value-type="string">
            <text:p><text:s/>0 <text:s text:c="4"/>+- 0 <text:s text:c="14"/>0.7 +- 0 <text:s text:c="9"/>1495 lurr</text:p>
          </table:table-cell>
        </table:table-row>
        <table:table-row table:style-name="ro1">
          <table:table-cell office:value-type="string">
            <text:p><text:s/>0 <text:s text:c="4"/>+- 0 <text:s text:c="14"/>0.7 +- 0 <text:s text:c="9"/>1501 livelihood</text:p>
          </table:table-cell>
        </table:table-row>
        <table:table-row table:style-name="ro1">
          <table:table-cell office:value-type="string">
            <text:p><text:s/>0 <text:s text:c="4"/>+- 0 <text:s text:c="14"/>0.7 +- 0 <text:s text:c="9"/>1500 extra</text:p>
          </table:table-cell>
        </table:table-row>
        <table:table-row table:style-name="ro1">
          <table:table-cell office:value-type="string">
            <text:p><text:s/>0 <text:s text:c="4"/>+- 0 <text:s text:c="14"/>0.7 +- 0 <text:s text:c="9"/>1503 prefer</text:p>
          </table:table-cell>
        </table:table-row>
        <table:table-row table:style-name="ro1">
          <table:table-cell office:value-type="string">
            <text:p><text:s/>0 <text:s text:c="4"/>+- 0 <text:s text:c="14"/>0.7 +- 0 <text:s text:c="9"/>1496 ourselv</text:p>
          </table:table-cell>
        </table:table-row>
        <table:table-row table:style-name="ro1">
          <table:table-cell office:value-type="string">
            <text:p><text:s/>0 <text:s text:c="4"/>+- 0 <text:s text:c="14"/>0.7 +- 0 <text:s text:c="9"/>1502 madman</text:p>
          </table:table-cell>
        </table:table-row>
        <table:table-row table:style-name="ro1">
          <table:table-cell office:value-type="string">
            <text:p><text:s/>0 <text:s text:c="4"/>+- 0 <text:s text:c="14"/>0.7 +- 0 <text:s text:c="9"/>1498 spinningwheel</text:p>
          </table:table-cell>
        </table:table-row>
        <table:table-row table:style-name="ro1">
          <table:table-cell office:value-type="string">
            <text:p><text:s/>0 <text:s text:c="4"/>+- 0 <text:s text:c="14"/>0.7 +- 0 <text:s text:c="9"/>1497 riddlemere</text:p>
          </table:table-cell>
        </table:table-row>
        <table:table-row table:style-name="ro1">
          <table:table-cell office:value-type="string">
            <text:p><text:s/>0 <text:s text:c="4"/>+- 0 <text:s text:c="14"/>0.7 +- 0 <text:s text:c="9"/>1485 bow</text:p>
          </table:table-cell>
        </table:table-row>
        <table:table-row table:style-name="ro1">
          <table:table-cell office:value-type="string">
            <text:p><text:s/>0 <text:s text:c="4"/>+- 0 <text:s text:c="14"/>0.7 +- 0 <text:s text:c="9"/>1484 coattail</text:p>
          </table:table-cell>
        </table:table-row>
        <table:table-row table:style-name="ro1">
          <table:table-cell office:value-type="string">
            <text:p><text:s/>0 <text:s text:c="4"/>+- 0 <text:s text:c="14"/>0.7 +- 0 <text:s text:c="9"/>1483 root</text:p>
          </table:table-cell>
        </table:table-row>
        <table:table-row table:style-name="ro1">
          <table:table-cell office:value-type="string">
            <text:p><text:s/>0 <text:s text:c="4"/>+- 0 <text:s text:c="14"/>0.7 +- 0 <text:s text:c="9"/>1469 guilti</text:p>
          </table:table-cell>
        </table:table-row>
        <table:table-row table:style-name="ro1">
          <table:table-cell office:value-type="string">
            <text:p><text:s/>0 <text:s text:c="4"/>+- 0 <text:s text:c="14"/>0.7 +- 0 <text:s text:c="9"/>1471 woodpeck</text:p>
          </table:table-cell>
        </table:table-row>
        <table:table-row table:style-name="ro1">
          <table:table-cell office:value-type="string">
            <text:p><text:s/>0 <text:s text:c="4"/>+- 0 <text:s text:c="14"/>0.7 +- 0 <text:s text:c="9"/>1470 address</text:p>
          </table:table-cell>
        </table:table-row>
        <table:table-row table:style-name="ro1">
          <table:table-cell office:value-type="string">
            <text:p><text:s/>0 <text:s text:c="4"/>+- 0 <text:s text:c="14"/>0.7 +- 0 <text:s text:c="9"/>1468 witch</text:p>
          </table:table-cell>
        </table:table-row>
        <table:table-row table:style-name="ro1">
          <table:table-cell office:value-type="string">
            <text:p><text:s/>0 <text:s text:c="4"/>+- 0 <text:s text:c="14"/>0.7 +- 0 <text:s text:c="9"/>1473 involuntarili</text:p>
          </table:table-cell>
        </table:table-row>
        <table:table-row table:style-name="ro1">
          <table:table-cell office:value-type="string">
            <text:p><text:s/>0 <text:s text:c="4"/>+- 0 <text:s text:c="14"/>0.7 +- 0 <text:s text:c="9"/>1467 gnaw</text:p>
          </table:table-cell>
        </table:table-row>
        <table:table-row table:style-name="ro1">
          <table:table-cell office:value-type="string">
            <text:p><text:s/>0 <text:s text:c="4"/>+- 0 <text:s text:c="14"/>0.7 +- 0 <text:s text:c="9"/>1466 satisfi</text:p>
          </table:table-cell>
        </table:table-row>
        <table:table-row table:style-name="ro1">
          <table:table-cell office:value-type="string">
            <text:p><text:s/>0 <text:s text:c="4"/>+- 0 <text:s text:c="14"/>0.7 +- 0 <text:s text:c="9"/>1472 along</text:p>
          </table:table-cell>
        </table:table-row>
        <table:table-row table:style-name="ro1">
          <table:table-cell office:value-type="string">
            <text:p><text:s/>0 <text:s text:c="4"/>+- 0 <text:s text:c="14"/>0.7 +- 0 <text:s text:c="9"/>1482 brilliant</text:p>
          </table:table-cell>
        </table:table-row>
        <table:table-row table:style-name="ro1">
          <table:table-cell office:value-type="string">
            <text:p><text:s/>0 <text:s text:c="4"/>+- 0 <text:s text:c="14"/>0.7 +- 0 <text:s text:c="9"/>1474 sulkili</text:p>
          </table:table-cell>
        </table:table-row>
        <table:table-row table:style-name="ro1">
          <table:table-cell office:value-type="string">
            <text:p><text:s/>0 <text:s text:c="4"/>+- 0 <text:s text:c="14"/>0.7 +- 0 <text:s text:c="9"/>1479 fenc</text:p>
          </table:table-cell>
        </table:table-row>
        <table:table-row table:style-name="ro1">
          <table:table-cell office:value-type="string">
            <text:p><text:s/>0 <text:s text:c="4"/>+- 0 <text:s text:c="14"/>0.7 +- 0 <text:s text:c="9"/>1481 invit</text:p>
          </table:table-cell>
        </table:table-row>
        <table:table-row table:style-name="ro1">
          <table:table-cell office:value-type="string">
            <text:p><text:s/>0 <text:s text:c="4"/>+- 0 <text:s text:c="14"/>0.7 +- 0 <text:s text:c="9"/>1480 cuckoo</text:p>
          </table:table-cell>
        </table:table-row>
        <table:table-row table:style-name="ro1">
          <table:table-cell office:value-type="string">
            <text:p><text:s/>0 <text:s text:c="4"/>+- 0 <text:s text:c="14"/>0.7 +- 0 <text:s text:c="9"/>1478 merriment</text:p>
          </table:table-cell>
        </table:table-row>
        <table:table-row table:style-name="ro1">
          <table:table-cell office:value-type="string">
            <text:p><text:s/>0 <text:s text:c="4"/>+- 0 <text:s text:c="14"/>0.7 +- 0 <text:s text:c="9"/>1475 wait</text:p>
          </table:table-cell>
        </table:table-row>
        <table:table-row table:style-name="ro1">
          <table:table-cell office:value-type="string">
            <text:p><text:s/>0 <text:s text:c="4"/>+- 0 <text:s text:c="14"/>0.7 +- 0 <text:s text:c="9"/>1477 boy</text:p>
          </table:table-cell>
        </table:table-row>
        <table:table-row table:style-name="ro1">
          <table:table-cell office:value-type="string">
            <text:p><text:s/>0 <text:s text:c="4"/>+- 0 <text:s text:c="14"/>0.7 +- 0 <text:s text:c="9"/>1476 box</text:p>
          </table:table-cell>
        </table:table-row>
        <table:table-row table:style-name="ro1">
          <table:table-cell office:value-type="string">
            <text:p><text:s/>0 <text:s text:c="4"/>+- 0 <text:s text:c="14"/>0.7 +- 0 <text:s text:c="9"/>1504 loosen</text:p>
          </table:table-cell>
        </table:table-row>
        <table:table-row table:style-name="ro1">
          <table:table-cell office:value-type="string">
            <text:p><text:s/>0 <text:s text:c="4"/>+- 0 <text:s text:c="14"/>0.7 +- 0 <text:s text:c="9"/>1505 brighten</text:p>
          </table:table-cell>
        </table:table-row>
        <table:table-row table:style-name="ro1">
          <table:table-cell office:value-type="string">
            <text:p><text:s/>0 <text:s text:c="4"/>+- 0 <text:s text:c="14"/>0.7 +- 0 <text:s text:c="9"/>1531 milldam</text:p>
          </table:table-cell>
        </table:table-row>
        <table:table-row table:style-name="ro1">
          <table:table-cell office:value-type="string">
            <text:p><text:s/>0 <text:s text:c="4"/>+- 0 <text:s text:c="14"/>0.7 +- 0 <text:s text:c="9"/>1533 tightli</text:p>
          </table:table-cell>
        </table:table-row>
        <table:table-row table:style-name="ro1">
          <table:table-cell office:value-type="string">
            <text:p><text:s/>0 <text:s text:c="4"/>+- 0 <text:s text:c="14"/>0.7 +- 0 <text:s text:c="9"/>1506 keeper</text:p>
          </table:table-cell>
        </table:table-row>
        <table:table-row table:style-name="ro1">
          <table:table-cell office:value-type="string">
            <text:p><text:s/>0 <text:s text:c="4"/>+- 0 <text:s text:c="14"/>0.7 +- 0 <text:s text:c="9"/>1532 repos</text:p>
          </table:table-cell>
        </table:table-row>
        <table:table-row table:style-name="ro1">
          <table:table-cell office:value-type="string">
            <text:p><text:s/>0 <text:s text:c="4"/>+- 0 <text:s text:c="14"/>0.7 +- 0 <text:s text:c="9"/>1530 angri</text:p>
          </table:table-cell>
        </table:table-row>
        <table:table-row table:style-name="ro1">
          <table:table-cell office:value-type="string">
            <text:p><text:s/>0 <text:s text:c="4"/>+- 0 <text:s text:c="14"/>0.7 +- 0 <text:s text:c="9"/>1529 carri</text:p>
          </table:table-cell>
        </table:table-row>
        <table:table-row table:style-name="ro1">
          <table:table-cell office:value-type="string">
            <text:p><text:s/>0 <text:s text:c="4"/>+- 0 <text:s text:c="14"/>0.7 +- 0 <text:s text:c="9"/>1535 chafe</text:p>
          </table:table-cell>
        </table:table-row>
        <table:table-row table:style-name="ro1">
          <table:table-cell office:value-type="string">
            <text:p><text:s/>0 <text:s text:c="4"/>+- 0 <text:s text:c="14"/>0.7 +- 0 <text:s text:c="9"/>1528 prey</text:p>
          </table:table-cell>
        </table:table-row>
        <table:table-row table:style-name="ro1">
          <table:table-cell office:value-type="string">
            <text:p><text:s/>0 <text:s text:c="4"/>+- 0 <text:s text:c="14"/>0.7 +- 0 <text:s text:c="9"/>1543 dismal</text:p>
          </table:table-cell>
        </table:table-row>
        <table:table-row table:style-name="ro1">
          <table:table-cell office:value-type="string">
            <text:p><text:s/>0 <text:s text:c="4"/>+- 0 <text:s text:c="14"/>0.7 +- 0 <text:s text:c="9"/>1534 wicked</text:p>
          </table:table-cell>
        </table:table-row>
        <table:table-row table:style-name="ro1">
          <table:table-cell office:value-type="string">
            <text:p><text:s/>0 <text:s text:c="4"/>+- 0 <text:s text:c="14"/>0.7 +- 0 <text:s text:c="9"/>1542 drown</text:p>
          </table:table-cell>
        </table:table-row>
        <table:table-row table:style-name="ro1">
          <table:table-cell office:value-type="string">
            <text:p><text:s/>0 <text:s text:c="4"/>+- 0 <text:s text:c="14"/>0.7 +- 0 <text:s text:c="9"/>1536 capit</text:p>
          </table:table-cell>
        </table:table-row>
        <table:table-row table:style-name="ro1">
          <table:table-cell office:value-type="string">
            <text:p><text:s/>0 <text:s text:c="4"/>+- 0 <text:s text:c="14"/>0.7 +- 0 <text:s text:c="9"/>1526 live</text:p>
          </table:table-cell>
        </table:table-row>
        <table:table-row table:style-name="ro1">
          <table:table-cell office:value-type="string">
            <text:p><text:s/>0 <text:s text:c="4"/>+- 0 <text:s text:c="14"/>0.7 +- 0 <text:s text:c="9"/>1541 christmastim</text:p>
          </table:table-cell>
        </table:table-row>
        <table:table-row table:style-name="ro1">
          <table:table-cell office:value-type="string">
            <text:p><text:s/>0 <text:s text:c="4"/>+- 0 <text:s text:c="14"/>0.7 +- 0 <text:s text:c="9"/>1540 propheci</text:p>
          </table:table-cell>
        </table:table-row>
        <table:table-row table:style-name="ro1">
          <table:table-cell office:value-type="string">
            <text:p><text:s/>0 <text:s text:c="4"/>+- 0 <text:s text:c="14"/>0.7 +- 0 <text:s text:c="9"/>1537 flung</text:p>
          </table:table-cell>
        </table:table-row>
        <table:table-row table:style-name="ro1">
          <table:table-cell office:value-type="string">
            <text:p><text:s/>0 <text:s text:c="4"/>+- 0 <text:s text:c="14"/>0.7 +- 0 <text:s text:c="9"/>1539 peopl</text:p>
          </table:table-cell>
        </table:table-row>
        <table:table-row table:style-name="ro1">
          <table:table-cell office:value-type="string">
            <text:p><text:s/>0 <text:s text:c="4"/>+- 0.1 <text:s text:c="12"/>0.7 +- 0 <text:s text:c="9"/>1527 wood</text:p>
          </table:table-cell>
        </table:table-row>
        <table:table-row table:style-name="ro1">
          <table:table-cell office:value-type="string">
            <text:p><text:s/>0 <text:s text:c="4"/>+- 0 <text:s text:c="14"/>0.7 +- 0 <text:s text:c="9"/>1538 afford</text:p>
          </table:table-cell>
        </table:table-row>
        <table:table-row table:style-name="ro1">
          <table:table-cell office:value-type="string">
            <text:p><text:s/>0 <text:s text:c="4"/>+- 0 <text:s text:c="14"/>0.7 +- 0 <text:s text:c="9"/>1525 everybodi</text:p>
          </table:table-cell>
        </table:table-row>
        <table:table-row table:style-name="ro1">
          <table:table-cell office:value-type="string">
            <text:p><text:s/>0 <text:s text:c="4"/>+- 0 <text:s text:c="14"/>0.7 +- 0 <text:s text:c="9"/>1507 leav</text:p>
          </table:table-cell>
        </table:table-row>
        <table:table-row table:style-name="ro1">
          <table:table-cell office:value-type="string">
            <text:p><text:s/>0 <text:s text:c="4"/>+- 0 <text:s text:c="14"/>0.7 +- 0 <text:s text:c="9"/>1511 umph</text:p>
          </table:table-cell>
        </table:table-row>
        <table:table-row table:style-name="ro1">
          <table:table-cell office:value-type="string">
            <text:p><text:s/>0 <text:s text:c="4"/>+- 0 <text:s text:c="14"/>0.7 +- 0 <text:s text:c="9"/>1513 angelo</text:p>
          </table:table-cell>
        </table:table-row>
        <table:table-row table:style-name="ro1">
          <table:table-cell office:value-type="string">
            <text:p><text:s/>0 <text:s text:c="4"/>+- 0 <text:s text:c="14"/>0.7 +- 0 <text:s text:c="9"/>1512 transplant</text:p>
          </table:table-cell>
        </table:table-row>
        <table:table-row table:style-name="ro1">
          <table:table-cell office:value-type="string">
            <text:p><text:s/>0 <text:s text:c="4"/>+- 0 <text:s text:c="14"/>0.7 +- 0 <text:s text:c="9"/>1510 isolda</text:p>
          </table:table-cell>
        </table:table-row>
        <table:table-row table:style-name="ro1">
          <table:table-cell office:value-type="string">
            <text:p><text:s/>0 <text:s text:c="4"/>+- 0 <text:s text:c="14"/>0.7 +- 0 <text:s text:c="9"/>1509 visibl</text:p>
          </table:table-cell>
        </table:table-row>
        <table:table-row table:style-name="ro1">
          <table:table-cell office:value-type="string">
            <text:p><text:s/>0 <text:s text:c="4"/>+- 0 <text:s text:c="14"/>0.7 +- 0 <text:s text:c="9"/>1515 littletown</text:p>
          </table:table-cell>
        </table:table-row>
        <table:table-row table:style-name="ro1">
          <table:table-cell office:value-type="string">
            <text:p><text:s/>0 <text:s text:c="4"/>+- 0 <text:s text:c="14"/>0.7 +- 0 <text:s text:c="9"/>1508 firestool</text:p>
          </table:table-cell>
        </table:table-row>
        <table:table-row table:style-name="ro1">
          <table:table-cell office:value-type="string">
            <text:p><text:s/>0 <text:s text:c="4"/>+- 0 <text:s text:c="14"/>0.7 +- 0 <text:s text:c="9"/>1514 cuttingboard</text:p>
          </table:table-cell>
        </table:table-row>
        <table:table-row table:style-name="ro1">
          <table:table-cell office:value-type="string">
            <text:p><text:s/>0 <text:s text:c="4"/>+- 0 <text:s text:c="14"/>0.7 +- 0 <text:s text:c="9"/>1524 majest</text:p>
          </table:table-cell>
        </table:table-row>
        <table:table-row table:style-name="ro1">
          <table:table-cell office:value-type="string">
            <text:p><text:s/>0 <text:s text:c="4"/>+- 0 <text:s text:c="14"/>0.7 +- 0 <text:s text:c="9"/>1516 concoct</text:p>
          </table:table-cell>
        </table:table-row>
        <table:table-row table:style-name="ro1">
          <table:table-cell office:value-type="string">
            <text:p><text:s/>0 <text:s text:c="4"/>+- 0 <text:s text:c="14"/>0.7 +- 0 <text:s text:c="9"/>1523 ninepin</text:p>
          </table:table-cell>
        </table:table-row>
        <table:table-row table:style-name="ro1">
          <table:table-cell office:value-type="string">
            <text:p><text:s/>0 <text:s text:c="4"/>+- 0 <text:s text:c="14"/>0.7 +- 0 <text:s text:c="9"/>1521 joyous</text:p>
          </table:table-cell>
        </table:table-row>
        <table:table-row table:style-name="ro1">
          <table:table-cell office:value-type="string">
            <text:p><text:s/>0 <text:s text:c="4"/>+- 0 <text:s text:c="14"/>0.7 +- 0 <text:s text:c="9"/>1940 champagn</text:p>
          </table:table-cell>
        </table:table-row>
        <table:table-row table:style-name="ro1">
          <table:table-cell office:value-type="string">
            <text:p><text:s/>0 <text:s text:c="4"/>+- 0 <text:s text:c="14"/>0.7 +- 0 <text:s text:c="9"/>1522 visit</text:p>
          </table:table-cell>
        </table:table-row>
        <table:table-row table:style-name="ro1">
          <table:table-cell office:value-type="string">
            <text:p><text:s/>0 <text:s text:c="4"/>+- 0 <text:s text:c="14"/>0.7 +- 0 <text:s text:c="9"/>1520 saddl</text:p>
          </table:table-cell>
        </table:table-row>
        <table:table-row table:style-name="ro1">
          <table:table-cell office:value-type="string">
            <text:p><text:s/>0 <text:s text:c="4"/>+- 0 <text:s text:c="14"/>0.7 +- 0 <text:s text:c="9"/>1517 fresher</text:p>
          </table:table-cell>
        </table:table-row>
        <table:table-row table:style-name="ro1">
          <table:table-cell office:value-type="string">
            <text:p><text:s/>0 <text:s text:c="4"/>+- 0 <text:s text:c="14"/>0.7 +- 0 <text:s text:c="9"/>1519 sake</text:p>
          </table:table-cell>
        </table:table-row>
        <table:table-row table:style-name="ro1">
          <table:table-cell office:value-type="string">
            <text:p><text:s/>0 <text:s text:c="4"/>+- 0 <text:s text:c="14"/>0.7 +- 0 <text:s text:c="9"/>1518 homesick</text:p>
          </table:table-cell>
        </table:table-row>
        <table:table-row table:style-name="ro1">
          <table:table-cell office:value-type="string">
            <text:p><text:s/>0 <text:s text:c="4"/>+- 0 <text:s text:c="14"/>0.7 +- 0 <text:s text:c="9"/>2374 spectat</text:p>
          </table:table-cell>
        </table:table-row>
        <table:table-row table:style-name="ro1">
          <table:table-cell office:value-type="string">
            <text:p><text:s/>0 <text:s text:c="4"/>+- 0 <text:s text:c="14"/>0.7 +- 0 <text:s text:c="9"/>2375 ascend</text:p>
          </table:table-cell>
        </table:table-row>
        <table:table-row table:style-name="ro1">
          <table:table-cell office:value-type="string">
            <text:p><text:s/>0 <text:s text:c="4"/>+- 0 <text:s text:c="14"/>0.7 +- 0 <text:s text:c="9"/>2373 grub</text:p>
          </table:table-cell>
        </table:table-row>
        <table:table-row table:style-name="ro1">
          <table:table-cell office:value-type="string">
            <text:p><text:s/>0 <text:s text:c="4"/>+- 0 <text:s text:c="14"/>0.7 +- 0 <text:s text:c="9"/>2372 laugh</text:p>
          </table:table-cell>
        </table:table-row>
        <table:table-row table:style-name="ro1">
          <table:table-cell office:value-type="string">
            <text:p><text:s/>0 <text:s text:c="4"/>+- 0 <text:s text:c="14"/>0.7 +- 0 <text:s text:c="9"/>2371 evergreen</text:p>
          </table:table-cell>
        </table:table-row>
        <table:table-row table:style-name="ro1">
          <table:table-cell office:value-type="string">
            <text:p><text:s/>0 <text:s text:c="4"/>+- 0 <text:s text:c="14"/>0.7 +- 0 <text:s text:c="9"/>2370 fulfil</text:p>
          </table:table-cell>
        </table:table-row>
        <table:table-row table:style-name="ro1">
          <table:table-cell office:value-type="string">
            <text:p><text:s/>0 <text:s text:c="4"/>+- 0 <text:s text:c="14"/>0.7 +- 0 <text:s text:c="9"/>2369 heiberg</text:p>
          </table:table-cell>
        </table:table-row>
        <table:table-row table:style-name="ro1">
          <table:table-cell office:value-type="string">
            <text:p><text:s/>0 <text:s text:c="4"/>+- 0 <text:s text:c="14"/>0.7 +- 0 <text:s text:c="9"/>2376 fourandtwenti</text:p>
          </table:table-cell>
        </table:table-row>
        <table:table-row table:style-name="ro1">
          <table:table-cell office:value-type="string">
            <text:p><text:s/>0 <text:s text:c="4"/>+- 0 <text:s text:c="14"/>0.7 +- 0 <text:s text:c="9"/>2347 boast</text:p>
          </table:table-cell>
        </table:table-row>
        <table:table-row table:style-name="ro1">
          <table:table-cell office:value-type="string">
            <text:p><text:s/>0 <text:s text:c="4"/>+- 0 <text:s text:c="14"/>0.7 +- 0 <text:s text:c="9"/>2377 dole</text:p>
          </table:table-cell>
        </table:table-row>
        <table:table-row table:style-name="ro1">
          <table:table-cell office:value-type="string">
            <text:p><text:s/>0 <text:s text:c="4"/>+- 0 <text:s text:c="14"/>0.7 +- 0 <text:s text:c="9"/>2378 granit</text:p>
          </table:table-cell>
        </table:table-row>
        <table:table-row table:style-name="ro1">
          <table:table-cell office:value-type="string">
            <text:p><text:s/>0 <text:s text:c="4"/>+- 0 <text:s text:c="14"/>0.7 +- 0 <text:s text:c="9"/>2383 refresh</text:p>
          </table:table-cell>
        </table:table-row>
        <table:table-row table:style-name="ro1">
          <table:table-cell office:value-type="string">
            <text:p><text:s/>0 <text:s text:c="4"/>+- 0 <text:s text:c="14"/>0.7 +- 0 <text:s text:c="9"/>2384 hacke</text:p>
          </table:table-cell>
        </table:table-row>
        <table:table-row table:style-name="ro1">
          <table:table-cell office:value-type="string">
            <text:p><text:s/>0 <text:s text:c="4"/>+- 0 <text:s text:c="14"/>0.7 +- 0 <text:s text:c="9"/>2382 lobster</text:p>
          </table:table-cell>
        </table:table-row>
        <table:table-row table:style-name="ro1">
          <table:table-cell office:value-type="string">
            <text:p><text:s/>0 <text:s text:c="4"/>+- 0 <text:s text:c="14"/>0.8 +- 0 <text:s text:c="9"/>2385 musician</text:p>
          </table:table-cell>
        </table:table-row>
        <table:table-row table:style-name="ro1">
          <table:table-cell office:value-type="string">
            <text:p><text:s/>0 <text:s text:c="4"/>+- 0 <text:s text:c="14"/>0.8 +- 0 <text:s text:c="9"/>2379 amongst</text:p>
          </table:table-cell>
        </table:table-row>
        <table:table-row table:style-name="ro1">
          <table:table-cell office:value-type="string">
            <text:p><text:s/>0 <text:s text:c="4"/>+- 0 <text:s text:c="14"/>0.8 +- 0 <text:s text:c="9"/>2381 cellar</text:p>
          </table:table-cell>
        </table:table-row>
        <table:table-row table:style-name="ro1">
          <table:table-cell office:value-type="string">
            <text:p><text:s/>0 <text:s text:c="4"/>+- 0 <text:s text:c="14"/>0.8 +- 0 <text:s text:c="9"/>2380 fall</text:p>
          </table:table-cell>
        </table:table-row>
        <table:table-row table:style-name="ro1">
          <table:table-cell office:value-type="string">
            <text:p><text:s/>0 <text:s text:c="4"/>+- 0 <text:s text:c="14"/>0.8 +- 0 <text:s text:c="9"/>2368 clap</text:p>
          </table:table-cell>
        </table:table-row>
        <table:table-row table:style-name="ro1">
          <table:table-cell office:value-type="string">
            <text:p><text:s/>0 <text:s text:c="4"/>+- 0 <text:s text:c="14"/>0.8 +- 0 <text:s text:c="9"/>2367 kennel</text:p>
          </table:table-cell>
        </table:table-row>
        <table:table-row table:style-name="ro1">
          <table:table-cell office:value-type="string">
            <text:p><text:s/>0 <text:s text:c="4"/>+- 0 <text:s text:c="14"/>0.8 +- 0 <text:s text:c="9"/>2366 clau</text:p>
          </table:table-cell>
        </table:table-row>
        <table:table-row table:style-name="ro1">
          <table:table-cell office:value-type="string">
            <text:p><text:s/>0 <text:s text:c="4"/>+- 0 <text:s text:c="14"/>0.8 +- 0 <text:s text:c="9"/>2352 stranger</text:p>
          </table:table-cell>
        </table:table-row>
        <table:table-row table:style-name="ro1">
          <table:table-cell office:value-type="string">
            <text:p><text:s/>0 <text:s text:c="4"/>+- 0 <text:s text:c="14"/>0.8 +- 0 <text:s text:c="9"/>2354 clad</text:p>
          </table:table-cell>
        </table:table-row>
        <table:table-row table:style-name="ro1">
          <table:table-cell office:value-type="string">
            <text:p><text:s/>0 <text:s text:c="4"/>+- 0 <text:s text:c="14"/>0.8 +- 0 <text:s text:c="9"/>2353 dewdrop</text:p>
          </table:table-cell>
        </table:table-row>
        <table:table-row table:style-name="ro1">
          <table:table-cell office:value-type="string">
            <text:p><text:s/>0 <text:s text:c="4"/>+- 0 <text:s text:c="14"/>0.8 +- 0 <text:s text:c="9"/>2351 blackberri</text:p>
          </table:table-cell>
        </table:table-row>
        <table:table-row table:style-name="ro1">
          <table:table-cell office:value-type="string">
            <text:p><text:s/>0 <text:s text:c="4"/>+- 0 <text:s text:c="14"/>0.8 +- 0 <text:s text:c="9"/>2356 slain</text:p>
          </table:table-cell>
        </table:table-row>
        <table:table-row table:style-name="ro1">
          <table:table-cell office:value-type="string">
            <text:p><text:s/>0 <text:s text:c="4"/>+- 0 <text:s text:c="14"/>0.8 +- 0 <text:s text:c="9"/>2350 towel</text:p>
          </table:table-cell>
        </table:table-row>
        <table:table-row table:style-name="ro1">
          <table:table-cell office:value-type="string">
            <text:p><text:s/>0 <text:s text:c="4"/>+- 0 <text:s text:c="14"/>0.8 +- 0 <text:s text:c="9"/>2349 seacattl</text:p>
          </table:table-cell>
        </table:table-row>
        <table:table-row table:style-name="ro1">
          <table:table-cell office:value-type="string">
            <text:p><text:s/>0 <text:s text:c="4"/>+- 0 <text:s text:c="14"/>0.8 +- 0 <text:s text:c="9"/>2355 beechwood</text:p>
          </table:table-cell>
        </table:table-row>
        <table:table-row table:style-name="ro1">
          <table:table-cell office:value-type="string">
            <text:p><text:s/>0 <text:s text:c="4"/>+- 0 <text:s text:c="14"/>0.8 +- 0 <text:s text:c="9"/>2365 downward</text:p>
          </table:table-cell>
        </table:table-row>
        <table:table-row table:style-name="ro1">
          <table:table-cell office:value-type="string">
            <text:p><text:s/>0 <text:s text:c="4"/>+- 0 <text:s text:c="14"/>0.8 +- 0 <text:s text:c="9"/>2357 shelf</text:p>
          </table:table-cell>
        </table:table-row>
        <table:table-row table:style-name="ro1">
          <table:table-cell office:value-type="string">
            <text:p><text:s/>0 <text:s text:c="4"/>+- 0 <text:s text:c="14"/>0.8 +- 0 <text:s text:c="9"/>2362 hallelujah</text:p>
          </table:table-cell>
        </table:table-row>
        <table:table-row table:style-name="ro1">
          <table:table-cell office:value-type="string">
            <text:p><text:s/>0 <text:s text:c="4"/>+- 0 <text:s text:c="14"/>0.8 +- 0 <text:s text:c="9"/>2364 claw</text:p>
          </table:table-cell>
        </table:table-row>
        <table:table-row table:style-name="ro1">
          <table:table-cell office:value-type="string">
            <text:p><text:s/>0 <text:s text:c="4"/>+- 0 <text:s text:c="14"/>0.8 +- 0 <text:s text:c="9"/>1942 pair</text:p>
          </table:table-cell>
        </table:table-row>
        <table:table-row table:style-name="ro1">
          <table:table-cell office:value-type="string">
            <text:p><text:s/>0 <text:s text:c="4"/>+- 0 <text:s text:c="14"/>0.8 +- 0 <text:s text:c="9"/>2363 clay</text:p>
          </table:table-cell>
        </table:table-row>
        <table:table-row table:style-name="ro1">
          <table:table-cell office:value-type="string">
            <text:p><text:s/>0 <text:s text:c="4"/>+- 0 <text:s text:c="14"/>0.8 +- 0 <text:s text:c="9"/>2361 either</text:p>
          </table:table-cell>
        </table:table-row>
        <table:table-row table:style-name="ro1">
          <table:table-cell office:value-type="string">
            <text:p><text:s/>0 <text:s text:c="4"/>+- 0 <text:s text:c="14"/>0.8 +- 0 <text:s text:c="9"/>2358 shutter</text:p>
          </table:table-cell>
        </table:table-row>
        <table:table-row table:style-name="ro1">
          <table:table-cell office:value-type="string">
            <text:p><text:s/>0 <text:s text:c="4"/>+- 0 <text:s text:c="14"/>0.8 +- 0 <text:s text:c="9"/>2360 cooper</text:p>
          </table:table-cell>
        </table:table-row>
        <table:table-row table:style-name="ro1">
          <table:table-cell office:value-type="string">
            <text:p><text:s/>0 <text:s text:c="4"/>+- 0 <text:s text:c="14"/>0.8 +- 0 <text:s text:c="9"/>2359 chamber</text:p>
          </table:table-cell>
        </table:table-row>
        <table:table-row table:style-name="ro1">
          <table:table-cell office:value-type="string">
            <text:p><text:s/>0 <text:s text:c="4"/>+- 0 <text:s text:c="14"/>0.8 +- 0 <text:s text:c="9"/>2386 lofti</text:p>
          </table:table-cell>
        </table:table-row>
        <table:table-row table:style-name="ro1">
          <table:table-cell office:value-type="string">
            <text:p><text:s/>0 <text:s text:c="4"/>+- 0 <text:s text:c="14"/>0.8 +- 0 <text:s text:c="9"/>2387 ascent</text:p>
          </table:table-cell>
        </table:table-row>
        <table:table-row table:style-name="ro1">
          <table:table-cell office:value-type="string">
            <text:p><text:s/>0 <text:s text:c="4"/>+- 0 <text:s text:c="14"/>0.8 +- 0 <text:s text:c="9"/>1947 byway</text:p>
          </table:table-cell>
        </table:table-row>
        <table:table-row table:style-name="ro1">
          <table:table-cell office:value-type="string">
            <text:p><text:s/>0 <text:s text:c="4"/>+- 0 <text:s text:c="14"/>0.8 +- 0 <text:s text:c="9"/>2413 sixth</text:p>
          </table:table-cell>
        </table:table-row>
        <table:table-row table:style-name="ro1">
          <table:table-cell office:value-type="string">
            <text:p><text:s/>0 <text:s text:c="4"/>+- 0 <text:s text:c="14"/>0.8 +- 0 <text:s text:c="9"/>2388 stubbl</text:p>
          </table:table-cell>
        </table:table-row>
        <table:table-row table:style-name="ro1">
          <table:table-cell office:value-type="string">
            <text:p><text:s/>0 <text:s text:c="4"/>+- 0 <text:s text:c="14"/>0.8 +- 0 <text:s text:c="9"/>2415 inspect</text:p>
          </table:table-cell>
        </table:table-row>
        <table:table-row table:style-name="ro1">
          <table:table-cell office:value-type="string">
            <text:p><text:s/>0 <text:s text:c="4"/>+- 0 <text:s text:c="14"/>0.8 +- 0 <text:s text:c="9"/>2414 sniffl</text:p>
          </table:table-cell>
        </table:table-row>
        <table:table-row table:style-name="ro1">
          <table:table-cell office:value-type="string">
            <text:p><text:s/>0 <text:s text:c="4"/>+- 0 <text:s text:c="14"/>0.8 +- 0 <text:s text:c="9"/>2412 sixti</text:p>
          </table:table-cell>
        </table:table-row>
        <table:table-row table:style-name="ro1">
          <table:table-cell office:value-type="string">
            <text:p><text:s/>0 <text:s text:c="4"/>+- 0 <text:s text:c="14"/>0.8 +- 0 <text:s text:c="9"/>2417 sprung</text:p>
          </table:table-cell>
        </table:table-row>
        <table:table-row table:style-name="ro1">
          <table:table-cell office:value-type="string">
            <text:p><text:s/>0 <text:s text:c="4"/>+- 0 <text:s text:c="14"/>0.8 +- 0 <text:s text:c="9"/>2411 quit</text:p>
          </table:table-cell>
        </table:table-row>
        <table:table-row table:style-name="ro1">
          <table:table-cell office:value-type="string">
            <text:p><text:s/>0 <text:s text:c="4"/>+- 0 <text:s text:c="14"/>0.8 +- 0 <text:s text:c="9"/>2410 power</text:p>
          </table:table-cell>
        </table:table-row>
        <table:table-row table:style-name="ro1">
          <table:table-cell office:value-type="string">
            <text:p><text:s/>0 <text:s text:c="4"/>+- 0 <text:s text:c="14"/>0.8 +- 0 <text:s text:c="9"/>2416 gratitud</text:p>
          </table:table-cell>
        </table:table-row>
        <table:table-row table:style-name="ro1">
          <table:table-cell office:value-type="string">
            <text:p><text:s/>0 <text:s text:c="4"/>+- 0 <text:s text:c="14"/>0.8 +- 0 <text:s text:c="9"/>2418 broken</text:p>
          </table:table-cell>
        </table:table-row>
        <table:table-row table:style-name="ro1">
          <table:table-cell office:value-type="string">
            <text:p><text:s/>0 <text:s text:c="4"/>+- 0 <text:s text:c="14"/>0.8 +- 0 <text:s text:c="9"/>2408 successor</text:p>
          </table:table-cell>
        </table:table-row>
        <table:table-row table:style-name="ro1">
          <table:table-cell office:value-type="string">
            <text:p><text:s/>0 <text:s text:c="4"/>+- 0 <text:s text:c="14"/>0.8 +- 0 <text:s text:c="9"/>2423 handsomest</text:p>
          </table:table-cell>
        </table:table-row>
        <table:table-row table:style-name="ro1">
          <table:table-cell office:value-type="string">
            <text:p><text:s/>0 <text:s text:c="4"/>+- 0 <text:s text:c="14"/>0.8 +- 0 <text:s text:c="9"/>2422 kerchief</text:p>
          </table:table-cell>
        </table:table-row>
        <table:table-row table:style-name="ro1">
          <table:table-cell office:value-type="string">
            <text:p><text:s/>0 <text:s text:c="4"/>+- 0 <text:s text:c="14"/>0.8 +- 0 <text:s text:c="9"/>2424 throw</text:p>
          </table:table-cell>
        </table:table-row>
        <table:table-row table:style-name="ro1">
          <table:table-cell office:value-type="string">
            <text:p><text:s/>0 <text:s text:c="4"/>+- 0 <text:s text:c="14"/>0.8 +- 0 <text:s text:c="9"/>2419 journeyman</text:p>
          </table:table-cell>
        </table:table-row>
        <table:table-row table:style-name="ro1">
          <table:table-cell office:value-type="string">
            <text:p><text:s/>0 <text:s text:c="4"/>+- 0 <text:s text:c="14"/>0.8 +- 0 <text:s text:c="9"/>2421 washtub</text:p>
          </table:table-cell>
        </table:table-row>
        <table:table-row table:style-name="ro1">
          <table:table-cell office:value-type="string">
            <text:p><text:s/>0 <text:s text:c="4"/>+- 0 <text:s text:c="14"/>0.8 +- 0 <text:s text:c="9"/>2420 fulli</text:p>
          </table:table-cell>
        </table:table-row>
        <table:table-row table:style-name="ro1">
          <table:table-cell office:value-type="string">
            <text:p><text:s/>0 <text:s text:c="4"/>+- 0 <text:s text:c="14"/>0.8 +- 0 <text:s text:c="9"/>2409 roast</text:p>
          </table:table-cell>
        </table:table-row>
        <table:table-row table:style-name="ro1">
          <table:table-cell office:value-type="string">
            <text:p><text:s/>0 <text:s text:c="4"/>+- 0 <text:s text:c="14"/>0.8 +- 0 <text:s text:c="9"/>2407 uneasi</text:p>
          </table:table-cell>
        </table:table-row>
        <table:table-row table:style-name="ro1">
          <table:table-cell office:value-type="string">
            <text:p><text:s/>0 <text:s text:c="4"/>+- 0 <text:s text:c="14"/>0.8 +- 0 <text:s text:c="9"/>2389 courthous</text:p>
          </table:table-cell>
        </table:table-row>
        <table:table-row table:style-name="ro1">
          <table:table-cell office:value-type="string">
            <text:p><text:s/>0 <text:s text:c="4"/>+- 0 <text:s text:c="14"/>0.8 +- 0 <text:s text:c="9"/>2393 mood</text:p>
          </table:table-cell>
        </table:table-row>
        <table:table-row table:style-name="ro1">
          <table:table-cell office:value-type="string">
            <text:p><text:s/>0 <text:s text:c="4"/>+- 0 <text:s text:c="14"/>0.8 +- 0 <text:s text:c="9"/>2425 mantelpiec</text:p>
          </table:table-cell>
        </table:table-row>
        <table:table-row table:style-name="ro1">
          <table:table-cell office:value-type="string">
            <text:p><text:s/>0 <text:s text:c="4"/>+- 0 <text:s text:c="14"/>0.8 +- 0 <text:s text:c="9"/>2395 noon</text:p>
          </table:table-cell>
        </table:table-row>
        <table:table-row table:style-name="ro1">
          <table:table-cell office:value-type="string">
            <text:p><text:s/>0 <text:s text:c="4"/>+- 0 <text:s text:c="14"/>0.8 +- 0 <text:s text:c="9"/>2394 elderblossom</text:p>
          </table:table-cell>
        </table:table-row>
        <table:table-row table:style-name="ro1">
          <table:table-cell office:value-type="string">
            <text:p><text:s/>0 <text:s text:c="4"/>+- 0 <text:s text:c="14"/>0.8 +- 0 <text:s text:c="9"/>2392 wizz</text:p>
          </table:table-cell>
        </table:table-row>
        <table:table-row table:style-name="ro1">
          <table:table-cell office:value-type="string">
            <text:p><text:s/>0 <text:s text:c="4"/>+- 0 <text:s text:c="14"/>0.8 +- 0 <text:s text:c="9"/>2397 proport</text:p>
          </table:table-cell>
        </table:table-row>
        <table:table-row table:style-name="ro1">
          <table:table-cell office:value-type="string">
            <text:p><text:s/>0 <text:s text:c="4"/>+- 0 <text:s text:c="14"/>0.8 +- 0 <text:s text:c="9"/>2391 altar</text:p>
          </table:table-cell>
        </table:table-row>
        <table:table-row table:style-name="ro1">
          <table:table-cell office:value-type="string">
            <text:p><text:s/>0 <text:s text:c="4"/>+- 0 <text:s text:c="14"/>0.8 +- 0 <text:s text:c="9"/>2390 mysteri</text:p>
          </table:table-cell>
        </table:table-row>
        <table:table-row table:style-name="ro1">
          <table:table-cell office:value-type="string">
            <text:p><text:s/>0 <text:s text:c="4"/>+- 0 <text:s text:c="14"/>0.8 +- 0 <text:s text:c="9"/>2396 smitten</text:p>
          </table:table-cell>
        </table:table-row>
        <table:table-row table:style-name="ro1">
          <table:table-cell office:value-type="string">
            <text:p><text:s/>0 <text:s text:c="4"/>+- 0 <text:s text:c="14"/>0.8 +- 0 <text:s text:c="9"/>2406 refer</text:p>
          </table:table-cell>
        </table:table-row>
        <table:table-row table:style-name="ro1">
          <table:table-cell office:value-type="string">
            <text:p><text:s/>0 <text:s text:c="4"/>+- 0 <text:s text:c="14"/>0.8 +- 0 <text:s text:c="9"/>2398 boni</text:p>
          </table:table-cell>
        </table:table-row>
        <table:table-row table:style-name="ro1">
          <table:table-cell office:value-type="string">
            <text:p><text:s/>0 <text:s text:c="4"/>+- 0 <text:s text:c="14"/>0.8 +- 0 <text:s text:c="9"/>2403 impress</text:p>
          </table:table-cell>
        </table:table-row>
        <table:table-row table:style-name="ro1">
          <table:table-cell office:value-type="string">
            <text:p><text:s/>0 <text:s text:c="4"/>+- 0 <text:s text:c="14"/>0.8 +- 0 <text:s text:c="9"/>2405 knife</text:p>
          </table:table-cell>
        </table:table-row>
        <table:table-row table:style-name="ro1">
          <table:table-cell office:value-type="string">
            <text:p><text:s/>0 <text:s text:c="4"/>+- 0 <text:s text:c="14"/>0.8 +- 0 <text:s text:c="9"/>2346 mannikin</text:p>
          </table:table-cell>
        </table:table-row>
        <table:table-row table:style-name="ro1">
          <table:table-cell office:value-type="string">
            <text:p><text:s/>0 <text:s text:c="4"/>+- 0 <text:s text:c="14"/>0.8 +- 0 <text:s text:c="9"/>2404 sidl</text:p>
          </table:table-cell>
        </table:table-row>
        <table:table-row table:style-name="ro1">
          <table:table-cell office:value-type="string">
            <text:p><text:s/>0 <text:s text:c="4"/>+- 0 <text:s text:c="14"/>0.8 +- 0 <text:s text:c="9"/>2348 christina</text:p>
          </table:table-cell>
        </table:table-row>
        <table:table-row table:style-name="ro1">
          <table:table-cell office:value-type="string">
            <text:p><text:s/>0 <text:s text:c="4"/>+- 0 <text:s text:c="14"/>0.8 +- 0 <text:s text:c="9"/>2402 garret</text:p>
          </table:table-cell>
        </table:table-row>
        <table:table-row table:style-name="ro1">
          <table:table-cell office:value-type="string">
            <text:p><text:s/>0 <text:s text:c="4"/>+- 0 <text:s text:c="14"/>0.8 +- 0 <text:s text:c="9"/>2399 landscap</text:p>
          </table:table-cell>
        </table:table-row>
        <table:table-row table:style-name="ro1">
          <table:table-cell office:value-type="string">
            <text:p><text:s/>0 <text:s text:c="4"/>+- 0 <text:s text:c="14"/>0.8 +- 0 <text:s text:c="9"/>2401 moor</text:p>
          </table:table-cell>
        </table:table-row>
        <table:table-row table:style-name="ro1">
          <table:table-cell office:value-type="string">
            <text:p><text:s/>0 <text:s text:c="4"/>+- 0 <text:s text:c="14"/>0.8 +- 0 <text:s text:c="9"/>2400 moon</text:p>
          </table:table-cell>
        </table:table-row>
        <table:table-row table:style-name="ro1">
          <table:table-cell office:value-type="string">
            <text:p><text:s/>0 <text:s text:c="4"/>+- 0 <text:s text:c="14"/>0.8 +- 0 <text:s text:c="9"/>2293 actor</text:p>
          </table:table-cell>
        </table:table-row>
        <table:table-row table:style-name="ro1">
          <table:table-cell office:value-type="string">
            <text:p><text:s/>0 <text:s text:c="4"/>+- 0 <text:s text:c="14"/>0.8 +- 0 <text:s text:c="9"/>2345 dare</text:p>
          </table:table-cell>
        </table:table-row>
        <table:table-row table:style-name="ro1">
          <table:table-cell office:value-type="string">
            <text:p><text:s/>0 <text:s text:c="4"/>+- 0 <text:s text:c="14"/>0.8 +- 0 <text:s text:c="9"/>2294 touch</text:p>
          </table:table-cell>
        </table:table-row>
        <table:table-row table:style-name="ro1">
          <table:table-cell office:value-type="string">
            <text:p><text:s/>0 <text:s text:c="4"/>+- 0 <text:s text:c="14"/>0.8 +- 0 <text:s text:c="9"/>2291 tide</text:p>
          </table:table-cell>
        </table:table-row>
        <table:table-row table:style-name="ro1">
          <table:table-cell office:value-type="string">
            <text:p><text:s/>0 <text:s text:c="4"/>+- 0 <text:s text:c="14"/>0.8 +- 0 <text:s text:c="9"/>2290 violent</text:p>
          </table:table-cell>
        </table:table-row>
        <table:table-row table:style-name="ro1">
          <table:table-cell office:value-type="string">
            <text:p><text:s/>0 <text:s text:c="4"/>+- 0 <text:s text:c="14"/>0.8 +- 0 <text:s text:c="9"/>2289 got</text:p>
          </table:table-cell>
        </table:table-row>
        <table:table-row table:style-name="ro1">
          <table:table-cell office:value-type="string">
            <text:p><text:s/>0 <text:s text:c="4"/>+- 0 <text:s text:c="14"/>0.8 +- 0 <text:s text:c="9"/>2288 rest</text:p>
          </table:table-cell>
        </table:table-row>
        <table:table-row table:style-name="ro1">
          <table:table-cell office:value-type="string">
            <text:p><text:s/>0 <text:s text:c="4"/>+- 0 <text:s text:c="14"/>0.8 +- 0 <text:s text:c="9"/>2287 knot</text:p>
          </table:table-cell>
        </table:table-row>
        <table:table-row table:style-name="ro1">
          <table:table-cell office:value-type="string">
            <text:p><text:s/>0 <text:s text:c="4"/>+- 0 <text:s text:c="14"/>0.8 +- 0 <text:s text:c="9"/>2427 stone</text:p>
          </table:table-cell>
        </table:table-row>
        <table:table-row table:style-name="ro1">
          <table:table-cell office:value-type="string">
            <text:p><text:s/>0 <text:s text:c="4"/>+- 0 <text:s text:c="14"/>0.8 +- 0 <text:s text:c="9"/>2295 polish</text:p>
          </table:table-cell>
        </table:table-row>
        <table:table-row table:style-name="ro1">
          <table:table-cell office:value-type="string">
            <text:p><text:s/>0 <text:s text:c="4"/>+- 0 <text:s text:c="14"/>0.8 +- 0 <text:s text:c="9"/>2296 outlin</text:p>
          </table:table-cell>
        </table:table-row>
        <table:table-row table:style-name="ro1">
          <table:table-cell office:value-type="string">
            <text:p><text:s/>0 <text:s text:c="4"/>+- 0 <text:s text:c="14"/>0.8 +- 0 <text:s text:c="9"/>2297 speed</text:p>
          </table:table-cell>
        </table:table-row>
        <table:table-row table:style-name="ro1">
          <table:table-cell office:value-type="string">
            <text:p><text:s/>0 <text:s text:c="4"/>+- 0 <text:s text:c="14"/>0.8 +- 0 <text:s text:c="9"/>2302 wherefor</text:p>
          </table:table-cell>
        </table:table-row>
        <table:table-row table:style-name="ro1">
          <table:table-cell office:value-type="string">
            <text:p><text:s/>0 <text:s text:c="4"/>+- 0 <text:s text:c="14"/>0.8 +- 0 <text:s text:c="9"/>2303 bann</text:p>
          </table:table-cell>
        </table:table-row>
        <table:table-row table:style-name="ro1">
          <table:table-cell office:value-type="string">
            <text:p><text:s/>0 <text:s text:c="4"/>+- 0 <text:s text:c="14"/>0.8 +- 0 <text:s text:c="9"/>2301 sprang</text:p>
          </table:table-cell>
        </table:table-row>
        <table:table-row table:style-name="ro1">
          <table:table-cell office:value-type="string">
            <text:p><text:s/>0 <text:s text:c="4"/>+- 0 <text:s text:c="14"/>0.8 +- 0 <text:s text:c="9"/>2304 berri</text:p>
          </table:table-cell>
        </table:table-row>
        <table:table-row table:style-name="ro1">
          <table:table-cell office:value-type="string">
            <text:p><text:s/>0 <text:s text:c="4"/>+- 0 <text:s text:c="14"/>0.8 +- 0 <text:s text:c="9"/>2298 foundl</text:p>
          </table:table-cell>
        </table:table-row>
        <table:table-row table:style-name="ro1">
          <table:table-cell office:value-type="string">
            <text:p><text:s/>0 <text:s text:c="4"/>+- 0 <text:s text:c="14"/>0.8 +- 0 <text:s text:c="9"/>2300 blow</text:p>
          </table:table-cell>
        </table:table-row>
        <table:table-row table:style-name="ro1">
          <table:table-cell office:value-type="string">
            <text:p><text:s/>0 <text:s text:c="4"/>+- 0 <text:s text:c="14"/>0.8 +- 0 <text:s text:c="9"/>2299 marketbasket</text:p>
          </table:table-cell>
        </table:table-row>
        <table:table-row table:style-name="ro1">
          <table:table-cell office:value-type="string">
            <text:p><text:s/>0 <text:s text:c="4"/>+- 0 <text:s text:c="14"/>0.8 +- 0 <text:s text:c="9"/>2286 graciou</text:p>
          </table:table-cell>
        </table:table-row>
        <table:table-row table:style-name="ro1">
          <table:table-cell office:value-type="string">
            <text:p><text:s/>0 <text:s text:c="4"/>+- 0 <text:s text:c="14"/>0.8 +- 0 <text:s text:c="9"/>2285 armour</text:p>
          </table:table-cell>
        </table:table-row>
        <table:table-row table:style-name="ro1">
          <table:table-cell office:value-type="string">
            <text:p><text:s/>0 <text:s text:c="4"/>+- 0 <text:s text:c="14"/>0.8 +- 0 <text:s text:c="9"/>2284 daili</text:p>
          </table:table-cell>
        </table:table-row>
        <table:table-row table:style-name="ro1">
          <table:table-cell office:value-type="string">
            <text:p><text:s/>0 <text:s text:c="4"/>+- 0 <text:s text:c="14"/>0.8 +- 0 <text:s text:c="9"/>2270 veal</text:p>
          </table:table-cell>
        </table:table-row>
        <table:table-row table:style-name="ro1">
          <table:table-cell office:value-type="string">
            <text:p><text:s/>0 <text:s text:c="4"/>+- 0 <text:s text:c="14"/>0.8 +- 0 <text:s text:c="9"/>2272 temptat</text:p>
          </table:table-cell>
        </table:table-row>
        <table:table-row table:style-name="ro1">
          <table:table-cell office:value-type="string">
            <text:p><text:s/>0 <text:s text:c="4"/>+- 0 <text:s text:c="14"/>0.8 +- 0 <text:s text:c="9"/>2271 relief</text:p>
          </table:table-cell>
        </table:table-row>
        <table:table-row table:style-name="ro1">
          <table:table-cell office:value-type="string">
            <text:p><text:s/>0 <text:s text:c="4"/>+- 0 <text:s text:c="14"/>0.9 +- 0 <text:s text:c="9"/>2269 without</text:p>
          </table:table-cell>
        </table:table-row>
        <table:table-row table:style-name="ro1">
          <table:table-cell office:value-type="string">
            <text:p><text:s/>0 <text:s text:c="4"/>+- 0 <text:s text:c="14"/>0.9 +- 0 <text:s text:c="9"/>2274 strive</text:p>
          </table:table-cell>
        </table:table-row>
        <table:table-row table:style-name="ro1">
          <table:table-cell office:value-type="string">
            <text:p><text:s/>0 <text:s text:c="4"/>+- 0 <text:s text:c="14"/>0.9 +- 0 <text:s text:c="9"/>2268 restrain</text:p>
          </table:table-cell>
        </table:table-row>
        <table:table-row table:style-name="ro1">
          <table:table-cell office:value-type="string">
            <text:p><text:s/>0 <text:s text:c="4"/>+- 0 <text:s text:c="14"/>0.9 +- 0 <text:s text:c="9"/>2267 bailiff</text:p>
          </table:table-cell>
        </table:table-row>
        <table:table-row table:style-name="ro1">
          <table:table-cell office:value-type="string">
            <text:p><text:s/>0 <text:s text:c="4"/>+- 0 <text:s text:c="14"/>0.9 +- 0 <text:s text:c="9"/>2273 somebodi</text:p>
          </table:table-cell>
        </table:table-row>
        <table:table-row table:style-name="ro1">
          <table:table-cell office:value-type="string">
            <text:p><text:s/>0 <text:s text:c="4"/>+- 0 <text:s text:c="14"/>0.9 +- 0 <text:s text:c="9"/>2275 improp</text:p>
          </table:table-cell>
        </table:table-row>
        <table:table-row table:style-name="ro1">
          <table:table-cell office:value-type="string">
            <text:p><text:s/>0 <text:s text:c="4"/>+- 0 <text:s text:c="14"/>0.9 +- 0 <text:s text:c="9"/>2283 tailor</text:p>
          </table:table-cell>
        </table:table-row>
        <table:table-row table:style-name="ro1">
          <table:table-cell office:value-type="string">
            <text:p><text:s/>0 <text:s text:c="4"/>+- 0 <text:s text:c="14"/>0.9 +- 0 <text:s text:c="9"/>2280 vexat</text:p>
          </table:table-cell>
        </table:table-row>
        <table:table-row table:style-name="ro1">
          <table:table-cell office:value-type="string">
            <text:p><text:s/>0 <text:s text:c="4"/>+- 0 <text:s text:c="14"/>0.9 +- 0 <text:s text:c="9"/>2282 staircas</text:p>
          </table:table-cell>
        </table:table-row>
        <table:table-row table:style-name="ro1">
          <table:table-cell office:value-type="string">
            <text:p><text:s/>0 <text:s text:c="4"/>+- 0 <text:s text:c="14"/>0.9 +- 0 <text:s text:c="9"/>2281 abund</text:p>
          </table:table-cell>
        </table:table-row>
        <table:table-row table:style-name="ro1">
          <table:table-cell office:value-type="string">
            <text:p><text:s/>0 <text:s text:c="4"/>+- 0 <text:s text:c="14"/>0.9 +- 0 <text:s text:c="9"/>2279 summer</text:p>
          </table:table-cell>
        </table:table-row>
        <table:table-row table:style-name="ro1">
          <table:table-cell office:value-type="string">
            <text:p><text:s/>0 <text:s text:c="4"/>+- 0 <text:s text:c="14"/>0.9 +- 0 <text:s text:c="9"/>2276 roughli</text:p>
          </table:table-cell>
        </table:table-row>
        <table:table-row table:style-name="ro1">
          <table:table-cell office:value-type="string">
            <text:p><text:s/>0 <text:s text:c="4"/>+- 0 <text:s text:c="14"/>0.9 +- 0 <text:s text:c="9"/>2278 peartre</text:p>
          </table:table-cell>
        </table:table-row>
        <table:table-row table:style-name="ro1">
          <table:table-cell office:value-type="string">
            <text:p><text:s/>0 <text:s text:c="4"/>+- 0 <text:s text:c="14"/>0.9 +- 0 <text:s text:c="9"/>2277 sinner</text:p>
          </table:table-cell>
        </table:table-row>
        <table:table-row table:style-name="ro1">
          <table:table-cell office:value-type="string">
            <text:p><text:s/>0 <text:s text:c="4"/>+- 0 <text:s text:c="14"/>0.9 +- 0 <text:s text:c="9"/>2305 hint</text:p>
          </table:table-cell>
        </table:table-row>
        <table:table-row table:style-name="ro1">
          <table:table-cell office:value-type="string">
            <text:p><text:s/>0 <text:s text:c="4"/>+- 0 <text:s text:c="14"/>0.9 +- 0 <text:s text:c="9"/>2306 rose</text:p>
          </table:table-cell>
        </table:table-row>
        <table:table-row table:style-name="ro1">
          <table:table-cell office:value-type="string">
            <text:p><text:s/>0 <text:s text:c="4"/>+- 0 <text:s text:c="14"/>0.9 +- 0 <text:s text:c="9"/>2332 ladi</text:p>
          </table:table-cell>
        </table:table-row>
        <table:table-row table:style-name="ro1">
          <table:table-cell office:value-type="string">
            <text:p><text:s/>0 <text:s text:c="4"/>+- 0 <text:s text:c="14"/>0.9 +- 0 <text:s text:c="9"/>2307 pensiv</text:p>
          </table:table-cell>
        </table:table-row>
        <table:table-row table:style-name="ro1">
          <table:table-cell office:value-type="string">
            <text:p><text:s/>0 <text:s text:c="4"/>+- 0.096 <text:s text:c="10"/>0.9 +- 0 <text:s text:c="9"/>2334 dark</text:p>
          </table:table-cell>
        </table:table-row>
        <table:table-row table:style-name="ro1">
          <table:table-cell office:value-type="string">
            <text:p><text:s/>0 <text:s text:c="4"/>+- 0 <text:s text:c="14"/>0.9 +- 0 <text:s text:c="9"/>2333 dart</text:p>
          </table:table-cell>
        </table:table-row>
        <table:table-row table:style-name="ro1">
          <table:table-cell office:value-type="string">
            <text:p><text:s/>0 <text:s text:c="4"/>+- 0 <text:s text:c="14"/>0.9 +- 0 <text:s text:c="9"/>2331 mop</text:p>
          </table:table-cell>
        </table:table-row>
        <table:table-row table:style-name="ro1">
          <table:table-cell office:value-type="string">
            <text:p><text:s/>0 <text:s text:c="4"/>+- 0 <text:s text:c="14"/>0.9 +- 0 <text:s text:c="9"/>2336 mammainlaw</text:p>
          </table:table-cell>
        </table:table-row>
        <table:table-row table:style-name="ro1">
          <table:table-cell office:value-type="string">
            <text:p><text:s/>0 <text:s text:c="4"/>+- 0 <text:s text:c="14"/>0.9 +- 0 <text:s text:c="9"/>2330 specimen</text:p>
          </table:table-cell>
        </table:table-row>
        <table:table-row table:style-name="ro1">
          <table:table-cell office:value-type="string">
            <text:p><text:s/>0 <text:s text:c="4"/>+- 0 <text:s text:c="14"/>0.9 +- 0 <text:s text:c="9"/>2329 read</text:p>
          </table:table-cell>
        </table:table-row>
        <table:table-row table:style-name="ro1">
          <table:table-cell office:value-type="string">
            <text:p><text:s/>0 <text:s text:c="4"/>+- 0 <text:s text:c="14"/>0.9 +- 0 <text:s text:c="9"/>2344 grim</text:p>
          </table:table-cell>
        </table:table-row>
        <table:table-row table:style-name="ro1">
          <table:table-cell office:value-type="string">
            <text:p><text:s/>0 <text:s text:c="4"/>+- 0 <text:s text:c="14"/>0.9 +- 0 <text:s text:c="9"/>2335 earnest</text:p>
          </table:table-cell>
        </table:table-row>
        <table:table-row table:style-name="ro1">
          <table:table-cell office:value-type="string">
            <text:p><text:s/>0 <text:s text:c="4"/>+- 0 <text:s text:c="14"/>0.9 +- 0 <text:s text:c="9"/>2337 motherinlaw</text:p>
          </table:table-cell>
        </table:table-row>
        <table:table-row table:style-name="ro1">
          <table:table-cell office:value-type="string">
            <text:p><text:s/>0 <text:s text:c="4"/>+- 0 <text:s text:c="14"/>0.9 +- 0 <text:s text:c="9"/>2327 whi</text:p>
          </table:table-cell>
        </table:table-row>
        <table:table-row table:style-name="ro1">
          <table:table-cell office:value-type="string">
            <text:p><text:s/>0 <text:s text:c="4"/>+- 0 <text:s text:c="14"/>0.9 +- 0 <text:s text:c="9"/>2342 world</text:p>
          </table:table-cell>
        </table:table-row>
        <table:table-row table:style-name="ro1">
          <table:table-cell office:value-type="string">
            <text:p><text:s/>0 <text:s text:c="4"/>+- 0 <text:s text:c="14"/>0.9 +- 0 <text:s text:c="9"/>2343 execution</text:p>
          </table:table-cell>
        </table:table-row>
        <table:table-row table:style-name="ro1">
          <table:table-cell office:value-type="string">
            <text:p><text:s/>0 <text:s text:c="4"/>+- 0 <text:s text:c="14"/>0.9 +- 0 <text:s text:c="9"/>2341 darl</text:p>
          </table:table-cell>
        </table:table-row>
        <table:table-row table:style-name="ro1">
          <table:table-cell office:value-type="string">
            <text:p><text:s/>0 <text:s text:c="4"/>+- 0 <text:s text:c="14"/>0.9 +- 0 <text:s text:c="9"/>2338 traffic</text:p>
          </table:table-cell>
        </table:table-row>
        <table:table-row table:style-name="ro1">
          <table:table-cell office:value-type="string">
            <text:p><text:s/>0 <text:s text:c="4"/>+- 0 <text:s text:c="14"/>0.9 +- 0 <text:s text:c="9"/>2340 awok</text:p>
          </table:table-cell>
        </table:table-row>
        <table:table-row table:style-name="ro1">
          <table:table-cell office:value-type="string">
            <text:p><text:s/>0 <text:s text:c="4"/>+- 0 <text:s text:c="14"/>0.9 +- 0 <text:s text:c="9"/>2339 conscienti</text:p>
          </table:table-cell>
        </table:table-row>
        <table:table-row table:style-name="ro1">
          <table:table-cell office:value-type="string">
            <text:p><text:s/>0 <text:s text:c="4"/>+- 0 <text:s text:c="14"/>0.9 +- 0 <text:s text:c="9"/>2328 glove</text:p>
          </table:table-cell>
        </table:table-row>
        <table:table-row table:style-name="ro1">
          <table:table-cell office:value-type="string">
            <text:p><text:s/>0 <text:s text:c="4"/>+- 0 <text:s text:c="14"/>0.9 +- 0 <text:s text:c="9"/>2326 around</text:p>
          </table:table-cell>
        </table:table-row>
        <table:table-row table:style-name="ro1">
          <table:table-cell office:value-type="string">
            <text:p><text:s/>0 <text:s text:c="4"/>+- 0 <text:s text:c="14"/>0.9 +- 0 <text:s text:c="9"/>2308 senseless</text:p>
          </table:table-cell>
        </table:table-row>
        <table:table-row table:style-name="ro1">
          <table:table-cell office:value-type="string">
            <text:p><text:s/>0 <text:s text:c="4"/>+- 0 <text:s text:c="14"/>0.9 +- 0 <text:s text:c="9"/>2312 instrument</text:p>
          </table:table-cell>
        </table:table-row>
        <table:table-row table:style-name="ro1">
          <table:table-cell office:value-type="string">
            <text:p><text:s/>0 <text:s text:c="4"/>+- 0 <text:s text:c="14"/>0.9 +- 0 <text:s text:c="9"/>2314 prasto</text:p>
          </table:table-cell>
        </table:table-row>
        <table:table-row table:style-name="ro1">
          <table:table-cell office:value-type="string">
            <text:p><text:s/>0 <text:s text:c="4"/>+- 0 <text:s text:c="14"/>0.9 +- 0 <text:s text:c="9"/>2313 pile</text:p>
          </table:table-cell>
        </table:table-row>
        <table:table-row table:style-name="ro1">
          <table:table-cell office:value-type="string">
            <text:p><text:s/>0 <text:s text:c="4"/>+- 0 <text:s text:c="14"/>0.9 +- 0 <text:s text:c="9"/>2311 complain</text:p>
          </table:table-cell>
        </table:table-row>
        <table:table-row table:style-name="ro1">
          <table:table-cell office:value-type="string">
            <text:p><text:s/>0 <text:s text:c="4"/>+- 0 <text:s text:c="14"/>0.9 +- 0 <text:s text:c="9"/>2316 bond</text:p>
          </table:table-cell>
        </table:table-row>
        <table:table-row table:style-name="ro1">
          <table:table-cell office:value-type="string">
            <text:p><text:s/>0 <text:s text:c="4"/>+- 0 <text:s text:c="14"/>0.9 +- 0 <text:s text:c="9"/>2310 littl</text:p>
          </table:table-cell>
        </table:table-row>
        <table:table-row table:style-name="ro1">
          <table:table-cell office:value-type="string">
            <text:p><text:s/>0 <text:s text:c="4"/>+- 0 <text:s text:c="14"/>0.9 +- 0 <text:s text:c="9"/>2309 rosa</text:p>
          </table:table-cell>
        </table:table-row>
        <table:table-row table:style-name="ro1">
          <table:table-cell office:value-type="string">
            <text:p><text:s/>0 <text:s text:c="4"/>+- 0 <text:s text:c="14"/>0.9 +- 0 <text:s text:c="9"/>2315 armchair</text:p>
          </table:table-cell>
        </table:table-row>
        <table:table-row table:style-name="ro1">
          <table:table-cell office:value-type="string">
            <text:p><text:s/>0 <text:s text:c="4"/>+- 0 <text:s text:c="14"/>0.9 +- 0 <text:s text:c="9"/>2325 rejoic</text:p>
          </table:table-cell>
        </table:table-row>
        <table:table-row table:style-name="ro1">
          <table:table-cell office:value-type="string">
            <text:p><text:s/>0 <text:s text:c="4"/>+- 0 <text:s text:c="14"/>0.9 +- 0 <text:s text:c="9"/>2317 clamber</text:p>
          </table:table-cell>
        </table:table-row>
        <table:table-row table:style-name="ro1">
          <table:table-cell office:value-type="string">
            <text:p><text:s/>0 <text:s text:c="4"/>+- 0 <text:s text:c="14"/>0.9 +- 0 <text:s text:c="9"/>2426 comparison</text:p>
          </table:table-cell>
        </table:table-row>
        <table:table-row table:style-name="ro1">
          <table:table-cell office:value-type="string">
            <text:p><text:s/>0 <text:s text:c="4"/>+- 0 <text:s text:c="14"/>0.9 +- 0 <text:s text:c="9"/>2322 real</text:p>
          </table:table-cell>
        </table:table-row>
        <table:table-row table:style-name="ro1">
          <table:table-cell office:value-type="string">
            <text:p><text:s/>0 <text:s text:c="4"/>+- 0 <text:s text:c="14"/>0.9 +- 0 <text:s text:c="9"/>2324 hover</text:p>
          </table:table-cell>
        </table:table-row>
        <table:table-row table:style-name="ro1">
          <table:table-cell office:value-type="string">
            <text:p><text:s/>0 <text:s text:c="4"/>+- 0 <text:s text:c="14"/>0.9 +- 0 <text:s text:c="9"/>2323 occas</text:p>
          </table:table-cell>
        </table:table-row>
        <table:table-row table:style-name="ro1">
          <table:table-cell office:value-type="string">
            <text:p><text:s/>0 <text:s text:c="4"/>+- 0 <text:s text:c="14"/>0.9 +- 0 <text:s text:c="9"/>2321 pleasem</text:p>
          </table:table-cell>
        </table:table-row>
        <table:table-row table:style-name="ro1">
          <table:table-cell office:value-type="string">
            <text:p><text:s/>0 <text:s text:c="4"/>+- 0 <text:s text:c="14"/>0.9 +- 0 <text:s text:c="9"/>2318 haystack</text:p>
          </table:table-cell>
        </table:table-row>
        <table:table-row table:style-name="ro1">
          <table:table-cell office:value-type="string">
            <text:p><text:s/>0 <text:s text:c="4"/>+- 0 <text:s text:c="14"/>0.9 +- 0 <text:s text:c="9"/>2320 pill</text:p>
          </table:table-cell>
        </table:table-row>
        <table:table-row table:style-name="ro1">
          <table:table-cell office:value-type="string">
            <text:p><text:s/>0 <text:s text:c="4"/>+- 0 <text:s text:c="14"/>0.9 +- 0 <text:s text:c="9"/>2319 bread</text:p>
          </table:table-cell>
        </table:table-row>
        <table:table-row table:style-name="ro1">
          <table:table-cell office:value-type="string">
            <text:p><text:s/>0 <text:s text:c="4"/>+- 0 <text:s text:c="14"/>0.9 +- 0 <text:s text:c="9"/>2537 au</text:p>
          </table:table-cell>
        </table:table-row>
        <table:table-row table:style-name="ro1">
          <table:table-cell office:value-type="string">
            <text:p><text:s/>0 <text:s text:c="4"/>+- 0 <text:s text:c="14"/>0.9 +- 0 <text:s text:c="9"/>2538 aw</text:p>
          </table:table-cell>
        </table:table-row>
        <table:table-row table:style-name="ro1">
          <table:table-cell office:value-type="string">
            <text:p><text:s/>0 <text:s text:c="4"/>+- 0 <text:s text:c="14"/>0.9 +- 0 <text:s text:c="9"/>2536 felic</text:p>
          </table:table-cell>
        </table:table-row>
        <table:table-row table:style-name="ro1">
          <table:table-cell office:value-type="string">
            <text:p><text:s/>0 <text:s text:c="4"/>+- 0 <text:s text:c="14"/>0.9 +- 0 <text:s text:c="9"/>2535 nerv</text:p>
          </table:table-cell>
        </table:table-row>
        <table:table-row table:style-name="ro1">
          <table:table-cell office:value-type="string">
            <text:p><text:s/>0 <text:s text:c="4"/>+- 0 <text:s text:c="14"/>0.9 +- 0 <text:s text:c="9"/>2534 deep</text:p>
          </table:table-cell>
        </table:table-row>
        <table:table-row table:style-name="ro1">
          <table:table-cell office:value-type="string">
            <text:p><text:s/>0 <text:s text:c="4"/>+- 0 <text:s text:c="14"/>0.9 +- 0 <text:s text:c="9"/>2533 doctor</text:p>
          </table:table-cell>
        </table:table-row>
        <table:table-row table:style-name="ro1">
          <table:table-cell office:value-type="string">
            <text:p><text:s/>0 <text:s text:c="4"/>+- 0 <text:s text:c="14"/>0.9 +- 0 <text:s text:c="9"/>2428 greatli</text:p>
          </table:table-cell>
        </table:table-row>
        <table:table-row table:style-name="ro1">
          <table:table-cell office:value-type="string">
            <text:p><text:s/>0 <text:s text:c="4"/>+- 0 <text:s text:c="14"/>0.9 +- 0 <text:s text:c="9"/>2532 fugit</text:p>
          </table:table-cell>
        </table:table-row>
        <table:table-row table:style-name="ro1">
          <table:table-cell office:value-type="string">
            <text:p><text:s/>0 <text:s text:c="4"/>+- 0 <text:s text:c="14"/>0.9 +- 0 <text:s text:c="9"/>2539 creak</text:p>
          </table:table-cell>
        </table:table-row>
        <table:table-row table:style-name="ro1">
          <table:table-cell office:value-type="string">
            <text:p><text:s/>0 <text:s text:c="4"/>+- 0 <text:s text:c="14"/>0.9 +- 0 <text:s text:c="9"/>2540 deed</text:p>
          </table:table-cell>
        </table:table-row>
        <table:table-row table:style-name="ro1">
          <table:table-cell office:value-type="string">
            <text:p><text:s/>0 <text:s text:c="4"/>+- 0 <text:s text:c="14"/>0.9 +- 0 <text:s text:c="9"/>2510 bucket</text:p>
          </table:table-cell>
        </table:table-row>
        <table:table-row table:style-name="ro1">
          <table:table-cell office:value-type="string">
            <text:p><text:s/>0 <text:s text:c="4"/>+- 0 <text:s text:c="14"/>0.9 +- 0 <text:s text:c="9"/>2541 heath</text:p>
          </table:table-cell>
        </table:table-row>
        <table:table-row table:style-name="ro1">
          <table:table-cell office:value-type="string">
            <text:p><text:s/>0 <text:s text:c="4"/>+- 0 <text:s text:c="14"/>0.9 +- 0 <text:s text:c="9"/>2546 know</text:p>
          </table:table-cell>
        </table:table-row>
        <table:table-row table:style-name="ro1">
          <table:table-cell office:value-type="string">
            <text:p><text:s/>0 <text:s text:c="4"/>+- 0 <text:s text:c="14"/>0.9 +- 0 <text:s text:c="9"/>2547 commiss</text:p>
          </table:table-cell>
        </table:table-row>
        <table:table-row table:style-name="ro1">
          <table:table-cell office:value-type="string">
            <text:p><text:s/>0 <text:s text:c="4"/>+- 0 <text:s text:c="14"/>0.9 +- 0 <text:s text:c="9"/>2545 brick</text:p>
          </table:table-cell>
        </table:table-row>
        <table:table-row table:style-name="ro1">
          <table:table-cell office:value-type="string">
            <text:p><text:s/>0 <text:s text:c="4"/>+- 0 <text:s text:c="14"/>0.9 +- 0 <text:s text:c="9"/>2548 paddl</text:p>
          </table:table-cell>
        </table:table-row>
        <table:table-row table:style-name="ro1">
          <table:table-cell office:value-type="string">
            <text:p><text:s/>0 <text:s text:c="4"/>+- 0 <text:s text:c="14"/>0.9 +- 0 <text:s text:c="9"/>2542 dawn</text:p>
          </table:table-cell>
        </table:table-row>
        <table:table-row table:style-name="ro1">
          <table:table-cell office:value-type="string">
            <text:p><text:s/>0 <text:s text:c="4"/>+- 0 <text:s text:c="14"/>0.9 +- 0 <text:s text:c="9"/>2544 beyond</text:p>
          </table:table-cell>
        </table:table-row>
        <table:table-row table:style-name="ro1">
          <table:table-cell office:value-type="string">
            <text:p><text:s/>0 <text:s text:c="4"/>+- 0 <text:s text:c="14"/>0.9 +- 0 <text:s text:c="9"/>2543 cream</text:p>
          </table:table-cell>
        </table:table-row>
        <table:table-row table:style-name="ro1">
          <table:table-cell office:value-type="string">
            <text:p><text:s/>0 <text:s text:c="4"/>+- 0 <text:s text:c="14"/>0.9 +- 0 <text:s text:c="9"/>2531 pole</text:p>
          </table:table-cell>
        </table:table-row>
        <table:table-row table:style-name="ro1">
          <table:table-cell office:value-type="string">
            <text:p><text:s/>0 <text:s text:c="4"/>+- 0 <text:s text:c="14"/>0.9 +- 0 <text:s text:c="9"/>2530 certain</text:p>
          </table:table-cell>
        </table:table-row>
        <table:table-row table:style-name="ro1">
          <table:table-cell office:value-type="string">
            <text:p><text:s/>0 <text:s text:c="4"/>+- 0 <text:s text:c="14"/>0.9 +- 0 <text:s text:c="9"/>2529 mercilessli</text:p>
          </table:table-cell>
        </table:table-row>
        <table:table-row table:style-name="ro1">
          <table:table-cell office:value-type="string">
            <text:p><text:s/>0 <text:s text:c="4"/>+- 0 <text:s text:c="14"/>0.9 +- 0 <text:s text:c="9"/>2515 esteem</text:p>
          </table:table-cell>
        </table:table-row>
        <table:table-row table:style-name="ro1">
          <table:table-cell office:value-type="string">
            <text:p><text:s/>0 <text:s text:c="4"/>+- 0 <text:s text:c="14"/>0.9 +- 0 <text:s text:c="9"/>2517 grasp</text:p>
          </table:table-cell>
        </table:table-row>
        <table:table-row table:style-name="ro1">
          <table:table-cell office:value-type="string">
            <text:p><text:s/>0 <text:s text:c="4"/>+- 0 <text:s text:c="14"/>0.9 +- 0 <text:s text:c="9"/>2516 feeler</text:p>
          </table:table-cell>
        </table:table-row>
        <table:table-row table:style-name="ro1">
          <table:table-cell office:value-type="string">
            <text:p><text:s/>0 <text:s text:c="4"/>+- 0 <text:s text:c="14"/>0.9 +- 0 <text:s text:c="9"/>2514 stingingnettl</text:p>
          </table:table-cell>
        </table:table-row>
        <table:table-row table:style-name="ro1">
          <table:table-cell office:value-type="string">
            <text:p><text:s/>0 <text:s text:c="4"/>+- 0 <text:s text:c="14"/>0.9 +- 0 <text:s text:c="9"/>2519 grass</text:p>
          </table:table-cell>
        </table:table-row>
        <table:table-row table:style-name="ro1">
          <table:table-cell office:value-type="string">
            <text:p><text:s/>0 <text:s text:c="4"/>+- 0 <text:s text:c="14"/>0.9 +- 0 <text:s text:c="9"/>1943 knee</text:p>
          </table:table-cell>
        </table:table-row>
        <table:table-row table:style-name="ro1">
          <table:table-cell office:value-type="string">
            <text:p><text:s/>0 <text:s text:c="4"/>+- 0 <text:s text:c="14"/>0.9 +- 0 <text:s text:c="9"/>2513 windegg</text:p>
          </table:table-cell>
        </table:table-row>
        <table:table-row table:style-name="ro1">
          <table:table-cell office:value-type="string">
            <text:p><text:s/>0 <text:s text:c="4"/>+- 0 <text:s text:c="14"/>0.9 +- 0 <text:s text:c="9"/>2512 nearest</text:p>
          </table:table-cell>
        </table:table-row>
        <table:table-row table:style-name="ro1">
          <table:table-cell office:value-type="string">
            <text:p><text:s/>0 <text:s text:c="4"/>+- 0 <text:s text:c="14"/>0.9 +- 0 <text:s text:c="9"/>2518 blackbird</text:p>
          </table:table-cell>
        </table:table-row>
        <table:table-row table:style-name="ro1">
          <table:table-cell office:value-type="string">
            <text:p><text:s/>0 <text:s text:c="4"/>+- 0 <text:s text:c="14"/>0.9 +- 0 <text:s text:c="9"/>2528 glisten</text:p>
          </table:table-cell>
        </table:table-row>
        <table:table-row table:style-name="ro1">
          <table:table-cell office:value-type="string">
            <text:p><text:s/>0 <text:s text:c="4"/>+- 0 <text:s text:c="14"/>0.9 +- 0 <text:s text:c="9"/>2520 powerless</text:p>
          </table:table-cell>
        </table:table-row>
        <table:table-row table:style-name="ro1">
          <table:table-cell office:value-type="string">
            <text:p><text:s/>0 <text:s text:c="4"/>+- 0 <text:s text:c="14"/>0.9 +- 0 <text:s text:c="9"/>2525 oxen</text:p>
          </table:table-cell>
        </table:table-row>
        <table:table-row table:style-name="ro1">
          <table:table-cell office:value-type="string">
            <text:p><text:s/>0 <text:s text:c="4"/>+- 0 <text:s text:c="14"/>0.9 +- 0 <text:s text:c="9"/>2527 fright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526 ad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524 flowerpot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521 puls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523 gone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522 darker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549 puppi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550 compel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577 fresh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551 bremen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579 pooh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578 lair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576 childlik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581 peac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575 track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574 releas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580 prudent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582 pool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572 alban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587 groom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586 uglier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588 descript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583 assert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585 wife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584 orat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573 peal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571 slant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552 colli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556 leap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558 sculptur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557 immens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555 tight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560 harp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554 washingbowl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553 thither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559 linger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570 pear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561 fabl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567 princesss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509 pond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569 teeth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568 shelter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511 poison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566 cot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562 juic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565 brandi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564 critic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455 youd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507 joint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456 twinkleberri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429 borrebi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454 whiter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453 trot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452 anybodi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451 hill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450 everi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457 surviv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458 quietli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459 overpow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464 mark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465 mental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463 nurs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466 stare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460 tiddli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462 youv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461 strip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449 unmarri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448 road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447 nightwind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433 craft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435 slender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434 ach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432 island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437 chop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431 roar</text:p>
          </table:table-cell>
        </table:table-row>
        <table:table-row table:style-name="ro1">
          <table:table-cell office:value-type="string">
            <text:p><text:s/>0 <text:s text:c="4"/>+- 0.1 <text:s text:c="12"/>1 <text:s text:c="2"/>+- 0 <text:s text:c="9"/>2439 fell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430 insignific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436 luci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446 luck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438 degre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443 act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445 industri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444 ow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442 neighbor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441 parson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440 wolf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467 hew</text:p>
          </table:table-cell>
        </table:table-row>
        <table:table-row table:style-name="ro1">
          <table:table-cell office:value-type="string">
            <text:p><text:s/>0 <text:s text:c="4"/>+- 0 <text:s text:c="14"/>1 <text:s text:c="2"/>+- 0 <text:s text:c="9"/>2468 log</text:p>
          </table:table-cell>
        </table:table-row>
        <table:table-row table:style-name="ro1">
          <table:table-cell office:value-type="string">
            <text:p><text:s/>0 <text:s text:c="4"/>+- 0 <text:s text:c="14"/>1.1 +- 0 <text:s text:c="9"/>2494 shroud</text:p>
          </table:table-cell>
        </table:table-row>
        <table:table-row table:style-name="ro1">
          <table:table-cell office:value-type="string">
            <text:p><text:s/>0 <text:s text:c="4"/>+- 0 <text:s text:c="14"/>1.1 +- 0 <text:s text:c="9"/>2469 gleam</text:p>
          </table:table-cell>
        </table:table-row>
        <table:table-row table:style-name="ro1">
          <table:table-cell office:value-type="string">
            <text:p><text:s/>0 <text:s text:c="4"/>+- 0 <text:s text:c="14"/>1.1 +- 0 <text:s text:c="9"/>2496 omelet</text:p>
          </table:table-cell>
        </table:table-row>
        <table:table-row table:style-name="ro1">
          <table:table-cell office:value-type="string">
            <text:p><text:s/>0 <text:s text:c="4"/>+- 0 <text:s text:c="14"/>1.1 +- 0 <text:s text:c="9"/>2495 sunris</text:p>
          </table:table-cell>
        </table:table-row>
        <table:table-row table:style-name="ro1">
          <table:table-cell office:value-type="string">
            <text:p><text:s/>0 <text:s text:c="4"/>+- 0 <text:s text:c="14"/>1.1 +- 0 <text:s text:c="9"/>2493 milk</text:p>
          </table:table-cell>
        </table:table-row>
        <table:table-row table:style-name="ro1">
          <table:table-cell office:value-type="string">
            <text:p><text:s/>0 <text:s text:c="4"/>+- 0 <text:s text:c="14"/>1.1 +- 0 <text:s text:c="9"/>2498 mice</text:p>
          </table:table-cell>
        </table:table-row>
        <table:table-row table:style-name="ro1">
          <table:table-cell office:value-type="string">
            <text:p><text:s/>0 <text:s text:c="4"/>+- 0 <text:s text:c="14"/>1.1 +- 0 <text:s text:c="9"/>2492 bristl</text:p>
          </table:table-cell>
        </table:table-row>
        <table:table-row table:style-name="ro1">
          <table:table-cell office:value-type="string">
            <text:p><text:s/>0 <text:s text:c="4"/>+- 0 <text:s text:c="14"/>1.1 +- 0 <text:s text:c="9"/>2491 younger</text:p>
          </table:table-cell>
        </table:table-row>
        <table:table-row table:style-name="ro1">
          <table:table-cell office:value-type="string">
            <text:p><text:s/>0 <text:s text:c="4"/>+- 0 <text:s text:c="14"/>1.1 +- 0 <text:s text:c="9"/>2506 dirti</text:p>
          </table:table-cell>
        </table:table-row>
        <table:table-row table:style-name="ro1">
          <table:table-cell office:value-type="string">
            <text:p><text:s/>0 <text:s text:c="4"/>+- 0 <text:s text:c="14"/>1.1 +- 0 <text:s text:c="9"/>2497 gorg</text:p>
          </table:table-cell>
        </table:table-row>
        <table:table-row table:style-name="ro1">
          <table:table-cell office:value-type="string">
            <text:p><text:s/>0 <text:s text:c="4"/>+- 0 <text:s text:c="14"/>1.1 +- 0 <text:s text:c="9"/>2499 level</text:p>
          </table:table-cell>
        </table:table-row>
        <table:table-row table:style-name="ro1">
          <table:table-cell office:value-type="string">
            <text:p><text:s/>0 <text:s text:c="4"/>+- 0 <text:s text:c="14"/>1.1 +- 0 <text:s text:c="9"/>2489 regard</text:p>
          </table:table-cell>
        </table:table-row>
        <table:table-row table:style-name="ro1">
          <table:table-cell office:value-type="string">
            <text:p><text:s/>0 <text:s text:c="4"/>+- 0 <text:s text:c="14"/>1.1 +- 0 <text:s text:c="9"/>2504 rush</text:p>
          </table:table-cell>
        </table:table-row>
        <table:table-row table:style-name="ro1">
          <table:table-cell office:value-type="string">
            <text:p><text:s/>0 <text:s text:c="4"/>+- 0 <text:s text:c="14"/>1.1 +- 0 <text:s text:c="9"/>2505 fishpond</text:p>
          </table:table-cell>
        </table:table-row>
        <table:table-row table:style-name="ro1">
          <table:table-cell office:value-type="string">
            <text:p><text:s/>0 <text:s text:c="4"/>+- 0 <text:s text:c="14"/>1.1 +- 0 <text:s text:c="9"/>2503 pull</text:p>
          </table:table-cell>
        </table:table-row>
        <table:table-row table:style-name="ro1">
          <table:table-cell office:value-type="string">
            <text:p><text:s/>0 <text:s text:c="4"/>+- 0 <text:s text:c="14"/>1.1 +- 0 <text:s text:c="9"/>2500 groat</text:p>
          </table:table-cell>
        </table:table-row>
        <table:table-row table:style-name="ro1">
          <table:table-cell office:value-type="string">
            <text:p><text:s/>0 <text:s text:c="4"/>+- 0 <text:s text:c="14"/>1.1 +- 0 <text:s text:c="9"/>2502 spice</text:p>
          </table:table-cell>
        </table:table-row>
        <table:table-row table:style-name="ro1">
          <table:table-cell office:value-type="string">
            <text:p><text:s/>0 <text:s text:c="4"/>+- 0 <text:s text:c="14"/>1.1 +- 0 <text:s text:c="9"/>2501 muddi</text:p>
          </table:table-cell>
        </table:table-row>
        <table:table-row table:style-name="ro1">
          <table:table-cell office:value-type="string">
            <text:p><text:s/>0 <text:s text:c="4"/>+- 0 <text:s text:c="14"/>1.1 +- 0 <text:s text:c="9"/>2490 pitcher</text:p>
          </table:table-cell>
        </table:table-row>
        <table:table-row table:style-name="ro1">
          <table:table-cell office:value-type="string">
            <text:p><text:s/>0 <text:s text:c="4"/>+- 0 <text:s text:c="14"/>1.1 +- 0 <text:s text:c="9"/>2488 bundl</text:p>
          </table:table-cell>
        </table:table-row>
        <table:table-row table:style-name="ro1">
          <table:table-cell office:value-type="string">
            <text:p><text:s/>0 <text:s text:c="4"/>+- 0 <text:s text:c="14"/>1.1 +- 0 <text:s text:c="9"/>2470 start</text:p>
          </table:table-cell>
        </table:table-row>
        <table:table-row table:style-name="ro1">
          <table:table-cell office:value-type="string">
            <text:p><text:s/>0 <text:s text:c="4"/>+- 0 <text:s text:c="14"/>1.1 +- 0 <text:s text:c="9"/>2474 lot</text:p>
          </table:table-cell>
        </table:table-row>
        <table:table-row table:style-name="ro1">
          <table:table-cell office:value-type="string">
            <text:p><text:s/>0 <text:s text:c="4"/>+- 0 <text:s text:c="14"/>1.1 +- 0 <text:s text:c="9"/>2265 soundli</text:p>
          </table:table-cell>
        </table:table-row>
        <table:table-row table:style-name="ro1">
          <table:table-cell office:value-type="string">
            <text:p><text:s/>0 <text:s text:c="4"/>+- 0 <text:s text:c="14"/>1.1 +- 0 <text:s text:c="9"/>2476 hem</text:p>
          </table:table-cell>
        </table:table-row>
        <table:table-row table:style-name="ro1">
          <table:table-cell office:value-type="string">
            <text:p><text:s/>0 <text:s text:c="4"/>+- 0 <text:s text:c="14"/>1.1 +- 0 <text:s text:c="9"/>2475 garment</text:p>
          </table:table-cell>
        </table:table-row>
        <table:table-row table:style-name="ro1">
          <table:table-cell office:value-type="string">
            <text:p><text:s/>0 <text:s text:c="4"/>+- 0 <text:s text:c="14"/>1.1 +- 0 <text:s text:c="9"/>2473 low</text:p>
          </table:table-cell>
        </table:table-row>
        <table:table-row table:style-name="ro1">
          <table:table-cell office:value-type="string">
            <text:p><text:s/>0 <text:s text:c="4"/>+- 0 <text:s text:c="14"/>1.1 +- 0 <text:s text:c="9"/>2478 mightili</text:p>
          </table:table-cell>
        </table:table-row>
        <table:table-row table:style-name="ro1">
          <table:table-cell office:value-type="string">
            <text:p><text:s/>0 <text:s text:c="4"/>+- 0 <text:s text:c="14"/>1.1 +- 0 <text:s text:c="9"/>2472 starv</text:p>
          </table:table-cell>
        </table:table-row>
        <table:table-row table:style-name="ro1">
          <table:table-cell office:value-type="string">
            <text:p><text:s/>0 <text:s text:c="4"/>+- 0 <text:s text:c="14"/>1.1 +- 0 <text:s text:c="9"/>2471 luckchild</text:p>
          </table:table-cell>
        </table:table-row>
        <table:table-row table:style-name="ro1">
          <table:table-cell office:value-type="string">
            <text:p><text:s/>0 <text:s text:c="4"/>+- 0 <text:s text:c="14"/>1.1 +- 0 <text:s text:c="9"/>2477 hen</text:p>
          </table:table-cell>
        </table:table-row>
        <table:table-row table:style-name="ro1">
          <table:table-cell office:value-type="string">
            <text:p><text:s/>0 <text:s text:c="4"/>+- 0 <text:s text:c="14"/>1.1 +- 0 <text:s text:c="9"/>2487 conclud</text:p>
          </table:table-cell>
        </table:table-row>
        <table:table-row table:style-name="ro1">
          <table:table-cell office:value-type="string">
            <text:p><text:s/>0 <text:s text:c="4"/>+- 0 <text:s text:c="14"/>1.1 +- 0 <text:s text:c="9"/>2479 kywitt</text:p>
          </table:table-cell>
        </table:table-row>
        <table:table-row table:style-name="ro1">
          <table:table-cell office:value-type="string">
            <text:p><text:s/>0 <text:s text:c="4"/>+- 0 <text:s text:c="14"/>1.1 +- 0 <text:s text:c="9"/>2484 jug</text:p>
          </table:table-cell>
        </table:table-row>
        <table:table-row table:style-name="ro1">
          <table:table-cell office:value-type="string">
            <text:p><text:s/>0 <text:s text:c="4"/>+- 0 <text:s text:c="14"/>1.1 +- 0 <text:s text:c="9"/>2486 cultiv</text:p>
          </table:table-cell>
        </table:table-row>
        <table:table-row table:style-name="ro1">
          <table:table-cell office:value-type="string">
            <text:p><text:s/>0 <text:s text:c="4"/>+- 0 <text:s text:c="14"/>1.1 +- 0 <text:s text:c="9"/>2485 groan</text:p>
          </table:table-cell>
        </table:table-row>
        <table:table-row table:style-name="ro1">
          <table:table-cell office:value-type="string">
            <text:p><text:s/>0 <text:s text:c="4"/>+- 0 <text:s text:c="14"/>1.1 +- 0 <text:s text:c="9"/>2483 lent</text:p>
          </table:table-cell>
        </table:table-row>
        <table:table-row table:style-name="ro1">
          <table:table-cell office:value-type="string">
            <text:p><text:s/>0 <text:s text:c="4"/>+- 0 <text:s text:c="14"/>1.1 +- 0 <text:s text:c="9"/>2480 gudgeon</text:p>
          </table:table-cell>
        </table:table-row>
        <table:table-row table:style-name="ro1">
          <table:table-cell office:value-type="string">
            <text:p><text:s/>0 <text:s text:c="4"/>+- 0 <text:s text:c="14"/>1.1 +- 0 <text:s text:c="9"/>2482 hard</text:p>
          </table:table-cell>
        </table:table-row>
        <table:table-row table:style-name="ro1">
          <table:table-cell office:value-type="string">
            <text:p><text:s/>0 <text:s text:c="4"/>+- 0 <text:s text:c="14"/>1.1 +- 0 <text:s text:c="9"/>2266 caterpillar</text:p>
          </table:table-cell>
        </table:table-row>
        <table:table-row table:style-name="ro1">
          <table:table-cell office:value-type="string">
            <text:p><text:s/>0 <text:s text:c="4"/>+- 0 <text:s text:c="14"/>1.1 +- 0 <text:s text:c="9"/>2481 bottl</text:p>
          </table:table-cell>
        </table:table-row>
        <table:table-row table:style-name="ro1">
          <table:table-cell office:value-type="string">
            <text:p><text:s/>0 <text:s text:c="4"/>+- 0 <text:s text:c="14"/>1.1 +- 0 <text:s text:c="9"/>2264 geniu</text:p>
          </table:table-cell>
        </table:table-row>
        <table:table-row table:style-name="ro1">
          <table:table-cell office:value-type="string">
            <text:p><text:s/>0 <text:s text:c="4"/>+- 0 <text:s text:c="14"/>1.1 +- 0 <text:s text:c="9"/>2050 stag</text:p>
          </table:table-cell>
        </table:table-row>
        <table:table-row table:style-name="ro1">
          <table:table-cell office:value-type="string">
            <text:p><text:s/>0 <text:s text:c="4"/>+- 0 <text:s text:c="14"/>1.1 +- 0 <text:s text:c="9"/>2051 concert</text:p>
          </table:table-cell>
        </table:table-row>
        <table:table-row table:style-name="ro1">
          <table:table-cell office:value-type="string">
            <text:p><text:s/>0 <text:s text:c="4"/>+- 0 <text:s text:c="14"/>1.1 +- 0 <text:s text:c="9"/>2049 espi</text:p>
          </table:table-cell>
        </table:table-row>
        <table:table-row table:style-name="ro1">
          <table:table-cell office:value-type="string">
            <text:p><text:s/>0 <text:s text:c="4"/>+- 0 <text:s text:c="14"/>1.1 +- 0 <text:s text:c="9"/>2048 vision</text:p>
          </table:table-cell>
        </table:table-row>
        <table:table-row table:style-name="ro1">
          <table:table-cell office:value-type="string">
            <text:p><text:s/>0 <text:s text:c="4"/>+- 0 <text:s text:c="14"/>1.1 +- 0 <text:s text:c="9"/>2047 woke</text:p>
          </table:table-cell>
        </table:table-row>
        <table:table-row table:style-name="ro1">
          <table:table-cell office:value-type="string">
            <text:p><text:s/>0 <text:s text:c="4"/>+- 0 <text:s text:c="14"/>1.1 +- 0 <text:s text:c="9"/>2046 bought</text:p>
          </table:table-cell>
        </table:table-row>
        <table:table-row table:style-name="ro1">
          <table:table-cell office:value-type="string">
            <text:p><text:s/>0 <text:s text:c="4"/>+- 0 <text:s text:c="14"/>1.1 +- 0 <text:s text:c="9"/>2045 tallow</text:p>
          </table:table-cell>
        </table:table-row>
        <table:table-row table:style-name="ro1">
          <table:table-cell office:value-type="string">
            <text:p><text:s/>0 <text:s text:c="4"/>+- 0 <text:s text:c="14"/>1.1 +- 0 <text:s text:c="9"/>2052 burst</text:p>
          </table:table-cell>
        </table:table-row>
        <table:table-row table:style-name="ro1">
          <table:table-cell office:value-type="string">
            <text:p><text:s/>0 <text:s text:c="4"/>+- 0 <text:s text:c="14"/>1.1 +- 0 <text:s text:c="9"/>2023 prettili</text:p>
          </table:table-cell>
        </table:table-row>
        <table:table-row table:style-name="ro1">
          <table:table-cell office:value-type="string">
            <text:p><text:s/>0 <text:s text:c="4"/>+- 0 <text:s text:c="14"/>1.1 +- 0 <text:s text:c="9"/>2053 miserablelook</text:p>
          </table:table-cell>
        </table:table-row>
        <table:table-row table:style-name="ro1">
          <table:table-cell office:value-type="string">
            <text:p><text:s/>0 <text:s text:c="4"/>+- 0 <text:s text:c="14"/>1.1 +- 0 <text:s text:c="9"/>2054 goblin</text:p>
          </table:table-cell>
        </table:table-row>
        <table:table-row table:style-name="ro1">
          <table:table-cell office:value-type="string">
            <text:p><text:s/>0 <text:s text:c="4"/>+- 0 <text:s text:c="14"/>1.1 +- 0 <text:s text:c="9"/>2059 unfit</text:p>
          </table:table-cell>
        </table:table-row>
        <table:table-row table:style-name="ro1">
          <table:table-cell office:value-type="string">
            <text:p><text:s/>0 <text:s text:c="4"/>+- 0 <text:s text:c="14"/>1.1 +- 0 <text:s text:c="9"/>2060 asleep</text:p>
          </table:table-cell>
        </table:table-row>
        <table:table-row table:style-name="ro1">
          <table:table-cell office:value-type="string">
            <text:p><text:s/>0 <text:s text:c="4"/>+- 0 <text:s text:c="14"/>1.1 +- 0 <text:s text:c="9"/>2058 pigwig</text:p>
          </table:table-cell>
        </table:table-row>
        <table:table-row table:style-name="ro1">
          <table:table-cell office:value-type="string">
            <text:p><text:s/>0 <text:s text:c="4"/>+- 0 <text:s text:c="14"/>1.1 +- 0 <text:s text:c="9"/>2061 uninjur</text:p>
          </table:table-cell>
        </table:table-row>
        <table:table-row table:style-name="ro1">
          <table:table-cell office:value-type="string">
            <text:p><text:s/>0 <text:s text:c="4"/>+- 0 <text:s text:c="14"/>1.1 +- 0 <text:s text:c="9"/>2055 conscienc</text:p>
          </table:table-cell>
        </table:table-row>
        <table:table-row table:style-name="ro1">
          <table:table-cell office:value-type="string">
            <text:p><text:s/>0 <text:s text:c="4"/>+- 0 <text:s text:c="14"/>1.1 +- 0 <text:s text:c="9"/>2057 seat</text:p>
          </table:table-cell>
        </table:table-row>
        <table:table-row table:style-name="ro1">
          <table:table-cell office:value-type="string">
            <text:p><text:s/>0 <text:s text:c="4"/>+- 0 <text:s text:c="14"/>1.1 +- 0 <text:s text:c="9"/>2056 entic</text:p>
          </table:table-cell>
        </table:table-row>
        <table:table-row table:style-name="ro1">
          <table:table-cell office:value-type="string">
            <text:p><text:s/>0 <text:s text:c="4"/>+- 0 <text:s text:c="14"/>1.1 +- 0 <text:s text:c="9"/>2044 landlord</text:p>
          </table:table-cell>
        </table:table-row>
        <table:table-row table:style-name="ro1">
          <table:table-cell office:value-type="string">
            <text:p><text:s/>0 <text:s text:c="4"/>+- 0 <text:s text:c="14"/>1.1 +- 0 <text:s text:c="9"/>2043 nettl</text:p>
          </table:table-cell>
        </table:table-row>
        <table:table-row table:style-name="ro1">
          <table:table-cell office:value-type="string">
            <text:p><text:s/>0 <text:s text:c="4"/>+- 0 <text:s text:c="14"/>1.1 +- 0 <text:s text:c="9"/>2042 twelv</text:p>
          </table:table-cell>
        </table:table-row>
        <table:table-row table:style-name="ro1">
          <table:table-cell office:value-type="string">
            <text:p><text:s/>0 <text:s text:c="4"/>+- 0 <text:s text:c="14"/>1.1 +- 0 <text:s text:c="9"/>2028 requir</text:p>
          </table:table-cell>
        </table:table-row>
        <table:table-row table:style-name="ro1">
          <table:table-cell office:value-type="string">
            <text:p><text:s/>0 <text:s text:c="4"/>+- 0 <text:s text:c="14"/>1.1 +- 0 <text:s text:c="9"/>2030 sideway</text:p>
          </table:table-cell>
        </table:table-row>
        <table:table-row table:style-name="ro1">
          <table:table-cell office:value-type="string">
            <text:p><text:s/>0 <text:s text:c="4"/>+- 0 <text:s text:c="14"/>1.1 +- 0 <text:s text:c="9"/>2029 truli</text:p>
          </table:table-cell>
        </table:table-row>
        <table:table-row table:style-name="ro1">
          <table:table-cell office:value-type="string">
            <text:p><text:s/>0 <text:s text:c="4"/>+- 0 <text:s text:c="14"/>1.1 +- 0 <text:s text:c="9"/>2027 gibbet</text:p>
          </table:table-cell>
        </table:table-row>
        <table:table-row table:style-name="ro1">
          <table:table-cell office:value-type="string">
            <text:p><text:s/>0 <text:s text:c="4"/>+- 0 <text:s text:c="14"/>1.1 +- 0 <text:s text:c="9"/>2032 ringlet</text:p>
          </table:table-cell>
        </table:table-row>
        <table:table-row table:style-name="ro1">
          <table:table-cell office:value-type="string">
            <text:p><text:s/>0 <text:s text:c="4"/>+- 0 <text:s text:c="14"/>1.1 +- 0 <text:s text:c="9"/>2026 neckerchief</text:p>
          </table:table-cell>
        </table:table-row>
        <table:table-row table:style-name="ro1">
          <table:table-cell office:value-type="string">
            <text:p><text:s/>0 <text:s text:c="4"/>+- 0 <text:s text:c="14"/>1.1 +- 0 <text:s text:c="9"/>2025 rightli</text:p>
          </table:table-cell>
        </table:table-row>
        <table:table-row table:style-name="ro1">
          <table:table-cell office:value-type="string">
            <text:p><text:s/>0 <text:s text:c="4"/>+- 0 <text:s text:c="14"/>1.1 +- 0 <text:s text:c="9"/>2031 late</text:p>
          </table:table-cell>
        </table:table-row>
        <table:table-row table:style-name="ro1">
          <table:table-cell office:value-type="string">
            <text:p><text:s/>0 <text:s text:c="4"/>+- 0 <text:s text:c="14"/>1.1 +- 0 <text:s text:c="9"/>2041 yield</text:p>
          </table:table-cell>
        </table:table-row>
        <table:table-row table:style-name="ro1">
          <table:table-cell office:value-type="string">
            <text:p><text:s/>0 <text:s text:c="4"/>+- 0 <text:s text:c="14"/>1.1 +- 0 <text:s text:c="9"/>2033 sermon</text:p>
          </table:table-cell>
        </table:table-row>
        <table:table-row table:style-name="ro1">
          <table:table-cell office:value-type="string">
            <text:p><text:s/>0 <text:s text:c="4"/>+- 0 <text:s text:c="14"/>1.1 +- 0 <text:s text:c="9"/>2038 hostil</text:p>
          </table:table-cell>
        </table:table-row>
        <table:table-row table:style-name="ro1">
          <table:table-cell office:value-type="string">
            <text:p><text:s/>0 <text:s text:c="4"/>+- 0 <text:s text:c="14"/>1.1 +- 0 <text:s text:c="9"/>2040 borrow</text:p>
          </table:table-cell>
        </table:table-row>
        <table:table-row table:style-name="ro1">
          <table:table-cell office:value-type="string">
            <text:p><text:s/>0 <text:s text:c="4"/>+- 0 <text:s text:c="14"/>1.1 +- 0 <text:s text:c="9"/>2039 gothel</text:p>
          </table:table-cell>
        </table:table-row>
        <table:table-row table:style-name="ro1">
          <table:table-cell office:value-type="string">
            <text:p><text:s/>0 <text:s text:c="4"/>+- 0 <text:s text:c="14"/>1.1 +- 0 <text:s text:c="9"/>2037 seldom</text:p>
          </table:table-cell>
        </table:table-row>
        <table:table-row table:style-name="ro1">
          <table:table-cell office:value-type="string">
            <text:p><text:s/>0 <text:s text:c="4"/>+- 0 <text:s text:c="14"/>1.1 +- 0 <text:s text:c="9"/>2034 artist</text:p>
          </table:table-cell>
        </table:table-row>
        <table:table-row table:style-name="ro1">
          <table:table-cell office:value-type="string">
            <text:p><text:s/>0 <text:s text:c="4"/>+- 0 <text:s text:c="14"/>1.1 +- 0 <text:s text:c="9"/>2036 marshi</text:p>
          </table:table-cell>
        </table:table-row>
        <table:table-row table:style-name="ro1">
          <table:table-cell office:value-type="string">
            <text:p><text:s/>0 <text:s text:c="4"/>+- 0 <text:s text:c="14"/>1.1 +- 0 <text:s text:c="9"/>2035 leather</text:p>
          </table:table-cell>
        </table:table-row>
        <table:table-row table:style-name="ro1">
          <table:table-cell office:value-type="string">
            <text:p><text:s/>0 <text:s text:c="4"/>+- 0 <text:s text:c="14"/>1.1 +- 0 <text:s text:c="9"/>2062 peoni</text:p>
          </table:table-cell>
        </table:table-row>
        <table:table-row table:style-name="ro1">
          <table:table-cell office:value-type="string">
            <text:p><text:s/>0 <text:s text:c="4"/>+- 0 <text:s text:c="14"/>1.1 +- 0 <text:s text:c="9"/>2063 seal</text:p>
          </table:table-cell>
        </table:table-row>
        <table:table-row table:style-name="ro1">
          <table:table-cell office:value-type="string">
            <text:p><text:s/>0 <text:s text:c="4"/>+- 0 <text:s text:c="14"/>1.1 +- 0 <text:s text:c="9"/>2089 servantmaid</text:p>
          </table:table-cell>
        </table:table-row>
        <table:table-row table:style-name="ro1">
          <table:table-cell office:value-type="string">
            <text:p><text:s/>0 <text:s text:c="4"/>+- 0 <text:s text:c="14"/>1.1 +- 0 <text:s text:c="9"/>2064 sport</text:p>
          </table:table-cell>
        </table:table-row>
        <table:table-row table:style-name="ro1">
          <table:table-cell office:value-type="string">
            <text:p><text:s/>0 <text:s text:c="4"/>+- 0 <text:s text:c="14"/>1.1 +- 0 <text:s text:c="9"/>2091 gentl</text:p>
          </table:table-cell>
        </table:table-row>
        <table:table-row table:style-name="ro1">
          <table:table-cell office:value-type="string">
            <text:p><text:s/>0 <text:s text:c="4"/>+- 0 <text:s text:c="14"/>1.1 +- 0 <text:s text:c="9"/>2090 farth</text:p>
          </table:table-cell>
        </table:table-row>
        <table:table-row table:style-name="ro1">
          <table:table-cell office:value-type="string">
            <text:p><text:s/>0 <text:s text:c="4"/>+- 0 <text:s text:c="14"/>1.1 +- 0 <text:s text:c="9"/>2088 guitar</text:p>
          </table:table-cell>
        </table:table-row>
        <table:table-row table:style-name="ro1">
          <table:table-cell office:value-type="string">
            <text:p><text:s/>0 <text:s text:c="4"/>+- 0 <text:s text:c="14"/>1.1 +- 0 <text:s text:c="9"/>2093 christmasev</text:p>
          </table:table-cell>
        </table:table-row>
        <table:table-row table:style-name="ro1">
          <table:table-cell office:value-type="string">
            <text:p><text:s/>0 <text:s text:c="4"/>+- 0 <text:s text:c="14"/>1.1 +- 0 <text:s text:c="9"/>1302 devot</text:p>
          </table:table-cell>
        </table:table-row>
        <table:table-row table:style-name="ro1">
          <table:table-cell office:value-type="string">
            <text:p><text:s/>0 <text:s text:c="4"/>+- 0 <text:s text:c="14"/>1.1 +- 0 <text:s text:c="9"/>2087 pluck</text:p>
          </table:table-cell>
        </table:table-row>
        <table:table-row table:style-name="ro1">
          <table:table-cell office:value-type="string">
            <text:p><text:s/>0 <text:s text:c="4"/>+- 0 <text:s text:c="14"/>1.1 +- 0 <text:s text:c="9"/>2086 harshli</text:p>
          </table:table-cell>
        </table:table-row>
        <table:table-row table:style-name="ro1">
          <table:table-cell office:value-type="string">
            <text:p><text:s/>0 <text:s text:c="4"/>+- 0 <text:s text:c="14"/>1.1 +- 0 <text:s text:c="9"/>2092 spare</text:p>
          </table:table-cell>
        </table:table-row>
        <table:table-row table:style-name="ro1">
          <table:table-cell office:value-type="string">
            <text:p><text:s/>0 <text:s text:c="4"/>+- 0 <text:s text:c="14"/>1.1 +- 0 <text:s text:c="9"/>2094 trap</text:p>
          </table:table-cell>
        </table:table-row>
        <table:table-row table:style-name="ro1">
          <table:table-cell office:value-type="string">
            <text:p><text:s/>0 <text:s text:c="4"/>+- 0 <text:s text:c="14"/>1.2 +- 0 <text:s text:c="9"/>2084 parent</text:p>
          </table:table-cell>
        </table:table-row>
        <table:table-row table:style-name="ro1">
          <table:table-cell office:value-type="string">
            <text:p><text:s/>0 <text:s text:c="4"/>+- 0 <text:s text:c="14"/>1.2 +- 0 <text:s text:c="9"/>2099 abomin</text:p>
          </table:table-cell>
        </table:table-row>
        <table:table-row table:style-name="ro1">
          <table:table-cell office:value-type="string">
            <text:p><text:s/>0 <text:s text:c="4"/>+- 0 <text:s text:c="14"/>1.2 +- 0 <text:s text:c="9"/>2100 tug</text:p>
          </table:table-cell>
        </table:table-row>
        <table:table-row table:style-name="ro1">
          <table:table-cell office:value-type="string">
            <text:p><text:s/>0 <text:s text:c="4"/>+- 0 <text:s text:c="14"/>1.2 +- 0 <text:s text:c="9"/>2098 stepdaught</text:p>
          </table:table-cell>
        </table:table-row>
        <table:table-row table:style-name="ro1">
          <table:table-cell office:value-type="string">
            <text:p><text:s/>0 <text:s text:c="4"/>+- 0 <text:s text:c="14"/>1.2 +- 0 <text:s text:c="9"/>2095 spark</text:p>
          </table:table-cell>
        </table:table-row>
        <table:table-row table:style-name="ro1">
          <table:table-cell office:value-type="string">
            <text:p><text:s/>0 <text:s text:c="4"/>+- 0 <text:s text:c="14"/>1.2 +- 0 <text:s text:c="9"/>2097 come</text:p>
          </table:table-cell>
        </table:table-row>
        <table:table-row table:style-name="ro1">
          <table:table-cell office:value-type="string">
            <text:p><text:s/>0 <text:s text:c="4"/>+- 0 <text:s text:c="14"/>1.2 +- 0 <text:s text:c="9"/>2096 comb</text:p>
          </table:table-cell>
        </table:table-row>
        <table:table-row table:style-name="ro1">
          <table:table-cell office:value-type="string">
            <text:p><text:s/>0 <text:s text:c="4"/>+- 0 <text:s text:c="14"/>1.2 +- 0 <text:s text:c="9"/>2085 prettiest</text:p>
          </table:table-cell>
        </table:table-row>
        <table:table-row table:style-name="ro1">
          <table:table-cell office:value-type="string">
            <text:p><text:s/>0 <text:s text:c="4"/>+- 0 <text:s text:c="14"/>1.2 +- 0 <text:s text:c="9"/>2083 across</text:p>
          </table:table-cell>
        </table:table-row>
        <table:table-row table:style-name="ro1">
          <table:table-cell office:value-type="string">
            <text:p><text:s/>0 <text:s text:c="4"/>+- 0 <text:s text:c="14"/>1.2 +- 0 <text:s text:c="9"/>2065 purest</text:p>
          </table:table-cell>
        </table:table-row>
        <table:table-row table:style-name="ro1">
          <table:table-cell office:value-type="string">
            <text:p><text:s/>0 <text:s text:c="4"/>+- 0 <text:s text:c="14"/>1.2 +- 0 <text:s text:c="9"/>2069 mutton</text:p>
          </table:table-cell>
        </table:table-row>
        <table:table-row table:style-name="ro1">
          <table:table-cell office:value-type="string">
            <text:p><text:s/>0 <text:s text:c="4"/>+- 0 <text:s text:c="14"/>1.2 +- 0 <text:s text:c="9"/>2589 cabbag</text:p>
          </table:table-cell>
        </table:table-row>
        <table:table-row table:style-name="ro1">
          <table:table-cell office:value-type="string">
            <text:p><text:s/>0 <text:s text:c="4"/>+- 0 <text:s text:c="14"/>1.2 +- 0 <text:s text:c="9"/>2071 clockcas</text:p>
          </table:table-cell>
        </table:table-row>
        <table:table-row table:style-name="ro1">
          <table:table-cell office:value-type="string">
            <text:p><text:s/>0 <text:s text:c="4"/>+- 0 <text:s text:c="14"/>1.2 +- 0 <text:s text:c="9"/>2101 quack</text:p>
          </table:table-cell>
        </table:table-row>
        <table:table-row table:style-name="ro1">
          <table:table-cell office:value-type="string">
            <text:p><text:s/>0 <text:s text:c="4"/>+- 0 <text:s text:c="14"/>1.2 +- 0 <text:s text:c="9"/>2070 brave</text:p>
          </table:table-cell>
        </table:table-row>
        <table:table-row table:style-name="ro1">
          <table:table-cell office:value-type="string">
            <text:p><text:s/>0 <text:s text:c="4"/>+- 0 <text:s text:c="14"/>1.2 +- 0 <text:s text:c="9"/>2068 dexter</text:p>
          </table:table-cell>
        </table:table-row>
        <table:table-row table:style-name="ro1">
          <table:table-cell office:value-type="string">
            <text:p><text:s/>0 <text:s text:c="4"/>+- 0 <text:s text:c="14"/>1.2 +- 0 <text:s text:c="9"/>1944 neatli</text:p>
          </table:table-cell>
        </table:table-row>
        <table:table-row table:style-name="ro1">
          <table:table-cell office:value-type="string">
            <text:p><text:s/>0 <text:s text:c="4"/>+- 0 <text:s text:c="14"/>1.2 +- 0 <text:s text:c="9"/>2073 glaze</text:p>
          </table:table-cell>
        </table:table-row>
        <table:table-row table:style-name="ro1">
          <table:table-cell office:value-type="string">
            <text:p><text:s/>0 <text:s text:c="4"/>+- 0 <text:s text:c="14"/>1.2 +- 0 <text:s text:c="9"/>2067 infinit</text:p>
          </table:table-cell>
        </table:table-row>
        <table:table-row table:style-name="ro1">
          <table:table-cell office:value-type="string">
            <text:p><text:s/>0 <text:s text:c="4"/>+- 0 <text:s text:c="14"/>1.2 +- 0 <text:s text:c="9"/>2066 concern</text:p>
          </table:table-cell>
        </table:table-row>
        <table:table-row table:style-name="ro1">
          <table:table-cell office:value-type="string">
            <text:p><text:s/>0 <text:s text:c="4"/>+- 0 <text:s text:c="14"/>1.2 +- 0 <text:s text:c="9"/>2072 proposit</text:p>
          </table:table-cell>
        </table:table-row>
        <table:table-row table:style-name="ro1">
          <table:table-cell office:value-type="string">
            <text:p><text:s/>0 <text:s text:c="4"/>+- 0 <text:s text:c="14"/>1.2 +- 0 <text:s text:c="9"/>2082 bedtim</text:p>
          </table:table-cell>
        </table:table-row>
        <table:table-row table:style-name="ro1">
          <table:table-cell office:value-type="string">
            <text:p><text:s/>0 <text:s text:c="4"/>+- 0 <text:s text:c="14"/>1.2 +- 0 <text:s text:c="9"/>2074 openedst</text:p>
          </table:table-cell>
        </table:table-row>
        <table:table-row table:style-name="ro1">
          <table:table-cell office:value-type="string">
            <text:p><text:s/>0 <text:s text:c="4"/>+- 0 <text:s text:c="14"/>1.2 +- 0 <text:s text:c="9"/>2079 complexion</text:p>
          </table:table-cell>
        </table:table-row>
        <table:table-row table:style-name="ro1">
          <table:table-cell office:value-type="string">
            <text:p><text:s/>0 <text:s text:c="4"/>+- 0 <text:s text:c="14"/>1.2 +- 0 <text:s text:c="9"/>2022 cindercak</text:p>
          </table:table-cell>
        </table:table-row>
        <table:table-row table:style-name="ro1">
          <table:table-cell office:value-type="string">
            <text:p><text:s/>0 <text:s text:c="4"/>+- 0 <text:s text:c="14"/>1.2 +- 0 <text:s text:c="9"/>2081 import</text:p>
          </table:table-cell>
        </table:table-row>
        <table:table-row table:style-name="ro1">
          <table:table-cell office:value-type="string">
            <text:p><text:s/>0 <text:s text:c="4"/>+- 0 <text:s text:c="14"/>1.2 +- 0 <text:s text:c="9"/>2080 hiss</text:p>
          </table:table-cell>
        </table:table-row>
        <table:table-row table:style-name="ro1">
          <table:table-cell office:value-type="string">
            <text:p><text:s/>0 <text:s text:c="4"/>+- 0 <text:s text:c="14"/>1.2 +- 0 <text:s text:c="9"/>2024 plenti</text:p>
          </table:table-cell>
        </table:table-row>
        <table:table-row table:style-name="ro1">
          <table:table-cell office:value-type="string">
            <text:p><text:s/>0 <text:s text:c="4"/>+- 0 <text:s text:c="14"/>1.2 +- 0 <text:s text:c="9"/>2078 estat</text:p>
          </table:table-cell>
        </table:table-row>
        <table:table-row table:style-name="ro1">
          <table:table-cell office:value-type="string">
            <text:p><text:s/>0 <text:s text:c="4"/>+- 0 <text:s text:c="14"/>1.2 +- 0 <text:s text:c="9"/>2075 mayor</text:p>
          </table:table-cell>
        </table:table-row>
        <table:table-row table:style-name="ro1">
          <table:table-cell office:value-type="string">
            <text:p><text:s/>0 <text:s text:c="4"/>+- 0 <text:s text:c="14"/>1.2 +- 0 <text:s text:c="9"/>2077 waterjug</text:p>
          </table:table-cell>
        </table:table-row>
        <table:table-row table:style-name="ro1">
          <table:table-cell office:value-type="string">
            <text:p><text:s/>0 <text:s text:c="4"/>+- 0 <text:s text:c="14"/>1.2 +- 0 <text:s text:c="9"/>2076 teacup</text:p>
          </table:table-cell>
        </table:table-row>
        <table:table-row table:style-name="ro1">
          <table:table-cell office:value-type="string">
            <text:p><text:s/>0 <text:s text:c="4"/>+- 0 <text:s text:c="14"/>1.2 +- 0 <text:s text:c="9"/>1969 shot</text:p>
          </table:table-cell>
        </table:table-row>
        <table:table-row table:style-name="ro1">
          <table:table-cell office:value-type="string">
            <text:p><text:s/>0 <text:s text:c="4"/>+- 0 <text:s text:c="14"/>1.2 +- 0 <text:s text:c="9"/>2021 snore</text:p>
          </table:table-cell>
        </table:table-row>
        <table:table-row table:style-name="ro1">
          <table:table-cell office:value-type="string">
            <text:p><text:s/>0 <text:s text:c="4"/>+- 0 <text:s text:c="14"/>1.2 +- 0 <text:s text:c="9"/>1970 heap</text:p>
          </table:table-cell>
        </table:table-row>
        <table:table-row table:style-name="ro1">
          <table:table-cell office:value-type="string">
            <text:p><text:s/>0 <text:s text:c="4"/>+- 0 <text:s text:c="14"/>1.2 +- 0 <text:s text:c="9"/>1968 perch</text:p>
          </table:table-cell>
        </table:table-row>
        <table:table-row table:style-name="ro1">
          <table:table-cell office:value-type="string">
            <text:p><text:s/>0 <text:s text:c="4"/>+- 0 <text:s text:c="14"/>1.2 +- 0 <text:s text:c="9"/>1967 shop</text:p>
          </table:table-cell>
        </table:table-row>
        <table:table-row table:style-name="ro1">
          <table:table-cell office:value-type="string">
            <text:p><text:s/>0 <text:s text:c="4"/>+- 0 <text:s text:c="14"/>1.2 +- 0 <text:s text:c="9"/>2263 patchwork</text:p>
          </table:table-cell>
        </table:table-row>
        <table:table-row table:style-name="ro1">
          <table:table-cell office:value-type="string">
            <text:p><text:s/>0 <text:s text:c="4"/>+- 0 <text:s text:c="14"/>1.2 +- 0 <text:s text:c="9"/>1966 scyth</text:p>
          </table:table-cell>
        </table:table-row>
        <table:table-row table:style-name="ro1">
          <table:table-cell office:value-type="string">
            <text:p><text:s/>0 <text:s text:c="4"/>+- 0 <text:s text:c="14"/>1.2 +- 0 <text:s text:c="9"/>1965 hungri</text:p>
          </table:table-cell>
        </table:table-row>
        <table:table-row table:style-name="ro1">
          <table:table-cell office:value-type="string">
            <text:p><text:s/>0 <text:s text:c="4"/>+- 0 <text:s text:c="14"/>1.2 +- 0 <text:s text:c="9"/>1964 salt</text:p>
          </table:table-cell>
        </table:table-row>
        <table:table-row table:style-name="ro1">
          <table:table-cell office:value-type="string">
            <text:p><text:s/>0 <text:s text:c="4"/>+- 0 <text:s text:c="14"/>1.2 +- 0 <text:s text:c="9"/>1971 show</text:p>
          </table:table-cell>
        </table:table-row>
        <table:table-row table:style-name="ro1">
          <table:table-cell office:value-type="string">
            <text:p><text:s/>0 <text:s text:c="4"/>+- 0 <text:s text:c="14"/>1.2 +- 0 <text:s text:c="9"/>1972 german</text:p>
          </table:table-cell>
        </table:table-row>
        <table:table-row table:style-name="ro1">
          <table:table-cell office:value-type="string">
            <text:p><text:s/>0 <text:s text:c="4"/>+- 0.099 <text:s text:c="10"/>1.2 +- 0 <text:s text:c="9"/>1978 bright</text:p>
          </table:table-cell>
        </table:table-row>
        <table:table-row table:style-name="ro1">
          <table:table-cell office:value-type="string">
            <text:p><text:s/>0 <text:s text:c="4"/>+- 0 <text:s text:c="14"/>1.2 +- 0 <text:s text:c="9"/>1973 ornament</text:p>
          </table:table-cell>
        </table:table-row>
        <table:table-row table:style-name="ro1">
          <table:table-cell office:value-type="string">
            <text:p><text:s/>0 <text:s text:c="4"/>+- 0 <text:s text:c="14"/>1.2 +- 0 <text:s text:c="9"/>1979 shod</text:p>
          </table:table-cell>
        </table:table-row>
        <table:table-row table:style-name="ro1">
          <table:table-cell office:value-type="string">
            <text:p><text:s/>0 <text:s text:c="4"/>+- 0 <text:s text:c="14"/>1.2 +- 0 <text:s text:c="9"/>1977 upright</text:p>
          </table:table-cell>
        </table:table-row>
        <table:table-row table:style-name="ro1">
          <table:table-cell office:value-type="string">
            <text:p><text:s/>0 <text:s text:c="4"/>+- 0 <text:s text:c="14"/>1.2 +- 0 <text:s text:c="9"/>1980 shoe</text:p>
          </table:table-cell>
        </table:table-row>
        <table:table-row table:style-name="ro1">
          <table:table-cell office:value-type="string">
            <text:p><text:s/>0 <text:s text:c="4"/>+- 0 <text:s text:c="14"/>1.2 +- 0 <text:s text:c="9"/>1974 arbour</text:p>
          </table:table-cell>
        </table:table-row>
        <table:table-row table:style-name="ro1">
          <table:table-cell office:value-type="string">
            <text:p><text:s/>0 <text:s text:c="4"/>+- 0 <text:s text:c="14"/>1.2 +- 0 <text:s text:c="9"/>1976 trod</text:p>
          </table:table-cell>
        </table:table-row>
        <table:table-row table:style-name="ro1">
          <table:table-cell office:value-type="string">
            <text:p><text:s/>0 <text:s text:c="4"/>+- 0 <text:s text:c="14"/>1.2 +- 0 <text:s text:c="9"/>1975 cheap</text:p>
          </table:table-cell>
        </table:table-row>
        <table:table-row table:style-name="ro1">
          <table:table-cell office:value-type="string">
            <text:p><text:s/>0 <text:s text:c="4"/>+- 0 <text:s text:c="14"/>1.2 +- 0 <text:s text:c="9"/>1963 obedi</text:p>
          </table:table-cell>
        </table:table-row>
        <table:table-row table:style-name="ro1">
          <table:table-cell office:value-type="string">
            <text:p><text:s/>0 <text:s text:c="4"/>+- 0 <text:s text:c="14"/>1.2 +- 0 <text:s text:c="9"/>1962 axe</text:p>
          </table:table-cell>
        </table:table-row>
        <table:table-row table:style-name="ro1">
          <table:table-cell office:value-type="string">
            <text:p><text:s/>0 <text:s text:c="4"/>+- 0 <text:s text:c="14"/>1.2 +- 0 <text:s text:c="9"/>1961 glutton</text:p>
          </table:table-cell>
        </table:table-row>
        <table:table-row table:style-name="ro1">
          <table:table-cell office:value-type="string">
            <text:p><text:s/>0 <text:s text:c="4"/>+- 0 <text:s text:c="14"/>1.2 +- 0 <text:s text:c="9"/>1949 perceiv</text:p>
          </table:table-cell>
        </table:table-row>
        <table:table-row table:style-name="ro1">
          <table:table-cell office:value-type="string">
            <text:p><text:s/>0 <text:s text:c="4"/>+- 0 <text:s text:c="14"/>1.2 +- 0 <text:s text:c="9"/>1948 lawn</text:p>
          </table:table-cell>
        </table:table-row>
        <table:table-row table:style-name="ro1">
          <table:table-cell office:value-type="string">
            <text:p><text:s/>0 <text:s text:c="4"/>+- 0 <text:s text:c="14"/>1.2 +- 0 <text:s text:c="9"/>1946 seacoast</text:p>
          </table:table-cell>
        </table:table-row>
        <table:table-row table:style-name="ro1">
          <table:table-cell office:value-type="string">
            <text:p><text:s/>0 <text:s text:c="4"/>+- 0 <text:s text:c="14"/>1.2 +- 0 <text:s text:c="9"/>1951 rescu</text:p>
          </table:table-cell>
        </table:table-row>
        <table:table-row table:style-name="ro1">
          <table:table-cell office:value-type="string">
            <text:p><text:s/>0 <text:s text:c="4"/>+- 0 <text:s text:c="14"/>1.2 +- 0 <text:s text:c="9"/>1945 ashor</text:p>
          </table:table-cell>
        </table:table-row>
        <table:table-row table:style-name="ro1">
          <table:table-cell office:value-type="string">
            <text:p><text:s/>0 <text:s text:c="4"/>+- 0 <text:s text:c="14"/>1.2 +- 0 <text:s text:c="9"/>1950 correctli</text:p>
          </table:table-cell>
        </table:table-row>
        <table:table-row table:style-name="ro1">
          <table:table-cell office:value-type="string">
            <text:p><text:s/>0 <text:s text:c="4"/>+- 0 <text:s text:c="14"/>1.2 +- 0 <text:s text:c="9"/>1960 sunset</text:p>
          </table:table-cell>
        </table:table-row>
        <table:table-row table:style-name="ro1">
          <table:table-cell office:value-type="string">
            <text:p><text:s/>0 <text:s text:c="4"/>+- 0 <text:s text:c="14"/>1.2 +- 0 <text:s text:c="9"/>1952 dream</text:p>
          </table:table-cell>
        </table:table-row>
        <table:table-row table:style-name="ro1">
          <table:table-cell office:value-type="string">
            <text:p><text:s/>0 <text:s text:c="4"/>+- 0 <text:s text:c="14"/>1.2 +- 0 <text:s text:c="9"/>1957 meanwhil</text:p>
          </table:table-cell>
        </table:table-row>
        <table:table-row table:style-name="ro1">
          <table:table-cell office:value-type="string">
            <text:p><text:s/>0 <text:s text:c="4"/>+- 0 <text:s text:c="14"/>1.2 +- 0 <text:s text:c="9"/>1959 profus</text:p>
          </table:table-cell>
        </table:table-row>
        <table:table-row table:style-name="ro1">
          <table:table-cell office:value-type="string">
            <text:p><text:s/>0 <text:s text:c="4"/>+- 0 <text:s text:c="14"/>1.2 +- 0 <text:s text:c="9"/>1958 bade</text:p>
          </table:table-cell>
        </table:table-row>
        <table:table-row table:style-name="ro1">
          <table:table-cell office:value-type="string">
            <text:p><text:s/>0 <text:s text:c="4"/>+- 0 <text:s text:c="14"/>1.2 +- 0 <text:s text:c="9"/>1956 landladi</text:p>
          </table:table-cell>
        </table:table-row>
        <table:table-row table:style-name="ro1">
          <table:table-cell office:value-type="string">
            <text:p><text:s/>0 <text:s text:c="4"/>+- 0 <text:s text:c="14"/>1.2 +- 0 <text:s text:c="9"/>1953 adopt</text:p>
          </table:table-cell>
        </table:table-row>
        <table:table-row table:style-name="ro1">
          <table:table-cell office:value-type="string">
            <text:p><text:s/>0 <text:s text:c="4"/>+- 0 <text:s text:c="14"/>1.2 +- 0 <text:s text:c="9"/>1955 sale</text:p>
          </table:table-cell>
        </table:table-row>
        <table:table-row table:style-name="ro1">
          <table:table-cell office:value-type="string">
            <text:p><text:s/>0 <text:s text:c="4"/>+- 0 <text:s text:c="14"/>1.2 +- 0 <text:s text:c="9"/>1954 blockhead</text:p>
          </table:table-cell>
        </table:table-row>
        <table:table-row table:style-name="ro1">
          <table:table-cell office:value-type="string">
            <text:p><text:s/>0 <text:s text:c="4"/>+- 0 <text:s text:c="14"/>1.2 +- 0 <text:s text:c="9"/>1981 permiss</text:p>
          </table:table-cell>
        </table:table-row>
        <table:table-row table:style-name="ro1">
          <table:table-cell office:value-type="string">
            <text:p><text:s/>0 <text:s text:c="4"/>+- 0 <text:s text:c="14"/>1.2 +- 0 <text:s text:c="9"/>1982 hack</text:p>
          </table:table-cell>
        </table:table-row>
        <table:table-row table:style-name="ro1">
          <table:table-cell office:value-type="string">
            <text:p><text:s/>0 <text:s text:c="4"/>+- 0 <text:s text:c="14"/>1.2 +- 0 <text:s text:c="9"/>2008 plump</text:p>
          </table:table-cell>
        </table:table-row>
        <table:table-row table:style-name="ro1">
          <table:table-cell office:value-type="string">
            <text:p><text:s/>0 <text:s text:c="4"/>+- 0 <text:s text:c="14"/>1.2 +- 0 <text:s text:c="9"/>1983 threshold</text:p>
          </table:table-cell>
        </table:table-row>
        <table:table-row table:style-name="ro1">
          <table:table-cell office:value-type="string">
            <text:p><text:s/>0 <text:s text:c="4"/>+- 0 <text:s text:c="14"/>1.2 +- 0 <text:s text:c="9"/>2010 clank</text:p>
          </table:table-cell>
        </table:table-row>
        <table:table-row table:style-name="ro1">
          <table:table-cell office:value-type="string">
            <text:p><text:s/>0 <text:s text:c="4"/>+- 0 <text:s text:c="14"/>1.2 +- 0 <text:s text:c="9"/>2009 woman</text:p>
          </table:table-cell>
        </table:table-row>
        <table:table-row table:style-name="ro1">
          <table:table-cell office:value-type="string">
            <text:p><text:s/>0 <text:s text:c="4"/>+- 0 <text:s text:c="14"/>1.2 +- 0 <text:s text:c="9"/>2007 waddl</text:p>
          </table:table-cell>
        </table:table-row>
        <table:table-row table:style-name="ro1">
          <table:table-cell office:value-type="string">
            <text:p><text:s/>0 <text:s text:c="4"/>+- 0 <text:s text:c="14"/>1.2 +- 0 <text:s text:c="9"/>2012 nearli</text:p>
          </table:table-cell>
        </table:table-row>
        <table:table-row table:style-name="ro1">
          <table:table-cell office:value-type="string">
            <text:p><text:s/>0 <text:s text:c="4"/>+- 0 <text:s text:c="14"/>1.2 +- 0 <text:s text:c="9"/>2006 shrill</text:p>
          </table:table-cell>
        </table:table-row>
        <table:table-row table:style-name="ro1">
          <table:table-cell office:value-type="string">
            <text:p><text:s/>0 <text:s text:c="4"/>+- 0 <text:s text:c="14"/>1.2 +- 0 <text:s text:c="9"/>2020 nobl</text:p>
          </table:table-cell>
        </table:table-row>
        <table:table-row table:style-name="ro1">
          <table:table-cell office:value-type="string">
            <text:p><text:s/>0 <text:s text:c="4"/>+- 0 <text:s text:c="14"/>1.2 +- 0 <text:s text:c="9"/>2005 fort</text:p>
          </table:table-cell>
        </table:table-row>
        <table:table-row table:style-name="ro1">
          <table:table-cell office:value-type="string">
            <text:p><text:s/>0 <text:s text:c="4"/>+- 0 <text:s text:c="14"/>1.2 +- 0 <text:s text:c="9"/>2011 clayey</text:p>
          </table:table-cell>
        </table:table-row>
        <table:table-row table:style-name="ro1">
          <table:table-cell office:value-type="string">
            <text:p><text:s/>0 <text:s text:c="4"/>+- 0 <text:s text:c="14"/>1.2 +- 0 <text:s text:c="9"/>2013 variou</text:p>
          </table:table-cell>
        </table:table-row>
        <table:table-row table:style-name="ro1">
          <table:table-cell office:value-type="string">
            <text:p><text:s/>0 <text:s text:c="4"/>+- 0 <text:s text:c="14"/>1.2 +- 0 <text:s text:c="9"/>2003 uppermost</text:p>
          </table:table-cell>
        </table:table-row>
        <table:table-row table:style-name="ro1">
          <table:table-cell office:value-type="string">
            <text:p><text:s/>0 <text:s text:c="4"/>+- 0 <text:s text:c="14"/>1.2 +- 0 <text:s text:c="9"/>2018 treacheri</text:p>
          </table:table-cell>
        </table:table-row>
        <table:table-row table:style-name="ro1">
          <table:table-cell office:value-type="string">
            <text:p><text:s/>0 <text:s text:c="4"/>+- 0 <text:s text:c="14"/>1.2 +- 0 <text:s text:c="9"/>2019 predict</text:p>
          </table:table-cell>
        </table:table-row>
        <table:table-row table:style-name="ro1">
          <table:table-cell office:value-type="string">
            <text:p><text:s/>0 <text:s text:c="4"/>+- 0 <text:s text:c="14"/>1.2 +- 0 <text:s text:c="9"/>2017 samuel</text:p>
          </table:table-cell>
        </table:table-row>
        <table:table-row table:style-name="ro1">
          <table:table-cell office:value-type="string">
            <text:p><text:s/>0 <text:s text:c="4"/>+- 0 <text:s text:c="14"/>1.2 +- 0 <text:s text:c="9"/>2014 get</text:p>
          </table:table-cell>
        </table:table-row>
        <table:table-row table:style-name="ro1">
          <table:table-cell office:value-type="string">
            <text:p><text:s/>0 <text:s text:c="4"/>+- 0 <text:s text:c="14"/>1.2 +- 0 <text:s text:c="9"/>2016 buglehorn</text:p>
          </table:table-cell>
        </table:table-row>
        <table:table-row table:style-name="ro1">
          <table:table-cell office:value-type="string">
            <text:p><text:s/>0 <text:s text:c="4"/>+- 0 <text:s text:c="14"/>1.2 +- 0 <text:s text:c="9"/>2015 porridg</text:p>
          </table:table-cell>
        </table:table-row>
        <table:table-row table:style-name="ro1">
          <table:table-cell office:value-type="string">
            <text:p><text:s/>0 <text:s text:c="4"/>+- 0 <text:s text:c="14"/>1.2 +- 0 <text:s text:c="9"/>2004 robe</text:p>
          </table:table-cell>
        </table:table-row>
        <table:table-row table:style-name="ro1">
          <table:table-cell office:value-type="string">
            <text:p><text:s/>0 <text:s text:c="4"/>+- 0 <text:s text:c="14"/>1.2 +- 0 <text:s text:c="9"/>2002 muffin</text:p>
          </table:table-cell>
        </table:table-row>
        <table:table-row table:style-name="ro1">
          <table:table-cell office:value-type="string">
            <text:p><text:s/>0 <text:s text:c="4"/>+- 0 <text:s text:c="14"/>1.3 +- 0 <text:s text:c="9"/>1984 corner</text:p>
          </table:table-cell>
        </table:table-row>
        <table:table-row table:style-name="ro1">
          <table:table-cell office:value-type="string">
            <text:p><text:s/>0 <text:s text:c="4"/>+- 0 <text:s text:c="14"/>1.3 +- 0 <text:s text:c="9"/>1988 ground</text:p>
          </table:table-cell>
        </table:table-row>
        <table:table-row table:style-name="ro1">
          <table:table-cell office:value-type="string">
            <text:p><text:s/>0 <text:s text:c="4"/>+- 0 <text:s text:c="14"/>1.3 +- 0 <text:s text:c="9"/>1990 onli</text:p>
          </table:table-cell>
        </table:table-row>
        <table:table-row table:style-name="ro1">
          <table:table-cell office:value-type="string">
            <text:p><text:s/>0 <text:s text:c="4"/>+- 0 <text:s text:c="14"/>1.3 +- 0 <text:s text:c="9"/>1989 gnat</text:p>
          </table:table-cell>
        </table:table-row>
        <table:table-row table:style-name="ro1">
          <table:table-cell office:value-type="string">
            <text:p><text:s/>0 <text:s text:c="4"/>+- 0 <text:s text:c="14"/>1.3 +- 0 <text:s text:c="9"/>1987 fifth</text:p>
          </table:table-cell>
        </table:table-row>
        <table:table-row table:style-name="ro1">
          <table:table-cell office:value-type="string">
            <text:p><text:s/>0 <text:s text:c="4"/>+- 0 <text:s text:c="14"/>1.3 +- 0 <text:s text:c="9"/>1992 sprout</text:p>
          </table:table-cell>
        </table:table-row>
        <table:table-row table:style-name="ro1">
          <table:table-cell office:value-type="string">
            <text:p><text:s/>0 <text:s text:c="4"/>+- 0 <text:s text:c="14"/>1.3 +- 0 <text:s text:c="9"/>1986 knowal</text:p>
          </table:table-cell>
        </table:table-row>
        <table:table-row table:style-name="ro1">
          <table:table-cell office:value-type="string">
            <text:p><text:s/>0 <text:s text:c="4"/>+- 0 <text:s text:c="14"/>1.3 +- 0 <text:s text:c="9"/>1985 leetl</text:p>
          </table:table-cell>
        </table:table-row>
        <table:table-row table:style-name="ro1">
          <table:table-cell office:value-type="string">
            <text:p><text:s/>0 <text:s text:c="4"/>+- 0 <text:s text:c="14"/>1.3 +- 0 <text:s text:c="9"/>1991 slow</text:p>
          </table:table-cell>
        </table:table-row>
        <table:table-row table:style-name="ro1">
          <table:table-cell office:value-type="string">
            <text:p><text:s/>0 <text:s text:c="4"/>+- 0 <text:s text:c="14"/>1.3 +- 0 <text:s text:c="9"/>2001 busili</text:p>
          </table:table-cell>
        </table:table-row>
        <table:table-row table:style-name="ro1">
          <table:table-cell office:value-type="string">
            <text:p><text:s/>0 <text:s text:c="4"/>+- 0 <text:s text:c="14"/>1.3 +- 0 <text:s text:c="9"/>1993 unkind</text:p>
          </table:table-cell>
        </table:table-row>
        <table:table-row table:style-name="ro1">
          <table:table-cell office:value-type="string">
            <text:p><text:s/>0 <text:s text:c="4"/>+- 0 <text:s text:c="14"/>1.3 +- 0 <text:s text:c="9"/>1998 shimmer</text:p>
          </table:table-cell>
        </table:table-row>
        <table:table-row table:style-name="ro1">
          <table:table-cell office:value-type="string">
            <text:p><text:s/>0 <text:s text:c="4"/>+- 0 <text:s text:c="14"/>1.3 +- 0 <text:s text:c="9"/>2000 cucumb</text:p>
          </table:table-cell>
        </table:table-row>
        <table:table-row table:style-name="ro1">
          <table:table-cell office:value-type="string">
            <text:p><text:s/>0 <text:s text:c="4"/>+- 0 <text:s text:c="14"/>1.3 +- 0 <text:s text:c="9"/>2102 blame</text:p>
          </table:table-cell>
        </table:table-row>
        <table:table-row table:style-name="ro1">
          <table:table-cell office:value-type="string">
            <text:p><text:s/>0 <text:s text:c="4"/>+- 0 <text:s text:c="14"/>1.3 +- 0 <text:s text:c="9"/>1999 crime</text:p>
          </table:table-cell>
        </table:table-row>
        <table:table-row table:style-name="ro1">
          <table:table-cell office:value-type="string">
            <text:p><text:s/>0 <text:s text:c="4"/>+- 0 <text:s text:c="14"/>1.3 +- 0 <text:s text:c="9"/>1997 cloak</text:p>
          </table:table-cell>
        </table:table-row>
        <table:table-row table:style-name="ro1">
          <table:table-cell office:value-type="string">
            <text:p><text:s/>0 <text:s text:c="4"/>+- 0 <text:s text:c="14"/>1.3 +- 0 <text:s text:c="9"/>1994 stair</text:p>
          </table:table-cell>
        </table:table-row>
        <table:table-row table:style-name="ro1">
          <table:table-cell office:value-type="string">
            <text:p><text:s/>0 <text:s text:c="4"/>+- 0 <text:s text:c="14"/>1.3 +- 0 <text:s text:c="9"/>1996 activ</text:p>
          </table:table-cell>
        </table:table-row>
        <table:table-row table:style-name="ro1">
          <table:table-cell office:value-type="string">
            <text:p><text:s/>0 <text:s text:c="4"/>+- 0 <text:s text:c="14"/>1.3 +- 0 <text:s text:c="9"/>1995 plume</text:p>
          </table:table-cell>
        </table:table-row>
        <table:table-row table:style-name="ro1">
          <table:table-cell office:value-type="string">
            <text:p><text:s/>0 <text:s text:c="4"/>+- 0 <text:s text:c="14"/>1.3 +- 0 <text:s text:c="9"/>2103 loudli</text:p>
          </table:table-cell>
        </table:table-row>
        <table:table-row table:style-name="ro1">
          <table:table-cell office:value-type="string">
            <text:p><text:s/>0 <text:s text:c="4"/>+- 0 <text:s text:c="14"/>1.3 +- 0 <text:s text:c="9"/>2211 keyhol</text:p>
          </table:table-cell>
        </table:table-row>
        <table:table-row table:style-name="ro1">
          <table:table-cell office:value-type="string">
            <text:p><text:s/>0 <text:s text:c="4"/>+- 0 <text:s text:c="14"/>1.3 +- 0 <text:s text:c="9"/>2212 mcgregor</text:p>
          </table:table-cell>
        </table:table-row>
        <table:table-row table:style-name="ro1">
          <table:table-cell office:value-type="string">
            <text:p><text:s/>0 <text:s text:c="4"/>+- 0 <text:s text:c="14"/>1.3 +- 0 <text:s text:c="9"/>2210 sudden</text:p>
          </table:table-cell>
        </table:table-row>
        <table:table-row table:style-name="ro1">
          <table:table-cell office:value-type="string">
            <text:p><text:s/>0 <text:s text:c="4"/>+- 0 <text:s text:c="14"/>1.3 +- 0 <text:s text:c="9"/>2209 strain</text:p>
          </table:table-cell>
        </table:table-row>
        <table:table-row table:style-name="ro1">
          <table:table-cell office:value-type="string">
            <text:p><text:s/>0 <text:s text:c="4"/>+- 0 <text:s text:c="14"/>1.3 +- 0 <text:s text:c="9"/>2208 gloriou</text:p>
          </table:table-cell>
        </table:table-row>
        <table:table-row table:style-name="ro1">
          <table:table-cell office:value-type="string">
            <text:p><text:s/>0 <text:s text:c="4"/>+- 0 <text:s text:c="14"/>1.3 +- 0 <text:s text:c="9"/>2207 destin</text:p>
          </table:table-cell>
        </table:table-row>
        <table:table-row table:style-name="ro1">
          <table:table-cell office:value-type="string">
            <text:p><text:s/>0 <text:s text:c="4"/>+- 0 <text:s text:c="14"/>1.3 +- 0 <text:s text:c="9"/>2206 uncov</text:p>
          </table:table-cell>
        </table:table-row>
        <table:table-row table:style-name="ro1">
          <table:table-cell office:value-type="string">
            <text:p><text:s/>0 <text:s text:c="4"/>+- 0 <text:s text:c="14"/>1.3 +- 0 <text:s text:c="9"/>2104 pantaloon</text:p>
          </table:table-cell>
        </table:table-row>
        <table:table-row table:style-name="ro1">
          <table:table-cell office:value-type="string">
            <text:p><text:s/>0 <text:s text:c="4"/>+- 0 <text:s text:c="14"/>1.3 +- 0 <text:s text:c="9"/>2213 return</text:p>
          </table:table-cell>
        </table:table-row>
        <table:table-row table:style-name="ro1">
          <table:table-cell office:value-type="string">
            <text:p><text:s/>0 <text:s text:c="4"/>+- 0 <text:s text:c="14"/>1.3 +- 0 <text:s text:c="9"/>2214 pursu</text:p>
          </table:table-cell>
        </table:table-row>
        <table:table-row table:style-name="ro1">
          <table:table-cell office:value-type="string">
            <text:p><text:s/>0 <text:s text:c="4"/>+- 0 <text:s text:c="14"/>1.3 +- 0 <text:s text:c="9"/>2215 kettl</text:p>
          </table:table-cell>
        </table:table-row>
        <table:table-row table:style-name="ro1">
          <table:table-cell office:value-type="string">
            <text:p><text:s/>0 <text:s text:c="4"/>+- 0 <text:s text:c="14"/>1.3 +- 0 <text:s text:c="9"/>2220 grimac</text:p>
          </table:table-cell>
        </table:table-row>
        <table:table-row table:style-name="ro1">
          <table:table-cell office:value-type="string">
            <text:p><text:s/>0 <text:s text:c="4"/>+- 0 <text:s text:c="14"/>1.3 +- 0 <text:s text:c="9"/>2222 clammi</text:p>
          </table:table-cell>
        </table:table-row>
        <table:table-row table:style-name="ro1">
          <table:table-cell office:value-type="string">
            <text:p><text:s/>0 <text:s text:c="4"/>+- 0 <text:s text:c="14"/>1.3 +- 0 <text:s text:c="9"/>2105 tuck</text:p>
          </table:table-cell>
        </table:table-row>
        <table:table-row table:style-name="ro1">
          <table:table-cell office:value-type="string">
            <text:p><text:s/>0 <text:s text:c="4"/>+- 0 <text:s text:c="14"/>1.3 +- 0 <text:s text:c="9"/>2221 develop</text:p>
          </table:table-cell>
        </table:table-row>
        <table:table-row table:style-name="ro1">
          <table:table-cell office:value-type="string">
            <text:p><text:s/>0 <text:s text:c="4"/>+- 0 <text:s text:c="14"/>1.3 +- 0 <text:s text:c="9"/>2219 lightheart</text:p>
          </table:table-cell>
        </table:table-row>
        <table:table-row table:style-name="ro1">
          <table:table-cell office:value-type="string">
            <text:p><text:s/>0 <text:s text:c="4"/>+- 0 <text:s text:c="14"/>1.3 +- 0 <text:s text:c="9"/>2216 housewif</text:p>
          </table:table-cell>
        </table:table-row>
        <table:table-row table:style-name="ro1">
          <table:table-cell office:value-type="string">
            <text:p><text:s/>0 <text:s text:c="4"/>+- 0 <text:s text:c="14"/>1.3 +- 0 <text:s text:c="9"/>2218 threepenc</text:p>
          </table:table-cell>
        </table:table-row>
        <table:table-row table:style-name="ro1">
          <table:table-cell office:value-type="string">
            <text:p><text:s/>0 <text:s text:c="4"/>+- 0 <text:s text:c="14"/>1.3 +- 0 <text:s text:c="9"/>2217 miseri</text:p>
          </table:table-cell>
        </table:table-row>
        <table:table-row table:style-name="ro1">
          <table:table-cell office:value-type="string">
            <text:p><text:s/>0 <text:s text:c="4"/>+- 0 <text:s text:c="14"/>1.3 +- 0 <text:s text:c="9"/>2205 convinc</text:p>
          </table:table-cell>
        </table:table-row>
        <table:table-row table:style-name="ro1">
          <table:table-cell office:value-type="string">
            <text:p><text:s/>0 <text:s text:c="4"/>+- 0 <text:s text:c="14"/>1.3 +- 0 <text:s text:c="9"/>2204 canon</text:p>
          </table:table-cell>
        </table:table-row>
        <table:table-row table:style-name="ro1">
          <table:table-cell office:value-type="string">
            <text:p><text:s/>0 <text:s text:c="4"/>+- 0 <text:s text:c="14"/>1.3 +- 0 <text:s text:c="9"/>2203 brow</text:p>
          </table:table-cell>
        </table:table-row>
        <table:table-row table:style-name="ro1">
          <table:table-cell office:value-type="string">
            <text:p><text:s/>0 <text:s text:c="4"/>+- 0 <text:s text:c="14"/>1.3 +- 0 <text:s text:c="9"/>2189 mug</text:p>
          </table:table-cell>
        </table:table-row>
        <table:table-row table:style-name="ro1">
          <table:table-cell office:value-type="string">
            <text:p><text:s/>0 <text:s text:c="4"/>+- 0 <text:s text:c="14"/>1.3 +- 0 <text:s text:c="9"/>2191 tabitha</text:p>
          </table:table-cell>
        </table:table-row>
        <table:table-row table:style-name="ro1">
          <table:table-cell office:value-type="string">
            <text:p><text:s/>0 <text:s text:c="4"/>+- 0 <text:s text:c="14"/>1.3 +- 0 <text:s text:c="9"/>2190 cure</text:p>
          </table:table-cell>
        </table:table-row>
        <table:table-row table:style-name="ro1">
          <table:table-cell office:value-type="string">
            <text:p><text:s/>0 <text:s text:c="4"/>+- 0 <text:s text:c="14"/>1.3 +- 0 <text:s text:c="9"/>2188 polli</text:p>
          </table:table-cell>
        </table:table-row>
        <table:table-row table:style-name="ro1">
          <table:table-cell office:value-type="string">
            <text:p><text:s/>0 <text:s text:c="4"/>+- 0 <text:s text:c="14"/>1.3 +- 0 <text:s text:c="9"/>2193 innoc</text:p>
          </table:table-cell>
        </table:table-row>
        <table:table-row table:style-name="ro1">
          <table:table-cell office:value-type="string">
            <text:p><text:s/>0 <text:s text:c="4"/>+- 0 <text:s text:c="14"/>1.3 +- 0 <text:s text:c="9"/>2187 trick</text:p>
          </table:table-cell>
        </table:table-row>
        <table:table-row table:style-name="ro1">
          <table:table-cell office:value-type="string">
            <text:p><text:s/>0 <text:s text:c="4"/>+- 0 <text:s text:c="14"/>1.3 +- 0 <text:s text:c="9"/>2186 alter</text:p>
          </table:table-cell>
        </table:table-row>
        <table:table-row table:style-name="ro1">
          <table:table-cell office:value-type="string">
            <text:p><text:s/>0 <text:s text:c="4"/>+- 0 <text:s text:c="14"/>1.3 +- 0 <text:s text:c="9"/>2192 sophi</text:p>
          </table:table-cell>
        </table:table-row>
        <table:table-row table:style-name="ro1">
          <table:table-cell office:value-type="string">
            <text:p><text:s/>0 <text:s text:c="4"/>+- 0 <text:s text:c="14"/>1.3 +- 0 <text:s text:c="9"/>2194 report</text:p>
          </table:table-cell>
        </table:table-row>
        <table:table-row table:style-name="ro1">
          <table:table-cell office:value-type="string">
            <text:p><text:s/>0 <text:s text:c="4"/>+- 0 <text:s text:c="14"/>1.3 +- 0 <text:s text:c="9"/>2202 soil</text:p>
          </table:table-cell>
        </table:table-row>
        <table:table-row table:style-name="ro1">
          <table:table-cell office:value-type="string">
            <text:p><text:s/>0 <text:s text:c="4"/>+- 0 <text:s text:c="14"/>1.3 +- 0 <text:s text:c="9"/>2199 kribblekrabbl</text:p>
          </table:table-cell>
        </table:table-row>
        <table:table-row table:style-name="ro1">
          <table:table-cell office:value-type="string">
            <text:p><text:s/>0 <text:s text:c="4"/>+- 0 <text:s text:c="14"/>1.3 +- 0 <text:s text:c="9"/>2201 advantag</text:p>
          </table:table-cell>
        </table:table-row>
        <table:table-row table:style-name="ro1">
          <table:table-cell office:value-type="string">
            <text:p><text:s/>0 <text:s text:c="4"/>+- 0 <text:s text:c="14"/>1.3 +- 0 <text:s text:c="9"/>2200 ive</text:p>
          </table:table-cell>
        </table:table-row>
        <table:table-row table:style-name="ro1">
          <table:table-cell office:value-type="string">
            <text:p><text:s/>0 <text:s text:c="4"/>+- 0 <text:s text:c="14"/>1.3 +- 0 <text:s text:c="9"/>2198 snuffbox</text:p>
          </table:table-cell>
        </table:table-row>
        <table:table-row table:style-name="ro1">
          <table:table-cell office:value-type="string">
            <text:p><text:s/>0 <text:s text:c="4"/>+- 0 <text:s text:c="14"/>1.3 +- 0 <text:s text:c="9"/>2195 apoplect</text:p>
          </table:table-cell>
        </table:table-row>
        <table:table-row table:style-name="ro1">
          <table:table-cell office:value-type="string">
            <text:p><text:s/>0 <text:s text:c="4"/>+- 0 <text:s text:c="14"/>1.3 +- 0 <text:s text:c="9"/>2197 region</text:p>
          </table:table-cell>
        </table:table-row>
        <table:table-row table:style-name="ro1">
          <table:table-cell office:value-type="string">
            <text:p><text:s/>0 <text:s text:c="4"/>+- 0 <text:s text:c="14"/>1.3 +- 0 <text:s text:c="9"/>2196 cock</text:p>
          </table:table-cell>
        </table:table-row>
        <table:table-row table:style-name="ro1">
          <table:table-cell office:value-type="string">
            <text:p><text:s/>0 <text:s text:c="4"/>+- 0 <text:s text:c="14"/>1.3 +- 0 <text:s text:c="9"/>2223 pay</text:p>
          </table:table-cell>
        </table:table-row>
        <table:table-row table:style-name="ro1">
          <table:table-cell office:value-type="string">
            <text:p><text:s/>0 <text:s text:c="4"/>+- 0 <text:s text:c="14"/>1.3 +- 0 <text:s text:c="9"/>2224 fender</text:p>
          </table:table-cell>
        </table:table-row>
        <table:table-row table:style-name="ro1">
          <table:table-cell office:value-type="string">
            <text:p><text:s/>0 <text:s text:c="4"/>+- 0 <text:s text:c="14"/>1.3 +- 0 <text:s text:c="9"/>2225 woodland</text:p>
          </table:table-cell>
        </table:table-row>
        <table:table-row table:style-name="ro1">
          <table:table-cell office:value-type="string">
            <text:p><text:s/>0 <text:s text:c="4"/>+- 0 <text:s text:c="14"/>1.3 +- 0 <text:s text:c="9"/>2250 companion</text:p>
          </table:table-cell>
        </table:table-row>
        <table:table-row table:style-name="ro1">
          <table:table-cell office:value-type="string">
            <text:p><text:s/>0 <text:s text:c="4"/>+- 0 <text:s text:c="14"/>1.3 +- 0 <text:s text:c="9"/>2252 petticoat</text:p>
          </table:table-cell>
        </table:table-row>
        <table:table-row table:style-name="ro1">
          <table:table-cell office:value-type="string">
            <text:p><text:s/>0 <text:s text:c="4"/>+- 0 <text:s text:c="14"/>1.3 +- 0 <text:s text:c="9"/>2251 driven</text:p>
          </table:table-cell>
        </table:table-row>
        <table:table-row table:style-name="ro1">
          <table:table-cell office:value-type="string">
            <text:p><text:s/>0 <text:s text:c="4"/>+- 0 <text:s text:c="14"/>1.3 +- 0 <text:s text:c="9"/>2249 someon</text:p>
          </table:table-cell>
        </table:table-row>
        <table:table-row table:style-name="ro1">
          <table:table-cell office:value-type="string">
            <text:p><text:s/>0 <text:s text:c="4"/>+- 0 <text:s text:c="14"/>1.3 +- 0 <text:s text:c="9"/>2254 tipsi</text:p>
          </table:table-cell>
        </table:table-row>
        <table:table-row table:style-name="ro1">
          <table:table-cell office:value-type="string">
            <text:p><text:s/>0 <text:s text:c="4"/>+- 0 <text:s text:c="14"/>1.3 +- 0 <text:s text:c="9"/>2248 munch</text:p>
          </table:table-cell>
        </table:table-row>
        <table:table-row table:style-name="ro1">
          <table:table-cell office:value-type="string">
            <text:p><text:s/>0 <text:s text:c="4"/>+- 0 <text:s text:c="14"/>1.3 +- 0 <text:s text:c="9"/>2247 foam</text:p>
          </table:table-cell>
        </table:table-row>
        <table:table-row table:style-name="ro1">
          <table:table-cell office:value-type="string">
            <text:p><text:s/>0 <text:s text:c="4"/>+- 0 <text:s text:c="14"/>1.3 +- 0 <text:s text:c="9"/>2253 fruit</text:p>
          </table:table-cell>
        </table:table-row>
        <table:table-row table:style-name="ro1">
          <table:table-cell office:value-type="string">
            <text:p><text:s/>0 <text:s text:c="4"/>+- 0 <text:s text:c="14"/>1.3 +- 0 <text:s text:c="9"/>2255 cinder</text:p>
          </table:table-cell>
        </table:table-row>
        <table:table-row table:style-name="ro1">
          <table:table-cell office:value-type="string">
            <text:p><text:s/>0 <text:s text:c="4"/>+- 0 <text:s text:c="14"/>1.3 +- 0 <text:s text:c="9"/>2262 readili</text:p>
          </table:table-cell>
        </table:table-row>
        <table:table-row table:style-name="ro1">
          <table:table-cell office:value-type="string">
            <text:p><text:s/>0 <text:s text:c="4"/>+- 0 <text:s text:c="14"/>1.3 +- 0 <text:s text:c="9"/>2245 hunter</text:p>
          </table:table-cell>
        </table:table-row>
        <table:table-row table:style-name="ro1">
          <table:table-cell office:value-type="string">
            <text:p><text:s/>0 <text:s text:c="4"/>+- 0 <text:s text:c="14"/>1.3 +- 0 <text:s text:c="9"/>2260 purer</text:p>
          </table:table-cell>
        </table:table-row>
        <table:table-row table:style-name="ro1">
          <table:table-cell office:value-type="string">
            <text:p><text:s/>0 <text:s text:c="4"/>+- 0 <text:s text:c="14"/>1.3 +- 0 <text:s text:c="9"/>2261 drain</text:p>
          </table:table-cell>
        </table:table-row>
        <table:table-row table:style-name="ro1">
          <table:table-cell office:value-type="string">
            <text:p><text:s/>0 <text:s text:c="4"/>+- 0 <text:s text:c="14"/>1.3 +- 0 <text:s text:c="9"/>2259 taffeta</text:p>
          </table:table-cell>
        </table:table-row>
        <table:table-row table:style-name="ro1">
          <table:table-cell office:value-type="string">
            <text:p><text:s/>0 <text:s text:c="4"/>+- 0 <text:s text:c="14"/>1.3 +- 0 <text:s text:c="9"/>2256 crosspatch</text:p>
          </table:table-cell>
        </table:table-row>
        <table:table-row table:style-name="ro1">
          <table:table-cell office:value-type="string">
            <text:p><text:s/>0 <text:s text:c="4"/>+- 0 <text:s text:c="14"/>1.3 +- 0 <text:s text:c="9"/>2258 railway</text:p>
          </table:table-cell>
        </table:table-row>
        <table:table-row table:style-name="ro1">
          <table:table-cell office:value-type="string">
            <text:p><text:s/>0 <text:s text:c="4"/>+- 0.099 <text:s text:c="10"/>1.3 +- 0 <text:s text:c="9"/>2257 weep</text:p>
          </table:table-cell>
        </table:table-row>
        <table:table-row table:style-name="ro1">
          <table:table-cell office:value-type="string">
            <text:p><text:s/>0 <text:s text:c="4"/>+- 0 <text:s text:c="14"/>1.3 +- 0 <text:s text:c="9"/>2246 nest</text:p>
          </table:table-cell>
        </table:table-row>
        <table:table-row table:style-name="ro1">
          <table:table-cell office:value-type="string">
            <text:p><text:s/>0 <text:s text:c="4"/>+- 0 <text:s text:c="14"/>1.3 +- 0 <text:s text:c="9"/>2244 applaud</text:p>
          </table:table-cell>
        </table:table-row>
        <table:table-row table:style-name="ro1">
          <table:table-cell office:value-type="string">
            <text:p><text:s/>0 <text:s text:c="4"/>+- 0 <text:s text:c="14"/>1.3 +- 0 <text:s text:c="9"/>2226 econom</text:p>
          </table:table-cell>
        </table:table-row>
        <table:table-row table:style-name="ro1">
          <table:table-cell office:value-type="string">
            <text:p><text:s/>0 <text:s text:c="4"/>+- 0 <text:s text:c="14"/>1.3 +- 0 <text:s text:c="9"/>2230 speech</text:p>
          </table:table-cell>
        </table:table-row>
        <table:table-row table:style-name="ro1">
          <table:table-cell office:value-type="string">
            <text:p><text:s/>0 <text:s text:c="4"/>+- 0 <text:s text:c="14"/>1.3 +- 0 <text:s text:c="9"/>2232 musket</text:p>
          </table:table-cell>
        </table:table-row>
        <table:table-row table:style-name="ro1">
          <table:table-cell office:value-type="string">
            <text:p><text:s/>0 <text:s text:c="4"/>+- 0 <text:s text:c="14"/>1.3 +- 0 <text:s text:c="9"/>2231 safetypin</text:p>
          </table:table-cell>
        </table:table-row>
        <table:table-row table:style-name="ro1">
          <table:table-cell office:value-type="string">
            <text:p><text:s/>0 <text:s text:c="4"/>+- 0 <text:s text:c="14"/>1.3 +- 0 <text:s text:c="9"/>2229 poetic</text:p>
          </table:table-cell>
        </table:table-row>
        <table:table-row table:style-name="ro1">
          <table:table-cell office:value-type="string">
            <text:p><text:s/>0 <text:s text:c="4"/>+- 0 <text:s text:c="14"/>1.3 +- 0 <text:s text:c="9"/>2234 sticki</text:p>
          </table:table-cell>
        </table:table-row>
        <table:table-row table:style-name="ro1">
          <table:table-cell office:value-type="string">
            <text:p><text:s/>0 <text:s text:c="4"/>+- 0 <text:s text:c="14"/>1.3 +- 0 <text:s text:c="9"/>2228 gentlemen</text:p>
          </table:table-cell>
        </table:table-row>
        <table:table-row table:style-name="ro1">
          <table:table-cell office:value-type="string">
            <text:p><text:s/>0 <text:s text:c="4"/>+- 0 <text:s text:c="14"/>1.3 +- 0 <text:s text:c="9"/>2227 mole</text:p>
          </table:table-cell>
        </table:table-row>
        <table:table-row table:style-name="ro1">
          <table:table-cell office:value-type="string">
            <text:p><text:s/>0 <text:s text:c="4"/>+- 0 <text:s text:c="14"/>1.3 +- 0 <text:s text:c="9"/>2233 paw</text:p>
          </table:table-cell>
        </table:table-row>
        <table:table-row table:style-name="ro1">
          <table:table-cell office:value-type="string">
            <text:p><text:s/>0 <text:s text:c="4"/>+- 0 <text:s text:c="14"/>1.4 +- 0 <text:s text:c="9"/>2235 drawingroom</text:p>
          </table:table-cell>
        </table:table-row>
        <table:table-row table:style-name="ro1">
          <table:table-cell office:value-type="string">
            <text:p><text:s/>0 <text:s text:c="4"/>+- 0 <text:s text:c="14"/>1.4 +- 0 <text:s text:c="9"/>2243 munca</text:p>
          </table:table-cell>
        </table:table-row>
        <table:table-row table:style-name="ro1">
          <table:table-cell office:value-type="string">
            <text:p><text:s/>0 <text:s text:c="4"/>+- 0 <text:s text:c="14"/>1.4 +- 0 <text:s text:c="9"/>2240 arrog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84 cash</text:p>
          </table:table-cell>
        </table:table-row>
        <table:table-row table:style-name="ro1">
          <table:table-cell office:value-type="string">
            <text:p><text:s/>0 <text:s text:c="4"/>+- 0 <text:s text:c="14"/>1.4 +- 0 <text:s text:c="9"/>2242 barefoot</text:p>
          </table:table-cell>
        </table:table-row>
        <table:table-row table:style-name="ro1">
          <table:table-cell office:value-type="string">
            <text:p><text:s/>0 <text:s text:c="4"/>+- 0 <text:s text:c="14"/>1.4 +- 0 <text:s text:c="9"/>1303 cheat</text:p>
          </table:table-cell>
        </table:table-row>
        <table:table-row table:style-name="ro1">
          <table:table-cell office:value-type="string">
            <text:p><text:s/>0 <text:s text:c="4"/>+- 0 <text:s text:c="14"/>1.4 +- 0 <text:s text:c="9"/>2241 finish</text:p>
          </table:table-cell>
        </table:table-row>
        <table:table-row table:style-name="ro1">
          <table:table-cell office:value-type="string">
            <text:p><text:s/>0 <text:s text:c="4"/>+- 0 <text:s text:c="14"/>1.4 +- 0 <text:s text:c="9"/>2239 tinkl</text:p>
          </table:table-cell>
        </table:table-row>
        <table:table-row table:style-name="ro1">
          <table:table-cell office:value-type="string">
            <text:p><text:s/>0 <text:s text:c="4"/>+- 0 <text:s text:c="14"/>1.4 +- 0 <text:s text:c="9"/>2236 thee</text:p>
          </table:table-cell>
        </table:table-row>
        <table:table-row table:style-name="ro1">
          <table:table-cell office:value-type="string">
            <text:p><text:s/>0 <text:s text:c="4"/>+- 0 <text:s text:c="14"/>1.4 +- 0 <text:s text:c="9"/>2238 cockchaf</text:p>
          </table:table-cell>
        </table:table-row>
        <table:table-row table:style-name="ro1">
          <table:table-cell office:value-type="string">
            <text:p><text:s/>0 <text:s text:c="4"/>+- 0 <text:s text:c="14"/>1.4 +- 0 <text:s text:c="9"/>2237 pan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85 imperi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83 mount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29 pop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31 twin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30 duti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28 mound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33 differ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27 inspir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26 pot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32 jeremi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34 sulki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24 twit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39 tub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41 damag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40 boat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38 twig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35 antk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37 endeavor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25 fourpenc</text:p>
          </table:table-cell>
        </table:table-row>
        <table:table-row table:style-name="ro1">
          <table:table-cell office:value-type="string">
            <text:p><text:s/>0 <text:s text:c="4"/>+- 0.096 <text:s text:c="10"/>1.4 +- 0 <text:s text:c="9"/>2136 boar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23 manstep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09 pray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43 almighti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11 tuk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10 audienc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08 temper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13 awkward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07 monk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06 pertain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12 mane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22 spoil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14 mani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19 among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21 heron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20 loveliest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18 fantast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15 rank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82 slumber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17 comer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16 thickli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42 turkey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44 seiz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69 wake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71 drum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70 rememb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68 goodmorn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73 impati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67 made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66 drawer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72 lectur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74 former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64 thousand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79 sit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81 tinderbox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80 aphtanid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78 crumb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75 robber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77 sound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76 countless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65 resolut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63 careless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45 coupl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49 weddingday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51 mari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50 hardli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48 west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53 breath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47 stretch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46 imp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52 timmi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54 overjoy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62 gray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59 carv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61 graveyard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60 storm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58 schoolboy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55 toss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57 bedsid</text:p>
          </table:table-cell>
        </table:table-row>
        <table:table-row table:style-name="ro1">
          <table:table-cell office:value-type="string">
            <text:p><text:s/>0 <text:s text:c="4"/>+- 0 <text:s text:c="14"/>1.4 +- 0 <text:s text:c="9"/>2156 penc</text:p>
          </table:table-cell>
        </table:table-row>
        <table:table-row table:style-name="ro1">
          <table:table-cell office:value-type="string">
            <text:p><text:s/>0 <text:s text:c="4"/>+- 0 <text:s text:c="14"/>1.4 +- 0 <text:s text:c="9"/>1301 toad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34 turnip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35 fortnight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07 eleventh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33 taught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32 calmli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31 oppos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30 group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29 spider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36 forgot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37 drudg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38 flock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43 postman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45 velvet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44 drove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42 turn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39 whir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41 whip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40 slew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28 floodgat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27 sacr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26 enorm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12 fatigu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14 crocu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13 went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11 wage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16 meal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10 arrow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09 mead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15 oblig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17 bone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25 resum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22 swedish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24 ephemera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23 woo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21 hanger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18 mean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20 forfeit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19 burial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47 heavenli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48 god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74 whereupon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49 newli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76 mistress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75 rain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73 ancient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78 christma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72 bestow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71 immort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77 knit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79 drench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69 windowsil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84 puzzl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85 seamen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83 sunshin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80 whirrrr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82 mankind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81 ate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70 situat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68 burgomast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50 taler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54 fellowship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86 malici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56 branch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55 palac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53 content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58 hothous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52 mason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51 hound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57 lain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67 curoo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59 ware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64 smart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66 lustr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65 gate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63 tar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60 yourselv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62 forti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61 forth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08 anastasia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06 threedeck</text:p>
          </table:table-cell>
        </table:table-row>
        <table:table-row table:style-name="ro1">
          <table:table-cell office:value-type="string">
            <text:p><text:s/>0 <text:s text:c="4"/>+- 0 <text:s text:c="14"/>1.5 +- 0 <text:s text:c="10"/>352 waterbucket</text:p>
          </table:table-cell>
        </table:table-row>
        <table:table-row table:style-name="ro1">
          <table:table-cell office:value-type="string">
            <text:p><text:s/>0 <text:s text:c="4"/>+- 0 <text:s text:c="14"/>1.5 +- 0 <text:s text:c="10"/>353 throne</text:p>
          </table:table-cell>
        </table:table-row>
        <table:table-row table:style-name="ro1">
          <table:table-cell office:value-type="string">
            <text:p><text:s/>0 <text:s text:c="4"/>+- 0 <text:s text:c="14"/>1.5 +- 0 <text:s text:c="10"/>405 teaurn</text:p>
          </table:table-cell>
        </table:table-row>
        <table:table-row table:style-name="ro1">
          <table:table-cell office:value-type="string">
            <text:p><text:s/>0 <text:s text:c="4"/>+- 0 <text:s text:c="14"/>1.5 +- 0 <text:s text:c="10"/>351 personag</text:p>
          </table:table-cell>
        </table:table-row>
        <table:table-row table:style-name="ro1">
          <table:table-cell office:value-type="string">
            <text:p><text:s/>0 <text:s text:c="4"/>+- 0 <text:s text:c="14"/>1.5 +- 0 <text:s text:c="9"/>1295 nobleman</text:p>
          </table:table-cell>
        </table:table-row>
        <table:table-row table:style-name="ro1">
          <table:table-cell office:value-type="string">
            <text:p><text:s/>0 <text:s text:c="4"/>+- 0 <text:s text:c="14"/>1.5 +- 0 <text:s text:c="10"/>350 fir</text:p>
          </table:table-cell>
        </table:table-row>
        <table:table-row table:style-name="ro1">
          <table:table-cell office:value-type="string">
            <text:p><text:s/>0 <text:s text:c="4"/>+- 0 <text:s text:c="14"/>1.5 +- 0 <text:s text:c="10"/>349 wrought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48 whetston</text:p>
          </table:table-cell>
        </table:table-row>
        <table:table-row table:style-name="ro1">
          <table:table-cell office:value-type="string">
            <text:p><text:s/>0 <text:s text:c="4"/>+- 0 <text:s text:c="14"/>1.6 +- 0 <text:s text:c="10"/>488 lous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54 fit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47 convolvuli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55 illtreat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56 savori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61 crew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63 chanticl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62 better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60 befallen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57 nutcrack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59 christoph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58 fix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46 japan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45 affect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44 oven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30 tipto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32 fetter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31 tan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29 wine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34 diddl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28 wind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33 deform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35 deck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43 alway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40 becaus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42 mumbl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41 myrtl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39 orang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36 consent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64 offic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38 bleach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37 marck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65 fig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66 fade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92 silver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94 whisk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93 bank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91 sixteen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96 encircl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89 interrupt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27 wing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88 suitor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95 gloom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97 meat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86 promis</text:p>
          </table:table-cell>
        </table:table-row>
        <table:table-row table:style-name="ro1">
          <table:table-cell office:value-type="string">
            <text:p><text:s/>0 <text:s text:c="4"/>+- 0 <text:s text:c="14"/>1.6 +- 0 <text:s text:c="10"/>402 persever</text:p>
          </table:table-cell>
        </table:table-row>
        <table:table-row table:style-name="ro1">
          <table:table-cell office:value-type="string">
            <text:p><text:s/>0 <text:s text:c="4"/>+- 0 <text:s text:c="14"/>1.6 +- 0 <text:s text:c="10"/>404 droll</text:p>
          </table:table-cell>
        </table:table-row>
        <table:table-row table:style-name="ro1">
          <table:table-cell office:value-type="string">
            <text:p><text:s/>0 <text:s text:c="4"/>+- 0 <text:s text:c="14"/>1.6 +- 0 <text:s text:c="10"/>403 dumpl</text:p>
          </table:table-cell>
        </table:table-row>
        <table:table-row table:style-name="ro1">
          <table:table-cell office:value-type="string">
            <text:p><text:s/>0 <text:s text:c="4"/>+- 0 <text:s text:c="14"/>1.6 +- 0 <text:s text:c="10"/>401 sleepless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98 thyme</text:p>
          </table:table-cell>
        </table:table-row>
        <table:table-row table:style-name="ro1">
          <table:table-cell office:value-type="string">
            <text:p><text:s/>0 <text:s text:c="4"/>+- 0 <text:s text:c="14"/>1.6 +- 0 <text:s text:c="10"/>400 windowbar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99 thenc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87 restingplac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67 fie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85 bang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71 bewail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73 willothewisp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72 descend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70 hidden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75 anim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69 roland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68 hillsid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74 nightcap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76 fragment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84 band</text:p>
          </table:table-cell>
        </table:table-row>
        <table:table-row table:style-name="ro1">
          <table:table-cell office:value-type="string">
            <text:p><text:s/>0 <text:s text:c="4"/>+- 0 <text:s text:c="14"/>1.6 +- 0 <text:s text:c="10"/>487 cherryston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81 school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83 break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82 resplend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80 roost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77 handkin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79 safe</text:p>
          </table:table-cell>
        </table:table-row>
        <table:table-row table:style-name="ro1">
          <table:table-cell office:value-type="string">
            <text:p><text:s/>0 <text:s text:c="4"/>+- 0 <text:s text:c="14"/>1.6 +- 0 <text:s text:c="10"/>378 slate</text:p>
          </table:table-cell>
        </table:table-row>
        <table:table-row table:style-name="ro1">
          <table:table-cell office:value-type="string">
            <text:p><text:s/>0 <text:s text:c="4"/>+- 0 <text:s text:c="14"/>1.6 +- 0 <text:s text:c="10"/>597 ugli</text:p>
          </table:table-cell>
        </table:table-row>
        <table:table-row table:style-name="ro1">
          <table:table-cell office:value-type="string">
            <text:p><text:s/>0 <text:s text:c="4"/>+- 0 <text:s text:c="14"/>1.6 +- 0 <text:s text:c="10"/>598 rat</text:p>
          </table:table-cell>
        </table:table-row>
        <table:table-row table:style-name="ro1">
          <table:table-cell office:value-type="string">
            <text:p><text:s/>0 <text:s text:c="4"/>+- 0 <text:s text:c="14"/>1.6 +- 0 <text:s text:c="10"/>596 ginger</text:p>
          </table:table-cell>
        </table:table-row>
        <table:table-row table:style-name="ro1">
          <table:table-cell office:value-type="string">
            <text:p><text:s/>0 <text:s text:c="4"/>+- 0 <text:s text:c="14"/>1.6 +- 0 <text:s text:c="10"/>595 upset</text:p>
          </table:table-cell>
        </table:table-row>
        <table:table-row table:style-name="ro1">
          <table:table-cell office:value-type="string">
            <text:p><text:s/>0 <text:s text:c="4"/>+- 0 <text:s text:c="14"/>1.6 +- 0 <text:s text:c="10"/>594 mind</text:p>
          </table:table-cell>
        </table:table-row>
        <table:table-row table:style-name="ro1">
          <table:table-cell office:value-type="string">
            <text:p><text:s/>0 <text:s text:c="4"/>+- 0 <text:s text:c="14"/>1.6 +- 0 <text:s text:c="10"/>489 warlik</text:p>
          </table:table-cell>
        </table:table-row>
        <table:table-row table:style-name="ro1">
          <table:table-cell office:value-type="string">
            <text:p><text:s/>0 <text:s text:c="4"/>+- 0 <text:s text:c="14"/>1.6 +- 0 <text:s text:c="10"/>593 resound</text:p>
          </table:table-cell>
        </table:table-row>
        <table:table-row table:style-name="ro1">
          <table:table-cell office:value-type="string">
            <text:p><text:s/>0 <text:s text:c="4"/>+- 0 <text:s text:c="14"/>1.6 +- 0 <text:s text:c="10"/>592 botani</text:p>
          </table:table-cell>
        </table:table-row>
        <table:table-row table:style-name="ro1">
          <table:table-cell office:value-type="string">
            <text:p><text:s/>0 <text:s text:c="4"/>+- 0 <text:s text:c="14"/>1.6 +- 0 <text:s text:c="10"/>599 seed</text:p>
          </table:table-cell>
        </table:table-row>
        <table:table-row table:style-name="ro1">
          <table:table-cell office:value-type="string">
            <text:p><text:s/>0 <text:s text:c="4"/>+- 0 <text:s text:c="14"/>1.6 +- 0 <text:s text:c="10"/>570 older</text:p>
          </table:table-cell>
        </table:table-row>
        <table:table-row table:style-name="ro1">
          <table:table-cell office:value-type="string">
            <text:p><text:s/>0 <text:s text:c="4"/>+- 0 <text:s text:c="14"/>1.6 +- 0 <text:s text:c="10"/>600 manner</text:p>
          </table:table-cell>
        </table:table-row>
        <table:table-row table:style-name="ro1">
          <table:table-cell office:value-type="string">
            <text:p><text:s/>0 <text:s text:c="4"/>+- 0 <text:s text:c="14"/>1.6 +- 0 <text:s text:c="10"/>601 rap</text:p>
          </table:table-cell>
        </table:table-row>
        <table:table-row table:style-name="ro1">
          <table:table-cell office:value-type="string">
            <text:p><text:s/>0 <text:s text:c="4"/>+- 0 <text:s text:c="14"/>1.6 +- 0 <text:s text:c="10"/>606 mint</text:p>
          </table:table-cell>
        </table:table-row>
        <table:table-row table:style-name="ro1">
          <table:table-cell office:value-type="string">
            <text:p><text:s/>0 <text:s text:c="4"/>+- 0 <text:s text:c="14"/>1.6 +- 0 <text:s text:c="10"/>607 incompar</text:p>
          </table:table-cell>
        </table:table-row>
        <table:table-row table:style-name="ro1">
          <table:table-cell office:value-type="string">
            <text:p><text:s/>0 <text:s text:c="4"/>+- 0 <text:s text:c="14"/>1.6 +- 0 <text:s text:c="10"/>605 aisl</text:p>
          </table:table-cell>
        </table:table-row>
        <table:table-row table:style-name="ro1">
          <table:table-cell office:value-type="string">
            <text:p><text:s/>0 <text:s text:c="4"/>+- 0 <text:s text:c="14"/>1.6 +- 0 <text:s text:c="10"/>608 unfasten</text:p>
          </table:table-cell>
        </table:table-row>
        <table:table-row table:style-name="ro1">
          <table:table-cell office:value-type="string">
            <text:p><text:s/>0 <text:s text:c="4"/>+- 0 <text:s text:c="14"/>1.7 +- 0 <text:s text:c="10"/>602 longtail</text:p>
          </table:table-cell>
        </table:table-row>
        <table:table-row table:style-name="ro1">
          <table:table-cell office:value-type="string">
            <text:p><text:s/>0 <text:s text:c="4"/>+- 0 <text:s text:c="14"/>1.7 +- 0 <text:s text:c="10"/>604 shyli</text:p>
          </table:table-cell>
        </table:table-row>
        <table:table-row table:style-name="ro1">
          <table:table-cell office:value-type="string">
            <text:p><text:s/>0 <text:s text:c="4"/>+- 0 <text:s text:c="14"/>1.7 +- 0 <text:s text:c="10"/>603 pomp</text:p>
          </table:table-cell>
        </table:table-row>
        <table:table-row table:style-name="ro1">
          <table:table-cell office:value-type="string">
            <text:p><text:s/>0 <text:s text:c="4"/>+- 0 <text:s text:c="14"/>1.7 +- 0 <text:s text:c="10"/>591 quench</text:p>
          </table:table-cell>
        </table:table-row>
        <table:table-row table:style-name="ro1">
          <table:table-cell office:value-type="string">
            <text:p><text:s/>0 <text:s text:c="4"/>+- 0 <text:s text:c="14"/>1.7 +- 0 <text:s text:c="10"/>590 fold</text:p>
          </table:table-cell>
        </table:table-row>
        <table:table-row table:style-name="ro1">
          <table:table-cell office:value-type="string">
            <text:p><text:s/>0 <text:s text:c="4"/>+- 0 <text:s text:c="14"/>1.7 +- 0 <text:s text:c="10"/>589 handkerchief</text:p>
          </table:table-cell>
        </table:table-row>
        <table:table-row table:style-name="ro1">
          <table:table-cell office:value-type="string">
            <text:p><text:s/>0 <text:s text:c="4"/>+- 0 <text:s text:c="14"/>1.7 +- 0 <text:s text:c="10"/>575 shower</text:p>
          </table:table-cell>
        </table:table-row>
        <table:table-row table:style-name="ro1">
          <table:table-cell office:value-type="string">
            <text:p><text:s/>0 <text:s text:c="4"/>+- 0 <text:s text:c="14"/>1.7 +- 0 <text:s text:c="10"/>577 anxieti</text:p>
          </table:table-cell>
        </table:table-row>
        <table:table-row table:style-name="ro1">
          <table:table-cell office:value-type="string">
            <text:p><text:s/>0 <text:s text:c="4"/>+- 0 <text:s text:c="14"/>1.7 +- 0 <text:s text:c="10"/>576 merci</text:p>
          </table:table-cell>
        </table:table-row>
        <table:table-row table:style-name="ro1">
          <table:table-cell office:value-type="string">
            <text:p><text:s/>0 <text:s text:c="4"/>+- 0 <text:s text:c="14"/>1.7 +- 0 <text:s text:c="10"/>574 hearth</text:p>
          </table:table-cell>
        </table:table-row>
        <table:table-row table:style-name="ro1">
          <table:table-cell office:value-type="string">
            <text:p><text:s/>0 <text:s text:c="4"/>+- 0 <text:s text:c="14"/>1.7 +- 0 <text:s text:c="10"/>579 boil</text:p>
          </table:table-cell>
        </table:table-row>
        <table:table-row table:style-name="ro1">
          <table:table-cell office:value-type="string">
            <text:p><text:s/>0 <text:s text:c="4"/>+- 0 <text:s text:c="14"/>1.7 +- 0 <text:s text:c="10"/>573 ploughman</text:p>
          </table:table-cell>
        </table:table-row>
        <table:table-row table:style-name="ro1">
          <table:table-cell office:value-type="string">
            <text:p><text:s/>0 <text:s text:c="4"/>+- 0 <text:s text:c="14"/>1.7 +- 0 <text:s text:c="10"/>572 hors</text:p>
          </table:table-cell>
        </table:table-row>
        <table:table-row table:style-name="ro1">
          <table:table-cell office:value-type="string">
            <text:p><text:s/>0 <text:s text:c="4"/>+- 0 <text:s text:c="14"/>1.7 +- 0 <text:s text:c="10"/>578 dismiss</text:p>
          </table:table-cell>
        </table:table-row>
        <table:table-row table:style-name="ro1">
          <table:table-cell office:value-type="string">
            <text:p><text:s/>0 <text:s text:c="4"/>+- 0 <text:s text:c="14"/>1.7 +- 0 <text:s text:c="10"/>588 abov</text:p>
          </table:table-cell>
        </table:table-row>
        <table:table-row table:style-name="ro1">
          <table:table-cell office:value-type="string">
            <text:p><text:s/>0 <text:s text:c="4"/>+- 0 <text:s text:c="14"/>1.7 +- 0 <text:s text:c="10"/>580 iron</text:p>
          </table:table-cell>
        </table:table-row>
        <table:table-row table:style-name="ro1">
          <table:table-cell office:value-type="string">
            <text:p><text:s/>0 <text:s text:c="4"/>+- 0 <text:s text:c="14"/>1.7 +- 0 <text:s text:c="10"/>585 donkey</text:p>
          </table:table-cell>
        </table:table-row>
        <table:table-row table:style-name="ro1">
          <table:table-cell office:value-type="string">
            <text:p><text:s/>0 <text:s text:c="4"/>+- 0 <text:s text:c="14"/>1.7 +- 0 <text:s text:c="10"/>587 den</text:p>
          </table:table-cell>
        </table:table-row>
        <table:table-row table:style-name="ro1">
          <table:table-cell office:value-type="string">
            <text:p><text:s/>0 <text:s text:c="4"/>+- 0 <text:s text:c="14"/>1.7 +- 0 <text:s text:c="10"/>586 fashion</text:p>
          </table:table-cell>
        </table:table-row>
        <table:table-row table:style-name="ro1">
          <table:table-cell office:value-type="string">
            <text:p><text:s/>0 <text:s text:c="4"/>+- 0 <text:s text:c="14"/>1.7 +- 0 <text:s text:c="10"/>584 rag</text:p>
          </table:table-cell>
        </table:table-row>
        <table:table-row table:style-name="ro1">
          <table:table-cell office:value-type="string">
            <text:p><text:s/>0 <text:s text:c="4"/>+- 0 <text:s text:c="14"/>1.7 +- 0 <text:s text:c="10"/>581 minut</text:p>
          </table:table-cell>
        </table:table-row>
        <table:table-row table:style-name="ro1">
          <table:table-cell office:value-type="string">
            <text:p><text:s/>0 <text:s text:c="4"/>+- 0 <text:s text:c="14"/>1.7 +- 0 <text:s text:c="10"/>583 provis</text:p>
          </table:table-cell>
        </table:table-row>
        <table:table-row table:style-name="ro1">
          <table:table-cell office:value-type="string">
            <text:p><text:s/>0 <text:s text:c="4"/>+- 0 <text:s text:c="14"/>1.7 +- 0 <text:s text:c="10"/>582 countess</text:p>
          </table:table-cell>
        </table:table-row>
        <table:table-row table:style-name="ro1">
          <table:table-cell office:value-type="string">
            <text:p><text:s/>0 <text:s text:c="4"/>+- 0 <text:s text:c="14"/>1.7 +- 0 <text:s text:c="10"/>609 dozen</text:p>
          </table:table-cell>
        </table:table-row>
        <table:table-row table:style-name="ro1">
          <table:table-cell office:value-type="string">
            <text:p><text:s/>0 <text:s text:c="4"/>+- 0 <text:s text:c="14"/>1.7 +- 0 <text:s text:c="10"/>610 thyland</text:p>
          </table:table-cell>
        </table:table-row>
        <table:table-row table:style-name="ro1">
          <table:table-cell office:value-type="string">
            <text:p><text:s/>0 <text:s text:c="4"/>+- 0 <text:s text:c="14"/>1.7 +- 0 <text:s text:c="10"/>636 copi</text:p>
          </table:table-cell>
        </table:table-row>
        <table:table-row table:style-name="ro1">
          <table:table-cell office:value-type="string">
            <text:p><text:s/>0 <text:s text:c="4"/>+- 0 <text:s text:c="14"/>1.7 +- 0 <text:s text:c="10"/>611 ponder</text:p>
          </table:table-cell>
        </table:table-row>
        <table:table-row table:style-name="ro1">
          <table:table-cell office:value-type="string">
            <text:p><text:s/>0 <text:s text:c="4"/>+- 0 <text:s text:c="14"/>1.7 +- 0 <text:s text:c="10"/>638 furrier</text:p>
          </table:table-cell>
        </table:table-row>
        <table:table-row table:style-name="ro1">
          <table:table-cell office:value-type="string">
            <text:p><text:s/>0 <text:s text:c="4"/>+- 0 <text:s text:c="14"/>1.7 +- 0 <text:s text:c="10"/>637 germani</text:p>
          </table:table-cell>
        </table:table-row>
        <table:table-row table:style-name="ro1">
          <table:table-cell office:value-type="string">
            <text:p><text:s/>0 <text:s text:c="4"/>+- 0 <text:s text:c="14"/>1.7 +- 0 <text:s text:c="10"/>635 crippl</text:p>
          </table:table-cell>
        </table:table-row>
        <table:table-row table:style-name="ro1">
          <table:table-cell office:value-type="string">
            <text:p><text:s/>0 <text:s text:c="4"/>+- 0 <text:s text:c="14"/>1.7 +- 0 <text:s text:c="10"/>641 glob</text:p>
          </table:table-cell>
        </table:table-row>
        <table:table-row table:style-name="ro1">
          <table:table-cell office:value-type="string">
            <text:p><text:s/>0 <text:s text:c="4"/>+- 0 <text:s text:c="14"/>1.7 +- 0 <text:s text:c="10"/>634 blue</text:p>
          </table:table-cell>
        </table:table-row>
        <table:table-row table:style-name="ro1">
          <table:table-cell office:value-type="string">
            <text:p><text:s/>0 <text:s text:c="4"/>+- 0 <text:s text:c="14"/>1.7 +- 0 <text:s text:c="10"/>633 wriggl</text:p>
          </table:table-cell>
        </table:table-row>
        <table:table-row table:style-name="ro1">
          <table:table-cell office:value-type="string">
            <text:p><text:s/>0 <text:s text:c="4"/>+- 0 <text:s text:c="14"/>1.7 +- 0 <text:s text:c="10"/>651 snowwhit</text:p>
          </table:table-cell>
        </table:table-row>
        <table:table-row table:style-name="ro1">
          <table:table-cell office:value-type="string">
            <text:p><text:s/>0 <text:s text:c="4"/>+- 0 <text:s text:c="14"/>1.7 +- 0 <text:s text:c="10"/>640 garter</text:p>
          </table:table-cell>
        </table:table-row>
        <table:table-row table:style-name="ro1">
          <table:table-cell office:value-type="string">
            <text:p><text:s/>0 <text:s text:c="4"/>+- 0 <text:s text:c="14"/>1.7 +- 0 <text:s text:c="10"/>642 object</text:p>
          </table:table-cell>
        </table:table-row>
        <table:table-row table:style-name="ro1">
          <table:table-cell office:value-type="string">
            <text:p><text:s/>0 <text:s text:c="4"/>+- 0 <text:s text:c="14"/>1.7 +- 0 <text:s text:c="10"/>631 eagerli</text:p>
          </table:table-cell>
        </table:table-row>
        <table:table-row table:style-name="ro1">
          <table:table-cell office:value-type="string">
            <text:p><text:s/>0 <text:s text:c="4"/>+- 0 <text:s text:c="14"/>1.7 +- 0 <text:s text:c="10"/>647 letter</text:p>
          </table:table-cell>
        </table:table-row>
        <table:table-row table:style-name="ro1">
          <table:table-cell office:value-type="string">
            <text:p><text:s/>0 <text:s text:c="4"/>+- 0 <text:s text:c="14"/>1.7 +- 0 <text:s text:c="10"/>648 jepp</text:p>
          </table:table-cell>
        </table:table-row>
        <table:table-row table:style-name="ro1">
          <table:table-cell office:value-type="string">
            <text:p><text:s/>0 <text:s text:c="4"/>+- 0 <text:s text:c="14"/>1.7 +- 0 <text:s text:c="10"/>646 limetre</text:p>
          </table:table-cell>
        </table:table-row>
        <table:table-row table:style-name="ro1">
          <table:table-cell office:value-type="string">
            <text:p><text:s/>0 <text:s text:c="4"/>+- 0 <text:s text:c="14"/>1.7 +- 0 <text:s text:c="10"/>643 glovemak</text:p>
          </table:table-cell>
        </table:table-row>
        <table:table-row table:style-name="ro1">
          <table:table-cell office:value-type="string">
            <text:p><text:s/>0 <text:s text:c="4"/>+- 0 <text:s text:c="14"/>1.7 +- 0 <text:s text:c="10"/>645 mouth</text:p>
          </table:table-cell>
        </table:table-row>
        <table:table-row table:style-name="ro1">
          <table:table-cell office:value-type="string">
            <text:p><text:s/>0 <text:s text:c="4"/>+- 0 <text:s text:c="14"/>1.7 +- 0 <text:s text:c="10"/>644 regular</text:p>
          </table:table-cell>
        </table:table-row>
        <table:table-row table:style-name="ro1">
          <table:table-cell office:value-type="string">
            <text:p><text:s/>0 <text:s text:c="4"/>+- 0 <text:s text:c="14"/>1.7 +- 0 <text:s text:c="10"/>632 grunti</text:p>
          </table:table-cell>
        </table:table-row>
        <table:table-row table:style-name="ro1">
          <table:table-cell office:value-type="string">
            <text:p><text:s/>0 <text:s text:c="4"/>+- 0 <text:s text:c="14"/>1.7 +- 0 <text:s text:c="10"/>630 shirtsleev</text:p>
          </table:table-cell>
        </table:table-row>
        <table:table-row table:style-name="ro1">
          <table:table-cell office:value-type="string">
            <text:p><text:s/>0 <text:s text:c="4"/>+- 0 <text:s text:c="14"/>1.7 +- 0 <text:s text:c="10"/>612 strength</text:p>
          </table:table-cell>
        </table:table-row>
        <table:table-row table:style-name="ro1">
          <table:table-cell office:value-type="string">
            <text:p><text:s/>0 <text:s text:c="4"/>+- 0 <text:s text:c="14"/>1.7 +- 0 <text:s text:c="10"/>616 laden</text:p>
          </table:table-cell>
        </table:table-row>
        <table:table-row table:style-name="ro1">
          <table:table-cell office:value-type="string">
            <text:p><text:s/>0 <text:s text:c="4"/>+- 0 <text:s text:c="14"/>1.7 +- 0 <text:s text:c="10"/>618 cleverli</text:p>
          </table:table-cell>
        </table:table-row>
        <table:table-row table:style-name="ro1">
          <table:table-cell office:value-type="string">
            <text:p><text:s/>0 <text:s text:c="4"/>+- 0 <text:s text:c="14"/>1.7 +- 0 <text:s text:c="10"/>617 latter</text:p>
          </table:table-cell>
        </table:table-row>
        <table:table-row table:style-name="ro1">
          <table:table-cell office:value-type="string">
            <text:p><text:s/>0 <text:s text:c="4"/>+- 0 <text:s text:c="14"/>1.7 +- 0 <text:s text:c="10"/>615 terrif</text:p>
          </table:table-cell>
        </table:table-row>
        <table:table-row table:style-name="ro1">
          <table:table-cell office:value-type="string">
            <text:p><text:s/>0 <text:s text:c="4"/>+- 0 <text:s text:c="14"/>1.7 +- 0 <text:s text:c="10"/>620 thorough</text:p>
          </table:table-cell>
        </table:table-row>
        <table:table-row table:style-name="ro1">
          <table:table-cell office:value-type="string">
            <text:p><text:s/>0 <text:s text:c="4"/>+- 0 <text:s text:c="14"/>1.7 +- 0 <text:s text:c="10"/>614 luxuri</text:p>
          </table:table-cell>
        </table:table-row>
        <table:table-row table:style-name="ro1">
          <table:table-cell office:value-type="string">
            <text:p><text:s/>0 <text:s text:c="4"/>+- 0 <text:s text:c="14"/>1.7 +- 0 <text:s text:c="10"/>613 realm</text:p>
          </table:table-cell>
        </table:table-row>
        <table:table-row table:style-name="ro1">
          <table:table-cell office:value-type="string">
            <text:p><text:s/>0 <text:s text:c="4"/>+- 0 <text:s text:c="14"/>1.7 +- 0 <text:s text:c="10"/>619 snow</text:p>
          </table:table-cell>
        </table:table-row>
        <table:table-row table:style-name="ro1">
          <table:table-cell office:value-type="string">
            <text:p><text:s/>0 <text:s text:c="4"/>+- 0 <text:s text:c="14"/>1.7 +- 0 <text:s text:c="10"/>629 wizzz</text:p>
          </table:table-cell>
        </table:table-row>
        <table:table-row table:style-name="ro1">
          <table:table-cell office:value-type="string">
            <text:p><text:s/>0 <text:s text:c="4"/>+- 0 <text:s text:c="14"/>1.7 +- 0 <text:s text:c="10"/>621 camomil</text:p>
          </table:table-cell>
        </table:table-row>
        <table:table-row table:style-name="ro1">
          <table:table-cell office:value-type="string">
            <text:p><text:s/>0 <text:s text:c="4"/>+- 0 <text:s text:c="14"/>1.7 +- 0 <text:s text:c="10"/>626 sleeper</text:p>
          </table:table-cell>
        </table:table-row>
        <table:table-row table:style-name="ro1">
          <table:table-cell office:value-type="string">
            <text:p><text:s/>0 <text:s text:c="4"/>+- 0 <text:s text:c="14"/>1.7 +- 0 <text:s text:c="10"/>628 cleft</text:p>
          </table:table-cell>
        </table:table-row>
        <table:table-row table:style-name="ro1">
          <table:table-cell office:value-type="string">
            <text:p><text:s/>0 <text:s text:c="4"/>+- 0 <text:s text:c="14"/>1.7 +- 0 <text:s text:c="10"/>569 bygon</text:p>
          </table:table-cell>
        </table:table-row>
        <table:table-row table:style-name="ro1">
          <table:table-cell office:value-type="string">
            <text:p><text:s/>0 <text:s text:c="4"/>+- 0 <text:s text:c="14"/>1.7 +- 0 <text:s text:c="10"/>627 thoma</text:p>
          </table:table-cell>
        </table:table-row>
        <table:table-row table:style-name="ro1">
          <table:table-cell office:value-type="string">
            <text:p><text:s/>0 <text:s text:c="4"/>+- 0 <text:s text:c="14"/>1.7 +- 0 <text:s text:c="10"/>571 tree</text:p>
          </table:table-cell>
        </table:table-row>
        <table:table-row table:style-name="ro1">
          <table:table-cell office:value-type="string">
            <text:p><text:s/>0 <text:s text:c="4"/>+- 0 <text:s text:c="14"/>1.7 +- 0 <text:s text:c="10"/>625 rosebush</text:p>
          </table:table-cell>
        </table:table-row>
        <table:table-row table:style-name="ro1">
          <table:table-cell office:value-type="string">
            <text:p><text:s/>0 <text:s text:c="4"/>+- 0 <text:s text:c="14"/>1.7 +- 0 <text:s text:c="10"/>622 chest</text:p>
          </table:table-cell>
        </table:table-row>
        <table:table-row table:style-name="ro1">
          <table:table-cell office:value-type="string">
            <text:p><text:s/>0 <text:s text:c="4"/>+- 0 <text:s text:c="14"/>1.7 +- 0 <text:s text:c="10"/>624 whenc</text:p>
          </table:table-cell>
        </table:table-row>
        <table:table-row table:style-name="ro1">
          <table:table-cell office:value-type="string">
            <text:p><text:s/>0 <text:s text:c="4"/>+- 0 <text:s text:c="14"/>1.7 +- 0 <text:s text:c="10"/>623 overtook</text:p>
          </table:table-cell>
        </table:table-row>
        <table:table-row table:style-name="ro1">
          <table:table-cell office:value-type="string">
            <text:p><text:s/>0 <text:s text:c="4"/>+- 0 <text:s text:c="14"/>1.7 +- 0 <text:s text:c="10"/>516 watergod</text:p>
          </table:table-cell>
        </table:table-row>
        <table:table-row table:style-name="ro1">
          <table:table-cell office:value-type="string">
            <text:p><text:s/>0 <text:s text:c="4"/>+- 0 <text:s text:c="14"/>1.7 +- 0 <text:s text:c="10"/>490 steward</text:p>
          </table:table-cell>
        </table:table-row>
        <table:table-row table:style-name="ro1">
          <table:table-cell office:value-type="string">
            <text:p><text:s/>0 <text:s text:c="4"/>+- 0 <text:s text:c="14"/>1.7 +- 0 <text:s text:c="10"/>568 provid</text:p>
          </table:table-cell>
        </table:table-row>
        <table:table-row table:style-name="ro1">
          <table:table-cell office:value-type="string">
            <text:p><text:s/>0 <text:s text:c="4"/>+- 0 <text:s text:c="14"/>1.7 +- 0 <text:s text:c="10"/>517 thick</text:p>
          </table:table-cell>
        </table:table-row>
        <table:table-row table:style-name="ro1">
          <table:table-cell office:value-type="string">
            <text:p><text:s/>0 <text:s text:c="4"/>+- 0 <text:s text:c="14"/>1.7 +- 0 <text:s text:c="10"/>515 knight</text:p>
          </table:table-cell>
        </table:table-row>
        <table:table-row table:style-name="ro1">
          <table:table-cell office:value-type="string">
            <text:p><text:s/>0 <text:s text:c="4"/>+- 0 <text:s text:c="14"/>1.7 +- 0 <text:s text:c="10"/>514 naughti</text:p>
          </table:table-cell>
        </table:table-row>
        <table:table-row table:style-name="ro1">
          <table:table-cell office:value-type="string">
            <text:p><text:s/>0 <text:s text:c="4"/>+- 0 <text:s text:c="14"/>1.7 +- 0 <text:s text:c="10"/>513 instruct</text:p>
          </table:table-cell>
        </table:table-row>
        <table:table-row table:style-name="ro1">
          <table:table-cell office:value-type="string">
            <text:p><text:s/>0 <text:s text:c="4"/>+- 0 <text:s text:c="14"/>1.7 +- 0 <text:s text:c="10"/>512 wash</text:p>
          </table:table-cell>
        </table:table-row>
        <table:table-row table:style-name="ro1">
          <table:table-cell office:value-type="string">
            <text:p><text:s/>0 <text:s text:c="4"/>+- 0 <text:s text:c="14"/>1.7 +- 0 <text:s text:c="10"/>511 hoot</text:p>
          </table:table-cell>
        </table:table-row>
        <table:table-row table:style-name="ro1">
          <table:table-cell office:value-type="string">
            <text:p><text:s/>0 <text:s text:c="4"/>+- 0 <text:s text:c="14"/>1.7 +- 0 <text:s text:c="10"/>518 ditch</text:p>
          </table:table-cell>
        </table:table-row>
        <table:table-row table:style-name="ro1">
          <table:table-cell office:value-type="string">
            <text:p><text:s/>0 <text:s text:c="4"/>+- 0 <text:s text:c="14"/>1.7 +- 0 <text:s text:c="10"/>519 thorwaldsen</text:p>
          </table:table-cell>
        </table:table-row>
        <table:table-row table:style-name="ro1">
          <table:table-cell office:value-type="string">
            <text:p><text:s/>0 <text:s text:c="4"/>+- 0 <text:s text:c="14"/>1.7 +- 0 <text:s text:c="10"/>649 fluster</text:p>
          </table:table-cell>
        </table:table-row>
        <table:table-row table:style-name="ro1">
          <table:table-cell office:value-type="string">
            <text:p><text:s/>0 <text:s text:c="4"/>+- 0 <text:s text:c="14"/>1.7 +- 0 <text:s text:c="10"/>520 tiresom</text:p>
          </table:table-cell>
        </table:table-row>
        <table:table-row table:style-name="ro1">
          <table:table-cell office:value-type="string">
            <text:p><text:s/>0 <text:s text:c="4"/>+- 0 <text:s text:c="14"/>1.7 +- 0 <text:s text:c="10"/>525 toy</text:p>
          </table:table-cell>
        </table:table-row>
        <table:table-row table:style-name="ro1">
          <table:table-cell office:value-type="string">
            <text:p><text:s/>0 <text:s text:c="4"/>+- 0 <text:s text:c="14"/>1.7 +- 0 <text:s text:c="10"/>526 quilt</text:p>
          </table:table-cell>
        </table:table-row>
        <table:table-row table:style-name="ro1">
          <table:table-cell office:value-type="string">
            <text:p><text:s/>0 <text:s text:c="4"/>+- 0 <text:s text:c="14"/>1.7 +- 0 <text:s text:c="10"/>524 sourc</text:p>
          </table:table-cell>
        </table:table-row>
        <table:table-row table:style-name="ro1">
          <table:table-cell office:value-type="string">
            <text:p><text:s/>0 <text:s text:c="4"/>+- 0 <text:s text:c="14"/>1.7 +- 0 <text:s text:c="10"/>527 acquaint</text:p>
          </table:table-cell>
        </table:table-row>
        <table:table-row table:style-name="ro1">
          <table:table-cell office:value-type="string">
            <text:p><text:s/>0 <text:s text:c="4"/>+- 0 <text:s text:c="14"/>1.7 +- 0 <text:s text:c="10"/>521 hood</text:p>
          </table:table-cell>
        </table:table-row>
        <table:table-row table:style-name="ro1">
          <table:table-cell office:value-type="string">
            <text:p><text:s/>0 <text:s text:c="4"/>+- 0 <text:s text:c="14"/>1.7 +- 0 <text:s text:c="10"/>523 dwelt</text:p>
          </table:table-cell>
        </table:table-row>
        <table:table-row table:style-name="ro1">
          <table:table-cell office:value-type="string">
            <text:p><text:s/>0 <text:s text:c="4"/>+- 0 <text:s text:c="14"/>1.7 +- 0 <text:s text:c="10"/>522 bitten</text:p>
          </table:table-cell>
        </table:table-row>
        <table:table-row table:style-name="ro1">
          <table:table-cell office:value-type="string">
            <text:p><text:s/>0 <text:s text:c="4"/>+- 0 <text:s text:c="14"/>1.7 +- 0 <text:s text:c="10"/>510 wast</text:p>
          </table:table-cell>
        </table:table-row>
        <table:table-row table:style-name="ro1">
          <table:table-cell office:value-type="string">
            <text:p><text:s/>0 <text:s text:c="4"/>+- 0 <text:s text:c="14"/>1.7 +- 0 <text:s text:c="10"/>509 unicorn</text:p>
          </table:table-cell>
        </table:table-row>
        <table:table-row table:style-name="ro1">
          <table:table-cell office:value-type="string">
            <text:p><text:s/>0 <text:s text:c="4"/>+- 0 <text:s text:c="14"/>1.7 +- 0 <text:s text:c="10"/>508 frantic</text:p>
          </table:table-cell>
        </table:table-row>
        <table:table-row table:style-name="ro1">
          <table:table-cell office:value-type="string">
            <text:p><text:s/>0 <text:s text:c="4"/>+- 0 <text:s text:c="14"/>1.7 +- 0 <text:s text:c="10"/>494 unabl</text:p>
          </table:table-cell>
        </table:table-row>
        <table:table-row table:style-name="ro1">
          <table:table-cell office:value-type="string">
            <text:p><text:s/>0 <text:s text:c="4"/>+- 0 <text:s text:c="14"/>1.7 +- 0 <text:s text:c="10"/>496 soda</text:p>
          </table:table-cell>
        </table:table-row>
        <table:table-row table:style-name="ro1">
          <table:table-cell office:value-type="string">
            <text:p><text:s/>0 <text:s text:c="4"/>+- 0 <text:s text:c="14"/>1.7 +- 0 <text:s text:c="10"/>495 startl</text:p>
          </table:table-cell>
        </table:table-row>
        <table:table-row table:style-name="ro1">
          <table:table-cell office:value-type="string">
            <text:p><text:s/>0 <text:s text:c="4"/>+- 0 <text:s text:c="14"/>1.7 +- 0 <text:s text:c="10"/>493 sprig</text:p>
          </table:table-cell>
        </table:table-row>
        <table:table-row table:style-name="ro1">
          <table:table-cell office:value-type="string">
            <text:p><text:s/>0 <text:s text:c="4"/>+- 0 <text:s text:c="14"/>1.8 +- 0 <text:s text:c="10"/>498 baltic</text:p>
          </table:table-cell>
        </table:table-row>
        <table:table-row table:style-name="ro1">
          <table:table-cell office:value-type="string">
            <text:p><text:s/>0 <text:s text:c="4"/>+- 0 <text:s text:c="14"/>1.8 +- 0 <text:s text:c="10"/>492 flown</text:p>
          </table:table-cell>
        </table:table-row>
        <table:table-row table:style-name="ro1">
          <table:table-cell office:value-type="string">
            <text:p><text:s/>0 <text:s text:c="4"/>+- 0 <text:s text:c="14"/>1.8 +- 0 <text:s text:c="10"/>491 renew</text:p>
          </table:table-cell>
        </table:table-row>
        <table:table-row table:style-name="ro1">
          <table:table-cell office:value-type="string">
            <text:p><text:s/>0 <text:s text:c="4"/>+- 0.096 <text:s text:c="10"/>1.8 +- 0 <text:s text:c="10"/>497 kingdom</text:p>
          </table:table-cell>
        </table:table-row>
        <table:table-row table:style-name="ro1">
          <table:table-cell office:value-type="string">
            <text:p><text:s/>0 <text:s text:c="4"/>+- 0 <text:s text:c="14"/>1.8 +- 0 <text:s text:c="10"/>507 trembl</text:p>
          </table:table-cell>
        </table:table-row>
        <table:table-row table:style-name="ro1">
          <table:table-cell office:value-type="string">
            <text:p><text:s/>0 <text:s text:c="4"/>+- 0 <text:s text:c="14"/>1.8 +- 0 <text:s text:c="10"/>499 confus</text:p>
          </table:table-cell>
        </table:table-row>
        <table:table-row table:style-name="ro1">
          <table:table-cell office:value-type="string">
            <text:p><text:s/>0 <text:s text:c="4"/>+- 0 <text:s text:c="14"/>1.8 +- 0 <text:s text:c="10"/>504 perfectli</text:p>
          </table:table-cell>
        </table:table-row>
        <table:table-row table:style-name="ro1">
          <table:table-cell office:value-type="string">
            <text:p><text:s/>0 <text:s text:c="4"/>+- 0 <text:s text:c="14"/>1.8 +- 0 <text:s text:c="10"/>506 mingl</text:p>
          </table:table-cell>
        </table:table-row>
        <table:table-row table:style-name="ro1">
          <table:table-cell office:value-type="string">
            <text:p><text:s/>0 <text:s text:c="4"/>+- 0 <text:s text:c="14"/>1.8 +- 0 <text:s text:c="10"/>505 render</text:p>
          </table:table-cell>
        </table:table-row>
        <table:table-row table:style-name="ro1">
          <table:table-cell office:value-type="string">
            <text:p><text:s/>0 <text:s text:c="4"/>+- 0 <text:s text:c="14"/>1.8 +- 0 <text:s text:c="10"/>503 rang</text:p>
          </table:table-cell>
        </table:table-row>
        <table:table-row table:style-name="ro1">
          <table:table-cell office:value-type="string">
            <text:p><text:s/>0 <text:s text:c="4"/>+- 0 <text:s text:c="14"/>1.8 +- 0 <text:s text:c="10"/>500 bite</text:p>
          </table:table-cell>
        </table:table-row>
        <table:table-row table:style-name="ro1">
          <table:table-cell office:value-type="string">
            <text:p><text:s/>0 <text:s text:c="4"/>+- 0 <text:s text:c="14"/>1.8 +- 0 <text:s text:c="10"/>502 watchhous</text:p>
          </table:table-cell>
        </table:table-row>
        <table:table-row table:style-name="ro1">
          <table:table-cell office:value-type="string">
            <text:p><text:s/>0 <text:s text:c="4"/>+- 0 <text:s text:c="14"/>1.8 +- 0 <text:s text:c="10"/>501 token</text:p>
          </table:table-cell>
        </table:table-row>
        <table:table-row table:style-name="ro1">
          <table:table-cell office:value-type="string">
            <text:p><text:s/>0 <text:s text:c="4"/>+- 0 <text:s text:c="14"/>1.8 +- 0 <text:s text:c="10"/>528 attach</text:p>
          </table:table-cell>
        </table:table-row>
        <table:table-row table:style-name="ro1">
          <table:table-cell office:value-type="string">
            <text:p><text:s/>0 <text:s text:c="4"/>+- 0 <text:s text:c="14"/>1.8 +- 0 <text:s text:c="10"/>529 fled</text:p>
          </table:table-cell>
        </table:table-row>
        <table:table-row table:style-name="ro1">
          <table:table-cell office:value-type="string">
            <text:p><text:s/>0 <text:s text:c="4"/>+- 0 <text:s text:c="14"/>1.8 +- 0 <text:s text:c="10"/>555 incur</text:p>
          </table:table-cell>
        </table:table-row>
        <table:table-row table:style-name="ro1">
          <table:table-cell office:value-type="string">
            <text:p><text:s/>0 <text:s text:c="4"/>+- 0 <text:s text:c="14"/>1.8 +- 0 <text:s text:c="10"/>530 airi</text:p>
          </table:table-cell>
        </table:table-row>
        <table:table-row table:style-name="ro1">
          <table:table-cell office:value-type="string">
            <text:p><text:s/>0 <text:s text:c="4"/>+- 0 <text:s text:c="14"/>1.8 +- 0 <text:s text:c="10"/>557 happili</text:p>
          </table:table-cell>
        </table:table-row>
        <table:table-row table:style-name="ro1">
          <table:table-cell office:value-type="string">
            <text:p><text:s/>0 <text:s text:c="4"/>+- 0 <text:s text:c="14"/>1.8 +- 0 <text:s text:c="10"/>556 somewhat</text:p>
          </table:table-cell>
        </table:table-row>
        <table:table-row table:style-name="ro1">
          <table:table-cell office:value-type="string">
            <text:p><text:s/>0 <text:s text:c="4"/>+- 0 <text:s text:c="14"/>1.8 +- 0 <text:s text:c="10"/>554 solemnli</text:p>
          </table:table-cell>
        </table:table-row>
        <table:table-row table:style-name="ro1">
          <table:table-cell office:value-type="string">
            <text:p><text:s/>0 <text:s text:c="4"/>+- 0 <text:s text:c="14"/>1.8 +- 0 <text:s text:c="10"/>559 sulphur</text:p>
          </table:table-cell>
        </table:table-row>
        <table:table-row table:style-name="ro1">
          <table:table-cell office:value-type="string">
            <text:p><text:s/>0 <text:s text:c="4"/>+- 0 <text:s text:c="14"/>1.8 +- 0 <text:s text:c="10"/>553 kindest</text:p>
          </table:table-cell>
        </table:table-row>
        <table:table-row table:style-name="ro1">
          <table:table-cell office:value-type="string">
            <text:p><text:s/>0 <text:s text:c="4"/>+- 0 <text:s text:c="14"/>1.8 +- 0 <text:s text:c="10"/>552 simpkin</text:p>
          </table:table-cell>
        </table:table-row>
        <table:table-row table:style-name="ro1">
          <table:table-cell office:value-type="string">
            <text:p><text:s/>0 <text:s text:c="4"/>+- 0 <text:s text:c="14"/>1.8 +- 0 <text:s text:c="10"/>567 thirsti</text:p>
          </table:table-cell>
        </table:table-row>
        <table:table-row table:style-name="ro1">
          <table:table-cell office:value-type="string">
            <text:p><text:s/>0 <text:s text:c="4"/>+- 0 <text:s text:c="14"/>1.8 +- 0 <text:s text:c="10"/>558 playman</text:p>
          </table:table-cell>
        </table:table-row>
        <table:table-row table:style-name="ro1">
          <table:table-cell office:value-type="string">
            <text:p><text:s/>0 <text:s text:c="4"/>+- 0 <text:s text:c="14"/>1.8 +- 0 <text:s text:c="10"/>560 crawl</text:p>
          </table:table-cell>
        </table:table-row>
        <table:table-row table:style-name="ro1">
          <table:table-cell office:value-type="string">
            <text:p><text:s/>0 <text:s text:c="4"/>+- 0 <text:s text:c="14"/>1.8 +- 0 <text:s text:c="10"/>550 took</text:p>
          </table:table-cell>
        </table:table-row>
        <table:table-row table:style-name="ro1">
          <table:table-cell office:value-type="string">
            <text:p><text:s/>0 <text:s text:c="4"/>+- 0 <text:s text:c="14"/>1.8 +- 0 <text:s text:c="10"/>565 peril</text:p>
          </table:table-cell>
        </table:table-row>
        <table:table-row table:style-name="ro1">
          <table:table-cell office:value-type="string">
            <text:p><text:s/>0 <text:s text:c="4"/>+- 0 <text:s text:c="14"/>1.8 +- 0 <text:s text:c="10"/>566 silli</text:p>
          </table:table-cell>
        </table:table-row>
        <table:table-row table:style-name="ro1">
          <table:table-cell office:value-type="string">
            <text:p><text:s/>0 <text:s text:c="4"/>+- 0 <text:s text:c="14"/>1.8 +- 0 <text:s text:c="10"/>564 splendidli</text:p>
          </table:table-cell>
        </table:table-row>
        <table:table-row table:style-name="ro1">
          <table:table-cell office:value-type="string">
            <text:p><text:s/>0 <text:s text:c="4"/>+- 0 <text:s text:c="14"/>1.8 +- 0 <text:s text:c="10"/>561 peculiar</text:p>
          </table:table-cell>
        </table:table-row>
        <table:table-row table:style-name="ro1">
          <table:table-cell office:value-type="string">
            <text:p><text:s/>0 <text:s text:c="4"/>+- 0 <text:s text:c="14"/>1.8 +- 0 <text:s text:c="10"/>563 nail</text:p>
          </table:table-cell>
        </table:table-row>
        <table:table-row table:style-name="ro1">
          <table:table-cell office:value-type="string">
            <text:p><text:s/>0 <text:s text:c="4"/>+- 0 <text:s text:c="14"/>1.8 +- 0 <text:s text:c="10"/>562 bidden</text:p>
          </table:table-cell>
        </table:table-row>
        <table:table-row table:style-name="ro1">
          <table:table-cell office:value-type="string">
            <text:p><text:s/>0 <text:s text:c="4"/>+- 0 <text:s text:c="14"/>1.8 +- 0 <text:s text:c="10"/>551 wisdom</text:p>
          </table:table-cell>
        </table:table-row>
        <table:table-row table:style-name="ro1">
          <table:table-cell office:value-type="string">
            <text:p><text:s/>0 <text:s text:c="4"/>+- 0 <text:s text:c="14"/>1.8 +- 0 <text:s text:c="10"/>549 tool</text:p>
          </table:table-cell>
        </table:table-row>
        <table:table-row table:style-name="ro1">
          <table:table-cell office:value-type="string">
            <text:p><text:s/>0 <text:s text:c="4"/>+- 0 <text:s text:c="14"/>1.8 +- 0 <text:s text:c="10"/>531 top</text:p>
          </table:table-cell>
        </table:table-row>
        <table:table-row table:style-name="ro1">
          <table:table-cell office:value-type="string">
            <text:p><text:s/>0 <text:s text:c="4"/>+- 0 <text:s text:c="14"/>1.8 +- 0 <text:s text:c="10"/>535 compos</text:p>
          </table:table-cell>
        </table:table-row>
        <table:table-row table:style-name="ro1">
          <table:table-cell office:value-type="string">
            <text:p><text:s/>0 <text:s text:c="4"/>+- 0 <text:s text:c="14"/>1.8 +- 0 <text:s text:c="10"/>537 dwell</text:p>
          </table:table-cell>
        </table:table-row>
        <table:table-row table:style-name="ro1">
          <table:table-cell office:value-type="string">
            <text:p><text:s/>0 <text:s text:c="4"/>+- 0 <text:s text:c="14"/>1.8 +- 0 <text:s text:c="10"/>536 tom</text:p>
          </table:table-cell>
        </table:table-row>
        <table:table-row table:style-name="ro1">
          <table:table-cell office:value-type="string">
            <text:p><text:s/>0 <text:s text:c="4"/>+- 0 <text:s text:c="14"/>1.8 +- 0 <text:s text:c="10"/>326 alack</text:p>
          </table:table-cell>
        </table:table-row>
        <table:table-row table:style-name="ro1">
          <table:table-cell office:value-type="string">
            <text:p><text:s/>0 <text:s text:c="4"/>+- 0 <text:s text:c="14"/>1.8 +- 0 <text:s text:c="10"/>534 master</text:p>
          </table:table-cell>
        </table:table-row>
        <table:table-row table:style-name="ro1">
          <table:table-cell office:value-type="string">
            <text:p><text:s/>0 <text:s text:c="4"/>+- 0 <text:s text:c="14"/>1.8 +- 0 <text:s text:c="10"/>539 bethought</text:p>
          </table:table-cell>
        </table:table-row>
        <table:table-row table:style-name="ro1">
          <table:table-cell office:value-type="string">
            <text:p><text:s/>0 <text:s text:c="4"/>+- 0 <text:s text:c="14"/>1.8 +- 0 <text:s text:c="10"/>533 timothi</text:p>
          </table:table-cell>
        </table:table-row>
        <table:table-row table:style-name="ro1">
          <table:table-cell office:value-type="string">
            <text:p><text:s/>0 <text:s text:c="4"/>+- 0 <text:s text:c="14"/>1.8 +- 0 <text:s text:c="10"/>532 tangl</text:p>
          </table:table-cell>
        </table:table-row>
        <table:table-row table:style-name="ro1">
          <table:table-cell office:value-type="string">
            <text:p><text:s/>0 <text:s text:c="4"/>+- 0 <text:s text:c="14"/>1.8 +- 0 <text:s text:c="10"/>538 starch</text:p>
          </table:table-cell>
        </table:table-row>
        <table:table-row table:style-name="ro1">
          <table:table-cell office:value-type="string">
            <text:p><text:s/>0 <text:s text:c="4"/>+- 0 <text:s text:c="14"/>1.8 +- 0 <text:s text:c="10"/>548 grandchildren</text:p>
          </table:table-cell>
        </table:table-row>
        <table:table-row table:style-name="ro1">
          <table:table-cell office:value-type="string">
            <text:p><text:s/>0 <text:s text:c="4"/>+- 0 <text:s text:c="14"/>1.8 +- 0 <text:s text:c="10"/>540 bitter</text:p>
          </table:table-cell>
        </table:table-row>
        <table:table-row table:style-name="ro1">
          <table:table-cell office:value-type="string">
            <text:p><text:s/>0 <text:s text:c="4"/>+- 0 <text:s text:c="14"/>1.8 +- 0 <text:s text:c="10"/>545 murder</text:p>
          </table:table-cell>
        </table:table-row>
        <table:table-row table:style-name="ro1">
          <table:table-cell office:value-type="string">
            <text:p><text:s/>0 <text:s text:c="4"/>+- 0 <text:s text:c="14"/>1.8 +- 0 <text:s text:c="10"/>547 circl</text:p>
          </table:table-cell>
        </table:table-row>
        <table:table-row table:style-name="ro1">
          <table:table-cell office:value-type="string">
            <text:p><text:s/>0 <text:s text:c="4"/>+- 0 <text:s text:c="14"/>1.8 +- 0 <text:s text:c="10"/>546 emblem</text:p>
          </table:table-cell>
        </table:table-row>
        <table:table-row table:style-name="ro1">
          <table:table-cell office:value-type="string">
            <text:p><text:s/>0 <text:s text:c="4"/>+- 0 <text:s text:c="14"/>1.8 +- 0 <text:s text:c="10"/>544 danish</text:p>
          </table:table-cell>
        </table:table-row>
        <table:table-row table:style-name="ro1">
          <table:table-cell office:value-type="string">
            <text:p><text:s/>0 <text:s text:c="4"/>+- 0.099 <text:s text:c="10"/>1.8 +- 0 <text:s text:c="10"/>541 tod</text:p>
          </table:table-cell>
        </table:table-row>
        <table:table-row table:style-name="ro1">
          <table:table-cell office:value-type="string">
            <text:p><text:s/>0 <text:s text:c="4"/>+- 0 <text:s text:c="14"/>1.8 +- 0 <text:s text:c="10"/>543 totter</text:p>
          </table:table-cell>
        </table:table-row>
        <table:table-row table:style-name="ro1">
          <table:table-cell office:value-type="string">
            <text:p><text:s/>0 <text:s text:c="4"/>+- 0 <text:s text:c="14"/>1.8 +- 0 <text:s text:c="10"/>542 listen</text:p>
          </table:table-cell>
        </table:table-row>
        <table:table-row table:style-name="ro1">
          <table:table-cell office:value-type="string">
            <text:p><text:s/>0 <text:s text:c="4"/>+- 0 <text:s text:c="14"/>1.8 +- 0 <text:s text:c="10"/>325 wren</text:p>
          </table:table-cell>
        </table:table-row>
        <table:table-row table:style-name="ro1">
          <table:table-cell office:value-type="string">
            <text:p><text:s/>0 <text:s text:c="4"/>+- 0 <text:s text:c="14"/>1.8 +- 0 <text:s text:c="10"/>109 asid</text:p>
          </table:table-cell>
        </table:table-row>
        <table:table-row table:style-name="ro1">
          <table:table-cell office:value-type="string">
            <text:p><text:s/>0 <text:s text:c="4"/>+- 0 <text:s text:c="14"/>1.8 +- 0 <text:s text:c="10"/>110 lightn</text:p>
          </table:table-cell>
        </table:table-row>
        <table:table-row table:style-name="ro1">
          <table:table-cell office:value-type="string">
            <text:p><text:s/>0 <text:s text:c="4"/>+- 0 <text:s text:c="14"/>1.8 +- 0 <text:s text:c="11"/>82 haycart</text:p>
          </table:table-cell>
        </table:table-row>
        <table:table-row table:style-name="ro1">
          <table:table-cell office:value-type="string">
            <text:p><text:s/>0 <text:s text:c="4"/>+- 0 <text:s text:c="14"/>1.8 +- 0 <text:s text:c="10"/>108 amus</text:p>
          </table:table-cell>
        </table:table-row>
        <table:table-row table:style-name="ro1">
          <table:table-cell office:value-type="string">
            <text:p><text:s/>0 <text:s text:c="4"/>+- 0 <text:s text:c="14"/>1.8 +- 0 <text:s text:c="10"/>107 thunder</text:p>
          </table:table-cell>
        </table:table-row>
        <table:table-row table:style-name="ro1">
          <table:table-cell office:value-type="string">
            <text:p><text:s/>0 <text:s text:c="4"/>+- 0 <text:s text:c="14"/>1.8 +- 0 <text:s text:c="10"/>106 solemn</text:p>
          </table:table-cell>
        </table:table-row>
        <table:table-row table:style-name="ro1">
          <table:table-cell office:value-type="string">
            <text:p><text:s/>0 <text:s text:c="4"/>+- 0 <text:s text:c="14"/>1.8 +- 0 <text:s text:c="10"/>105 wreck</text:p>
          </table:table-cell>
        </table:table-row>
        <table:table-row table:style-name="ro1">
          <table:table-cell office:value-type="string">
            <text:p><text:s/>0 <text:s text:c="4"/>+- 0 <text:s text:c="14"/>1.8 +- 0 <text:s text:c="10"/>104 christ</text:p>
          </table:table-cell>
        </table:table-row>
        <table:table-row table:style-name="ro1">
          <table:table-cell office:value-type="string">
            <text:p><text:s/>0 <text:s text:c="4"/>+- 0 <text:s text:c="14"/>1.8 +- 0 <text:s text:c="10"/>111 near</text:p>
          </table:table-cell>
        </table:table-row>
        <table:table-row table:style-name="ro1">
          <table:table-cell office:value-type="string">
            <text:p><text:s/>0 <text:s text:c="4"/>+- 0 <text:s text:c="14"/>1.8 +- 0 <text:s text:c="10"/>112 decre</text:p>
          </table:table-cell>
        </table:table-row>
        <table:table-row table:style-name="ro1">
          <table:table-cell office:value-type="string">
            <text:p><text:s/>0 <text:s text:c="4"/>+- 0 <text:s text:c="14"/>1.8 +- 0 <text:s text:c="10"/>113 yonder</text:p>
          </table:table-cell>
        </table:table-row>
        <table:table-row table:style-name="ro1">
          <table:table-cell office:value-type="string">
            <text:p><text:s/>0 <text:s text:c="4"/>+- 0 <text:s text:c="14"/>1.8 +- 0 <text:s text:c="10"/>118 net</text:p>
          </table:table-cell>
        </table:table-row>
        <table:table-row table:style-name="ro1">
          <table:table-cell office:value-type="string">
            <text:p><text:s/>0 <text:s text:c="4"/>+- 0 <text:s text:c="14"/>1.8 +- 0 <text:s text:c="10"/>120 ever</text:p>
          </table:table-cell>
        </table:table-row>
        <table:table-row table:style-name="ro1">
          <table:table-cell office:value-type="string">
            <text:p><text:s/>0 <text:s text:c="4"/>+- 0 <text:s text:c="14"/>1.8 +- 0 <text:s text:c="10"/>119 fircon</text:p>
          </table:table-cell>
        </table:table-row>
        <table:table-row table:style-name="ro1">
          <table:table-cell office:value-type="string">
            <text:p><text:s/>0 <text:s text:c="4"/>+- 0 <text:s text:c="14"/>1.8 +- 0 <text:s text:c="10"/>324 greec</text:p>
          </table:table-cell>
        </table:table-row>
        <table:table-row table:style-name="ro1">
          <table:table-cell office:value-type="string">
            <text:p><text:s/>0 <text:s text:c="4"/>+- 0 <text:s text:c="14"/>1.8 +- 0 <text:s text:c="10"/>117 new</text:p>
          </table:table-cell>
        </table:table-row>
        <table:table-row table:style-name="ro1">
          <table:table-cell office:value-type="string">
            <text:p><text:s/>0 <text:s text:c="4"/>+- 0 <text:s text:c="14"/>1.8 +- 0 <text:s text:c="10"/>114 propos</text:p>
          </table:table-cell>
        </table:table-row>
        <table:table-row table:style-name="ro1">
          <table:table-cell office:value-type="string">
            <text:p><text:s/>0 <text:s text:c="4"/>+- 0 <text:s text:c="14"/>1.8 +- 0 <text:s text:c="10"/>116 toll</text:p>
          </table:table-cell>
        </table:table-row>
        <table:table-row table:style-name="ro1">
          <table:table-cell office:value-type="string">
            <text:p><text:s/>0 <text:s text:c="4"/>+- 0 <text:s text:c="14"/>1.8 +- 0 <text:s text:c="10"/>115 abid</text:p>
          </table:table-cell>
        </table:table-row>
        <table:table-row table:style-name="ro1">
          <table:table-cell office:value-type="string">
            <text:p><text:s/>0 <text:s text:c="4"/>+- 0 <text:s text:c="14"/>1.8 +- 0 <text:s text:c="10"/>103 cruelti</text:p>
          </table:table-cell>
        </table:table-row>
        <table:table-row table:style-name="ro1">
          <table:table-cell office:value-type="string">
            <text:p><text:s/>0 <text:s text:c="4"/>+- 0 <text:s text:c="14"/>1.8 +- 0 <text:s text:c="10"/>102 captain</text:p>
          </table:table-cell>
        </table:table-row>
        <table:table-row table:style-name="ro1">
          <table:table-cell office:value-type="string">
            <text:p><text:s/>0 <text:s text:c="4"/>+- 0 <text:s text:c="14"/>1.8 +- 0 <text:s text:c="10"/>101 aim</text:p>
          </table:table-cell>
        </table:table-row>
        <table:table-row table:style-name="ro1">
          <table:table-cell office:value-type="string">
            <text:p><text:s/>0 <text:s text:c="4"/>+- 0 <text:s text:c="14"/>1.8 +- 0 <text:s text:c="11"/>87 bacon</text:p>
          </table:table-cell>
        </table:table-row>
        <table:table-row table:style-name="ro1">
          <table:table-cell office:value-type="string">
            <text:p><text:s/>0 <text:s text:c="4"/>+- 0 <text:s text:c="14"/>1.8 +- 0 <text:s text:c="11"/>89 horn</text:p>
          </table:table-cell>
        </table:table-row>
        <table:table-row table:style-name="ro1">
          <table:table-cell office:value-type="string">
            <text:p><text:s/>0 <text:s text:c="4"/>+- 0 <text:s text:c="14"/>1.8 +- 0 <text:s text:c="11"/>88 request</text:p>
          </table:table-cell>
        </table:table-row>
        <table:table-row table:style-name="ro1">
          <table:table-cell office:value-type="string">
            <text:p><text:s/>0 <text:s text:c="4"/>+- 0 <text:s text:c="14"/>1.8 +- 0 <text:s text:c="11"/>86 miller</text:p>
          </table:table-cell>
        </table:table-row>
        <table:table-row table:style-name="ro1">
          <table:table-cell office:value-type="string">
            <text:p><text:s/>0 <text:s text:c="4"/>+- 0 <text:s text:c="14"/>1.8 +- 0 <text:s text:c="11"/>91 consequ</text:p>
          </table:table-cell>
        </table:table-row>
        <table:table-row table:style-name="ro1">
          <table:table-cell office:value-type="string">
            <text:p><text:s/>0 <text:s text:c="4"/>+- 0 <text:s text:c="14"/>1.8 +- 0 <text:s text:c="11"/>85 rustl</text:p>
          </table:table-cell>
        </table:table-row>
        <table:table-row table:style-name="ro1">
          <table:table-cell office:value-type="string">
            <text:p><text:s/>0 <text:s text:c="4"/>+- 0 <text:s text:c="14"/>1.8 +- 0 <text:s text:c="11"/>84 nigh</text:p>
          </table:table-cell>
        </table:table-row>
        <table:table-row table:style-name="ro1">
          <table:table-cell office:value-type="string">
            <text:p><text:s/>0 <text:s text:c="4"/>+- 0 <text:s text:c="14"/>1.8 +- 0 <text:s text:c="11"/>90 preacher</text:p>
          </table:table-cell>
        </table:table-row>
        <table:table-row table:style-name="ro1">
          <table:table-cell office:value-type="string">
            <text:p><text:s/>0 <text:s text:c="4"/>+- 0 <text:s text:c="14"/>1.8 +- 0 <text:s text:c="11"/>92 second</text:p>
          </table:table-cell>
        </table:table-row>
        <table:table-row table:style-name="ro1">
          <table:table-cell office:value-type="string">
            <text:p><text:s/>0 <text:s text:c="4"/>+- 0 <text:s text:c="14"/>1.8 +- 0 <text:s text:c="10"/>100 even</text:p>
          </table:table-cell>
        </table:table-row>
        <table:table-row table:style-name="ro1">
          <table:table-cell office:value-type="string">
            <text:p><text:s/>0 <text:s text:c="4"/>+- 0 <text:s text:c="14"/>1.8 +- 0 <text:s text:c="11"/>97 umbrella</text:p>
          </table:table-cell>
        </table:table-row>
        <table:table-row table:style-name="ro1">
          <table:table-cell office:value-type="string">
            <text:p><text:s/>0 <text:s text:c="4"/>+- 0 <text:s text:c="14"/>1.8 +- 0 <text:s text:c="11"/>99 illumin</text:p>
          </table:table-cell>
        </table:table-row>
        <table:table-row table:style-name="ro1">
          <table:table-cell office:value-type="string">
            <text:p><text:s/>0 <text:s text:c="4"/>+- 0 <text:s text:c="14"/>1.8 +- 0 <text:s text:c="11"/>98 crutch</text:p>
          </table:table-cell>
        </table:table-row>
        <table:table-row table:style-name="ro1">
          <table:table-cell office:value-type="string">
            <text:p><text:s/>0 <text:s text:c="4"/>+- 0 <text:s text:c="14"/>1.9 +- 0 <text:s text:c="11"/>96 aristocrat</text:p>
          </table:table-cell>
        </table:table-row>
        <table:table-row table:style-name="ro1">
          <table:table-cell office:value-type="string">
            <text:p><text:s/>0 <text:s text:c="4"/>+- 0 <text:s text:c="14"/>1.9 +- 0 <text:s text:c="11"/>93 louder</text:p>
          </table:table-cell>
        </table:table-row>
        <table:table-row table:style-name="ro1">
          <table:table-cell office:value-type="string">
            <text:p><text:s/>0 <text:s text:c="4"/>+- 0 <text:s text:c="14"/>1.9 +- 0 <text:s text:c="11"/>95 sooti</text:p>
          </table:table-cell>
        </table:table-row>
        <table:table-row table:style-name="ro1">
          <table:table-cell office:value-type="string">
            <text:p><text:s/>0 <text:s text:c="4"/>+- 0 <text:s text:c="14"/>1.9 +- 0 <text:s text:c="11"/>94 sooth</text:p>
          </table:table-cell>
        </table:table-row>
        <table:table-row table:style-name="ro1">
          <table:table-cell office:value-type="string">
            <text:p><text:s/>0 <text:s text:c="4"/>+- 0 <text:s text:c="14"/>1.9 +- 0 <text:s text:c="10"/>121 canopi</text:p>
          </table:table-cell>
        </table:table-row>
        <table:table-row table:style-name="ro1">
          <table:table-cell office:value-type="string">
            <text:p><text:s/>0 <text:s text:c="4"/>+- 0 <text:s text:c="14"/>1.9 +- 0 <text:s text:c="10"/>122 liberti</text:p>
          </table:table-cell>
        </table:table-row>
        <table:table-row table:style-name="ro1">
          <table:table-cell office:value-type="string">
            <text:p><text:s/>0 <text:s text:c="4"/>+- 0 <text:s text:c="14"/>1.9 +- 0 <text:s text:c="10"/>123 told</text:p>
          </table:table-cell>
        </table:table-row>
        <table:table-row table:style-name="ro1">
          <table:table-cell office:value-type="string">
            <text:p><text:s/>0 <text:s text:c="4"/>+- 0 <text:s text:c="14"/>1.9 +- 0 <text:s text:c="10"/>148 swing</text:p>
          </table:table-cell>
        </table:table-row>
        <table:table-row table:style-name="ro1">
          <table:table-cell office:value-type="string">
            <text:p><text:s/>0 <text:s text:c="4"/>+- 0 <text:s text:c="14"/>1.9 +- 0 <text:s text:c="10"/>150 announc</text:p>
          </table:table-cell>
        </table:table-row>
        <table:table-row table:style-name="ro1">
          <table:table-cell office:value-type="string">
            <text:p><text:s/>0 <text:s text:c="4"/>+- 0 <text:s text:c="14"/>1.9 +- 0 <text:s text:c="10"/>149 taper</text:p>
          </table:table-cell>
        </table:table-row>
        <table:table-row table:style-name="ro1">
          <table:table-cell office:value-type="string">
            <text:p><text:s/>0 <text:s text:c="4"/>+- 0 <text:s text:c="14"/>1.9 +- 0 <text:s text:c="10"/>147 daughter</text:p>
          </table:table-cell>
        </table:table-row>
        <table:table-row table:style-name="ro1">
          <table:table-cell office:value-type="string">
            <text:p><text:s/>0 <text:s text:c="4"/>+- 0 <text:s text:c="14"/>1.9 +- 0 <text:s text:c="10"/>152 spotti</text:p>
          </table:table-cell>
        </table:table-row>
        <table:table-row table:style-name="ro1">
          <table:table-cell office:value-type="string">
            <text:p><text:s/>0 <text:s text:c="4"/>+- 0 <text:s text:c="14"/>1.9 +- 0 <text:s text:c="10"/>146 strewn</text:p>
          </table:table-cell>
        </table:table-row>
        <table:table-row table:style-name="ro1">
          <table:table-cell office:value-type="string">
            <text:p><text:s/>0 <text:s text:c="4"/>+- 0 <text:s text:c="14"/>1.9 +- 0 <text:s text:c="10"/>145 shift</text:p>
          </table:table-cell>
        </table:table-row>
        <table:table-row table:style-name="ro1">
          <table:table-cell office:value-type="string">
            <text:p><text:s/>0 <text:s text:c="4"/>+- 0 <text:s text:c="14"/>1.9 +- 0 <text:s text:c="10"/>151 militari</text:p>
          </table:table-cell>
        </table:table-row>
        <table:table-row table:style-name="ro1">
          <table:table-cell office:value-type="string">
            <text:p><text:s/>0 <text:s text:c="4"/>+- 0 <text:s text:c="14"/>1.9 +- 0 <text:s text:c="10"/>153 pastur</text:p>
          </table:table-cell>
        </table:table-row>
        <table:table-row table:style-name="ro1">
          <table:table-cell office:value-type="string">
            <text:p><text:s/>0 <text:s text:c="4"/>+- 0 <text:s text:c="14"/>1.9 +- 0 <text:s text:c="10"/>143 pleasur</text:p>
          </table:table-cell>
        </table:table-row>
        <table:table-row table:style-name="ro1">
          <table:table-cell office:value-type="string">
            <text:p><text:s/>0 <text:s text:c="4"/>+- 0 <text:s text:c="14"/>1.9 +- 0 <text:s text:c="10"/>158 fumbl</text:p>
          </table:table-cell>
        </table:table-row>
        <table:table-row table:style-name="ro1">
          <table:table-cell office:value-type="string">
            <text:p><text:s/>0 <text:s text:c="4"/>+- 0 <text:s text:c="14"/>1.9 +- 0 <text:s text:c="10"/>160 tweet</text:p>
          </table:table-cell>
        </table:table-row>
        <table:table-row table:style-name="ro1">
          <table:table-cell office:value-type="string">
            <text:p><text:s/>0 <text:s text:c="4"/>+- 0 <text:s text:c="14"/>1.9 +- 0 <text:s text:c="10"/>159 studi</text:p>
          </table:table-cell>
        </table:table-row>
        <table:table-row table:style-name="ro1">
          <table:table-cell office:value-type="string">
            <text:p><text:s/>0 <text:s text:c="4"/>+- 0 <text:s text:c="14"/>1.9 +- 0 <text:s text:c="10"/>157 smoke</text:p>
          </table:table-cell>
        </table:table-row>
        <table:table-row table:style-name="ro1">
          <table:table-cell office:value-type="string">
            <text:p><text:s/>0 <text:s text:c="4"/>+- 0 <text:s text:c="14"/>1.9 +- 0 <text:s text:c="10"/>154 dri</text:p>
          </table:table-cell>
        </table:table-row>
        <table:table-row table:style-name="ro1">
          <table:table-cell office:value-type="string">
            <text:p><text:s/>0 <text:s text:c="4"/>+- 0 <text:s text:c="14"/>1.9 +- 0 <text:s text:c="10"/>156 cradl</text:p>
          </table:table-cell>
        </table:table-row>
        <table:table-row table:style-name="ro1">
          <table:table-cell office:value-type="string">
            <text:p><text:s/>0 <text:s text:c="4"/>+- 0 <text:s text:c="14"/>1.9 +- 0 <text:s text:c="10"/>155 jame</text:p>
          </table:table-cell>
        </table:table-row>
        <table:table-row table:style-name="ro1">
          <table:table-cell office:value-type="string">
            <text:p><text:s/>0 <text:s text:c="4"/>+- 0 <text:s text:c="14"/>1.9 +- 0 <text:s text:c="10"/>144 shriek</text:p>
          </table:table-cell>
        </table:table-row>
        <table:table-row table:style-name="ro1">
          <table:table-cell office:value-type="string">
            <text:p><text:s/>0 <text:s text:c="4"/>+- 0 <text:s text:c="14"/>1.9 +- 0 <text:s text:c="10"/>142 path</text:p>
          </table:table-cell>
        </table:table-row>
        <table:table-row table:style-name="ro1">
          <table:table-cell office:value-type="string">
            <text:p><text:s/>0 <text:s text:c="4"/>+- 0 <text:s text:c="14"/>1.9 +- 0 <text:s text:c="10"/>124 wink</text:p>
          </table:table-cell>
        </table:table-row>
        <table:table-row table:style-name="ro1">
          <table:table-cell office:value-type="string">
            <text:p><text:s/>0 <text:s text:c="4"/>+- 0 <text:s text:c="14"/>1.9 +- 0 <text:s text:c="10"/>128 hern</text:p>
          </table:table-cell>
        </table:table-row>
        <table:table-row table:style-name="ro1">
          <table:table-cell office:value-type="string">
            <text:p><text:s/>0 <text:s text:c="4"/>+- 0 <text:s text:c="14"/>1.9 +- 0 <text:s text:c="10"/>130 never</text:p>
          </table:table-cell>
        </table:table-row>
        <table:table-row table:style-name="ro1">
          <table:table-cell office:value-type="string">
            <text:p><text:s/>0 <text:s text:c="4"/>+- 0 <text:s text:c="14"/>1.9 +- 0 <text:s text:c="10"/>129 aquat</text:p>
          </table:table-cell>
        </table:table-row>
        <table:table-row table:style-name="ro1">
          <table:table-cell office:value-type="string">
            <text:p><text:s/>0 <text:s text:c="4"/>+- 0 <text:s text:c="14"/>1.9 +- 0 <text:s text:c="10"/>127 hero</text:p>
          </table:table-cell>
        </table:table-row>
        <table:table-row table:style-name="ro1">
          <table:table-cell office:value-type="string">
            <text:p><text:s/>0 <text:s text:c="4"/>+- 0 <text:s text:c="14"/>1.9 +- 0 <text:s text:c="10"/>132 richest</text:p>
          </table:table-cell>
        </table:table-row>
        <table:table-row table:style-name="ro1">
          <table:table-cell office:value-type="string">
            <text:p><text:s/>0 <text:s text:c="4"/>+- 0 <text:s text:c="14"/>1.9 +- 0 <text:s text:c="10"/>126 intellectu</text:p>
          </table:table-cell>
        </table:table-row>
        <table:table-row table:style-name="ro1">
          <table:table-cell office:value-type="string">
            <text:p><text:s/>0 <text:s text:c="4"/>+- 0 <text:s text:c="14"/>1.9 +- 0 <text:s text:c="10"/>125 afterward</text:p>
          </table:table-cell>
        </table:table-row>
        <table:table-row table:style-name="ro1">
          <table:table-cell office:value-type="string">
            <text:p><text:s/>0 <text:s text:c="4"/>+- 0 <text:s text:c="14"/>1.9 +- 0 <text:s text:c="10"/>131 lodg</text:p>
          </table:table-cell>
        </table:table-row>
        <table:table-row table:style-name="ro1">
          <table:table-cell office:value-type="string">
            <text:p><text:s/>0 <text:s text:c="4"/>+- 0 <text:s text:c="14"/>1.9 +- 0 <text:s text:c="10"/>133 dustpan</text:p>
          </table:table-cell>
        </table:table-row>
        <table:table-row table:style-name="ro1">
          <table:table-cell office:value-type="string">
            <text:p><text:s/>0 <text:s text:c="4"/>+- 0 <text:s text:c="14"/>1.9 +- 0 <text:s text:c="10"/>141 wager</text:p>
          </table:table-cell>
        </table:table-row>
        <table:table-row table:style-name="ro1">
          <table:table-cell office:value-type="string">
            <text:p><text:s/>0 <text:s text:c="4"/>+- 0 <text:s text:c="14"/>1.9 +- 0 <text:s text:c="10"/>138 fieri</text:p>
          </table:table-cell>
        </table:table-row>
        <table:table-row table:style-name="ro1">
          <table:table-cell office:value-type="string">
            <text:p><text:s/>0 <text:s text:c="4"/>+- 0 <text:s text:c="14"/>1.9 +- 0 <text:s text:c="10"/>140 rampart</text:p>
          </table:table-cell>
        </table:table-row>
        <table:table-row table:style-name="ro1">
          <table:table-cell office:value-type="string">
            <text:p><text:s/>0 <text:s text:c="4"/>+- 0 <text:s text:c="14"/>1.9 +- 0 <text:s text:c="10"/>139 china</text:p>
          </table:table-cell>
        </table:table-row>
        <table:table-row table:style-name="ro1">
          <table:table-cell office:value-type="string">
            <text:p><text:s/>0 <text:s text:c="4"/>+- 0 <text:s text:c="14"/>1.9 +- 0 <text:s text:c="10"/>137 mew</text:p>
          </table:table-cell>
        </table:table-row>
        <table:table-row table:style-name="ro1">
          <table:table-cell office:value-type="string">
            <text:p><text:s/>0 <text:s text:c="4"/>+- 0 <text:s text:c="14"/>1.9 +- 0 <text:s text:c="10"/>134 herd</text:p>
          </table:table-cell>
        </table:table-row>
        <table:table-row table:style-name="ro1">
          <table:table-cell office:value-type="string">
            <text:p><text:s/>0 <text:s text:c="4"/>+- 0 <text:s text:c="14"/>1.9 +- 0 <text:s text:c="10"/>136 met</text:p>
          </table:table-cell>
        </table:table-row>
        <table:table-row table:style-name="ro1">
          <table:table-cell office:value-type="string">
            <text:p><text:s/>0 <text:s text:c="4"/>+- 0 <text:s text:c="14"/>1.9 +- 0 <text:s text:c="10"/>135 footmark</text:p>
          </table:table-cell>
        </table:table-row>
        <table:table-row table:style-name="ro1">
          <table:table-cell office:value-type="string">
            <text:p><text:s/>0 <text:s text:c="4"/>+- 0 <text:s text:c="14"/>1.9 +- 0 <text:s text:c="11"/>83 avaric</text:p>
          </table:table-cell>
        </table:table-row>
        <table:table-row table:style-name="ro1">
          <table:table-cell office:value-type="string">
            <text:p><text:s/>0 <text:s text:c="4"/>+- 0 <text:s text:c="14"/>1.9 +- 0 <text:s text:c="11"/>81 rusti</text:p>
          </table:table-cell>
        </table:table-row>
        <table:table-row table:style-name="ro1">
          <table:table-cell office:value-type="string">
            <text:p><text:s/>0 <text:s text:c="4"/>+- 0 <text:s text:c="14"/>1.9 +- 0 <text:s text:c="11"/>27 sorri</text:p>
          </table:table-cell>
        </table:table-row>
        <table:table-row table:style-name="ro1">
          <table:table-cell office:value-type="string">
            <text:p><text:s/>0 <text:s text:c="4"/>+- 0 <text:s text:c="14"/>1.9 +- 0 <text:s text:c="11"/>28 swan</text:p>
          </table:table-cell>
        </table:table-row>
        <table:table-row table:style-name="ro1">
          <table:table-cell office:value-type="string">
            <text:p><text:s/>0 <text:s text:c="4"/>+- 0 <text:s text:c="14"/>1.9 +- 0 <text:s text:c="11"/>80 forget</text:p>
          </table:table-cell>
        </table:table-row>
        <table:table-row table:style-name="ro1">
          <table:table-cell office:value-type="string">
            <text:p><text:s/>0 <text:s text:c="4"/>+- 0 <text:s text:c="14"/>1.9 +- 0 <text:s text:c="11"/>26 scutter</text:p>
          </table:table-cell>
        </table:table-row>
        <table:table-row table:style-name="ro1">
          <table:table-cell office:value-type="string">
            <text:p><text:s/>0 <text:s text:c="4"/>+- 0 <text:s text:c="14"/>1.9 +- 0 <text:s text:c="11"/>25 swam</text:p>
          </table:table-cell>
        </table:table-row>
        <table:table-row table:style-name="ro1">
          <table:table-cell office:value-type="string">
            <text:p><text:s/>0 <text:s text:c="4"/>+- 0 <text:s text:c="14"/>1.9 +- 0 <text:s text:c="11"/>24 crumbl</text:p>
          </table:table-cell>
        </table:table-row>
        <table:table-row table:style-name="ro1">
          <table:table-cell office:value-type="string">
            <text:p><text:s/>0 <text:s text:c="4"/>+- 0 <text:s text:c="14"/>1.9 +- 0 <text:s text:c="11"/>23 accus</text:p>
          </table:table-cell>
        </table:table-row>
        <table:table-row table:style-name="ro1">
          <table:table-cell office:value-type="string">
            <text:p><text:s/>0 <text:s text:c="4"/>+- 0 <text:s text:c="14"/>1.9 +- 0 <text:s text:c="11"/>22 whose</text:p>
          </table:table-cell>
        </table:table-row>
        <table:table-row table:style-name="ro1">
          <table:table-cell office:value-type="string">
            <text:p><text:s/>0 <text:s text:c="4"/>+- 0 <text:s text:c="14"/>1.9 +- 0 <text:s text:c="11"/>29 scold</text:p>
          </table:table-cell>
        </table:table-row>
        <table:table-row table:style-name="ro1">
          <table:table-cell office:value-type="string">
            <text:p><text:s/>0 <text:s text:c="4"/>+- 0 <text:s text:c="14"/>1.9 +- 0 <text:s text:c="11"/>30 crozier</text:p>
          </table:table-cell>
        </table:table-row>
        <table:table-row table:style-name="ro1">
          <table:table-cell office:value-type="string">
            <text:p><text:s/>0 <text:s text:c="4"/>+- 0 <text:s text:c="14"/>1.9 +- 0 <text:s text:c="11"/>31 jeer</text:p>
          </table:table-cell>
        </table:table-row>
        <table:table-row table:style-name="ro1">
          <table:table-cell office:value-type="string">
            <text:p><text:s/>0 <text:s text:c="4"/>+- 0 <text:s text:c="14"/>1.9 +- 0 <text:s text:c="11"/>36 pride</text:p>
          </table:table-cell>
        </table:table-row>
        <table:table-row table:style-name="ro1">
          <table:table-cell office:value-type="string">
            <text:p><text:s/>0 <text:s text:c="4"/>+- 0 <text:s text:c="14"/>1.9 +- 0 <text:s text:c="10"/>323 plagu</text:p>
          </table:table-cell>
        </table:table-row>
        <table:table-row table:style-name="ro1">
          <table:table-cell office:value-type="string">
            <text:p><text:s/>0 <text:s text:c="4"/>+- 0 <text:s text:c="14"/>1.9 +- 0 <text:s text:c="11"/>38 winecup</text:p>
          </table:table-cell>
        </table:table-row>
        <table:table-row table:style-name="ro1">
          <table:table-cell office:value-type="string">
            <text:p><text:s/>0 <text:s text:c="4"/>+- 0 <text:s text:c="14"/>1.9 +- 0 <text:s text:c="11"/>37 worth</text:p>
          </table:table-cell>
        </table:table-row>
        <table:table-row table:style-name="ro1">
          <table:table-cell office:value-type="string">
            <text:p><text:s/>0 <text:s text:c="4"/>+- 0 <text:s text:c="14"/>1.9 +- 0 <text:s text:c="11"/>35 hedg</text:p>
          </table:table-cell>
        </table:table-row>
        <table:table-row table:style-name="ro1">
          <table:table-cell office:value-type="string">
            <text:p><text:s/>0 <text:s text:c="4"/>+- 0 <text:s text:c="14"/>1.9 +- 0 <text:s text:c="11"/>32 countryman</text:p>
          </table:table-cell>
        </table:table-row>
        <table:table-row table:style-name="ro1">
          <table:table-cell office:value-type="string">
            <text:p><text:s/>0 <text:s text:c="4"/>+- 0 <text:s text:c="14"/>1.9 +- 0 <text:s text:c="11"/>34 lord</text:p>
          </table:table-cell>
        </table:table-row>
        <table:table-row table:style-name="ro1">
          <table:table-cell office:value-type="string">
            <text:p><text:s/>0 <text:s text:c="4"/>+- 0 <text:s text:c="14"/>1.9 +- 0 <text:s text:c="11"/>33 lore</text:p>
          </table:table-cell>
        </table:table-row>
        <table:table-row table:style-name="ro1">
          <table:table-cell office:value-type="string">
            <text:p><text:s/>0 <text:s text:c="4"/>+- 0 <text:s text:c="14"/>1.9 +- 0 <text:s text:c="11"/>21 disappear</text:p>
          </table:table-cell>
        </table:table-row>
        <table:table-row table:style-name="ro1">
          <table:table-cell office:value-type="string">
            <text:p><text:s/>0 <text:s text:c="4"/>+- 0 <text:s text:c="14"/>1.9 +- 0 <text:s text:c="11"/>20 skeleton</text:p>
          </table:table-cell>
        </table:table-row>
        <table:table-row table:style-name="ro1">
          <table:table-cell office:value-type="string">
            <text:p><text:s/>0 <text:s text:c="4"/>+- 0 <text:s text:c="14"/>1.9 +- 0 <text:s text:c="11"/>19 wondrou</text:p>
          </table:table-cell>
        </table:table-row>
        <table:table-row table:style-name="ro1">
          <table:table-cell office:value-type="string">
            <text:p><text:s/>0 <text:s text:c="4"/>+- 0 <text:s text:c="14"/>1.9 +- 0 <text:s text:c="12"/>5 hatr</text:p>
          </table:table-cell>
        </table:table-row>
        <table:table-row table:style-name="ro1">
          <table:table-cell office:value-type="string">
            <text:p><text:s/>0 <text:s text:c="4"/>+- 0 <text:s text:c="14"/>1.9 +- 0 <text:s text:c="12"/>7 knelt</text:p>
          </table:table-cell>
        </table:table-row>
        <table:table-row table:style-name="ro1">
          <table:table-cell office:value-type="string">
            <text:p><text:s/>0 <text:s text:c="4"/>+- 0 <text:s text:c="14"/>1.9 +- 0 <text:s text:c="12"/>6 bear</text:p>
          </table:table-cell>
        </table:table-row>
        <table:table-row table:style-name="ro1">
          <table:table-cell office:value-type="string">
            <text:p><text:s/>0 <text:s text:c="4"/>+- 0 <text:s text:c="14"/>1.9 +- 0 <text:s text:c="12"/>4 ladybird</text:p>
          </table:table-cell>
        </table:table-row>
        <table:table-row table:style-name="ro1">
          <table:table-cell office:value-type="string">
            <text:p><text:s/>0 <text:s text:c="4"/>+- 0 <text:s text:c="14"/>1.9 +- 0 <text:s text:c="12"/>9 defenc</text:p>
          </table:table-cell>
        </table:table-row>
        <table:table-row table:style-name="ro1">
          <table:table-cell office:value-type="string">
            <text:p><text:s/>0 <text:s text:c="4"/>+- 0 <text:s text:c="14"/>1.9 +- 0 <text:s text:c="12"/>3 pardon</text:p>
          </table:table-cell>
        </table:table-row>
        <table:table-row table:style-name="ro1">
          <table:table-cell office:value-type="string">
            <text:p><text:s/>0 <text:s text:c="4"/>+- 0 <text:s text:c="14"/>1.9 +- 0 <text:s text:c="12"/>2 nurseri</text:p>
          </table:table-cell>
        </table:table-row>
        <table:table-row table:style-name="ro1">
          <table:table-cell office:value-type="string">
            <text:p><text:s/>0 <text:s text:c="4"/>+- 0 <text:s text:c="14"/>1.9 +- 0 <text:s text:c="12"/>8 yellow</text:p>
          </table:table-cell>
        </table:table-row>
        <table:table-row table:style-name="ro1">
          <table:table-cell office:value-type="string">
            <text:p><text:s/>0 <text:s text:c="4"/>+- 0 <text:s text:c="14"/>1.9 +- 0 <text:s text:c="11"/>10 four</text:p>
          </table:table-cell>
        </table:table-row>
        <table:table-row table:style-name="ro1">
          <table:table-cell office:value-type="string">
            <text:p><text:s/>0 <text:s text:c="4"/>+- 0 <text:s text:c="14"/>1.9 +- 0 <text:s text:c="11"/>18 hate</text:p>
          </table:table-cell>
        </table:table-row>
        <table:table-row table:style-name="ro1">
          <table:table-cell office:value-type="string">
            <text:p><text:s/>0 <text:s text:c="4"/>+- 0 <text:s text:c="14"/>1.9 +- 0 <text:s text:c="11"/>15 upsid</text:p>
          </table:table-cell>
        </table:table-row>
        <table:table-row table:style-name="ro1">
          <table:table-cell office:value-type="string">
            <text:p><text:s/>0 <text:s text:c="4"/>+- 0 <text:s text:c="14"/>1.9 +- 0 <text:s text:c="11"/>17 oldest</text:p>
          </table:table-cell>
        </table:table-row>
        <table:table-row table:style-name="ro1">
          <table:table-cell office:value-type="string">
            <text:p><text:s/>0 <text:s text:c="4"/>+- 0 <text:s text:c="14"/>1.9 +- 0 <text:s text:c="11"/>16 pheasant</text:p>
          </table:table-cell>
        </table:table-row>
        <table:table-row table:style-name="ro1">
          <table:table-cell office:value-type="string">
            <text:p><text:s/>0 <text:s text:c="4"/>+- 0 <text:s text:c="14"/>1.9 +- 0 <text:s text:c="11"/>14 trodden</text:p>
          </table:table-cell>
        </table:table-row>
        <table:table-row table:style-name="ro1">
          <table:table-cell office:value-type="string">
            <text:p><text:s/>0 <text:s text:c="4"/>+- 0 <text:s text:c="14"/>1.9 +- 0 <text:s text:c="11"/>11 secondli</text:p>
          </table:table-cell>
        </table:table-row>
        <table:table-row table:style-name="ro1">
          <table:table-cell office:value-type="string">
            <text:p><text:s/>0 <text:s text:c="4"/>+- 0 <text:s text:c="14"/>1.9 +- 0 <text:s text:c="11"/>13 sleep</text:p>
          </table:table-cell>
        </table:table-row>
        <table:table-row table:style-name="ro1">
          <table:table-cell office:value-type="string">
            <text:p><text:s/>0 <text:s text:c="4"/>+- 0 <text:s text:c="14"/>1.9 +- 0 <text:s text:c="11"/>12 sleev</text:p>
          </table:table-cell>
        </table:table-row>
        <table:table-row table:style-name="ro1">
          <table:table-cell office:value-type="string">
            <text:p><text:s/>0 <text:s text:c="4"/>+- 0 <text:s text:c="14"/>1.9 +- 0 <text:s text:c="11"/>39 merchant</text:p>
          </table:table-cell>
        </table:table-row>
        <table:table-row table:style-name="ro1">
          <table:table-cell office:value-type="string">
            <text:p><text:s/>0 <text:s text:c="4"/>+- 0 <text:s text:c="14"/>1.9 +- 0 <text:s text:c="11"/>40 lure</text:p>
          </table:table-cell>
        </table:table-row>
        <table:table-row table:style-name="ro1">
          <table:table-cell office:value-type="string">
            <text:p><text:s/>0 <text:s text:c="4"/>+- 0 <text:s text:c="14"/>1.9 +- 0 <text:s text:c="11"/>41 mogen</text:p>
          </table:table-cell>
        </table:table-row>
        <table:table-row table:style-name="ro1">
          <table:table-cell office:value-type="string">
            <text:p><text:s/>0 <text:s text:c="4"/>+- 0 <text:s text:c="14"/>1.9 +- 0 <text:s text:c="11"/>66 wooden</text:p>
          </table:table-cell>
        </table:table-row>
        <table:table-row table:style-name="ro1">
          <table:table-cell office:value-type="string">
            <text:p><text:s/>0 <text:s text:c="4"/>+- 0 <text:s text:c="14"/>1.9 +- 0 <text:s text:c="11"/>68 huddl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1"/>67 pinch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1"/>65 naturalist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1"/>70 frozen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1"/>64 uph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1"/>63 prize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1"/>69 factori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1"/>71 honor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1"/>61 spectacl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1"/>77 triumph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1"/>79 enjoy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1"/>78 whirlwind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1"/>75 thereupon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1"/>72 sexton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1"/>74 though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1"/>73 walnutshel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1"/>62 disturb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1"/>60 chapel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1"/>42 point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1"/>46 dollar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1"/>48 hadst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1"/>47 blanket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1"/>45 compassion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1"/>50 voic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1"/>44 physician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1"/>43 risk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1"/>49 lurk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1"/>51 vase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1"/>59 vast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1"/>56 arno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162 counti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1"/>58 lefthand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1"/>57 month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1"/>55 appar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1"/>52 smack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1"/>54 arous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1"/>53 stolen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161 grain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163 golden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270 travel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271 song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269 anguish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268 polic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267 thing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266 bung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272 ceremoni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265 solitud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273 far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164 signifi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274 hot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279 almshous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281 widespread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280 disappoint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278 piecrust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275 thine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277 hop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276 confin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264 shuffl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263 hoe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262 motion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248 honey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250 dew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249 sugarloaf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247 cautiou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252 overheard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246 vers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251 cloth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253 want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261 gigant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258 enchantress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245 reach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260 parcel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259 headserv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257 attract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254 madonna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282 ancestor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256 keep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255 masquerad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283 pigsti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284 pipkin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310 third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312 amid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311 oath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308 attempt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314 shinest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307 stepchildren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313 speckl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306 memori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315 retort</text:p>
          </table:table-cell>
        </table:table-row>
        <table:table-row table:style-name="ro1">
          <table:table-cell office:value-type="string">
            <text:p><text:s/>0 <text:s text:c="4"/>+- 0 <text:s text:c="14"/>2 <text:s text:c="2"/>+- 0 <text:s text:c="10"/>304 moppet</text:p>
          </table:table-cell>
        </table:table-row>
        <table:table-row table:style-name="ro1">
          <table:table-cell office:value-type="string">
            <text:p><text:s/>0 <text:s text:c="4"/>+- 0 <text:s text:c="14"/>2.1 +- 0 <text:s text:c="10"/>320 green</text:p>
          </table:table-cell>
        </table:table-row>
        <table:table-row table:style-name="ro1">
          <table:table-cell office:value-type="string">
            <text:p><text:s/>0 <text:s text:c="4"/>+- 0 <text:s text:c="14"/>2.1 +- 0 <text:s text:c="10"/>322 parish</text:p>
          </table:table-cell>
        </table:table-row>
        <table:table-row table:style-name="ro1">
          <table:table-cell office:value-type="string">
            <text:p><text:s/>0 <text:s text:c="4"/>+- 0 <text:s text:c="14"/>2.1 +- 0 <text:s text:c="10"/>321 south</text:p>
          </table:table-cell>
        </table:table-row>
        <table:table-row table:style-name="ro1">
          <table:table-cell office:value-type="string">
            <text:p><text:s/>0 <text:s text:c="4"/>+- 0 <text:s text:c="14"/>2.1 +- 0 <text:s text:c="10"/>319 maintain</text:p>
          </table:table-cell>
        </table:table-row>
        <table:table-row table:style-name="ro1">
          <table:table-cell office:value-type="string">
            <text:p><text:s/>0 <text:s text:c="4"/>+- 0 <text:s text:c="14"/>2.1 +- 0 <text:s text:c="10"/>316 greet</text:p>
          </table:table-cell>
        </table:table-row>
        <table:table-row table:style-name="ro1">
          <table:table-cell office:value-type="string">
            <text:p><text:s/>0 <text:s text:c="4"/>+- 0 <text:s text:c="14"/>2.1 +- 0 <text:s text:c="10"/>318 tulip</text:p>
          </table:table-cell>
        </table:table-row>
        <table:table-row table:style-name="ro1">
          <table:table-cell office:value-type="string">
            <text:p><text:s/>0 <text:s text:c="4"/>+- 0 <text:s text:c="14"/>2.1 +- 0 <text:s text:c="10"/>317 childhood</text:p>
          </table:table-cell>
        </table:table-row>
        <table:table-row table:style-name="ro1">
          <table:table-cell office:value-type="string">
            <text:p><text:s/>0 <text:s text:c="4"/>+- 0 <text:s text:c="14"/>2.1 +- 0 <text:s text:c="10"/>305 crevic</text:p>
          </table:table-cell>
        </table:table-row>
        <table:table-row table:style-name="ro1">
          <table:table-cell office:value-type="string">
            <text:p><text:s/>0 <text:s text:c="4"/>+- 0 <text:s text:c="14"/>2.1 +- 0 <text:s text:c="10"/>285 doorstep</text:p>
          </table:table-cell>
        </table:table-row>
        <table:table-row table:style-name="ro1">
          <table:table-cell office:value-type="string">
            <text:p><text:s/>0 <text:s text:c="4"/>+- 0 <text:s text:c="14"/>2.1 +- 0 <text:s text:c="10"/>303 lap</text:p>
          </table:table-cell>
        </table:table-row>
        <table:table-row table:style-name="ro1">
          <table:table-cell office:value-type="string">
            <text:p><text:s/>0 <text:s text:c="4"/>+- 0 <text:s text:c="14"/>2.1 +- 0 <text:s text:c="10"/>289 recogn</text:p>
          </table:table-cell>
        </table:table-row>
        <table:table-row table:style-name="ro1">
          <table:table-cell office:value-type="string">
            <text:p><text:s/>0 <text:s text:c="4"/>+- 0 <text:s text:c="14"/>2.1 +- 0 <text:s text:c="10"/>291 lad</text:p>
          </table:table-cell>
        </table:table-row>
        <table:table-row table:style-name="ro1">
          <table:table-cell office:value-type="string">
            <text:p><text:s/>0 <text:s text:c="4"/>+- 0 <text:s text:c="14"/>2.1 +- 0 <text:s text:c="10"/>290 elizabeth</text:p>
          </table:table-cell>
        </table:table-row>
        <table:table-row table:style-name="ro1">
          <table:table-cell office:value-type="string">
            <text:p><text:s/>0 <text:s text:c="4"/>+- 0 <text:s text:c="14"/>2.1 +- 0 <text:s text:c="10"/>288 fever</text:p>
          </table:table-cell>
        </table:table-row>
        <table:table-row table:style-name="ro1">
          <table:table-cell office:value-type="string">
            <text:p><text:s/>0 <text:s text:c="4"/>+- 0 <text:s text:c="14"/>2.1 +- 0 <text:s text:c="10"/>293 birdcag</text:p>
          </table:table-cell>
        </table:table-row>
        <table:table-row table:style-name="ro1">
          <table:table-cell office:value-type="string">
            <text:p><text:s/>0 <text:s text:c="4"/>+- 0 <text:s text:c="14"/>2.1 +- 0 <text:s text:c="10"/>287 portugues</text:p>
          </table:table-cell>
        </table:table-row>
        <table:table-row table:style-name="ro1">
          <table:table-cell office:value-type="string">
            <text:p><text:s/>0 <text:s text:c="4"/>+- 0 <text:s text:c="14"/>2.1 +- 0 <text:s text:c="10"/>286 confid</text:p>
          </table:table-cell>
        </table:table-row>
        <table:table-row table:style-name="ro1">
          <table:table-cell office:value-type="string">
            <text:p><text:s/>0 <text:s text:c="4"/>+- 0 <text:s text:c="14"/>2.1 +- 0 <text:s text:c="10"/>292 chines</text:p>
          </table:table-cell>
        </table:table-row>
        <table:table-row table:style-name="ro1">
          <table:table-cell office:value-type="string">
            <text:p><text:s/>0 <text:s text:c="4"/>+- 0 <text:s text:c="14"/>2.1 +- 0 <text:s text:c="10"/>294 lump</text:p>
          </table:table-cell>
        </table:table-row>
        <table:table-row table:style-name="ro1">
          <table:table-cell office:value-type="string">
            <text:p><text:s/>0 <text:s text:c="4"/>+- 0 <text:s text:c="14"/>2.1 +- 0 <text:s text:c="10"/>302 law</text:p>
          </table:table-cell>
        </table:table-row>
        <table:table-row table:style-name="ro1">
          <table:table-cell office:value-type="string">
            <text:p><text:s/>0 <text:s text:c="4"/>+- 0 <text:s text:c="14"/>2.1 +- 0 <text:s text:c="10"/>244 centuri</text:p>
          </table:table-cell>
        </table:table-row>
        <table:table-row table:style-name="ro1">
          <table:table-cell office:value-type="string">
            <text:p><text:s/>0 <text:s text:c="4"/>+- 0 <text:s text:c="14"/>2.1 +- 0 <text:s text:c="10"/>299 beauti</text:p>
          </table:table-cell>
        </table:table-row>
        <table:table-row table:style-name="ro1">
          <table:table-cell office:value-type="string">
            <text:p><text:s/>0 <text:s text:c="4"/>+- 0 <text:s text:c="14"/>2.1 +- 0 <text:s text:c="10"/>301 flowergarden</text:p>
          </table:table-cell>
        </table:table-row>
        <table:table-row table:style-name="ro1">
          <table:table-cell office:value-type="string">
            <text:p><text:s/>0 <text:s text:c="4"/>+- 0 <text:s text:c="14"/>2.1 +- 0 <text:s text:c="10"/>300 turf</text:p>
          </table:table-cell>
        </table:table-row>
        <table:table-row table:style-name="ro1">
          <table:table-cell office:value-type="string">
            <text:p><text:s/>0 <text:s text:c="4"/>+- 0.093 <text:s text:c="10"/>2.1 +- 0 <text:s text:c="10"/>298 lay</text:p>
          </table:table-cell>
        </table:table-row>
        <table:table-row table:style-name="ro1">
          <table:table-cell office:value-type="string">
            <text:p><text:s/>0 <text:s text:c="4"/>+- 0 <text:s text:c="14"/>2.1 +- 0 <text:s text:c="10"/>295 badli</text:p>
          </table:table-cell>
        </table:table-row>
        <table:table-row table:style-name="ro1">
          <table:table-cell office:value-type="string">
            <text:p><text:s/>0 <text:s text:c="4"/>+- 0 <text:s text:c="14"/>2.1 +- 0 <text:s text:c="9"/>1300 assist</text:p>
          </table:table-cell>
        </table:table-row>
        <table:table-row table:style-name="ro1">
          <table:table-cell office:value-type="string">
            <text:p><text:s/>0 <text:s text:c="4"/>+- 0 <text:s text:c="14"/>2.1 +- 0 <text:s text:c="10"/>297 befel</text:p>
          </table:table-cell>
        </table:table-row>
        <table:table-row table:style-name="ro1">
          <table:table-cell office:value-type="string">
            <text:p><text:s/>0 <text:s text:c="4"/>+- 0 <text:s text:c="14"/>2.1 +- 0 <text:s text:c="10"/>296 wrong</text:p>
          </table:table-cell>
        </table:table-row>
        <table:table-row table:style-name="ro1">
          <table:table-cell office:value-type="string">
            <text:p><text:s/>0 <text:s text:c="4"/>+- 0 <text:s text:c="14"/>2.1 +- 0 <text:s text:c="10"/>243 household</text:p>
          </table:table-cell>
        </table:table-row>
        <table:table-row table:style-name="ro1">
          <table:table-cell office:value-type="string">
            <text:p><text:s/>0 <text:s text:c="4"/>+- 0 <text:s text:c="14"/>2.1 +- 0 <text:s text:c="10"/>242 give</text:p>
          </table:table-cell>
        </table:table-row>
        <table:table-row table:style-name="ro1">
          <table:table-cell office:value-type="string">
            <text:p><text:s/>0 <text:s text:c="4"/>+- 0.1 <text:s text:c="12"/>2.1 +- 0 <text:s text:c="10"/>188 would</text:p>
          </table:table-cell>
        </table:table-row>
        <table:table-row table:style-name="ro1">
          <table:table-cell office:value-type="string">
            <text:p><text:s/>0 <text:s text:c="4"/>+- 0 <text:s text:c="14"/>2.1 +- 0 <text:s text:c="10"/>190 insult</text:p>
          </table:table-cell>
        </table:table-row>
        <table:table-row table:style-name="ro1">
          <table:table-cell office:value-type="string">
            <text:p><text:s/>0 <text:s text:c="4"/>+- 0 <text:s text:c="14"/>2.1 +- 0 <text:s text:c="10"/>189 overshadow</text:p>
          </table:table-cell>
        </table:table-row>
        <table:table-row table:style-name="ro1">
          <table:table-cell office:value-type="string">
            <text:p><text:s/>0 <text:s text:c="4"/>+- 0 <text:s text:c="14"/>2.1 +- 0 <text:s text:c="10"/>187 spoke</text:p>
          </table:table-cell>
        </table:table-row>
        <table:table-row table:style-name="ro1">
          <table:table-cell office:value-type="string">
            <text:p><text:s/>0 <text:s text:c="4"/>+- 0 <text:s text:c="14"/>2.1 +- 0 <text:s text:c="10"/>192 shortest</text:p>
          </table:table-cell>
        </table:table-row>
        <table:table-row table:style-name="ro1">
          <table:table-cell office:value-type="string">
            <text:p><text:s/>0 <text:s text:c="4"/>+- 0 <text:s text:c="14"/>2.1 +- 0 <text:s text:c="10"/>186 threeleg</text:p>
          </table:table-cell>
        </table:table-row>
        <table:table-row table:style-name="ro1">
          <table:table-cell office:value-type="string">
            <text:p><text:s/>0 <text:s text:c="4"/>+- 0 <text:s text:c="14"/>2.1 +- 0 <text:s text:c="10"/>185 hearti</text:p>
          </table:table-cell>
        </table:table-row>
        <table:table-row table:style-name="ro1">
          <table:table-cell office:value-type="string">
            <text:p><text:s/>0 <text:s text:c="4"/>+- 0 <text:s text:c="14"/>2.1 +- 0 <text:s text:c="10"/>191 overhead</text:p>
          </table:table-cell>
        </table:table-row>
        <table:table-row table:style-name="ro1">
          <table:table-cell office:value-type="string">
            <text:p><text:s/>0 <text:s text:c="4"/>+- 0 <text:s text:c="14"/>2.1 +- 0 <text:s text:c="10"/>193 passport</text:p>
          </table:table-cell>
        </table:table-row>
        <table:table-row table:style-name="ro1">
          <table:table-cell office:value-type="string">
            <text:p><text:s/>0 <text:s text:c="4"/>+- 0 <text:s text:c="14"/>2.1 +- 0 <text:s text:c="10"/>183 highli</text:p>
          </table:table-cell>
        </table:table-row>
        <table:table-row table:style-name="ro1">
          <table:table-cell office:value-type="string">
            <text:p><text:s/>0 <text:s text:c="4"/>+- 0 <text:s text:c="14"/>2.1 +- 0 <text:s text:c="10"/>198 calf</text:p>
          </table:table-cell>
        </table:table-row>
        <table:table-row table:style-name="ro1">
          <table:table-cell office:value-type="string">
            <text:p><text:s/>0 <text:s text:c="4"/>+- 0 <text:s text:c="14"/>2.1 +- 0 <text:s text:c="10"/>200 churchyard</text:p>
          </table:table-cell>
        </table:table-row>
        <table:table-row table:style-name="ro1">
          <table:table-cell office:value-type="string">
            <text:p><text:s/>0 <text:s text:c="4"/>+- 0 <text:s text:c="14"/>2.1 +- 0 <text:s text:c="10"/>199 dunghil</text:p>
          </table:table-cell>
        </table:table-row>
        <table:table-row table:style-name="ro1">
          <table:table-cell office:value-type="string">
            <text:p><text:s/>0 <text:s text:c="4"/>+- 0 <text:s text:c="14"/>2.1 +- 0 <text:s text:c="10"/>197 tell</text:p>
          </table:table-cell>
        </table:table-row>
        <table:table-row table:style-name="ro1">
          <table:table-cell office:value-type="string">
            <text:p><text:s/>0 <text:s text:c="4"/>+- 0 <text:s text:c="14"/>2.1 +- 0 <text:s text:c="10"/>194 armi</text:p>
          </table:table-cell>
        </table:table-row>
        <table:table-row table:style-name="ro1">
          <table:table-cell office:value-type="string">
            <text:p><text:s/>0 <text:s text:c="4"/>+- 0 <text:s text:c="14"/>2.1 +- 0 <text:s text:c="10"/>196 type</text:p>
          </table:table-cell>
        </table:table-row>
        <table:table-row table:style-name="ro1">
          <table:table-cell office:value-type="string">
            <text:p><text:s/>0 <text:s text:c="4"/>+- 0 <text:s text:c="14"/>2.1 +- 0 <text:s text:c="10"/>195 strike</text:p>
          </table:table-cell>
        </table:table-row>
        <table:table-row table:style-name="ro1">
          <table:table-cell office:value-type="string">
            <text:p><text:s/>0 <text:s text:c="4"/>+- 0 <text:s text:c="14"/>2.1 +- 0 <text:s text:c="10"/>184 plot</text:p>
          </table:table-cell>
        </table:table-row>
        <table:table-row table:style-name="ro1">
          <table:table-cell office:value-type="string">
            <text:p><text:s/>0 <text:s text:c="4"/>+- 0 <text:s text:c="14"/>2.1 +- 0 <text:s text:c="10"/>182 unit</text:p>
          </table:table-cell>
        </table:table-row>
        <table:table-row table:style-name="ro1">
          <table:table-cell office:value-type="string">
            <text:p><text:s/>0 <text:s text:c="4"/>+- 0 <text:s text:c="14"/>2.1 +- 0 <text:s text:c="10"/>168 gudenau</text:p>
          </table:table-cell>
        </table:table-row>
        <table:table-row table:style-name="ro1">
          <table:table-cell office:value-type="string">
            <text:p><text:s/>0 <text:s text:c="4"/>+- 0 <text:s text:c="14"/>2.1 +- 0 <text:s text:c="10"/>202 relat</text:p>
          </table:table-cell>
        </table:table-row>
        <table:table-row table:style-name="ro1">
          <table:table-cell office:value-type="string">
            <text:p><text:s/>0 <text:s text:c="4"/>+- 0 <text:s text:c="14"/>2.1 +- 0 <text:s text:c="10"/>170 newspap</text:p>
          </table:table-cell>
        </table:table-row>
        <table:table-row table:style-name="ro1">
          <table:table-cell office:value-type="string">
            <text:p><text:s/>0 <text:s text:c="4"/>+- 0 <text:s text:c="14"/>2.1 +- 0 <text:s text:c="10"/>169 sweetest</text:p>
          </table:table-cell>
        </table:table-row>
        <table:table-row table:style-name="ro1">
          <table:table-cell office:value-type="string">
            <text:p><text:s/>0 <text:s text:c="4"/>+- 0 <text:s text:c="14"/>2.1 +- 0 <text:s text:c="10"/>167 rosenberg</text:p>
          </table:table-cell>
        </table:table-row>
        <table:table-row table:style-name="ro1">
          <table:table-cell office:value-type="string">
            <text:p><text:s/>0 <text:s text:c="4"/>+- 0 <text:s text:c="14"/>2.1 +- 0 <text:s text:c="10"/>172 seven</text:p>
          </table:table-cell>
        </table:table-row>
        <table:table-row table:style-name="ro1">
          <table:table-cell office:value-type="string">
            <text:p><text:s/>0 <text:s text:c="4"/>+- 0 <text:s text:c="14"/>2.1 +- 0 <text:s text:c="10"/>166 volunt</text:p>
          </table:table-cell>
        </table:table-row>
        <table:table-row table:style-name="ro1">
          <table:table-cell office:value-type="string">
            <text:p><text:s/>0 <text:s text:c="4"/>+- 0 <text:s text:c="14"/>2.1 +- 0 <text:s text:c="10"/>165 poorest</text:p>
          </table:table-cell>
        </table:table-row>
        <table:table-row table:style-name="ro1">
          <table:table-cell office:value-type="string">
            <text:p><text:s/>0 <text:s text:c="4"/>+- 0 <text:s text:c="14"/>2.1 +- 0 <text:s text:c="10"/>171 hunca</text:p>
          </table:table-cell>
        </table:table-row>
        <table:table-row table:style-name="ro1">
          <table:table-cell office:value-type="string">
            <text:p><text:s/>0 <text:s text:c="4"/>+- 0 <text:s text:c="14"/>2.1 +- 0 <text:s text:c="10"/>173 tremend</text:p>
          </table:table-cell>
        </table:table-row>
        <table:table-row table:style-name="ro1">
          <table:table-cell office:value-type="string">
            <text:p><text:s/>0 <text:s text:c="4"/>+- 0 <text:s text:c="14"/>2.1 +- 0 <text:s text:c="10"/>181 angrili</text:p>
          </table:table-cell>
        </table:table-row>
        <table:table-row table:style-name="ro1">
          <table:table-cell office:value-type="string">
            <text:p><text:s/>0 <text:s text:c="4"/>+- 0 <text:s text:c="14"/>2.1 +- 0 <text:s text:c="10"/>178 daughterinlaw</text:p>
          </table:table-cell>
        </table:table-row>
        <table:table-row table:style-name="ro1">
          <table:table-cell office:value-type="string">
            <text:p><text:s/>0 <text:s text:c="4"/>+- 0 <text:s text:c="14"/>2.1 +- 0 <text:s text:c="10"/>180 famou</text:p>
          </table:table-cell>
        </table:table-row>
        <table:table-row table:style-name="ro1">
          <table:table-cell office:value-type="string">
            <text:p><text:s/>0 <text:s text:c="4"/>+- 0 <text:s text:c="14"/>2.1 +- 0 <text:s text:c="10"/>179 stern</text:p>
          </table:table-cell>
        </table:table-row>
        <table:table-row table:style-name="ro1">
          <table:table-cell office:value-type="string">
            <text:p><text:s/>0 <text:s text:c="4"/>+- 0 <text:s text:c="14"/>2.1 +- 0 <text:s text:c="10"/>177 moral</text:p>
          </table:table-cell>
        </table:table-row>
        <table:table-row table:style-name="ro1">
          <table:table-cell office:value-type="string">
            <text:p><text:s/>0 <text:s text:c="4"/>+- 0 <text:s text:c="14"/>2.1 +- 0 <text:s text:c="10"/>174 strap</text:p>
          </table:table-cell>
        </table:table-row>
        <table:table-row table:style-name="ro1">
          <table:table-cell office:value-type="string">
            <text:p><text:s/>0 <text:s text:c="4"/>+- 0 <text:s text:c="14"/>2.1 +- 0 <text:s text:c="10"/>201 firepot</text:p>
          </table:table-cell>
        </table:table-row>
        <table:table-row table:style-name="ro1">
          <table:table-cell office:value-type="string">
            <text:p><text:s/>0 <text:s text:c="4"/>+- 0 <text:s text:c="14"/>2.1 +- 0 <text:s text:c="10"/>176 sneer</text:p>
          </table:table-cell>
        </table:table-row>
        <table:table-row table:style-name="ro1">
          <table:table-cell office:value-type="string">
            <text:p><text:s/>0 <text:s text:c="4"/>+- 0 <text:s text:c="14"/>2.1 +- 0 <text:s text:c="10"/>175 brought</text:p>
          </table:table-cell>
        </table:table-row>
        <table:table-row table:style-name="ro1">
          <table:table-cell office:value-type="string">
            <text:p><text:s/>0 <text:s text:c="4"/>+- 0 <text:s text:c="14"/>2.1 +- 0 <text:s text:c="10"/>203 notic</text:p>
          </table:table-cell>
        </table:table-row>
        <table:table-row table:style-name="ro1">
          <table:table-cell office:value-type="string">
            <text:p><text:s/>0 <text:s text:c="4"/>+- 0 <text:s text:c="14"/>2.1 +- 0 <text:s text:c="10"/>241 wand</text:p>
          </table:table-cell>
        </table:table-row>
        <table:table-row table:style-name="ro1">
          <table:table-cell office:value-type="string">
            <text:p><text:s/>0 <text:s text:c="4"/>+- 0 <text:s text:c="14"/>2.1 +- 0 <text:s text:c="10"/>228 worm</text:p>
          </table:table-cell>
        </table:table-row>
        <table:table-row table:style-name="ro1">
          <table:table-cell office:value-type="string">
            <text:p><text:s/>0 <text:s text:c="4"/>+- 0 <text:s text:c="14"/>2.1 +- 0 <text:s text:c="10"/>230 bolster</text:p>
          </table:table-cell>
        </table:table-row>
        <table:table-row table:style-name="ro1">
          <table:table-cell office:value-type="string">
            <text:p><text:s/>0 <text:s text:c="4"/>+- 0 <text:s text:c="14"/>2.1 +- 0 <text:s text:c="10"/>229 pierc</text:p>
          </table:table-cell>
        </table:table-row>
        <table:table-row table:style-name="ro1">
          <table:table-cell office:value-type="string">
            <text:p><text:s/>0 <text:s text:c="4"/>+- 0 <text:s text:c="14"/>2.1 +- 0 <text:s text:c="10"/>227 smut</text:p>
          </table:table-cell>
        </table:table-row>
        <table:table-row table:style-name="ro1">
          <table:table-cell office:value-type="string">
            <text:p><text:s/>0 <text:s text:c="4"/>+- 0 <text:s text:c="14"/>2.1 +- 0 <text:s text:c="10"/>232 wors</text:p>
          </table:table-cell>
        </table:table-row>
        <table:table-row table:style-name="ro1">
          <table:table-cell office:value-type="string">
            <text:p><text:s/>0 <text:s text:c="4"/>+- 0 <text:s text:c="14"/>2.1 +- 0 <text:s text:c="10"/>226 blade</text:p>
          </table:table-cell>
        </table:table-row>
        <table:table-row table:style-name="ro1">
          <table:table-cell office:value-type="string">
            <text:p><text:s/>0 <text:s text:c="4"/>+- 0 <text:s text:c="14"/>2.1 +- 0 <text:s text:c="10"/>231 laundress</text:p>
          </table:table-cell>
        </table:table-row>
        <table:table-row table:style-name="ro1">
          <table:table-cell office:value-type="string">
            <text:p><text:s/>0 <text:s text:c="4"/>+- 0 <text:s text:c="14"/>2.1 +- 0 <text:s text:c="10"/>225 elegantli</text:p>
          </table:table-cell>
        </table:table-row>
        <table:table-row table:style-name="ro1">
          <table:table-cell office:value-type="string">
            <text:p><text:s/>0 <text:s text:c="4"/>+- 0 <text:s text:c="14"/>2.1 +- 0 <text:s text:c="10"/>233 sweeter</text:p>
          </table:table-cell>
        </table:table-row>
        <table:table-row table:style-name="ro1">
          <table:table-cell office:value-type="string">
            <text:p><text:s/>0 <text:s text:c="4"/>+- 0 <text:s text:c="14"/>2.1 +- 0 <text:s text:c="10"/>223 restor</text:p>
          </table:table-cell>
        </table:table-row>
        <table:table-row table:style-name="ro1">
          <table:table-cell office:value-type="string">
            <text:p><text:s/>0 <text:s text:c="4"/>+- 0 <text:s text:c="14"/>2.1 +- 0 <text:s text:c="10"/>238 quarrel</text:p>
          </table:table-cell>
        </table:table-row>
        <table:table-row table:style-name="ro1">
          <table:table-cell office:value-type="string">
            <text:p><text:s/>0 <text:s text:c="4"/>+- 0 <text:s text:c="14"/>2.1 +- 0 <text:s text:c="10"/>240 bizzz</text:p>
          </table:table-cell>
        </table:table-row>
        <table:table-row table:style-name="ro1">
          <table:table-cell office:value-type="string">
            <text:p><text:s/>0 <text:s text:c="4"/>+- 0 <text:s text:c="14"/>2.1 +- 0 <text:s text:c="10"/>239 saturday</text:p>
          </table:table-cell>
        </table:table-row>
        <table:table-row table:style-name="ro1">
          <table:table-cell office:value-type="string">
            <text:p><text:s/>0 <text:s text:c="4"/>+- 0 <text:s text:c="14"/>2.1 +- 0 <text:s text:c="10"/>237 endow</text:p>
          </table:table-cell>
        </table:table-row>
        <table:table-row table:style-name="ro1">
          <table:table-cell office:value-type="string">
            <text:p><text:s/>0 <text:s text:c="4"/>+- 0 <text:s text:c="14"/>2.1 +- 0 <text:s text:c="10"/>234 midg</text:p>
          </table:table-cell>
        </table:table-row>
        <table:table-row table:style-name="ro1">
          <table:table-cell office:value-type="string">
            <text:p><text:s/>0 <text:s text:c="4"/>+- 0 <text:s text:c="14"/>2.1 +- 0 <text:s text:c="10"/>236 hansel</text:p>
          </table:table-cell>
        </table:table-row>
        <table:table-row table:style-name="ro1">
          <table:table-cell office:value-type="string">
            <text:p><text:s/>0 <text:s text:c="4"/>+- 0 <text:s text:c="14"/>2.1 +- 0 <text:s text:c="10"/>235 elbow</text:p>
          </table:table-cell>
        </table:table-row>
        <table:table-row table:style-name="ro1">
          <table:table-cell office:value-type="string">
            <text:p><text:s/>0 <text:s text:c="4"/>+- 0 <text:s text:c="14"/>2.1 +- 0 <text:s text:c="10"/>224 candelabra</text:p>
          </table:table-cell>
        </table:table-row>
        <table:table-row table:style-name="ro1">
          <table:table-cell office:value-type="string">
            <text:p><text:s/>0 <text:s text:c="4"/>+- 0 <text:s text:c="14"/>2.1 +- 0 <text:s text:c="10"/>204 hurt</text:p>
          </table:table-cell>
        </table:table-row>
        <table:table-row table:style-name="ro1">
          <table:table-cell office:value-type="string">
            <text:p><text:s/>0 <text:s text:c="4"/>+- 0 <text:s text:c="14"/>2.1 +- 0 <text:s text:c="10"/>222 wore</text:p>
          </table:table-cell>
        </table:table-row>
        <table:table-row table:style-name="ro1">
          <table:table-cell office:value-type="string">
            <text:p><text:s/>0 <text:s text:c="4"/>+- 0 <text:s text:c="14"/>2.2 +- 0 <text:s text:c="10"/>208 holl</text:p>
          </table:table-cell>
        </table:table-row>
        <table:table-row table:style-name="ro1">
          <table:table-cell office:value-type="string">
            <text:p><text:s/>0 <text:s text:c="4"/>+- 0 <text:s text:c="14"/>2.2 +- 0 <text:s text:c="10"/>210 holi</text:p>
          </table:table-cell>
        </table:table-row>
        <table:table-row table:style-name="ro1">
          <table:table-cell office:value-type="string">
            <text:p><text:s/>0 <text:s text:c="4"/>+- 0 <text:s text:c="14"/>2.2 +- 0 <text:s text:c="10"/>209 grandfath</text:p>
          </table:table-cell>
        </table:table-row>
        <table:table-row table:style-name="ro1">
          <table:table-cell office:value-type="string">
            <text:p><text:s/>0 <text:s text:c="4"/>+- 0 <text:s text:c="14"/>2.2 +- 0 <text:s text:c="10"/>207 holm</text:p>
          </table:table-cell>
        </table:table-row>
        <table:table-row table:style-name="ro1">
          <table:table-cell office:value-type="string">
            <text:p><text:s/>0 <text:s text:c="4"/>+- 0 <text:s text:c="14"/>2.2 +- 0 <text:s text:c="10"/>212 midst</text:p>
          </table:table-cell>
        </table:table-row>
        <table:table-row table:style-name="ro1">
          <table:table-cell office:value-type="string">
            <text:p><text:s/>0 <text:s text:c="4"/>+- 0 <text:s text:c="14"/>2.2 +- 0 <text:s text:c="10"/>206 glass</text:p>
          </table:table-cell>
        </table:table-row>
        <table:table-row table:style-name="ro1">
          <table:table-cell office:value-type="string">
            <text:p><text:s/>0 <text:s text:c="4"/>+- 0 <text:s text:c="14"/>2.2 +- 0 <text:s text:c="10"/>205 warn</text:p>
          </table:table-cell>
        </table:table-row>
        <table:table-row table:style-name="ro1">
          <table:table-cell office:value-type="string">
            <text:p><text:s/>0 <text:s text:c="4"/>+- 0 <text:s text:c="14"/>2.2 +- 0 <text:s text:c="10"/>211 hurl</text:p>
          </table:table-cell>
        </table:table-row>
        <table:table-row table:style-name="ro1">
          <table:table-cell office:value-type="string">
            <text:p><text:s/>0 <text:s text:c="4"/>+- 0 <text:s text:c="14"/>2.2 +- 0 <text:s text:c="10"/>213 hold</text:p>
          </table:table-cell>
        </table:table-row>
        <table:table-row table:style-name="ro1">
          <table:table-cell office:value-type="string">
            <text:p><text:s/>0 <text:s text:c="4"/>+- 0 <text:s text:c="14"/>2.2 +- 0 <text:s text:c="10"/>221 word</text:p>
          </table:table-cell>
        </table:table-row>
        <table:table-row table:style-name="ro1">
          <table:table-cell office:value-type="string">
            <text:p><text:s/>0 <text:s text:c="4"/>+- 0 <text:s text:c="14"/>2.2 +- 0 <text:s text:c="10"/>218 shoot</text:p>
          </table:table-cell>
        </table:table-row>
        <table:table-row table:style-name="ro1">
          <table:table-cell office:value-type="string">
            <text:p><text:s/>0 <text:s text:c="4"/>+- 0 <text:s text:c="14"/>2.2 +- 0 <text:s text:c="10"/>220 goodfornoth</text:p>
          </table:table-cell>
        </table:table-row>
        <table:table-row table:style-name="ro1">
          <table:table-cell office:value-type="string">
            <text:p><text:s/>0 <text:s text:c="4"/>+- 0 <text:s text:c="14"/>2.2 +- 0 <text:s text:c="10"/>219 accid</text:p>
          </table:table-cell>
        </table:table-row>
        <table:table-row table:style-name="ro1">
          <table:table-cell office:value-type="string">
            <text:p><text:s/>0 <text:s text:c="4"/>+- 0 <text:s text:c="14"/>2.2 +- 0 <text:s text:c="10"/>217 must</text:p>
          </table:table-cell>
        </table:table-row>
        <table:table-row table:style-name="ro1">
          <table:table-cell office:value-type="string">
            <text:p><text:s/>0 <text:s text:c="4"/>+- 0 <text:s text:c="14"/>2.2 +- 0 <text:s text:c="10"/>214 unpack</text:p>
          </table:table-cell>
        </table:table-row>
        <table:table-row table:style-name="ro1">
          <table:table-cell office:value-type="string">
            <text:p><text:s/>0 <text:s text:c="4"/>+- 0 <text:s text:c="14"/>2.2 +- 0 <text:s text:c="10"/>216 pantri</text:p>
          </table:table-cell>
        </table:table-row>
        <table:table-row table:style-name="ro1">
          <table:table-cell office:value-type="string">
            <text:p><text:s/>0 <text:s text:c="4"/>+- 0 <text:s text:c="14"/>2.2 +- 0 <text:s text:c="10"/>215 sped</text:p>
          </table:table-cell>
        </table:table-row>
        <table:table-row table:style-name="ro1">
          <table:table-cell office:value-type="string">
            <text:p><text:s/>0 <text:s text:c="4"/>+- 0 <text:s text:c="14"/>2.2 +- 0 <text:s text:c="10"/>650 proverb</text:p>
          </table:table-cell>
        </table:table-row>
        <table:table-row table:style-name="ro1">
          <table:table-cell office:value-type="string">
            <text:p><text:s/>0 <text:s text:c="4"/>+- 0 <text:s text:c="14"/>2.2 +- 0 <text:s text:c="9"/>1086 crowd</text:p>
          </table:table-cell>
        </table:table-row>
        <table:table-row table:style-name="ro1">
          <table:table-cell office:value-type="string">
            <text:p><text:s/>0 <text:s text:c="4"/>+- 0 <text:s text:c="14"/>2.2 +- 0 <text:s text:c="9"/>1087 vigor</text:p>
          </table:table-cell>
        </table:table-row>
        <table:table-row table:style-name="ro1">
          <table:table-cell office:value-type="string">
            <text:p><text:s/>0 <text:s text:c="4"/>+- 0 <text:s text:c="14"/>2.2 +- 0 <text:s text:c="9"/>1085 old</text:p>
          </table:table-cell>
        </table:table-row>
        <table:table-row table:style-name="ro1">
          <table:table-cell office:value-type="string">
            <text:p><text:s/>0 <text:s text:c="4"/>+- 0 <text:s text:c="14"/>2.2 +- 0 <text:s text:c="9"/>1084 right</text:p>
          </table:table-cell>
        </table:table-row>
        <table:table-row table:style-name="ro1">
          <table:table-cell office:value-type="string">
            <text:p><text:s/>0 <text:s text:c="4"/>+- 0 <text:s text:c="14"/>2.2 +- 0 <text:s text:c="9"/>1083 margaret</text:p>
          </table:table-cell>
        </table:table-row>
        <table:table-row table:style-name="ro1">
          <table:table-cell office:value-type="string">
            <text:p><text:s/>0 <text:s text:c="4"/>+- 0 <text:s text:c="14"/>2.2 +- 0 <text:s text:c="9"/>1082 battlefield</text:p>
          </table:table-cell>
        </table:table-row>
        <table:table-row table:style-name="ro1">
          <table:table-cell office:value-type="string">
            <text:p><text:s/>0 <text:s text:c="4"/>+- 0 <text:s text:c="14"/>2.2 +- 0 <text:s text:c="9"/>1081 pillar</text:p>
          </table:table-cell>
        </table:table-row>
        <table:table-row table:style-name="ro1">
          <table:table-cell office:value-type="string">
            <text:p><text:s/>0 <text:s text:c="4"/>+- 0 <text:s text:c="14"/>2.2 +- 0 <text:s text:c="9"/>1088 overhung</text:p>
          </table:table-cell>
        </table:table-row>
        <table:table-row table:style-name="ro1">
          <table:table-cell office:value-type="string">
            <text:p><text:s/>0 <text:s text:c="4"/>+- 0 <text:s text:c="14"/>2.2 +- 0 <text:s text:c="9"/>1058 dreamt</text:p>
          </table:table-cell>
        </table:table-row>
        <table:table-row table:style-name="ro1">
          <table:table-cell office:value-type="string">
            <text:p><text:s/>0 <text:s text:c="4"/>+- 0 <text:s text:c="14"/>2.2 +- 0 <text:s text:c="9"/>1089 ash</text:p>
          </table:table-cell>
        </table:table-row>
        <table:table-row table:style-name="ro1">
          <table:table-cell office:value-type="string">
            <text:p><text:s/>0 <text:s text:c="4"/>+- 0 <text:s text:c="14"/>2.2 +- 0 <text:s text:c="9"/>1090 crown</text:p>
          </table:table-cell>
        </table:table-row>
        <table:table-row table:style-name="ro1">
          <table:table-cell office:value-type="string">
            <text:p><text:s/>0 <text:s text:c="4"/>+- 0 <text:s text:c="14"/>2.2 +- 0 <text:s text:c="9"/>1095 sure</text:p>
          </table:table-cell>
        </table:table-row>
        <table:table-row table:style-name="ro1">
          <table:table-cell office:value-type="string">
            <text:p><text:s/>0 <text:s text:c="4"/>+- 0 <text:s text:c="14"/>2.2 +- 0 <text:s text:c="10"/>652 grave</text:p>
          </table:table-cell>
        </table:table-row>
        <table:table-row table:style-name="ro1">
          <table:table-cell office:value-type="string">
            <text:p><text:s/>0 <text:s text:c="4"/>+- 0 <text:s text:c="14"/>2.2 +- 0 <text:s text:c="9"/>1094 suddenli</text:p>
          </table:table-cell>
        </table:table-row>
        <table:table-row table:style-name="ro1">
          <table:table-cell office:value-type="string">
            <text:p><text:s/>0 <text:s text:c="4"/>+- 0 <text:s text:c="14"/>2.2 +- 0 <text:s text:c="9"/>1097 stepmoth</text:p>
          </table:table-cell>
        </table:table-row>
        <table:table-row table:style-name="ro1">
          <table:table-cell office:value-type="string">
            <text:p><text:s/>0 <text:s text:c="4"/>+- 0 <text:s text:c="14"/>2.2 +- 0 <text:s text:c="9"/>1091 somehow</text:p>
          </table:table-cell>
        </table:table-row>
        <table:table-row table:style-name="ro1">
          <table:table-cell office:value-type="string">
            <text:p><text:s/>0 <text:s text:c="4"/>+- 0 <text:s text:c="14"/>2.2 +- 0 <text:s text:c="9"/>1096 flatten</text:p>
          </table:table-cell>
        </table:table-row>
        <table:table-row table:style-name="ro1">
          <table:table-cell office:value-type="string">
            <text:p><text:s/>0 <text:s text:c="4"/>+- 0 <text:s text:c="14"/>2.2 +- 0 <text:s text:c="9"/>1093 rever</text:p>
          </table:table-cell>
        </table:table-row>
        <table:table-row table:style-name="ro1">
          <table:table-cell office:value-type="string">
            <text:p><text:s/>0 <text:s text:c="4"/>+- 0 <text:s text:c="14"/>2.2 +- 0 <text:s text:c="9"/>1092 dead</text:p>
          </table:table-cell>
        </table:table-row>
        <table:table-row table:style-name="ro1">
          <table:table-cell office:value-type="string">
            <text:p><text:s/>0 <text:s text:c="4"/>+- 0 <text:s text:c="14"/>2.2 +- 0 <text:s text:c="9"/>1080 hideou</text:p>
          </table:table-cell>
        </table:table-row>
        <table:table-row table:style-name="ro1">
          <table:table-cell office:value-type="string">
            <text:p><text:s/>0 <text:s text:c="4"/>+- 0 <text:s text:c="14"/>2.2 +- 0 <text:s text:c="9"/>1079 hung</text:p>
          </table:table-cell>
        </table:table-row>
        <table:table-row table:style-name="ro1">
          <table:table-cell office:value-type="string">
            <text:p><text:s/>0 <text:s text:c="4"/>+- 0 <text:s text:c="14"/>2.2 +- 0 <text:s text:c="9"/>1078 night</text:p>
          </table:table-cell>
        </table:table-row>
        <table:table-row table:style-name="ro1">
          <table:table-cell office:value-type="string">
            <text:p><text:s/>0 <text:s text:c="4"/>+- 0 <text:s text:c="14"/>2.2 +- 0 <text:s text:c="9"/>1064 apart</text:p>
          </table:table-cell>
        </table:table-row>
        <table:table-row table:style-name="ro1">
          <table:table-cell office:value-type="string">
            <text:p><text:s/>0 <text:s text:c="4"/>+- 0 <text:s text:c="14"/>2.2 +- 0 <text:s text:c="9"/>1066 measur</text:p>
          </table:table-cell>
        </table:table-row>
        <table:table-row table:style-name="ro1">
          <table:table-cell office:value-type="string">
            <text:p><text:s/>0 <text:s text:c="4"/>+- 0 <text:s text:c="14"/>2.2 +- 0 <text:s text:c="9"/>1065 shoulder</text:p>
          </table:table-cell>
        </table:table-row>
        <table:table-row table:style-name="ro1">
          <table:table-cell office:value-type="string">
            <text:p><text:s/>0 <text:s text:c="4"/>+- 0 <text:s text:c="14"/>2.2 +- 0 <text:s text:c="9"/>1063 retreat</text:p>
          </table:table-cell>
        </table:table-row>
        <table:table-row table:style-name="ro1">
          <table:table-cell office:value-type="string">
            <text:p><text:s/>0 <text:s text:c="4"/>+- 0 <text:s text:c="14"/>2.2 +- 0 <text:s text:c="9"/>1062 snif</text:p>
          </table:table-cell>
        </table:table-row>
        <table:table-row table:style-name="ro1">
          <table:table-cell office:value-type="string">
            <text:p><text:s/>0 <text:s text:c="4"/>+- 0 <text:s text:c="14"/>2.2 +- 0 <text:s text:c="9"/>1068 riddl</text:p>
          </table:table-cell>
        </table:table-row>
        <table:table-row table:style-name="ro1">
          <table:table-cell office:value-type="string">
            <text:p><text:s/>0 <text:s text:c="4"/>+- 0 <text:s text:c="14"/>2.2 +- 0 <text:s text:c="9"/>1060 canarybird</text:p>
          </table:table-cell>
        </table:table-row>
        <table:table-row table:style-name="ro1">
          <table:table-cell office:value-type="string">
            <text:p><text:s/>0 <text:s text:c="4"/>+- 0 <text:s text:c="14"/>2.2 +- 0 <text:s text:c="9"/>1067 nimbl</text:p>
          </table:table-cell>
        </table:table-row>
        <table:table-row table:style-name="ro1">
          <table:table-cell office:value-type="string">
            <text:p><text:s/>0 <text:s text:c="4"/>+- 0 <text:s text:c="14"/>2.2 +- 0 <text:s text:c="9"/>1077 splendor</text:p>
          </table:table-cell>
        </table:table-row>
        <table:table-row table:style-name="ro1">
          <table:table-cell office:value-type="string">
            <text:p><text:s/>0 <text:s text:c="4"/>+- 0 <text:s text:c="14"/>2.2 +- 0 <text:s text:c="9"/>1069 gift</text:p>
          </table:table-cell>
        </table:table-row>
        <table:table-row table:style-name="ro1">
          <table:table-cell office:value-type="string">
            <text:p><text:s/>0 <text:s text:c="4"/>+- 0 <text:s text:c="14"/>2.2 +- 0 <text:s text:c="9"/>1076 snug</text:p>
          </table:table-cell>
        </table:table-row>
        <table:table-row table:style-name="ro1">
          <table:table-cell office:value-type="string">
            <text:p><text:s/>0 <text:s text:c="4"/>+- 0 <text:s text:c="14"/>2.2 +- 0 <text:s text:c="9"/>1074 remind</text:p>
          </table:table-cell>
        </table:table-row>
        <table:table-row table:style-name="ro1">
          <table:table-cell office:value-type="string">
            <text:p><text:s/>0 <text:s text:c="4"/>+- 0 <text:s text:c="14"/>2.2 +- 0 <text:s text:c="9"/>1075 pavement</text:p>
          </table:table-cell>
        </table:table-row>
        <table:table-row table:style-name="ro1">
          <table:table-cell office:value-type="string">
            <text:p><text:s/>0 <text:s text:c="4"/>+- 0 <text:s text:c="14"/>2.2 +- 0 <text:s text:c="9"/>1073 snuf</text:p>
          </table:table-cell>
        </table:table-row>
        <table:table-row table:style-name="ro1">
          <table:table-cell office:value-type="string">
            <text:p><text:s/>0 <text:s text:c="4"/>+- 0 <text:s text:c="14"/>2.2 +- 0 <text:s text:c="9"/>1070 nudg</text:p>
          </table:table-cell>
        </table:table-row>
        <table:table-row table:style-name="ro1">
          <table:table-cell office:value-type="string">
            <text:p><text:s/>0 <text:s text:c="4"/>+- 0 <text:s text:c="14"/>2.2 +- 0 <text:s text:c="9"/>1072 hunt</text:p>
          </table:table-cell>
        </table:table-row>
        <table:table-row table:style-name="ro1">
          <table:table-cell office:value-type="string">
            <text:p><text:s/>0 <text:s text:c="4"/>+- 0.1 <text:s text:c="12"/>2.2 +- 0 <text:s text:c="9"/>1098 dear</text:p>
          </table:table-cell>
        </table:table-row>
        <table:table-row table:style-name="ro1">
          <table:table-cell office:value-type="string">
            <text:p><text:s/>0 <text:s text:c="4"/>+- 0 <text:s text:c="14"/>2.2 +- 0 <text:s text:c="9"/>1071 workshop</text:p>
          </table:table-cell>
        </table:table-row>
        <table:table-row table:style-name="ro1">
          <table:table-cell office:value-type="string">
            <text:p><text:s/>0 <text:s text:c="4"/>+- 0 <text:s text:c="14"/>2.2 +- 0 <text:s text:c="9"/>1099 entreati</text:p>
          </table:table-cell>
        </table:table-row>
        <table:table-row table:style-name="ro1">
          <table:table-cell office:value-type="string">
            <text:p><text:s/>0 <text:s text:c="4"/>+- 0 <text:s text:c="14"/>2.2 +- 0 <text:s text:c="9"/>1125 cord</text:p>
          </table:table-cell>
        </table:table-row>
        <table:table-row table:style-name="ro1">
          <table:table-cell office:value-type="string">
            <text:p><text:s/>0 <text:s text:c="4"/>+- 0 <text:s text:c="14"/>2.2 +- 0 <text:s text:c="9"/>1127 particular</text:p>
          </table:table-cell>
        </table:table-row>
        <table:table-row table:style-name="ro1">
          <table:table-cell office:value-type="string">
            <text:p><text:s/>0 <text:s text:c="4"/>+- 0 <text:s text:c="14"/>2.2 +- 0 <text:s text:c="9"/>1100 bore</text:p>
          </table:table-cell>
        </table:table-row>
        <table:table-row table:style-name="ro1">
          <table:table-cell office:value-type="string">
            <text:p><text:s/>0 <text:s text:c="4"/>+- 0 <text:s text:c="14"/>2.2 +- 0 <text:s text:c="9"/>1126 creatur</text:p>
          </table:table-cell>
        </table:table-row>
        <table:table-row table:style-name="ro1">
          <table:table-cell office:value-type="string">
            <text:p><text:s/>0 <text:s text:c="4"/>+- 0 <text:s text:c="14"/>2.2 +- 0 <text:s text:c="9"/>1124 buckwheat</text:p>
          </table:table-cell>
        </table:table-row>
        <table:table-row table:style-name="ro1">
          <table:table-cell office:value-type="string">
            <text:p><text:s/>0 <text:s text:c="4"/>+- 0 <text:s text:c="14"/>2.2 +- 0 <text:s text:c="9"/>1123 page</text:p>
          </table:table-cell>
        </table:table-row>
        <table:table-row table:style-name="ro1">
          <table:table-cell office:value-type="string">
            <text:p><text:s/>0 <text:s text:c="4"/>+- 0 <text:s text:c="14"/>2.2 +- 0 <text:s text:c="9"/>1129 bold</text:p>
          </table:table-cell>
        </table:table-row>
        <table:table-row table:style-name="ro1">
          <table:table-cell office:value-type="string">
            <text:p><text:s/>0 <text:s text:c="4"/>+- 0 <text:s text:c="14"/>2.2 +- 0 <text:s text:c="9"/>1122 bizz</text:p>
          </table:table-cell>
        </table:table-row>
        <table:table-row table:style-name="ro1">
          <table:table-cell office:value-type="string">
            <text:p><text:s/>0 <text:s text:c="4"/>+- 0 <text:s text:c="14"/>2.2 +- 0 <text:s text:c="9"/>1128 sensibl</text:p>
          </table:table-cell>
        </table:table-row>
        <table:table-row table:style-name="ro1">
          <table:table-cell office:value-type="string">
            <text:p><text:s/>0 <text:s text:c="4"/>+- 0 <text:s text:c="14"/>2.2 +- 0 <text:s text:c="9"/>1130 peel</text:p>
          </table:table-cell>
        </table:table-row>
        <table:table-row table:style-name="ro1">
          <table:table-cell office:value-type="string">
            <text:p><text:s/>0 <text:s text:c="4"/>+- 0 <text:s text:c="14"/>2.2 +- 0 <text:s text:c="9"/>1120 condit</text:p>
          </table:table-cell>
        </table:table-row>
        <table:table-row table:style-name="ro1">
          <table:table-cell office:value-type="string">
            <text:p><text:s/>0 <text:s text:c="4"/>+- 0 <text:s text:c="14"/>2.2 +- 0 <text:s text:c="9"/>1135 firtre</text:p>
          </table:table-cell>
        </table:table-row>
        <table:table-row table:style-name="ro1">
          <table:table-cell office:value-type="string">
            <text:p><text:s/>0 <text:s text:c="4"/>+- 0 <text:s text:c="14"/>2.2 +- 0 <text:s text:c="9"/>1134 burn</text:p>
          </table:table-cell>
        </table:table-row>
        <table:table-row table:style-name="ro1">
          <table:table-cell office:value-type="string">
            <text:p><text:s/>0 <text:s text:c="4"/>+- 0 <text:s text:c="14"/>2.2 +- 0 <text:s text:c="9"/>1137 cottontail</text:p>
          </table:table-cell>
        </table:table-row>
        <table:table-row table:style-name="ro1">
          <table:table-cell office:value-type="string">
            <text:p><text:s/>0 <text:s text:c="4"/>+- 0 <text:s text:c="14"/>2.2 +- 0 <text:s text:c="9"/>1131 defend</text:p>
          </table:table-cell>
        </table:table-row>
        <table:table-row table:style-name="ro1">
          <table:table-cell office:value-type="string">
            <text:p><text:s/>0 <text:s text:c="4"/>+- 0 <text:s text:c="14"/>2.2 +- 0 <text:s text:c="9"/>1133 payment</text:p>
          </table:table-cell>
        </table:table-row>
        <table:table-row table:style-name="ro1">
          <table:table-cell office:value-type="string">
            <text:p><text:s/>0 <text:s text:c="4"/>+- 0 <text:s text:c="14"/>2.2 +- 0 <text:s text:c="9"/>1132 post</text:p>
          </table:table-cell>
        </table:table-row>
        <table:table-row table:style-name="ro1">
          <table:table-cell office:value-type="string">
            <text:p><text:s/>0 <text:s text:c="4"/>+- 0 <text:s text:c="14"/>2.2 +- 0 <text:s text:c="9"/>1121 discours</text:p>
          </table:table-cell>
        </table:table-row>
        <table:table-row table:style-name="ro1">
          <table:table-cell office:value-type="string">
            <text:p><text:s/>0 <text:s text:c="4"/>+- 0 <text:s text:c="14"/>2.2 +- 0 <text:s text:c="9"/>1119 overcom</text:p>
          </table:table-cell>
        </table:table-row>
        <table:table-row table:style-name="ro1">
          <table:table-cell office:value-type="string">
            <text:p><text:s/>0 <text:s text:c="4"/>+- 0 <text:s text:c="14"/>2.2 +- 0 <text:s text:c="9"/>1101 proudli</text:p>
          </table:table-cell>
        </table:table-row>
        <table:table-row table:style-name="ro1">
          <table:table-cell office:value-type="string">
            <text:p><text:s/>0 <text:s text:c="4"/>+- 0 <text:s text:c="14"/>2.2 +- 0 <text:s text:c="9"/>1105 witti</text:p>
          </table:table-cell>
        </table:table-row>
        <table:table-row table:style-name="ro1">
          <table:table-cell office:value-type="string">
            <text:p><text:s/>0 <text:s text:c="4"/>+- 0 <text:s text:c="14"/>2.2 +- 0 <text:s text:c="9"/>1107 hereupon</text:p>
          </table:table-cell>
        </table:table-row>
        <table:table-row table:style-name="ro1">
          <table:table-cell office:value-type="string">
            <text:p><text:s/>0 <text:s text:c="4"/>+- 0 <text:s text:c="14"/>2.2 +- 0 <text:s text:c="9"/>1136 cork</text:p>
          </table:table-cell>
        </table:table-row>
        <table:table-row table:style-name="ro1">
          <table:table-cell office:value-type="string">
            <text:p><text:s/>0 <text:s text:c="4"/>+- 0 <text:s text:c="14"/>2.2 +- 0 <text:s text:c="9"/>1106 ici</text:p>
          </table:table-cell>
        </table:table-row>
        <table:table-row table:style-name="ro1">
          <table:table-cell office:value-type="string">
            <text:p><text:s/>0 <text:s text:c="4"/>+- 0 <text:s text:c="14"/>2.2 +- 0 <text:s text:c="9"/>1104 forgotten</text:p>
          </table:table-cell>
        </table:table-row>
        <table:table-row table:style-name="ro1">
          <table:table-cell office:value-type="string">
            <text:p><text:s/>0 <text:s text:c="4"/>+- 0 <text:s text:c="14"/>2.2 +- 0 <text:s text:c="9"/>1103 creep</text:p>
          </table:table-cell>
        </table:table-row>
        <table:table-row table:style-name="ro1">
          <table:table-cell office:value-type="string">
            <text:p><text:s/>0 <text:s text:c="4"/>+- 0 <text:s text:c="14"/>2.2 +- 0 <text:s text:c="9"/>1109 trace</text:p>
          </table:table-cell>
        </table:table-row>
        <table:table-row table:style-name="ro1">
          <table:table-cell office:value-type="string">
            <text:p><text:s/>0 <text:s text:c="4"/>+- 0 <text:s text:c="14"/>2.2 +- 0 <text:s text:c="9"/>1102 intellect</text:p>
          </table:table-cell>
        </table:table-row>
        <table:table-row table:style-name="ro1">
          <table:table-cell office:value-type="string">
            <text:p><text:s/>0 <text:s text:c="4"/>+- 0 <text:s text:c="14"/>2.2 +- 0 <text:s text:c="9"/>1108 humor</text:p>
          </table:table-cell>
        </table:table-row>
        <table:table-row table:style-name="ro1">
          <table:table-cell office:value-type="string">
            <text:p><text:s/>0 <text:s text:c="4"/>+- 0 <text:s text:c="14"/>2.2 +- 0 <text:s text:c="9"/>1118 subdu</text:p>
          </table:table-cell>
        </table:table-row>
        <table:table-row table:style-name="ro1">
          <table:table-cell office:value-type="string">
            <text:p><text:s/>0 <text:s text:c="4"/>+- 0 <text:s text:c="14"/>2.2 +- 0 <text:s text:c="9"/>1110 bottom</text:p>
          </table:table-cell>
        </table:table-row>
        <table:table-row table:style-name="ro1">
          <table:table-cell office:value-type="string">
            <text:p><text:s/>0 <text:s text:c="4"/>+- 0 <text:s text:c="14"/>2.3 +- 0 <text:s text:c="9"/>1117 foe</text:p>
          </table:table-cell>
        </table:table-row>
        <table:table-row table:style-name="ro1">
          <table:table-cell office:value-type="string">
            <text:p><text:s/>0 <text:s text:c="4"/>+- 0 <text:s text:c="14"/>2.3 +- 0 <text:s text:c="9"/>1115 week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57 birth</text:p>
          </table:table-cell>
        </table:table-row>
        <table:table-row table:style-name="ro1">
          <table:table-cell office:value-type="string">
            <text:p><text:s/>0 <text:s text:c="4"/>+- 0 <text:s text:c="14"/>2.3 +- 0 <text:s text:c="9"/>1116 tarri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59 shadow</text:p>
          </table:table-cell>
        </table:table-row>
        <table:table-row table:style-name="ro1">
          <table:table-cell office:value-type="string">
            <text:p><text:s/>0 <text:s text:c="4"/>+- 0 <text:s text:c="14"/>2.3 +- 0 <text:s text:c="9"/>1114 ice</text:p>
          </table:table-cell>
        </table:table-row>
        <table:table-row table:style-name="ro1">
          <table:table-cell office:value-type="string">
            <text:p><text:s/>0 <text:s text:c="4"/>+- 0 <text:s text:c="14"/>2.3 +- 0 <text:s text:c="9"/>1111 ear</text:p>
          </table:table-cell>
        </table:table-row>
        <table:table-row table:style-name="ro1">
          <table:table-cell office:value-type="string">
            <text:p><text:s/>0 <text:s text:c="4"/>+- 0 <text:s text:c="14"/>2.3 +- 0 <text:s text:c="9"/>1113 mopsi</text:p>
          </table:table-cell>
        </table:table-row>
        <table:table-row table:style-name="ro1">
          <table:table-cell office:value-type="string">
            <text:p><text:s/>0 <text:s text:c="4"/>+- 0 <text:s text:c="14"/>2.3 +- 0 <text:s text:c="9"/>1112 fox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04 everyth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05 chandeli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56 crossway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03 judg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02 mother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01 thi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00 greatest</text:p>
          </table:table-cell>
        </table:table-row>
        <table:table-row table:style-name="ro1">
          <table:table-cell office:value-type="string">
            <text:p><text:s/>0 <text:s text:c="4"/>+- 0 <text:s text:c="14"/>2.3 +- 0 <text:s text:c="10"/>999 mamma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06 piperson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07 bonni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08 barricad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13 forsaken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14 rous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12 newton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15 seen</text:p>
          </table:table-cell>
        </table:table-row>
        <table:table-row table:style-name="ro1">
          <table:table-cell office:value-type="string">
            <text:p><text:s/>0 <text:s text:c="4"/>+- 0 <text:s text:c="14"/>2.3 +- 0 <text:s text:c="9"/>1139 yoke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09 boyhood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11 thumbl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10 charlott</text:p>
          </table:table-cell>
        </table:table-row>
        <table:table-row table:style-name="ro1">
          <table:table-cell office:value-type="string">
            <text:p><text:s/>0 <text:s text:c="4"/>+- 0 <text:s text:c="14"/>2.3 +- 0 <text:s text:c="10"/>998 rome</text:p>
          </table:table-cell>
        </table:table-row>
        <table:table-row table:style-name="ro1">
          <table:table-cell office:value-type="string">
            <text:p><text:s/>0 <text:s text:c="4"/>+- 0 <text:s text:c="14"/>2.3 +- 0 <text:s text:c="10"/>997 ocean</text:p>
          </table:table-cell>
        </table:table-row>
        <table:table-row table:style-name="ro1">
          <table:table-cell office:value-type="string">
            <text:p><text:s/>0 <text:s text:c="4"/>+- 0 <text:s text:c="14"/>2.3 +- 0 <text:s text:c="10"/>996 inherit</text:p>
          </table:table-cell>
        </table:table-row>
        <table:table-row table:style-name="ro1">
          <table:table-cell office:value-type="string">
            <text:p><text:s/>0 <text:s text:c="4"/>+- 0 <text:s text:c="14"/>2.3 +- 0 <text:s text:c="10"/>982 blister</text:p>
          </table:table-cell>
        </table:table-row>
        <table:table-row table:style-name="ro1">
          <table:table-cell office:value-type="string">
            <text:p><text:s/>0 <text:s text:c="4"/>+- 0 <text:s text:c="14"/>2.3 +- 0 <text:s text:c="10"/>984 kid</text:p>
          </table:table-cell>
        </table:table-row>
        <table:table-row table:style-name="ro1">
          <table:table-cell office:value-type="string">
            <text:p><text:s/>0 <text:s text:c="4"/>+- 0 <text:s text:c="14"/>2.3 +- 0 <text:s text:c="10"/>983 tune</text:p>
          </table:table-cell>
        </table:table-row>
        <table:table-row table:style-name="ro1">
          <table:table-cell office:value-type="string">
            <text:p><text:s/>0 <text:s text:c="4"/>+- 0 <text:s text:c="14"/>2.3 +- 0 <text:s text:c="10"/>981 closet</text:p>
          </table:table-cell>
        </table:table-row>
        <table:table-row table:style-name="ro1">
          <table:table-cell office:value-type="string">
            <text:p><text:s/>0 <text:s text:c="4"/>+- 0 <text:s text:c="14"/>2.3 +- 0 <text:s text:c="10"/>986 tassel</text:p>
          </table:table-cell>
        </table:table-row>
        <table:table-row table:style-name="ro1">
          <table:table-cell office:value-type="string">
            <text:p><text:s/>0 <text:s text:c="4"/>+- 0 <text:s text:c="14"/>2.3 +- 0 <text:s text:c="10"/>980 saidi</text:p>
          </table:table-cell>
        </table:table-row>
        <table:table-row table:style-name="ro1">
          <table:table-cell office:value-type="string">
            <text:p><text:s/>0 <text:s text:c="4"/>+- 0 <text:s text:c="14"/>2.3 +- 0 <text:s text:c="10"/>979 supper</text:p>
          </table:table-cell>
        </table:table-row>
        <table:table-row table:style-name="ro1">
          <table:table-cell office:value-type="string">
            <text:p><text:s/>0 <text:s text:c="4"/>+- 0 <text:s text:c="14"/>2.3 +- 0 <text:s text:c="10"/>985 nibbl</text:p>
          </table:table-cell>
        </table:table-row>
        <table:table-row table:style-name="ro1">
          <table:table-cell office:value-type="string">
            <text:p><text:s/>0 <text:s text:c="4"/>+- 0 <text:s text:c="14"/>2.3 +- 0 <text:s text:c="10"/>995 drip</text:p>
          </table:table-cell>
        </table:table-row>
        <table:table-row table:style-name="ro1">
          <table:table-cell office:value-type="string">
            <text:p><text:s/>0 <text:s text:c="4"/>+- 0 <text:s text:c="14"/>2.3 +- 0 <text:s text:c="10"/>987 narrow</text:p>
          </table:table-cell>
        </table:table-row>
        <table:table-row table:style-name="ro1">
          <table:table-cell office:value-type="string">
            <text:p><text:s/>0 <text:s text:c="4"/>+- 0 <text:s text:c="14"/>2.3 +- 0 <text:s text:c="10"/>992 vulgar</text:p>
          </table:table-cell>
        </table:table-row>
        <table:table-row table:style-name="ro1">
          <table:table-cell office:value-type="string">
            <text:p><text:s/>0 <text:s text:c="4"/>+- 0 <text:s text:c="14"/>2.3 +- 0 <text:s text:c="10"/>994 congreg</text:p>
          </table:table-cell>
        </table:table-row>
        <table:table-row table:style-name="ro1">
          <table:table-cell office:value-type="string">
            <text:p><text:s/>0 <text:s text:c="4"/>+- 0 <text:s text:c="14"/>2.3 +- 0 <text:s text:c="10"/>993 thu</text:p>
          </table:table-cell>
        </table:table-row>
        <table:table-row table:style-name="ro1">
          <table:table-cell office:value-type="string">
            <text:p><text:s/>0 <text:s text:c="4"/>+- 0 <text:s text:c="14"/>2.3 +- 0 <text:s text:c="10"/>991 boaster</text:p>
          </table:table-cell>
        </table:table-row>
        <table:table-row table:style-name="ro1">
          <table:table-cell office:value-type="string">
            <text:p><text:s/>0 <text:s text:c="4"/>+- 0 <text:s text:c="14"/>2.3 +- 0 <text:s text:c="10"/>988 kept</text:p>
          </table:table-cell>
        </table:table-row>
        <table:table-row table:style-name="ro1">
          <table:table-cell office:value-type="string">
            <text:p><text:s/>0 <text:s text:c="4"/>+- 0 <text:s text:c="14"/>2.3 +- 0 <text:s text:c="10"/>990 bewar</text:p>
          </table:table-cell>
        </table:table-row>
        <table:table-row table:style-name="ro1">
          <table:table-cell office:value-type="string">
            <text:p><text:s/>0 <text:s text:c="4"/>+- 0 <text:s text:c="14"/>2.3 +- 0 <text:s text:c="10"/>989 piazza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16 hark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17 manufactur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43 hat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18 farther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45 book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44 gave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42 east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47 coron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41 har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40 cherri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55 leagu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46 hide</text:p>
          </table:table-cell>
        </table:table-row>
        <table:table-row table:style-name="ro1">
          <table:table-cell office:value-type="string">
            <text:p><text:s/>0 <text:s text:c="4"/>+- 0 <text:s text:c="14"/>2.3 +- 0 <text:s text:c="9"/>1299 garland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48 obstin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38 board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53 twinkl</text:p>
          </table:table-cell>
        </table:table-row>
        <table:table-row table:style-name="ro1">
          <table:table-cell office:value-type="string">
            <text:p><text:s/>0 <text:s text:c="4"/>+- 0 <text:s text:c="14"/>2.3 +- 0 <text:s text:c="9"/>1294 sentryhous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54 rocket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52 bushi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49 preserv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51 confection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50 disposit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39 endur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37 muse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19 human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23 languag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25 snout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24 previous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22 yet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27 ham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21 sleepi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20 jorindel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26 errand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36 spread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28 easi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33 sensat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35 shout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34 hay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32 prattl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29 boot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31 seem</text:p>
          </table:table-cell>
        </table:table-row>
        <table:table-row table:style-name="ro1">
          <table:table-cell office:value-type="string">
            <text:p><text:s/>0 <text:s text:c="4"/>+- 0 <text:s text:c="14"/>2.3 +- 0 <text:s text:c="9"/>1030 royal</text:p>
          </table:table-cell>
        </table:table-row>
        <table:table-row table:style-name="ro1">
          <table:table-cell office:value-type="string">
            <text:p><text:s/>0 <text:s text:c="4"/>+- 0 <text:s text:c="14"/>2.3 +- 0 <text:s text:c="9"/>1138 hobgoblin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48 retir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49 feet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47 latch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46 whisker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98 determin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45 absenc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21 happen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44 crystal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43 whirrr</text:p>
          </table:table-cell>
        </table:table-row>
        <table:table-row table:style-name="ro1">
          <table:table-cell office:value-type="string">
            <text:p><text:s/>0 <text:s text:c="4"/>+- 0 <text:s text:c="14"/>2.4 +- 0 <text:s text:c="9"/>1140 promot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50 adorn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51 chariot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52 griev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57 peppermint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56 sill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59 nobodi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53 featur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58 frederick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55 voyag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54 youngest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42 bargain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41 utensil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40 rattl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26 hear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28 snowi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27 contempt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25 heat</text:p>
          </table:table-cell>
        </table:table-row>
        <table:table-row table:style-name="ro1">
          <table:table-cell office:value-type="string">
            <text:p><text:s/>0 <text:s text:c="4"/>+- 0 <text:s text:c="14"/>2.4 +- 0 <text:s text:c="10"/>653 shalt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24 cottag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30 patient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23 pinni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29 beech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39 inquir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31 stand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38 born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36 counsel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37 slope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35 absent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32 true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34 catskin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33 otter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60 mirror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61 carnat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87 test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89 westgat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62 drive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88 dumpti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86 tumbl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85 whet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91 smell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84 elderli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90 applebranch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92 roll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82 tin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97 intend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96 woodman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93 steamship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83 rascal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81 flood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63 brightli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67 gees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69 ship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68 desir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66 prayer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65 glanc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71 dealer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64 exist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70 tooth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80 willingli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72 poodl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79 dingdong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77 stake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78 excel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22 heal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76 floor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73 assembl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75 smelt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19 offer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74 pipe</text:p>
          </table:table-cell>
        </table:table-row>
        <table:table-row table:style-name="ro1">
          <table:table-cell office:value-type="string">
            <text:p><text:s/>0 <text:s text:c="4"/>+- 0 <text:s text:c="14"/>2.4 +- 0 <text:s text:c="9"/>1220 forc</text:p>
          </table:table-cell>
        </table:table-row>
        <table:table-row table:style-name="ro1">
          <table:table-cell office:value-type="string">
            <text:p><text:s/>0 <text:s text:c="4"/>+- 0 <text:s text:c="14"/>2.4 +- 0 <text:s text:c="9"/>1167 bath</text:p>
          </table:table-cell>
        </table:table-row>
        <table:table-row table:style-name="ro1">
          <table:table-cell office:value-type="string">
            <text:p><text:s/>0 <text:s text:c="4"/>+- 0 <text:s text:c="14"/>2.4 +- 0 <text:s text:c="9"/>1141 antechamb</text:p>
          </table:table-cell>
        </table:table-row>
        <table:table-row table:style-name="ro1">
          <table:table-cell office:value-type="string">
            <text:p><text:s/>0 <text:s text:c="4"/>+- 0 <text:s text:c="14"/>2.4 +- 0 <text:s text:c="9"/>1168 duke</text:p>
          </table:table-cell>
        </table:table-row>
        <table:table-row table:style-name="ro1">
          <table:table-cell office:value-type="string">
            <text:p><text:s/>0 <text:s text:c="4"/>+- 0 <text:s text:c="14"/>2.4 +- 0 <text:s text:c="9"/>1166 croak</text:p>
          </table:table-cell>
        </table:table-row>
        <table:table-row table:style-name="ro1">
          <table:table-cell office:value-type="string">
            <text:p><text:s/>0 <text:s text:c="4"/>+- 0 <text:s text:c="14"/>2.4 +- 0 <text:s text:c="9"/>1165 produc</text:p>
          </table:table-cell>
        </table:table-row>
        <table:table-row table:style-name="ro1">
          <table:table-cell office:value-type="string">
            <text:p><text:s/>0 <text:s text:c="4"/>+- 0 <text:s text:c="14"/>2.4 +- 0 <text:s text:c="9"/>1164 twitch</text:p>
          </table:table-cell>
        </table:table-row>
        <table:table-row table:style-name="ro1">
          <table:table-cell office:value-type="string">
            <text:p><text:s/>0 <text:s text:c="4"/>+- 0 <text:s text:c="14"/>2.4 +- 0 <text:s text:c="9"/>1163 commit</text:p>
          </table:table-cell>
        </table:table-row>
        <table:table-row table:style-name="ro1">
          <table:table-cell office:value-type="string">
            <text:p><text:s/>0 <text:s text:c="4"/>+- 0 <text:s text:c="14"/>2.4 +- 0 <text:s text:c="9"/>1162 coars</text:p>
          </table:table-cell>
        </table:table-row>
        <table:table-row table:style-name="ro1">
          <table:table-cell office:value-type="string">
            <text:p><text:s/>0 <text:s text:c="4"/>+- 0 <text:s text:c="14"/>2.5 +- 0 <text:s text:c="9"/>1169 sob</text:p>
          </table:table-cell>
        </table:table-row>
        <table:table-row table:style-name="ro1">
          <table:table-cell office:value-type="string">
            <text:p><text:s/>0 <text:s text:c="4"/>+- 0 <text:s text:c="14"/>2.5 +- 0 <text:s text:c="9"/>1170 embroid</text:p>
          </table:table-cell>
        </table:table-row>
        <table:table-row table:style-name="ro1">
          <table:table-cell office:value-type="string">
            <text:p><text:s/>0 <text:s text:c="4"/>+- 0 <text:s text:c="14"/>2.5 +- 0 <text:s text:c="9"/>1171 civil</text:p>
          </table:table-cell>
        </table:table-row>
        <table:table-row table:style-name="ro1">
          <table:table-cell office:value-type="string">
            <text:p><text:s/>0 <text:s text:c="4"/>+- 0 <text:s text:c="14"/>2.5 +- 0 <text:s text:c="9"/>1176 bound</text:p>
          </table:table-cell>
        </table:table-row>
        <table:table-row table:style-name="ro1">
          <table:table-cell office:value-type="string">
            <text:p><text:s/>0 <text:s text:c="4"/>+- 0 <text:s text:c="14"/>2.5 +- 0 <text:s text:c="9"/>1175 contriv</text:p>
          </table:table-cell>
        </table:table-row>
        <table:table-row table:style-name="ro1">
          <table:table-cell office:value-type="string">
            <text:p><text:s/>0 <text:s text:c="4"/>+- 0 <text:s text:c="14"/>2.5 +- 0 <text:s text:c="9"/>1178 son</text:p>
          </table:table-cell>
        </table:table-row>
        <table:table-row table:style-name="ro1">
          <table:table-cell office:value-type="string">
            <text:p><text:s/>0 <text:s text:c="4"/>+- 0 <text:s text:c="14"/>2.5 +- 0 <text:s text:c="9"/>1172 adolphu</text:p>
          </table:table-cell>
        </table:table-row>
        <table:table-row table:style-name="ro1">
          <table:table-cell office:value-type="string">
            <text:p><text:s/>0 <text:s text:c="4"/>+- 0 <text:s text:c="14"/>2.5 +- 0 <text:s text:c="9"/>1177 cauldron</text:p>
          </table:table-cell>
        </table:table-row>
        <table:table-row table:style-name="ro1">
          <table:table-cell office:value-type="string">
            <text:p><text:s/>0 <text:s text:c="4"/>+- 0 <text:s text:c="14"/>2.5 +- 0 <text:s text:c="9"/>1174 nought</text:p>
          </table:table-cell>
        </table:table-row>
        <table:table-row table:style-name="ro1">
          <table:table-cell office:value-type="string">
            <text:p><text:s/>0 <text:s text:c="4"/>+- 0 <text:s text:c="14"/>2.5 +- 0 <text:s text:c="9"/>1173 bounc</text:p>
          </table:table-cell>
        </table:table-row>
        <table:table-row table:style-name="ro1">
          <table:table-cell office:value-type="string">
            <text:p><text:s/>0 <text:s text:c="4"/>+- 0 <text:s text:c="14"/>2.5 +- 0 <text:s text:c="9"/>1161 horizon</text:p>
          </table:table-cell>
        </table:table-row>
        <table:table-row table:style-name="ro1">
          <table:table-cell office:value-type="string">
            <text:p><text:s/>0 <text:s text:c="4"/>+- 0 <text:s text:c="14"/>2.5 +- 0 <text:s text:c="9"/>1160 afternoon</text:p>
          </table:table-cell>
        </table:table-row>
        <table:table-row table:style-name="ro1">
          <table:table-cell office:value-type="string">
            <text:p><text:s/>0 <text:s text:c="4"/>+- 0 <text:s text:c="14"/>2.5 +- 0 <text:s text:c="9"/>2591 goe</text:p>
          </table:table-cell>
        </table:table-row>
        <table:table-row table:style-name="ro1">
          <table:table-cell office:value-type="string">
            <text:p><text:s/>0 <text:s text:c="4"/>+- 0 <text:s text:c="14"/>2.5 +- 0 <text:s text:c="9"/>1159 storeroom</text:p>
          </table:table-cell>
        </table:table-row>
        <table:table-row table:style-name="ro1">
          <table:table-cell office:value-type="string">
            <text:p><text:s/>0 <text:s text:c="4"/>+- 0 <text:s text:c="14"/>2.5 +- 0 <text:s text:c="9"/>1145 greedi</text:p>
          </table:table-cell>
        </table:table-row>
        <table:table-row table:style-name="ro1">
          <table:table-cell office:value-type="string">
            <text:p><text:s/>0 <text:s text:c="4"/>+- 0 <text:s text:c="14"/>2.5 +- 0 <text:s text:c="9"/>1147 alexand</text:p>
          </table:table-cell>
        </table:table-row>
        <table:table-row table:style-name="ro1">
          <table:table-cell office:value-type="string">
            <text:p><text:s/>0 <text:s text:c="4"/>+- 0 <text:s text:c="14"/>2.5 +- 0 <text:s text:c="9"/>1146 dilig</text:p>
          </table:table-cell>
        </table:table-row>
        <table:table-row table:style-name="ro1">
          <table:table-cell office:value-type="string">
            <text:p><text:s/>0 <text:s text:c="4"/>+- 0 <text:s text:c="14"/>2.5 +- 0 <text:s text:c="9"/>1144 describ</text:p>
          </table:table-cell>
        </table:table-row>
        <table:table-row table:style-name="ro1">
          <table:table-cell office:value-type="string">
            <text:p><text:s/>0 <text:s text:c="4"/>+- 0 <text:s text:c="14"/>2.5 +- 0 <text:s text:c="9"/>1143 peep</text:p>
          </table:table-cell>
        </table:table-row>
        <table:table-row table:style-name="ro1">
          <table:table-cell office:value-type="string">
            <text:p><text:s/>0 <text:s text:c="4"/>+- 0 <text:s text:c="14"/>2.5 +- 0 <text:s text:c="9"/>1149 steadili</text:p>
          </table:table-cell>
        </table:table-row>
        <table:table-row table:style-name="ro1">
          <table:table-cell office:value-type="string">
            <text:p><text:s/>0 <text:s text:c="4"/>+- 0 <text:s text:c="14"/>2.5 +- 0 <text:s text:c="9"/>1142 peer</text:p>
          </table:table-cell>
        </table:table-row>
        <table:table-row table:style-name="ro1">
          <table:table-cell office:value-type="string">
            <text:p><text:s/>0 <text:s text:c="4"/>+- 0 <text:s text:c="14"/>2.5 +- 0 <text:s text:c="9"/>1148 troubl</text:p>
          </table:table-cell>
        </table:table-row>
        <table:table-row table:style-name="ro1">
          <table:table-cell office:value-type="string">
            <text:p><text:s/>0 <text:s text:c="4"/>+- 0 <text:s text:c="14"/>2.5 +- 0 <text:s text:c="9"/>1158 dinner</text:p>
          </table:table-cell>
        </table:table-row>
        <table:table-row table:style-name="ro1">
          <table:table-cell office:value-type="string">
            <text:p><text:s/>0 <text:s text:c="4"/>+- 0 <text:s text:c="14"/>2.5 +- 0 <text:s text:c="9"/>1150 oaktre</text:p>
          </table:table-cell>
        </table:table-row>
        <table:table-row table:style-name="ro1">
          <table:table-cell office:value-type="string">
            <text:p><text:s/>0 <text:s text:c="4"/>+- 0 <text:s text:c="14"/>2.5 +- 0 <text:s text:c="9"/>1157 festiv</text:p>
          </table:table-cell>
        </table:table-row>
        <table:table-row table:style-name="ro1">
          <table:table-cell office:value-type="string">
            <text:p><text:s/>0 <text:s text:c="4"/>+- 0 <text:s text:c="14"/>2.5 +- 0 <text:s text:c="9"/>1155 recollect</text:p>
          </table:table-cell>
        </table:table-row>
        <table:table-row table:style-name="ro1">
          <table:table-cell office:value-type="string">
            <text:p><text:s/>0 <text:s text:c="4"/>+- 0 <text:s text:c="14"/>2.5 +- 0 <text:s text:c="9"/>1156 unfortun</text:p>
          </table:table-cell>
        </table:table-row>
        <table:table-row table:style-name="ro1">
          <table:table-cell office:value-type="string">
            <text:p><text:s/>0 <text:s text:c="4"/>+- 0 <text:s text:c="14"/>2.5 +- 0 <text:s text:c="9"/>1154 choke</text:p>
          </table:table-cell>
        </table:table-row>
        <table:table-row table:style-name="ro1">
          <table:table-cell office:value-type="string">
            <text:p><text:s/>0 <text:s text:c="4"/>+- 0 <text:s text:c="14"/>2.5 +- 0 <text:s text:c="9"/>1151 gaze</text:p>
          </table:table-cell>
        </table:table-row>
        <table:table-row table:style-name="ro1">
          <table:table-cell office:value-type="string">
            <text:p><text:s/>0 <text:s text:c="4"/>+- 0 <text:s text:c="14"/>2.5 +- 0 <text:s text:c="9"/>1153 slightli</text:p>
          </table:table-cell>
        </table:table-row>
        <table:table-row table:style-name="ro1">
          <table:table-cell office:value-type="string">
            <text:p><text:s/>0 <text:s text:c="4"/>+- 0 <text:s text:c="14"/>2.5 +- 0 <text:s text:c="9"/>1152 coral</text:p>
          </table:table-cell>
        </table:table-row>
        <table:table-row table:style-name="ro1">
          <table:table-cell office:value-type="string">
            <text:p><text:s/>0 <text:s text:c="4"/>+- 0 <text:s text:c="14"/>2.5 +- 0 <text:s text:c="9"/>1179 clatter</text:p>
          </table:table-cell>
        </table:table-row>
        <table:table-row table:style-name="ro1">
          <table:table-cell office:value-type="string">
            <text:p><text:s/>0 <text:s text:c="4"/>+- 0 <text:s text:c="14"/>2.5 +- 0 <text:s text:c="9"/>1180 henroost</text:p>
          </table:table-cell>
        </table:table-row>
        <table:table-row table:style-name="ro1">
          <table:table-cell office:value-type="string">
            <text:p><text:s/>0 <text:s text:c="4"/>+- 0 <text:s text:c="14"/>2.5 +- 0 <text:s text:c="9"/>1206 music</text:p>
          </table:table-cell>
        </table:table-row>
        <table:table-row table:style-name="ro1">
          <table:table-cell office:value-type="string">
            <text:p><text:s/>0 <text:s text:c="4"/>+- 0 <text:s text:c="14"/>2.5 +- 0 <text:s text:c="9"/>1208 constantli</text:p>
          </table:table-cell>
        </table:table-row>
        <table:table-row table:style-name="ro1">
          <table:table-cell office:value-type="string">
            <text:p><text:s/>0 <text:s text:c="4"/>+- 0 <text:s text:c="14"/>2.5 +- 0 <text:s text:c="9"/>1181 pink</text:p>
          </table:table-cell>
        </table:table-row>
        <table:table-row table:style-name="ro1">
          <table:table-cell office:value-type="string">
            <text:p><text:s/>0 <text:s text:c="4"/>+- 0 <text:s text:c="14"/>2.5 +- 0 <text:s text:c="9"/>1207 lightfing</text:p>
          </table:table-cell>
        </table:table-row>
        <table:table-row table:style-name="ro1">
          <table:table-cell office:value-type="string">
            <text:p><text:s/>0 <text:s text:c="4"/>+- 0 <text:s text:c="14"/>2.5 +- 0 <text:s text:c="9"/>1205 jane</text:p>
          </table:table-cell>
        </table:table-row>
        <table:table-row table:style-name="ro1">
          <table:table-cell office:value-type="string">
            <text:p><text:s/>0 <text:s text:c="4"/>+- 0 <text:s text:c="14"/>2.5 +- 0 <text:s text:c="9"/>1204 spring</text:p>
          </table:table-cell>
        </table:table-row>
        <table:table-row table:style-name="ro1">
          <table:table-cell office:value-type="string">
            <text:p><text:s/>0 <text:s text:c="4"/>+- 0 <text:s text:c="14"/>2.5 +- 0 <text:s text:c="9"/>1210 war</text:p>
          </table:table-cell>
        </table:table-row>
        <table:table-row table:style-name="ro1">
          <table:table-cell office:value-type="string">
            <text:p><text:s/>0 <text:s text:c="4"/>+- 0 <text:s text:c="14"/>2.5 +- 0 <text:s text:c="9"/>1203 way</text:p>
          </table:table-cell>
        </table:table-row>
        <table:table-row table:style-name="ro1">
          <table:table-cell office:value-type="string">
            <text:p><text:s/>0 <text:s text:c="4"/>+- 0 <text:s text:c="14"/>2.5 +- 0 <text:s text:c="9"/>1218 form</text:p>
          </table:table-cell>
        </table:table-row>
        <table:table-row table:style-name="ro1">
          <table:table-cell office:value-type="string">
            <text:p><text:s/>0 <text:s text:c="4"/>+- 0 <text:s text:c="14"/>2.5 +- 0 <text:s text:c="9"/>1209 fourteen</text:p>
          </table:table-cell>
        </table:table-row>
        <table:table-row table:style-name="ro1">
          <table:table-cell office:value-type="string">
            <text:p><text:s/>0 <text:s text:c="4"/>+- 0 <text:s text:c="14"/>2.5 +- 0 <text:s text:c="9"/>1217 cowherd</text:p>
          </table:table-cell>
        </table:table-row>
        <table:table-row table:style-name="ro1">
          <table:table-cell office:value-type="string">
            <text:p><text:s/>0 <text:s text:c="4"/>+- 0 <text:s text:c="14"/>2.5 +- 0 <text:s text:c="9"/>1211 overhang</text:p>
          </table:table-cell>
        </table:table-row>
        <table:table-row table:style-name="ro1">
          <table:table-cell office:value-type="string">
            <text:p><text:s/>0 <text:s text:c="4"/>+- 0 <text:s text:c="14"/>2.5 +- 0 <text:s text:c="9"/>1201 imit</text:p>
          </table:table-cell>
        </table:table-row>
        <table:table-row table:style-name="ro1">
          <table:table-cell office:value-type="string">
            <text:p><text:s/>0 <text:s text:c="4"/>+- 0 <text:s text:c="14"/>2.5 +- 0 <text:s text:c="9"/>1216 waistcoat</text:p>
          </table:table-cell>
        </table:table-row>
        <table:table-row table:style-name="ro1">
          <table:table-cell office:value-type="string">
            <text:p><text:s/>0 <text:s text:c="4"/>+- 0 <text:s text:c="14"/>2.5 +- 0 <text:s text:c="9"/>1215 waitingmaid</text:p>
          </table:table-cell>
        </table:table-row>
        <table:table-row table:style-name="ro1">
          <table:table-cell office:value-type="string">
            <text:p><text:s/>0 <text:s text:c="4"/>+- 0 <text:s text:c="14"/>2.5 +- 0 <text:s text:c="9"/>1212 calm</text:p>
          </table:table-cell>
        </table:table-row>
        <table:table-row table:style-name="ro1">
          <table:table-cell office:value-type="string">
            <text:p><text:s/>0 <text:s text:c="4"/>+- 0 <text:s text:c="14"/>2.5 +- 0 <text:s text:c="9"/>1214 head</text:p>
          </table:table-cell>
        </table:table-row>
        <table:table-row table:style-name="ro1">
          <table:table-cell office:value-type="string">
            <text:p><text:s/>0 <text:s text:c="4"/>+- 0 <text:s text:c="14"/>2.5 +- 0 <text:s text:c="9"/>1213 fork</text:p>
          </table:table-cell>
        </table:table-row>
        <table:table-row table:style-name="ro1">
          <table:table-cell office:value-type="string">
            <text:p><text:s/>0 <text:s text:c="4"/>+- 0 <text:s text:c="14"/>2.5 +- 0 <text:s text:c="9"/>1202 fought</text:p>
          </table:table-cell>
        </table:table-row>
        <table:table-row table:style-name="ro1">
          <table:table-cell office:value-type="string">
            <text:p><text:s/>0 <text:s text:c="4"/>+- 0 <text:s text:c="14"/>2.5 +- 0 <text:s text:c="10"/>978 crockeri</text:p>
          </table:table-cell>
        </table:table-row>
        <table:table-row table:style-name="ro1">
          <table:table-cell office:value-type="string">
            <text:p><text:s/>0 <text:s text:c="4"/>+- 0 <text:s text:c="14"/>2.5 +- 0 <text:s text:c="9"/>1200 avail</text:p>
          </table:table-cell>
        </table:table-row>
        <table:table-row table:style-name="ro1">
          <table:table-cell office:value-type="string">
            <text:p><text:s/>0 <text:s text:c="4"/>+- 0 <text:s text:c="14"/>2.5 +- 0 <text:s text:c="9"/>1182 sow</text:p>
          </table:table-cell>
        </table:table-row>
        <table:table-row table:style-name="ro1">
          <table:table-cell office:value-type="string">
            <text:p><text:s/>0 <text:s text:c="4"/>+- 0 <text:s text:c="14"/>2.5 +- 0 <text:s text:c="9"/>1186 cleverest</text:p>
          </table:table-cell>
        </table:table-row>
        <table:table-row table:style-name="ro1">
          <table:table-cell office:value-type="string">
            <text:p><text:s/>0 <text:s text:c="4"/>+- 0 <text:s text:c="14"/>2.5 +- 0 <text:s text:c="9"/>1188 hallo</text:p>
          </table:table-cell>
        </table:table-row>
        <table:table-row table:style-name="ro1">
          <table:table-cell office:value-type="string">
            <text:p><text:s/>0 <text:s text:c="4"/>+- 0 <text:s text:c="14"/>2.5 +- 0 <text:s text:c="9"/>1187 treasur</text:p>
          </table:table-cell>
        </table:table-row>
        <table:table-row table:style-name="ro1">
          <table:table-cell office:value-type="string">
            <text:p><text:s/>0 <text:s text:c="4"/>+- 0 <text:s text:c="14"/>2.5 +- 0 <text:s text:c="9"/>1185 apac</text:p>
          </table:table-cell>
        </table:table-row>
        <table:table-row table:style-name="ro1">
          <table:table-cell office:value-type="string">
            <text:p><text:s/>0 <text:s text:c="4"/>+- 0 <text:s text:c="14"/>2.5 +- 0 <text:s text:c="9"/>1184 opportun</text:p>
          </table:table-cell>
        </table:table-row>
        <table:table-row table:style-name="ro1">
          <table:table-cell office:value-type="string">
            <text:p><text:s/>0 <text:s text:c="4"/>+- 0 <text:s text:c="14"/>2.5 +- 0 <text:s text:c="9"/>1190 amidst</text:p>
          </table:table-cell>
        </table:table-row>
        <table:table-row table:style-name="ro1">
          <table:table-cell office:value-type="string">
            <text:p><text:s/>0 <text:s text:c="4"/>+- 0 <text:s text:c="14"/>2.5 +- 0 <text:s text:c="9"/>1183 wrap</text:p>
          </table:table-cell>
        </table:table-row>
        <table:table-row table:style-name="ro1">
          <table:table-cell office:value-type="string">
            <text:p><text:s/>0 <text:s text:c="4"/>+- 0 <text:s text:c="14"/>2.5 +- 0 <text:s text:c="9"/>1189 accordingli</text:p>
          </table:table-cell>
        </table:table-row>
        <table:table-row table:style-name="ro1">
          <table:table-cell office:value-type="string">
            <text:p><text:s/>0 <text:s text:c="4"/>+- 0 <text:s text:c="14"/>2.5 +- 0 <text:s text:c="9"/>1199 happi</text:p>
          </table:table-cell>
        </table:table-row>
        <table:table-row table:style-name="ro1">
          <table:table-cell office:value-type="string">
            <text:p><text:s/>0 <text:s text:c="4"/>+- 0 <text:s text:c="14"/>2.5 +- 0 <text:s text:c="9"/>1191 deal</text:p>
          </table:table-cell>
        </table:table-row>
        <table:table-row table:style-name="ro1">
          <table:table-cell office:value-type="string">
            <text:p><text:s/>0 <text:s text:c="4"/>+- 0 <text:s text:c="14"/>2.5 +- 0 <text:s text:c="9"/>1198 sunlight</text:p>
          </table:table-cell>
        </table:table-row>
        <table:table-row table:style-name="ro1">
          <table:table-cell office:value-type="string">
            <text:p><text:s/>0 <text:s text:c="4"/>+- 0 <text:s text:c="14"/>2.5 +- 0 <text:s text:c="9"/>1196 frill</text:p>
          </table:table-cell>
        </table:table-row>
        <table:table-row table:style-name="ro1">
          <table:table-cell office:value-type="string">
            <text:p><text:s/>0 <text:s text:c="4"/>+- 0 <text:s text:c="14"/>2.5 +- 0 <text:s text:c="9"/>1197 transform</text:p>
          </table:table-cell>
        </table:table-row>
        <table:table-row table:style-name="ro1">
          <table:table-cell office:value-type="string">
            <text:p><text:s/>0 <text:s text:c="4"/>+- 0 <text:s text:c="14"/>2.5 +- 0 <text:s text:c="9"/>1195 omen</text:p>
          </table:table-cell>
        </table:table-row>
        <table:table-row table:style-name="ro1">
          <table:table-cell office:value-type="string">
            <text:p><text:s/>0 <text:s text:c="4"/>+- 0 <text:s text:c="14"/>2.5 +- 0 <text:s text:c="9"/>1192 suffici</text:p>
          </table:table-cell>
        </table:table-row>
        <table:table-row table:style-name="ro1">
          <table:table-cell office:value-type="string">
            <text:p><text:s/>0 <text:s text:c="4"/>+- 0 <text:s text:c="14"/>2.5 +- 0 <text:s text:c="9"/>1194 support</text:p>
          </table:table-cell>
        </table:table-row>
        <table:table-row table:style-name="ro1">
          <table:table-cell office:value-type="string">
            <text:p><text:s/>0 <text:s text:c="4"/>+- 0 <text:s text:c="14"/>2.5 +- 0 <text:s text:c="10"/>977 sir</text:p>
          </table:table-cell>
        </table:table-row>
        <table:table-row table:style-name="ro1">
          <table:table-cell office:value-type="string">
            <text:p><text:s/>0 <text:s text:c="4"/>+- 0 <text:s text:c="14"/>2.5 +- 0 <text:s text:c="9"/>1193 wag</text:p>
          </table:table-cell>
        </table:table-row>
        <table:table-row table:style-name="ro1">
          <table:table-cell office:value-type="string">
            <text:p><text:s/>0 <text:s text:c="4"/>+- 0 <text:s text:c="14"/>2.5 +- 0 <text:s text:c="10"/>976 rais</text:p>
          </table:table-cell>
        </table:table-row>
        <table:table-row table:style-name="ro1">
          <table:table-cell office:value-type="string">
            <text:p><text:s/>0 <text:s text:c="4"/>+- 0 <text:s text:c="14"/>2.5 +- 0 <text:s text:c="10"/>760 fair</text:p>
          </table:table-cell>
        </table:table-row>
        <table:table-row table:style-name="ro1">
          <table:table-cell office:value-type="string">
            <text:p><text:s/>0 <text:s text:c="4"/>+- 0 <text:s text:c="14"/>2.5 +- 0 <text:s text:c="10"/>761 habit</text:p>
          </table:table-cell>
        </table:table-row>
        <table:table-row table:style-name="ro1">
          <table:table-cell office:value-type="string">
            <text:p><text:s/>0 <text:s text:c="4"/>+- 0 <text:s text:c="14"/>2.5 +- 0 <text:s text:c="10"/>759 blew</text:p>
          </table:table-cell>
        </table:table-row>
        <table:table-row table:style-name="ro1">
          <table:table-cell office:value-type="string">
            <text:p><text:s/>0 <text:s text:c="4"/>+- 0 <text:s text:c="14"/>2.5 +- 0 <text:s text:c="10"/>758 fragrant</text:p>
          </table:table-cell>
        </table:table-row>
        <table:table-row table:style-name="ro1">
          <table:table-cell office:value-type="string">
            <text:p><text:s/>0 <text:s text:c="4"/>+- 0 <text:s text:c="14"/>2.5 +- 0 <text:s text:c="10"/>757 black</text:p>
          </table:table-cell>
        </table:table-row>
        <table:table-row table:style-name="ro1">
          <table:table-cell office:value-type="string">
            <text:p><text:s/>0 <text:s text:c="4"/>+- 0 <text:s text:c="14"/>2.5 +- 0 <text:s text:c="10"/>756 bah</text:p>
          </table:table-cell>
        </table:table-row>
        <table:table-row table:style-name="ro1">
          <table:table-cell office:value-type="string">
            <text:p><text:s/>0 <text:s text:c="4"/>+- 0 <text:s text:c="14"/>2.5 +- 0 <text:s text:c="10"/>755 steam</text:p>
          </table:table-cell>
        </table:table-row>
        <table:table-row table:style-name="ro1">
          <table:table-cell office:value-type="string">
            <text:p><text:s/>0 <text:s text:c="4"/>+- 0 <text:s text:c="14"/>2.5 +- 0 <text:s text:c="10"/>762 dustbin</text:p>
          </table:table-cell>
        </table:table-row>
        <table:table-row table:style-name="ro1">
          <table:table-cell office:value-type="string">
            <text:p><text:s/>0 <text:s text:c="4"/>+- 0 <text:s text:c="14"/>2.5 +- 0 <text:s text:c="10"/>733 ferryman</text:p>
          </table:table-cell>
        </table:table-row>
        <table:table-row table:style-name="ro1">
          <table:table-cell office:value-type="string">
            <text:p><text:s/>0 <text:s text:c="4"/>+- 0 <text:s text:c="14"/>2.5 +- 0 <text:s text:c="10"/>763 nut</text:p>
          </table:table-cell>
        </table:table-row>
        <table:table-row table:style-name="ro1">
          <table:table-cell office:value-type="string">
            <text:p><text:s/>0 <text:s text:c="4"/>+- 0 <text:s text:c="14"/>2.5 +- 0 <text:s text:c="10"/>764 fieldbird</text:p>
          </table:table-cell>
        </table:table-row>
        <table:table-row table:style-name="ro1">
          <table:table-cell office:value-type="string">
            <text:p><text:s/>0 <text:s text:c="4"/>+- 0 <text:s text:c="14"/>2.5 +- 0 <text:s text:c="10"/>769 goodnight</text:p>
          </table:table-cell>
        </table:table-row>
        <table:table-row table:style-name="ro1">
          <table:table-cell office:value-type="string">
            <text:p><text:s/>0 <text:s text:c="4"/>+- 0 <text:s text:c="14"/>2.5 +- 0 <text:s text:c="10"/>771 result</text:p>
          </table:table-cell>
        </table:table-row>
        <table:table-row table:style-name="ro1">
          <table:table-cell office:value-type="string">
            <text:p><text:s/>0 <text:s text:c="4"/>+- 0 <text:s text:c="14"/>2.5 +- 0 <text:s text:c="10"/>768 bled</text:p>
          </table:table-cell>
        </table:table-row>
        <table:table-row table:style-name="ro1">
          <table:table-cell office:value-type="string">
            <text:p><text:s/>0 <text:s text:c="4"/>+- 0 <text:s text:c="14"/>2.5 +- 0 <text:s text:c="10"/>772 fragranc</text:p>
          </table:table-cell>
        </table:table-row>
        <table:table-row table:style-name="ro1">
          <table:table-cell office:value-type="string">
            <text:p><text:s/>0 <text:s text:c="4"/>+- 0 <text:s text:c="14"/>2.5 +- 0 <text:s text:c="10"/>765 light</text:p>
          </table:table-cell>
        </table:table-row>
        <table:table-row table:style-name="ro1">
          <table:table-cell office:value-type="string">
            <text:p><text:s/>0 <text:s text:c="4"/>+- 0 <text:s text:c="14"/>2.5 +- 0 <text:s text:c="10"/>767 nun</text:p>
          </table:table-cell>
        </table:table-row>
        <table:table-row table:style-name="ro1">
          <table:table-cell office:value-type="string">
            <text:p><text:s/>0 <text:s text:c="4"/>+- 0 <text:s text:c="14"/>2.6 +- 0 <text:s text:c="10"/>766 ferryboat</text:p>
          </table:table-cell>
        </table:table-row>
        <table:table-row table:style-name="ro1">
          <table:table-cell office:value-type="string">
            <text:p><text:s/>0 <text:s text:c="4"/>+- 0 <text:s text:c="14"/>2.6 +- 0 <text:s text:c="10"/>754 steal</text:p>
          </table:table-cell>
        </table:table-row>
        <table:table-row table:style-name="ro1">
          <table:table-cell office:value-type="string">
            <text:p><text:s/>0 <text:s text:c="4"/>+- 0 <text:s text:c="14"/>2.6 +- 0 <text:s text:c="10"/>753 hasten</text:p>
          </table:table-cell>
        </table:table-row>
        <table:table-row table:style-name="ro1">
          <table:table-cell office:value-type="string">
            <text:p><text:s/>0 <text:s text:c="4"/>+- 0 <text:s text:c="14"/>2.6 +- 0 <text:s text:c="10"/>752 baa</text:p>
          </table:table-cell>
        </table:table-row>
        <table:table-row table:style-name="ro1">
          <table:table-cell office:value-type="string">
            <text:p><text:s/>0 <text:s text:c="4"/>+- 0 <text:s text:c="14"/>2.6 +- 0 <text:s text:c="10"/>738 earn</text:p>
          </table:table-cell>
        </table:table-row>
        <table:table-row table:style-name="ro1">
          <table:table-cell office:value-type="string">
            <text:p><text:s/>0 <text:s text:c="4"/>+- 0 <text:s text:c="14"/>2.6 +- 0 <text:s text:c="10"/>740 bar</text:p>
          </table:table-cell>
        </table:table-row>
        <table:table-row table:style-name="ro1">
          <table:table-cell office:value-type="string">
            <text:p><text:s/>0 <text:s text:c="4"/>+- 0 <text:s text:c="14"/>2.6 +- 0 <text:s text:c="10"/>739 softli</text:p>
          </table:table-cell>
        </table:table-row>
        <table:table-row table:style-name="ro1">
          <table:table-cell office:value-type="string">
            <text:p><text:s/>0 <text:s text:c="4"/>+- 0 <text:s text:c="14"/>2.6 +- 0 <text:s text:c="10"/>737 earl</text:p>
          </table:table-cell>
        </table:table-row>
        <table:table-row table:style-name="ro1">
          <table:table-cell office:value-type="string">
            <text:p><text:s/>0 <text:s text:c="4"/>+- 0 <text:s text:c="14"/>2.6 +- 0 <text:s text:c="10"/>742 modern</text:p>
          </table:table-cell>
        </table:table-row>
        <table:table-row table:style-name="ro1">
          <table:table-cell office:value-type="string">
            <text:p><text:s/>0 <text:s text:c="4"/>+- 0 <text:s text:c="14"/>2.6 +- 0 <text:s text:c="10"/>736 apostl</text:p>
          </table:table-cell>
        </table:table-row>
        <table:table-row table:style-name="ro1">
          <table:table-cell office:value-type="string">
            <text:p><text:s/>0 <text:s text:c="4"/>+- 0 <text:s text:c="14"/>2.6 +- 0 <text:s text:c="10"/>735 dr</text:p>
          </table:table-cell>
        </table:table-row>
        <table:table-row table:style-name="ro1">
          <table:table-cell office:value-type="string">
            <text:p><text:s/>0 <text:s text:c="4"/>+- 0 <text:s text:c="14"/>2.6 +- 0 <text:s text:c="10"/>741 piggi</text:p>
          </table:table-cell>
        </table:table-row>
        <table:table-row table:style-name="ro1">
          <table:table-cell office:value-type="string">
            <text:p><text:s/>0 <text:s text:c="4"/>+- 0 <text:s text:c="14"/>2.6 +- 0 <text:s text:c="10"/>751 rung</text:p>
          </table:table-cell>
        </table:table-row>
        <table:table-row table:style-name="ro1">
          <table:table-cell office:value-type="string">
            <text:p><text:s/>0 <text:s text:c="4"/>+- 0 <text:s text:c="14"/>2.6 +- 0 <text:s text:c="10"/>743 shape</text:p>
          </table:table-cell>
        </table:table-row>
        <table:table-row table:style-name="ro1">
          <table:table-cell office:value-type="string">
            <text:p><text:s/>0 <text:s text:c="4"/>+- 0 <text:s text:c="14"/>2.6 +- 0 <text:s text:c="10"/>748 erupt</text:p>
          </table:table-cell>
        </table:table-row>
        <table:table-row table:style-name="ro1">
          <table:table-cell office:value-type="string">
            <text:p><text:s/>0 <text:s text:c="4"/>+- 0 <text:s text:c="14"/>2.6 +- 0 <text:s text:c="10"/>750 troop</text:p>
          </table:table-cell>
        </table:table-row>
        <table:table-row table:style-name="ro1">
          <table:table-cell office:value-type="string">
            <text:p><text:s/>0 <text:s text:c="4"/>+- 0 <text:s text:c="14"/>2.6 +- 0 <text:s text:c="10"/>749 rune</text:p>
          </table:table-cell>
        </table:table-row>
        <table:table-row table:style-name="ro1">
          <table:table-cell office:value-type="string">
            <text:p><text:s/>0 <text:s text:c="4"/>+- 0 <text:s text:c="14"/>2.6 +- 0 <text:s text:c="10"/>747 bad</text:p>
          </table:table-cell>
        </table:table-row>
        <table:table-row table:style-name="ro1">
          <table:table-cell office:value-type="string">
            <text:p><text:s/>0 <text:s text:c="4"/>+- 0 <text:s text:c="14"/>2.6 +- 0 <text:s text:c="10"/>744 patch</text:p>
          </table:table-cell>
        </table:table-row>
        <table:table-row table:style-name="ro1">
          <table:table-cell office:value-type="string">
            <text:p><text:s/>0 <text:s text:c="4"/>+- 0 <text:s text:c="14"/>2.6 +- 0 <text:s text:c="10"/>746 cleanli</text:p>
          </table:table-cell>
        </table:table-row>
        <table:table-row table:style-name="ro1">
          <table:table-cell office:value-type="string">
            <text:p><text:s/>0 <text:s text:c="4"/>+- 0 <text:s text:c="14"/>2.6 +- 0 <text:s text:c="10"/>745 sauc</text:p>
          </table:table-cell>
        </table:table-row>
        <table:table-row table:style-name="ro1">
          <table:table-cell office:value-type="string">
            <text:p><text:s/>0 <text:s text:c="4"/>+- 0 <text:s text:c="14"/>2.6 +- 0 <text:s text:c="10"/>773 fail</text:p>
          </table:table-cell>
        </table:table-row>
        <table:table-row table:style-name="ro1">
          <table:table-cell office:value-type="string">
            <text:p><text:s/>0 <text:s text:c="4"/>+- 0 <text:s text:c="14"/>2.6 +- 0 <text:s text:c="10"/>774 crouch</text:p>
          </table:table-cell>
        </table:table-row>
        <table:table-row table:style-name="ro1">
          <table:table-cell office:value-type="string">
            <text:p><text:s/>0 <text:s text:c="4"/>+- 0 <text:s text:c="14"/>2.6 +- 0 <text:s text:c="10"/>800 approach</text:p>
          </table:table-cell>
        </table:table-row>
        <table:table-row table:style-name="ro1">
          <table:table-cell office:value-type="string">
            <text:p><text:s/>0 <text:s text:c="4"/>+- 0 <text:s text:c="14"/>2.6 +- 0 <text:s text:c="10"/>775 fain</text:p>
          </table:table-cell>
        </table:table-row>
        <table:table-row table:style-name="ro1">
          <table:table-cell office:value-type="string">
            <text:p><text:s/>0 <text:s text:c="4"/>+- 0 <text:s text:c="14"/>2.6 +- 0 <text:s text:c="10"/>802 side</text:p>
          </table:table-cell>
        </table:table-row>
        <table:table-row table:style-name="ro1">
          <table:table-cell office:value-type="string">
            <text:p><text:s/>0 <text:s text:c="4"/>+- 0 <text:s text:c="14"/>2.6 +- 0 <text:s text:c="10"/>801 rolypoli</text:p>
          </table:table-cell>
        </table:table-row>
        <table:table-row table:style-name="ro1">
          <table:table-cell office:value-type="string">
            <text:p><text:s/>0 <text:s text:c="4"/>+- 0 <text:s text:c="14"/>2.6 +- 0 <text:s text:c="10"/>799 oldfashion</text:p>
          </table:table-cell>
        </table:table-row>
        <table:table-row table:style-name="ro1">
          <table:table-cell office:value-type="string">
            <text:p><text:s/>0 <text:s text:c="4"/>+- 0 <text:s text:c="14"/>2.6 +- 0 <text:s text:c="10"/>804 accord</text:p>
          </table:table-cell>
        </table:table-row>
        <table:table-row table:style-name="ro1">
          <table:table-cell office:value-type="string">
            <text:p><text:s/>0 <text:s text:c="4"/>+- 0 <text:s text:c="14"/>2.6 +- 0 <text:s text:c="10"/>798 drawn</text:p>
          </table:table-cell>
        </table:table-row>
        <table:table-row table:style-name="ro1">
          <table:table-cell office:value-type="string">
            <text:p><text:s/>0 <text:s text:c="4"/>+- 0 <text:s text:c="14"/>2.6 +- 0 <text:s text:c="10"/>797 scorn</text:p>
          </table:table-cell>
        </table:table-row>
        <table:table-row table:style-name="ro1">
          <table:table-cell office:value-type="string">
            <text:p><text:s/>0 <text:s text:c="4"/>+- 0 <text:s text:c="14"/>2.6 +- 0 <text:s text:c="10"/>803 warrior</text:p>
          </table:table-cell>
        </table:table-row>
        <table:table-row table:style-name="ro1">
          <table:table-cell office:value-type="string">
            <text:p><text:s/>0 <text:s text:c="4"/>+- 0 <text:s text:c="14"/>2.6 +- 0 <text:s text:c="10"/>805 churchdoor</text:p>
          </table:table-cell>
        </table:table-row>
        <table:table-row table:style-name="ro1">
          <table:table-cell office:value-type="string">
            <text:p><text:s/>0 <text:s text:c="4"/>+- 0 <text:s text:c="14"/>2.6 +- 0 <text:s text:c="10"/>795 finger</text:p>
          </table:table-cell>
        </table:table-row>
        <table:table-row table:style-name="ro1">
          <table:table-cell office:value-type="string">
            <text:p><text:s/>0 <text:s text:c="4"/>+- 0 <text:s text:c="14"/>2.6 +- 0 <text:s text:c="10"/>810 millston</text:p>
          </table:table-cell>
        </table:table-row>
        <table:table-row table:style-name="ro1">
          <table:table-cell office:value-type="string">
            <text:p><text:s/>0 <text:s text:c="4"/>+- 0 <text:s text:c="14"/>2.6 +- 0 <text:s text:c="10"/>811 yardmeasur</text:p>
          </table:table-cell>
        </table:table-row>
        <table:table-row table:style-name="ro1">
          <table:table-cell office:value-type="string">
            <text:p><text:s/>0 <text:s text:c="4"/>+- 0 <text:s text:c="14"/>2.6 +- 0 <text:s text:c="10"/>809 tendril</text:p>
          </table:table-cell>
        </table:table-row>
        <table:table-row table:style-name="ro1">
          <table:table-cell office:value-type="string">
            <text:p><text:s/>0 <text:s text:c="4"/>+- 0 <text:s text:c="14"/>2.6 +- 0 <text:s text:c="10"/>806 extend</text:p>
          </table:table-cell>
        </table:table-row>
        <table:table-row table:style-name="ro1">
          <table:table-cell office:value-type="string">
            <text:p><text:s/>0 <text:s text:c="4"/>+- 0 <text:s text:c="14"/>2.6 +- 0 <text:s text:c="10"/>808 lover</text:p>
          </table:table-cell>
        </table:table-row>
        <table:table-row table:style-name="ro1">
          <table:table-cell office:value-type="string">
            <text:p><text:s/>0 <text:s text:c="4"/>+- 0 <text:s text:c="14"/>2.6 +- 0 <text:s text:c="10"/>807 gentri</text:p>
          </table:table-cell>
        </table:table-row>
        <table:table-row table:style-name="ro1">
          <table:table-cell office:value-type="string">
            <text:p><text:s/>0 <text:s text:c="4"/>+- 0 <text:s text:c="14"/>2.6 +- 0 <text:s text:c="10"/>796 herb</text:p>
          </table:table-cell>
        </table:table-row>
        <table:table-row table:style-name="ro1">
          <table:table-cell office:value-type="string">
            <text:p><text:s/>0 <text:s text:c="4"/>+- 0 <text:s text:c="14"/>2.6 +- 0 <text:s text:c="10"/>794 waterlili</text:p>
          </table:table-cell>
        </table:table-row>
        <table:table-row table:style-name="ro1">
          <table:table-cell office:value-type="string">
            <text:p><text:s/>0 <text:s text:c="4"/>+- 0 <text:s text:c="14"/>2.6 +- 0 <text:s text:c="10"/>776 charact</text:p>
          </table:table-cell>
        </table:table-row>
        <table:table-row table:style-name="ro1">
          <table:table-cell office:value-type="string">
            <text:p><text:s/>0 <text:s text:c="4"/>+- 0 <text:s text:c="14"/>2.6 +- 0 <text:s text:c="10"/>780 subject</text:p>
          </table:table-cell>
        </table:table-row>
        <table:table-row table:style-name="ro1">
          <table:table-cell office:value-type="string">
            <text:p><text:s/>0 <text:s text:c="4"/>+- 0 <text:s text:c="14"/>2.6 +- 0 <text:s text:c="10"/>812 weav</text:p>
          </table:table-cell>
        </table:table-row>
        <table:table-row table:style-name="ro1">
          <table:table-cell office:value-type="string">
            <text:p><text:s/>0 <text:s text:c="4"/>+- 0 <text:s text:c="14"/>2.6 +- 0 <text:s text:c="10"/>782 silkborg</text:p>
          </table:table-cell>
        </table:table-row>
        <table:table-row table:style-name="ro1">
          <table:table-cell office:value-type="string">
            <text:p><text:s/>0 <text:s text:c="4"/>+- 0 <text:s text:c="14"/>2.6 +- 0 <text:s text:c="10"/>781 awar</text:p>
          </table:table-cell>
        </table:table-row>
        <table:table-row table:style-name="ro1">
          <table:table-cell office:value-type="string">
            <text:p><text:s/>0 <text:s text:c="4"/>+- 0 <text:s text:c="14"/>2.6 +- 0 <text:s text:c="10"/>779 best</text:p>
          </table:table-cell>
        </table:table-row>
        <table:table-row table:style-name="ro1">
          <table:table-cell office:value-type="string">
            <text:p><text:s/>0 <text:s text:c="4"/>+- 0 <text:s text:c="14"/>2.6 +- 0 <text:s text:c="10"/>784 shaven</text:p>
          </table:table-cell>
        </table:table-row>
        <table:table-row table:style-name="ro1">
          <table:table-cell office:value-type="string">
            <text:p><text:s/>0 <text:s text:c="4"/>+- 0 <text:s text:c="14"/>2.6 +- 0 <text:s text:c="10"/>778 hairbrush</text:p>
          </table:table-cell>
        </table:table-row>
        <table:table-row table:style-name="ro1">
          <table:table-cell office:value-type="string">
            <text:p><text:s/>0 <text:s text:c="4"/>+- 0 <text:s text:c="14"/>2.6 +- 0 <text:s text:c="10"/>777 hammer</text:p>
          </table:table-cell>
        </table:table-row>
        <table:table-row table:style-name="ro1">
          <table:table-cell office:value-type="string">
            <text:p><text:s/>0 <text:s text:c="4"/>+- 0 <text:s text:c="14"/>2.6 +- 0 <text:s text:c="10"/>783 onto</text:p>
          </table:table-cell>
        </table:table-row>
        <table:table-row table:style-name="ro1">
          <table:table-cell office:value-type="string">
            <text:p><text:s/>0 <text:s text:c="4"/>+- 0 <text:s text:c="14"/>2.6 +- 0 <text:s text:c="10"/>793 figur</text:p>
          </table:table-cell>
        </table:table-row>
        <table:table-row table:style-name="ro1">
          <table:table-cell office:value-type="string">
            <text:p><text:s/>0 <text:s text:c="4"/>+- 0 <text:s text:c="14"/>2.6 +- 0 <text:s text:c="10"/>785 jollili</text:p>
          </table:table-cell>
        </table:table-row>
        <table:table-row table:style-name="ro1">
          <table:table-cell office:value-type="string">
            <text:p><text:s/>0 <text:s text:c="4"/>+- 0 <text:s text:c="14"/>2.6 +- 0 <text:s text:c="10"/>790 drover</text:p>
          </table:table-cell>
        </table:table-row>
        <table:table-row table:style-name="ro1">
          <table:table-cell office:value-type="string">
            <text:p><text:s/>0 <text:s text:c="4"/>+- 0 <text:s text:c="14"/>2.6 +- 0 <text:s text:c="10"/>792 mud</text:p>
          </table:table-cell>
        </table:table-row>
        <table:table-row table:style-name="ro1">
          <table:table-cell office:value-type="string">
            <text:p><text:s/>0 <text:s text:c="4"/>+- 0 <text:s text:c="14"/>2.6 +- 0 <text:s text:c="10"/>732 dansk</text:p>
          </table:table-cell>
        </table:table-row>
        <table:table-row table:style-name="ro1">
          <table:table-cell office:value-type="string">
            <text:p><text:s/>0 <text:s text:c="4"/>+- 0 <text:s text:c="14"/>2.6 +- 0 <text:s text:c="10"/>975 fairli</text:p>
          </table:table-cell>
        </table:table-row>
        <table:table-row table:style-name="ro1">
          <table:table-cell office:value-type="string">
            <text:p><text:s/>0 <text:s text:c="4"/>+- 0 <text:s text:c="14"/>2.6 +- 0 <text:s text:c="10"/>791 discoveri</text:p>
          </table:table-cell>
        </table:table-row>
        <table:table-row table:style-name="ro1">
          <table:table-cell office:value-type="string">
            <text:p><text:s/>0 <text:s text:c="4"/>+- 0 <text:s text:c="14"/>2.6 +- 0 <text:s text:c="10"/>734 happiest</text:p>
          </table:table-cell>
        </table:table-row>
        <table:table-row table:style-name="ro1">
          <table:table-cell office:value-type="string">
            <text:p><text:s/>0 <text:s text:c="4"/>+- 0 <text:s text:c="14"/>2.6 +- 0 <text:s text:c="10"/>789 sweden</text:p>
          </table:table-cell>
        </table:table-row>
        <table:table-row table:style-name="ro1">
          <table:table-cell office:value-type="string">
            <text:p><text:s/>0 <text:s text:c="4"/>+- 0 <text:s text:c="14"/>2.6 +- 0 <text:s text:c="10"/>786 delphi</text:p>
          </table:table-cell>
        </table:table-row>
        <table:table-row table:style-name="ro1">
          <table:table-cell office:value-type="string">
            <text:p><text:s/>0 <text:s text:c="4"/>+- 0 <text:s text:c="14"/>2.6 +- 0 <text:s text:c="10"/>788 gentleman</text:p>
          </table:table-cell>
        </table:table-row>
        <table:table-row table:style-name="ro1">
          <table:table-cell office:value-type="string">
            <text:p><text:s/>0 <text:s text:c="4"/>+- 0 <text:s text:c="14"/>2.6 +- 0 <text:s text:c="10"/>787 sail</text:p>
          </table:table-cell>
        </table:table-row>
        <table:table-row table:style-name="ro1">
          <table:table-cell office:value-type="string">
            <text:p><text:s/>0 <text:s text:c="4"/>+- 0 <text:s text:c="14"/>2.6 +- 0 <text:s text:c="10"/>679 came</text:p>
          </table:table-cell>
        </table:table-row>
        <table:table-row table:style-name="ro1">
          <table:table-cell office:value-type="string">
            <text:p><text:s/>0 <text:s text:c="4"/>+- 0 <text:s text:c="14"/>2.6 +- 0 <text:s text:c="10"/>731 pocket</text:p>
          </table:table-cell>
        </table:table-row>
        <table:table-row table:style-name="ro1">
          <table:table-cell office:value-type="string">
            <text:p><text:s/>0 <text:s text:c="4"/>+- 0 <text:s text:c="14"/>2.6 +- 0 <text:s text:c="10"/>680 marvel</text:p>
          </table:table-cell>
        </table:table-row>
        <table:table-row table:style-name="ro1">
          <table:table-cell office:value-type="string">
            <text:p><text:s/>0 <text:s text:c="4"/>+- 0 <text:s text:c="14"/>2.6 +- 0 <text:s text:c="10"/>678 scream</text:p>
          </table:table-cell>
        </table:table-row>
        <table:table-row table:style-name="ro1">
          <table:table-cell office:value-type="string">
            <text:p><text:s/>0 <text:s text:c="4"/>+- 0 <text:s text:c="14"/>2.6 +- 0 <text:s text:c="10"/>677 sunbeam</text:p>
          </table:table-cell>
        </table:table-row>
        <table:table-row table:style-name="ro1">
          <table:table-cell office:value-type="string">
            <text:p><text:s/>0 <text:s text:c="4"/>+- 0 <text:s text:c="14"/>2.6 +- 0 <text:s text:c="10"/>676 left</text:p>
          </table:table-cell>
        </table:table-row>
        <table:table-row table:style-name="ro1">
          <table:table-cell office:value-type="string">
            <text:p><text:s/>0 <text:s text:c="4"/>+- 0 <text:s text:c="14"/>2.6 +- 0 <text:s text:c="10"/>675 ducat</text:p>
          </table:table-cell>
        </table:table-row>
        <table:table-row table:style-name="ro1">
          <table:table-cell office:value-type="string">
            <text:p><text:s/>0 <text:s text:c="4"/>+- 0 <text:s text:c="14"/>2.6 +- 0 <text:s text:c="10"/>674 raini</text:p>
          </table:table-cell>
        </table:table-row>
        <table:table-row table:style-name="ro1">
          <table:table-cell office:value-type="string">
            <text:p><text:s/>0 <text:s text:c="4"/>+- 0 <text:s text:c="14"/>2.6 +- 0 <text:s text:c="10"/>681 halfnak</text:p>
          </table:table-cell>
        </table:table-row>
        <table:table-row table:style-name="ro1">
          <table:table-cell office:value-type="string">
            <text:p><text:s/>0 <text:s text:c="4"/>+- 0 <text:s text:c="14"/>2.6 +- 0 <text:s text:c="10"/>682 explan</text:p>
          </table:table-cell>
        </table:table-row>
        <table:table-row table:style-name="ro1">
          <table:table-cell office:value-type="string">
            <text:p><text:s/>0 <text:s text:c="4"/>+- 0 <text:s text:c="14"/>2.6 +- 0 <text:s text:c="10"/>683 knightli</text:p>
          </table:table-cell>
        </table:table-row>
        <table:table-row table:style-name="ro1">
          <table:table-cell office:value-type="string">
            <text:p><text:s/>0 <text:s text:c="4"/>+- 0 <text:s text:c="14"/>2.6 +- 0 <text:s text:c="10"/>688 opposit</text:p>
          </table:table-cell>
        </table:table-row>
        <table:table-row table:style-name="ro1">
          <table:table-cell office:value-type="string">
            <text:p><text:s/>0 <text:s text:c="4"/>+- 0 <text:s text:c="14"/>2.6 +- 0 <text:s text:c="10"/>689 queen</text:p>
          </table:table-cell>
        </table:table-row>
        <table:table-row table:style-name="ro1">
          <table:table-cell office:value-type="string">
            <text:p><text:s/>0 <text:s text:c="4"/>+- 0 <text:s text:c="14"/>2.6 +- 0 <text:s text:c="10"/>687 hunger</text:p>
          </table:table-cell>
        </table:table-row>
        <table:table-row table:style-name="ro1">
          <table:table-cell office:value-type="string">
            <text:p><text:s/>0 <text:s text:c="4"/>+- 0 <text:s text:c="14"/>2.6 +- 0 <text:s text:c="10"/>690 sage</text:p>
          </table:table-cell>
        </table:table-row>
        <table:table-row table:style-name="ro1">
          <table:table-cell office:value-type="string">
            <text:p><text:s/>0 <text:s text:c="4"/>+- 0 <text:s text:c="14"/>2.6 +- 0 <text:s text:c="10"/>684 beaten</text:p>
          </table:table-cell>
        </table:table-row>
        <table:table-row table:style-name="ro1">
          <table:table-cell office:value-type="string">
            <text:p><text:s/>0 <text:s text:c="4"/>+- 0 <text:s text:c="14"/>2.6 +- 0 <text:s text:c="10"/>686 pope</text:p>
          </table:table-cell>
        </table:table-row>
        <table:table-row table:style-name="ro1">
          <table:table-cell office:value-type="string">
            <text:p><text:s/>0 <text:s text:c="4"/>+- 0 <text:s text:c="14"/>2.6 +- 0 <text:s text:c="10"/>685 mitten</text:p>
          </table:table-cell>
        </table:table-row>
        <table:table-row table:style-name="ro1">
          <table:table-cell office:value-type="string">
            <text:p><text:s/>0 <text:s text:c="4"/>+- 0 <text:s text:c="14"/>2.6 +- 0 <text:s text:c="10"/>673 sucksuck</text:p>
          </table:table-cell>
        </table:table-row>
        <table:table-row table:style-name="ro1">
          <table:table-cell office:value-type="string">
            <text:p><text:s/>0 <text:s text:c="4"/>+- 0 <text:s text:c="14"/>2.6 +- 0 <text:s text:c="10"/>672 gretel</text:p>
          </table:table-cell>
        </table:table-row>
        <table:table-row table:style-name="ro1">
          <table:table-cell office:value-type="string">
            <text:p><text:s/>0 <text:s text:c="4"/>+- 0 <text:s text:c="14"/>2.6 +- 0 <text:s text:c="10"/>671 forsook</text:p>
          </table:table-cell>
        </table:table-row>
        <table:table-row table:style-name="ro1">
          <table:table-cell office:value-type="string">
            <text:p><text:s/>0 <text:s text:c="4"/>+- 0 <text:s text:c="14"/>2.6 +- 0 <text:s text:c="10"/>657 excus</text:p>
          </table:table-cell>
        </table:table-row>
        <table:table-row table:style-name="ro1">
          <table:table-cell office:value-type="string">
            <text:p><text:s/>0 <text:s text:c="4"/>+- 0 <text:s text:c="14"/>2.6 +- 0 <text:s text:c="10"/>659 kitchenmaid</text:p>
          </table:table-cell>
        </table:table-row>
        <table:table-row table:style-name="ro1">
          <table:table-cell office:value-type="string">
            <text:p><text:s/>0 <text:s text:c="4"/>+- 0 <text:s text:c="14"/>2.6 +- 0 <text:s text:c="10"/>658 toolsh</text:p>
          </table:table-cell>
        </table:table-row>
        <table:table-row table:style-name="ro1">
          <table:table-cell office:value-type="string">
            <text:p><text:s/>0 <text:s text:c="4"/>+- 0 <text:s text:c="14"/>2.6 +- 0 <text:s text:c="10"/>656 singer</text:p>
          </table:table-cell>
        </table:table-row>
        <table:table-row table:style-name="ro1">
          <table:table-cell office:value-type="string">
            <text:p><text:s/>0 <text:s text:c="4"/>+- 0 <text:s text:c="14"/>2.7 +- 0 <text:s text:c="10"/>661 unpleas</text:p>
          </table:table-cell>
        </table:table-row>
        <table:table-row table:style-name="ro1">
          <table:table-cell office:value-type="string">
            <text:p><text:s/>0 <text:s text:c="4"/>+- 0 <text:s text:c="14"/>2.7 +- 0 <text:s text:c="10"/>655 hut</text:p>
          </table:table-cell>
        </table:table-row>
        <table:table-row table:style-name="ro1">
          <table:table-cell office:value-type="string">
            <text:p><text:s/>0 <text:s text:c="4"/>+- 0 <text:s text:c="14"/>2.7 +- 0 <text:s text:c="10"/>654 zealand</text:p>
          </table:table-cell>
        </table:table-row>
        <table:table-row table:style-name="ro1">
          <table:table-cell office:value-type="string">
            <text:p><text:s/>0 <text:s text:c="4"/>+- 0 <text:s text:c="14"/>2.7 +- 0 <text:s text:c="10"/>660 grove</text:p>
          </table:table-cell>
        </table:table-row>
        <table:table-row table:style-name="ro1">
          <table:table-cell office:value-type="string">
            <text:p><text:s/>0 <text:s text:c="4"/>+- 0 <text:s text:c="14"/>2.7 +- 0 <text:s text:c="10"/>670 place</text:p>
          </table:table-cell>
        </table:table-row>
        <table:table-row table:style-name="ro1">
          <table:table-cell office:value-type="string">
            <text:p><text:s/>0 <text:s text:c="4"/>+- 0 <text:s text:c="14"/>2.7 +- 0 <text:s text:c="10"/>662 professor</text:p>
          </table:table-cell>
        </table:table-row>
        <table:table-row table:style-name="ro1">
          <table:table-cell office:value-type="string">
            <text:p><text:s/>0 <text:s text:c="4"/>+- 0 <text:s text:c="14"/>2.7 +- 0 <text:s text:c="10"/>667 hospit</text:p>
          </table:table-cell>
        </table:table-row>
        <table:table-row table:style-name="ro1">
          <table:table-cell office:value-type="string">
            <text:p><text:s/>0 <text:s text:c="4"/>+- 0 <text:s text:c="14"/>2.7 +- 0 <text:s text:c="10"/>669 dumml</text:p>
          </table:table-cell>
        </table:table-row>
        <table:table-row table:style-name="ro1">
          <table:table-cell office:value-type="string">
            <text:p><text:s/>0 <text:s text:c="4"/>+- 0 <text:s text:c="14"/>2.7 +- 0 <text:s text:c="10"/>668 stupid</text:p>
          </table:table-cell>
        </table:table-row>
        <table:table-row table:style-name="ro1">
          <table:table-cell office:value-type="string">
            <text:p><text:s/>0 <text:s text:c="4"/>+- 0 <text:s text:c="14"/>2.7 +- 0 <text:s text:c="10"/>666 coppi</text:p>
          </table:table-cell>
        </table:table-row>
        <table:table-row table:style-name="ro1">
          <table:table-cell office:value-type="string">
            <text:p><text:s/>0 <text:s text:c="4"/>+- 0 <text:s text:c="14"/>2.7 +- 0 <text:s text:c="10"/>663 flop</text:p>
          </table:table-cell>
        </table:table-row>
        <table:table-row table:style-name="ro1">
          <table:table-cell office:value-type="string">
            <text:p><text:s/>0 <text:s text:c="4"/>+- 0 <text:s text:c="14"/>2.7 +- 0 <text:s text:c="10"/>665 briskli</text:p>
          </table:table-cell>
        </table:table-row>
        <table:table-row table:style-name="ro1">
          <table:table-cell office:value-type="string">
            <text:p><text:s/>0 <text:s text:c="4"/>+- 0 <text:s text:c="14"/>2.7 +- 0 <text:s text:c="10"/>664 flow</text:p>
          </table:table-cell>
        </table:table-row>
        <table:table-row table:style-name="ro1">
          <table:table-cell office:value-type="string">
            <text:p><text:s/>0 <text:s text:c="4"/>+- 0 <text:s text:c="14"/>2.7 +- 0 <text:s text:c="10"/>691 decidedli</text:p>
          </table:table-cell>
        </table:table-row>
        <table:table-row table:style-name="ro1">
          <table:table-cell office:value-type="string">
            <text:p><text:s/>0 <text:s text:c="4"/>+- 0 <text:s text:c="14"/>2.7 +- 0 <text:s text:c="10"/>692 maneat</text:p>
          </table:table-cell>
        </table:table-row>
        <table:table-row table:style-name="ro1">
          <table:table-cell office:value-type="string">
            <text:p><text:s/>0 <text:s text:c="4"/>+- 0 <text:s text:c="14"/>2.7 +- 0 <text:s text:c="10"/>718 pulpit</text:p>
          </table:table-cell>
        </table:table-row>
        <table:table-row table:style-name="ro1">
          <table:table-cell office:value-type="string">
            <text:p><text:s/>0 <text:s text:c="4"/>+- 0 <text:s text:c="14"/>2.7 +- 0 <text:s text:c="10"/>693 sown</text:p>
          </table:table-cell>
        </table:table-row>
        <table:table-row table:style-name="ro1">
          <table:table-cell office:value-type="string">
            <text:p><text:s/>0 <text:s text:c="4"/>+- 0 <text:s text:c="14"/>2.7 +- 0 <text:s text:c="10"/>720 chamberlain</text:p>
          </table:table-cell>
        </table:table-row>
        <table:table-row table:style-name="ro1">
          <table:table-cell office:value-type="string">
            <text:p><text:s/>0 <text:s text:c="4"/>+- 0 <text:s text:c="14"/>2.7 +- 0 <text:s text:c="10"/>719 florenc</text:p>
          </table:table-cell>
        </table:table-row>
        <table:table-row table:style-name="ro1">
          <table:table-cell office:value-type="string">
            <text:p><text:s/>0 <text:s text:c="4"/>+- 0 <text:s text:c="14"/>2.7 +- 0 <text:s text:c="10"/>717 mend</text:p>
          </table:table-cell>
        </table:table-row>
        <table:table-row table:style-name="ro1">
          <table:table-cell office:value-type="string">
            <text:p><text:s/>0 <text:s text:c="4"/>+- 0 <text:s text:c="14"/>2.7 +- 0 <text:s text:c="10"/>722 hymnbook</text:p>
          </table:table-cell>
        </table:table-row>
        <table:table-row table:style-name="ro1">
          <table:table-cell office:value-type="string">
            <text:p><text:s/>0 <text:s text:c="4"/>+- 0 <text:s text:c="14"/>2.7 +- 0 <text:s text:c="10"/>716 rich</text:p>
          </table:table-cell>
        </table:table-row>
        <table:table-row table:style-name="ro1">
          <table:table-cell office:value-type="string">
            <text:p><text:s/>0 <text:s text:c="4"/>+- 0 <text:s text:c="14"/>2.7 +- 0 <text:s text:c="10"/>715 deepest</text:p>
          </table:table-cell>
        </table:table-row>
        <table:table-row table:style-name="ro1">
          <table:table-cell office:value-type="string">
            <text:p><text:s/>0 <text:s text:c="4"/>+- 0 <text:s text:c="14"/>2.7 +- 0 <text:s text:c="10"/>730 ceil</text:p>
          </table:table-cell>
        </table:table-row>
        <table:table-row table:style-name="ro1">
          <table:table-cell office:value-type="string">
            <text:p><text:s/>0 <text:s text:c="4"/>+- 0 <text:s text:c="14"/>2.7 +- 0 <text:s text:c="10"/>721 plate</text:p>
          </table:table-cell>
        </table:table-row>
        <table:table-row table:style-name="ro1">
          <table:table-cell office:value-type="string">
            <text:p><text:s/>0 <text:s text:c="4"/>+- 0 <text:s text:c="14"/>2.7 +- 0 <text:s text:c="10"/>723 patter</text:p>
          </table:table-cell>
        </table:table-row>
        <table:table-row table:style-name="ro1">
          <table:table-cell office:value-type="string">
            <text:p><text:s/>0 <text:s text:c="4"/>+- 0 <text:s text:c="14"/>2.7 +- 0 <text:s text:c="10"/>713 busi</text:p>
          </table:table-cell>
        </table:table-row>
        <table:table-row table:style-name="ro1">
          <table:table-cell office:value-type="string">
            <text:p><text:s/>0 <text:s text:c="4"/>+- 0 <text:s text:c="14"/>2.7 +- 0 <text:s text:c="10"/>728 seemli</text:p>
          </table:table-cell>
        </table:table-row>
        <table:table-row table:style-name="ro1">
          <table:table-cell office:value-type="string">
            <text:p><text:s/>0 <text:s text:c="4"/>+- 0 <text:s text:c="14"/>2.7 +- 0 <text:s text:c="10"/>729 compli</text:p>
          </table:table-cell>
        </table:table-row>
        <table:table-row table:style-name="ro1">
          <table:table-cell office:value-type="string">
            <text:p><text:s/>0 <text:s text:c="4"/>+- 0 <text:s text:c="14"/>2.7 +- 0 <text:s text:c="10"/>727 stop</text:p>
          </table:table-cell>
        </table:table-row>
        <table:table-row table:style-name="ro1">
          <table:table-cell office:value-type="string">
            <text:p><text:s/>0 <text:s text:c="4"/>+- 0 <text:s text:c="14"/>2.7 +- 0 <text:s text:c="10"/>724 meddl</text:p>
          </table:table-cell>
        </table:table-row>
        <table:table-row table:style-name="ro1">
          <table:table-cell office:value-type="string">
            <text:p><text:s/>0 <text:s text:c="4"/>+- 0 <text:s text:c="14"/>2.7 +- 0 <text:s text:c="10"/>726 vener</text:p>
          </table:table-cell>
        </table:table-row>
        <table:table-row table:style-name="ro1">
          <table:table-cell office:value-type="string">
            <text:p><text:s/>0 <text:s text:c="4"/>+- 0 <text:s text:c="14"/>2.7 +- 0 <text:s text:c="10"/>725 nasti</text:p>
          </table:table-cell>
        </table:table-row>
        <table:table-row table:style-name="ro1">
          <table:table-cell office:value-type="string">
            <text:p><text:s/>0 <text:s text:c="4"/>+- 0 <text:s text:c="14"/>2.7 +- 0 <text:s text:c="10"/>714 bliss</text:p>
          </table:table-cell>
        </table:table-row>
        <table:table-row table:style-name="ro1">
          <table:table-cell office:value-type="string">
            <text:p><text:s/>0 <text:s text:c="4"/>+- 0 <text:s text:c="14"/>2.7 +- 0 <text:s text:c="10"/>712 bush</text:p>
          </table:table-cell>
        </table:table-row>
        <table:table-row table:style-name="ro1">
          <table:table-cell office:value-type="string">
            <text:p><text:s/>0 <text:s text:c="4"/>+- 0 <text:s text:c="14"/>2.7 +- 0 <text:s text:c="10"/>694 queer</text:p>
          </table:table-cell>
        </table:table-row>
        <table:table-row table:style-name="ro1">
          <table:table-cell office:value-type="string">
            <text:p><text:s/>0 <text:s text:c="4"/>+- 0 <text:s text:c="14"/>2.7 +- 0 <text:s text:c="10"/>698 caper</text:p>
          </table:table-cell>
        </table:table-row>
        <table:table-row table:style-name="ro1">
          <table:table-cell office:value-type="string">
            <text:p><text:s/>0 <text:s text:c="4"/>+- 0 <text:s text:c="14"/>2.7 +- 0 <text:s text:c="10"/>700 joyou</text:p>
          </table:table-cell>
        </table:table-row>
        <table:table-row table:style-name="ro1">
          <table:table-cell office:value-type="string">
            <text:p><text:s/>0 <text:s text:c="4"/>+- 0 <text:s text:c="14"/>2.7 +- 0 <text:s text:c="10"/>699 depth</text:p>
          </table:table-cell>
        </table:table-row>
        <table:table-row table:style-name="ro1">
          <table:table-cell office:value-type="string">
            <text:p><text:s/>0 <text:s text:c="4"/>+- 0 <text:s text:c="14"/>2.7 +- 0 <text:s text:c="10"/>697 fieldflow</text:p>
          </table:table-cell>
        </table:table-row>
        <table:table-row table:style-name="ro1">
          <table:table-cell office:value-type="string">
            <text:p><text:s/>0 <text:s text:c="4"/>+- 0 <text:s text:c="14"/>2.7 +- 0 <text:s text:c="10"/>702 acquir</text:p>
          </table:table-cell>
        </table:table-row>
        <table:table-row table:style-name="ro1">
          <table:table-cell office:value-type="string">
            <text:p><text:s/>0 <text:s text:c="4"/>+- 0 <text:s text:c="14"/>2.7 +- 0 <text:s text:c="10"/>696 lookingglass</text:p>
          </table:table-cell>
        </table:table-row>
        <table:table-row table:style-name="ro1">
          <table:table-cell office:value-type="string">
            <text:p><text:s/>0 <text:s text:c="4"/>+- 0 <text:s text:c="14"/>2.7 +- 0 <text:s text:c="10"/>695 nephew</text:p>
          </table:table-cell>
        </table:table-row>
        <table:table-row table:style-name="ro1">
          <table:table-cell office:value-type="string">
            <text:p><text:s/>0 <text:s text:c="4"/>+- 0 <text:s text:c="14"/>2.7 +- 0 <text:s text:c="10"/>701 disgrac</text:p>
          </table:table-cell>
        </table:table-row>
        <table:table-row table:style-name="ro1">
          <table:table-cell office:value-type="string">
            <text:p><text:s/>0 <text:s text:c="4"/>+- 0 <text:s text:c="14"/>2.7 +- 0 <text:s text:c="10"/>711 breastpin</text:p>
          </table:table-cell>
        </table:table-row>
        <table:table-row table:style-name="ro1">
          <table:table-cell office:value-type="string">
            <text:p><text:s/>0 <text:s text:c="4"/>+- 0 <text:s text:c="14"/>2.7 +- 0 <text:s text:c="10"/>703 despis</text:p>
          </table:table-cell>
        </table:table-row>
        <table:table-row table:style-name="ro1">
          <table:table-cell office:value-type="string">
            <text:p><text:s/>0 <text:s text:c="4"/>+- 0 <text:s text:c="14"/>2.7 +- 0 <text:s text:c="10"/>708 siev</text:p>
          </table:table-cell>
        </table:table-row>
        <table:table-row table:style-name="ro1">
          <table:table-cell office:value-type="string">
            <text:p><text:s/>0 <text:s text:c="4"/>+- 0 <text:s text:c="14"/>2.7 +- 0 <text:s text:c="10"/>710 sugar</text:p>
          </table:table-cell>
        </table:table-row>
        <table:table-row table:style-name="ro1">
          <table:table-cell office:value-type="string">
            <text:p><text:s/>0 <text:s text:c="4"/>+- 0 <text:s text:c="14"/>2.7 +- 0 <text:s text:c="10"/>709 bust</text:p>
          </table:table-cell>
        </table:table-row>
        <table:table-row table:style-name="ro1">
          <table:table-cell office:value-type="string">
            <text:p><text:s/>0 <text:s text:c="4"/>+- 0 <text:s text:c="14"/>2.7 +- 0 <text:s text:c="10"/>707 hoars</text:p>
          </table:table-cell>
        </table:table-row>
        <table:table-row table:style-name="ro1">
          <table:table-cell office:value-type="string">
            <text:p><text:s/>0 <text:s text:c="4"/>+- 0 <text:s text:c="14"/>2.7 +- 0 <text:s text:c="10"/>704 heartili</text:p>
          </table:table-cell>
        </table:table-row>
        <table:table-row table:style-name="ro1">
          <table:table-cell office:value-type="string">
            <text:p><text:s/>0 <text:s text:c="4"/>+- 0 <text:s text:c="14"/>2.7 +- 0 <text:s text:c="10"/>706 jemima</text:p>
          </table:table-cell>
        </table:table-row>
        <table:table-row table:style-name="ro1">
          <table:table-cell office:value-type="string">
            <text:p><text:s/>0 <text:s text:c="4"/>+- 0 <text:s text:c="14"/>2.7 +- 0 <text:s text:c="10"/>705 injuri</text:p>
          </table:table-cell>
        </table:table-row>
        <table:table-row table:style-name="ro1">
          <table:table-cell office:value-type="string">
            <text:p><text:s/>0 <text:s text:c="4"/>+- 0 <text:s text:c="14"/>2.7 +- 0 <text:s text:c="10"/>813 lazi</text:p>
          </table:table-cell>
        </table:table-row>
        <table:table-row table:style-name="ro1">
          <table:table-cell office:value-type="string">
            <text:p><text:s/>0 <text:s text:c="4"/>+- 0 <text:s text:c="14"/>2.7 +- 0 <text:s text:c="10"/>814 snak</text:p>
          </table:table-cell>
        </table:table-row>
        <table:table-row table:style-name="ro1">
          <table:table-cell office:value-type="string">
            <text:p><text:s/>0 <text:s text:c="4"/>+- 0 <text:s text:c="14"/>2.7 +- 0 <text:s text:c="10"/>815 dreari</text:p>
          </table:table-cell>
        </table:table-row>
        <table:table-row table:style-name="ro1">
          <table:table-cell office:value-type="string">
            <text:p><text:s/>0 <text:s text:c="4"/>+- 0 <text:s text:c="14"/>2.7 +- 0 <text:s text:c="10"/>923 pyramid</text:p>
          </table:table-cell>
        </table:table-row>
        <table:table-row table:style-name="ro1">
          <table:table-cell office:value-type="string">
            <text:p><text:s/>0 <text:s text:c="4"/>+- 0 <text:s text:c="14"/>2.7 +- 0 <text:s text:c="10"/>924 pedlar</text:p>
          </table:table-cell>
        </table:table-row>
        <table:table-row table:style-name="ro1">
          <table:table-cell office:value-type="string">
            <text:p><text:s/>0 <text:s text:c="4"/>+- 0 <text:s text:c="14"/>2.7 +- 0 <text:s text:c="10"/>922 furiou</text:p>
          </table:table-cell>
        </table:table-row>
        <table:table-row table:style-name="ro1">
          <table:table-cell office:value-type="string">
            <text:p><text:s/>0 <text:s text:c="4"/>+- 0 <text:s text:c="14"/>2.7 +- 0 <text:s text:c="10"/>921 storey</text:p>
          </table:table-cell>
        </table:table-row>
        <table:table-row table:style-name="ro1">
          <table:table-cell office:value-type="string">
            <text:p><text:s/>0 <text:s text:c="4"/>+- 0 <text:s text:c="14"/>2.7 +- 0 <text:s text:c="10"/>920 possess</text:p>
          </table:table-cell>
        </table:table-row>
        <table:table-row table:style-name="ro1">
          <table:table-cell office:value-type="string">
            <text:p><text:s/>0 <text:s text:c="4"/>+- 0 <text:s text:c="14"/>2.7 +- 0 <text:s text:c="10"/>919 aid</text:p>
          </table:table-cell>
        </table:table-row>
        <table:table-row table:style-name="ro1">
          <table:table-cell office:value-type="string">
            <text:p><text:s/>0 <text:s text:c="4"/>+- 0 <text:s text:c="14"/>2.7 +- 0 <text:s text:c="10"/>918 thrash</text:p>
          </table:table-cell>
        </table:table-row>
        <table:table-row table:style-name="ro1">
          <table:table-cell office:value-type="string">
            <text:p><text:s/>0 <text:s text:c="4"/>+- 0 <text:s text:c="14"/>2.7 +- 0 <text:s text:c="10"/>925 cast</text:p>
          </table:table-cell>
        </table:table-row>
        <table:table-row table:style-name="ro1">
          <table:table-cell office:value-type="string">
            <text:p><text:s/>0 <text:s text:c="4"/>+- 0 <text:s text:c="14"/>2.7 +- 0 <text:s text:c="10"/>926 windowseat</text:p>
          </table:table-cell>
        </table:table-row>
        <table:table-row table:style-name="ro1">
          <table:table-cell office:value-type="string">
            <text:p><text:s/>0 <text:s text:c="4"/>+- 0 <text:s text:c="14"/>2.7 +- 0 <text:s text:c="10"/>927 theatr</text:p>
          </table:table-cell>
        </table:table-row>
        <table:table-row table:style-name="ro1">
          <table:table-cell office:value-type="string">
            <text:p><text:s/>0 <text:s text:c="4"/>+- 0 <text:s text:c="14"/>2.7 +- 0 <text:s text:c="10"/>932 cant</text:p>
          </table:table-cell>
        </table:table-row>
        <table:table-row table:style-name="ro1">
          <table:table-cell office:value-type="string">
            <text:p><text:s/>0 <text:s text:c="4"/>+- 0 <text:s text:c="14"/>2.7 +- 0 <text:s text:c="10"/>816 drew</text:p>
          </table:table-cell>
        </table:table-row>
        <table:table-row table:style-name="ro1">
          <table:table-cell office:value-type="string">
            <text:p><text:s/>0 <text:s text:c="4"/>+- 0 <text:s text:c="14"/>2.7 +- 0 <text:s text:c="10"/>933 brake</text:p>
          </table:table-cell>
        </table:table-row>
        <table:table-row table:style-name="ro1">
          <table:table-cell office:value-type="string">
            <text:p><text:s/>0 <text:s text:c="4"/>+- 0 <text:s text:c="14"/>2.7 +- 0 <text:s text:c="10"/>931 need</text:p>
          </table:table-cell>
        </table:table-row>
        <table:table-row table:style-name="ro1">
          <table:table-cell office:value-type="string">
            <text:p><text:s/>0 <text:s text:c="4"/>+- 0 <text:s text:c="14"/>2.7 +- 0 <text:s text:c="10"/>934 splendour</text:p>
          </table:table-cell>
        </table:table-row>
        <table:table-row table:style-name="ro1">
          <table:table-cell office:value-type="string">
            <text:p><text:s/>0 <text:s text:c="4"/>+- 0 <text:s text:c="14"/>2.7 +- 0 <text:s text:c="10"/>928 tabl</text:p>
          </table:table-cell>
        </table:table-row>
        <table:table-row table:style-name="ro1">
          <table:table-cell office:value-type="string">
            <text:p><text:s/>0 <text:s text:c="4"/>+- 0 <text:s text:c="14"/>2.7 +- 0 <text:s text:c="10"/>930 sting</text:p>
          </table:table-cell>
        </table:table-row>
        <table:table-row table:style-name="ro1">
          <table:table-cell office:value-type="string">
            <text:p><text:s/>0 <text:s text:c="4"/>+- 0 <text:s text:c="14"/>2.7 +- 0 <text:s text:c="10"/>929 tress</text:p>
          </table:table-cell>
        </table:table-row>
        <table:table-row table:style-name="ro1">
          <table:table-cell office:value-type="string">
            <text:p><text:s/>0 <text:s text:c="4"/>+- 0 <text:s text:c="14"/>2.7 +- 0 <text:s text:c="10"/>917 marriag</text:p>
          </table:table-cell>
        </table:table-row>
        <table:table-row table:style-name="ro1">
          <table:table-cell office:value-type="string">
            <text:p><text:s/>0 <text:s text:c="4"/>+- 0 <text:s text:c="14"/>2.7 +- 0 <text:s text:c="10"/>916 lizard</text:p>
          </table:table-cell>
        </table:table-row>
        <table:table-row table:style-name="ro1">
          <table:table-cell office:value-type="string">
            <text:p><text:s/>0 <text:s text:c="4"/>+- 0 <text:s text:c="14"/>2.7 +- 0 <text:s text:c="10"/>915 ail</text:p>
          </table:table-cell>
        </table:table-row>
        <table:table-row table:style-name="ro1">
          <table:table-cell office:value-type="string">
            <text:p><text:s/>0 <text:s text:c="4"/>+- 0 <text:s text:c="14"/>2.7 +- 0 <text:s text:c="10"/>901 overtak</text:p>
          </table:table-cell>
        </table:table-row>
        <table:table-row table:style-name="ro1">
          <table:table-cell office:value-type="string">
            <text:p><text:s/>0 <text:s text:c="4"/>+- 0 <text:s text:c="14"/>2.7 +- 0 <text:s text:c="10"/>903 gracious</text:p>
          </table:table-cell>
        </table:table-row>
        <table:table-row table:style-name="ro1">
          <table:table-cell office:value-type="string">
            <text:p><text:s/>0 <text:s text:c="4"/>+- 0 <text:s text:c="14"/>2.7 +- 0 <text:s text:c="10"/>902 shill</text:p>
          </table:table-cell>
        </table:table-row>
        <table:table-row table:style-name="ro1">
          <table:table-cell office:value-type="string">
            <text:p><text:s/>0 <text:s text:c="4"/>+- 0 <text:s text:c="14"/>2.7 +- 0 <text:s text:c="10"/>900 spin</text:p>
          </table:table-cell>
        </table:table-row>
        <table:table-row table:style-name="ro1">
          <table:table-cell office:value-type="string">
            <text:p><text:s/>0 <text:s text:c="4"/>+- 0 <text:s text:c="14"/>2.7 +- 0 <text:s text:c="10"/>905 crucibl</text:p>
          </table:table-cell>
        </table:table-row>
        <table:table-row table:style-name="ro1">
          <table:table-cell office:value-type="string">
            <text:p><text:s/>0 <text:s text:c="4"/>+- 0 <text:s text:c="14"/>2.7 +- 0 <text:s text:c="10"/>899 tint</text:p>
          </table:table-cell>
        </table:table-row>
        <table:table-row table:style-name="ro1">
          <table:table-cell office:value-type="string">
            <text:p><text:s/>0 <text:s text:c="4"/>+- 0 <text:s text:c="14"/>2.7 +- 0 <text:s text:c="10"/>898 child</text:p>
          </table:table-cell>
        </table:table-row>
        <table:table-row table:style-name="ro1">
          <table:table-cell office:value-type="string">
            <text:p><text:s/>0 <text:s text:c="4"/>+- 0 <text:s text:c="14"/>2.7 +- 0 <text:s text:c="10"/>904 florentin</text:p>
          </table:table-cell>
        </table:table-row>
        <table:table-row table:style-name="ro1">
          <table:table-cell office:value-type="string">
            <text:p><text:s/>0 <text:s text:c="4"/>+- 0 <text:s text:c="14"/>2.7 +- 0 <text:s text:c="10"/>914 employ</text:p>
          </table:table-cell>
        </table:table-row>
        <table:table-row table:style-name="ro1">
          <table:table-cell office:value-type="string">
            <text:p><text:s/>0 <text:s text:c="4"/>+- 0 <text:s text:c="14"/>2.7 +- 0 <text:s text:c="10"/>906 save</text:p>
          </table:table-cell>
        </table:table-row>
        <table:table-row table:style-name="ro1">
          <table:table-cell office:value-type="string">
            <text:p><text:s/>0 <text:s text:c="4"/>+- 0 <text:s text:c="14"/>2.7 +- 0 <text:s text:c="10"/>911 properti</text:p>
          </table:table-cell>
        </table:table-row>
        <table:table-row table:style-name="ro1">
          <table:table-cell office:value-type="string">
            <text:p><text:s/>0 <text:s text:c="4"/>+- 0 <text:s text:c="14"/>2.7 +- 0 <text:s text:c="10"/>913 air</text:p>
          </table:table-cell>
        </table:table-row>
        <table:table-row table:style-name="ro1">
          <table:table-cell office:value-type="string">
            <text:p><text:s/>0 <text:s text:c="4"/>+- 0 <text:s text:c="14"/>2.7 +- 0 <text:s text:c="10"/>912 cracker</text:p>
          </table:table-cell>
        </table:table-row>
        <table:table-row table:style-name="ro1">
          <table:table-cell office:value-type="string">
            <text:p><text:s/>0 <text:s text:c="4"/>+- 0 <text:s text:c="14"/>2.7 +- 0 <text:s text:c="10"/>910 servic</text:p>
          </table:table-cell>
        </table:table-row>
        <table:table-row table:style-name="ro1">
          <table:table-cell office:value-type="string">
            <text:p><text:s/>0 <text:s text:c="4"/>+- 0 <text:s text:c="14"/>2.8 +- 0 <text:s text:c="10"/>907 affirm</text:p>
          </table:table-cell>
        </table:table-row>
        <table:table-row table:style-name="ro1">
          <table:table-cell office:value-type="string">
            <text:p><text:s/>0 <text:s text:c="4"/>+- 0 <text:s text:c="14"/>2.8 +- 0 <text:s text:c="10"/>909 rabbl</text:p>
          </table:table-cell>
        </table:table-row>
        <table:table-row table:style-name="ro1">
          <table:table-cell office:value-type="string">
            <text:p><text:s/>0 <text:s text:c="4"/>+- 0 <text:s text:c="14"/>2.8 +- 0 <text:s text:c="10"/>908 platewash</text:p>
          </table:table-cell>
        </table:table-row>
        <table:table-row table:style-name="ro1">
          <table:table-cell office:value-type="string">
            <text:p><text:s/>0 <text:s text:c="4"/>+- 0 <text:s text:c="14"/>2.8 +- 0 <text:s text:c="10"/>935 billow</text:p>
          </table:table-cell>
        </table:table-row>
        <table:table-row table:style-name="ro1">
          <table:table-cell office:value-type="string">
            <text:p><text:s/>0 <text:s text:c="4"/>+- 0 <text:s text:c="14"/>2.8 +- 0 <text:s text:c="10"/>936 jesu</text:p>
          </table:table-cell>
        </table:table-row>
        <table:table-row table:style-name="ro1">
          <table:table-cell office:value-type="string">
            <text:p><text:s/>0 <text:s text:c="4"/>+- 0 <text:s text:c="14"/>2.8 +- 0 <text:s text:c="10"/>974 delight</text:p>
          </table:table-cell>
        </table:table-row>
        <table:table-row table:style-name="ro1">
          <table:table-cell office:value-type="string">
            <text:p><text:s/>0 <text:s text:c="4"/>+- 0 <text:s text:c="14"/>2.8 +- 0 <text:s text:c="10"/>962 rebound</text:p>
          </table:table-cell>
        </table:table-row>
        <table:table-row table:style-name="ro1">
          <table:table-cell office:value-type="string">
            <text:p><text:s/>0 <text:s text:c="4"/>+- 0 <text:s text:c="14"/>2.8 +- 0 <text:s text:c="10"/>937 cook</text:p>
          </table:table-cell>
        </table:table-row>
        <table:table-row table:style-name="ro1">
          <table:table-cell office:value-type="string">
            <text:p><text:s/>0 <text:s text:c="4"/>+- 0 <text:s text:c="14"/>2.8 +- 0 <text:s text:c="10"/>964 wheel</text:p>
          </table:table-cell>
        </table:table-row>
        <table:table-row table:style-name="ro1">
          <table:table-cell office:value-type="string">
            <text:p><text:s/>0 <text:s text:c="4"/>+- 0 <text:s text:c="14"/>2.8 +- 0 <text:s text:c="10"/>963 complet</text:p>
          </table:table-cell>
        </table:table-row>
        <table:table-row table:style-name="ro1">
          <table:table-cell office:value-type="string">
            <text:p><text:s/>0 <text:s text:c="4"/>+- 0 <text:s text:c="14"/>2.8 +- 0 <text:s text:c="10"/>961 sympathi</text:p>
          </table:table-cell>
        </table:table-row>
        <table:table-row table:style-name="ro1">
          <table:table-cell office:value-type="string">
            <text:p><text:s/>0 <text:s text:c="4"/>+- 0 <text:s text:c="14"/>2.8 +- 0 <text:s text:c="10"/>966 evid</text:p>
          </table:table-cell>
        </table:table-row>
        <table:table-row table:style-name="ro1">
          <table:table-cell office:value-type="string">
            <text:p><text:s/>0 <text:s text:c="4"/>+- 0 <text:s text:c="14"/>2.8 +- 0 <text:s text:c="10"/>960 costum</text:p>
          </table:table-cell>
        </table:table-row>
        <table:table-row table:style-name="ro1">
          <table:table-cell office:value-type="string">
            <text:p><text:s/>0 <text:s text:c="4"/>+- 0 <text:s text:c="14"/>2.8 +- 0 <text:s text:c="10"/>959 split</text:p>
          </table:table-cell>
        </table:table-row>
        <table:table-row table:style-name="ro1">
          <table:table-cell office:value-type="string">
            <text:p><text:s/>0 <text:s text:c="4"/>+- 0 <text:s text:c="14"/>2.8 +- 0 <text:s text:c="10"/>965 outstretch</text:p>
          </table:table-cell>
        </table:table-row>
        <table:table-row table:style-name="ro1">
          <table:table-cell office:value-type="string">
            <text:p><text:s/>0 <text:s text:c="4"/>+- 0 <text:s text:c="14"/>2.8 +- 0 <text:s text:c="10"/>967 screw</text:p>
          </table:table-cell>
        </table:table-row>
        <table:table-row table:style-name="ro1">
          <table:table-cell office:value-type="string">
            <text:p><text:s/>0 <text:s text:c="4"/>+- 0 <text:s text:c="14"/>2.8 +- 0 <text:s text:c="10"/>957 rapunzel</text:p>
          </table:table-cell>
        </table:table-row>
        <table:table-row table:style-name="ro1">
          <table:table-cell office:value-type="string">
            <text:p><text:s/>0 <text:s text:c="4"/>+- 0 <text:s text:c="14"/>2.8 +- 0 <text:s text:c="10"/>972 evil</text:p>
          </table:table-cell>
        </table:table-row>
        <table:table-row table:style-name="ro1">
          <table:table-cell office:value-type="string">
            <text:p><text:s/>0 <text:s text:c="4"/>+- 0 <text:s text:c="14"/>2.8 +- 0 <text:s text:c="10"/>973 hand</text:p>
          </table:table-cell>
        </table:table-row>
        <table:table-row table:style-name="ro1">
          <table:table-cell office:value-type="string">
            <text:p><text:s/>0 <text:s text:c="4"/>+- 0 <text:s text:c="14"/>2.8 +- 0 <text:s text:c="10"/>971 rail</text:p>
          </table:table-cell>
        </table:table-row>
        <table:table-row table:style-name="ro1">
          <table:table-cell office:value-type="string">
            <text:p><text:s/>0 <text:s text:c="4"/>+- 0 <text:s text:c="14"/>2.8 +- 0 <text:s text:c="10"/>968 warder</text:p>
          </table:table-cell>
        </table:table-row>
        <table:table-row table:style-name="ro1">
          <table:table-cell office:value-type="string">
            <text:p><text:s/>0 <text:s text:c="4"/>+- 0 <text:s text:c="14"/>2.8 +- 0 <text:s text:c="10"/>970 permit</text:p>
          </table:table-cell>
        </table:table-row>
        <table:table-row table:style-name="ro1">
          <table:table-cell office:value-type="string">
            <text:p><text:s/>0 <text:s text:c="4"/>+- 0 <text:s text:c="14"/>2.8 +- 0 <text:s text:c="10"/>969 swell</text:p>
          </table:table-cell>
        </table:table-row>
        <table:table-row table:style-name="ro1">
          <table:table-cell office:value-type="string">
            <text:p><text:s/>0 <text:s text:c="4"/>+- 0 <text:s text:c="14"/>2.8 +- 0 <text:s text:c="10"/>958 pinafor</text:p>
          </table:table-cell>
        </table:table-row>
        <table:table-row table:style-name="ro1">
          <table:table-cell office:value-type="string">
            <text:p><text:s/>0 <text:s text:c="4"/>+- 0 <text:s text:c="14"/>2.8 +- 0 <text:s text:c="10"/>956 forehead</text:p>
          </table:table-cell>
        </table:table-row>
        <table:table-row table:style-name="ro1">
          <table:table-cell office:value-type="string">
            <text:p><text:s/>0 <text:s text:c="4"/>+- 0 <text:s text:c="14"/>2.8 +- 0 <text:s text:c="10"/>938 violin</text:p>
          </table:table-cell>
        </table:table-row>
        <table:table-row table:style-name="ro1">
          <table:table-cell office:value-type="string">
            <text:p><text:s/>0 <text:s text:c="4"/>+- 0 <text:s text:c="14"/>2.8 +- 0 <text:s text:c="10"/>942 boom</text:p>
          </table:table-cell>
        </table:table-row>
        <table:table-row table:style-name="ro1">
          <table:table-cell office:value-type="string">
            <text:p><text:s/>0 <text:s text:c="4"/>+- 0 <text:s text:c="14"/>2.8 +- 0 <text:s text:c="10"/>944 grown</text:p>
          </table:table-cell>
        </table:table-row>
        <table:table-row table:style-name="ro1">
          <table:table-cell office:value-type="string">
            <text:p><text:s/>0 <text:s text:c="4"/>+- 0 <text:s text:c="14"/>2.8 +- 0 <text:s text:c="10"/>943 sever</text:p>
          </table:table-cell>
        </table:table-row>
        <table:table-row table:style-name="ro1">
          <table:table-cell office:value-type="string">
            <text:p><text:s/>0 <text:s text:c="4"/>+- 0 <text:s text:c="14"/>2.8 +- 0 <text:s text:c="10"/>941 pavingston</text:p>
          </table:table-cell>
        </table:table-row>
        <table:table-row table:style-name="ro1">
          <table:table-cell office:value-type="string">
            <text:p><text:s/>0 <text:s text:c="4"/>+- 0 <text:s text:c="14"/>2.8 +- 0 <text:s text:c="10"/>946 rosetre</text:p>
          </table:table-cell>
        </table:table-row>
        <table:table-row table:style-name="ro1">
          <table:table-cell office:value-type="string">
            <text:p><text:s/>0 <text:s text:c="4"/>+- 0 <text:s text:c="14"/>2.8 +- 0 <text:s text:c="10"/>940 ib</text:p>
          </table:table-cell>
        </table:table-row>
        <table:table-row table:style-name="ro1">
          <table:table-cell office:value-type="string">
            <text:p><text:s/>0 <text:s text:c="4"/>+- 0 <text:s text:c="14"/>2.8 +- 0 <text:s text:c="10"/>939 tediou</text:p>
          </table:table-cell>
        </table:table-row>
        <table:table-row table:style-name="ro1">
          <table:table-cell office:value-type="string">
            <text:p><text:s/>0 <text:s text:c="4"/>+- 0 <text:s text:c="14"/>2.8 +- 0 <text:s text:c="10"/>945 growl</text:p>
          </table:table-cell>
        </table:table-row>
        <table:table-row table:style-name="ro1">
          <table:table-cell office:value-type="string">
            <text:p><text:s/>0 <text:s text:c="4"/>+- 0 <text:s text:c="14"/>2.8 +- 0 <text:s text:c="10"/>955 dazzl</text:p>
          </table:table-cell>
        </table:table-row>
        <table:table-row table:style-name="ro1">
          <table:table-cell office:value-type="string">
            <text:p><text:s/>0 <text:s text:c="4"/>+- 0 <text:s text:c="14"/>2.8 +- 0 <text:s text:c="10"/>947 harmoni</text:p>
          </table:table-cell>
        </table:table-row>
        <table:table-row table:style-name="ro1">
          <table:table-cell office:value-type="string">
            <text:p><text:s/>0 <text:s text:c="4"/>+- 0 <text:s text:c="14"/>2.8 +- 0 <text:s text:c="10"/>952 woollen</text:p>
          </table:table-cell>
        </table:table-row>
        <table:table-row table:style-name="ro1">
          <table:table-cell office:value-type="string">
            <text:p><text:s/>0 <text:s text:c="4"/>+- 0 <text:s text:c="14"/>2.8 +- 0 <text:s text:c="10"/>954 bunni</text:p>
          </table:table-cell>
        </table:table-row>
        <table:table-row table:style-name="ro1">
          <table:table-cell office:value-type="string">
            <text:p><text:s/>0 <text:s text:c="4"/>+- 0 <text:s text:c="14"/>2.8 +- 0 <text:s text:c="10"/>953 wound</text:p>
          </table:table-cell>
        </table:table-row>
        <table:table-row table:style-name="ro1">
          <table:table-cell office:value-type="string">
            <text:p><text:s/>0 <text:s text:c="4"/>+- 0 <text:s text:c="14"/>2.8 +- 0 <text:s text:c="10"/>897 dote</text:p>
          </table:table-cell>
        </table:table-row>
        <table:table-row table:style-name="ro1">
          <table:table-cell office:value-type="string">
            <text:p><text:s/>0 <text:s text:c="4"/>+- 0 <text:s text:c="14"/>2.8 +- 0 <text:s text:c="10"/>951 make</text:p>
          </table:table-cell>
        </table:table-row>
        <table:table-row table:style-name="ro1">
          <table:table-cell office:value-type="string">
            <text:p><text:s/>0 <text:s text:c="4"/>+- 0 <text:s text:c="14"/>2.8 +- 0 <text:s text:c="10"/>948 credit</text:p>
          </table:table-cell>
        </table:table-row>
        <table:table-row table:style-name="ro1">
          <table:table-cell office:value-type="string">
            <text:p><text:s/>0 <text:s text:c="4"/>+- 0 <text:s text:c="14"/>2.8 +- 0 <text:s text:c="10"/>950 border</text:p>
          </table:table-cell>
        </table:table-row>
        <table:table-row table:style-name="ro1">
          <table:table-cell office:value-type="string">
            <text:p><text:s/>0 <text:s text:c="4"/>+- 0 <text:s text:c="14"/>2.8 +- 0 <text:s text:c="10"/>949 perform</text:p>
          </table:table-cell>
        </table:table-row>
        <table:table-row table:style-name="ro1">
          <table:table-cell office:value-type="string">
            <text:p><text:s/>0 <text:s text:c="4"/>+- 0 <text:s text:c="14"/>2.8 +- 0 <text:s text:c="10"/>896 lift</text:p>
          </table:table-cell>
        </table:table-row>
        <table:table-row table:style-name="ro1">
          <table:table-cell office:value-type="string">
            <text:p><text:s/>0 <text:s text:c="4"/>+- 0 <text:s text:c="14"/>2.8 +- 0 <text:s text:c="10"/>895 snap</text:p>
          </table:table-cell>
        </table:table-row>
        <table:table-row table:style-name="ro1">
          <table:table-cell office:value-type="string">
            <text:p><text:s/>0 <text:s text:c="4"/>+- 0 <text:s text:c="14"/>2.8 +- 0 <text:s text:c="10"/>841 countri</text:p>
          </table:table-cell>
        </table:table-row>
        <table:table-row table:style-name="ro1">
          <table:table-cell office:value-type="string">
            <text:p><text:s/>0 <text:s text:c="4"/>+- 0 <text:s text:c="14"/>2.8 +- 0 <text:s text:c="10"/>843 ivedeaved</text:p>
          </table:table-cell>
        </table:table-row>
        <table:table-row table:style-name="ro1">
          <table:table-cell office:value-type="string">
            <text:p><text:s/>0 <text:s text:c="4"/>+- 0 <text:s text:c="14"/>2.8 +- 0 <text:s text:c="10"/>842 coo</text:p>
          </table:table-cell>
        </table:table-row>
        <table:table-row table:style-name="ro1">
          <table:table-cell office:value-type="string">
            <text:p><text:s/>0 <text:s text:c="4"/>+- 0 <text:s text:c="14"/>2.8 +- 0 <text:s text:c="10"/>840 uproar</text:p>
          </table:table-cell>
        </table:table-row>
        <table:table-row table:style-name="ro1">
          <table:table-cell office:value-type="string">
            <text:p><text:s/>0 <text:s text:c="4"/>+- 0 <text:s text:c="14"/>2.8 +- 0 <text:s text:c="10"/>845 tone</text:p>
          </table:table-cell>
        </table:table-row>
        <table:table-row table:style-name="ro1">
          <table:table-cell office:value-type="string">
            <text:p><text:s/>0 <text:s text:c="4"/>+- 0 <text:s text:c="14"/>2.8 +- 0 <text:s text:c="10"/>839 sketch</text:p>
          </table:table-cell>
        </table:table-row>
        <table:table-row table:style-name="ro1">
          <table:table-cell office:value-type="string">
            <text:p><text:s/>0 <text:s text:c="4"/>+- 0 <text:s text:c="14"/>2.8 +- 0 <text:s text:c="10"/>838 tingl</text:p>
          </table:table-cell>
        </table:table-row>
        <table:table-row table:style-name="ro1">
          <table:table-cell office:value-type="string">
            <text:p><text:s/>0 <text:s text:c="4"/>+- 0 <text:s text:c="14"/>2.8 +- 0 <text:s text:c="10"/>844 assur</text:p>
          </table:table-cell>
        </table:table-row>
        <table:table-row table:style-name="ro1">
          <table:table-cell office:value-type="string">
            <text:p><text:s/>0 <text:s text:c="4"/>+- 0 <text:s text:c="14"/>2.8 +- 0 <text:s text:c="10"/>846 spear</text:p>
          </table:table-cell>
        </table:table-row>
        <table:table-row table:style-name="ro1">
          <table:table-cell office:value-type="string">
            <text:p><text:s/>0 <text:s text:c="4"/>+- 0 <text:s text:c="14"/>2.8 +- 0 <text:s text:c="10"/>836 firewood</text:p>
          </table:table-cell>
        </table:table-row>
        <table:table-row table:style-name="ro1">
          <table:table-cell office:value-type="string">
            <text:p><text:s/>0 <text:s text:c="4"/>+- 0 <text:s text:c="14"/>2.8 +- 0 <text:s text:c="10"/>851 height</text:p>
          </table:table-cell>
        </table:table-row>
        <table:table-row table:style-name="ro1">
          <table:table-cell office:value-type="string">
            <text:p><text:s/>0 <text:s text:c="4"/>+- 0 <text:s text:c="14"/>2.8 +- 0 <text:s text:c="10"/>852 whisper</text:p>
          </table:table-cell>
        </table:table-row>
        <table:table-row table:style-name="ro1">
          <table:table-cell office:value-type="string">
            <text:p><text:s/>0 <text:s text:c="4"/>+- 0 <text:s text:c="14"/>2.8 +- 0 <text:s text:c="10"/>850 eggshel</text:p>
          </table:table-cell>
        </table:table-row>
        <table:table-row table:style-name="ro1">
          <table:table-cell office:value-type="string">
            <text:p><text:s/>0 <text:s text:c="4"/>+- 0 <text:s text:c="14"/>2.8 +- 0 <text:s text:c="10"/>853 bootjack</text:p>
          </table:table-cell>
        </table:table-row>
        <table:table-row table:style-name="ro1">
          <table:table-cell office:value-type="string">
            <text:p><text:s/>0 <text:s text:c="4"/>+- 0 <text:s text:c="14"/>2.8 +- 0 <text:s text:c="10"/>847 elfin</text:p>
          </table:table-cell>
        </table:table-row>
        <table:table-row table:style-name="ro1">
          <table:table-cell office:value-type="string">
            <text:p><text:s/>0 <text:s text:c="4"/>+- 0 <text:s text:c="14"/>2.8 +- 0 <text:s text:c="10"/>849 vain</text:p>
          </table:table-cell>
        </table:table-row>
        <table:table-row table:style-name="ro1">
          <table:table-cell office:value-type="string">
            <text:p><text:s/>0 <text:s text:c="4"/>+- 0 <text:s text:c="14"/>2.8 +- 0 <text:s text:c="10"/>848 elf</text:p>
          </table:table-cell>
        </table:table-row>
        <table:table-row table:style-name="ro1">
          <table:table-cell office:value-type="string">
            <text:p><text:s/>0 <text:s text:c="4"/>+- 0 <text:s text:c="14"/>2.8 +- 0 <text:s text:c="10"/>837 canut</text:p>
          </table:table-cell>
        </table:table-row>
        <table:table-row table:style-name="ro1">
          <table:table-cell office:value-type="string">
            <text:p><text:s/>0 <text:s text:c="4"/>+- 0 <text:s text:c="14"/>2.8 +- 0 <text:s text:c="10"/>835 scuttl</text:p>
          </table:table-cell>
        </table:table-row>
        <table:table-row table:style-name="ro1">
          <table:table-cell office:value-type="string">
            <text:p><text:s/>0 <text:s text:c="4"/>+- 0 <text:s text:c="14"/>2.8 +- 0 <text:s text:c="10"/>820 horsehair</text:p>
          </table:table-cell>
        </table:table-row>
        <table:table-row table:style-name="ro1">
          <table:table-cell office:value-type="string">
            <text:p><text:s/>0 <text:s text:c="4"/>+- 0 <text:s text:c="14"/>2.8 +- 0 <text:s text:c="10"/>855 twentyeight</text:p>
          </table:table-cell>
        </table:table-row>
        <table:table-row table:style-name="ro1">
          <table:table-cell office:value-type="string">
            <text:p><text:s/>0 <text:s text:c="4"/>+- 0 <text:s text:c="14"/>2.8 +- 0 <text:s text:c="10"/>822 roller</text:p>
          </table:table-cell>
        </table:table-row>
        <table:table-row table:style-name="ro1">
          <table:table-cell office:value-type="string">
            <text:p><text:s/>0 <text:s text:c="4"/>+- 0 <text:s text:c="14"/>2.8 +- 0 <text:s text:c="10"/>821 debt</text:p>
          </table:table-cell>
        </table:table-row>
        <table:table-row table:style-name="ro1">
          <table:table-cell office:value-type="string">
            <text:p><text:s/>0 <text:s text:c="4"/>+- 0.092 <text:s text:c="10"/>2.8 +- 0 <text:s text:c="10"/>819 cousin</text:p>
          </table:table-cell>
        </table:table-row>
        <table:table-row table:style-name="ro1">
          <table:table-cell office:value-type="string">
            <text:p><text:s/>0 <text:s text:c="4"/>+- 0 <text:s text:c="14"/>2.8 +- 0 <text:s text:c="10"/>824 horsemen</text:p>
          </table:table-cell>
        </table:table-row>
        <table:table-row table:style-name="ro1">
          <table:table-cell office:value-type="string">
            <text:p><text:s/>0 <text:s text:c="4"/>+- 0 <text:s text:c="14"/>2.8 +- 0 <text:s text:c="10"/>818 wheelbarrow</text:p>
          </table:table-cell>
        </table:table-row>
        <table:table-row table:style-name="ro1">
          <table:table-cell office:value-type="string">
            <text:p><text:s/>0 <text:s text:c="4"/>+- 0 <text:s text:c="14"/>2.8 +- 0 <text:s text:c="10"/>817 unfold</text:p>
          </table:table-cell>
        </table:table-row>
        <table:table-row table:style-name="ro1">
          <table:table-cell office:value-type="string">
            <text:p><text:s/>0 <text:s text:c="4"/>+- 0 <text:s text:c="14"/>2.8 +- 0 <text:s text:c="10"/>823 kitchen</text:p>
          </table:table-cell>
        </table:table-row>
        <table:table-row table:style-name="ro1">
          <table:table-cell office:value-type="string">
            <text:p><text:s/>0 <text:s text:c="4"/>+- 0 <text:s text:c="14"/>2.8 +- 0 <text:s text:c="10"/>833 piti</text:p>
          </table:table-cell>
        </table:table-row>
        <table:table-row table:style-name="ro1">
          <table:table-cell office:value-type="string">
            <text:p><text:s/>0 <text:s text:c="4"/>+- 0 <text:s text:c="14"/>2.8 +- 0 <text:s text:c="10"/>825 goddess</text:p>
          </table:table-cell>
        </table:table-row>
        <table:table-row table:style-name="ro1">
          <table:table-cell office:value-type="string">
            <text:p><text:s/>0 <text:s text:c="4"/>+- 0 <text:s text:c="14"/>2.8 +- 0 <text:s text:c="10"/>830 fault</text:p>
          </table:table-cell>
        </table:table-row>
        <table:table-row table:style-name="ro1">
          <table:table-cell office:value-type="string">
            <text:p><text:s/>0 <text:s text:c="4"/>+- 0 <text:s text:c="14"/>2.8 +- 0 <text:s text:c="10"/>832 bolt</text:p>
          </table:table-cell>
        </table:table-row>
        <table:table-row table:style-name="ro1">
          <table:table-cell office:value-type="string">
            <text:p><text:s/>0 <text:s text:c="4"/>+- 0 <text:s text:c="14"/>2.8 +- 0 <text:s text:c="10"/>831 howev</text:p>
          </table:table-cell>
        </table:table-row>
        <table:table-row table:style-name="ro1">
          <table:table-cell office:value-type="string">
            <text:p><text:s/>0 <text:s text:c="4"/>+- 0 <text:s text:c="14"/>2.8 +- 0 <text:s text:c="10"/>829 cow</text:p>
          </table:table-cell>
        </table:table-row>
        <table:table-row table:style-name="ro1">
          <table:table-cell office:value-type="string">
            <text:p><text:s/>0 <text:s text:c="4"/>+- 0 <text:s text:c="14"/>2.8 +- 0 <text:s text:c="10"/>826 yepick</text:p>
          </table:table-cell>
        </table:table-row>
        <table:table-row table:style-name="ro1">
          <table:table-cell office:value-type="string">
            <text:p><text:s/>0 <text:s text:c="4"/>+- 0 <text:s text:c="14"/>2.8 +- 0 <text:s text:c="9"/>2590 moonlight</text:p>
          </table:table-cell>
        </table:table-row>
        <table:table-row table:style-name="ro1">
          <table:table-cell office:value-type="string">
            <text:p><text:s/>0 <text:s text:c="4"/>+- 0 <text:s text:c="14"/>2.8 +- 0 <text:s text:c="10"/>828 han</text:p>
          </table:table-cell>
        </table:table-row>
        <table:table-row table:style-name="ro1">
          <table:table-cell office:value-type="string">
            <text:p><text:s/>0 <text:s text:c="4"/>+- 0 <text:s text:c="14"/>2.8 +- 0 <text:s text:c="10"/>854 karen</text:p>
          </table:table-cell>
        </table:table-row>
        <table:table-row table:style-name="ro1">
          <table:table-cell office:value-type="string">
            <text:p><text:s/>0 <text:s text:c="4"/>+- 0 <text:s text:c="14"/>2.8 +- 0 <text:s text:c="10"/>894 burdock</text:p>
          </table:table-cell>
        </table:table-row>
        <table:table-row table:style-name="ro1">
          <table:table-cell office:value-type="string">
            <text:p><text:s/>0 <text:s text:c="4"/>+- 0 <text:s text:c="14"/>2.8 +- 0 <text:s text:c="10"/>827 profit</text:p>
          </table:table-cell>
        </table:table-row>
        <table:table-row table:style-name="ro1">
          <table:table-cell office:value-type="string">
            <text:p><text:s/>0 <text:s text:c="4"/>+- 0 <text:s text:c="14"/>2.8 +- 0 <text:s text:c="10"/>856 tittlemous</text:p>
          </table:table-cell>
        </table:table-row>
        <table:table-row table:style-name="ro1">
          <table:table-cell office:value-type="string">
            <text:p><text:s/>0 <text:s text:c="4"/>+- 0 <text:s text:c="14"/>2.8 +- 0 <text:s text:c="10"/>881 basin</text:p>
          </table:table-cell>
        </table:table-row>
        <table:table-row table:style-name="ro1">
          <table:table-cell office:value-type="string">
            <text:p><text:s/>0 <text:s text:c="4"/>+- 0 <text:s text:c="14"/>2.8 +- 0 <text:s text:c="10"/>883 tallest</text:p>
          </table:table-cell>
        </table:table-row>
        <table:table-row table:style-name="ro1">
          <table:table-cell office:value-type="string">
            <text:p><text:s/>0 <text:s text:c="4"/>+- 0 <text:s text:c="14"/>2.8 +- 0 <text:s text:c="10"/>882 chaffinch</text:p>
          </table:table-cell>
        </table:table-row>
        <table:table-row table:style-name="ro1">
          <table:table-cell office:value-type="string">
            <text:p><text:s/>0 <text:s text:c="4"/>+- 0 <text:s text:c="14"/>2.8 +- 0 <text:s text:c="10"/>880 interest</text:p>
          </table:table-cell>
        </table:table-row>
        <table:table-row table:style-name="ro1">
          <table:table-cell office:value-type="string">
            <text:p><text:s/>0 <text:s text:c="4"/>+- 0 <text:s text:c="14"/>2.9 +- 0 <text:s text:c="10"/>885 hesit</text:p>
          </table:table-cell>
        </table:table-row>
        <table:table-row table:style-name="ro1">
          <table:table-cell office:value-type="string">
            <text:p><text:s/>0 <text:s text:c="4"/>+- 0 <text:s text:c="14"/>2.9 +- 0 <text:s text:c="10"/>879 unhappili</text:p>
          </table:table-cell>
        </table:table-row>
        <table:table-row table:style-name="ro1">
          <table:table-cell office:value-type="string">
            <text:p><text:s/>0 <text:s text:c="4"/>+- 0 <text:s text:c="14"/>2.9 +- 0 <text:s text:c="10"/>878 much</text:p>
          </table:table-cell>
        </table:table-row>
        <table:table-row table:style-name="ro1">
          <table:table-cell office:value-type="string">
            <text:p><text:s/>0 <text:s text:c="4"/>+- 0 <text:s text:c="14"/>2.9 +- 0 <text:s text:c="10"/>884 warmth</text:p>
          </table:table-cell>
        </table:table-row>
        <table:table-row table:style-name="ro1">
          <table:table-cell office:value-type="string">
            <text:p><text:s/>0 <text:s text:c="4"/>+- 0 <text:s text:c="14"/>2.9 +- 0 <text:s text:c="10"/>886 threw</text:p>
          </table:table-cell>
        </table:table-row>
        <table:table-row table:style-name="ro1">
          <table:table-cell office:value-type="string">
            <text:p><text:s/>0 <text:s text:c="4"/>+- 0 <text:s text:c="14"/>2.9 +- 0 <text:s text:c="10"/>876 fowl</text:p>
          </table:table-cell>
        </table:table-row>
        <table:table-row table:style-name="ro1">
          <table:table-cell office:value-type="string">
            <text:p><text:s/>0 <text:s text:c="4"/>+- 0 <text:s text:c="14"/>2.9 +- 0 <text:s text:c="10"/>893 uncommon</text:p>
          </table:table-cell>
        </table:table-row>
        <table:table-row table:style-name="ro1">
          <table:table-cell office:value-type="string">
            <text:p><text:s/>0 <text:s text:c="4"/>+- 0 <text:s text:c="14"/>2.9 +- 0 <text:s text:c="10"/>891 baroni</text:p>
          </table:table-cell>
        </table:table-row>
        <table:table-row table:style-name="ro1">
          <table:table-cell office:value-type="string">
            <text:p><text:s/>0 <text:s text:c="4"/>+- 0 <text:s text:c="14"/>2.9 +- 0 <text:s text:c="10"/>892 prison</text:p>
          </table:table-cell>
        </table:table-row>
        <table:table-row table:style-name="ro1">
          <table:table-cell office:value-type="string">
            <text:p><text:s/>0 <text:s text:c="4"/>+- 0 <text:s text:c="14"/>2.9 +- 0 <text:s text:c="10"/>890 hroar</text:p>
          </table:table-cell>
        </table:table-row>
        <table:table-row table:style-name="ro1">
          <table:table-cell office:value-type="string">
            <text:p><text:s/>0 <text:s text:c="4"/>+- 0 <text:s text:c="14"/>2.9 +- 0 <text:s text:c="10"/>887 life</text:p>
          </table:table-cell>
        </table:table-row>
        <table:table-row table:style-name="ro1">
          <table:table-cell office:value-type="string">
            <text:p><text:s/>0 <text:s text:c="4"/>+- 0 <text:s text:c="14"/>2.9 +- 0 <text:s text:c="10"/>889 spit</text:p>
          </table:table-cell>
        </table:table-row>
        <table:table-row table:style-name="ro1">
          <table:table-cell office:value-type="string">
            <text:p><text:s/>0 <text:s text:c="4"/>+- 0 <text:s text:c="14"/>2.9 +- 0 <text:s text:c="10"/>888 deeper</text:p>
          </table:table-cell>
        </table:table-row>
        <table:table-row table:style-name="ro1">
          <table:table-cell office:value-type="string">
            <text:p><text:s/>0 <text:s text:c="4"/>+- 0 <text:s text:c="14"/>2.9 +- 0 <text:s text:c="10"/>877 beer</text:p>
          </table:table-cell>
        </table:table-row>
        <table:table-row table:style-name="ro1">
          <table:table-cell office:value-type="string">
            <text:p><text:s/>0 <text:s text:c="4"/>+- 0 <text:s text:c="14"/>2.9 +- 0 <text:s text:c="10"/>875 twain</text:p>
          </table:table-cell>
        </table:table-row>
        <table:table-row table:style-name="ro1">
          <table:table-cell office:value-type="string">
            <text:p><text:s/>0 <text:s text:c="4"/>+- 0 <text:s text:c="14"/>2.9 +- 0 <text:s text:c="10"/>857 remembr</text:p>
          </table:table-cell>
        </table:table-row>
        <table:table-row table:style-name="ro1">
          <table:table-cell office:value-type="string">
            <text:p><text:s/>0 <text:s text:c="4"/>+- 0 <text:s text:c="14"/>2.9 +- 0 <text:s text:c="10"/>861 jog</text:p>
          </table:table-cell>
        </table:table-row>
        <table:table-row table:style-name="ro1">
          <table:table-cell office:value-type="string">
            <text:p><text:s/>0 <text:s text:c="4"/>+- 0 <text:s text:c="14"/>2.9 +- 0 <text:s text:c="10"/>863 plumag</text:p>
          </table:table-cell>
        </table:table-row>
        <table:table-row table:style-name="ro1">
          <table:table-cell office:value-type="string">
            <text:p><text:s/>0 <text:s text:c="4"/>+- 0 <text:s text:c="14"/>2.9 +- 0 <text:s text:c="10"/>862 speak</text:p>
          </table:table-cell>
        </table:table-row>
        <table:table-row table:style-name="ro1">
          <table:table-cell office:value-type="string">
            <text:p><text:s/>0 <text:s text:c="4"/>+- 0 <text:s text:c="14"/>2.9 +- 0 <text:s text:c="10"/>860 guid</text:p>
          </table:table-cell>
        </table:table-row>
        <table:table-row table:style-name="ro1">
          <table:table-cell office:value-type="string">
            <text:p><text:s/>0 <text:s text:c="4"/>+- 0 <text:s text:c="14"/>2.9 +- 0 <text:s text:c="10"/>865 bathroom</text:p>
          </table:table-cell>
        </table:table-row>
        <table:table-row table:style-name="ro1">
          <table:table-cell office:value-type="string">
            <text:p><text:s/>0 <text:s text:c="4"/>+- 0 <text:s text:c="14"/>2.9 +- 0 <text:s text:c="10"/>859 apprentic</text:p>
          </table:table-cell>
        </table:table-row>
        <table:table-row table:style-name="ro1">
          <table:table-cell office:value-type="string">
            <text:p><text:s/>0 <text:s text:c="4"/>+- 0 <text:s text:c="14"/>2.9 +- 0 <text:s text:c="10"/>858 betook</text:p>
          </table:table-cell>
        </table:table-row>
        <table:table-row table:style-name="ro1">
          <table:table-cell office:value-type="string">
            <text:p><text:s/>0 <text:s text:c="4"/>+- 0 <text:s text:c="14"/>2.9 +- 0 <text:s text:c="10"/>864 accustom</text:p>
          </table:table-cell>
        </table:table-row>
        <table:table-row table:style-name="ro1">
          <table:table-cell office:value-type="string">
            <text:p><text:s/>0 <text:s text:c="4"/>+- 0 <text:s text:c="14"/>2.9 +- 0 <text:s text:c="10"/>874 erect</text:p>
          </table:table-cell>
        </table:table-row>
        <table:table-row table:style-name="ro1">
          <table:table-cell office:value-type="string">
            <text:p><text:s/>0 <text:s text:c="4"/>+- 0 <text:s text:c="14"/>2.9 +- 0 <text:s text:c="10"/>866 reveng</text:p>
          </table:table-cell>
        </table:table-row>
        <table:table-row table:style-name="ro1">
          <table:table-cell office:value-type="string">
            <text:p><text:s/>0 <text:s text:c="4"/>+- 0 <text:s text:c="14"/>2.9 +- 0 <text:s text:c="10"/>871 loveli</text:p>
          </table:table-cell>
        </table:table-row>
        <table:table-row table:style-name="ro1">
          <table:table-cell office:value-type="string">
            <text:p><text:s/>0 <text:s text:c="4"/>+- 0 <text:s text:c="14"/>2.9 +- 0 <text:s text:c="10"/>873 parsley</text:p>
          </table:table-cell>
        </table:table-row>
        <table:table-row table:style-name="ro1">
          <table:table-cell office:value-type="string">
            <text:p><text:s/>0 <text:s text:c="4"/>+- 0 <text:s text:c="14"/>2.9 +- 0 <text:s text:c="10"/>872 fro</text:p>
          </table:table-cell>
        </table:table-row>
        <table:table-row table:style-name="ro1">
          <table:table-cell office:value-type="string">
            <text:p><text:s/>0 <text:s text:c="4"/>+- 0 <text:s text:c="14"/>2.9 +- 0 <text:s text:c="10"/>870 fri</text:p>
          </table:table-cell>
        </table:table-row>
        <table:table-row table:style-name="ro1">
          <table:table-cell office:value-type="string">
            <text:p><text:s/>0 <text:s text:c="4"/>+- 0 <text:s text:c="14"/>2.9 +- 0 <text:s text:c="10"/>867 cuf</text:p>
          </table:table-cell>
        </table:table-row>
        <table:table-row table:style-name="ro1">
          <table:table-cell office:value-type="string">
            <text:p><text:s/>0 <text:s text:c="4"/>+- 0 <text:s text:c="14"/>2.9 +- 0 <text:s text:c="10"/>869 trapdoor</text:p>
          </table:table-cell>
        </table:table-row>
        <table:table-row table:style-name="ro1">
          <table:table-cell office:value-type="string">
            <text:p><text:s/>0 <text:s text:c="4"/>+- 0 <text:s text:c="14"/>2.9 +- 0 <text:s text:c="10"/>868 roeskild</text:p>
          </table:table-cell>
        </table:table-row>
        <table:table-row table:style-name="ro1">
          <table:table-cell office:value-type="string">
            <text:p><text:s/>0 <text:s text:c="4"/>+- 0 <text:s text:c="14"/>2.9 +- 0 <text:s text:c="9"/>2595 castl</text:p>
          </table:table-cell>
        </table:table-row>
        <table:table-row table:style-name="ro1">
          <table:table-cell office:value-type="string">
            <text:p><text:s/>0 <text:s text:c="4"/>+- 0 <text:s text:c="14"/>2.9 +- 0 <text:s text:c="9"/>4323 secretli</text:p>
          </table:table-cell>
        </table:table-row>
        <table:table-row table:style-name="ro1">
          <table:table-cell office:value-type="string">
            <text:p><text:s/>0 <text:s text:c="4"/>+- 0 <text:s text:c="14"/>2.9 +- 0 <text:s text:c="9"/>4324 mate</text:p>
          </table:table-cell>
        </table:table-row>
        <table:table-row table:style-name="ro1">
          <table:table-cell office:value-type="string">
            <text:p><text:s/>0 <text:s text:c="4"/>+- 0 <text:s text:c="14"/>2.9 +- 0 <text:s text:c="9"/>4322 fatherland</text:p>
          </table:table-cell>
        </table:table-row>
        <table:table-row table:style-name="ro1">
          <table:table-cell office:value-type="string">
            <text:p><text:s/>0 <text:s text:c="4"/>+- 0 <text:s text:c="14"/>2.9 +- 0 <text:s text:c="9"/>4321 fathom</text:p>
          </table:table-cell>
        </table:table-row>
        <table:table-row table:style-name="ro1">
          <table:table-cell office:value-type="string">
            <text:p><text:s/>0 <text:s text:c="4"/>+- 0 <text:s text:c="14"/>2.9 +- 0 <text:s text:c="9"/>4320 fondli</text:p>
          </table:table-cell>
        </table:table-row>
        <table:table-row table:style-name="ro1">
          <table:table-cell office:value-type="string">
            <text:p><text:s/>0 <text:s text:c="4"/>+- 0 <text:s text:c="14"/>2.9 +- 0 <text:s text:c="9"/>4319 confess</text:p>
          </table:table-cell>
        </table:table-row>
        <table:table-row table:style-name="ro1">
          <table:table-cell office:value-type="string">
            <text:p><text:s/>0 <text:s text:c="4"/>+- 0 <text:s text:c="14"/>2.9 +- 0 <text:s text:c="9"/>4318 plum</text:p>
          </table:table-cell>
        </table:table-row>
        <table:table-row table:style-name="ro1">
          <table:table-cell office:value-type="string">
            <text:p><text:s/>0 <text:s text:c="4"/>+- 0 <text:s text:c="14"/>2.9 +- 0 <text:s text:c="9"/>4325 stuf</text:p>
          </table:table-cell>
        </table:table-row>
        <table:table-row table:style-name="ro1">
          <table:table-cell office:value-type="string">
            <text:p><text:s/>0 <text:s text:c="4"/>+- 0 <text:s text:c="14"/>2.9 +- 0 <text:s text:c="9"/>4296 societi</text:p>
          </table:table-cell>
        </table:table-row>
        <table:table-row table:style-name="ro1">
          <table:table-cell office:value-type="string">
            <text:p><text:s/>0 <text:s text:c="4"/>+- 0 <text:s text:c="14"/>2.9 +- 0 <text:s text:c="9"/>4326 suitabl</text:p>
          </table:table-cell>
        </table:table-row>
        <table:table-row table:style-name="ro1">
          <table:table-cell office:value-type="string">
            <text:p><text:s/>0 <text:s text:c="4"/>+- 0 <text:s text:c="14"/>2.9 +- 0 <text:s text:c="9"/>4327 stud</text:p>
          </table:table-cell>
        </table:table-row>
        <table:table-row table:style-name="ro1">
          <table:table-cell office:value-type="string">
            <text:p><text:s/>0 <text:s text:c="4"/>+- 0 <text:s text:c="14"/>2.9 +- 0 <text:s text:c="9"/>4332 thrush</text:p>
          </table:table-cell>
        </table:table-row>
        <table:table-row table:style-name="ro1">
          <table:table-cell office:value-type="string">
            <text:p><text:s/>0 <text:s text:c="4"/>+- 0 <text:s text:c="14"/>2.9 +- 0 <text:s text:c="9"/>4333 perish</text:p>
          </table:table-cell>
        </table:table-row>
        <table:table-row table:style-name="ro1">
          <table:table-cell office:value-type="string">
            <text:p><text:s/>0 <text:s text:c="4"/>+- 0 <text:s text:c="14"/>2.9 +- 0 <text:s text:c="9"/>4331 shut</text:p>
          </table:table-cell>
        </table:table-row>
        <table:table-row table:style-name="ro1">
          <table:table-cell office:value-type="string">
            <text:p><text:s/>0 <text:s text:c="4"/>+- 0 <text:s text:c="14"/>2.9 +- 0 <text:s text:c="9"/>4334 insid</text:p>
          </table:table-cell>
        </table:table-row>
        <table:table-row table:style-name="ro1">
          <table:table-cell office:value-type="string">
            <text:p><text:s/>0 <text:s text:c="4"/>+- 0 <text:s text:c="14"/>2.9 +- 0 <text:s text:c="9"/>4328 wick</text:p>
          </table:table-cell>
        </table:table-row>
        <table:table-row table:style-name="ro1">
          <table:table-cell office:value-type="string">
            <text:p><text:s/>0 <text:s text:c="4"/>+- 0 <text:s text:c="14"/>2.9 +- 0 <text:s text:c="9"/>4330 common</text:p>
          </table:table-cell>
        </table:table-row>
        <table:table-row table:style-name="ro1">
          <table:table-cell office:value-type="string">
            <text:p><text:s/>0 <text:s text:c="4"/>+- 0 <text:s text:c="14"/>2.9 +- 0 <text:s text:c="9"/>4329 red</text:p>
          </table:table-cell>
        </table:table-row>
        <table:table-row table:style-name="ro1">
          <table:table-cell office:value-type="string">
            <text:p><text:s/>0 <text:s text:c="4"/>+- 0 <text:s text:c="14"/>2.9 +- 0 <text:s text:c="9"/>4317 armor</text:p>
          </table:table-cell>
        </table:table-row>
        <table:table-row table:style-name="ro1">
          <table:table-cell office:value-type="string">
            <text:p><text:s/>0 <text:s text:c="4"/>+- 0 <text:s text:c="14"/>2.9 +- 0 <text:s text:c="9"/>4316 bag</text:p>
          </table:table-cell>
        </table:table-row>
        <table:table-row table:style-name="ro1">
          <table:table-cell office:value-type="string">
            <text:p><text:s/>0 <text:s text:c="4"/>+- 0 <text:s text:c="14"/>2.9 +- 0 <text:s text:c="9"/>4315 goatskin</text:p>
          </table:table-cell>
        </table:table-row>
        <table:table-row table:style-name="ro1">
          <table:table-cell office:value-type="string">
            <text:p><text:s/>0 <text:s text:c="4"/>+- 0 <text:s text:c="14"/>2.9 +- 0 <text:s text:c="9"/>4301 globe</text:p>
          </table:table-cell>
        </table:table-row>
        <table:table-row table:style-name="ro1">
          <table:table-cell office:value-type="string">
            <text:p><text:s/>0 <text:s text:c="4"/>+- 0 <text:s text:c="14"/>2.9 +- 0 <text:s text:c="9"/>4303 meta</text:p>
          </table:table-cell>
        </table:table-row>
        <table:table-row table:style-name="ro1">
          <table:table-cell office:value-type="string">
            <text:p><text:s/>0 <text:s text:c="4"/>+- 0 <text:s text:c="14"/>2.9 +- 0 <text:s text:c="9"/>4302 sandi</text:p>
          </table:table-cell>
        </table:table-row>
        <table:table-row table:style-name="ro1">
          <table:table-cell office:value-type="string">
            <text:p><text:s/>0 <text:s text:c="4"/>+- 0 <text:s text:c="14"/>2.9 +- 0 <text:s text:c="9"/>4300 bump</text:p>
          </table:table-cell>
        </table:table-row>
        <table:table-row table:style-name="ro1">
          <table:table-cell office:value-type="string">
            <text:p><text:s/>0 <text:s text:c="4"/>+- 0 <text:s text:c="14"/>2.9 +- 0 <text:s text:c="9"/>4305 scanti</text:p>
          </table:table-cell>
        </table:table-row>
        <table:table-row table:style-name="ro1">
          <table:table-cell office:value-type="string">
            <text:p><text:s/>0 <text:s text:c="4"/>+- 0 <text:s text:c="14"/>2.9 +- 0 <text:s text:c="9"/>4299 echo</text:p>
          </table:table-cell>
        </table:table-row>
        <table:table-row table:style-name="ro1">
          <table:table-cell office:value-type="string">
            <text:p><text:s/>0 <text:s text:c="4"/>+- 0 <text:s text:c="14"/>2.9 +- 0 <text:s text:c="9"/>4298 lilac</text:p>
          </table:table-cell>
        </table:table-row>
        <table:table-row table:style-name="ro1">
          <table:table-cell office:value-type="string">
            <text:p><text:s/>0 <text:s text:c="4"/>+- 0 <text:s text:c="14"/>2.9 +- 0 <text:s text:c="9"/>4304 milletse</text:p>
          </table:table-cell>
        </table:table-row>
        <table:table-row table:style-name="ro1">
          <table:table-cell office:value-type="string">
            <text:p><text:s/>0 <text:s text:c="4"/>+- 0 <text:s text:c="14"/>2.9 +- 0 <text:s text:c="9"/>4314 cowhous</text:p>
          </table:table-cell>
        </table:table-row>
        <table:table-row table:style-name="ro1">
          <table:table-cell office:value-type="string">
            <text:p><text:s/>0 <text:s text:c="4"/>+- 0 <text:s text:c="14"/>2.9 +- 0 <text:s text:c="9"/>4306 lentil</text:p>
          </table:table-cell>
        </table:table-row>
        <table:table-row table:style-name="ro1">
          <table:table-cell office:value-type="string">
            <text:p><text:s/>0 <text:s text:c="4"/>+- 0 <text:s text:c="14"/>2.9 +- 0 <text:s text:c="9"/>4311 everyon</text:p>
          </table:table-cell>
        </table:table-row>
        <table:table-row table:style-name="ro1">
          <table:table-cell office:value-type="string">
            <text:p><text:s/>0 <text:s text:c="4"/>+- 0 <text:s text:c="14"/>2.9 +- 0 <text:s text:c="9"/>4313 skipjack</text:p>
          </table:table-cell>
        </table:table-row>
        <table:table-row table:style-name="ro1">
          <table:table-cell office:value-type="string">
            <text:p><text:s/>0 <text:s text:c="4"/>+- 0 <text:s text:c="14"/>2.9 +- 0 <text:s text:c="9"/>4312 dorothea</text:p>
          </table:table-cell>
        </table:table-row>
        <table:table-row table:style-name="ro1">
          <table:table-cell office:value-type="string">
            <text:p><text:s/>0 <text:s text:c="4"/>+- 0 <text:s text:c="14"/>2.9 +- 0 <text:s text:c="9"/>4310 special</text:p>
          </table:table-cell>
        </table:table-row>
        <table:table-row table:style-name="ro1">
          <table:table-cell office:value-type="string">
            <text:p><text:s/>0 <text:s text:c="4"/>+- 0 <text:s text:c="14"/>2.9 +- 0 <text:s text:c="9"/>4307 bay</text:p>
          </table:table-cell>
        </table:table-row>
        <table:table-row table:style-name="ro1">
          <table:table-cell office:value-type="string">
            <text:p><text:s/>0 <text:s text:c="4"/>+- 0 <text:s text:c="14"/>2.9 +- 0 <text:s text:c="9"/>4309 spaciou</text:p>
          </table:table-cell>
        </table:table-row>
        <table:table-row table:style-name="ro1">
          <table:table-cell office:value-type="string">
            <text:p><text:s/>0 <text:s text:c="4"/>+- 0 <text:s text:c="14"/>2.9 +- 0 <text:s text:c="9"/>4308 dissatisfi</text:p>
          </table:table-cell>
        </table:table-row>
        <table:table-row table:style-name="ro1">
          <table:table-cell office:value-type="string">
            <text:p><text:s/>0 <text:s text:c="4"/>+- 0 <text:s text:c="14"/>2.9 +- 0 <text:s text:c="9"/>4335 frank</text:p>
          </table:table-cell>
        </table:table-row>
        <table:table-row table:style-name="ro1">
          <table:table-cell office:value-type="string">
            <text:p><text:s/>0 <text:s text:c="4"/>+- 0 <text:s text:c="14"/>2.9 +- 0 <text:s text:c="9"/>4336 suckingpig</text:p>
          </table:table-cell>
        </table:table-row>
        <table:table-row table:style-name="ro1">
          <table:table-cell office:value-type="string">
            <text:p><text:s/>0 <text:s text:c="4"/>+- 0 <text:s text:c="14"/>2.9 +- 0 <text:s text:c="9"/>4362 merrymak</text:p>
          </table:table-cell>
        </table:table-row>
        <table:table-row table:style-name="ro1">
          <table:table-cell office:value-type="string">
            <text:p><text:s/>0 <text:s text:c="4"/>+- 0 <text:s text:c="14"/>2.9 +- 0 <text:s text:c="9"/>4337 undo</text:p>
          </table:table-cell>
        </table:table-row>
        <table:table-row table:style-name="ro1">
          <table:table-cell office:value-type="string">
            <text:p><text:s/>0 <text:s text:c="4"/>+- 0 <text:s text:c="14"/>2.9 +- 0 <text:s text:c="9"/>4364 linnet</text:p>
          </table:table-cell>
        </table:table-row>
        <table:table-row table:style-name="ro1">
          <table:table-cell office:value-type="string">
            <text:p><text:s/>0 <text:s text:c="4"/>+- 0 <text:s text:c="14"/>2.9 +- 0 <text:s text:c="9"/>4363 scarc</text:p>
          </table:table-cell>
        </table:table-row>
        <table:table-row table:style-name="ro1">
          <table:table-cell office:value-type="string">
            <text:p><text:s/>0 <text:s text:c="4"/>+- 0 <text:s text:c="14"/>2.9 +- 0 <text:s text:c="9"/>4361 retain</text:p>
          </table:table-cell>
        </table:table-row>
        <table:table-row table:style-name="ro1">
          <table:table-cell office:value-type="string">
            <text:p><text:s/>0 <text:s text:c="4"/>+- 0 <text:s text:c="14"/>2.9 +- 0 <text:s text:c="9"/>4366 scarf</text:p>
          </table:table-cell>
        </table:table-row>
        <table:table-row table:style-name="ro1">
          <table:table-cell office:value-type="string">
            <text:p><text:s/>0 <text:s text:c="4"/>+- 0 <text:s text:c="14"/>2.9 +- 0 <text:s text:c="9"/>4360 atwitt</text:p>
          </table:table-cell>
        </table:table-row>
        <table:table-row table:style-name="ro1">
          <table:table-cell office:value-type="string">
            <text:p><text:s/>0 <text:s text:c="4"/>+- 0 <text:s text:c="14"/>2.9 +- 0 <text:s text:c="9"/>4359 outsid</text:p>
          </table:table-cell>
        </table:table-row>
        <table:table-row table:style-name="ro1">
          <table:table-cell office:value-type="string">
            <text:p><text:s/>0 <text:s text:c="4"/>+- 0 <text:s text:c="14"/>2.9 +- 0 <text:s text:c="9"/>4365 stuck</text:p>
          </table:table-cell>
        </table:table-row>
        <table:table-row table:style-name="ro1">
          <table:table-cell office:value-type="string">
            <text:p><text:s/>0 <text:s text:c="4"/>+- 0 <text:s text:c="14"/>2.9 +- 0 <text:s text:c="9"/>4367 spilt</text:p>
          </table:table-cell>
        </table:table-row>
        <table:table-row table:style-name="ro1">
          <table:table-cell office:value-type="string">
            <text:p><text:s/>0 <text:s text:c="4"/>+- 0 <text:s text:c="14"/>2.9 +- 0 <text:s text:c="9"/>4357 length</text:p>
          </table:table-cell>
        </table:table-row>
        <table:table-row table:style-name="ro1">
          <table:table-cell office:value-type="string">
            <text:p><text:s/>0 <text:s text:c="4"/>+- 0 <text:s text:c="14"/>2.9 +- 0 <text:s text:c="9"/>4372 workmen</text:p>
          </table:table-cell>
        </table:table-row>
        <table:table-row table:style-name="ro1">
          <table:table-cell office:value-type="string">
            <text:p><text:s/>0 <text:s text:c="4"/>+- 0 <text:s text:c="14"/>2.9 +- 0 <text:s text:c="9"/>4373 qualiti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371 bouquet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368 finest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370 blown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369 attent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358 wrote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356 stride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338 templ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342 dictionari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374 scene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344 thrust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343 tempt</text:p>
          </table:table-cell>
        </table:table-row>
        <table:table-row table:style-name="ro1">
          <table:table-cell office:value-type="string">
            <text:p><text:s/>0 <text:s text:c="4"/>+- 0.1 <text:s text:c="12"/>3 <text:s text:c="2"/>+- 0 <text:s text:c="9"/>4245 broom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341 bawl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346 princess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340 formerli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339 sneez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345 molli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355 walkingstick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347 shuh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2592 mast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352 could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354 yarn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95 upward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353 put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97 platform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351 enchant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348 etern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350 yard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349 steak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42 decay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94 scorch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43 chosen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41 worst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40 whereon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39 outer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38 brood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376 hitherto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37 redcap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44 parachut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46 unhar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51 scissor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52 marsh</text:p>
          </table:table-cell>
        </table:table-row>
        <table:table-row table:style-name="ro1">
          <table:table-cell office:value-type="string">
            <text:p><text:s/>0 <text:s text:c="4"/>+- 0.099 <text:s text:c="10"/>3 <text:s text:c="2"/>+- 0 <text:s text:c="9"/>4249 shudder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50 playfellow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53 youngster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47 hobbl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36 perfect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48 labor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35 bunch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34 mire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20 tannhaus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22 intelligenc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21 amber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19 breast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24 owl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18 furnish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17 rampion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23 cushion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33 salut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25 minnow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30 joanna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32 thyself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31 widdli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29 dearest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26 move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28 strove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27 hun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54 redhead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55 serious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81 whither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56 therefor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83 spur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82 ale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80 radiant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85 chinchin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79 anyth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78 somewher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93 radianc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84 sin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86 muff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76 day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91 beneath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92 stock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90 shirt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87 weather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89 truth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88 polit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77 gauz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75 cage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57 wellknown</text:p>
          </table:table-cell>
        </table:table-row>
        <table:table-row table:style-name="ro1">
          <table:table-cell office:value-type="string">
            <text:p><text:s/>0 <text:s text:c="4"/>+- 0 <text:s text:c="14"/>3 <text:s text:c="2"/>+- 0 <text:s text:c="9"/>4261 whilst</text:p>
          </table:table-cell>
        </table:table-row>
        <table:table-row table:style-name="ro1">
          <table:table-cell office:value-type="string">
            <text:p><text:s/>0 <text:s text:c="4"/>+- 0 <text:s text:c="14"/>3.1 +- 0 <text:s text:c="9"/>4263 daa</text:p>
          </table:table-cell>
        </table:table-row>
        <table:table-row table:style-name="ro1">
          <table:table-cell office:value-type="string">
            <text:p><text:s/>0 <text:s text:c="4"/>+- 0 <text:s text:c="14"/>3.1 +- 0 <text:s text:c="9"/>4262 crash</text:p>
          </table:table-cell>
        </table:table-row>
        <table:table-row table:style-name="ro1">
          <table:table-cell office:value-type="string">
            <text:p><text:s/>0 <text:s text:c="4"/>+- 0 <text:s text:c="14"/>3.1 +- 0 <text:s text:c="9"/>4260 prosper</text:p>
          </table:table-cell>
        </table:table-row>
        <table:table-row table:style-name="ro1">
          <table:table-cell office:value-type="string">
            <text:p><text:s/>0 <text:s text:c="4"/>+- 0 <text:s text:c="14"/>3.1 +- 0 <text:s text:c="9"/>4265 hurrican</text:p>
          </table:table-cell>
        </table:table-row>
        <table:table-row table:style-name="ro1">
          <table:table-cell office:value-type="string">
            <text:p><text:s/>0 <text:s text:c="4"/>+- 0 <text:s text:c="14"/>3.1 +- 0 <text:s text:c="9"/>4259 halfdon</text:p>
          </table:table-cell>
        </table:table-row>
        <table:table-row table:style-name="ro1">
          <table:table-cell office:value-type="string">
            <text:p><text:s/>0 <text:s text:c="4"/>+- 0 <text:s text:c="14"/>3.1 +- 0 <text:s text:c="9"/>4258 noonday</text:p>
          </table:table-cell>
        </table:table-row>
        <table:table-row table:style-name="ro1">
          <table:table-cell office:value-type="string">
            <text:p><text:s/>0 <text:s text:c="4"/>+- 0 <text:s text:c="14"/>3.1 +- 0 <text:s text:c="9"/>4264 later</text:p>
          </table:table-cell>
        </table:table-row>
        <table:table-row table:style-name="ro1">
          <table:table-cell office:value-type="string">
            <text:p><text:s/>0 <text:s text:c="4"/>+- 0 <text:s text:c="14"/>3.1 +- 0 <text:s text:c="9"/>4274 cannist</text:p>
          </table:table-cell>
        </table:table-row>
        <table:table-row table:style-name="ro1">
          <table:table-cell office:value-type="string">
            <text:p><text:s/>0 <text:s text:c="4"/>+- 0 <text:s text:c="14"/>3.1 +- 0 <text:s text:c="9"/>4266 flour</text:p>
          </table:table-cell>
        </table:table-row>
        <table:table-row table:style-name="ro1">
          <table:table-cell office:value-type="string">
            <text:p><text:s/>0 <text:s text:c="4"/>+- 0 <text:s text:c="14"/>3.1 +- 0 <text:s text:c="9"/>4375 sack</text:p>
          </table:table-cell>
        </table:table-row>
        <table:table-row table:style-name="ro1">
          <table:table-cell office:value-type="string">
            <text:p><text:s/>0 <text:s text:c="4"/>+- 0 <text:s text:c="14"/>3.1 +- 0 <text:s text:c="9"/>4271 snake</text:p>
          </table:table-cell>
        </table:table-row>
        <table:table-row table:style-name="ro1">
          <table:table-cell office:value-type="string">
            <text:p><text:s/>0 <text:s text:c="4"/>+- 0 <text:s text:c="14"/>3.1 +- 0 <text:s text:c="9"/>4273 front</text:p>
          </table:table-cell>
        </table:table-row>
        <table:table-row table:style-name="ro1">
          <table:table-cell office:value-type="string">
            <text:p><text:s/>0 <text:s text:c="4"/>+- 0 <text:s text:c="14"/>3.1 +- 0 <text:s text:c="9"/>4272 kiss</text:p>
          </table:table-cell>
        </table:table-row>
        <table:table-row table:style-name="ro1">
          <table:table-cell office:value-type="string">
            <text:p><text:s/>0 <text:s text:c="4"/>+- 0 <text:s text:c="14"/>3.1 +- 0 <text:s text:c="9"/>4270 mention</text:p>
          </table:table-cell>
        </table:table-row>
        <table:table-row table:style-name="ro1">
          <table:table-cell office:value-type="string">
            <text:p><text:s/>0 <text:s text:c="4"/>+- 0 <text:s text:c="14"/>3.1 +- 0 <text:s text:c="9"/>4267 swore</text:p>
          </table:table-cell>
        </table:table-row>
        <table:table-row table:style-name="ro1">
          <table:table-cell office:value-type="string">
            <text:p><text:s/>0 <text:s text:c="4"/>+- 0 <text:s text:c="14"/>3.1 +- 0 <text:s text:c="9"/>4269 question</text:p>
          </table:table-cell>
        </table:table-row>
        <table:table-row table:style-name="ro1">
          <table:table-cell office:value-type="string">
            <text:p><text:s/>0 <text:s text:c="4"/>+- 0 <text:s text:c="14"/>3.1 +- 0 <text:s text:c="9"/>4268 bat</text:p>
          </table:table-cell>
        </table:table-row>
        <table:table-row table:style-name="ro1">
          <table:table-cell office:value-type="string">
            <text:p><text:s/>0 <text:s text:c="4"/>+- 0 <text:s text:c="14"/>3.1 +- 0 <text:s text:c="9"/>4487 rove</text:p>
          </table:table-cell>
        </table:table-row>
        <table:table-row table:style-name="ro1">
          <table:table-cell office:value-type="string">
            <text:p><text:s/>0 <text:s text:c="4"/>+- 0 <text:s text:c="14"/>3.1 +- 0 <text:s text:c="9"/>4488 clash</text:p>
          </table:table-cell>
        </table:table-row>
        <table:table-row table:style-name="ro1">
          <table:table-cell office:value-type="string">
            <text:p><text:s/>0 <text:s text:c="4"/>+- 0 <text:s text:c="14"/>3.1 +- 0 <text:s text:c="9"/>4486 unless</text:p>
          </table:table-cell>
        </table:table-row>
        <table:table-row table:style-name="ro1">
          <table:table-cell office:value-type="string">
            <text:p><text:s/>0 <text:s text:c="4"/>+- 0 <text:s text:c="14"/>3.1 +- 0 <text:s text:c="9"/>4485 courtesi</text:p>
          </table:table-cell>
        </table:table-row>
        <table:table-row table:style-name="ro1">
          <table:table-cell office:value-type="string">
            <text:p><text:s/>0 <text:s text:c="4"/>+- 0 <text:s text:c="14"/>3.1 +- 0 <text:s text:c="9"/>4484 soar</text:p>
          </table:table-cell>
        </table:table-row>
        <table:table-row table:style-name="ro1">
          <table:table-cell office:value-type="string">
            <text:p><text:s/>0 <text:s text:c="4"/>+- 0 <text:s text:c="14"/>3.1 +- 0 <text:s text:c="9"/>4377 bonnet</text:p>
          </table:table-cell>
        </table:table-row>
        <table:table-row table:style-name="ro1">
          <table:table-cell office:value-type="string">
            <text:p><text:s/>0 <text:s text:c="4"/>+- 0 <text:s text:c="14"/>3.1 +- 0 <text:s text:c="9"/>4483 singl</text:p>
          </table:table-cell>
        </table:table-row>
        <table:table-row table:style-name="ro1">
          <table:table-cell office:value-type="string">
            <text:p><text:s/>0 <text:s text:c="4"/>+- 0 <text:s text:c="14"/>3.1 +- 0 <text:s text:c="9"/>4482 soap</text:p>
          </table:table-cell>
        </table:table-row>
        <table:table-row table:style-name="ro1">
          <table:table-cell office:value-type="string">
            <text:p><text:s/>0 <text:s text:c="4"/>+- 0 <text:s text:c="14"/>3.1 +- 0 <text:s text:c="9"/>4489 fidel</text:p>
          </table:table-cell>
        </table:table-row>
        <table:table-row table:style-name="ro1">
          <table:table-cell office:value-type="string">
            <text:p><text:s/>0 <text:s text:c="4"/>+- 0 <text:s text:c="14"/>3.1 +- 0 <text:s text:c="9"/>4459 close</text:p>
          </table:table-cell>
        </table:table-row>
        <table:table-row table:style-name="ro1">
          <table:table-cell office:value-type="string">
            <text:p><text:s/>0 <text:s text:c="4"/>+- 0 <text:s text:c="14"/>3.1 +- 0 <text:s text:c="9"/>4490 firedrum</text:p>
          </table:table-cell>
        </table:table-row>
        <table:table-row table:style-name="ro1">
          <table:table-cell office:value-type="string">
            <text:p><text:s/>0 <text:s text:c="4"/>+- 0 <text:s text:c="14"/>3.1 +- 0 <text:s text:c="9"/>4491 hazel</text:p>
          </table:table-cell>
        </table:table-row>
        <table:table-row table:style-name="ro1">
          <table:table-cell office:value-type="string">
            <text:p><text:s/>0 <text:s text:c="4"/>+- 0 <text:s text:c="14"/>3.1 +- 0 <text:s text:c="9"/>4496 clog</text:p>
          </table:table-cell>
        </table:table-row>
        <table:table-row table:style-name="ro1">
          <table:table-cell office:value-type="string">
            <text:p><text:s/>0 <text:s text:c="4"/>+- 0 <text:s text:c="14"/>3.1 +- 0 <text:s text:c="9"/>4497 whu</text:p>
          </table:table-cell>
        </table:table-row>
        <table:table-row table:style-name="ro1">
          <table:table-cell office:value-type="string">
            <text:p><text:s/>0 <text:s text:c="4"/>+- 0 <text:s text:c="14"/>3.1 +- 0 <text:s text:c="9"/>4495 mortal</text:p>
          </table:table-cell>
        </table:table-row>
        <table:table-row table:style-name="ro1">
          <table:table-cell office:value-type="string">
            <text:p><text:s/>0 <text:s text:c="4"/>+- 0 <text:s text:c="14"/>3.1 +- 0 <text:s text:c="9"/>4499 eight</text:p>
          </table:table-cell>
        </table:table-row>
        <table:table-row table:style-name="ro1">
          <table:table-cell office:value-type="string">
            <text:p><text:s/>0 <text:s text:c="4"/>+- 0 <text:s text:c="14"/>3.1 +- 0 <text:s text:c="9"/>4215 counten</text:p>
          </table:table-cell>
        </table:table-row>
        <table:table-row table:style-name="ro1">
          <table:table-cell office:value-type="string">
            <text:p><text:s/>0 <text:s text:c="4"/>+- 0 <text:s text:c="14"/>3.1 +- 0 <text:s text:c="9"/>4492 salli</text:p>
          </table:table-cell>
        </table:table-row>
        <table:table-row table:style-name="ro1">
          <table:table-cell office:value-type="string">
            <text:p><text:s/>0 <text:s text:c="4"/>+- 0 <text:s text:c="14"/>3.1 +- 0 <text:s text:c="9"/>4494 discov</text:p>
          </table:table-cell>
        </table:table-row>
        <table:table-row table:style-name="ro1">
          <table:table-cell office:value-type="string">
            <text:p><text:s/>0 <text:s text:c="4"/>+- 0 <text:s text:c="14"/>3.1 +- 0 <text:s text:c="9"/>4493 galleri</text:p>
          </table:table-cell>
        </table:table-row>
        <table:table-row table:style-name="ro1">
          <table:table-cell office:value-type="string">
            <text:p><text:s/>0 <text:s text:c="4"/>+- 0 <text:s text:c="14"/>3.1 +- 0 <text:s text:c="9"/>4481 barn</text:p>
          </table:table-cell>
        </table:table-row>
        <table:table-row table:style-name="ro1">
          <table:table-cell office:value-type="string">
            <text:p><text:s/>0 <text:s text:c="4"/>+- 0 <text:s text:c="14"/>3.1 +- 0 <text:s text:c="9"/>4480 discret</text:p>
          </table:table-cell>
        </table:table-row>
        <table:table-row table:style-name="ro1">
          <table:table-cell office:value-type="string">
            <text:p><text:s/>0 <text:s text:c="4"/>+- 0 <text:s text:c="14"/>3.1 +- 0 <text:s text:c="9"/>4479 unawar</text:p>
          </table:table-cell>
        </table:table-row>
        <table:table-row table:style-name="ro1">
          <table:table-cell office:value-type="string">
            <text:p><text:s/>0 <text:s text:c="4"/>+- 0 <text:s text:c="14"/>3.1 +- 0 <text:s text:c="9"/>4464 gentli</text:p>
          </table:table-cell>
        </table:table-row>
        <table:table-row table:style-name="ro1">
          <table:table-cell office:value-type="string">
            <text:p><text:s/>0 <text:s text:c="4"/>+- 0 <text:s text:c="14"/>3.1 +- 0 <text:s text:c="9"/>4466 sedat</text:p>
          </table:table-cell>
        </table:table-row>
        <table:table-row table:style-name="ro1">
          <table:table-cell office:value-type="string">
            <text:p><text:s/>0 <text:s text:c="4"/>+- 0 <text:s text:c="14"/>3.1 +- 0 <text:s text:c="9"/>4465 duckyard</text:p>
          </table:table-cell>
        </table:table-row>
        <table:table-row table:style-name="ro1">
          <table:table-cell office:value-type="string">
            <text:p><text:s/>0 <text:s text:c="4"/>+- 0 <text:s text:c="14"/>3.1 +- 0 <text:s text:c="9"/>4463 tidi</text:p>
          </table:table-cell>
        </table:table-row>
        <table:table-row table:style-name="ro1">
          <table:table-cell office:value-type="string">
            <text:p><text:s/>0 <text:s text:c="4"/>+- 0 <text:s text:c="14"/>3.1 +- 0 <text:s text:c="9"/>4468 florin</text:p>
          </table:table-cell>
        </table:table-row>
        <table:table-row table:style-name="ro1">
          <table:table-cell office:value-type="string">
            <text:p><text:s/>0 <text:s text:c="4"/>+- 0 <text:s text:c="14"/>3.1 +- 0 <text:s text:c="9"/>4462 waken</text:p>
          </table:table-cell>
        </table:table-row>
        <table:table-row table:style-name="ro1">
          <table:table-cell office:value-type="string">
            <text:p><text:s/>0 <text:s text:c="4"/>+- 0 <text:s text:c="14"/>3.1 +- 0 <text:s text:c="9"/>4461 roseleav</text:p>
          </table:table-cell>
        </table:table-row>
        <table:table-row table:style-name="ro1">
          <table:table-cell office:value-type="string">
            <text:p><text:s/>0 <text:s text:c="4"/>+- 0 <text:s text:c="14"/>3.1 +- 0 <text:s text:c="9"/>4467 allgon</text:p>
          </table:table-cell>
        </table:table-row>
        <table:table-row table:style-name="ro1">
          <table:table-cell office:value-type="string">
            <text:p><text:s/>0 <text:s text:c="4"/>+- 0 <text:s text:c="14"/>3.1 +- 0 <text:s text:c="9"/>4478 mix</text:p>
          </table:table-cell>
        </table:table-row>
        <table:table-row table:style-name="ro1">
          <table:table-cell office:value-type="string">
            <text:p><text:s/>0 <text:s text:c="4"/>+- 0 <text:s text:c="14"/>3.1 +- 0 <text:s text:c="9"/>4470 offend</text:p>
          </table:table-cell>
        </table:table-row>
        <table:table-row table:style-name="ro1">
          <table:table-cell office:value-type="string">
            <text:p><text:s/>0 <text:s text:c="4"/>+- 0 <text:s text:c="14"/>3.1 +- 0 <text:s text:c="9"/>4475 lili</text:p>
          </table:table-cell>
        </table:table-row>
        <table:table-row table:style-name="ro1">
          <table:table-cell office:value-type="string">
            <text:p><text:s/>0 <text:s text:c="4"/>+- 0 <text:s text:c="14"/>3.1 +- 0 <text:s text:c="9"/>4477 whatsoev</text:p>
          </table:table-cell>
        </table:table-row>
        <table:table-row table:style-name="ro1">
          <table:table-cell office:value-type="string">
            <text:p><text:s/>0 <text:s text:c="4"/>+- 0 <text:s text:c="14"/>3.1 +- 0 <text:s text:c="9"/>4476 chief</text:p>
          </table:table-cell>
        </table:table-row>
        <table:table-row table:style-name="ro1">
          <table:table-cell office:value-type="string">
            <text:p><text:s/>0 <text:s text:c="4"/>+- 0 <text:s text:c="14"/>3.1 +- 0 <text:s text:c="9"/>4474 expos</text:p>
          </table:table-cell>
        </table:table-row>
        <table:table-row table:style-name="ro1">
          <table:table-cell office:value-type="string">
            <text:p><text:s/>0 <text:s text:c="4"/>+- 0 <text:s text:c="14"/>3.1 +- 0 <text:s text:c="9"/>4471 waterpl</text:p>
          </table:table-cell>
        </table:table-row>
        <table:table-row table:style-name="ro1">
          <table:table-cell office:value-type="string">
            <text:p><text:s/>0 <text:s text:c="4"/>+- 0 <text:s text:c="14"/>3.1 +- 0 <text:s text:c="9"/>4473 bough</text:p>
          </table:table-cell>
        </table:table-row>
        <table:table-row table:style-name="ro1">
          <table:table-cell office:value-type="string">
            <text:p><text:s/>0 <text:s text:c="4"/>+- 0 <text:s text:c="14"/>3.1 +- 0 <text:s text:c="9"/>4472 messeng</text:p>
          </table:table-cell>
        </table:table-row>
        <table:table-row table:style-name="ro1">
          <table:table-cell office:value-type="string">
            <text:p><text:s/>0 <text:s text:c="4"/>+- 0 <text:s text:c="14"/>3.1 +- 0 <text:s text:c="9"/>4500 droschki</text:p>
          </table:table-cell>
        </table:table-row>
        <table:table-row table:style-name="ro1">
          <table:table-cell office:value-type="string">
            <text:p><text:s/>0 <text:s text:c="4"/>+- 0 <text:s text:c="14"/>3.1 +- 0 <text:s text:c="9"/>4501 mansion</text:p>
          </table:table-cell>
        </table:table-row>
        <table:table-row table:style-name="ro1">
          <table:table-cell office:value-type="string">
            <text:p><text:s/>0 <text:s text:c="4"/>+- 0 <text:s text:c="14"/>3.1 +- 0 <text:s text:c="9"/>4527 affair</text:p>
          </table:table-cell>
        </table:table-row>
        <table:table-row table:style-name="ro1">
          <table:table-cell office:value-type="string">
            <text:p><text:s/>0 <text:s text:c="4"/>+- 0 <text:s text:c="14"/>3.1 +- 0 <text:s text:c="9"/>4502 vise</text:p>
          </table:table-cell>
        </table:table-row>
        <table:table-row table:style-name="ro1">
          <table:table-cell office:value-type="string">
            <text:p><text:s/>0 <text:s text:c="4"/>+- 0 <text:s text:c="14"/>3.1 +- 0 <text:s text:c="9"/>4529 eelweir</text:p>
          </table:table-cell>
        </table:table-row>
        <table:table-row table:style-name="ro1">
          <table:table-cell office:value-type="string">
            <text:p><text:s/>0 <text:s text:c="4"/>+- 0 <text:s text:c="14"/>3.1 +- 0 <text:s text:c="9"/>4528 grandmoth</text:p>
          </table:table-cell>
        </table:table-row>
        <table:table-row table:style-name="ro1">
          <table:table-cell office:value-type="string">
            <text:p><text:s/>0 <text:s text:c="4"/>+- 0 <text:s text:c="14"/>3.1 +- 0 <text:s text:c="9"/>4526 gain</text:p>
          </table:table-cell>
        </table:table-row>
        <table:table-row table:style-name="ro1">
          <table:table-cell office:value-type="string">
            <text:p><text:s/>0 <text:s text:c="4"/>+- 0 <text:s text:c="14"/>3.1 +- 0 <text:s text:c="9"/>4531 entertain</text:p>
          </table:table-cell>
        </table:table-row>
        <table:table-row table:style-name="ro1">
          <table:table-cell office:value-type="string">
            <text:p><text:s/>0 <text:s text:c="4"/>+- 0 <text:s text:c="14"/>3.1 +- 0 <text:s text:c="9"/>4525 fact</text:p>
          </table:table-cell>
        </table:table-row>
        <table:table-row table:style-name="ro1">
          <table:table-cell office:value-type="string">
            <text:p><text:s/>0 <text:s text:c="4"/>+- 0 <text:s text:c="14"/>3.1 +- 0 <text:s text:c="9"/>4524 away</text:p>
          </table:table-cell>
        </table:table-row>
        <table:table-row table:style-name="ro1">
          <table:table-cell office:value-type="string">
            <text:p><text:s/>0 <text:s text:c="4"/>+- 0 <text:s text:c="14"/>3.1 +- 0 <text:s text:c="9"/>4530 appetit</text:p>
          </table:table-cell>
        </table:table-row>
        <table:table-row table:style-name="ro1">
          <table:table-cell office:value-type="string">
            <text:p><text:s/>0 <text:s text:c="4"/>+- 0 <text:s text:c="14"/>3.1 +- 0 <text:s text:c="9"/>4532 frighten</text:p>
          </table:table-cell>
        </table:table-row>
        <table:table-row table:style-name="ro1">
          <table:table-cell office:value-type="string">
            <text:p><text:s/>0 <text:s text:c="4"/>+- 0 <text:s text:c="14"/>3.1 +- 0 <text:s text:c="9"/>4522 beetl</text:p>
          </table:table-cell>
        </table:table-row>
        <table:table-row table:style-name="ro1">
          <table:table-cell office:value-type="string">
            <text:p><text:s/>0 <text:s text:c="4"/>+- 0 <text:s text:c="14"/>3.1 +- 0 <text:s text:c="9"/>4537 brother</text:p>
          </table:table-cell>
        </table:table-row>
        <table:table-row table:style-name="ro1">
          <table:table-cell office:value-type="string">
            <text:p><text:s/>0 <text:s text:c="4"/>+- 0 <text:s text:c="14"/>3.1 +- 0 <text:s text:c="9"/>4538 bring</text:p>
          </table:table-cell>
        </table:table-row>
        <table:table-row table:style-name="ro1">
          <table:table-cell office:value-type="string">
            <text:p><text:s/>0 <text:s text:c="4"/>+- 0 <text:s text:c="14"/>3.1 +- 0 <text:s text:c="9"/>4536 burden</text:p>
          </table:table-cell>
        </table:table-row>
        <table:table-row table:style-name="ro1">
          <table:table-cell office:value-type="string">
            <text:p><text:s/>0 <text:s text:c="4"/>+- 0 <text:s text:c="14"/>3.1 +- 0 <text:s text:c="9"/>4533 couldst</text:p>
          </table:table-cell>
        </table:table-row>
        <table:table-row table:style-name="ro1">
          <table:table-cell office:value-type="string">
            <text:p><text:s/>0 <text:s text:c="4"/>+- 0 <text:s text:c="14"/>3.1 +- 0 <text:s text:c="9"/>4535 indoor</text:p>
          </table:table-cell>
        </table:table-row>
        <table:table-row table:style-name="ro1">
          <table:table-cell office:value-type="string">
            <text:p><text:s/>0 <text:s text:c="4"/>+- 0 <text:s text:c="14"/>3.1 +- 0 <text:s text:c="9"/>4534 ambit</text:p>
          </table:table-cell>
        </table:table-row>
        <table:table-row table:style-name="ro1">
          <table:table-cell office:value-type="string">
            <text:p><text:s/>0 <text:s text:c="4"/>+- 0 <text:s text:c="14"/>3.1 +- 0 <text:s text:c="9"/>4523 apparatu</text:p>
          </table:table-cell>
        </table:table-row>
        <table:table-row table:style-name="ro1">
          <table:table-cell office:value-type="string">
            <text:p><text:s/>0 <text:s text:c="4"/>+- 0 <text:s text:c="14"/>3.1 +- 0 <text:s text:c="9"/>4521 brew</text:p>
          </table:table-cell>
        </table:table-row>
        <table:table-row table:style-name="ro1">
          <table:table-cell office:value-type="string">
            <text:p><text:s/>0 <text:s text:c="4"/>+- 0 <text:s text:c="14"/>3.1 +- 0 <text:s text:c="9"/>4503 learnt</text:p>
          </table:table-cell>
        </table:table-row>
        <table:table-row table:style-name="ro1">
          <table:table-cell office:value-type="string">
            <text:p><text:s/>0 <text:s text:c="4"/>+- 0 <text:s text:c="14"/>3.1 +- 0 <text:s text:c="9"/>4507 fervent</text:p>
          </table:table-cell>
        </table:table-row>
        <table:table-row table:style-name="ro1">
          <table:table-cell office:value-type="string">
            <text:p><text:s/>0 <text:s text:c="4"/>+- 0 <text:s text:c="14"/>3.1 +- 0 <text:s text:c="9"/>4509 grumbl</text:p>
          </table:table-cell>
        </table:table-row>
        <table:table-row table:style-name="ro1">
          <table:table-cell office:value-type="string">
            <text:p><text:s/>0 <text:s text:c="4"/>+- 0 <text:s text:c="14"/>3.1 +- 0 <text:s text:c="9"/>4508 clasp</text:p>
          </table:table-cell>
        </table:table-row>
        <table:table-row table:style-name="ro1">
          <table:table-cell office:value-type="string">
            <text:p><text:s/>0 <text:s text:c="4"/>+- 0 <text:s text:c="14"/>3.1 +- 0 <text:s text:c="9"/>4506 medal</text:p>
          </table:table-cell>
        </table:table-row>
        <table:table-row table:style-name="ro1">
          <table:table-cell office:value-type="string">
            <text:p><text:s/>0 <text:s text:c="4"/>+- 0 <text:s text:c="14"/>3.1 +- 0 <text:s text:c="9"/>4511 widberg</text:p>
          </table:table-cell>
        </table:table-row>
        <table:table-row table:style-name="ro1">
          <table:table-cell office:value-type="string">
            <text:p><text:s/>0 <text:s text:c="4"/>+- 0 <text:s text:c="14"/>3.1 +- 0 <text:s text:c="9"/>4505 cabinet</text:p>
          </table:table-cell>
        </table:table-row>
        <table:table-row table:style-name="ro1">
          <table:table-cell office:value-type="string">
            <text:p><text:s/>0 <text:s text:c="4"/>+- 0 <text:s text:c="14"/>3.1 +- 0 <text:s text:c="9"/>4504 awe</text:p>
          </table:table-cell>
        </table:table-row>
        <table:table-row table:style-name="ro1">
          <table:table-cell office:value-type="string">
            <text:p><text:s/>0 <text:s text:c="4"/>+- 0 <text:s text:c="14"/>3.1 +- 0 <text:s text:c="9"/>4510 urg</text:p>
          </table:table-cell>
        </table:table-row>
        <table:table-row table:style-name="ro1">
          <table:table-cell office:value-type="string">
            <text:p><text:s/>0 <text:s text:c="4"/>+- 0 <text:s text:c="14"/>3.1 +- 0 <text:s text:c="9"/>4520 coalbox</text:p>
          </table:table-cell>
        </table:table-row>
        <table:table-row table:style-name="ro1">
          <table:table-cell office:value-type="string">
            <text:p><text:s/>0 <text:s text:c="4"/>+- 0 <text:s text:c="14"/>3.1 +- 0 <text:s text:c="9"/>4512 bred</text:p>
          </table:table-cell>
        </table:table-row>
        <table:table-row table:style-name="ro1">
          <table:table-cell office:value-type="string">
            <text:p><text:s/>0 <text:s text:c="4"/>+- 0 <text:s text:c="14"/>3.2 +- 0 <text:s text:c="9"/>4517 gutter</text:p>
          </table:table-cell>
        </table:table-row>
        <table:table-row table:style-name="ro1">
          <table:table-cell office:value-type="string">
            <text:p><text:s/>0 <text:s text:c="4"/>+- 0 <text:s text:c="14"/>3.2 +- 0 <text:s text:c="9"/>4519 trampl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58 fourteenth</text:p>
          </table:table-cell>
        </table:table-row>
        <table:table-row table:style-name="ro1">
          <table:table-cell office:value-type="string">
            <text:p><text:s/>0 <text:s text:c="4"/>+- 0 <text:s text:c="14"/>3.2 +- 0 <text:s text:c="9"/>4518 absurd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60 throat</text:p>
          </table:table-cell>
        </table:table-row>
        <table:table-row table:style-name="ro1">
          <table:table-cell office:value-type="string">
            <text:p><text:s/>0 <text:s text:c="4"/>+- 0 <text:s text:c="14"/>3.2 +- 0 <text:s text:c="9"/>4516 deni</text:p>
          </table:table-cell>
        </table:table-row>
        <table:table-row table:style-name="ro1">
          <table:table-cell office:value-type="string">
            <text:p><text:s/>0 <text:s text:c="4"/>+- 0 <text:s text:c="14"/>3.2 +- 0 <text:s text:c="9"/>4513 stronger</text:p>
          </table:table-cell>
        </table:table-row>
        <table:table-row table:style-name="ro1">
          <table:table-cell office:value-type="string">
            <text:p><text:s/>0 <text:s text:c="4"/>+- 0 <text:s text:c="14"/>3.2 +- 0 <text:s text:c="9"/>4515 inde</text:p>
          </table:table-cell>
        </table:table-row>
        <table:table-row table:style-name="ro1">
          <table:table-cell office:value-type="string">
            <text:p><text:s/>0 <text:s text:c="4"/>+- 0 <text:s text:c="14"/>3.2 +- 0 <text:s text:c="9"/>4514 face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04 gather</text:p>
          </table:table-cell>
        </table:table-row>
        <table:table-row table:style-name="ro1">
          <table:table-cell office:value-type="string">
            <text:p><text:s/>0 <text:s text:c="4"/>+- 0 <text:s text:c="14"/>3.2 +- 0 <text:s text:c="9"/>4378 betroth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05 pancak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57 cavern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03 slide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02 sadli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01 appl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00 attack</text:p>
          </table:table-cell>
        </table:table-row>
        <table:table-row table:style-name="ro1">
          <table:table-cell office:value-type="string">
            <text:p><text:s/>0 <text:s text:c="4"/>+- 0 <text:s text:c="14"/>3.2 +- 0 <text:s text:c="9"/>4399 backdoor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06 fairest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07 cabin</text:p>
          </table:table-cell>
        </table:table-row>
        <table:table-row table:style-name="ro1">
          <table:table-cell office:value-type="string">
            <text:p><text:s/>0 <text:s text:c="4"/>+- 0 <text:s text:c="14"/>3.2 +- 0 <text:s text:c="9"/>4539 musti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08 beard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13 imagecarv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14 villag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12 stomach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16 shallow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09 back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11 shell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10 yockyock</text:p>
          </table:table-cell>
        </table:table-row>
        <table:table-row table:style-name="ro1">
          <table:table-cell office:value-type="string">
            <text:p><text:s/>0 <text:s text:c="4"/>+- 0 <text:s text:c="14"/>3.2 +- 0 <text:s text:c="9"/>4398 spirit</text:p>
          </table:table-cell>
        </table:table-row>
        <table:table-row table:style-name="ro1">
          <table:table-cell office:value-type="string">
            <text:p><text:s/>0 <text:s text:c="4"/>+- 0 <text:s text:c="14"/>3.2 +- 0 <text:s text:c="9"/>4397 eighth</text:p>
          </table:table-cell>
        </table:table-row>
        <table:table-row table:style-name="ro1">
          <table:table-cell office:value-type="string">
            <text:p><text:s/>0 <text:s text:c="4"/>+- 0 <text:s text:c="14"/>3.2 +- 0 <text:s text:c="9"/>4396 messag</text:p>
          </table:table-cell>
        </table:table-row>
        <table:table-row table:style-name="ro1">
          <table:table-cell office:value-type="string">
            <text:p><text:s/>0 <text:s text:c="4"/>+- 0 <text:s text:c="14"/>3.2 +- 0 <text:s text:c="9"/>4382 pranc</text:p>
          </table:table-cell>
        </table:table-row>
        <table:table-row table:style-name="ro1">
          <table:table-cell office:value-type="string">
            <text:p><text:s/>0 <text:s text:c="4"/>+- 0 <text:s text:c="14"/>3.2 +- 0 <text:s text:c="9"/>4384 art</text:p>
          </table:table-cell>
        </table:table-row>
        <table:table-row table:style-name="ro1">
          <table:table-cell office:value-type="string">
            <text:p><text:s/>0 <text:s text:c="4"/>+- 0 <text:s text:c="14"/>3.2 +- 0 <text:s text:c="9"/>4383 owner</text:p>
          </table:table-cell>
        </table:table-row>
        <table:table-row table:style-name="ro1">
          <table:table-cell office:value-type="string">
            <text:p><text:s/>0 <text:s text:c="4"/>+- 0 <text:s text:c="14"/>3.2 +- 0 <text:s text:c="9"/>4381 plainli</text:p>
          </table:table-cell>
        </table:table-row>
        <table:table-row table:style-name="ro1">
          <table:table-cell office:value-type="string">
            <text:p><text:s/>0 <text:s text:c="4"/>+- 0 <text:s text:c="14"/>3.2 +- 0 <text:s text:c="9"/>4386 scent</text:p>
          </table:table-cell>
        </table:table-row>
        <table:table-row table:style-name="ro1">
          <table:table-cell office:value-type="string">
            <text:p><text:s/>0 <text:s text:c="4"/>+- 0 <text:s text:c="14"/>3.2 +- 0 <text:s text:c="9"/>4380 hazeltre</text:p>
          </table:table-cell>
        </table:table-row>
        <table:table-row table:style-name="ro1">
          <table:table-cell office:value-type="string">
            <text:p><text:s/>0 <text:s text:c="4"/>+- 0 <text:s text:c="14"/>3.2 +- 0 <text:s text:c="9"/>4379 cobweb</text:p>
          </table:table-cell>
        </table:table-row>
        <table:table-row table:style-name="ro1">
          <table:table-cell office:value-type="string">
            <text:p><text:s/>0 <text:s text:c="4"/>+- 0 <text:s text:c="14"/>3.2 +- 0 <text:s text:c="9"/>4385 waterspout</text:p>
          </table:table-cell>
        </table:table-row>
        <table:table-row table:style-name="ro1">
          <table:table-cell office:value-type="string">
            <text:p><text:s/>0 <text:s text:c="4"/>+- 0 <text:s text:c="14"/>3.2 +- 0 <text:s text:c="9"/>4395 system</text:p>
          </table:table-cell>
        </table:table-row>
        <table:table-row table:style-name="ro1">
          <table:table-cell office:value-type="string">
            <text:p><text:s/>0 <text:s text:c="4"/>+- 0 <text:s text:c="14"/>3.2 +- 0 <text:s text:c="9"/>4387 horseman</text:p>
          </table:table-cell>
        </table:table-row>
        <table:table-row table:style-name="ro1">
          <table:table-cell office:value-type="string">
            <text:p><text:s/>0 <text:s text:c="4"/>+- 0 <text:s text:c="14"/>3.2 +- 0 <text:s text:c="9"/>4392 licens</text:p>
          </table:table-cell>
        </table:table-row>
        <table:table-row table:style-name="ro1">
          <table:table-cell office:value-type="string">
            <text:p><text:s/>0 <text:s text:c="4"/>+- 0 <text:s text:c="14"/>3.2 +- 0 <text:s text:c="9"/>4394 graveston</text:p>
          </table:table-cell>
        </table:table-row>
        <table:table-row table:style-name="ro1">
          <table:table-cell office:value-type="string">
            <text:p><text:s/>0 <text:s text:c="4"/>+- 0 <text:s text:c="14"/>3.2 +- 0 <text:s text:c="9"/>4393 thomasina</text:p>
          </table:table-cell>
        </table:table-row>
        <table:table-row table:style-name="ro1">
          <table:table-cell office:value-type="string">
            <text:p><text:s/>0 <text:s text:c="4"/>+- 0 <text:s text:c="14"/>3.2 +- 0 <text:s text:c="9"/>4391 loophol</text:p>
          </table:table-cell>
        </table:table-row>
        <table:table-row table:style-name="ro1">
          <table:table-cell office:value-type="string">
            <text:p><text:s/>0 <text:s text:c="4"/>+- 0 <text:s text:c="14"/>3.2 +- 0 <text:s text:c="9"/>4388 hawk</text:p>
          </table:table-cell>
        </table:table-row>
        <table:table-row table:style-name="ro1">
          <table:table-cell office:value-type="string">
            <text:p><text:s/>0 <text:s text:c="4"/>+- 0 <text:s text:c="14"/>3.2 +- 0 <text:s text:c="9"/>4390 monkey</text:p>
          </table:table-cell>
        </table:table-row>
        <table:table-row table:style-name="ro1">
          <table:table-cell office:value-type="string">
            <text:p><text:s/>0 <text:s text:c="4"/>+- 0 <text:s text:c="14"/>3.2 +- 0 <text:s text:c="9"/>4389 smaller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17 grete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18 genteel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44 torrent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19 accompani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46 tommi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45 gambol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43 steep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48 stepsist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42 spurt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41 digniti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56 torment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47 exhibit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49 beggar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39 psalm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54 tonight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55 nourish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53 clearli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50 terribl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52 roseleaf</text:p>
          </table:table-cell>
        </table:table-row>
        <table:table-row table:style-name="ro1">
          <table:table-cell office:value-type="string">
            <text:p><text:s/>0 <text:s text:c="4"/>+- 0 <text:s text:c="14"/>3.2 +- 0 <text:s text:c="9"/>4216 cattl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51 gout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40 rake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38 firework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20 disinfect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24 haven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26 steel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25 neck</text:p>
          </table:table-cell>
        </table:table-row>
        <table:table-row table:style-name="ro1">
          <table:table-cell office:value-type="string">
            <text:p><text:s/>0 <text:s text:c="4"/>+- 0 <text:s text:c="14"/>3.2 +- 0 <text:s text:c="9"/>4214 allow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23 exactli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28 owe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22 foliag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21 academi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27 resist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37 swindler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29 valley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34 bed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36 claim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35 bee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33 beg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30 highroad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32 coast</text:p>
          </table:table-cell>
        </table:table-row>
        <table:table-row table:style-name="ro1">
          <table:table-cell office:value-type="string">
            <text:p><text:s/>0 <text:s text:c="4"/>+- 0 <text:s text:c="14"/>3.2 +- 0 <text:s text:c="9"/>4431 steed</text:p>
          </table:table-cell>
        </table:table-row>
        <table:table-row table:style-name="ro1">
          <table:table-cell office:value-type="string">
            <text:p><text:s/>0 <text:s text:c="4"/>+- 0 <text:s text:c="14"/>3.3 +- 0 <text:s text:c="9"/>3999 bird</text:p>
          </table:table-cell>
        </table:table-row>
        <table:table-row table:style-name="ro1">
          <table:table-cell office:value-type="string">
            <text:p><text:s/>0 <text:s text:c="4"/>+- 0 <text:s text:c="14"/>3.3 +- 0 <text:s text:c="9"/>4000 toast</text:p>
          </table:table-cell>
        </table:table-row>
        <table:table-row table:style-name="ro1">
          <table:table-cell office:value-type="string">
            <text:p><text:s/>0 <text:s text:c="4"/>+- 0 <text:s text:c="14"/>3.3 +- 0 <text:s text:c="9"/>3998 mantl</text:p>
          </table:table-cell>
        </table:table-row>
        <table:table-row table:style-name="ro1">
          <table:table-cell office:value-type="string">
            <text:p><text:s/>0 <text:s text:c="4"/>+- 0 <text:s text:c="14"/>3.3 +- 0 <text:s text:c="9"/>3997 rotten</text:p>
          </table:table-cell>
        </table:table-row>
        <table:table-row table:style-name="ro1">
          <table:table-cell office:value-type="string">
            <text:p><text:s/>0 <text:s text:c="4"/>+- 0 <text:s text:c="14"/>3.3 +- 0 <text:s text:c="9"/>3996 journeymen</text:p>
          </table:table-cell>
        </table:table-row>
        <table:table-row table:style-name="ro1">
          <table:table-cell office:value-type="string">
            <text:p><text:s/>0 <text:s text:c="4"/>+- 0 <text:s text:c="14"/>3.3 +- 0 <text:s text:c="9"/>3995 henceforth</text:p>
          </table:table-cell>
        </table:table-row>
        <table:table-row table:style-name="ro1">
          <table:table-cell office:value-type="string">
            <text:p><text:s/>0 <text:s text:c="4"/>+- 0 <text:s text:c="14"/>3.3 +- 0 <text:s text:c="9"/>3994 schwane</text:p>
          </table:table-cell>
        </table:table-row>
        <table:table-row table:style-name="ro1">
          <table:table-cell office:value-type="string">
            <text:p><text:s/>0 <text:s text:c="4"/>+- 0 <text:s text:c="14"/>3.3 +- 0 <text:s text:c="9"/>4001 led</text:p>
          </table:table-cell>
        </table:table-row>
        <table:table-row table:style-name="ro1">
          <table:table-cell office:value-type="string">
            <text:p><text:s/>0 <text:s text:c="4"/>+- 0 <text:s text:c="14"/>3.3 +- 0 <text:s text:c="9"/>4002 dub</text:p>
          </table:table-cell>
        </table:table-row>
        <table:table-row table:style-name="ro1">
          <table:table-cell office:value-type="string">
            <text:p><text:s/>0 <text:s text:c="4"/>+- 0 <text:s text:c="14"/>3.3 +- 0 <text:s text:c="9"/>3972 natur</text:p>
          </table:table-cell>
        </table:table-row>
        <table:table-row table:style-name="ro1">
          <table:table-cell office:value-type="string">
            <text:p><text:s/>0 <text:s text:c="4"/>+- 0 <text:s text:c="14"/>3.3 +- 0 <text:s text:c="9"/>4003 urchin</text:p>
          </table:table-cell>
        </table:table-row>
        <table:table-row table:style-name="ro1">
          <table:table-cell office:value-type="string">
            <text:p><text:s/>0 <text:s text:c="4"/>+- 0 <text:s text:c="14"/>3.3 +- 0 <text:s text:c="9"/>4008 bodi</text:p>
          </table:table-cell>
        </table:table-row>
        <table:table-row table:style-name="ro1">
          <table:table-cell office:value-type="string">
            <text:p><text:s/>0 <text:s text:c="4"/>+- 0 <text:s text:c="14"/>3.3 +- 0 <text:s text:c="9"/>4009 tini</text:p>
          </table:table-cell>
        </table:table-row>
        <table:table-row table:style-name="ro1">
          <table:table-cell office:value-type="string">
            <text:p><text:s/>0 <text:s text:c="4"/>+- 0 <text:s text:c="14"/>3.3 +- 0 <text:s text:c="9"/>4007 straw</text:p>
          </table:table-cell>
        </table:table-row>
        <table:table-row table:style-name="ro1">
          <table:table-cell office:value-type="string">
            <text:p><text:s/>0 <text:s text:c="4"/>+- 0 <text:s text:c="14"/>3.3 +- 0 <text:s text:c="9"/>4010 melancholi</text:p>
          </table:table-cell>
        </table:table-row>
        <table:table-row table:style-name="ro1">
          <table:table-cell office:value-type="string">
            <text:p><text:s/>0 <text:s text:c="4"/>+- 0 <text:s text:c="14"/>3.3 +- 0 <text:s text:c="9"/>4004 ladder</text:p>
          </table:table-cell>
        </table:table-row>
        <table:table-row table:style-name="ro1">
          <table:table-cell office:value-type="string">
            <text:p><text:s/>0 <text:s text:c="4"/>+- 0 <text:s text:c="14"/>3.3 +- 0 <text:s text:c="9"/>4006 punch</text:p>
          </table:table-cell>
        </table:table-row>
        <table:table-row table:style-name="ro1">
          <table:table-cell office:value-type="string">
            <text:p><text:s/>0 <text:s text:c="4"/>+- 0 <text:s text:c="14"/>3.3 +- 0 <text:s text:c="9"/>4005 fourpost</text:p>
          </table:table-cell>
        </table:table-row>
        <table:table-row table:style-name="ro1">
          <table:table-cell office:value-type="string">
            <text:p><text:s/>0 <text:s text:c="4"/>+- 0 <text:s text:c="14"/>3.3 +- 0 <text:s text:c="9"/>3993 piper</text:p>
          </table:table-cell>
        </table:table-row>
        <table:table-row table:style-name="ro1">
          <table:table-cell office:value-type="string">
            <text:p><text:s/>0 <text:s text:c="4"/>+- 0 <text:s text:c="14"/>3.3 +- 0 <text:s text:c="9"/>3992 fine</text:p>
          </table:table-cell>
        </table:table-row>
        <table:table-row table:style-name="ro1">
          <table:table-cell office:value-type="string">
            <text:p><text:s/>0 <text:s text:c="4"/>+- 0 <text:s text:c="14"/>3.3 +- 0 <text:s text:c="9"/>3991 soup</text:p>
          </table:table-cell>
        </table:table-row>
        <table:table-row table:style-name="ro1">
          <table:table-cell office:value-type="string">
            <text:p><text:s/>0 <text:s text:c="4"/>+- 0 <text:s text:c="14"/>3.3 +- 0 <text:s text:c="9"/>3977 jump</text:p>
          </table:table-cell>
        </table:table-row>
        <table:table-row table:style-name="ro1">
          <table:table-cell office:value-type="string">
            <text:p><text:s/>0 <text:s text:c="4"/>+- 0 <text:s text:c="14"/>3.3 +- 0 <text:s text:c="9"/>3979 booth</text:p>
          </table:table-cell>
        </table:table-row>
        <table:table-row table:style-name="ro1">
          <table:table-cell office:value-type="string">
            <text:p><text:s/>0 <text:s text:c="4"/>+- 0 <text:s text:c="14"/>3.3 +- 0 <text:s text:c="9"/>3978 crook</text:p>
          </table:table-cell>
        </table:table-row>
        <table:table-row table:style-name="ro1">
          <table:table-cell office:value-type="string">
            <text:p><text:s/>0 <text:s text:c="4"/>+- 0 <text:s text:c="14"/>3.3 +- 0 <text:s text:c="9"/>3976 agreeabl</text:p>
          </table:table-cell>
        </table:table-row>
        <table:table-row table:style-name="ro1">
          <table:table-cell office:value-type="string">
            <text:p><text:s/>0 <text:s text:c="4"/>+- 0 <text:s text:c="14"/>3.3 +- 0 <text:s text:c="9"/>3981 earth</text:p>
          </table:table-cell>
        </table:table-row>
        <table:table-row table:style-name="ro1">
          <table:table-cell office:value-type="string">
            <text:p><text:s/>0 <text:s text:c="4"/>+- 0 <text:s text:c="14"/>3.3 +- 0 <text:s text:c="9"/>3975 crop</text:p>
          </table:table-cell>
        </table:table-row>
        <table:table-row table:style-name="ro1">
          <table:table-cell office:value-type="string">
            <text:p><text:s/>0 <text:s text:c="4"/>+- 0 <text:s text:c="14"/>3.3 +- 0 <text:s text:c="9"/>3974 pepper</text:p>
          </table:table-cell>
        </table:table-row>
        <table:table-row table:style-name="ro1">
          <table:table-cell office:value-type="string">
            <text:p><text:s/>0 <text:s text:c="4"/>+- 0 <text:s text:c="14"/>3.3 +- 0 <text:s text:c="9"/>3980 alchym</text:p>
          </table:table-cell>
        </table:table-row>
        <table:table-row table:style-name="ro1">
          <table:table-cell office:value-type="string">
            <text:p><text:s/>0 <text:s text:c="4"/>+- 0 <text:s text:c="14"/>3.3 +- 0 <text:s text:c="9"/>3990 rate</text:p>
          </table:table-cell>
        </table:table-row>
        <table:table-row table:style-name="ro1">
          <table:table-cell office:value-type="string">
            <text:p><text:s/>0 <text:s text:c="4"/>+- 0 <text:s text:c="14"/>3.3 +- 0 <text:s text:c="9"/>3982 copenhagen</text:p>
          </table:table-cell>
        </table:table-row>
        <table:table-row table:style-name="ro1">
          <table:table-cell office:value-type="string">
            <text:p><text:s/>0 <text:s text:c="4"/>+- 0 <text:s text:c="14"/>3.3 +- 0 <text:s text:c="9"/>3987 twine</text:p>
          </table:table-cell>
        </table:table-row>
        <table:table-row table:style-name="ro1">
          <table:table-cell office:value-type="string">
            <text:p><text:s/>0 <text:s text:c="4"/>+- 0 <text:s text:c="14"/>3.3 +- 0 <text:s text:c="9"/>4541 traitor</text:p>
          </table:table-cell>
        </table:table-row>
        <table:table-row table:style-name="ro1">
          <table:table-cell office:value-type="string">
            <text:p><text:s/>0 <text:s text:c="4"/>+- 0 <text:s text:c="14"/>3.3 +- 0 <text:s text:c="9"/>3989 norwegian</text:p>
          </table:table-cell>
        </table:table-row>
        <table:table-row table:style-name="ro1">
          <table:table-cell office:value-type="string">
            <text:p><text:s/>0 <text:s text:c="4"/>+- 0 <text:s text:c="14"/>3.3 +- 0 <text:s text:c="9"/>3988 poke</text:p>
          </table:table-cell>
        </table:table-row>
        <table:table-row table:style-name="ro1">
          <table:table-cell office:value-type="string">
            <text:p><text:s/>0 <text:s text:c="4"/>+- 0 <text:s text:c="14"/>3.3 +- 0 <text:s text:c="9"/>3986 obey</text:p>
          </table:table-cell>
        </table:table-row>
        <table:table-row table:style-name="ro1">
          <table:table-cell office:value-type="string">
            <text:p><text:s/>0 <text:s text:c="4"/>+- 0 <text:s text:c="14"/>3.3 +- 0 <text:s text:c="9"/>3983 odd</text:p>
          </table:table-cell>
        </table:table-row>
        <table:table-row table:style-name="ro1">
          <table:table-cell office:value-type="string">
            <text:p><text:s/>0 <text:s text:c="4"/>+- 0 <text:s text:c="14"/>3.3 +- 0 <text:s text:c="9"/>3985 folk</text:p>
          </table:table-cell>
        </table:table-row>
        <table:table-row table:style-name="ro1">
          <table:table-cell office:value-type="string">
            <text:p><text:s/>0 <text:s text:c="4"/>+- 0 <text:s text:c="14"/>3.3 +- 0 <text:s text:c="9"/>3984 click</text:p>
          </table:table-cell>
        </table:table-row>
        <table:table-row table:style-name="ro1">
          <table:table-cell office:value-type="string">
            <text:p><text:s/>0 <text:s text:c="4"/>+- 0 <text:s text:c="14"/>3.3 +- 0 <text:s text:c="9"/>4011 sewn</text:p>
          </table:table-cell>
        </table:table-row>
        <table:table-row table:style-name="ro1">
          <table:table-cell office:value-type="string">
            <text:p><text:s/>0 <text:s text:c="4"/>+- 0 <text:s text:c="14"/>3.3 +- 0 <text:s text:c="9"/>4012 let</text:p>
          </table:table-cell>
        </table:table-row>
        <table:table-row table:style-name="ro1">
          <table:table-cell office:value-type="string">
            <text:p><text:s/>0 <text:s text:c="4"/>+- 0 <text:s text:c="14"/>3.3 +- 0 <text:s text:c="9"/>4038 opinion</text:p>
          </table:table-cell>
        </table:table-row>
        <table:table-row table:style-name="ro1">
          <table:table-cell office:value-type="string">
            <text:p><text:s/>0 <text:s text:c="4"/>+- 0 <text:s text:c="14"/>3.3 +- 0 <text:s text:c="9"/>4013 morrow</text:p>
          </table:table-cell>
        </table:table-row>
        <table:table-row table:style-name="ro1">
          <table:table-cell office:value-type="string">
            <text:p><text:s/>0 <text:s text:c="4"/>+- 0 <text:s text:c="14"/>3.3 +- 0 <text:s text:c="9"/>4040 explain</text:p>
          </table:table-cell>
        </table:table-row>
        <table:table-row table:style-name="ro1">
          <table:table-cell office:value-type="string">
            <text:p><text:s/>0 <text:s text:c="4"/>+- 0 <text:s text:c="14"/>3.3 +- 0 <text:s text:c="9"/>4039 chang</text:p>
          </table:table-cell>
        </table:table-row>
        <table:table-row table:style-name="ro1">
          <table:table-cell office:value-type="string">
            <text:p><text:s/>0 <text:s text:c="4"/>+- 0 <text:s text:c="14"/>3.3 +- 0 <text:s text:c="9"/>4037 simpleton</text:p>
          </table:table-cell>
        </table:table-row>
        <table:table-row table:style-name="ro1">
          <table:table-cell office:value-type="string">
            <text:p><text:s/>0 <text:s text:c="4"/>+- 0 <text:s text:c="14"/>3.3 +- 0 <text:s text:c="9"/>4042 wig</text:p>
          </table:table-cell>
        </table:table-row>
        <table:table-row table:style-name="ro1">
          <table:table-cell office:value-type="string">
            <text:p><text:s/>0 <text:s text:c="4"/>+- 0 <text:s text:c="14"/>3.3 +- 0 <text:s text:c="9"/>4036 defeat</text:p>
          </table:table-cell>
        </table:table-row>
        <table:table-row table:style-name="ro1">
          <table:table-cell office:value-type="string">
            <text:p><text:s/>0 <text:s text:c="4"/>+- 0 <text:s text:c="14"/>3.3 +- 0 <text:s text:c="9"/>4035 housedoor</text:p>
          </table:table-cell>
        </table:table-row>
        <table:table-row table:style-name="ro1">
          <table:table-cell office:value-type="string">
            <text:p><text:s/>0 <text:s text:c="4"/>+- 0 <text:s text:c="14"/>3.3 +- 0 <text:s text:c="9"/>4041 chanc</text:p>
          </table:table-cell>
        </table:table-row>
        <table:table-row table:style-name="ro1">
          <table:table-cell office:value-type="string">
            <text:p><text:s/>0 <text:s text:c="4"/>+- 0 <text:s text:c="14"/>3.3 +- 0 <text:s text:c="9"/>4043 mock</text:p>
          </table:table-cell>
        </table:table-row>
        <table:table-row table:style-name="ro1">
          <table:table-cell office:value-type="string">
            <text:p><text:s/>0 <text:s text:c="4"/>+- 0 <text:s text:c="14"/>3.3 +- 0 <text:s text:c="9"/>4033 babbitti</text:p>
          </table:table-cell>
        </table:table-row>
        <table:table-row table:style-name="ro1">
          <table:table-cell office:value-type="string">
            <text:p><text:s/>0 <text:s text:c="4"/>+- 0 <text:s text:c="14"/>3.3 +- 0 <text:s text:c="9"/>4048 housekeep</text:p>
          </table:table-cell>
        </table:table-row>
        <table:table-row table:style-name="ro1">
          <table:table-cell office:value-type="string">
            <text:p><text:s/>0 <text:s text:c="4"/>+- 0 <text:s text:c="14"/>3.3 +- 0 <text:s text:c="9"/>4049 danger</text:p>
          </table:table-cell>
        </table:table-row>
        <table:table-row table:style-name="ro1">
          <table:table-cell office:value-type="string">
            <text:p><text:s/>0 <text:s text:c="4"/>+- 0 <text:s text:c="14"/>3.3 +- 0 <text:s text:c="9"/>4047 although</text:p>
          </table:table-cell>
        </table:table-row>
        <table:table-row table:style-name="ro1">
          <table:table-cell office:value-type="string">
            <text:p><text:s/>0 <text:s text:c="4"/>+- 0 <text:s text:c="14"/>3.3 +- 0 <text:s text:c="9"/>4044 bare</text:p>
          </table:table-cell>
        </table:table-row>
        <table:table-row table:style-name="ro1">
          <table:table-cell office:value-type="string">
            <text:p><text:s/>0 <text:s text:c="4"/>+- 0 <text:s text:c="14"/>3.3 +- 0 <text:s text:c="9"/>4046 impertin</text:p>
          </table:table-cell>
        </table:table-row>
        <table:table-row table:style-name="ro1">
          <table:table-cell office:value-type="string">
            <text:p><text:s/>0 <text:s text:c="4"/>+- 0 <text:s text:c="14"/>3.3 +- 0 <text:s text:c="9"/>4045 daybreak</text:p>
          </table:table-cell>
        </table:table-row>
        <table:table-row table:style-name="ro1">
          <table:table-cell office:value-type="string">
            <text:p><text:s/>0 <text:s text:c="4"/>+- 0 <text:s text:c="14"/>3.3 +- 0 <text:s text:c="9"/>4034 painter</text:p>
          </table:table-cell>
        </table:table-row>
        <table:table-row table:style-name="ro1">
          <table:table-cell office:value-type="string">
            <text:p><text:s/>0 <text:s text:c="4"/>+- 0 <text:s text:c="14"/>3.3 +- 0 <text:s text:c="9"/>4032 scatter</text:p>
          </table:table-cell>
        </table:table-row>
        <table:table-row table:style-name="ro1">
          <table:table-cell office:value-type="string">
            <text:p><text:s/>0 <text:s text:c="4"/>+- 0 <text:s text:c="14"/>3.3 +- 0 <text:s text:c="9"/>4014 improv</text:p>
          </table:table-cell>
        </table:table-row>
        <table:table-row table:style-name="ro1">
          <table:table-cell office:value-type="string">
            <text:p><text:s/>0 <text:s text:c="4"/>+- 0 <text:s text:c="14"/>3.3 +- 0 <text:s text:c="9"/>4018 sinc</text:p>
          </table:table-cell>
        </table:table-row>
        <table:table-row table:style-name="ro1">
          <table:table-cell office:value-type="string">
            <text:p><text:s/>0 <text:s text:c="4"/>+- 0 <text:s text:c="14"/>3.3 +- 0 <text:s text:c="9"/>4020 vinegar</text:p>
          </table:table-cell>
        </table:table-row>
        <table:table-row table:style-name="ro1">
          <table:table-cell office:value-type="string">
            <text:p><text:s/>0 <text:s text:c="4"/>+- 0 <text:s text:c="14"/>3.3 +- 0 <text:s text:c="9"/>4050 egypt</text:p>
          </table:table-cell>
        </table:table-row>
        <table:table-row table:style-name="ro1">
          <table:table-cell office:value-type="string">
            <text:p><text:s/>0 <text:s text:c="4"/>+- 0 <text:s text:c="14"/>3.3 +- 0 <text:s text:c="9"/>4019 tortois</text:p>
          </table:table-cell>
        </table:table-row>
        <table:table-row table:style-name="ro1">
          <table:table-cell office:value-type="string">
            <text:p><text:s/>0 <text:s text:c="4"/>+- 0 <text:s text:c="14"/>3.3 +- 0 <text:s text:c="9"/>4017 fifteen</text:p>
          </table:table-cell>
        </table:table-row>
        <table:table-row table:style-name="ro1">
          <table:table-cell office:value-type="string">
            <text:p><text:s/>0 <text:s text:c="4"/>+- 0 <text:s text:c="14"/>3.3 +- 0 <text:s text:c="9"/>4022 purpos</text:p>
          </table:table-cell>
        </table:table-row>
        <table:table-row table:style-name="ro1">
          <table:table-cell office:value-type="string">
            <text:p><text:s/>0 <text:s text:c="4"/>+- 0 <text:s text:c="14"/>3.3 +- 0 <text:s text:c="9"/>4016 becom</text:p>
          </table:table-cell>
        </table:table-row>
        <table:table-row table:style-name="ro1">
          <table:table-cell office:value-type="string">
            <text:p><text:s/>0 <text:s text:c="4"/>+- 0 <text:s text:c="14"/>3.3 +- 0 <text:s text:c="9"/>4015 roof</text:p>
          </table:table-cell>
        </table:table-row>
        <table:table-row table:style-name="ro1">
          <table:table-cell office:value-type="string">
            <text:p><text:s/>0 <text:s text:c="4"/>+- 0 <text:s text:c="14"/>3.3 +- 0 <text:s text:c="9"/>4021 great</text:p>
          </table:table-cell>
        </table:table-row>
        <table:table-row table:style-name="ro1">
          <table:table-cell office:value-type="string">
            <text:p><text:s/>0 <text:s text:c="4"/>+- 0 <text:s text:c="14"/>3.3 +- 0 <text:s text:c="9"/>4031 steadi</text:p>
          </table:table-cell>
        </table:table-row>
        <table:table-row table:style-name="ro1">
          <table:table-cell office:value-type="string">
            <text:p><text:s/>0 <text:s text:c="4"/>+- 0 <text:s text:c="14"/>3.3 +- 0 <text:s text:c="9"/>4023 buttonhol</text:p>
          </table:table-cell>
        </table:table-row>
        <table:table-row table:style-name="ro1">
          <table:table-cell office:value-type="string">
            <text:p><text:s/>0 <text:s text:c="4"/>+- 0 <text:s text:c="14"/>3.3 +- 0 <text:s text:c="9"/>4028 conceiv</text:p>
          </table:table-cell>
        </table:table-row>
        <table:table-row table:style-name="ro1">
          <table:table-cell office:value-type="string">
            <text:p><text:s/>0 <text:s text:c="4"/>+- 0 <text:s text:c="14"/>3.3 +- 0 <text:s text:c="9"/>3971 protect</text:p>
          </table:table-cell>
        </table:table-row>
        <table:table-row table:style-name="ro1">
          <table:table-cell office:value-type="string">
            <text:p><text:s/>0 <text:s text:c="4"/>+- 0 <text:s text:c="14"/>3.3 +- 0 <text:s text:c="9"/>4030 grander</text:p>
          </table:table-cell>
        </table:table-row>
        <table:table-row table:style-name="ro1">
          <table:table-cell office:value-type="string">
            <text:p><text:s/>0 <text:s text:c="4"/>+- 0 <text:s text:c="14"/>3.3 +- 0 <text:s text:c="9"/>4029 larger</text:p>
          </table:table-cell>
        </table:table-row>
        <table:table-row table:style-name="ro1">
          <table:table-cell office:value-type="string">
            <text:p><text:s/>0 <text:s text:c="4"/>+- 0 <text:s text:c="14"/>3.3 +- 0 <text:s text:c="9"/>3973 billygoat</text:p>
          </table:table-cell>
        </table:table-row>
        <table:table-row table:style-name="ro1">
          <table:table-cell office:value-type="string">
            <text:p><text:s/>0 <text:s text:c="4"/>+- 0 <text:s text:c="14"/>3.3 +- 0 <text:s text:c="9"/>4027 didnt</text:p>
          </table:table-cell>
        </table:table-row>
        <table:table-row table:style-name="ro1">
          <table:table-cell office:value-type="string">
            <text:p><text:s/>0 <text:s text:c="4"/>+- 0 <text:s text:c="14"/>3.3 +- 0 <text:s text:c="9"/>4024 greas</text:p>
          </table:table-cell>
        </table:table-row>
        <table:table-row table:style-name="ro1">
          <table:table-cell office:value-type="string">
            <text:p><text:s/>0 <text:s text:c="4"/>+- 0 <text:s text:c="14"/>3.3 +- 0 <text:s text:c="9"/>4026 conceit</text:p>
          </table:table-cell>
        </table:table-row>
        <table:table-row table:style-name="ro1">
          <table:table-cell office:value-type="string">
            <text:p><text:s/>0 <text:s text:c="4"/>+- 0 <text:s text:c="14"/>3.3 +- 0 <text:s text:c="9"/>4025 holger</text:p>
          </table:table-cell>
        </table:table-row>
        <table:table-row table:style-name="ro1">
          <table:table-cell office:value-type="string">
            <text:p><text:s/>0 <text:s text:c="4"/>+- 0 <text:s text:c="14"/>3.3 +- 0 <text:s text:c="9"/>3918 becam</text:p>
          </table:table-cell>
        </table:table-row>
        <table:table-row table:style-name="ro1">
          <table:table-cell office:value-type="string">
            <text:p><text:s/>0 <text:s text:c="4"/>+- 0 <text:s text:c="14"/>3.3 +- 0 <text:s text:c="9"/>3970 carter</text:p>
          </table:table-cell>
        </table:table-row>
        <table:table-row table:style-name="ro1">
          <table:table-cell office:value-type="string">
            <text:p><text:s/>0 <text:s text:c="4"/>+- 0 <text:s text:c="14"/>3.3 +- 0 <text:s text:c="9"/>3919 visitor</text:p>
          </table:table-cell>
        </table:table-row>
        <table:table-row table:style-name="ro1">
          <table:table-cell office:value-type="string">
            <text:p><text:s/>0 <text:s text:c="4"/>+- 0 <text:s text:c="14"/>3.3 +- 0 <text:s text:c="9"/>3917 estim</text:p>
          </table:table-cell>
        </table:table-row>
        <table:table-row table:style-name="ro1">
          <table:table-cell office:value-type="string">
            <text:p><text:s/>0 <text:s text:c="4"/>+- 0 <text:s text:c="14"/>3.3 +- 0 <text:s text:c="9"/>3916 topic</text:p>
          </table:table-cell>
        </table:table-row>
        <table:table-row table:style-name="ro1">
          <table:table-cell office:value-type="string">
            <text:p><text:s/>0 <text:s text:c="4"/>+- 0 <text:s text:c="14"/>3.3 +- 0 <text:s text:c="9"/>3915 oclock</text:p>
          </table:table-cell>
        </table:table-row>
        <table:table-row table:style-name="ro1">
          <table:table-cell office:value-type="string">
            <text:p><text:s/>0 <text:s text:c="4"/>+- 0 <text:s text:c="14"/>3.3 +- 0 <text:s text:c="9"/>3914 wherev</text:p>
          </table:table-cell>
        </table:table-row>
        <table:table-row table:style-name="ro1">
          <table:table-cell office:value-type="string">
            <text:p><text:s/>0 <text:s text:c="4"/>+- 0 <text:s text:c="14"/>3.3 +- 0 <text:s text:c="9"/>3913 send</text:p>
          </table:table-cell>
        </table:table-row>
        <table:table-row table:style-name="ro1">
          <table:table-cell office:value-type="string">
            <text:p><text:s/>0 <text:s text:c="4"/>+- 0 <text:s text:c="14"/>3.3 +- 0 <text:s text:c="9"/>4052 limp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20 sens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21 women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22 daytim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27 seawal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28 fond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26 imposs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29 envelop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23 nostril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25 reveal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24 sent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12 young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11 moorland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10 elsewher</text:p>
          </table:table-cell>
        </table:table-row>
        <table:table-row table:style-name="ro1">
          <table:table-cell office:value-type="string">
            <text:p><text:s/>0 <text:s text:c="4"/>+- 0 <text:s text:c="14"/>3.4 +- 0 <text:s text:c="9"/>3896 peaceabl</text:p>
          </table:table-cell>
        </table:table-row>
        <table:table-row table:style-name="ro1">
          <table:table-cell office:value-type="string">
            <text:p><text:s/>0 <text:s text:c="4"/>+- 0 <text:s text:c="14"/>3.4 +- 0 <text:s text:c="9"/>3898 renown</text:p>
          </table:table-cell>
        </table:table-row>
        <table:table-row table:style-name="ro1">
          <table:table-cell office:value-type="string">
            <text:p><text:s/>0 <text:s text:c="4"/>+- 0 <text:s text:c="14"/>3.4 +- 0 <text:s text:c="9"/>3897 soften</text:p>
          </table:table-cell>
        </table:table-row>
        <table:table-row table:style-name="ro1">
          <table:table-cell office:value-type="string">
            <text:p><text:s/>0 <text:s text:c="4"/>+- 0 <text:s text:c="14"/>3.4 +- 0 <text:s text:c="9"/>3895 dinnerparti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00 amiss</text:p>
          </table:table-cell>
        </table:table-row>
        <table:table-row table:style-name="ro1">
          <table:table-cell office:value-type="string">
            <text:p><text:s/>0 <text:s text:c="4"/>+- 0 <text:s text:c="14"/>3.4 +- 0 <text:s text:c="9"/>3894 grunt</text:p>
          </table:table-cell>
        </table:table-row>
        <table:table-row table:style-name="ro1">
          <table:table-cell office:value-type="string">
            <text:p><text:s/>0 <text:s text:c="4"/>+- 0 <text:s text:c="14"/>3.4 +- 0 <text:s text:c="9"/>3893 scratch</text:p>
          </table:table-cell>
        </table:table-row>
        <table:table-row table:style-name="ro1">
          <table:table-cell office:value-type="string">
            <text:p><text:s/>0 <text:s text:c="4"/>+- 0 <text:s text:c="14"/>3.4 +- 0 <text:s text:c="9"/>3899 broader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09 harvest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01 roadsid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06 baron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08 cavali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07 turkish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05 procur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02 strew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04 privat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03 kate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30 garden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31 sausag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57 anxious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32 highborn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59 race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58 tunnel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56 eve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61 porter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55 michael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54 inclin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69 fortun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60 declar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62 particularli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52 olden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67 vehicl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68 cap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66 pleas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63 marri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65 rack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64 freed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53 button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51 stiff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33 fundevogel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37 goosehous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39 mous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38 wave</text:p>
          </table:table-cell>
        </table:table-row>
        <table:table-row table:style-name="ro1">
          <table:table-cell office:value-type="string">
            <text:p><text:s/>0 <text:s text:c="4"/>+- 0 <text:s text:c="14"/>3.4 +- 0 <text:s text:c="9"/>4213 ungrat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36 marbach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41 spoon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35 rhyme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34 end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40 blot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50 succeed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42 enviou</text:p>
          </table:table-cell>
        </table:table-row>
        <table:table-row table:style-name="ro1">
          <table:table-cell office:value-type="string">
            <text:p><text:s/>0 <text:s text:c="4"/>+- 0 <text:s text:c="14"/>3.4 +- 0 <text:s text:c="9"/>4051 win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47 tri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49 lordsinwait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48 recit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46 wipe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43 trough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45 stromberg</text:p>
          </table:table-cell>
        </table:table-row>
        <table:table-row table:style-name="ro1">
          <table:table-cell office:value-type="string">
            <text:p><text:s/>0 <text:s text:c="4"/>+- 0 <text:s text:c="14"/>3.4 +- 0 <text:s text:c="9"/>3944 seawat</text:p>
          </table:table-cell>
        </table:table-row>
        <table:table-row table:style-name="ro1">
          <table:table-cell office:value-type="string">
            <text:p><text:s/>0 <text:s text:c="4"/>+- 0 <text:s text:c="14"/>3.4 +- 0 <text:s text:c="9"/>4161 comedi</text:p>
          </table:table-cell>
        </table:table-row>
        <table:table-row table:style-name="ro1">
          <table:table-cell office:value-type="string">
            <text:p><text:s/>0 <text:s text:c="4"/>+- 0 <text:s text:c="14"/>3.4 +- 0 <text:s text:c="9"/>4162 parlour</text:p>
          </table:table-cell>
        </table:table-row>
        <table:table-row table:style-name="ro1">
          <table:table-cell office:value-type="string">
            <text:p><text:s/>0 <text:s text:c="4"/>+- 0 <text:s text:c="14"/>3.4 +- 0 <text:s text:c="9"/>4160 skirt</text:p>
          </table:table-cell>
        </table:table-row>
        <table:table-row table:style-name="ro1">
          <table:table-cell office:value-type="string">
            <text:p><text:s/>0 <text:s text:c="4"/>+- 0 <text:s text:c="14"/>3.4 +- 0 <text:s text:c="9"/>4159 sword</text:p>
          </table:table-cell>
        </table:table-row>
        <table:table-row table:style-name="ro1">
          <table:table-cell office:value-type="string">
            <text:p><text:s/>0 <text:s text:c="4"/>+- 0 <text:s text:c="14"/>3.4 +- 0 <text:s text:c="9"/>4158 crush</text:p>
          </table:table-cell>
        </table:table-row>
        <table:table-row table:style-name="ro1">
          <table:table-cell office:value-type="string">
            <text:p><text:s/>0 <text:s text:c="4"/>+- 0 <text:s text:c="14"/>3.4 +- 0 <text:s text:c="9"/>4157 realiti</text:p>
          </table:table-cell>
        </table:table-row>
        <table:table-row table:style-name="ro1">
          <table:table-cell office:value-type="string">
            <text:p><text:s/>0 <text:s text:c="4"/>+- 0 <text:s text:c="14"/>3.4 +- 0 <text:s text:c="9"/>4053 order</text:p>
          </table:table-cell>
        </table:table-row>
        <table:table-row table:style-name="ro1">
          <table:table-cell office:value-type="string">
            <text:p><text:s/>0 <text:s text:c="4"/>+- 0 <text:s text:c="14"/>3.4 +- 0 <text:s text:c="9"/>4156 surfac</text:p>
          </table:table-cell>
        </table:table-row>
        <table:table-row table:style-name="ro1">
          <table:table-cell office:value-type="string">
            <text:p><text:s/>0 <text:s text:c="4"/>+- 0 <text:s text:c="14"/>3.4 +- 0 <text:s text:c="9"/>4163 briar</text:p>
          </table:table-cell>
        </table:table-row>
        <table:table-row table:style-name="ro1">
          <table:table-cell office:value-type="string">
            <text:p><text:s/>0 <text:s text:c="4"/>+- 0 <text:s text:c="14"/>3.4 +- 0 <text:s text:c="9"/>4164 occur</text:p>
          </table:table-cell>
        </table:table-row>
        <table:table-row table:style-name="ro1">
          <table:table-cell office:value-type="string">
            <text:p><text:s/>0 <text:s text:c="4"/>+- 0 <text:s text:c="14"/>3.4 +- 0 <text:s text:c="9"/>4134 lock</text:p>
          </table:table-cell>
        </table:table-row>
        <table:table-row table:style-name="ro1">
          <table:table-cell office:value-type="string">
            <text:p><text:s/>0 <text:s text:c="4"/>+- 0 <text:s text:c="14"/>3.4 +- 0 <text:s text:c="9"/>4165 delay</text:p>
          </table:table-cell>
        </table:table-row>
        <table:table-row table:style-name="ro1">
          <table:table-cell office:value-type="string">
            <text:p><text:s/>0 <text:s text:c="4"/>+- 0 <text:s text:c="14"/>3.4 +- 0 <text:s text:c="9"/>4170 dissolv</text:p>
          </table:table-cell>
        </table:table-row>
        <table:table-row table:style-name="ro1">
          <table:table-cell office:value-type="string">
            <text:p><text:s/>0 <text:s text:c="4"/>+- 0 <text:s text:c="14"/>3.4 +- 0 <text:s text:c="9"/>4171 instead</text:p>
          </table:table-cell>
        </table:table-row>
        <table:table-row table:style-name="ro1">
          <table:table-cell office:value-type="string">
            <text:p><text:s/>0 <text:s text:c="4"/>+- 0 <text:s text:c="14"/>3.4 +- 0 <text:s text:c="9"/>4169 forest</text:p>
          </table:table-cell>
        </table:table-row>
        <table:table-row table:style-name="ro1">
          <table:table-cell office:value-type="string">
            <text:p><text:s/>0 <text:s text:c="4"/>+- 0 <text:s text:c="14"/>3.4 +- 0 <text:s text:c="9"/>4172 steepl</text:p>
          </table:table-cell>
        </table:table-row>
        <table:table-row table:style-name="ro1">
          <table:table-cell office:value-type="string">
            <text:p><text:s/>0 <text:s text:c="4"/>+- 0 <text:s text:c="14"/>3.4 +- 0 <text:s text:c="9"/>4166 thrive</text:p>
          </table:table-cell>
        </table:table-row>
        <table:table-row table:style-name="ro1">
          <table:table-cell office:value-type="string">
            <text:p><text:s/>0 <text:s text:c="4"/>+- 0 <text:s text:c="14"/>3.4 +- 0 <text:s text:c="9"/>4168 carrier</text:p>
          </table:table-cell>
        </table:table-row>
        <table:table-row table:style-name="ro1">
          <table:table-cell office:value-type="string">
            <text:p><text:s/>0 <text:s text:c="4"/>+- 0 <text:s text:c="14"/>3.4 +- 0 <text:s text:c="9"/>4167 lamp</text:p>
          </table:table-cell>
        </table:table-row>
        <table:table-row table:style-name="ro1">
          <table:table-cell office:value-type="string">
            <text:p><text:s/>0 <text:s text:c="4"/>+- 0 <text:s text:c="14"/>3.4 +- 0 <text:s text:c="9"/>4155 spite</text:p>
          </table:table-cell>
        </table:table-row>
        <table:table-row table:style-name="ro1">
          <table:table-cell office:value-type="string">
            <text:p><text:s/>0 <text:s text:c="4"/>+- 0 <text:s text:c="14"/>3.5 +- 0 <text:s text:c="9"/>4154 lamb</text:p>
          </table:table-cell>
        </table:table-row>
        <table:table-row table:style-name="ro1">
          <table:table-cell office:value-type="string">
            <text:p><text:s/>0 <text:s text:c="4"/>+- 0 <text:s text:c="14"/>3.5 +- 0 <text:s text:c="9"/>4153 english</text:p>
          </table:table-cell>
        </table:table-row>
        <table:table-row table:style-name="ro1">
          <table:table-cell office:value-type="string">
            <text:p><text:s/>0 <text:s text:c="4"/>+- 0 <text:s text:c="14"/>3.5 +- 0 <text:s text:c="9"/>4139 prayerbook</text:p>
          </table:table-cell>
        </table:table-row>
        <table:table-row table:style-name="ro1">
          <table:table-cell office:value-type="string">
            <text:p><text:s/>0 <text:s text:c="4"/>+- 0 <text:s text:c="14"/>3.5 +- 0 <text:s text:c="9"/>4141 villain</text:p>
          </table:table-cell>
        </table:table-row>
        <table:table-row table:style-name="ro1">
          <table:table-cell office:value-type="string">
            <text:p><text:s/>0 <text:s text:c="4"/>+- 0 <text:s text:c="14"/>3.5 +- 0 <text:s text:c="9"/>4140 luggag</text:p>
          </table:table-cell>
        </table:table-row>
        <table:table-row table:style-name="ro1">
          <table:table-cell office:value-type="string">
            <text:p><text:s/>0 <text:s text:c="4"/>+- 0 <text:s text:c="14"/>3.5 +- 0 <text:s text:c="9"/>4138 hing</text:p>
          </table:table-cell>
        </table:table-row>
        <table:table-row table:style-name="ro1">
          <table:table-cell office:value-type="string">
            <text:p><text:s/>0 <text:s text:c="4"/>+- 0 <text:s text:c="14"/>3.5 +- 0 <text:s text:c="9"/>4143 coverlet</text:p>
          </table:table-cell>
        </table:table-row>
        <table:table-row table:style-name="ro1">
          <table:table-cell office:value-type="string">
            <text:p><text:s/>0 <text:s text:c="4"/>+- 0 <text:s text:c="14"/>3.5 +- 0 <text:s text:c="9"/>4137 springtim</text:p>
          </table:table-cell>
        </table:table-row>
        <table:table-row table:style-name="ro1">
          <table:table-cell office:value-type="string">
            <text:p><text:s/>0 <text:s text:c="4"/>+- 0 <text:s text:c="14"/>3.5 +- 0 <text:s text:c="9"/>4136 rode</text:p>
          </table:table-cell>
        </table:table-row>
        <table:table-row table:style-name="ro1">
          <table:table-cell office:value-type="string">
            <text:p><text:s/>0 <text:s text:c="4"/>+- 0 <text:s text:c="14"/>3.5 +- 0 <text:s text:c="9"/>4142 waltz</text:p>
          </table:table-cell>
        </table:table-row>
        <table:table-row table:style-name="ro1">
          <table:table-cell office:value-type="string">
            <text:p><text:s/>0 <text:s text:c="4"/>+- 0 <text:s text:c="14"/>3.5 +- 0 <text:s text:c="9"/>4152 nuttre</text:p>
          </table:table-cell>
        </table:table-row>
        <table:table-row table:style-name="ro1">
          <table:table-cell office:value-type="string">
            <text:p><text:s/>0 <text:s text:c="4"/>+- 0 <text:s text:c="14"/>3.5 +- 0 <text:s text:c="9"/>4144 bend</text:p>
          </table:table-cell>
        </table:table-row>
        <table:table-row table:style-name="ro1">
          <table:table-cell office:value-type="string">
            <text:p><text:s/>0 <text:s text:c="4"/>+- 0 <text:s text:c="14"/>3.5 +- 0 <text:s text:c="9"/>4149 musicmast</text:p>
          </table:table-cell>
        </table:table-row>
        <table:table-row table:style-name="ro1">
          <table:table-cell office:value-type="string">
            <text:p><text:s/>0 <text:s text:c="4"/>+- 0 <text:s text:c="14"/>3.5 +- 0 <text:s text:c="9"/>4151 crimin</text:p>
          </table:table-cell>
        </table:table-row>
        <table:table-row table:style-name="ro1">
          <table:table-cell office:value-type="string">
            <text:p><text:s/>0 <text:s text:c="4"/>+- 0 <text:s text:c="14"/>3.5 +- 0 <text:s text:c="9"/>4150 trumpet</text:p>
          </table:table-cell>
        </table:table-row>
        <table:table-row table:style-name="ro1">
          <table:table-cell office:value-type="string">
            <text:p><text:s/>0 <text:s text:c="4"/>+- 0 <text:s text:c="14"/>3.5 +- 0 <text:s text:c="9"/>4148 giusepp</text:p>
          </table:table-cell>
        </table:table-row>
        <table:table-row table:style-name="ro1">
          <table:table-cell office:value-type="string">
            <text:p><text:s/>0 <text:s text:c="4"/>+- 0 <text:s text:c="14"/>3.5 +- 0 <text:s text:c="9"/>4145 slip</text:p>
          </table:table-cell>
        </table:table-row>
        <table:table-row table:style-name="ro1">
          <table:table-cell office:value-type="string">
            <text:p><text:s/>0 <text:s text:c="4"/>+- 0 <text:s text:c="14"/>3.5 +- 0 <text:s text:c="9"/>4147 sought</text:p>
          </table:table-cell>
        </table:table-row>
        <table:table-row table:style-name="ro1">
          <table:table-cell office:value-type="string">
            <text:p><text:s/>0 <text:s text:c="4"/>+- 0 <text:s text:c="14"/>3.5 +- 0 <text:s text:c="9"/>4146 dinnertim</text:p>
          </table:table-cell>
        </table:table-row>
        <table:table-row table:style-name="ro1">
          <table:table-cell office:value-type="string">
            <text:p><text:s/>0 <text:s text:c="4"/>+- 0 <text:s text:c="14"/>3.5 +- 0 <text:s text:c="9"/>4173 beechtre</text:p>
          </table:table-cell>
        </table:table-row>
        <table:table-row table:style-name="ro1">
          <table:table-cell office:value-type="string">
            <text:p><text:s/>0 <text:s text:c="4"/>+- 0 <text:s text:c="14"/>3.5 +- 0 <text:s text:c="9"/>4174 poetri</text:p>
          </table:table-cell>
        </table:table-row>
        <table:table-row table:style-name="ro1">
          <table:table-cell office:value-type="string">
            <text:p><text:s/>0 <text:s text:c="4"/>+- 0 <text:s text:c="14"/>3.5 +- 0 <text:s text:c="9"/>4200 groschen</text:p>
          </table:table-cell>
        </table:table-row>
        <table:table-row table:style-name="ro1">
          <table:table-cell office:value-type="string">
            <text:p><text:s/>0 <text:s text:c="4"/>+- 0 <text:s text:c="14"/>3.5 +- 0 <text:s text:c="9"/>4175 convers</text:p>
          </table:table-cell>
        </table:table-row>
        <table:table-row table:style-name="ro1">
          <table:table-cell office:value-type="string">
            <text:p><text:s/>0 <text:s text:c="4"/>+- 0 <text:s text:c="14"/>3.5 +- 0 <text:s text:c="9"/>4202 bookcas</text:p>
          </table:table-cell>
        </table:table-row>
        <table:table-row table:style-name="ro1">
          <table:table-cell office:value-type="string">
            <text:p><text:s/>0 <text:s text:c="4"/>+- 0 <text:s text:c="14"/>3.5 +- 0 <text:s text:c="9"/>4201 crossroad</text:p>
          </table:table-cell>
        </table:table-row>
        <table:table-row table:style-name="ro1">
          <table:table-cell office:value-type="string">
            <text:p><text:s/>0 <text:s text:c="4"/>+- 0 <text:s text:c="14"/>3.5 +- 0 <text:s text:c="9"/>4199 physic</text:p>
          </table:table-cell>
        </table:table-row>
        <table:table-row table:style-name="ro1">
          <table:table-cell office:value-type="string">
            <text:p><text:s/>0 <text:s text:c="4"/>+- 0 <text:s text:c="14"/>3.5 +- 0 <text:s text:c="9"/>4204 magpi</text:p>
          </table:table-cell>
        </table:table-row>
        <table:table-row table:style-name="ro1">
          <table:table-cell office:value-type="string">
            <text:p><text:s/>0 <text:s text:c="4"/>+- 0 <text:s text:c="14"/>3.5 +- 0 <text:s text:c="9"/>4198 tomb</text:p>
          </table:table-cell>
        </table:table-row>
        <table:table-row table:style-name="ro1">
          <table:table-cell office:value-type="string">
            <text:p><text:s/>0 <text:s text:c="4"/>+- 0 <text:s text:c="14"/>3.5 +- 0 <text:s text:c="9"/>4212 tabbycat</text:p>
          </table:table-cell>
        </table:table-row>
        <table:table-row table:style-name="ro1">
          <table:table-cell office:value-type="string">
            <text:p><text:s/>0 <text:s text:c="4"/>+- 0 <text:s text:c="14"/>3.5 +- 0 <text:s text:c="9"/>4197 terrier</text:p>
          </table:table-cell>
        </table:table-row>
        <table:table-row table:style-name="ro1">
          <table:table-cell office:value-type="string">
            <text:p><text:s/>0 <text:s text:c="4"/>+- 0 <text:s text:c="14"/>3.5 +- 0 <text:s text:c="9"/>4203 conjur</text:p>
          </table:table-cell>
        </table:table-row>
        <table:table-row table:style-name="ro1">
          <table:table-cell office:value-type="string">
            <text:p><text:s/>0 <text:s text:c="4"/>+- 0 <text:s text:c="14"/>3.5 +- 0 <text:s text:c="9"/>4205 lucinda</text:p>
          </table:table-cell>
        </table:table-row>
        <table:table-row table:style-name="ro1">
          <table:table-cell office:value-type="string">
            <text:p><text:s/>0 <text:s text:c="4"/>+- 0 <text:s text:c="14"/>3.5 +- 0 <text:s text:c="9"/>4195 marrow</text:p>
          </table:table-cell>
        </table:table-row>
        <table:table-row table:style-name="ro1">
          <table:table-cell office:value-type="string">
            <text:p><text:s/>0 <text:s text:c="4"/>+- 0 <text:s text:c="14"/>3.5 +- 0 <text:s text:c="9"/>4210 eccellenza</text:p>
          </table:table-cell>
        </table:table-row>
        <table:table-row table:style-name="ro1">
          <table:table-cell office:value-type="string">
            <text:p><text:s/>0 <text:s text:c="4"/>+- 0 <text:s text:c="14"/>3.5 +- 0 <text:s text:c="9"/>4211 scoop</text:p>
          </table:table-cell>
        </table:table-row>
        <table:table-row table:style-name="ro1">
          <table:table-cell office:value-type="string">
            <text:p><text:s/>0 <text:s text:c="4"/>+- 0 <text:s text:c="14"/>3.5 +- 0 <text:s text:c="9"/>4209 fur</text:p>
          </table:table-cell>
        </table:table-row>
        <table:table-row table:style-name="ro1">
          <table:table-cell office:value-type="string">
            <text:p><text:s/>0 <text:s text:c="4"/>+- 0 <text:s text:c="14"/>3.5 +- 0 <text:s text:c="9"/>4206 seriou</text:p>
          </table:table-cell>
        </table:table-row>
        <table:table-row table:style-name="ro1">
          <table:table-cell office:value-type="string">
            <text:p><text:s/>0 <text:s text:c="4"/>+- 0 <text:s text:c="14"/>3.5 +- 0 <text:s text:c="9"/>4208 lindentre</text:p>
          </table:table-cell>
        </table:table-row>
        <table:table-row table:style-name="ro1">
          <table:table-cell office:value-type="string">
            <text:p><text:s/>0 <text:s text:c="4"/>+- 0 <text:s text:c="14"/>3.5 +- 0 <text:s text:c="9"/>4207 counter</text:p>
          </table:table-cell>
        </table:table-row>
        <table:table-row table:style-name="ro1">
          <table:table-cell office:value-type="string">
            <text:p><text:s/>0 <text:s text:c="4"/>+- 0 <text:s text:c="14"/>3.5 +- 0 <text:s text:c="9"/>4196 exhal</text:p>
          </table:table-cell>
        </table:table-row>
        <table:table-row table:style-name="ro1">
          <table:table-cell office:value-type="string">
            <text:p><text:s/>0 <text:s text:c="4"/>+- 0 <text:s text:c="14"/>3.5 +- 0 <text:s text:c="9"/>4194 footpath</text:p>
          </table:table-cell>
        </table:table-row>
        <table:table-row table:style-name="ro1">
          <table:table-cell office:value-type="string">
            <text:p><text:s/>0 <text:s text:c="4"/>+- 0.099 <text:s text:c="10"/>3.5 +- 0 <text:s text:c="9"/>5111 pin</text:p>
          </table:table-cell>
        </table:table-row>
        <table:table-row table:style-name="ro1">
          <table:table-cell office:value-type="string">
            <text:p><text:s/>0 <text:s text:c="4"/>+- 0 <text:s text:c="14"/>3.5 +- 0 <text:s text:c="9"/>4176 paler</text:p>
          </table:table-cell>
        </table:table-row>
        <table:table-row table:style-name="ro1">
          <table:table-cell office:value-type="string">
            <text:p><text:s/>0 <text:s text:c="4"/>+- 0 <text:s text:c="14"/>3.5 +- 0 <text:s text:c="9"/>4180 likewis</text:p>
          </table:table-cell>
        </table:table-row>
        <table:table-row table:style-name="ro1">
          <table:table-cell office:value-type="string">
            <text:p><text:s/>0 <text:s text:c="4"/>+- 0 <text:s text:c="14"/>3.5 +- 0 <text:s text:c="9"/>4182 knave</text:p>
          </table:table-cell>
        </table:table-row>
        <table:table-row table:style-name="ro1">
          <table:table-cell office:value-type="string">
            <text:p><text:s/>0 <text:s text:c="4"/>+- 0 <text:s text:c="14"/>3.5 +- 0 <text:s text:c="9"/>4181 cupboard</text:p>
          </table:table-cell>
        </table:table-row>
        <table:table-row table:style-name="ro1">
          <table:table-cell office:value-type="string">
            <text:p><text:s/>0 <text:s text:c="4"/>+- 0 <text:s text:c="14"/>3.5 +- 0 <text:s text:c="9"/>4179 stray</text:p>
          </table:table-cell>
        </table:table-row>
        <table:table-row table:style-name="ro1">
          <table:table-cell office:value-type="string">
            <text:p><text:s/>0 <text:s text:c="4"/>+- 0 <text:s text:c="14"/>3.5 +- 0 <text:s text:c="9"/>4184 singular</text:p>
          </table:table-cell>
        </table:table-row>
        <table:table-row table:style-name="ro1">
          <table:table-cell office:value-type="string">
            <text:p><text:s/>0 <text:s text:c="4"/>+- 0 <text:s text:c="14"/>3.5 +- 0 <text:s text:c="9"/>4178 schoolmast</text:p>
          </table:table-cell>
        </table:table-row>
        <table:table-row table:style-name="ro1">
          <table:table-cell office:value-type="string">
            <text:p><text:s/>0 <text:s text:c="4"/>+- 0 <text:s text:c="14"/>3.5 +- 0 <text:s text:c="9"/>4177 fare</text:p>
          </table:table-cell>
        </table:table-row>
        <table:table-row table:style-name="ro1">
          <table:table-cell office:value-type="string">
            <text:p><text:s/>0 <text:s text:c="4"/>+- 0 <text:s text:c="14"/>3.5 +- 0 <text:s text:c="9"/>4183 attend</text:p>
          </table:table-cell>
        </table:table-row>
        <table:table-row table:style-name="ro1">
          <table:table-cell office:value-type="string">
            <text:p><text:s/>0 <text:s text:c="4"/>+- 0 <text:s text:c="14"/>3.5 +- 0 <text:s text:c="9"/>4193 men</text:p>
          </table:table-cell>
        </table:table-row>
        <table:table-row table:style-name="ro1">
          <table:table-cell office:value-type="string">
            <text:p><text:s/>0 <text:s text:c="4"/>+- 0 <text:s text:c="14"/>3.5 +- 0 <text:s text:c="9"/>4185 farm</text:p>
          </table:table-cell>
        </table:table-row>
        <table:table-row table:style-name="ro1">
          <table:table-cell office:value-type="string">
            <text:p><text:s/>0 <text:s text:c="4"/>+- 0 <text:s text:c="14"/>3.5 +- 0 <text:s text:c="9"/>4190 bronzino</text:p>
          </table:table-cell>
        </table:table-row>
        <table:table-row table:style-name="ro1">
          <table:table-cell office:value-type="string">
            <text:p><text:s/>0 <text:s text:c="4"/>+- 0 <text:s text:c="14"/>3.5 +- 0 <text:s text:c="9"/>4133 process</text:p>
          </table:table-cell>
        </table:table-row>
        <table:table-row table:style-name="ro1">
          <table:table-cell office:value-type="string">
            <text:p><text:s/>0 <text:s text:c="4"/>+- 0 <text:s text:c="14"/>3.5 +- 0 <text:s text:c="9"/>4192 wrist</text:p>
          </table:table-cell>
        </table:table-row>
        <table:table-row table:style-name="ro1">
          <table:table-cell office:value-type="string">
            <text:p><text:s/>0 <text:s text:c="4"/>+- 0 <text:s text:c="14"/>3.5 +- 0 <text:s text:c="9"/>4191 notebook</text:p>
          </table:table-cell>
        </table:table-row>
        <table:table-row table:style-name="ro1">
          <table:table-cell office:value-type="string">
            <text:p><text:s/>0 <text:s text:c="4"/>+- 0 <text:s text:c="14"/>3.5 +- 0 <text:s text:c="9"/>4135 slim</text:p>
          </table:table-cell>
        </table:table-row>
        <table:table-row table:style-name="ro1">
          <table:table-cell office:value-type="string">
            <text:p><text:s/>0 <text:s text:c="4"/>+- 0 <text:s text:c="14"/>3.5 +- 0 <text:s text:c="9"/>4189 thunderstorm</text:p>
          </table:table-cell>
        </table:table-row>
        <table:table-row table:style-name="ro1">
          <table:table-cell office:value-type="string">
            <text:p><text:s/>0 <text:s text:c="4"/>+- 0 <text:s text:c="14"/>3.5 +- 0 <text:s text:c="9"/>4186 watch</text:p>
          </table:table-cell>
        </table:table-row>
        <table:table-row table:style-name="ro1">
          <table:table-cell office:value-type="string">
            <text:p><text:s/>0 <text:s text:c="4"/>+- 0 <text:s text:c="14"/>3.5 +- 0 <text:s text:c="9"/>4188 pigl</text:p>
          </table:table-cell>
        </table:table-row>
        <table:table-row table:style-name="ro1">
          <table:table-cell office:value-type="string">
            <text:p><text:s/>0 <text:s text:c="4"/>+- 0 <text:s text:c="14"/>3.5 +- 0 <text:s text:c="9"/>4187 await</text:p>
          </table:table-cell>
        </table:table-row>
        <table:table-row table:style-name="ro1">
          <table:table-cell office:value-type="string">
            <text:p><text:s/>0 <text:s text:c="4"/>+- 0 <text:s text:c="14"/>3.5 +- 0 <text:s text:c="9"/>4080 remaind</text:p>
          </table:table-cell>
        </table:table-row>
        <table:table-row table:style-name="ro1">
          <table:table-cell office:value-type="string">
            <text:p><text:s/>0 <text:s text:c="4"/>+- 0 <text:s text:c="14"/>3.5 +- 0 <text:s text:c="9"/>4132 contempl</text:p>
          </table:table-cell>
        </table:table-row>
        <table:table-row table:style-name="ro1">
          <table:table-cell office:value-type="string">
            <text:p><text:s/>0 <text:s text:c="4"/>+- 0 <text:s text:c="14"/>3.5 +- 0 <text:s text:c="9"/>4081 sort</text:p>
          </table:table-cell>
        </table:table-row>
        <table:table-row table:style-name="ro1">
          <table:table-cell office:value-type="string">
            <text:p><text:s/>0 <text:s text:c="4"/>+- 0 <text:s text:c="14"/>3.5 +- 0 <text:s text:c="9"/>4054 wit</text:p>
          </table:table-cell>
        </table:table-row>
        <table:table-row table:style-name="ro1">
          <table:table-cell office:value-type="string">
            <text:p><text:s/>0 <text:s text:c="4"/>+- 0 <text:s text:c="14"/>3.5 +- 0 <text:s text:c="9"/>4079 midday</text:p>
          </table:table-cell>
        </table:table-row>
        <table:table-row table:style-name="ro1">
          <table:table-cell office:value-type="string">
            <text:p><text:s/>0 <text:s text:c="4"/>+- 0 <text:s text:c="14"/>3.5 +- 0 <text:s text:c="9"/>4078 peddler</text:p>
          </table:table-cell>
        </table:table-row>
        <table:table-row table:style-name="ro1">
          <table:table-cell office:value-type="string">
            <text:p><text:s/>0 <text:s text:c="4"/>+- 0 <text:s text:c="14"/>3.5 +- 0 <text:s text:c="9"/>4077 hug</text:p>
          </table:table-cell>
        </table:table-row>
        <table:table-row table:style-name="ro1">
          <table:table-cell office:value-type="string">
            <text:p><text:s/>0 <text:s text:c="4"/>+- 0 <text:s text:c="14"/>3.5 +- 0 <text:s text:c="9"/>4076 butler</text:p>
          </table:table-cell>
        </table:table-row>
        <table:table-row table:style-name="ro1">
          <table:table-cell office:value-type="string">
            <text:p><text:s/>0 <text:s text:c="4"/>+- 0 <text:s text:c="14"/>3.5 +- 0 <text:s text:c="9"/>4075 christmastre</text:p>
          </table:table-cell>
        </table:table-row>
        <table:table-row table:style-name="ro1">
          <table:table-cell office:value-type="string">
            <text:p><text:s/>0 <text:s text:c="4"/>+- 0 <text:s text:c="14"/>3.5 +- 0 <text:s text:c="9"/>4082 pencil</text:p>
          </table:table-cell>
        </table:table-row>
        <table:table-row table:style-name="ro1">
          <table:table-cell office:value-type="string">
            <text:p><text:s/>0 <text:s text:c="4"/>+- 0 <text:s text:c="14"/>3.5 +- 0 <text:s text:c="9"/>4083 dash</text:p>
          </table:table-cell>
        </table:table-row>
        <table:table-row table:style-name="ro1">
          <table:table-cell office:value-type="string">
            <text:p><text:s/>0 <text:s text:c="4"/>+- 0 <text:s text:c="14"/>3.5 +- 0 <text:s text:c="9"/>4084 clever</text:p>
          </table:table-cell>
        </table:table-row>
        <table:table-row table:style-name="ro1">
          <table:table-cell office:value-type="string">
            <text:p><text:s/>0 <text:s text:c="4"/>+- 0 <text:s text:c="14"/>3.5 +- 0 <text:s text:c="9"/>4089 gladli</text:p>
          </table:table-cell>
        </table:table-row>
        <table:table-row table:style-name="ro1">
          <table:table-cell office:value-type="string">
            <text:p><text:s/>0 <text:s text:c="4"/>+- 0 <text:s text:c="14"/>3.5 +- 0 <text:s text:c="9"/>4090 fiend</text:p>
          </table:table-cell>
        </table:table-row>
        <table:table-row table:style-name="ro1">
          <table:table-cell office:value-type="string">
            <text:p><text:s/>0 <text:s text:c="4"/>+- 0 <text:s text:c="14"/>3.5 +- 0 <text:s text:c="9"/>4088 babi</text:p>
          </table:table-cell>
        </table:table-row>
        <table:table-row table:style-name="ro1">
          <table:table-cell office:value-type="string">
            <text:p><text:s/>0 <text:s text:c="4"/>+- 0 <text:s text:c="14"/>3.5 +- 0 <text:s text:c="9"/>4091 heir</text:p>
          </table:table-cell>
        </table:table-row>
        <table:table-row table:style-name="ro1">
          <table:table-cell office:value-type="string">
            <text:p><text:s/>0 <text:s text:c="4"/>+- 0 <text:s text:c="14"/>3.5 +- 0 <text:s text:c="9"/>4085 shipwreck</text:p>
          </table:table-cell>
        </table:table-row>
        <table:table-row table:style-name="ro1">
          <table:table-cell office:value-type="string">
            <text:p><text:s/>0 <text:s text:c="4"/>+- 0 <text:s text:c="14"/>3.5 +- 0 <text:s text:c="9"/>4087 porch</text:p>
          </table:table-cell>
        </table:table-row>
        <table:table-row table:style-name="ro1">
          <table:table-cell office:value-type="string">
            <text:p><text:s/>0 <text:s text:c="4"/>+- 0 <text:s text:c="14"/>3.5 +- 0 <text:s text:c="9"/>4086 sharpli</text:p>
          </table:table-cell>
        </table:table-row>
        <table:table-row table:style-name="ro1">
          <table:table-cell office:value-type="string">
            <text:p><text:s/>0 <text:s text:c="4"/>+- 0 <text:s text:c="14"/>3.5 +- 0 <text:s text:c="9"/>4074 crab</text:p>
          </table:table-cell>
        </table:table-row>
        <table:table-row table:style-name="ro1">
          <table:table-cell office:value-type="string">
            <text:p><text:s/>0 <text:s text:c="4"/>+- 0 <text:s text:c="14"/>3.5 +- 0 <text:s text:c="9"/>4073 doubt</text:p>
          </table:table-cell>
        </table:table-row>
        <table:table-row table:style-name="ro1">
          <table:table-cell office:value-type="string">
            <text:p><text:s/>0 <text:s text:c="4"/>+- 0 <text:s text:c="14"/>3.5 +- 0 <text:s text:c="9"/>4072 eleven</text:p>
          </table:table-cell>
        </table:table-row>
        <table:table-row table:style-name="ro1">
          <table:table-cell office:value-type="string">
            <text:p><text:s/>0 <text:s text:c="4"/>+- 0 <text:s text:c="14"/>3.5 +- 0 <text:s text:c="9"/>4058 ninth</text:p>
          </table:table-cell>
        </table:table-row>
        <table:table-row table:style-name="ro1">
          <table:table-cell office:value-type="string">
            <text:p><text:s/>0 <text:s text:c="4"/>+- 0 <text:s text:c="14"/>3.5 +- 0 <text:s text:c="9"/>4060 cloud</text:p>
          </table:table-cell>
        </table:table-row>
        <table:table-row table:style-name="ro1">
          <table:table-cell office:value-type="string">
            <text:p><text:s/>0 <text:s text:c="4"/>+- 0 <text:s text:c="14"/>3.5 +- 0 <text:s text:c="9"/>4059 gateway</text:p>
          </table:table-cell>
        </table:table-row>
        <table:table-row table:style-name="ro1">
          <table:table-cell office:value-type="string">
            <text:p><text:s/>0 <text:s text:c="4"/>+- 0 <text:s text:c="14"/>3.5 +- 0 <text:s text:c="9"/>4057 beckon</text:p>
          </table:table-cell>
        </table:table-row>
        <table:table-row table:style-name="ro1">
          <table:table-cell office:value-type="string">
            <text:p><text:s/>0 <text:s text:c="4"/>+- 0 <text:s text:c="14"/>3.5 +- 0 <text:s text:c="9"/>4062 wardrob</text:p>
          </table:table-cell>
        </table:table-row>
        <table:table-row table:style-name="ro1">
          <table:table-cell office:value-type="string">
            <text:p><text:s/>0 <text:s text:c="4"/>+- 0 <text:s text:c="14"/>3.5 +- 0 <text:s text:c="9"/>4056 duck</text:p>
          </table:table-cell>
        </table:table-row>
        <table:table-row table:style-name="ro1">
          <table:table-cell office:value-type="string">
            <text:p><text:s/>0 <text:s text:c="4"/>+- 0 <text:s text:c="14"/>3.6 +- 0 <text:s text:c="9"/>4055 arthur</text:p>
          </table:table-cell>
        </table:table-row>
        <table:table-row table:style-name="ro1">
          <table:table-cell office:value-type="string">
            <text:p><text:s/>0 <text:s text:c="4"/>+- 0 <text:s text:c="14"/>3.6 +- 0 <text:s text:c="9"/>4061 lime</text:p>
          </table:table-cell>
        </table:table-row>
        <table:table-row table:style-name="ro1">
          <table:table-cell office:value-type="string">
            <text:p><text:s/>0 <text:s text:c="4"/>+- 0 <text:s text:c="14"/>3.6 +- 0 <text:s text:c="9"/>4071 next</text:p>
          </table:table-cell>
        </table:table-row>
        <table:table-row table:style-name="ro1">
          <table:table-cell office:value-type="string">
            <text:p><text:s/>0 <text:s text:c="4"/>+- 0 <text:s text:c="14"/>3.6 +- 0 <text:s text:c="9"/>4063 use</text:p>
          </table:table-cell>
        </table:table-row>
        <table:table-row table:style-name="ro1">
          <table:table-cell office:value-type="string">
            <text:p><text:s/>0 <text:s text:c="4"/>+- 0 <text:s text:c="14"/>3.6 +- 0 <text:s text:c="9"/>4068 doubl</text:p>
          </table:table-cell>
        </table:table-row>
        <table:table-row table:style-name="ro1">
          <table:table-cell office:value-type="string">
            <text:p><text:s/>0 <text:s text:c="4"/>+- 0 <text:s text:c="14"/>3.6 +- 0 <text:s text:c="9"/>4070 frog</text:p>
          </table:table-cell>
        </table:table-row>
        <table:table-row table:style-name="ro1">
          <table:table-cell office:value-type="string">
            <text:p><text:s/>0 <text:s text:c="4"/>+- 0 <text:s text:c="14"/>3.6 +- 0 <text:s text:c="9"/>4069 wrinkl</text:p>
          </table:table-cell>
        </table:table-row>
        <table:table-row table:style-name="ro1">
          <table:table-cell office:value-type="string">
            <text:p><text:s/>0 <text:s text:c="4"/>+- 0 <text:s text:c="14"/>3.6 +- 0 <text:s text:c="9"/>4067 bitterli</text:p>
          </table:table-cell>
        </table:table-row>
        <table:table-row table:style-name="ro1">
          <table:table-cell office:value-type="string">
            <text:p><text:s/>0 <text:s text:c="4"/>+- 0 <text:s text:c="14"/>3.6 +- 0 <text:s text:c="9"/>4064 feel</text:p>
          </table:table-cell>
        </table:table-row>
        <table:table-row table:style-name="ro1">
          <table:table-cell office:value-type="string">
            <text:p><text:s/>0 <text:s text:c="4"/>+- 0 <text:s text:c="14"/>3.6 +- 0 <text:s text:c="9"/>4066 mahogani</text:p>
          </table:table-cell>
        </table:table-row>
        <table:table-row table:style-name="ro1">
          <table:table-cell office:value-type="string">
            <text:p><text:s/>0 <text:s text:c="4"/>+- 0 <text:s text:c="14"/>3.6 +- 0 <text:s text:c="9"/>4065 stream</text:p>
          </table:table-cell>
        </table:table-row>
        <table:table-row table:style-name="ro1">
          <table:table-cell office:value-type="string">
            <text:p><text:s/>0 <text:s text:c="4"/>+- 0 <text:s text:c="14"/>3.6 +- 0 <text:s text:c="9"/>4092 boldli</text:p>
          </table:table-cell>
        </table:table-row>
        <table:table-row table:style-name="ro1">
          <table:table-cell office:value-type="string">
            <text:p><text:s/>0 <text:s text:c="4"/>+- 0 <text:s text:c="14"/>3.6 +- 0 <text:s text:c="9"/>4093 chariti</text:p>
          </table:table-cell>
        </table:table-row>
        <table:table-row table:style-name="ro1">
          <table:table-cell office:value-type="string">
            <text:p><text:s/>0 <text:s text:c="4"/>+- 0 <text:s text:c="14"/>3.6 +- 0 <text:s text:c="9"/>4119 beam</text:p>
          </table:table-cell>
        </table:table-row>
        <table:table-row table:style-name="ro1">
          <table:table-cell office:value-type="string">
            <text:p><text:s/>0 <text:s text:c="4"/>+- 0 <text:s text:c="14"/>3.6 +- 0 <text:s text:c="9"/>4094 thatch</text:p>
          </table:table-cell>
        </table:table-row>
        <table:table-row table:style-name="ro1">
          <table:table-cell office:value-type="string">
            <text:p><text:s/>0 <text:s text:c="4"/>+- 0 <text:s text:c="14"/>3.6 +- 0 <text:s text:c="9"/>4121 meet</text:p>
          </table:table-cell>
        </table:table-row>
        <table:table-row table:style-name="ro1">
          <table:table-cell office:value-type="string">
            <text:p><text:s/>0 <text:s text:c="4"/>+- 0 <text:s text:c="14"/>3.6 +- 0 <text:s text:c="9"/>4120 smear</text:p>
          </table:table-cell>
        </table:table-row>
        <table:table-row table:style-name="ro1">
          <table:table-cell office:value-type="string">
            <text:p><text:s/>0 <text:s text:c="4"/>+- 0 <text:s text:c="14"/>3.6 +- 0 <text:s text:c="9"/>4118 thin</text:p>
          </table:table-cell>
        </table:table-row>
        <table:table-row table:style-name="ro1">
          <table:table-cell office:value-type="string">
            <text:p><text:s/>0 <text:s text:c="4"/>+- 0 <text:s text:c="14"/>3.6 +- 0 <text:s text:c="9"/>4123 grin</text:p>
          </table:table-cell>
        </table:table-row>
        <table:table-row table:style-name="ro1">
          <table:table-cell office:value-type="string">
            <text:p><text:s/>0 <text:s text:c="4"/>+- 0 <text:s text:c="14"/>3.6 +- 0 <text:s text:c="9"/>4117 lumber</text:p>
          </table:table-cell>
        </table:table-row>
        <table:table-row table:style-name="ro1">
          <table:table-cell office:value-type="string">
            <text:p><text:s/>0 <text:s text:c="4"/>+- 0 <text:s text:c="14"/>3.6 +- 0 <text:s text:c="9"/>4116 column</text:p>
          </table:table-cell>
        </table:table-row>
        <table:table-row table:style-name="ro1">
          <table:table-cell office:value-type="string">
            <text:p><text:s/>0 <text:s text:c="4"/>+- 0 <text:s text:c="14"/>3.6 +- 0 <text:s text:c="9"/>4131 bent</text:p>
          </table:table-cell>
        </table:table-row>
        <table:table-row table:style-name="ro1">
          <table:table-cell office:value-type="string">
            <text:p><text:s/>0 <text:s text:c="4"/>+- 0 <text:s text:c="14"/>3.6 +- 0 <text:s text:c="9"/>4122 bouncer</text:p>
          </table:table-cell>
        </table:table-row>
        <table:table-row table:style-name="ro1">
          <table:table-cell office:value-type="string">
            <text:p><text:s/>0 <text:s text:c="4"/>+- 0 <text:s text:c="14"/>3.6 +- 0 <text:s text:c="9"/>4540 eldertre</text:p>
          </table:table-cell>
        </table:table-row>
        <table:table-row table:style-name="ro1">
          <table:table-cell office:value-type="string">
            <text:p><text:s/>0 <text:s text:c="4"/>+- 0 <text:s text:c="14"/>3.6 +- 0 <text:s text:c="9"/>4124 coffin</text:p>
          </table:table-cell>
        </table:table-row>
        <table:table-row table:style-name="ro1">
          <table:table-cell office:value-type="string">
            <text:p><text:s/>0 <text:s text:c="4"/>+- 0 <text:s text:c="14"/>3.6 +- 0 <text:s text:c="9"/>4114 pour</text:p>
          </table:table-cell>
        </table:table-row>
        <table:table-row table:style-name="ro1">
          <table:table-cell office:value-type="string">
            <text:p><text:s/>0 <text:s text:c="4"/>+- 0 <text:s text:c="14"/>3.6 +- 0 <text:s text:c="9"/>4129 distract</text:p>
          </table:table-cell>
        </table:table-row>
        <table:table-row table:style-name="ro1">
          <table:table-cell office:value-type="string">
            <text:p><text:s/>0 <text:s text:c="4"/>+- 0 <text:s text:c="14"/>3.6 +- 0 <text:s text:c="9"/>4130 tap</text:p>
          </table:table-cell>
        </table:table-row>
        <table:table-row table:style-name="ro1">
          <table:table-cell office:value-type="string">
            <text:p><text:s/>0 <text:s text:c="4"/>+- 0 <text:s text:c="14"/>3.6 +- 0 <text:s text:c="9"/>4128 olaf</text:p>
          </table:table-cell>
        </table:table-row>
        <table:table-row table:style-name="ro1">
          <table:table-cell office:value-type="string">
            <text:p><text:s/>0 <text:s text:c="4"/>+- 0 <text:s text:c="14"/>3.6 +- 0 <text:s text:c="9"/>4125 aliv</text:p>
          </table:table-cell>
        </table:table-row>
        <table:table-row table:style-name="ro1">
          <table:table-cell office:value-type="string">
            <text:p><text:s/>0 <text:s text:c="4"/>+- 0 <text:s text:c="14"/>3.6 +- 0 <text:s text:c="9"/>4127 control</text:p>
          </table:table-cell>
        </table:table-row>
        <table:table-row table:style-name="ro1">
          <table:table-cell office:value-type="string">
            <text:p><text:s/>0 <text:s text:c="4"/>+- 0 <text:s text:c="14"/>3.6 +- 0 <text:s text:c="9"/>4126 proof</text:p>
          </table:table-cell>
        </table:table-row>
        <table:table-row table:style-name="ro1">
          <table:table-cell office:value-type="string">
            <text:p><text:s/>0 <text:s text:c="4"/>+- 0 <text:s text:c="14"/>3.6 +- 0 <text:s text:c="9"/>4115 borglum</text:p>
          </table:table-cell>
        </table:table-row>
        <table:table-row table:style-name="ro1">
          <table:table-cell office:value-type="string">
            <text:p><text:s/>0 <text:s text:c="4"/>+- 0 <text:s text:c="14"/>3.6 +- 0 <text:s text:c="9"/>4113 stroke</text:p>
          </table:table-cell>
        </table:table-row>
        <table:table-row table:style-name="ro1">
          <table:table-cell office:value-type="string">
            <text:p><text:s/>0 <text:s text:c="4"/>+- 0 <text:s text:c="14"/>3.6 +- 0 <text:s text:c="9"/>4095 sore</text:p>
          </table:table-cell>
        </table:table-row>
        <table:table-row table:style-name="ro1">
          <table:table-cell office:value-type="string">
            <text:p><text:s/>0 <text:s text:c="4"/>+- 0 <text:s text:c="14"/>3.6 +- 0 <text:s text:c="9"/>4099 gambl</text:p>
          </table:table-cell>
        </table:table-row>
        <table:table-row table:style-name="ro1">
          <table:table-cell office:value-type="string">
            <text:p><text:s/>0 <text:s text:c="4"/>+- 0 <text:s text:c="14"/>3.6 +- 0 <text:s text:c="9"/>4101 farmyard</text:p>
          </table:table-cell>
        </table:table-row>
        <table:table-row table:style-name="ro1">
          <table:table-cell office:value-type="string">
            <text:p><text:s/>0 <text:s text:c="4"/>+- 0 <text:s text:c="14"/>3.6 +- 0 <text:s text:c="9"/>4100 soro</text:p>
          </table:table-cell>
        </table:table-row>
        <table:table-row table:style-name="ro1">
          <table:table-cell office:value-type="string">
            <text:p><text:s/>0 <text:s text:c="4"/>+- 0 <text:s text:c="14"/>3.6 +- 0 <text:s text:c="9"/>4098 rare</text:p>
          </table:table-cell>
        </table:table-row>
        <table:table-row table:style-name="ro1">
          <table:table-cell office:value-type="string">
            <text:p><text:s/>0 <text:s text:c="4"/>+- 0 <text:s text:c="14"/>3.6 +- 0 <text:s text:c="9"/>4103 bodili</text:p>
          </table:table-cell>
        </table:table-row>
        <table:table-row table:style-name="ro1">
          <table:table-cell office:value-type="string">
            <text:p><text:s/>0 <text:s text:c="4"/>+- 0 <text:s text:c="14"/>3.6 +- 0 <text:s text:c="9"/>4097 rubbish</text:p>
          </table:table-cell>
        </table:table-row>
        <table:table-row table:style-name="ro1">
          <table:table-cell office:value-type="string">
            <text:p><text:s/>0 <text:s text:c="4"/>+- 0 <text:s text:c="14"/>3.6 +- 0 <text:s text:c="9"/>4096 train</text:p>
          </table:table-cell>
        </table:table-row>
        <table:table-row table:style-name="ro1">
          <table:table-cell office:value-type="string">
            <text:p><text:s/>0 <text:s text:c="4"/>+- 0 <text:s text:c="14"/>3.6 +- 0 <text:s text:c="9"/>4102 broth</text:p>
          </table:table-cell>
        </table:table-row>
        <table:table-row table:style-name="ro1">
          <table:table-cell office:value-type="string">
            <text:p><text:s/>0 <text:s text:c="4"/>+- 0 <text:s text:c="14"/>3.6 +- 0 <text:s text:c="9"/>4112 oh</text:p>
          </table:table-cell>
        </table:table-row>
        <table:table-row table:style-name="ro1">
          <table:table-cell office:value-type="string">
            <text:p><text:s/>0 <text:s text:c="4"/>+- 0 <text:s text:c="14"/>3.6 +- 0 <text:s text:c="9"/>4104 annoy</text:p>
          </table:table-cell>
        </table:table-row>
        <table:table-row table:style-name="ro1">
          <table:table-cell office:value-type="string">
            <text:p><text:s/>0 <text:s text:c="4"/>+- 0 <text:s text:c="14"/>3.6 +- 0 <text:s text:c="9"/>4109 duster</text:p>
          </table:table-cell>
        </table:table-row>
        <table:table-row table:style-name="ro1">
          <table:table-cell office:value-type="string">
            <text:p><text:s/>0 <text:s text:c="4"/>+- 0 <text:s text:c="14"/>3.6 +- 0 <text:s text:c="9"/>4111 ride</text:p>
          </table:table-cell>
        </table:table-row>
        <table:table-row table:style-name="ro1">
          <table:table-cell office:value-type="string">
            <text:p><text:s/>0 <text:s text:c="4"/>+- 0 <text:s text:c="14"/>3.6 +- 0 <text:s text:c="9"/>4110 ridg</text:p>
          </table:table-cell>
        </table:table-row>
        <table:table-row table:style-name="ro1">
          <table:table-cell office:value-type="string">
            <text:p><text:s/>0 <text:s text:c="4"/>+- 0 <text:s text:c="14"/>3.6 +- 0 <text:s text:c="9"/>4108 salad</text:p>
          </table:table-cell>
        </table:table-row>
        <table:table-row table:style-name="ro1">
          <table:table-cell office:value-type="string">
            <text:p><text:s/>0 <text:s text:c="4"/>+- 0 <text:s text:c="14"/>3.6 +- 0 <text:s text:c="9"/>4105 high</text:p>
          </table:table-cell>
        </table:table-row>
        <table:table-row table:style-name="ro1">
          <table:table-cell office:value-type="string">
            <text:p><text:s/>0 <text:s text:c="4"/>+- 0 <text:s text:c="14"/>3.6 +- 0 <text:s text:c="9"/>4107 alik</text:p>
          </table:table-cell>
        </table:table-row>
        <table:table-row table:style-name="ro1">
          <table:table-cell office:value-type="string">
            <text:p><text:s/>0 <text:s text:c="4"/>+- 0 <text:s text:c="14"/>3.6 +- 0 <text:s text:c="9"/>4106 account</text:p>
          </table:table-cell>
        </table:table-row>
        <table:table-row table:style-name="ro1">
          <table:table-cell office:value-type="string">
            <text:p><text:s/>0 <text:s text:c="4"/>+- 0 <text:s text:c="14"/>3.6 +- 0 <text:s text:c="9"/>4975 settl</text:p>
          </table:table-cell>
        </table:table-row>
        <table:table-row table:style-name="ro1">
          <table:table-cell office:value-type="string">
            <text:p><text:s/>0 <text:s text:c="4"/>+- 0 <text:s text:c="14"/>3.6 +- 0 <text:s text:c="9"/>4976 saucepan</text:p>
          </table:table-cell>
        </table:table-row>
        <table:table-row table:style-name="ro1">
          <table:table-cell office:value-type="string">
            <text:p><text:s/>0 <text:s text:c="4"/>+- 0 <text:s text:c="14"/>3.6 +- 0 <text:s text:c="9"/>4974 passion</text:p>
          </table:table-cell>
        </table:table-row>
        <table:table-row table:style-name="ro1">
          <table:table-cell office:value-type="string">
            <text:p><text:s/>0 <text:s text:c="4"/>+- 0 <text:s text:c="14"/>3.6 +- 0 <text:s text:c="9"/>4973 fountain</text:p>
          </table:table-cell>
        </table:table-row>
        <table:table-row table:style-name="ro1">
          <table:table-cell office:value-type="string">
            <text:p><text:s/>0 <text:s text:c="4"/>+- 0 <text:s text:c="14"/>3.6 +- 0 <text:s text:c="9"/>4972 eboni</text:p>
          </table:table-cell>
        </table:table-row>
        <table:table-row table:style-name="ro1">
          <table:table-cell office:value-type="string">
            <text:p><text:s/>0 <text:s text:c="4"/>+- 0 <text:s text:c="14"/>3.6 +- 0 <text:s text:c="9"/>4971 gravepig</text:p>
          </table:table-cell>
        </table:table-row>
        <table:table-row table:style-name="ro1">
          <table:table-cell office:value-type="string">
            <text:p><text:s/>0 <text:s text:c="4"/>+- 0 <text:s text:c="14"/>3.6 +- 0 <text:s text:c="9"/>4970 herselfi</text:p>
          </table:table-cell>
        </table:table-row>
        <table:table-row table:style-name="ro1">
          <table:table-cell office:value-type="string">
            <text:p><text:s/>0 <text:s text:c="4"/>+- 0 <text:s text:c="14"/>3.6 +- 0 <text:s text:c="9"/>4977 dryest</text:p>
          </table:table-cell>
        </table:table-row>
        <table:table-row table:style-name="ro1">
          <table:table-cell office:value-type="string">
            <text:p><text:s/>0 <text:s text:c="4"/>+- 0 <text:s text:c="14"/>3.6 +- 0 <text:s text:c="9"/>4978 forgiven</text:p>
          </table:table-cell>
        </table:table-row>
        <table:table-row table:style-name="ro1">
          <table:table-cell office:value-type="string">
            <text:p><text:s/>0 <text:s text:c="4"/>+- 0 <text:s text:c="14"/>3.6 +- 0 <text:s text:c="9"/>4948 daylight</text:p>
          </table:table-cell>
        </table:table-row>
        <table:table-row table:style-name="ro1">
          <table:table-cell office:value-type="string">
            <text:p><text:s/>0 <text:s text:c="4"/>+- 0 <text:s text:c="14"/>3.6 +- 0 <text:s text:c="9"/>4979 enrag</text:p>
          </table:table-cell>
        </table:table-row>
        <table:table-row table:style-name="ro1">
          <table:table-cell office:value-type="string">
            <text:p><text:s/>0 <text:s text:c="4"/>+- 0 <text:s text:c="14"/>3.6 +- 0 <text:s text:c="9"/>4984 hinder</text:p>
          </table:table-cell>
        </table:table-row>
        <table:table-row table:style-name="ro1">
          <table:table-cell office:value-type="string">
            <text:p><text:s/>0 <text:s text:c="4"/>+- 0 <text:s text:c="14"/>3.6 +- 0 <text:s text:c="9"/>4985 season</text:p>
          </table:table-cell>
        </table:table-row>
        <table:table-row table:style-name="ro1">
          <table:table-cell office:value-type="string">
            <text:p><text:s/>0 <text:s text:c="4"/>+- 0 <text:s text:c="14"/>3.6 +- 0 <text:s text:c="9"/>4983 halfopen</text:p>
          </table:table-cell>
        </table:table-row>
        <table:table-row table:style-name="ro1">
          <table:table-cell office:value-type="string">
            <text:p><text:s/>0 <text:s text:c="4"/>+- 0 <text:s text:c="14"/>3.6 +- 0 <text:s text:c="9"/>4986 encourag</text:p>
          </table:table-cell>
        </table:table-row>
        <table:table-row table:style-name="ro1">
          <table:table-cell office:value-type="string">
            <text:p><text:s/>0 <text:s text:c="4"/>+- 0 <text:s text:c="14"/>3.6 +- 0 <text:s text:c="9"/>4980 three</text:p>
          </table:table-cell>
        </table:table-row>
        <table:table-row table:style-name="ro1">
          <table:table-cell office:value-type="string">
            <text:p><text:s/>0 <text:s text:c="4"/>+- 0 <text:s text:c="14"/>3.6 +- 0 <text:s text:c="9"/>4982 forbid</text:p>
          </table:table-cell>
        </table:table-row>
        <table:table-row table:style-name="ro1">
          <table:table-cell office:value-type="string">
            <text:p><text:s/>0 <text:s text:c="4"/>+- 0 <text:s text:c="14"/>3.6 +- 0 <text:s text:c="9"/>4981 leader</text:p>
          </table:table-cell>
        </table:table-row>
        <table:table-row table:style-name="ro1">
          <table:table-cell office:value-type="string">
            <text:p><text:s/>0 <text:s text:c="4"/>+- 0 <text:s text:c="14"/>3.6 +- 0 <text:s text:c="9"/>4969 shone</text:p>
          </table:table-cell>
        </table:table-row>
        <table:table-row table:style-name="ro1">
          <table:table-cell office:value-type="string">
            <text:p><text:s/>0 <text:s text:c="4"/>+- 0 <text:s text:c="14"/>3.6 +- 0 <text:s text:c="9"/>4968 thank</text:p>
          </table:table-cell>
        </table:table-row>
        <table:table-row table:style-name="ro1">
          <table:table-cell office:value-type="string">
            <text:p><text:s/>0 <text:s text:c="4"/>+- 0 <text:s text:c="14"/>3.6 +- 0 <text:s text:c="9"/>4967 lean</text:p>
          </table:table-cell>
        </table:table-row>
        <table:table-row table:style-name="ro1">
          <table:table-cell office:value-type="string">
            <text:p><text:s/>0 <text:s text:c="4"/>+- 0 <text:s text:c="14"/>3.6 +- 0 <text:s text:c="9"/>4953 proper</text:p>
          </table:table-cell>
        </table:table-row>
        <table:table-row table:style-name="ro1">
          <table:table-cell office:value-type="string">
            <text:p><text:s/>0 <text:s text:c="4"/>+- 0 <text:s text:c="14"/>3.6 +- 0 <text:s text:c="9"/>4955 peter</text:p>
          </table:table-cell>
        </table:table-row>
        <table:table-row table:style-name="ro1">
          <table:table-cell office:value-type="string">
            <text:p><text:s/>0 <text:s text:c="4"/>+- 0 <text:s text:c="14"/>3.6 +- 0 <text:s text:c="9"/>4954 home</text:p>
          </table:table-cell>
        </table:table-row>
        <table:table-row table:style-name="ro1">
          <table:table-cell office:value-type="string">
            <text:p><text:s/>0 <text:s text:c="4"/>+- 0 <text:s text:c="14"/>3.6 +- 0 <text:s text:c="9"/>4952 sputter</text:p>
          </table:table-cell>
        </table:table-row>
        <table:table-row table:style-name="ro1">
          <table:table-cell office:value-type="string">
            <text:p><text:s/>0 <text:s text:c="4"/>+- 0 <text:s text:c="14"/>3.6 +- 0 <text:s text:c="9"/>4957 thiev</text:p>
          </table:table-cell>
        </table:table-row>
        <table:table-row table:style-name="ro1">
          <table:table-cell office:value-type="string">
            <text:p><text:s/>0 <text:s text:c="4"/>+- 0 <text:s text:c="14"/>3.6 +- 0 <text:s text:c="9"/>4951 shabbi</text:p>
          </table:table-cell>
        </table:table-row>
        <table:table-row table:style-name="ro1">
          <table:table-cell office:value-type="string">
            <text:p><text:s/>0 <text:s text:c="4"/>+- 0 <text:s text:c="14"/>3.6 +- 0 <text:s text:c="9"/>4950 warmer</text:p>
          </table:table-cell>
        </table:table-row>
        <table:table-row table:style-name="ro1">
          <table:table-cell office:value-type="string">
            <text:p><text:s/>0 <text:s text:c="4"/>+- 0 <text:s text:c="14"/>3.6 +- 0 <text:s text:c="9"/>4542 doorpost</text:p>
          </table:table-cell>
        </table:table-row>
        <table:table-row table:style-name="ro1">
          <table:table-cell office:value-type="string">
            <text:p><text:s/>0 <text:s text:c="4"/>+- 0 <text:s text:c="14"/>3.6 +- 0 <text:s text:c="9"/>4956 badger</text:p>
          </table:table-cell>
        </table:table-row>
        <table:table-row table:style-name="ro1">
          <table:table-cell office:value-type="string">
            <text:p><text:s/>0 <text:s text:c="4"/>+- 0 <text:s text:c="14"/>3.6 +- 0 <text:s text:c="9"/>4966 avoid</text:p>
          </table:table-cell>
        </table:table-row>
        <table:table-row table:style-name="ro1">
          <table:table-cell office:value-type="string">
            <text:p><text:s/>0 <text:s text:c="4"/>+- 0 <text:s text:c="14"/>3.6 +- 0 <text:s text:c="9"/>4958 kindr</text:p>
          </table:table-cell>
        </table:table-row>
        <table:table-row table:style-name="ro1">
          <table:table-cell office:value-type="string">
            <text:p><text:s/>0 <text:s text:c="4"/>+- 0 <text:s text:c="14"/>3.6 +- 0 <text:s text:c="9"/>4963 shrub</text:p>
          </table:table-cell>
        </table:table-row>
        <table:table-row table:style-name="ro1">
          <table:table-cell office:value-type="string">
            <text:p><text:s/>0 <text:s text:c="4"/>+- 0 <text:s text:c="14"/>3.6 +- 0 <text:s text:c="9"/>4965 broad</text:p>
          </table:table-cell>
        </table:table-row>
        <table:table-row table:style-name="ro1">
          <table:table-cell office:value-type="string">
            <text:p><text:s/>0 <text:s text:c="4"/>+- 0 <text:s text:c="14"/>3.6 +- 0 <text:s text:c="9"/>4964 lead</text:p>
          </table:table-cell>
        </table:table-row>
        <table:table-row table:style-name="ro1">
          <table:table-cell office:value-type="string">
            <text:p><text:s/>0 <text:s text:c="4"/>+- 0 <text:s text:c="14"/>3.6 +- 0 <text:s text:c="9"/>4962 leaf</text:p>
          </table:table-cell>
        </table:table-row>
        <table:table-row table:style-name="ro1">
          <table:table-cell office:value-type="string">
            <text:p><text:s/>0 <text:s text:c="4"/>+- 0 <text:s text:c="14"/>3.7 +- 0 <text:s text:c="9"/>4959 leaden</text:p>
          </table:table-cell>
        </table:table-row>
        <table:table-row table:style-name="ro1">
          <table:table-cell office:value-type="string">
            <text:p><text:s/>0 <text:s text:c="4"/>+- 0 <text:s text:c="14"/>3.7 +- 0 <text:s text:c="9"/>4961 trust</text:p>
          </table:table-cell>
        </table:table-row>
        <table:table-row table:style-name="ro1">
          <table:table-cell office:value-type="string">
            <text:p><text:s/>0 <text:s text:c="4"/>+- 0 <text:s text:c="14"/>3.7 +- 0 <text:s text:c="9"/>4960 health</text:p>
          </table:table-cell>
        </table:table-row>
        <table:table-row table:style-name="ro1">
          <table:table-cell office:value-type="string">
            <text:p><text:s/>0 <text:s text:c="4"/>+- 0 <text:s text:c="14"/>3.7 +- 0 <text:s text:c="9"/>4987 trim</text:p>
          </table:table-cell>
        </table:table-row>
        <table:table-row table:style-name="ro1">
          <table:table-cell office:value-type="string">
            <text:p><text:s/>0 <text:s text:c="4"/>+- 0 <text:s text:c="14"/>3.7 +- 0 <text:s text:c="9"/>4988 decliv</text:p>
          </table:table-cell>
        </table:table-row>
        <table:table-row table:style-name="ro1">
          <table:table-cell office:value-type="string">
            <text:p><text:s/>0 <text:s text:c="4"/>+- 0.1 <text:s text:c="12"/>3.7 +- 0 <text:s text:c="9"/>4663 sorrow</text:p>
          </table:table-cell>
        </table:table-row>
        <table:table-row table:style-name="ro1">
          <table:table-cell office:value-type="string">
            <text:p><text:s/>0 <text:s text:c="4"/>+- 0 <text:s text:c="14"/>3.7 +- 0 <text:s text:c="9"/>5014 rabbit</text:p>
          </table:table-cell>
        </table:table-row>
        <table:table-row table:style-name="ro1">
          <table:table-cell office:value-type="string">
            <text:p><text:s/>0 <text:s text:c="4"/>+- 0 <text:s text:c="14"/>3.7 +- 0 <text:s text:c="9"/>4989 proud</text:p>
          </table:table-cell>
        </table:table-row>
        <table:table-row table:style-name="ro1">
          <table:table-cell office:value-type="string">
            <text:p><text:s/>0 <text:s text:c="4"/>+- 0 <text:s text:c="14"/>3.7 +- 0 <text:s text:c="9"/>5016 certainti</text:p>
          </table:table-cell>
        </table:table-row>
        <table:table-row table:style-name="ro1">
          <table:table-cell office:value-type="string">
            <text:p><text:s/>0 <text:s text:c="4"/>+- 0 <text:s text:c="14"/>3.7 +- 0 <text:s text:c="9"/>5015 sweat</text:p>
          </table:table-cell>
        </table:table-row>
        <table:table-row table:style-name="ro1">
          <table:table-cell office:value-type="string">
            <text:p><text:s/>0 <text:s text:c="4"/>+- 0 <text:s text:c="14"/>3.7 +- 0 <text:s text:c="9"/>5013 coachman</text:p>
          </table:table-cell>
        </table:table-row>
        <table:table-row table:style-name="ro1">
          <table:table-cell office:value-type="string">
            <text:p><text:s/>0 <text:s text:c="4"/>+- 0 <text:s text:c="14"/>3.7 +- 0 <text:s text:c="9"/>5018 damp</text:p>
          </table:table-cell>
        </table:table-row>
        <table:table-row table:style-name="ro1">
          <table:table-cell office:value-type="string">
            <text:p><text:s/>0 <text:s text:c="4"/>+- 0 <text:s text:c="14"/>3.7 +- 0 <text:s text:c="9"/>5012 foretold</text:p>
          </table:table-cell>
        </table:table-row>
        <table:table-row table:style-name="ro1">
          <table:table-cell office:value-type="string">
            <text:p><text:s/>0 <text:s text:c="4"/>+- 0 <text:s text:c="14"/>3.7 +- 0 <text:s text:c="9"/>5011 label</text:p>
          </table:table-cell>
        </table:table-row>
        <table:table-row table:style-name="ro1">
          <table:table-cell office:value-type="string">
            <text:p><text:s/>0 <text:s text:c="4"/>+- 0 <text:s text:c="14"/>3.7 +- 0 <text:s text:c="9"/>5017 emperor</text:p>
          </table:table-cell>
        </table:table-row>
        <table:table-row table:style-name="ro1">
          <table:table-cell office:value-type="string">
            <text:p><text:s/>0 <text:s text:c="4"/>+- 0 <text:s text:c="14"/>3.7 +- 0 <text:s text:c="9"/>5019 mothersnail</text:p>
          </table:table-cell>
        </table:table-row>
        <table:table-row table:style-name="ro1">
          <table:table-cell office:value-type="string">
            <text:p><text:s/>0 <text:s text:c="4"/>+- 0 <text:s text:c="14"/>3.7 +- 0 <text:s text:c="9"/>5009 biscuit</text:p>
          </table:table-cell>
        </table:table-row>
        <table:table-row table:style-name="ro1">
          <table:table-cell office:value-type="string">
            <text:p><text:s/>0 <text:s text:c="4"/>+- 0 <text:s text:c="14"/>3.7 +- 0 <text:s text:c="9"/>5024 ahunt</text:p>
          </table:table-cell>
        </table:table-row>
        <table:table-row table:style-name="ro1">
          <table:table-cell office:value-type="string">
            <text:p><text:s/>0 <text:s text:c="4"/>+- 0 <text:s text:c="14"/>3.7 +- 0 <text:s text:c="9"/>5025 enough</text:p>
          </table:table-cell>
        </table:table-row>
        <table:table-row table:style-name="ro1">
          <table:table-cell office:value-type="string">
            <text:p><text:s/>0 <text:s text:c="4"/>+- 0 <text:s text:c="14"/>3.7 +- 0 <text:s text:c="9"/>5023 portrait</text:p>
          </table:table-cell>
        </table:table-row>
        <table:table-row table:style-name="ro1">
          <table:table-cell office:value-type="string">
            <text:p><text:s/>0 <text:s text:c="4"/>+- 0 <text:s text:c="14"/>3.7 +- 0 <text:s text:c="9"/>5020 magistr</text:p>
          </table:table-cell>
        </table:table-row>
        <table:table-row table:style-name="ro1">
          <table:table-cell office:value-type="string">
            <text:p><text:s/>0 <text:s text:c="4"/>+- 0 <text:s text:c="14"/>3.7 +- 0 <text:s text:c="9"/>5022 desper</text:p>
          </table:table-cell>
        </table:table-row>
        <table:table-row table:style-name="ro1">
          <table:table-cell office:value-type="string">
            <text:p><text:s/>0 <text:s text:c="4"/>+- 0 <text:s text:c="14"/>3.7 +- 0 <text:s text:c="9"/>5021 theyr</text:p>
          </table:table-cell>
        </table:table-row>
        <table:table-row table:style-name="ro1">
          <table:table-cell office:value-type="string">
            <text:p><text:s/>0 <text:s text:c="4"/>+- 0 <text:s text:c="14"/>3.7 +- 0 <text:s text:c="9"/>5010 nonsens</text:p>
          </table:table-cell>
        </table:table-row>
        <table:table-row table:style-name="ro1">
          <table:table-cell office:value-type="string">
            <text:p><text:s/>0 <text:s text:c="4"/>+- 0 <text:s text:c="14"/>3.7 +- 0 <text:s text:c="9"/>5008 peacock</text:p>
          </table:table-cell>
        </table:table-row>
        <table:table-row table:style-name="ro1">
          <table:table-cell office:value-type="string">
            <text:p><text:s/>0 <text:s text:c="4"/>+- 0 <text:s text:c="14"/>3.7 +- 0 <text:s text:c="9"/>4990 worthi</text:p>
          </table:table-cell>
        </table:table-row>
        <table:table-row table:style-name="ro1">
          <table:table-cell office:value-type="string">
            <text:p><text:s/>0 <text:s text:c="4"/>+- 0 <text:s text:c="14"/>3.7 +- 0 <text:s text:c="9"/>4994 news</text:p>
          </table:table-cell>
        </table:table-row>
        <table:table-row table:style-name="ro1">
          <table:table-cell office:value-type="string">
            <text:p><text:s/>0 <text:s text:c="4"/>+- 0 <text:s text:c="14"/>3.7 +- 0 <text:s text:c="9"/>4996 host</text:p>
          </table:table-cell>
        </table:table-row>
        <table:table-row table:style-name="ro1">
          <table:table-cell office:value-type="string">
            <text:p><text:s/>0 <text:s text:c="4"/>+- 0 <text:s text:c="14"/>3.7 +- 0 <text:s text:c="9"/>5026 tortur</text:p>
          </table:table-cell>
        </table:table-row>
        <table:table-row table:style-name="ro1">
          <table:table-cell office:value-type="string">
            <text:p><text:s/>0 <text:s text:c="4"/>+- 0 <text:s text:c="14"/>3.7 +- 0 <text:s text:c="9"/>4995 awkwardli</text:p>
          </table:table-cell>
        </table:table-row>
        <table:table-row table:style-name="ro1">
          <table:table-cell office:value-type="string">
            <text:p><text:s/>0 <text:s text:c="4"/>+- 0 <text:s text:c="14"/>3.7 +- 0 <text:s text:c="9"/>4993 rock</text:p>
          </table:table-cell>
        </table:table-row>
        <table:table-row table:style-name="ro1">
          <table:table-cell office:value-type="string">
            <text:p><text:s/>0 <text:s text:c="4"/>+- 0 <text:s text:c="14"/>3.7 +- 0 <text:s text:c="9"/>4998 nutshel</text:p>
          </table:table-cell>
        </table:table-row>
        <table:table-row table:style-name="ro1">
          <table:table-cell office:value-type="string">
            <text:p><text:s/>0 <text:s text:c="4"/>+- 0 <text:s text:c="14"/>3.7 +- 0 <text:s text:c="9"/>4992 superstit</text:p>
          </table:table-cell>
        </table:table-row>
        <table:table-row table:style-name="ro1">
          <table:table-cell office:value-type="string">
            <text:p><text:s/>0 <text:s text:c="4"/>+- 0 <text:s text:c="14"/>3.7 +- 0 <text:s text:c="9"/>4991 drift</text:p>
          </table:table-cell>
        </table:table-row>
        <table:table-row table:style-name="ro1">
          <table:table-cell office:value-type="string">
            <text:p><text:s/>0 <text:s text:c="4"/>+- 0 <text:s text:c="14"/>3.7 +- 0 <text:s text:c="9"/>4997 forgiv</text:p>
          </table:table-cell>
        </table:table-row>
        <table:table-row table:style-name="ro1">
          <table:table-cell office:value-type="string">
            <text:p><text:s/>0 <text:s text:c="4"/>+- 0 <text:s text:c="14"/>3.7 +- 0 <text:s text:c="9"/>5007 justic</text:p>
          </table:table-cell>
        </table:table-row>
        <table:table-row table:style-name="ro1">
          <table:table-cell office:value-type="string">
            <text:p><text:s/>0 <text:s text:c="4"/>+- 0 <text:s text:c="14"/>3.7 +- 0 <text:s text:c="9"/>4999 linen</text:p>
          </table:table-cell>
        </table:table-row>
        <table:table-row table:style-name="ro1">
          <table:table-cell office:value-type="string">
            <text:p><text:s/>0 <text:s text:c="4"/>+- 0 <text:s text:c="14"/>3.7 +- 0 <text:s text:c="9"/>5004 actual</text:p>
          </table:table-cell>
        </table:table-row>
        <table:table-row table:style-name="ro1">
          <table:table-cell office:value-type="string">
            <text:p><text:s/>0 <text:s text:c="4"/>+- 0 <text:s text:c="14"/>3.7 +- 0 <text:s text:c="9"/>4947 hush</text:p>
          </table:table-cell>
        </table:table-row>
        <table:table-row table:style-name="ro1">
          <table:table-cell office:value-type="string">
            <text:p><text:s/>0 <text:s text:c="4"/>+- 0 <text:s text:c="14"/>3.7 +- 0 <text:s text:c="9"/>5006 cackl</text:p>
          </table:table-cell>
        </table:table-row>
        <table:table-row table:style-name="ro1">
          <table:table-cell office:value-type="string">
            <text:p><text:s/>0 <text:s text:c="4"/>+- 0 <text:s text:c="14"/>3.7 +- 0 <text:s text:c="9"/>5005 twitchit</text:p>
          </table:table-cell>
        </table:table-row>
        <table:table-row table:style-name="ro1">
          <table:table-cell office:value-type="string">
            <text:p><text:s/>0 <text:s text:c="4"/>+- 0 <text:s text:c="14"/>3.7 +- 0 <text:s text:c="9"/>4949 waterpitch</text:p>
          </table:table-cell>
        </table:table-row>
        <table:table-row table:style-name="ro1">
          <table:table-cell office:value-type="string">
            <text:p><text:s/>0 <text:s text:c="4"/>+- 0 <text:s text:c="14"/>3.7 +- 0 <text:s text:c="9"/>5003 sister</text:p>
          </table:table-cell>
        </table:table-row>
        <table:table-row table:style-name="ro1">
          <table:table-cell office:value-type="string">
            <text:p><text:s/>0 <text:s text:c="4"/>+- 0 <text:s text:c="14"/>3.7 +- 0 <text:s text:c="9"/>5000 swept</text:p>
          </table:table-cell>
        </table:table-row>
        <table:table-row table:style-name="ro1">
          <table:table-cell office:value-type="string">
            <text:p><text:s/>0 <text:s text:c="4"/>+- 0 <text:s text:c="14"/>3.7 +- 0 <text:s text:c="9"/>5002 minstrel</text:p>
          </table:table-cell>
        </table:table-row>
        <table:table-row table:style-name="ro1">
          <table:table-cell office:value-type="string">
            <text:p><text:s/>0 <text:s text:c="4"/>+- 0 <text:s text:c="14"/>3.7 +- 0 <text:s text:c="9"/>5001 dum</text:p>
          </table:table-cell>
        </table:table-row>
        <table:table-row table:style-name="ro1">
          <table:table-cell office:value-type="string">
            <text:p><text:s/>0 <text:s text:c="4"/>+- 0 <text:s text:c="14"/>3.7 +- 0 <text:s text:c="9"/>4894 knob</text:p>
          </table:table-cell>
        </table:table-row>
        <table:table-row table:style-name="ro1">
          <table:table-cell office:value-type="string">
            <text:p><text:s/>0 <text:s text:c="4"/>+- 0 <text:s text:c="14"/>3.7 +- 0 <text:s text:c="9"/>4946 hail</text:p>
          </table:table-cell>
        </table:table-row>
        <table:table-row table:style-name="ro1">
          <table:table-cell office:value-type="string">
            <text:p><text:s/>0 <text:s text:c="4"/>+- 0 <text:s text:c="14"/>3.7 +- 0 <text:s text:c="9"/>4895 fata</text:p>
          </table:table-cell>
        </table:table-row>
        <table:table-row table:style-name="ro1">
          <table:table-cell office:value-type="string">
            <text:p><text:s/>0 <text:s text:c="4"/>+- 0 <text:s text:c="14"/>3.7 +- 0 <text:s text:c="9"/>4893 raven</text:p>
          </table:table-cell>
        </table:table-row>
        <table:table-row table:style-name="ro1">
          <table:table-cell office:value-type="string">
            <text:p><text:s/>0 <text:s text:c="4"/>+- 0 <text:s text:c="14"/>3.7 +- 0 <text:s text:c="9"/>4892 contemptu</text:p>
          </table:table-cell>
        </table:table-row>
        <table:table-row table:style-name="ro1">
          <table:table-cell office:value-type="string">
            <text:p><text:s/>0 <text:s text:c="4"/>+- 0 <text:s text:c="14"/>3.7 +- 0 <text:s text:c="9"/>4891 ravel</text:p>
          </table:table-cell>
        </table:table-row>
        <table:table-row table:style-name="ro1">
          <table:table-cell office:value-type="string">
            <text:p><text:s/>0 <text:s text:c="4"/>+- 0 <text:s text:c="14"/>3.7 +- 0 <text:s text:c="9"/>4890 ought</text:p>
          </table:table-cell>
        </table:table-row>
        <table:table-row table:style-name="ro1">
          <table:table-cell office:value-type="string">
            <text:p><text:s/>0 <text:s text:c="4"/>+- 0 <text:s text:c="14"/>3.7 +- 0 <text:s text:c="9"/>4889 tax</text:p>
          </table:table-cell>
        </table:table-row>
        <table:table-row table:style-name="ro1">
          <table:table-cell office:value-type="string">
            <text:p><text:s/>0 <text:s text:c="4"/>+- 0 <text:s text:c="14"/>3.7 +- 0 <text:s text:c="9"/>5028 birdscag</text:p>
          </table:table-cell>
        </table:table-row>
        <table:table-row table:style-name="ro1">
          <table:table-cell office:value-type="string">
            <text:p><text:s/>0 <text:s text:c="4"/>+- 0 <text:s text:c="14"/>3.7 +- 0 <text:s text:c="9"/>4896 footplank</text:p>
          </table:table-cell>
        </table:table-row>
        <table:table-row table:style-name="ro1">
          <table:table-cell office:value-type="string">
            <text:p><text:s/>0 <text:s text:c="4"/>+- 0 <text:s text:c="14"/>3.7 +- 0 <text:s text:c="9"/>4897 fate</text:p>
          </table:table-cell>
        </table:table-row>
        <table:table-row table:style-name="ro1">
          <table:table-cell office:value-type="string">
            <text:p><text:s/>0 <text:s text:c="4"/>+- 0 <text:s text:c="14"/>3.7 +- 0 <text:s text:c="9"/>4898 marguerit</text:p>
          </table:table-cell>
        </table:table-row>
        <table:table-row table:style-name="ro1">
          <table:table-cell office:value-type="string">
            <text:p><text:s/>0 <text:s text:c="4"/>+- 0 <text:s text:c="14"/>3.7 +- 0 <text:s text:c="9"/>4903 sweep</text:p>
          </table:table-cell>
        </table:table-row>
        <table:table-row table:style-name="ro1">
          <table:table-cell office:value-type="string">
            <text:p><text:s/>0 <text:s text:c="4"/>+- 0 <text:s text:c="14"/>3.7 +- 0 <text:s text:c="9"/>4904 ridden</text:p>
          </table:table-cell>
        </table:table-row>
        <table:table-row table:style-name="ro1">
          <table:table-cell office:value-type="string">
            <text:p><text:s/>0 <text:s text:c="4"/>+- 0 <text:s text:c="14"/>3.7 +- 0 <text:s text:c="9"/>4902 brambl</text:p>
          </table:table-cell>
        </table:table-row>
        <table:table-row table:style-name="ro1">
          <table:table-cell office:value-type="string">
            <text:p><text:s/>0 <text:s text:c="4"/>+- 0 <text:s text:c="14"/>3.7 +- 0 <text:s text:c="9"/>4905 heathen</text:p>
          </table:table-cell>
        </table:table-row>
        <table:table-row table:style-name="ro1">
          <table:table-cell office:value-type="string">
            <text:p><text:s/>0 <text:s text:c="4"/>+- 0 <text:s text:c="14"/>3.7 +- 0 <text:s text:c="9"/>4899 admit</text:p>
          </table:table-cell>
        </table:table-row>
        <table:table-row table:style-name="ro1">
          <table:table-cell office:value-type="string">
            <text:p><text:s/>0 <text:s text:c="4"/>+- 0 <text:s text:c="14"/>3.7 +- 0 <text:s text:c="9"/>4901 piec</text:p>
          </table:table-cell>
        </table:table-row>
        <table:table-row table:style-name="ro1">
          <table:table-cell office:value-type="string">
            <text:p><text:s/>0 <text:s text:c="4"/>+- 0 <text:s text:c="14"/>3.7 +- 0 <text:s text:c="9"/>4900 punctual</text:p>
          </table:table-cell>
        </table:table-row>
        <table:table-row table:style-name="ro1">
          <table:table-cell office:value-type="string">
            <text:p><text:s/>0 <text:s text:c="4"/>+- 0 <text:s text:c="14"/>3.7 +- 0 <text:s text:c="9"/>4888 headman</text:p>
          </table:table-cell>
        </table:table-row>
        <table:table-row table:style-name="ro1">
          <table:table-cell office:value-type="string">
            <text:p><text:s/>0 <text:s text:c="4"/>+- 0 <text:s text:c="14"/>3.7 +- 0 <text:s text:c="9"/>4887 wet</text:p>
          </table:table-cell>
        </table:table-row>
        <table:table-row table:style-name="ro1">
          <table:table-cell office:value-type="string">
            <text:p><text:s/>0 <text:s text:c="4"/>+- 0 <text:s text:c="14"/>3.7 +- 0 <text:s text:c="9"/>4886 tittl</text:p>
          </table:table-cell>
        </table:table-row>
        <table:table-row table:style-name="ro1">
          <table:table-cell office:value-type="string">
            <text:p><text:s/>0 <text:s text:c="4"/>+- 0 <text:s text:c="14"/>3.7 +- 0 <text:s text:c="9"/>4872 broomstick</text:p>
          </table:table-cell>
        </table:table-row>
        <table:table-row table:style-name="ro1">
          <table:table-cell office:value-type="string">
            <text:p><text:s/>0 <text:s text:c="4"/>+- 0 <text:s text:c="14"/>3.7 +- 0 <text:s text:c="9"/>4874 rapid</text:p>
          </table:table-cell>
        </table:table-row>
        <table:table-row table:style-name="ro1">
          <table:table-cell office:value-type="string">
            <text:p><text:s/>0 <text:s text:c="4"/>+- 0 <text:s text:c="14"/>3.7 +- 0 <text:s text:c="9"/>4873 web</text:p>
          </table:table-cell>
        </table:table-row>
        <table:table-row table:style-name="ro1">
          <table:table-cell office:value-type="string">
            <text:p><text:s/>0 <text:s text:c="4"/>+- 0 <text:s text:c="14"/>3.7 +- 0 <text:s text:c="9"/>4871 dost</text:p>
          </table:table-cell>
        </table:table-row>
        <table:table-row table:style-name="ro1">
          <table:table-cell office:value-type="string">
            <text:p><text:s/>0 <text:s text:c="4"/>+- 0 <text:s text:c="14"/>3.7 +- 0 <text:s text:c="9"/>4876 wee</text:p>
          </table:table-cell>
        </table:table-row>
        <table:table-row table:style-name="ro1">
          <table:table-cell office:value-type="string">
            <text:p><text:s/>0 <text:s text:c="4"/>+- 0 <text:s text:c="14"/>3.7 +- 0 <text:s text:c="9"/>4870 parchment</text:p>
          </table:table-cell>
        </table:table-row>
        <table:table-row table:style-name="ro1">
          <table:table-cell office:value-type="string">
            <text:p><text:s/>0 <text:s text:c="4"/>+- 0 <text:s text:c="14"/>3.7 +- 0 <text:s text:c="9"/>2593 mass</text:p>
          </table:table-cell>
        </table:table-row>
        <table:table-row table:style-name="ro1">
          <table:table-cell office:value-type="string">
            <text:p><text:s/>0 <text:s text:c="4"/>+- 0 <text:s text:c="14"/>3.7 +- 0 <text:s text:c="9"/>4869 keen</text:p>
          </table:table-cell>
        </table:table-row>
        <table:table-row table:style-name="ro1">
          <table:table-cell office:value-type="string">
            <text:p><text:s/>0 <text:s text:c="4"/>+- 0 <text:s text:c="14"/>3.7 +- 0 <text:s text:c="9"/>4875 clergyman</text:p>
          </table:table-cell>
        </table:table-row>
        <table:table-row table:style-name="ro1">
          <table:table-cell office:value-type="string">
            <text:p><text:s/>0 <text:s text:c="4"/>+- 0 <text:s text:c="14"/>3.7 +- 0 <text:s text:c="9"/>4885 oat</text:p>
          </table:table-cell>
        </table:table-row>
        <table:table-row table:style-name="ro1">
          <table:table-cell office:value-type="string">
            <text:p><text:s/>0 <text:s text:c="4"/>+- 0 <text:s text:c="14"/>3.7 +- 0 <text:s text:c="9"/>4877 wed</text:p>
          </table:table-cell>
        </table:table-row>
        <table:table-row table:style-name="ro1">
          <table:table-cell office:value-type="string">
            <text:p><text:s/>0 <text:s text:c="4"/>+- 0 <text:s text:c="14"/>3.7 +- 0 <text:s text:c="9"/>4882 lake</text:p>
          </table:table-cell>
        </table:table-row>
        <table:table-row table:style-name="ro1">
          <table:table-cell office:value-type="string">
            <text:p><text:s/>0 <text:s text:c="4"/>+- 0 <text:s text:c="14"/>3.7 +- 0 <text:s text:c="9"/>4884 add</text:p>
          </table:table-cell>
        </table:table-row>
        <table:table-row table:style-name="ro1">
          <table:table-cell office:value-type="string">
            <text:p><text:s/>0 <text:s text:c="4"/>+- 0 <text:s text:c="14"/>3.7 +- 0 <text:s text:c="9"/>4883 bench</text:p>
          </table:table-cell>
        </table:table-row>
        <table:table-row table:style-name="ro1">
          <table:table-cell office:value-type="string">
            <text:p><text:s/>0 <text:s text:c="4"/>+- 0 <text:s text:c="14"/>3.7 +- 0 <text:s text:c="9"/>4881 smith</text:p>
          </table:table-cell>
        </table:table-row>
        <table:table-row table:style-name="ro1">
          <table:table-cell office:value-type="string">
            <text:p><text:s/>0 <text:s text:c="4"/>+- 0 <text:s text:c="14"/>3.7 +- 0 <text:s text:c="9"/>4878 hayloft</text:p>
          </table:table-cell>
        </table:table-row>
        <table:table-row table:style-name="ro1">
          <table:table-cell office:value-type="string">
            <text:p><text:s/>0 <text:s text:c="4"/>+- 0 <text:s text:c="14"/>3.7 +- 0 <text:s text:c="9"/>4880 farmhous</text:p>
          </table:table-cell>
        </table:table-row>
        <table:table-row table:style-name="ro1">
          <table:table-cell office:value-type="string">
            <text:p><text:s/>0 <text:s text:c="4"/>+- 0 <text:s text:c="14"/>3.7 +- 0 <text:s text:c="9"/>4879 earnestli</text:p>
          </table:table-cell>
        </table:table-row>
        <table:table-row table:style-name="ro1">
          <table:table-cell office:value-type="string">
            <text:p><text:s/>0 <text:s text:c="4"/>+- 0 <text:s text:c="14"/>3.7 +- 0 <text:s text:c="9"/>4906 swineherd</text:p>
          </table:table-cell>
        </table:table-row>
        <table:table-row table:style-name="ro1">
          <table:table-cell office:value-type="string">
            <text:p><text:s/>0 <text:s text:c="4"/>+- 0 <text:s text:c="14"/>3.7 +- 0 <text:s text:c="9"/>4907 realiz</text:p>
          </table:table-cell>
        </table:table-row>
        <table:table-row table:style-name="ro1">
          <table:table-cell office:value-type="string">
            <text:p><text:s/>0 <text:s text:c="4"/>+- 0 <text:s text:c="14"/>3.7 +- 0 <text:s text:c="9"/>4933 indigest</text:p>
          </table:table-cell>
        </table:table-row>
        <table:table-row table:style-name="ro1">
          <table:table-cell office:value-type="string">
            <text:p><text:s/>0 <text:s text:c="4"/>+- 0 <text:s text:c="14"/>3.7 +- 0 <text:s text:c="9"/>4908 five</text:p>
          </table:table-cell>
        </table:table-row>
        <table:table-row table:style-name="ro1">
          <table:table-cell office:value-type="string">
            <text:p><text:s/>0 <text:s text:c="4"/>+- 0 <text:s text:c="14"/>3.7 +- 0 <text:s text:c="9"/>4935 italian</text:p>
          </table:table-cell>
        </table:table-row>
        <table:table-row table:style-name="ro1">
          <table:table-cell office:value-type="string">
            <text:p><text:s/>0 <text:s text:c="4"/>+- 0 <text:s text:c="14"/>3.7 +- 0 <text:s text:c="9"/>4934 heel</text:p>
          </table:table-cell>
        </table:table-row>
        <table:table-row table:style-name="ro1">
          <table:table-cell office:value-type="string">
            <text:p><text:s/>0 <text:s text:c="4"/>+- 0 <text:s text:c="14"/>3.7 +- 0 <text:s text:c="9"/>4932 sledg</text:p>
          </table:table-cell>
        </table:table-row>
        <table:table-row table:style-name="ro1">
          <table:table-cell office:value-type="string">
            <text:p><text:s/>0 <text:s text:c="4"/>+- 0 <text:s text:c="14"/>3.8 +- 0 <text:s text:c="9"/>4937 incens</text:p>
          </table:table-cell>
        </table:table-row>
        <table:table-row table:style-name="ro1">
          <table:table-cell office:value-type="string">
            <text:p><text:s/>0 <text:s text:c="4"/>+- 0 <text:s text:c="14"/>3.8 +- 0 <text:s text:c="9"/>4931 candl</text:p>
          </table:table-cell>
        </table:table-row>
        <table:table-row table:style-name="ro1">
          <table:table-cell office:value-type="string">
            <text:p><text:s/>0 <text:s text:c="4"/>+- 0 <text:s text:c="14"/>3.8 +- 0 <text:s text:c="9"/>4930 starri</text:p>
          </table:table-cell>
        </table:table-row>
        <table:table-row table:style-name="ro1">
          <table:table-cell office:value-type="string">
            <text:p><text:s/>0 <text:s text:c="4"/>+- 0 <text:s text:c="14"/>3.8 +- 0 <text:s text:c="9"/>4945 thief</text:p>
          </table:table-cell>
        </table:table-row>
        <table:table-row table:style-name="ro1">
          <table:table-cell office:value-type="string">
            <text:p><text:s/>0 <text:s text:c="4"/>+- 0 <text:s text:c="14"/>3.8 +- 0 <text:s text:c="9"/>4936 therein</text:p>
          </table:table-cell>
        </table:table-row>
        <table:table-row table:style-name="ro1">
          <table:table-cell office:value-type="string">
            <text:p><text:s/>0 <text:s text:c="4"/>+- 0 <text:s text:c="14"/>3.8 +- 0 <text:s text:c="9"/>4938 drop</text:p>
          </table:table-cell>
        </table:table-row>
        <table:table-row table:style-name="ro1">
          <table:table-cell office:value-type="string">
            <text:p><text:s/>0 <text:s text:c="4"/>+- 0 <text:s text:c="14"/>3.8 +- 0 <text:s text:c="9"/>4928 heed</text:p>
          </table:table-cell>
        </table:table-row>
        <table:table-row table:style-name="ro1">
          <table:table-cell office:value-type="string">
            <text:p><text:s/>0 <text:s text:c="4"/>+- 0 <text:s text:c="14"/>3.8 +- 0 <text:s text:c="9"/>4943 twitter</text:p>
          </table:table-cell>
        </table:table-row>
        <table:table-row table:style-name="ro1">
          <table:table-cell office:value-type="string">
            <text:p><text:s/>0 <text:s text:c="4"/>+- 0 <text:s text:c="14"/>3.8 +- 0 <text:s text:c="9"/>4944 suppli</text:p>
          </table:table-cell>
        </table:table-row>
        <table:table-row table:style-name="ro1">
          <table:table-cell office:value-type="string">
            <text:p><text:s/>0 <text:s text:c="4"/>+- 0 <text:s text:c="14"/>3.8 +- 0 <text:s text:c="9"/>4942 feast</text:p>
          </table:table-cell>
        </table:table-row>
        <table:table-row table:style-name="ro1">
          <table:table-cell office:value-type="string">
            <text:p><text:s/>0 <text:s text:c="4"/>+- 0 <text:s text:c="14"/>3.8 +- 0 <text:s text:c="9"/>4939 glare</text:p>
          </table:table-cell>
        </table:table-row>
        <table:table-row table:style-name="ro1">
          <table:table-cell office:value-type="string">
            <text:p><text:s/>0 <text:s text:c="4"/>+- 0 <text:s text:c="14"/>3.8 +- 0 <text:s text:c="9"/>4941 beesnest</text:p>
          </table:table-cell>
        </table:table-row>
        <table:table-row table:style-name="ro1">
          <table:table-cell office:value-type="string">
            <text:p><text:s/>0 <text:s text:c="4"/>+- 0 <text:s text:c="14"/>3.8 +- 0 <text:s text:c="9"/>4940 snuffl</text:p>
          </table:table-cell>
        </table:table-row>
        <table:table-row table:style-name="ro1">
          <table:table-cell office:value-type="string">
            <text:p><text:s/>0 <text:s text:c="4"/>+- 0 <text:s text:c="14"/>3.8 +- 0 <text:s text:c="9"/>4929 lose</text:p>
          </table:table-cell>
        </table:table-row>
        <table:table-row table:style-name="ro1">
          <table:table-cell office:value-type="string">
            <text:p><text:s/>0 <text:s text:c="4"/>+- 0 <text:s text:c="14"/>3.8 +- 0 <text:s text:c="9"/>4927 necessari</text:p>
          </table:table-cell>
        </table:table-row>
        <table:table-row table:style-name="ro1">
          <table:table-cell office:value-type="string">
            <text:p><text:s/>0 <text:s text:c="4"/>+- 0 <text:s text:c="14"/>3.8 +- 0 <text:s text:c="9"/>4909 tice</text:p>
          </table:table-cell>
        </table:table-row>
        <table:table-row table:style-name="ro1">
          <table:table-cell office:value-type="string">
            <text:p><text:s/>0 <text:s text:c="4"/>+- 0 <text:s text:c="14"/>3.8 +- 0 <text:s text:c="9"/>4913 sympath</text:p>
          </table:table-cell>
        </table:table-row>
        <table:table-row table:style-name="ro1">
          <table:table-cell office:value-type="string">
            <text:p><text:s/>0 <text:s text:c="4"/>+- 0 <text:s text:c="14"/>3.8 +- 0 <text:s text:c="9"/>4915 smockfrock</text:p>
          </table:table-cell>
        </table:table-row>
        <table:table-row table:style-name="ro1">
          <table:table-cell office:value-type="string">
            <text:p><text:s/>0 <text:s text:c="4"/>+- 0 <text:s text:c="14"/>3.8 +- 0 <text:s text:c="9"/>4914 password</text:p>
          </table:table-cell>
        </table:table-row>
        <table:table-row table:style-name="ro1">
          <table:table-cell office:value-type="string">
            <text:p><text:s/>0 <text:s text:c="4"/>+- 0 <text:s text:c="14"/>3.8 +- 0 <text:s text:c="9"/>4912 footstool</text:p>
          </table:table-cell>
        </table:table-row>
        <table:table-row table:style-name="ro1">
          <table:table-cell office:value-type="string">
            <text:p><text:s/>0 <text:s text:c="4"/>+- 0 <text:s text:c="14"/>3.8 +- 0 <text:s text:c="9"/>4917 toe</text:p>
          </table:table-cell>
        </table:table-row>
        <table:table-row table:style-name="ro1">
          <table:table-cell office:value-type="string">
            <text:p><text:s/>0 <text:s text:c="4"/>+- 0 <text:s text:c="14"/>3.8 +- 0 <text:s text:c="9"/>4911 press</text:p>
          </table:table-cell>
        </table:table-row>
        <table:table-row table:style-name="ro1">
          <table:table-cell office:value-type="string">
            <text:p><text:s/>0 <text:s text:c="4"/>+- 0 <text:s text:c="14"/>3.8 +- 0 <text:s text:c="9"/>4910 magnifi</text:p>
          </table:table-cell>
        </table:table-row>
        <table:table-row table:style-name="ro1">
          <table:table-cell office:value-type="string">
            <text:p><text:s/>0 <text:s text:c="4"/>+- 0 <text:s text:c="14"/>3.8 +- 0 <text:s text:c="9"/>4916 throng</text:p>
          </table:table-cell>
        </table:table-row>
        <table:table-row table:style-name="ro1">
          <table:table-cell office:value-type="string">
            <text:p><text:s/>0 <text:s text:c="4"/>+- 0 <text:s text:c="14"/>3.8 +- 0 <text:s text:c="9"/>4926 scullion</text:p>
          </table:table-cell>
        </table:table-row>
        <table:table-row table:style-name="ro1">
          <table:table-cell office:value-type="string">
            <text:p><text:s/>0 <text:s text:c="4"/>+- 0 <text:s text:c="14"/>3.8 +- 0 <text:s text:c="9"/>4918 name</text:p>
          </table:table-cell>
        </table:table-row>
        <table:table-row table:style-name="ro1">
          <table:table-cell office:value-type="string">
            <text:p><text:s/>0 <text:s text:c="4"/>+- 0 <text:s text:c="14"/>3.8 +- 0 <text:s text:c="9"/>5027 parnassu</text:p>
          </table:table-cell>
        </table:table-row>
        <table:table-row table:style-name="ro1">
          <table:table-cell office:value-type="string">
            <text:p><text:s/>0 <text:s text:c="4"/>+- 0 <text:s text:c="14"/>3.8 +- 0 <text:s text:c="9"/>4923 corpor</text:p>
          </table:table-cell>
        </table:table-row>
        <table:table-row table:style-name="ro1">
          <table:table-cell office:value-type="string">
            <text:p><text:s/>0 <text:s text:c="4"/>+- 0 <text:s text:c="14"/>3.8 +- 0 <text:s text:c="9"/>4925 plough</text:p>
          </table:table-cell>
        </table:table-row>
        <table:table-row table:style-name="ro1">
          <table:table-cell office:value-type="string">
            <text:p><text:s/>0 <text:s text:c="4"/>+- 0 <text:s text:c="14"/>3.8 +- 0 <text:s text:c="9"/>4924 plaster</text:p>
          </table:table-cell>
        </table:table-row>
        <table:table-row table:style-name="ro1">
          <table:table-cell office:value-type="string">
            <text:p><text:s/>0 <text:s text:c="4"/>+- 0 <text:s text:c="14"/>3.8 +- 0 <text:s text:c="9"/>4922 onion</text:p>
          </table:table-cell>
        </table:table-row>
        <table:table-row table:style-name="ro1">
          <table:table-cell office:value-type="string">
            <text:p><text:s/>0 <text:s text:c="4"/>+- 0 <text:s text:c="14"/>3.8 +- 0 <text:s text:c="9"/>4919 loss</text:p>
          </table:table-cell>
        </table:table-row>
        <table:table-row table:style-name="ro1">
          <table:table-cell office:value-type="string">
            <text:p><text:s/>0 <text:s text:c="4"/>+- 0 <text:s text:c="14"/>3.8 +- 0 <text:s text:c="9"/>4921 like</text:p>
          </table:table-cell>
        </table:table-row>
        <table:table-row table:style-name="ro1">
          <table:table-cell office:value-type="string">
            <text:p><text:s/>0 <text:s text:c="4"/>+- 0 <text:s text:c="14"/>3.8 +- 0 <text:s text:c="9"/>4920 resid</text:p>
          </table:table-cell>
        </table:table-row>
        <table:table-row table:style-name="ro1">
          <table:table-cell office:value-type="string">
            <text:p><text:s/>0 <text:s text:c="4"/>+- 0 <text:s text:c="14"/>3.8 +- 0 <text:s text:c="9"/>5137 wander</text:p>
          </table:table-cell>
        </table:table-row>
        <table:table-row table:style-name="ro1">
          <table:table-cell office:value-type="string">
            <text:p><text:s/>0 <text:s text:c="4"/>+- 0 <text:s text:c="14"/>3.8 +- 0 <text:s text:c="9"/>5138 saviour</text:p>
          </table:table-cell>
        </table:table-row>
        <table:table-row table:style-name="ro1">
          <table:table-cell office:value-type="string">
            <text:p><text:s/>0 <text:s text:c="4"/>+- 0 <text:s text:c="14"/>3.8 +- 0 <text:s text:c="9"/>5136 stumpi</text:p>
          </table:table-cell>
        </table:table-row>
        <table:table-row table:style-name="ro1">
          <table:table-cell office:value-type="string">
            <text:p><text:s/>0 <text:s text:c="4"/>+- 0 <text:s text:c="14"/>3.8 +- 0 <text:s text:c="9"/>5135 array</text:p>
          </table:table-cell>
        </table:table-row>
        <table:table-row table:style-name="ro1">
          <table:table-cell office:value-type="string">
            <text:p><text:s/>0 <text:s text:c="4"/>+- 0 <text:s text:c="14"/>3.8 +- 0 <text:s text:c="9"/>5134 kjoge</text:p>
          </table:table-cell>
        </table:table-row>
        <table:table-row table:style-name="ro1">
          <table:table-cell office:value-type="string">
            <text:p><text:s/>0 <text:s text:c="4"/>+- 0 <text:s text:c="14"/>3.8 +- 0 <text:s text:c="9"/>5133 preben</text:p>
          </table:table-cell>
        </table:table-row>
        <table:table-row table:style-name="ro1">
          <table:table-cell office:value-type="string">
            <text:p><text:s/>0 <text:s text:c="4"/>+- 0 <text:s text:c="14"/>3.8 +- 0 <text:s text:c="9"/>5029 squeak</text:p>
          </table:table-cell>
        </table:table-row>
        <table:table-row table:style-name="ro1">
          <table:table-cell office:value-type="string">
            <text:p><text:s/>0 <text:s text:c="4"/>+- 0 <text:s text:c="14"/>3.8 +- 0 <text:s text:c="9"/>5132 torch</text:p>
          </table:table-cell>
        </table:table-row>
        <table:table-row table:style-name="ro1">
          <table:table-cell office:value-type="string">
            <text:p><text:s/>0 <text:s text:c="4"/>+- 0 <text:s text:c="14"/>3.8 +- 0 <text:s text:c="9"/>5139 burrow</text:p>
          </table:table-cell>
        </table:table-row>
        <table:table-row table:style-name="ro1">
          <table:table-cell office:value-type="string">
            <text:p><text:s/>0 <text:s text:c="4"/>+- 0 <text:s text:c="14"/>3.8 +- 0 <text:s text:c="9"/>5140 gossip</text:p>
          </table:table-cell>
        </table:table-row>
        <table:table-row table:style-name="ro1">
          <table:table-cell office:value-type="string">
            <text:p><text:s/>0 <text:s text:c="4"/>+- 0 <text:s text:c="14"/>3.8 +- 0 <text:s text:c="9"/>5110 multipli</text:p>
          </table:table-cell>
        </table:table-row>
        <table:table-row table:style-name="ro1">
          <table:table-cell office:value-type="string">
            <text:p><text:s/>0 <text:s text:c="4"/>+- 0 <text:s text:c="14"/>3.8 +- 0 <text:s text:c="9"/>5141 futur</text:p>
          </table:table-cell>
        </table:table-row>
        <table:table-row table:style-name="ro1">
          <table:table-cell office:value-type="string">
            <text:p><text:s/>0 <text:s text:c="4"/>+- 0 <text:s text:c="14"/>3.8 +- 0 <text:s text:c="9"/>5146 agit</text:p>
          </table:table-cell>
        </table:table-row>
        <table:table-row table:style-name="ro1">
          <table:table-cell office:value-type="string">
            <text:p><text:s/>0 <text:s text:c="4"/>+- 0 <text:s text:c="14"/>3.8 +- 0 <text:s text:c="9"/>5148 dresser</text:p>
          </table:table-cell>
        </table:table-row>
        <table:table-row table:style-name="ro1">
          <table:table-cell office:value-type="string">
            <text:p><text:s/>0 <text:s text:c="4"/>+- 0 <text:s text:c="14"/>3.8 +- 0 <text:s text:c="9"/>5147 cockcrow</text:p>
          </table:table-cell>
        </table:table-row>
        <table:table-row table:style-name="ro1">
          <table:table-cell office:value-type="string">
            <text:p><text:s/>0 <text:s text:c="4"/>+- 0 <text:s text:c="14"/>3.8 +- 0 <text:s text:c="9"/>5145 behold</text:p>
          </table:table-cell>
        </table:table-row>
        <table:table-row table:style-name="ro1">
          <table:table-cell office:value-type="string">
            <text:p><text:s/>0 <text:s text:c="4"/>+- 0 <text:s text:c="14"/>3.8 +- 0 <text:s text:c="9"/>4867 laurel</text:p>
          </table:table-cell>
        </table:table-row>
        <table:table-row table:style-name="ro1">
          <table:table-cell office:value-type="string">
            <text:p><text:s/>0 <text:s text:c="4"/>+- 0 <text:s text:c="14"/>3.8 +- 0 <text:s text:c="9"/>5142 meteor</text:p>
          </table:table-cell>
        </table:table-row>
        <table:table-row table:style-name="ro1">
          <table:table-cell office:value-type="string">
            <text:p><text:s/>0 <text:s text:c="4"/>+- 0 <text:s text:c="14"/>3.8 +- 0 <text:s text:c="9"/>5144 deadli</text:p>
          </table:table-cell>
        </table:table-row>
        <table:table-row table:style-name="ro1">
          <table:table-cell office:value-type="string">
            <text:p><text:s/>0 <text:s text:c="4"/>+- 0 <text:s text:c="14"/>3.8 +- 0 <text:s text:c="9"/>5143 odenseau</text:p>
          </table:table-cell>
        </table:table-row>
        <table:table-row table:style-name="ro1">
          <table:table-cell office:value-type="string">
            <text:p><text:s/>0 <text:s text:c="4"/>+- 0 <text:s text:c="14"/>3.8 +- 0 <text:s text:c="9"/>5131 firstrat</text:p>
          </table:table-cell>
        </table:table-row>
        <table:table-row table:style-name="ro1">
          <table:table-cell office:value-type="string">
            <text:p><text:s/>0 <text:s text:c="4"/>+- 0 <text:s text:c="14"/>3.8 +- 0 <text:s text:c="9"/>5130 spell</text:p>
          </table:table-cell>
        </table:table-row>
        <table:table-row table:style-name="ro1">
          <table:table-cell office:value-type="string">
            <text:p><text:s/>0 <text:s text:c="4"/>+- 0 <text:s text:c="14"/>3.8 +- 0 <text:s text:c="9"/>5129 pussycat</text:p>
          </table:table-cell>
        </table:table-row>
        <table:table-row table:style-name="ro1">
          <table:table-cell office:value-type="string">
            <text:p><text:s/>0 <text:s text:c="4"/>+- 0 <text:s text:c="14"/>3.8 +- 0 <text:s text:c="9"/>5115 pie</text:p>
          </table:table-cell>
        </table:table-row>
        <table:table-row table:style-name="ro1">
          <table:table-cell office:value-type="string">
            <text:p><text:s/>0 <text:s text:c="4"/>+- 0 <text:s text:c="14"/>3.8 +- 0 <text:s text:c="9"/>5117 balconi</text:p>
          </table:table-cell>
        </table:table-row>
        <table:table-row table:style-name="ro1">
          <table:table-cell office:value-type="string">
            <text:p><text:s/>0 <text:s text:c="4"/>+- 0 <text:s text:c="14"/>3.8 +- 0 <text:s text:c="9"/>5116 dearth</text:p>
          </table:table-cell>
        </table:table-row>
        <table:table-row table:style-name="ro1">
          <table:table-cell office:value-type="string">
            <text:p><text:s/>0 <text:s text:c="4"/>+- 0 <text:s text:c="14"/>3.8 +- 0 <text:s text:c="9"/>5114 bustl</text:p>
          </table:table-cell>
        </table:table-row>
        <table:table-row table:style-name="ro1">
          <table:table-cell office:value-type="string">
            <text:p><text:s/>0 <text:s text:c="4"/>+- 0 <text:s text:c="14"/>3.8 +- 0 <text:s text:c="9"/>5119 novemb</text:p>
          </table:table-cell>
        </table:table-row>
        <table:table-row table:style-name="ro1">
          <table:table-cell office:value-type="string">
            <text:p><text:s/>0 <text:s text:c="4"/>+- 0 <text:s text:c="14"/>3.8 +- 0 <text:s text:c="9"/>5113 dure</text:p>
          </table:table-cell>
        </table:table-row>
        <table:table-row table:style-name="ro1">
          <table:table-cell office:value-type="string">
            <text:p><text:s/>0 <text:s text:c="4"/>+- 0 <text:s text:c="14"/>3.8 +- 0 <text:s text:c="9"/>5112 singingbird</text:p>
          </table:table-cell>
        </table:table-row>
        <table:table-row table:style-name="ro1">
          <table:table-cell office:value-type="string">
            <text:p><text:s/>0 <text:s text:c="4"/>+- 0 <text:s text:c="14"/>3.8 +- 0 <text:s text:c="9"/>5118 twist</text:p>
          </table:table-cell>
        </table:table-row>
        <table:table-row table:style-name="ro1">
          <table:table-cell office:value-type="string">
            <text:p><text:s/>0 <text:s text:c="4"/>+- 0 <text:s text:c="14"/>3.8 +- 0 <text:s text:c="9"/>5120 inn</text:p>
          </table:table-cell>
        </table:table-row>
        <table:table-row table:style-name="ro1">
          <table:table-cell office:value-type="string">
            <text:p><text:s/>0 <text:s text:c="4"/>+- 0 <text:s text:c="14"/>3.8 +- 0 <text:s text:c="9"/>5128 probabl</text:p>
          </table:table-cell>
        </table:table-row>
        <table:table-row table:style-name="ro1">
          <table:table-cell office:value-type="string">
            <text:p><text:s/>0 <text:s text:c="4"/>+- 0 <text:s text:c="14"/>3.8 +- 0 <text:s text:c="9"/>5125 penni</text:p>
          </table:table-cell>
        </table:table-row>
        <table:table-row table:style-name="ro1">
          <table:table-cell office:value-type="string">
            <text:p><text:s/>0 <text:s text:c="4"/>+- 0 <text:s text:c="14"/>3.8 +- 0 <text:s text:c="9"/>5127 eric</text:p>
          </table:table-cell>
        </table:table-row>
        <table:table-row table:style-name="ro1">
          <table:table-cell office:value-type="string">
            <text:p><text:s/>0 <text:s text:c="4"/>+- 0 <text:s text:c="14"/>3.8 +- 0 <text:s text:c="9"/>5126 pit</text:p>
          </table:table-cell>
        </table:table-row>
        <table:table-row table:style-name="ro1">
          <table:table-cell office:value-type="string">
            <text:p><text:s/>0 <text:s text:c="4"/>+- 0 <text:s text:c="14"/>3.8 +- 0 <text:s text:c="9"/>5124 pip</text:p>
          </table:table-cell>
        </table:table-row>
        <table:table-row table:style-name="ro1">
          <table:table-cell office:value-type="string">
            <text:p><text:s/>0 <text:s text:c="4"/>+- 0 <text:s text:c="14"/>3.8 +- 0 <text:s text:c="9"/>5121 ilsabil</text:p>
          </table:table-cell>
        </table:table-row>
        <table:table-row table:style-name="ro1">
          <table:table-cell office:value-type="string">
            <text:p><text:s/>0 <text:s text:c="4"/>+- 0 <text:s text:c="14"/>3.8 +- 0 <text:s text:c="9"/>5123 watertub</text:p>
          </table:table-cell>
        </table:table-row>
        <table:table-row table:style-name="ro1">
          <table:table-cell office:value-type="string">
            <text:p><text:s/>0 <text:s text:c="4"/>+- 0 <text:s text:c="14"/>3.8 +- 0 <text:s text:c="9"/>5122 seashor</text:p>
          </table:table-cell>
        </table:table-row>
        <table:table-row table:style-name="ro1">
          <table:table-cell office:value-type="string">
            <text:p><text:s/>0 <text:s text:c="4"/>+- 0 <text:s text:c="14"/>3.8 +- 0 <text:s text:c="9"/>5149 gallant</text:p>
          </table:table-cell>
        </table:table-row>
        <table:table-row table:style-name="ro1">
          <table:table-cell office:value-type="string">
            <text:p><text:s/>0 <text:s text:c="4"/>+- 0 <text:s text:c="14"/>3.8 +- 0 <text:s text:c="9"/>5150 repeat</text:p>
          </table:table-cell>
        </table:table-row>
        <table:table-row table:style-name="ro1">
          <table:table-cell office:value-type="string">
            <text:p><text:s/>0 <text:s text:c="4"/>+- 0 <text:s text:c="14"/>3.8 +- 0 <text:s text:c="9"/>5151 star</text:p>
          </table:table-cell>
        </table:table-row>
        <table:table-row table:style-name="ro1">
          <table:table-cell office:value-type="string">
            <text:p><text:s/>0 <text:s text:c="4"/>+- 0 <text:s text:c="14"/>3.8 +- 0 <text:s text:c="9"/>5176 baker</text:p>
          </table:table-cell>
        </table:table-row>
        <table:table-row table:style-name="ro1">
          <table:table-cell office:value-type="string">
            <text:p><text:s/>0 <text:s text:c="4"/>+- 0 <text:s text:c="14"/>3.8 +- 0 <text:s text:c="9"/>5178 rule</text:p>
          </table:table-cell>
        </table:table-row>
        <table:table-row table:style-name="ro1">
          <table:table-cell office:value-type="string">
            <text:p><text:s/>0 <text:s text:c="4"/>+- 0 <text:s text:c="14"/>3.8 +- 0 <text:s text:c="9"/>5177 jewel</text:p>
          </table:table-cell>
        </table:table-row>
        <table:table-row table:style-name="ro1">
          <table:table-cell office:value-type="string">
            <text:p><text:s/>0 <text:s text:c="4"/>+- 0 <text:s text:c="14"/>3.8 +- 0 <text:s text:c="9"/>5175 unsteadili</text:p>
          </table:table-cell>
        </table:table-row>
        <table:table-row table:style-name="ro1">
          <table:table-cell office:value-type="string">
            <text:p><text:s/>0 <text:s text:c="4"/>+- 0 <text:s text:c="14"/>3.8 +- 0 <text:s text:c="9"/>5180 entreat</text:p>
          </table:table-cell>
        </table:table-row>
        <table:table-row table:style-name="ro1">
          <table:table-cell office:value-type="string">
            <text:p><text:s/>0 <text:s text:c="4"/>+- 0 <text:s text:c="14"/>3.8 +- 0 <text:s text:c="9"/>5174 tomcat</text:p>
          </table:table-cell>
        </table:table-row>
        <table:table-row table:style-name="ro1">
          <table:table-cell office:value-type="string">
            <text:p><text:s/>0 <text:s text:c="4"/>+- 0 <text:s text:c="14"/>3.8 +- 0 <text:s text:c="9"/>5173 sentiment</text:p>
          </table:table-cell>
        </table:table-row>
        <table:table-row table:style-name="ro1">
          <table:table-cell office:value-type="string">
            <text:p><text:s/>0 <text:s text:c="4"/>+- 0 <text:s text:c="14"/>3.8 +- 0 <text:s text:c="9"/>5179 sash</text:p>
          </table:table-cell>
        </table:table-row>
        <table:table-row table:style-name="ro1">
          <table:table-cell office:value-type="string">
            <text:p><text:s/>0 <text:s text:c="4"/>+- 0 <text:s text:c="14"/>3.8 +- 0 <text:s text:c="9"/>5181 influenc</text:p>
          </table:table-cell>
        </table:table-row>
        <table:table-row table:style-name="ro1">
          <table:table-cell office:value-type="string">
            <text:p><text:s/>0 <text:s text:c="4"/>+- 0 <text:s text:c="14"/>3.8 +- 0 <text:s text:c="9"/>5171 experienc</text:p>
          </table:table-cell>
        </table:table-row>
        <table:table-row table:style-name="ro1">
          <table:table-cell office:value-type="string">
            <text:p><text:s/>0 <text:s text:c="4"/>+- 0 <text:s text:c="14"/>3.8 +- 0 <text:s text:c="9"/>5186 understand</text:p>
          </table:table-cell>
        </table:table-row>
        <table:table-row table:style-name="ro1">
          <table:table-cell office:value-type="string">
            <text:p><text:s/>0 <text:s text:c="4"/>+- 0 <text:s text:c="14"/>3.8 +- 0 <text:s text:c="9"/>5188 consecr</text:p>
          </table:table-cell>
        </table:table-row>
        <table:table-row table:style-name="ro1">
          <table:table-cell office:value-type="string">
            <text:p><text:s/>0 <text:s text:c="4"/>+- 0 <text:s text:c="14"/>3.9 +- 0 <text:s text:c="9"/>5187 yell</text:p>
          </table:table-cell>
        </table:table-row>
        <table:table-row table:style-name="ro1">
          <table:table-cell office:value-type="string">
            <text:p><text:s/>0 <text:s text:c="4"/>+- 0 <text:s text:c="14"/>3.9 +- 0 <text:s text:c="9"/>5185 galatea</text:p>
          </table:table-cell>
        </table:table-row>
        <table:table-row table:style-name="ro1">
          <table:table-cell office:value-type="string">
            <text:p><text:s/>0 <text:s text:c="4"/>+- 0 <text:s text:c="14"/>3.9 +- 0 <text:s text:c="9"/>5182 portion</text:p>
          </table:table-cell>
        </table:table-row>
        <table:table-row table:style-name="ro1">
          <table:table-cell office:value-type="string">
            <text:p><text:s/>0 <text:s text:c="4"/>+- 0 <text:s text:c="14"/>3.9 +- 0 <text:s text:c="9"/>5184 pupil</text:p>
          </table:table-cell>
        </table:table-row>
        <table:table-row table:style-name="ro1">
          <table:table-cell office:value-type="string">
            <text:p><text:s/>0 <text:s text:c="4"/>+- 0 <text:s text:c="14"/>3.9 +- 0 <text:s text:c="9"/>5183 write</text:p>
          </table:table-cell>
        </table:table-row>
        <table:table-row table:style-name="ro1">
          <table:table-cell office:value-type="string">
            <text:p><text:s/>0 <text:s text:c="4"/>+- 0 <text:s text:c="14"/>3.9 +- 0 <text:s text:c="9"/>5172 sphinx</text:p>
          </table:table-cell>
        </table:table-row>
        <table:table-row table:style-name="ro1">
          <table:table-cell office:value-type="string">
            <text:p><text:s/>0 <text:s text:c="4"/>+- 0 <text:s text:c="14"/>3.9 +- 0 <text:s text:c="9"/>5170 searcher</text:p>
          </table:table-cell>
        </table:table-row>
        <table:table-row table:style-name="ro1">
          <table:table-cell office:value-type="string">
            <text:p><text:s/>0 <text:s text:c="4"/>+- 0 <text:s text:c="14"/>3.9 +- 0 <text:s text:c="9"/>5152 corsor</text:p>
          </table:table-cell>
        </table:table-row>
        <table:table-row table:style-name="ro1">
          <table:table-cell office:value-type="string">
            <text:p><text:s/>0 <text:s text:c="4"/>+- 0 <text:s text:c="14"/>3.9 +- 0 <text:s text:c="9"/>5156 june</text:p>
          </table:table-cell>
        </table:table-row>
        <table:table-row table:style-name="ro1">
          <table:table-cell office:value-type="string">
            <text:p><text:s/>0 <text:s text:c="4"/>+- 0 <text:s text:c="14"/>3.9 +- 0 <text:s text:c="9"/>5158 stay</text:p>
          </table:table-cell>
        </table:table-row>
        <table:table-row table:style-name="ro1">
          <table:table-cell office:value-type="string">
            <text:p><text:s/>0 <text:s text:c="4"/>+- 0 <text:s text:c="14"/>3.9 +- 0 <text:s text:c="9"/>5157 galosh</text:p>
          </table:table-cell>
        </table:table-row>
        <table:table-row table:style-name="ro1">
          <table:table-cell office:value-type="string">
            <text:p><text:s/>0 <text:s text:c="4"/>+- 0 <text:s text:c="14"/>3.9 +- 0 <text:s text:c="9"/>5155 class</text:p>
          </table:table-cell>
        </table:table-row>
        <table:table-row table:style-name="ro1">
          <table:table-cell office:value-type="string">
            <text:p><text:s/>0 <text:s text:c="4"/>+- 0 <text:s text:c="14"/>3.9 +- 0 <text:s text:c="9"/>5160 counterpan</text:p>
          </table:table-cell>
        </table:table-row>
        <table:table-row table:style-name="ro1">
          <table:table-cell office:value-type="string">
            <text:p><text:s/>0 <text:s text:c="4"/>+- 0 <text:s text:c="14"/>3.9 +- 0 <text:s text:c="9"/>5154 draught</text:p>
          </table:table-cell>
        </table:table-row>
        <table:table-row table:style-name="ro1">
          <table:table-cell office:value-type="string">
            <text:p><text:s/>0 <text:s text:c="4"/>+- 0 <text:s text:c="14"/>3.9 +- 0 <text:s text:c="9"/>5153 climat</text:p>
          </table:table-cell>
        </table:table-row>
        <table:table-row table:style-name="ro1">
          <table:table-cell office:value-type="string">
            <text:p><text:s/>0 <text:s text:c="4"/>+- 0 <text:s text:c="14"/>3.9 +- 0 <text:s text:c="9"/>5159 breadcrumb</text:p>
          </table:table-cell>
        </table:table-row>
        <table:table-row table:style-name="ro1">
          <table:table-cell office:value-type="string">
            <text:p><text:s/>0 <text:s text:c="4"/>+- 0 <text:s text:c="14"/>3.9 +- 0 <text:s text:c="9"/>5161 stab</text:p>
          </table:table-cell>
        </table:table-row>
        <table:table-row table:style-name="ro1">
          <table:table-cell office:value-type="string">
            <text:p><text:s/>0 <text:s text:c="4"/>+- 0 <text:s text:c="14"/>3.9 +- 0 <text:s text:c="9"/>5169 ghost</text:p>
          </table:table-cell>
        </table:table-row>
        <table:table-row table:style-name="ro1">
          <table:table-cell office:value-type="string">
            <text:p><text:s/>0 <text:s text:c="4"/>+- 0 <text:s text:c="14"/>3.9 +- 0 <text:s text:c="9"/>5166 humbl</text:p>
          </table:table-cell>
        </table:table-row>
        <table:table-row table:style-name="ro1">
          <table:table-cell office:value-type="string">
            <text:p><text:s/>0 <text:s text:c="4"/>+- 0 <text:s text:c="14"/>3.9 +- 0 <text:s text:c="9"/>5109 ratcatch</text:p>
          </table:table-cell>
        </table:table-row>
        <table:table-row table:style-name="ro1">
          <table:table-cell office:value-type="string">
            <text:p><text:s/>0 <text:s text:c="4"/>+- 0 <text:s text:c="14"/>3.9 +- 0 <text:s text:c="9"/>5168 kneel</text:p>
          </table:table-cell>
        </table:table-row>
        <table:table-row table:style-name="ro1">
          <table:table-cell office:value-type="string">
            <text:p><text:s/>0 <text:s text:c="4"/>+- 0 <text:s text:c="14"/>3.9 +- 0 <text:s text:c="9"/>5167 vein</text:p>
          </table:table-cell>
        </table:table-row>
        <table:table-row table:style-name="ro1">
          <table:table-cell office:value-type="string">
            <text:p><text:s/>0 <text:s text:c="4"/>+- 0 <text:s text:c="14"/>3.9 +- 0 <text:s text:c="9"/>5165 veil</text:p>
          </table:table-cell>
        </table:table-row>
        <table:table-row table:style-name="ro1">
          <table:table-cell office:value-type="string">
            <text:p><text:s/>0 <text:s text:c="4"/>+- 0 <text:s text:c="14"/>3.9 +- 0 <text:s text:c="9"/>5162 shrank</text:p>
          </table:table-cell>
        </table:table-row>
        <table:table-row table:style-name="ro1">
          <table:table-cell office:value-type="string">
            <text:p><text:s/>0 <text:s text:c="4"/>+- 0 <text:s text:c="14"/>3.9 +- 0 <text:s text:c="9"/>5164 gulf</text:p>
          </table:table-cell>
        </table:table-row>
        <table:table-row table:style-name="ro1">
          <table:table-cell office:value-type="string">
            <text:p><text:s/>0 <text:s text:c="4"/>+- 0 <text:s text:c="14"/>3.9 +- 0 <text:s text:c="9"/>5163 earthli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56 biggest</text:p>
          </table:table-cell>
        </table:table-row>
        <table:table-row table:style-name="ro1">
          <table:table-cell office:value-type="string">
            <text:p><text:s/>0 <text:s text:c="4"/>+- 0 <text:s text:c="14"/>3.9 +- 0 <text:s text:c="9"/>5108 anthoni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57 drumstick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30 guard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55 manserv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54 glimmer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53 fickl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52 zizz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51 intellig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58 jack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59 squeal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60 appoint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65 chippi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66 windowpan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64 cockadoodledoo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67 gorgeou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61 cricket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63 north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62 buy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50 watchman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49 secret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48 museum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34 lettuc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36 pussi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35 brushwood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33 awhil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38 quiet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32 empti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31 doesnt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37 waterfal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47 marbl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39 playth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44 scrap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46 pictur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45 nightraven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43 arriv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40 mere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42 kindl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41 doubtless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68 mutter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69 weight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95 belov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70 continu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97 wretchedli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96 limit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94 cruel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99 monument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93 record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92 roam</text:p>
          </table:table-cell>
        </table:table-row>
        <table:table-row table:style-name="ro1">
          <table:table-cell office:value-type="string">
            <text:p><text:s/>0 <text:s text:c="4"/>+- 0 <text:s text:c="14"/>3.9 +- 0 <text:s text:c="9"/>5107 catch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98 glori</text:p>
          </table:table-cell>
        </table:table-row>
        <table:table-row table:style-name="ro1">
          <table:table-cell office:value-type="string">
            <text:p><text:s/>0 <text:s text:c="4"/>+- 0 <text:s text:c="14"/>3.9 +- 0 <text:s text:c="9"/>5100 cake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90 smooth</text:p>
          </table:table-cell>
        </table:table-row>
        <table:table-row table:style-name="ro1">
          <table:table-cell office:value-type="string">
            <text:p><text:s/>0 <text:s text:c="4"/>+- 0 <text:s text:c="14"/>3.9 +- 0 <text:s text:c="9"/>5105 scarecrow</text:p>
          </table:table-cell>
        </table:table-row>
        <table:table-row table:style-name="ro1">
          <table:table-cell office:value-type="string">
            <text:p><text:s/>0 <text:s text:c="4"/>+- 0 <text:s text:c="14"/>3.9 +- 0 <text:s text:c="9"/>5106 thirteen</text:p>
          </table:table-cell>
        </table:table-row>
        <table:table-row table:style-name="ro1">
          <table:table-cell office:value-type="string">
            <text:p><text:s/>0 <text:s text:c="4"/>+- 0 <text:s text:c="14"/>3.9 +- 0 <text:s text:c="9"/>5104 itit</text:p>
          </table:table-cell>
        </table:table-row>
        <table:table-row table:style-name="ro1">
          <table:table-cell office:value-type="string">
            <text:p><text:s/>0 <text:s text:c="4"/>+- 0 <text:s text:c="14"/>3.9 +- 0 <text:s text:c="9"/>5101 otherwis</text:p>
          </table:table-cell>
        </table:table-row>
        <table:table-row table:style-name="ro1">
          <table:table-cell office:value-type="string">
            <text:p><text:s/>0 <text:s text:c="4"/>+- 0 <text:s text:c="14"/>3.9 +- 0 <text:s text:c="9"/>5103 baptism</text:p>
          </table:table-cell>
        </table:table-row>
        <table:table-row table:style-name="ro1">
          <table:table-cell office:value-type="string">
            <text:p><text:s/>0 <text:s text:c="4"/>+- 0 <text:s text:c="14"/>3.9 +- 0 <text:s text:c="9"/>4868 skill</text:p>
          </table:table-cell>
        </table:table-row>
        <table:table-row table:style-name="ro1">
          <table:table-cell office:value-type="string">
            <text:p><text:s/>0 <text:s text:c="4"/>+- 0 <text:s text:c="14"/>3.9 +- 0 <text:s text:c="9"/>5102 faggot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91 rubadub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89 leathern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71 gloucest</text:p>
          </table:table-cell>
        </table:table-row>
        <table:table-row table:style-name="ro1">
          <table:table-cell office:value-type="string">
            <text:p><text:s/>0 <text:s text:c="4"/>+- 0 <text:s text:c="14"/>3.9 +- 0 <text:s text:c="9"/>5075 whistl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5077 overflow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5076 grate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5074 ho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866 heavili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5079 eat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5073 hi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5072 washerwoman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5078 ha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5088 wish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5080 bud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5085 puddl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5087 veget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5086 contain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5084 yelp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5081 count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5083 wise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5082 hearthrug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50 progress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51 neither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49 understood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48 unusu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47 state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46 favor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45 tend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543 bedroom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52 pistol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23 salmon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53 youll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54 midnight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59 jingl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60 merri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58 bleed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61 superior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55 tent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57 agoni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56 centr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44 cours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43 boundari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42 pattern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28 powder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30 discont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29 funen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27 pockethandkin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32 overturn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26 nutkin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25 innkeep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31 bray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41 ugliest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33 mistak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38 wire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40 interced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39 wa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37 statu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34 entitl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36 dungeon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35 bibl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62 weak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64 flew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89 admir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91 committe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90 affection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88 instanc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93 swim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87 doorway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86 april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92 lo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94 puff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84 equal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99 christen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701 worldli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700 glee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98 venu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95 swallow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97 wear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96 cudgel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85 display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83 la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65 deliver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69 job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71 key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70 entir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68 courtyard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73 poultryyard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67 dislik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66 burdockleav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72 unnot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74 disput</text:p>
          </table:table-cell>
        </table:table-row>
        <table:table-row table:style-name="ro1">
          <table:table-cell office:value-type="string">
            <text:p><text:s/>0 <text:s text:c="4"/>+- 0 <text:s text:c="14"/>4 <text:s text:c="2"/>+- 0 <text:s text:c="9"/>4682 parrot</text:p>
          </table:table-cell>
        </table:table-row>
        <table:table-row table:style-name="ro1">
          <table:table-cell office:value-type="string">
            <text:p><text:s/>0 <text:s text:c="4"/>+- 0 <text:s text:c="14"/>4.1 +- 0 <text:s text:c="9"/>4679 tanyard</text:p>
          </table:table-cell>
        </table:table-row>
        <table:table-row table:style-name="ro1">
          <table:table-cell office:value-type="string">
            <text:p><text:s/>0 <text:s text:c="4"/>+- 0 <text:s text:c="14"/>4.1 +- 0 <text:s text:c="9"/>4681 joke</text:p>
          </table:table-cell>
        </table:table-row>
        <table:table-row table:style-name="ro1">
          <table:table-cell office:value-type="string">
            <text:p><text:s/>0 <text:s text:c="4"/>+- 0 <text:s text:c="14"/>4.1 +- 0 <text:s text:c="9"/>4622 pitch</text:p>
          </table:table-cell>
        </table:table-row>
        <table:table-row table:style-name="ro1">
          <table:table-cell office:value-type="string">
            <text:p><text:s/>0 <text:s text:c="4"/>+- 0 <text:s text:c="14"/>4.1 +- 0 <text:s text:c="9"/>4680 career</text:p>
          </table:table-cell>
        </table:table-row>
        <table:table-row table:style-name="ro1">
          <table:table-cell office:value-type="string">
            <text:p><text:s/>0 <text:s text:c="4"/>+- 0 <text:s text:c="14"/>4.1 +- 0 <text:s text:c="9"/>4624 packet</text:p>
          </table:table-cell>
        </table:table-row>
        <table:table-row table:style-name="ro1">
          <table:table-cell office:value-type="string">
            <text:p><text:s/>0 <text:s text:c="4"/>+- 0 <text:s text:c="14"/>4.1 +- 0 <text:s text:c="9"/>4678 instant</text:p>
          </table:table-cell>
        </table:table-row>
        <table:table-row table:style-name="ro1">
          <table:table-cell office:value-type="string">
            <text:p><text:s/>0 <text:s text:c="4"/>+- 0 <text:s text:c="14"/>4.1 +- 0 <text:s text:c="9"/>4675 swift</text:p>
          </table:table-cell>
        </table:table-row>
        <table:table-row table:style-name="ro1">
          <table:table-cell office:value-type="string">
            <text:p><text:s/>0 <text:s text:c="4"/>+- 0 <text:s text:c="14"/>4.1 +- 0 <text:s text:c="9"/>4677 exclaim</text:p>
          </table:table-cell>
        </table:table-row>
        <table:table-row table:style-name="ro1">
          <table:table-cell office:value-type="string">
            <text:p><text:s/>0 <text:s text:c="4"/>+- 0 <text:s text:c="14"/>4.1 +- 0 <text:s text:c="9"/>4676 kep</text:p>
          </table:table-cell>
        </table:table-row>
        <table:table-row table:style-name="ro1">
          <table:table-cell office:value-type="string">
            <text:p><text:s/>0 <text:s text:c="4"/>+- 0 <text:s text:c="14"/>4.1 +- 0 <text:s text:c="9"/>4703 brook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69 newyear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70 sparkl</text:p>
          </table:table-cell>
        </table:table-row>
        <table:table-row table:style-name="ro1">
          <table:table-cell office:value-type="string">
            <text:p><text:s/>0 <text:s text:c="4"/>+- 0 <text:s text:c="14"/>4.1 +- 0 <text:s text:c="9"/>4621 frame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68 suppos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67 jam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66 envi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65 brighter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64 jan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71 fuel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72 inhabit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73 b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78 farmer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79 satisfact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77 meant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80 raptur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74 battl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76 hope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75 counsellor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63 hobbleti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62 quantiti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61 overgrown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47 kneebreech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49 staff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48 brink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46 thicket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51 nearer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45 rough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44 utter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50 one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60 jar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52 highest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57 jaw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59 practic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58 greatgrandfath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56 jay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53 magnifyingglass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55 tire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54 nois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81 familiar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82 disagre</text:p>
          </table:table-cell>
        </table:table-row>
        <table:table-row table:style-name="ro1">
          <table:table-cell office:value-type="string">
            <text:p><text:s/>0 <text:s text:c="4"/>+- 0 <text:s text:c="14"/>4.1 +- 0 <text:s text:c="9"/>4608 stuff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83 hire</text:p>
          </table:table-cell>
        </table:table-row>
        <table:table-row table:style-name="ro1">
          <table:table-cell office:value-type="string">
            <text:p><text:s/>0 <text:s text:c="4"/>+- 0 <text:s text:c="14"/>4.1 +- 0 <text:s text:c="9"/>4610 shrunk</text:p>
          </table:table-cell>
        </table:table-row>
        <table:table-row table:style-name="ro1">
          <table:table-cell office:value-type="string">
            <text:p><text:s/>0 <text:s text:c="4"/>+- 0 <text:s text:c="14"/>4.1 +- 0 <text:s text:c="9"/>4609 gush</text:p>
          </table:table-cell>
        </table:table-row>
        <table:table-row table:style-name="ro1">
          <table:table-cell office:value-type="string">
            <text:p><text:s/>0 <text:s text:c="4"/>+- 0 <text:s text:c="14"/>4.1 +- 0 <text:s text:c="9"/>4607 crabb</text:p>
          </table:table-cell>
        </table:table-row>
        <table:table-row table:style-name="ro1">
          <table:table-cell office:value-type="string">
            <text:p><text:s/>0 <text:s text:c="4"/>+- 0 <text:s text:c="14"/>4.1 +- 0 <text:s text:c="9"/>4612 shi</text:p>
          </table:table-cell>
        </table:table-row>
        <table:table-row table:style-name="ro1">
          <table:table-cell office:value-type="string">
            <text:p><text:s/>0 <text:s text:c="4"/>+- 0 <text:s text:c="14"/>4.1 +- 0 <text:s text:c="9"/>4606 hollow</text:p>
          </table:table-cell>
        </table:table-row>
        <table:table-row table:style-name="ro1">
          <table:table-cell office:value-type="string">
            <text:p><text:s/>0 <text:s text:c="4"/>+- 0 <text:s text:c="14"/>4.1 +- 0 <text:s text:c="9"/>4605 summon</text:p>
          </table:table-cell>
        </table:table-row>
        <table:table-row table:style-name="ro1">
          <table:table-cell office:value-type="string">
            <text:p><text:s/>0 <text:s text:c="4"/>+- 0 <text:s text:c="14"/>4.1 +- 0 <text:s text:c="9"/>4620 persist</text:p>
          </table:table-cell>
        </table:table-row>
        <table:table-row table:style-name="ro1">
          <table:table-cell office:value-type="string">
            <text:p><text:s/>0 <text:s text:c="4"/>+- 0 <text:s text:c="14"/>4.1 +- 0 <text:s text:c="9"/>4611 violenc</text:p>
          </table:table-cell>
        </table:table-row>
        <table:table-row table:style-name="ro1">
          <table:table-cell office:value-type="string">
            <text:p><text:s/>0 <text:s text:c="4"/>+- 0 <text:s text:c="14"/>4.1 +- 0 <text:s text:c="9"/>4613 rein</text:p>
          </table:table-cell>
        </table:table-row>
        <table:table-row table:style-name="ro1">
          <table:table-cell office:value-type="string">
            <text:p><text:s/>0 <text:s text:c="4"/>+- 0 <text:s text:c="14"/>4.1 +- 0 <text:s text:c="9"/>4603 possibl</text:p>
          </table:table-cell>
        </table:table-row>
        <table:table-row table:style-name="ro1">
          <table:table-cell office:value-type="string">
            <text:p><text:s/>0 <text:s text:c="4"/>+- 0 <text:s text:c="14"/>4.1 +- 0 <text:s text:c="9"/>4618 withstand</text:p>
          </table:table-cell>
        </table:table-row>
        <table:table-row table:style-name="ro1">
          <table:table-cell office:value-type="string">
            <text:p><text:s/>0 <text:s text:c="4"/>+- 0 <text:s text:c="14"/>4.1 +- 0 <text:s text:c="9"/>4619 ruddi</text:p>
          </table:table-cell>
        </table:table-row>
        <table:table-row table:style-name="ro1">
          <table:table-cell office:value-type="string">
            <text:p><text:s/>0 <text:s text:c="4"/>+- 0 <text:s text:c="14"/>4.1 +- 0 <text:s text:c="9"/>4617 glassmountain</text:p>
          </table:table-cell>
        </table:table-row>
        <table:table-row table:style-name="ro1">
          <table:table-cell office:value-type="string">
            <text:p><text:s/>0 <text:s text:c="4"/>+- 0 <text:s text:c="14"/>4.1 +- 0 <text:s text:c="9"/>4614 attribut</text:p>
          </table:table-cell>
        </table:table-row>
        <table:table-row table:style-name="ro1">
          <table:table-cell office:value-type="string">
            <text:p><text:s/>0 <text:s text:c="4"/>+- 0 <text:s text:c="14"/>4.1 +- 0 <text:s text:c="9"/>4616 widow</text:p>
          </table:table-cell>
        </table:table-row>
        <table:table-row table:style-name="ro1">
          <table:table-cell office:value-type="string">
            <text:p><text:s/>0 <text:s text:c="4"/>+- 0 <text:s text:c="14"/>4.1 +- 0 <text:s text:c="9"/>4615 conduct</text:p>
          </table:table-cell>
        </table:table-row>
        <table:table-row table:style-name="ro1">
          <table:table-cell office:value-type="string">
            <text:p><text:s/>0 <text:s text:c="4"/>+- 0 <text:s text:c="14"/>4.1 +- 0 <text:s text:c="9"/>4604 stile</text:p>
          </table:table-cell>
        </table:table-row>
        <table:table-row table:style-name="ro1">
          <table:table-cell office:value-type="string">
            <text:p><text:s/>0 <text:s text:c="4"/>+- 0 <text:s text:c="14"/>4.1 +- 0 <text:s text:c="9"/>4602 denmark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84 passeng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88 bean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90 foremost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89 rumbl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87 awak</text:p>
          </table:table-cell>
        </table:table-row>
        <table:table-row table:style-name="ro1">
          <table:table-cell office:value-type="string">
            <text:p><text:s/>0 <text:s text:c="4"/>+- 0 <text:s text:c="14"/>4.1 +- 0 <text:s text:c="9"/>4865 marketplac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92 increas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86 regularli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85 trout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91 durst</text:p>
          </table:table-cell>
        </table:table-row>
        <table:table-row table:style-name="ro1">
          <table:table-cell office:value-type="string">
            <text:p><text:s/>0 <text:s text:c="4"/>+- 0 <text:s text:c="14"/>4.1 +- 0 <text:s text:c="9"/>4601 upper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93 cri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98 enabl</text:p>
          </table:table-cell>
        </table:table-row>
        <table:table-row table:style-name="ro1">
          <table:table-cell office:value-type="string">
            <text:p><text:s/>0 <text:s text:c="4"/>+- 0 <text:s text:c="14"/>4.1 +- 0 <text:s text:c="9"/>4600 twice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99 tobacco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97 smash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94 wring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96 endless</text:p>
          </table:table-cell>
        </table:table-row>
        <table:table-row table:style-name="ro1">
          <table:table-cell office:value-type="string">
            <text:p><text:s/>0 <text:s text:c="4"/>+- 0 <text:s text:c="14"/>4.1 +- 0 <text:s text:c="9"/>4595 lucki</text:p>
          </table:table-cell>
        </table:table-row>
        <table:table-row table:style-name="ro1">
          <table:table-cell office:value-type="string">
            <text:p><text:s/>0 <text:s text:c="4"/>+- 0 <text:s text:c="14"/>4.1 +- 0 <text:s text:c="9"/>4702 wall</text:p>
          </table:table-cell>
        </table:table-row>
        <table:table-row table:style-name="ro1">
          <table:table-cell office:value-type="string">
            <text:p><text:s/>0 <text:s text:c="4"/>+- 0 <text:s text:c="14"/>4.1 +- 0 <text:s text:c="9"/>4704 tuesday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13 prais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14 ball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12 redder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11 stamen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10 difficult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09 twelfth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08 fill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15 stableboy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16 absorb</text:p>
          </table:table-cell>
        </table:table-row>
        <table:table-row table:style-name="ro1">
          <table:table-cell office:value-type="string">
            <text:p><text:s/>0 <text:s text:c="4"/>+- 0 <text:s text:c="14"/>4.2 +- 0 <text:s text:c="9"/>4786 fiddl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17 huntsman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22 pleasantli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23 beast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21 coffe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24 applebough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18 wisest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20 effect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19 upon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07 strangl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06 heavier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05 underground</text:p>
          </table:table-cell>
        </table:table-row>
        <table:table-row table:style-name="ro1">
          <table:table-cell office:value-type="string">
            <text:p><text:s/>0 <text:s text:c="4"/>+- 0 <text:s text:c="14"/>4.2 +- 0 <text:s text:c="9"/>4791 whirl</text:p>
          </table:table-cell>
        </table:table-row>
        <table:table-row table:style-name="ro1">
          <table:table-cell office:value-type="string">
            <text:p><text:s/>0 <text:s text:c="4"/>+- 0 <text:s text:c="14"/>4.2 +- 0 <text:s text:c="9"/>4793 grinder</text:p>
          </table:table-cell>
        </table:table-row>
        <table:table-row table:style-name="ro1">
          <table:table-cell office:value-type="string">
            <text:p><text:s/>0 <text:s text:c="4"/>+- 0 <text:s text:c="14"/>4.2 +- 0 <text:s text:c="9"/>4792 undecid</text:p>
          </table:table-cell>
        </table:table-row>
        <table:table-row table:style-name="ro1">
          <table:table-cell office:value-type="string">
            <text:p><text:s/>0 <text:s text:c="4"/>+- 0 <text:s text:c="14"/>4.2 +- 0 <text:s text:c="9"/>4790 foxi</text:p>
          </table:table-cell>
        </table:table-row>
        <table:table-row table:style-name="ro1">
          <table:table-cell office:value-type="string">
            <text:p><text:s/>0 <text:s text:c="4"/>+- 0 <text:s text:c="14"/>4.2 +- 0 <text:s text:c="9"/>4795 misfortun</text:p>
          </table:table-cell>
        </table:table-row>
        <table:table-row table:style-name="ro1">
          <table:table-cell office:value-type="string">
            <text:p><text:s/>0 <text:s text:c="4"/>+- 0 <text:s text:c="14"/>4.2 +- 0 <text:s text:c="9"/>4789 greater</text:p>
          </table:table-cell>
        </table:table-row>
        <table:table-row table:style-name="ro1">
          <table:table-cell office:value-type="string">
            <text:p><text:s/>0 <text:s text:c="4"/>+- 0 <text:s text:c="14"/>4.2 +- 0 <text:s text:c="9"/>4788 squir</text:p>
          </table:table-cell>
        </table:table-row>
        <table:table-row table:style-name="ro1">
          <table:table-cell office:value-type="string">
            <text:p><text:s/>0 <text:s text:c="4"/>+- 0 <text:s text:c="14"/>4.2 +- 0 <text:s text:c="9"/>4794 welcom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04 sixtyf</text:p>
          </table:table-cell>
        </table:table-row>
        <table:table-row table:style-name="ro1">
          <table:table-cell office:value-type="string">
            <text:p><text:s/>0 <text:s text:c="4"/>+- 0 <text:s text:c="14"/>4.2 +- 0 <text:s text:c="9"/>4796 parti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01 handl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03 flower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02 speaker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00 member</text:p>
          </table:table-cell>
        </table:table-row>
        <table:table-row table:style-name="ro1">
          <table:table-cell office:value-type="string">
            <text:p><text:s/>0 <text:s text:c="4"/>+- 0 <text:s text:c="14"/>4.2 +- 0 <text:s text:c="9"/>4797 balloon</text:p>
          </table:table-cell>
        </table:table-row>
        <table:table-row table:style-name="ro1">
          <table:table-cell office:value-type="string">
            <text:p><text:s/>0 <text:s text:c="4"/>+- 0 <text:s text:c="14"/>4.2 +- 0 <text:s text:c="9"/>4799 bishop</text:p>
          </table:table-cell>
        </table:table-row>
        <table:table-row table:style-name="ro1">
          <table:table-cell office:value-type="string">
            <text:p><text:s/>0 <text:s text:c="4"/>+- 0 <text:s text:c="14"/>4.2 +- 0 <text:s text:c="9"/>4798 cross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25 fiddler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26 sooner</text:p>
          </table:table-cell>
        </table:table-row>
        <table:table-row table:style-name="ro1">
          <table:table-cell office:value-type="string">
            <text:p><text:s/>0 <text:s text:c="4"/>+- 0.084 <text:s text:c="10"/>4.2 +- 0 <text:s text:c="9"/>4851 lest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52 taller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27 student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54 paus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53 distanc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56 flesh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50 usual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64 distant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49 conquer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55 six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57 madam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47 command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62 mistaken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63 cheer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61 obtain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58 oak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60 practis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48 choos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59 dearli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46 exampl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28 overset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32 collar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34 underneath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33 expand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31 judgment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36 carniv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30 magician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29 dust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35 exceedingli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45 white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37 least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42 sweetmeat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44 thorn</text:p>
          </table:table-cell>
        </table:table-row>
        <table:table-row table:style-name="ro1">
          <table:table-cell office:value-type="string">
            <text:p><text:s/>0 <text:s text:c="4"/>+- 0 <text:s text:c="14"/>4.2 +- 0 <text:s text:c="9"/>4785 bead</text:p>
          </table:table-cell>
        </table:table-row>
        <table:table-row table:style-name="ro1">
          <table:table-cell office:value-type="string">
            <text:p><text:s/>0 <text:s text:c="4"/>+- 0 <text:s text:c="14"/>4.2 +- 0 <text:s text:c="9"/>3892 dainti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43 poultri</text:p>
          </table:table-cell>
        </table:table-row>
        <table:table-row table:style-name="ro1">
          <table:table-cell office:value-type="string">
            <text:p><text:s/>0 <text:s text:c="4"/>+- 0 <text:s text:c="14"/>4.2 +- 0 <text:s text:c="9"/>4787 partner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41 colour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38 lunch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40 afar</text:p>
          </table:table-cell>
        </table:table-row>
        <table:table-row table:style-name="ro1">
          <table:table-cell office:value-type="string">
            <text:p><text:s/>0 <text:s text:c="4"/>+- 0 <text:s text:c="14"/>4.2 +- 0 <text:s text:c="9"/>4839 nevertheless</text:p>
          </table:table-cell>
        </table:table-row>
        <table:table-row table:style-name="ro1">
          <table:table-cell office:value-type="string">
            <text:p><text:s/>0 <text:s text:c="4"/>+- 0 <text:s text:c="14"/>4.2 +- 0 <text:s text:c="9"/>4705 intox</text:p>
          </table:table-cell>
        </table:table-row>
        <table:table-row table:style-name="ro1">
          <table:table-cell office:value-type="string">
            <text:p><text:s/>0 <text:s text:c="4"/>+- 0 <text:s text:c="14"/>4.2 +- 0 <text:s text:c="9"/>4731 poet</text:p>
          </table:table-cell>
        </table:table-row>
        <table:table-row table:style-name="ro1">
          <table:table-cell office:value-type="string">
            <text:p><text:s/>0 <text:s text:c="4"/>+- 0 <text:s text:c="14"/>4.2 +- 0 <text:s text:c="9"/>4732 curtain</text:p>
          </table:table-cell>
        </table:table-row>
        <table:table-row table:style-name="ro1">
          <table:table-cell office:value-type="string">
            <text:p><text:s/>0 <text:s text:c="4"/>+- 0 <text:s text:c="14"/>4.2 +- 0 <text:s text:c="9"/>4784 ramel</text:p>
          </table:table-cell>
        </table:table-row>
        <table:table-row table:style-name="ro1">
          <table:table-cell office:value-type="string">
            <text:p><text:s/>0 <text:s text:c="4"/>+- 0 <text:s text:c="14"/>4.2 +- 0 <text:s text:c="9"/>4730 electr</text:p>
          </table:table-cell>
        </table:table-row>
        <table:table-row table:style-name="ro1">
          <table:table-cell office:value-type="string">
            <text:p><text:s/>0 <text:s text:c="4"/>+- 0 <text:s text:c="14"/>4.2 +- 0 <text:s text:c="9"/>4729 treat</text:p>
          </table:table-cell>
        </table:table-row>
        <table:table-row table:style-name="ro1">
          <table:table-cell office:value-type="string">
            <text:p><text:s/>0 <text:s text:c="4"/>+- 0 <text:s text:c="14"/>4.2 +- 0 <text:s text:c="9"/>4728 besid</text:p>
          </table:table-cell>
        </table:table-row>
        <table:table-row table:style-name="ro1">
          <table:table-cell office:value-type="string">
            <text:p><text:s/>0 <text:s text:c="4"/>+- 0 <text:s text:c="14"/>4.2 +- 0 <text:s text:c="9"/>4727 drank</text:p>
          </table:table-cell>
        </table:table-row>
        <table:table-row table:style-name="ro1">
          <table:table-cell office:value-type="string">
            <text:p><text:s/>0 <text:s text:c="4"/>+- 0 <text:s text:c="14"/>4.2 +- 0 <text:s text:c="9"/>4726 boatman</text:p>
          </table:table-cell>
        </table:table-row>
        <table:table-row table:style-name="ro1">
          <table:table-cell office:value-type="string">
            <text:p><text:s/>0 <text:s text:c="4"/>+- 0 <text:s text:c="14"/>4.2 +- 0 <text:s text:c="9"/>4733 feather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34 immedi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35 tiggywinkl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40 marito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42 deer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41 curli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39 tenderli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36 cheek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38 field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37 hyacinth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25 shame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24 snort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23 obstacl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09 walk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11 fencerail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10 carver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08 moistur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13 commenc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07 befal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06 meantim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12 toowhoo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14 respect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22 catherin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19 tread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21 maid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20 trinita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18 slowli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15 sixpenc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17 poem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16 flourish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43 hob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44 ray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45 moreov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70 ounc</text:p>
          </table:table-cell>
        </table:table-row>
        <table:table-row table:style-name="ro1">
          <table:table-cell office:value-type="string">
            <text:p><text:s/>0 <text:s text:c="4"/>+- 0.085 <text:s text:c="10"/>4.3 +- 0 <text:s text:c="9"/>4774 marleen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72 wild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71 mousehol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69 mischief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68 goldcloth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67 defin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83 woodmous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73 decreas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75 plead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65 uncomfort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81 parsonag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82 kernel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80 ripe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77 consort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79 pickax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78 purchas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66 harden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64 flag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46 neighbour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50 furnitur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52 fellow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51 titter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49 feroci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54 spain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48 bull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47 togeth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53 illbehav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55 banish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63 harder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60 plumtre</text:p>
          </table:table-cell>
        </table:table-row>
        <table:table-row table:style-name="ro1">
          <table:table-cell office:value-type="string">
            <text:p><text:s/>0 <text:s text:c="4"/>+- 0 <text:s text:c="14"/>4.3 +- 0 <text:s text:c="9"/>3890 trifl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62 plain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61 wilt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59 mistygrey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56 mailcoach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58 holiday</text:p>
          </table:table-cell>
        </table:table-row>
        <table:table-row table:style-name="ro1">
          <table:table-cell office:value-type="string">
            <text:p><text:s/>0 <text:s text:c="4"/>+- 0 <text:s text:c="14"/>4.3 +- 0 <text:s text:c="9"/>4757 strongli</text:p>
          </table:table-cell>
        </table:table-row>
        <table:table-row table:style-name="ro1">
          <table:table-cell office:value-type="string">
            <text:p><text:s/>0 <text:s text:c="4"/>+- 0 <text:s text:c="14"/>4.3 +- 0 <text:s text:c="9"/>3891 edg</text:p>
          </table:table-cell>
        </table:table-row>
        <table:table-row table:style-name="ro1">
          <table:table-cell office:value-type="string">
            <text:p><text:s/>0 <text:s text:c="4"/>+- 0 <text:s text:c="14"/>4.3 +- 0 <text:s text:c="9"/>3026 lustili</text:p>
          </table:table-cell>
        </table:table-row>
        <table:table-row table:style-name="ro1">
          <table:table-cell office:value-type="string">
            <text:p><text:s/>0 <text:s text:c="4"/>+- 0 <text:s text:c="14"/>4.3 +- 0 <text:s text:c="9"/>3027 mist</text:p>
          </table:table-cell>
        </table:table-row>
        <table:table-row table:style-name="ro1">
          <table:table-cell office:value-type="string">
            <text:p><text:s/>0 <text:s text:c="4"/>+- 0 <text:s text:c="14"/>4.3 +- 0 <text:s text:c="9"/>3025 superb</text:p>
          </table:table-cell>
        </table:table-row>
        <table:table-row table:style-name="ro1">
          <table:table-cell office:value-type="string">
            <text:p><text:s/>0 <text:s text:c="4"/>+- 0 <text:s text:c="14"/>4.3 +- 0 <text:s text:c="9"/>3024 flee</text:p>
          </table:table-cell>
        </table:table-row>
        <table:table-row table:style-name="ro1">
          <table:table-cell office:value-type="string">
            <text:p><text:s/>0 <text:s text:c="4"/>+- 0 <text:s text:c="14"/>4.3 +- 0 <text:s text:c="9"/>2999 dollshous</text:p>
          </table:table-cell>
        </table:table-row>
        <table:table-row table:style-name="ro1">
          <table:table-cell office:value-type="string">
            <text:p><text:s/>0 <text:s text:c="4"/>+- 0 <text:s text:c="14"/>4.3 +- 0 <text:s text:c="9"/>3023 parlor</text:p>
          </table:table-cell>
        </table:table-row>
        <table:table-row table:style-name="ro1">
          <table:table-cell office:value-type="string">
            <text:p><text:s/>0 <text:s text:c="4"/>+- 0 <text:s text:c="14"/>4.3 +- 0 <text:s text:c="9"/>3022 event</text:p>
          </table:table-cell>
        </table:table-row>
        <table:table-row table:style-name="ro1">
          <table:table-cell office:value-type="string">
            <text:p><text:s/>0 <text:s text:c="4"/>+- 0 <text:s text:c="14"/>4.3 +- 0 <text:s text:c="9"/>3021 portug</text:p>
          </table:table-cell>
        </table:table-row>
        <table:table-row table:style-name="ro1">
          <table:table-cell office:value-type="string">
            <text:p><text:s/>0 <text:s text:c="4"/>+- 0 <text:s text:c="14"/>4.3 +- 0 <text:s text:c="9"/>3028 safeti</text:p>
          </table:table-cell>
        </table:table-row>
        <table:table-row table:style-name="ro1">
          <table:table-cell office:value-type="string">
            <text:p><text:s/>0 <text:s text:c="4"/>+- 0 <text:s text:c="14"/>4.3 +- 0 <text:s text:c="9"/>3029 admiss</text:p>
          </table:table-cell>
        </table:table-row>
        <table:table-row table:style-name="ro1">
          <table:table-cell office:value-type="string">
            <text:p><text:s/>0 <text:s text:c="4"/>+- 0 <text:s text:c="14"/>4.3 +- 0 <text:s text:c="9"/>3030 miss</text:p>
          </table:table-cell>
        </table:table-row>
        <table:table-row table:style-name="ro1">
          <table:table-cell office:value-type="string">
            <text:p><text:s/>0 <text:s text:c="4"/>+- 0 <text:s text:c="14"/>4.3 +- 0 <text:s text:c="9"/>3035 publish</text:p>
          </table:table-cell>
        </table:table-row>
        <table:table-row table:style-name="ro1">
          <table:table-cell office:value-type="string">
            <text:p><text:s/>0 <text:s text:c="4"/>+- 0 <text:s text:c="14"/>4.3 +- 0 <text:s text:c="9"/>3034 unknown</text:p>
          </table:table-cell>
        </table:table-row>
        <table:table-row table:style-name="ro1">
          <table:table-cell office:value-type="string">
            <text:p><text:s/>0 <text:s text:c="4"/>+- 0 <text:s text:c="14"/>4.3 +- 0 <text:s text:c="9"/>3037 bubbl</text:p>
          </table:table-cell>
        </table:table-row>
        <table:table-row table:style-name="ro1">
          <table:table-cell office:value-type="string">
            <text:p><text:s/>0 <text:s text:c="4"/>+- 0 <text:s text:c="14"/>4.3 +- 0 <text:s text:c="9"/>3031 childish</text:p>
          </table:table-cell>
        </table:table-row>
        <table:table-row table:style-name="ro1">
          <table:table-cell office:value-type="string">
            <text:p><text:s/>0 <text:s text:c="4"/>+- 0 <text:s text:c="14"/>4.3 +- 0 <text:s text:c="9"/>3036 princ</text:p>
          </table:table-cell>
        </table:table-row>
        <table:table-row table:style-name="ro1">
          <table:table-cell office:value-type="string">
            <text:p><text:s/>0 <text:s text:c="4"/>+- 0 <text:s text:c="14"/>4.3 +- 0 <text:s text:c="9"/>3033 pigeon</text:p>
          </table:table-cell>
        </table:table-row>
        <table:table-row table:style-name="ro1">
          <table:table-cell office:value-type="string">
            <text:p><text:s/>0 <text:s text:c="4"/>+- 0 <text:s text:c="14"/>4.3 +- 0 <text:s text:c="9"/>3032 jip</text:p>
          </table:table-cell>
        </table:table-row>
        <table:table-row table:style-name="ro1">
          <table:table-cell office:value-type="string">
            <text:p><text:s/>0 <text:s text:c="4"/>+- 0 <text:s text:c="14"/>4.3 +- 0 <text:s text:c="9"/>3020 energi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19 stabl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18 fist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04 shock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06 restless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05 england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03 harm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02 inferior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08 exhaust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01 roebuck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07 godmoth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17 connect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09 hare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16 sunni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14 heavi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15 bland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13 realli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10 thirteenth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12 terrifi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11 idea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38 pipehead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65 believ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39 abl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67 fourfoot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40 eisenach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66 murmur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64 dutch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63 reason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69 earliest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62 ribbi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68 teach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60 suspici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70 reproach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75 dip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74 daisi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71 havent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73 thread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77 success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72 thrown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61 pleasant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59 grislybeard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41 hearken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45 jackdaw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47 highway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76 wildli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46 shrivel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44 flame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43 print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49 ass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42 wagon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58 porcelain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48 jolli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50 brock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57 driver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55 dirt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56 pud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00 lantern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54 risen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51 moist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53 bass</text:p>
          </table:table-cell>
        </table:table-row>
        <table:table-row table:style-name="ro1">
          <table:table-cell office:value-type="string">
            <text:p><text:s/>0 <text:s text:c="4"/>+- 0 <text:s text:c="14"/>4.4 +- 0 <text:s text:c="9"/>2997 ceas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52 drink</text:p>
          </table:table-cell>
        </table:table-row>
        <table:table-row table:style-name="ro1">
          <table:table-cell office:value-type="string">
            <text:p><text:s/>0 <text:s text:c="4"/>+- 0 <text:s text:c="14"/>4.4 +- 0 <text:s text:c="9"/>2998 found</text:p>
          </table:table-cell>
        </table:table-row>
        <table:table-row table:style-name="ro1">
          <table:table-cell office:value-type="string">
            <text:p><text:s/>0 <text:s text:c="4"/>+- 0 <text:s text:c="14"/>4.4 +- 0 <text:s text:c="9"/>2945 belldeep</text:p>
          </table:table-cell>
        </table:table-row>
        <table:table-row table:style-name="ro1">
          <table:table-cell office:value-type="string">
            <text:p><text:s/>0 <text:s text:c="4"/>+- 0 <text:s text:c="14"/>4.4 +- 0 <text:s text:c="9"/>2946 fisher</text:p>
          </table:table-cell>
        </table:table-row>
        <table:table-row table:style-name="ro1">
          <table:table-cell office:value-type="string">
            <text:p><text:s/>0 <text:s text:c="4"/>+- 0 <text:s text:c="14"/>4.4 +- 0 <text:s text:c="9"/>2944 sauci</text:p>
          </table:table-cell>
        </table:table-row>
        <table:table-row table:style-name="ro1">
          <table:table-cell office:value-type="string">
            <text:p><text:s/>0 <text:s text:c="4"/>+- 0 <text:s text:c="14"/>4.4 +- 0 <text:s text:c="9"/>2943 bosom</text:p>
          </table:table-cell>
        </table:table-row>
        <table:table-row table:style-name="ro1">
          <table:table-cell office:value-type="string">
            <text:p><text:s/>0 <text:s text:c="4"/>+- 0 <text:s text:c="14"/>4.4 +- 0 <text:s text:c="9"/>2942 coarser</text:p>
          </table:table-cell>
        </table:table-row>
        <table:table-row table:style-name="ro1">
          <table:table-cell office:value-type="string">
            <text:p><text:s/>0 <text:s text:c="4"/>+- 0 <text:s text:c="14"/>4.4 +- 0 <text:s text:c="9"/>2941 buttercup</text:p>
          </table:table-cell>
        </table:table-row>
        <table:table-row table:style-name="ro1">
          <table:table-cell office:value-type="string">
            <text:p><text:s/>0 <text:s text:c="4"/>+- 0 <text:s text:c="14"/>4.4 +- 0 <text:s text:c="9"/>2940 redfox</text:p>
          </table:table-cell>
        </table:table-row>
        <table:table-row table:style-name="ro1">
          <table:table-cell office:value-type="string">
            <text:p><text:s/>0 <text:s text:c="4"/>+- 0 <text:s text:c="14"/>4.4 +- 0 <text:s text:c="9"/>2947 summertim</text:p>
          </table:table-cell>
        </table:table-row>
        <table:table-row table:style-name="ro1">
          <table:table-cell office:value-type="string">
            <text:p><text:s/>0 <text:s text:c="4"/>+- 0 <text:s text:c="14"/>4.4 +- 0 <text:s text:c="9"/>2948 rapidli</text:p>
          </table:table-cell>
        </table:table-row>
        <table:table-row table:style-name="ro1">
          <table:table-cell office:value-type="string">
            <text:p><text:s/>0 <text:s text:c="4"/>+- 0 <text:s text:c="14"/>4.4 +- 0 <text:s text:c="9"/>2949 astonish</text:p>
          </table:table-cell>
        </table:table-row>
        <table:table-row table:style-name="ro1">
          <table:table-cell office:value-type="string">
            <text:p><text:s/>0 <text:s text:c="4"/>+- 0 <text:s text:c="14"/>4.4 +- 0 <text:s text:c="9"/>2954 delici</text:p>
          </table:table-cell>
        </table:table-row>
        <table:table-row table:style-name="ro1">
          <table:table-cell office:value-type="string">
            <text:p><text:s/>0 <text:s text:c="4"/>+- 0 <text:s text:c="14"/>4.4 +- 0 <text:s text:c="9"/>2953 oar</text:p>
          </table:table-cell>
        </table:table-row>
        <table:table-row table:style-name="ro1">
          <table:table-cell office:value-type="string">
            <text:p><text:s/>0 <text:s text:c="4"/>+- 0 <text:s text:c="14"/>4.4 +- 0 <text:s text:c="9"/>2956 might</text:p>
          </table:table-cell>
        </table:table-row>
        <table:table-row table:style-name="ro1">
          <table:table-cell office:value-type="string">
            <text:p><text:s/>0 <text:s text:c="4"/>+- 0 <text:s text:c="14"/>4.4 +- 0 <text:s text:c="9"/>2950 creat</text:p>
          </table:table-cell>
        </table:table-row>
        <table:table-row table:style-name="ro1">
          <table:table-cell office:value-type="string">
            <text:p><text:s/>0 <text:s text:c="4"/>+- 0 <text:s text:c="14"/>4.4 +- 0 <text:s text:c="9"/>3079 bridegroom</text:p>
          </table:table-cell>
        </table:table-row>
        <table:table-row table:style-name="ro1">
          <table:table-cell office:value-type="string">
            <text:p><text:s/>0 <text:s text:c="4"/>+- 0 <text:s text:c="14"/>4.4 +- 0 <text:s text:c="9"/>2955 cool</text:p>
          </table:table-cell>
        </table:table-row>
        <table:table-row table:style-name="ro1">
          <table:table-cell office:value-type="string">
            <text:p><text:s/>0 <text:s text:c="4"/>+- 0 <text:s text:c="14"/>4.4 +- 0 <text:s text:c="9"/>2952 isaac</text:p>
          </table:table-cell>
        </table:table-row>
        <table:table-row table:style-name="ro1">
          <table:table-cell office:value-type="string">
            <text:p><text:s/>0 <text:s text:c="4"/>+- 0 <text:s text:c="14"/>4.4 +- 0 <text:s text:c="9"/>2951 mightest</text:p>
          </table:table-cell>
        </table:table-row>
        <table:table-row table:style-name="ro1">
          <table:table-cell office:value-type="string">
            <text:p><text:s/>0 <text:s text:c="4"/>+- 0 <text:s text:c="14"/>4.4 +- 0 <text:s text:c="9"/>2939 inward</text:p>
          </table:table-cell>
        </table:table-row>
        <table:table-row table:style-name="ro1">
          <table:table-cell office:value-type="string">
            <text:p><text:s/>0 <text:s text:c="4"/>+- 0 <text:s text:c="14"/>4.4 +- 0 <text:s text:c="9"/>2938 forthwith</text:p>
          </table:table-cell>
        </table:table-row>
        <table:table-row table:style-name="ro1">
          <table:table-cell office:value-type="string">
            <text:p><text:s/>0 <text:s text:c="4"/>+- 0 <text:s text:c="14"/>4.4 +- 0 <text:s text:c="9"/>2937 call</text:p>
          </table:table-cell>
        </table:table-row>
        <table:table-row table:style-name="ro1">
          <table:table-cell office:value-type="string">
            <text:p><text:s/>0 <text:s text:c="4"/>+- 0 <text:s text:c="14"/>4.4 +- 0 <text:s text:c="9"/>2923 trade</text:p>
          </table:table-cell>
        </table:table-row>
        <table:table-row table:style-name="ro1">
          <table:table-cell office:value-type="string">
            <text:p><text:s/>0 <text:s text:c="4"/>+- 0 <text:s text:c="14"/>4.4 +- 0 <text:s text:c="9"/>2925 isnt</text:p>
          </table:table-cell>
        </table:table-row>
        <table:table-row table:style-name="ro1">
          <table:table-cell office:value-type="string">
            <text:p><text:s/>0 <text:s text:c="4"/>+- 0 <text:s text:c="14"/>4.4 +- 0 <text:s text:c="9"/>2924 held</text:p>
          </table:table-cell>
        </table:table-row>
        <table:table-row table:style-name="ro1">
          <table:table-cell office:value-type="string">
            <text:p><text:s/>0 <text:s text:c="4"/>+- 0 <text:s text:c="14"/>4.4 +- 0 <text:s text:c="9"/>2922 soon</text:p>
          </table:table-cell>
        </table:table-row>
        <table:table-row table:style-name="ro1">
          <table:table-cell office:value-type="string">
            <text:p><text:s/>0 <text:s text:c="4"/>+- 0 <text:s text:c="14"/>4.4 +- 0 <text:s text:c="9"/>2921 clumsili</text:p>
          </table:table-cell>
        </table:table-row>
        <table:table-row table:style-name="ro1">
          <table:table-cell office:value-type="string">
            <text:p><text:s/>0 <text:s text:c="4"/>+- 0 <text:s text:c="14"/>4.5 +- 0 <text:s text:c="9"/>2927 dough</text:p>
          </table:table-cell>
        </table:table-row>
        <table:table-row table:style-name="ro1">
          <table:table-cell office:value-type="string">
            <text:p><text:s/>0 <text:s text:c="4"/>+- 0 <text:s text:c="14"/>4.5 +- 0 <text:s text:c="9"/>2920 bowl</text:p>
          </table:table-cell>
        </table:table-row>
        <table:table-row table:style-name="ro1">
          <table:table-cell office:value-type="string">
            <text:p><text:s/>0 <text:s text:c="4"/>+- 0 <text:s text:c="14"/>4.5 +- 0 <text:s text:c="9"/>2926 paper</text:p>
          </table:table-cell>
        </table:table-row>
        <table:table-row table:style-name="ro1">
          <table:table-cell office:value-type="string">
            <text:p><text:s/>0 <text:s text:c="4"/>+- 0 <text:s text:c="14"/>4.5 +- 0 <text:s text:c="9"/>2936 glide</text:p>
          </table:table-cell>
        </table:table-row>
        <table:table-row table:style-name="ro1">
          <table:table-cell office:value-type="string">
            <text:p><text:s/>0 <text:s text:c="4"/>+- 0 <text:s text:c="14"/>4.5 +- 0 <text:s text:c="9"/>2928 brim</text:p>
          </table:table-cell>
        </table:table-row>
        <table:table-row table:style-name="ro1">
          <table:table-cell office:value-type="string">
            <text:p><text:s/>0 <text:s text:c="4"/>+- 0 <text:s text:c="14"/>4.5 +- 0 <text:s text:c="9"/>2935 buri</text:p>
          </table:table-cell>
        </table:table-row>
        <table:table-row table:style-name="ro1">
          <table:table-cell office:value-type="string">
            <text:p><text:s/>0 <text:s text:c="4"/>+- 0 <text:s text:c="14"/>4.5 +- 0 <text:s text:c="9"/>2933 snowdrop</text:p>
          </table:table-cell>
        </table:table-row>
        <table:table-row table:style-name="ro1">
          <table:table-cell office:value-type="string">
            <text:p><text:s/>0 <text:s text:c="4"/>+- 0 <text:s text:c="14"/>4.5 +- 0 <text:s text:c="9"/>2934 style</text:p>
          </table:table-cell>
        </table:table-row>
        <table:table-row table:style-name="ro1">
          <table:table-cell office:value-type="string">
            <text:p><text:s/>0 <text:s text:c="4"/>+- 0 <text:s text:c="14"/>4.5 +- 0 <text:s text:c="9"/>2932 suffer</text:p>
          </table:table-cell>
        </table:table-row>
        <table:table-row table:style-name="ro1">
          <table:table-cell office:value-type="string">
            <text:p><text:s/>0 <text:s text:c="4"/>+- 0 <text:s text:c="14"/>4.5 +- 0 <text:s text:c="9"/>2929 soot</text:p>
          </table:table-cell>
        </table:table-row>
        <table:table-row table:style-name="ro1">
          <table:table-cell office:value-type="string">
            <text:p><text:s/>0 <text:s text:c="4"/>+- 0 <text:s text:c="14"/>4.5 +- 0 <text:s text:c="9"/>2931 hell</text:p>
          </table:table-cell>
        </table:table-row>
        <table:table-row table:style-name="ro1">
          <table:table-cell office:value-type="string">
            <text:p><text:s/>0 <text:s text:c="4"/>+- 0 <text:s text:c="14"/>4.5 +- 0 <text:s text:c="9"/>2930 helm</text:p>
          </table:table-cell>
        </table:table-row>
        <table:table-row table:style-name="ro1">
          <table:table-cell office:value-type="string">
            <text:p><text:s/>0 <text:s text:c="4"/>+- 0 <text:s text:c="14"/>4.5 +- 0 <text:s text:c="9"/>2957 lath</text:p>
          </table:table-cell>
        </table:table-row>
        <table:table-row table:style-name="ro1">
          <table:table-cell office:value-type="string">
            <text:p><text:s/>0 <text:s text:c="4"/>+- 0 <text:s text:c="14"/>4.5 +- 0 <text:s text:c="9"/>2984 virtu</text:p>
          </table:table-cell>
        </table:table-row>
        <table:table-row table:style-name="ro1">
          <table:table-cell office:value-type="string">
            <text:p><text:s/>0 <text:s text:c="4"/>+- 0 <text:s text:c="14"/>4.5 +- 0 <text:s text:c="9"/>2958 finer</text:p>
          </table:table-cell>
        </table:table-row>
        <table:table-row table:style-name="ro1">
          <table:table-cell office:value-type="string">
            <text:p><text:s/>0 <text:s text:c="4"/>+- 0 <text:s text:c="14"/>4.5 +- 0 <text:s text:c="9"/>2986 fairi</text:p>
          </table:table-cell>
        </table:table-row>
        <table:table-row table:style-name="ro1">
          <table:table-cell office:value-type="string">
            <text:p><text:s/>0 <text:s text:c="4"/>+- 0 <text:s text:c="14"/>4.5 +- 0 <text:s text:c="9"/>2959 fool</text:p>
          </table:table-cell>
        </table:table-row>
        <table:table-row table:style-name="ro1">
          <table:table-cell office:value-type="string">
            <text:p><text:s/>0 <text:s text:c="4"/>+- 0 <text:s text:c="14"/>4.5 +- 0 <text:s text:c="9"/>2985 hook</text:p>
          </table:table-cell>
        </table:table-row>
        <table:table-row table:style-name="ro1">
          <table:table-cell office:value-type="string">
            <text:p><text:s/>0 <text:s text:c="4"/>+- 0 <text:s text:c="14"/>4.5 +- 0 <text:s text:c="9"/>2983 heinel</text:p>
          </table:table-cell>
        </table:table-row>
        <table:table-row table:style-name="ro1">
          <table:table-cell office:value-type="string">
            <text:p><text:s/>0 <text:s text:c="4"/>+- 0 <text:s text:c="14"/>4.5 +- 0 <text:s text:c="9"/>2982 earwig</text:p>
          </table:table-cell>
        </table:table-row>
        <table:table-row table:style-name="ro1">
          <table:table-cell office:value-type="string">
            <text:p><text:s/>0 <text:s text:c="4"/>+- 0 <text:s text:c="14"/>4.5 +- 0 <text:s text:c="9"/>2996 die</text:p>
          </table:table-cell>
        </table:table-row>
        <table:table-row table:style-name="ro1">
          <table:table-cell office:value-type="string">
            <text:p><text:s/>0 <text:s text:c="4"/>+- 0 <text:s text:c="14"/>4.5 +- 0 <text:s text:c="9"/>2988 drake</text:p>
          </table:table-cell>
        </table:table-row>
        <table:table-row table:style-name="ro1">
          <table:table-cell office:value-type="string">
            <text:p><text:s/>0 <text:s text:c="4"/>+- 0 <text:s text:c="14"/>4.5 +- 0 <text:s text:c="9"/>2981 bigger</text:p>
          </table:table-cell>
        </table:table-row>
        <table:table-row table:style-name="ro1">
          <table:table-cell office:value-type="string">
            <text:p><text:s/>0 <text:s text:c="4"/>+- 0 <text:s text:c="14"/>4.5 +- 0 <text:s text:c="9"/>2995 undertak</text:p>
          </table:table-cell>
        </table:table-row>
        <table:table-row table:style-name="ro1">
          <table:table-cell office:value-type="string">
            <text:p><text:s/>0 <text:s text:c="4"/>+- 0 <text:s text:c="14"/>4.5 +- 0 <text:s text:c="9"/>2987 policeman</text:p>
          </table:table-cell>
        </table:table-row>
        <table:table-row table:style-name="ro1">
          <table:table-cell office:value-type="string">
            <text:p><text:s/>0 <text:s text:c="4"/>+- 0 <text:s text:c="14"/>4.5 +- 0 <text:s text:c="9"/>2979 yu</text:p>
          </table:table-cell>
        </table:table-row>
        <table:table-row table:style-name="ro1">
          <table:table-cell office:value-type="string">
            <text:p><text:s/>0 <text:s text:c="4"/>+- 0 <text:s text:c="14"/>4.5 +- 0 <text:s text:c="9"/>2989 porta</text:p>
          </table:table-cell>
        </table:table-row>
        <table:table-row table:style-name="ro1">
          <table:table-cell office:value-type="string">
            <text:p><text:s/>0 <text:s text:c="4"/>+- 0 <text:s text:c="14"/>4.5 +- 0 <text:s text:c="9"/>2994 tabbi</text:p>
          </table:table-cell>
        </table:table-row>
        <table:table-row table:style-name="ro1">
          <table:table-cell office:value-type="string">
            <text:p><text:s/>0 <text:s text:c="4"/>+- 0 <text:s text:c="14"/>4.5 +- 0 <text:s text:c="9"/>2993 alreadi</text:p>
          </table:table-cell>
        </table:table-row>
        <table:table-row table:style-name="ro1">
          <table:table-cell office:value-type="string">
            <text:p><text:s/>0 <text:s text:c="4"/>+- 0 <text:s text:c="14"/>4.5 +- 0 <text:s text:c="9"/>2990 bless</text:p>
          </table:table-cell>
        </table:table-row>
        <table:table-row table:style-name="ro1">
          <table:table-cell office:value-type="string">
            <text:p><text:s/>0 <text:s text:c="4"/>+- 0 <text:s text:c="14"/>4.5 +- 0 <text:s text:c="9"/>2992 achiev</text:p>
          </table:table-cell>
        </table:table-row>
        <table:table-row table:style-name="ro1">
          <table:table-cell office:value-type="string">
            <text:p><text:s/>0 <text:s text:c="4"/>+- 0 <text:s text:c="14"/>4.5 +- 0 <text:s text:c="9"/>2991 easili</text:p>
          </table:table-cell>
        </table:table-row>
        <table:table-row table:style-name="ro1">
          <table:table-cell office:value-type="string">
            <text:p><text:s/>0 <text:s text:c="4"/>+- 0 <text:s text:c="14"/>4.5 +- 0 <text:s text:c="9"/>2980 harrow</text:p>
          </table:table-cell>
        </table:table-row>
        <table:table-row table:style-name="ro1">
          <table:table-cell office:value-type="string">
            <text:p><text:s/>0 <text:s text:c="4"/>+- 0 <text:s text:c="14"/>4.5 +- 0 <text:s text:c="9"/>2978 adventur</text:p>
          </table:table-cell>
        </table:table-row>
        <table:table-row table:style-name="ro1">
          <table:table-cell office:value-type="string">
            <text:p><text:s/>0 <text:s text:c="4"/>+- 0 <text:s text:c="14"/>4.5 +- 0 <text:s text:c="9"/>2960 ant</text:p>
          </table:table-cell>
        </table:table-row>
        <table:table-row table:style-name="ro1">
          <table:table-cell office:value-type="string">
            <text:p><text:s/>0 <text:s text:c="4"/>+- 0 <text:s text:c="14"/>4.5 +- 0 <text:s text:c="9"/>2964 food</text:p>
          </table:table-cell>
        </table:table-row>
        <table:table-row table:style-name="ro1">
          <table:table-cell office:value-type="string">
            <text:p><text:s/>0 <text:s text:c="4"/>+- 0 <text:s text:c="14"/>4.5 +- 0 <text:s text:c="9"/>2966 pollut</text:p>
          </table:table-cell>
        </table:table-row>
        <table:table-row table:style-name="ro1">
          <table:table-cell office:value-type="string">
            <text:p><text:s/>0 <text:s text:c="4"/>+- 0 <text:s text:c="14"/>4.5 +- 0 <text:s text:c="9"/>2965 sentenc</text:p>
          </table:table-cell>
        </table:table-row>
        <table:table-row table:style-name="ro1">
          <table:table-cell office:value-type="string">
            <text:p><text:s/>0 <text:s text:c="4"/>+- 0 <text:s text:c="14"/>4.5 +- 0 <text:s text:c="9"/>2963 ashputtel</text:p>
          </table:table-cell>
        </table:table-row>
        <table:table-row table:style-name="ro1">
          <table:table-cell office:value-type="string">
            <text:p><text:s/>0 <text:s text:c="4"/>+- 0 <text:s text:c="14"/>4.5 +- 0 <text:s text:c="9"/>2962 canva</text:p>
          </table:table-cell>
        </table:table-row>
        <table:table-row table:style-name="ro1">
          <table:table-cell office:value-type="string">
            <text:p><text:s/>0 <text:s text:c="4"/>+- 0 <text:s text:c="14"/>4.5 +- 0 <text:s text:c="9"/>2968 ye</text:p>
          </table:table-cell>
        </table:table-row>
        <table:table-row table:style-name="ro1">
          <table:table-cell office:value-type="string">
            <text:p><text:s/>0 <text:s text:c="4"/>+- 0 <text:s text:c="14"/>4.5 +- 0 <text:s text:c="9"/>2961 good</text:p>
          </table:table-cell>
        </table:table-row>
        <table:table-row table:style-name="ro1">
          <table:table-cell office:value-type="string">
            <text:p><text:s/>0 <text:s text:c="4"/>+- 0 <text:s text:c="14"/>4.5 +- 0 <text:s text:c="9"/>2977 magic</text:p>
          </table:table-cell>
        </table:table-row>
        <table:table-row table:style-name="ro1">
          <table:table-cell office:value-type="string">
            <text:p><text:s/>0 <text:s text:c="4"/>+- 0 <text:s text:c="14"/>4.5 +- 0 <text:s text:c="9"/>2967 largest</text:p>
          </table:table-cell>
        </table:table-row>
        <table:table-row table:style-name="ro1">
          <table:table-cell office:value-type="string">
            <text:p><text:s/>0 <text:s text:c="4"/>+- 0 <text:s text:c="14"/>4.5 +- 0 <text:s text:c="9"/>2969 slight</text:p>
          </table:table-cell>
        </table:table-row>
        <table:table-row table:style-name="ro1">
          <table:table-cell office:value-type="string">
            <text:p><text:s/>0 <text:s text:c="4"/>+- 0 <text:s text:c="14"/>4.5 +- 0 <text:s text:c="9"/>2976 foot</text:p>
          </table:table-cell>
        </table:table-row>
        <table:table-row table:style-name="ro1">
          <table:table-cell office:value-type="string">
            <text:p><text:s/>0 <text:s text:c="4"/>+- 0 <text:s text:c="14"/>4.5 +- 0 <text:s text:c="9"/>2974 skipper</text:p>
          </table:table-cell>
        </table:table-row>
        <table:table-row table:style-name="ro1">
          <table:table-cell office:value-type="string">
            <text:p><text:s/>0 <text:s text:c="4"/>+- 0 <text:s text:c="14"/>4.5 +- 0 <text:s text:c="9"/>2975 farewel</text:p>
          </table:table-cell>
        </table:table-row>
        <table:table-row table:style-name="ro1">
          <table:table-cell office:value-type="string">
            <text:p><text:s/>0 <text:s text:c="4"/>+- 0 <text:s text:c="14"/>4.5 +- 0 <text:s text:c="9"/>2973 goos</text:p>
          </table:table-cell>
        </table:table-row>
        <table:table-row table:style-name="ro1">
          <table:table-cell office:value-type="string">
            <text:p><text:s/>0 <text:s text:c="4"/>+- 0 <text:s text:c="14"/>4.5 +- 0 <text:s text:c="9"/>2918 help</text:p>
          </table:table-cell>
        </table:table-row>
        <table:table-row table:style-name="ro1">
          <table:table-cell office:value-type="string">
            <text:p><text:s/>0 <text:s text:c="4"/>+- 0 <text:s text:c="14"/>4.5 +- 0 <text:s text:c="9"/>2970 kaela</text:p>
          </table:table-cell>
        </table:table-row>
        <table:table-row table:style-name="ro1">
          <table:table-cell office:value-type="string">
            <text:p><text:s/>0 <text:s text:c="4"/>+- 0 <text:s text:c="14"/>4.5 +- 0 <text:s text:c="9"/>2972 snowflak</text:p>
          </table:table-cell>
        </table:table-row>
        <table:table-row table:style-name="ro1">
          <table:table-cell office:value-type="string">
            <text:p><text:s/>0 <text:s text:c="4"/>+- 0 <text:s text:c="14"/>4.5 +- 0 <text:s text:c="9"/>2971 jutland</text:p>
          </table:table-cell>
        </table:table-row>
        <table:table-row table:style-name="ro1">
          <table:table-cell office:value-type="string">
            <text:p><text:s/>0 <text:s text:c="4"/>+- 0 <text:s text:c="14"/>4.5 +- 0 <text:s text:c="9"/>3078 struggl</text:p>
          </table:table-cell>
        </table:table-row>
        <table:table-row table:style-name="ro1">
          <table:table-cell office:value-type="string">
            <text:p><text:s/>0 <text:s text:c="4"/>+- 0 <text:s text:c="14"/>4.5 +- 0 <text:s text:c="9"/>3188 elsinor</text:p>
          </table:table-cell>
        </table:table-row>
        <table:table-row table:style-name="ro1">
          <table:table-cell office:value-type="string">
            <text:p><text:s/>0 <text:s text:c="4"/>+- 0 <text:s text:c="14"/>4.5 +- 0 <text:s text:c="9"/>3189 thoroughli</text:p>
          </table:table-cell>
        </table:table-row>
        <table:table-row table:style-name="ro1">
          <table:table-cell office:value-type="string">
            <text:p><text:s/>0 <text:s text:c="4"/>+- 0 <text:s text:c="14"/>4.5 +- 0 <text:s text:c="9"/>3187 previou</text:p>
          </table:table-cell>
        </table:table-row>
        <table:table-row table:style-name="ro1">
          <table:table-cell office:value-type="string">
            <text:p><text:s/>0 <text:s text:c="4"/>+- 0 <text:s text:c="14"/>4.5 +- 0 <text:s text:c="9"/>3186 rim</text:p>
          </table:table-cell>
        </table:table-row>
        <table:table-row table:style-name="ro1">
          <table:table-cell office:value-type="string">
            <text:p><text:s/>0 <text:s text:c="4"/>+- 0 <text:s text:c="14"/>4.5 +- 0 <text:s text:c="9"/>3161 kindli</text:p>
          </table:table-cell>
        </table:table-row>
        <table:table-row table:style-name="ro1">
          <table:table-cell office:value-type="string">
            <text:p><text:s/>0 <text:s text:c="4"/>+- 0 <text:s text:c="14"/>4.5 +- 0 <text:s text:c="9"/>3185 consol</text:p>
          </table:table-cell>
        </table:table-row>
        <table:table-row table:style-name="ro1">
          <table:table-cell office:value-type="string">
            <text:p><text:s/>0 <text:s text:c="4"/>+- 0 <text:s text:c="14"/>4.5 +- 0 <text:s text:c="9"/>3184 nightingal</text:p>
          </table:table-cell>
        </table:table-row>
        <table:table-row table:style-name="ro1">
          <table:table-cell office:value-type="string">
            <text:p><text:s/>0 <text:s text:c="4"/>+- 0 <text:s text:c="14"/>4.5 +- 0 <text:s text:c="9"/>3183 caress</text:p>
          </table:table-cell>
        </table:table-row>
        <table:table-row table:style-name="ro1">
          <table:table-cell office:value-type="string">
            <text:p><text:s/>0 <text:s text:c="4"/>+- 0 <text:s text:c="14"/>4.5 +- 0 <text:s text:c="9"/>3190 sell</text:p>
          </table:table-cell>
        </table:table-row>
        <table:table-row table:style-name="ro1">
          <table:table-cell office:value-type="string">
            <text:p><text:s/>0 <text:s text:c="4"/>+- 0 <text:s text:c="14"/>4.5 +- 0 <text:s text:c="9"/>3080 perhap</text:p>
          </table:table-cell>
        </table:table-row>
        <table:table-row table:style-name="ro1">
          <table:table-cell office:value-type="string">
            <text:p><text:s/>0 <text:s text:c="4"/>+- 0 <text:s text:c="14"/>4.5 +- 0 <text:s text:c="9"/>3191 lie</text:p>
          </table:table-cell>
        </table:table-row>
        <table:table-row table:style-name="ro1">
          <table:table-cell office:value-type="string">
            <text:p><text:s/>0 <text:s text:c="4"/>+- 0 <text:s text:c="14"/>4.5 +- 0 <text:s text:c="9"/>3192 henni</text:p>
          </table:table-cell>
        </table:table-row>
        <table:table-row table:style-name="ro1">
          <table:table-cell office:value-type="string">
            <text:p><text:s/>0 <text:s text:c="4"/>+- 0 <text:s text:c="14"/>4.5 +- 0 <text:s text:c="9"/>3197 check</text:p>
          </table:table-cell>
        </table:table-row>
        <table:table-row table:style-name="ro1">
          <table:table-cell office:value-type="string">
            <text:p><text:s/>0 <text:s text:c="4"/>+- 0 <text:s text:c="14"/>4.5 +- 0 <text:s text:c="9"/>3196 clutch</text:p>
          </table:table-cell>
        </table:table-row>
        <table:table-row table:style-name="ro1">
          <table:table-cell office:value-type="string">
            <text:p><text:s/>0 <text:s text:c="4"/>+- 0 <text:s text:c="14"/>4.5 +- 0 <text:s text:c="9"/>3199 self</text:p>
          </table:table-cell>
        </table:table-row>
        <table:table-row table:style-name="ro1">
          <table:table-cell office:value-type="string">
            <text:p><text:s/>0 <text:s text:c="4"/>+- 0 <text:s text:c="14"/>4.5 +- 0 <text:s text:c="9"/>3193 adrift</text:p>
          </table:table-cell>
        </table:table-row>
        <table:table-row table:style-name="ro1">
          <table:table-cell office:value-type="string">
            <text:p><text:s/>0 <text:s text:c="4"/>+- 0 <text:s text:c="14"/>4.5 +- 0 <text:s text:c="9"/>3198 pain</text:p>
          </table:table-cell>
        </table:table-row>
        <table:table-row table:style-name="ro1">
          <table:table-cell office:value-type="string">
            <text:p><text:s/>0 <text:s text:c="4"/>+- 0 <text:s text:c="14"/>4.5 +- 0 <text:s text:c="9"/>3195 drunk</text:p>
          </table:table-cell>
        </table:table-row>
        <table:table-row table:style-name="ro1">
          <table:table-cell office:value-type="string">
            <text:p><text:s/>0 <text:s text:c="4"/>+- 0 <text:s text:c="14"/>4.5 +- 0 <text:s text:c="9"/>3194 built</text:p>
          </table:table-cell>
        </table:table-row>
        <table:table-row table:style-name="ro1">
          <table:table-cell office:value-type="string">
            <text:p><text:s/>0 <text:s text:c="4"/>+- 0 <text:s text:c="14"/>4.5 +- 0 <text:s text:c="9"/>3182 gale</text:p>
          </table:table-cell>
        </table:table-row>
        <table:table-row table:style-name="ro1">
          <table:table-cell office:value-type="string">
            <text:p><text:s/>0 <text:s text:c="4"/>+- 0 <text:s text:c="14"/>4.5 +- 0 <text:s text:c="9"/>3181 direct</text:p>
          </table:table-cell>
        </table:table-row>
        <table:table-row table:style-name="ro1">
          <table:table-cell office:value-type="string">
            <text:p><text:s/>0 <text:s text:c="4"/>+- 0 <text:s text:c="14"/>4.5 +- 0 <text:s text:c="9"/>3180 expect</text:p>
          </table:table-cell>
        </table:table-row>
        <table:table-row table:style-name="ro1">
          <table:table-cell office:value-type="string">
            <text:p><text:s/>0 <text:s text:c="4"/>+- 0 <text:s text:c="14"/>4.5 +- 0 <text:s text:c="9"/>3166 toward</text:p>
          </table:table-cell>
        </table:table-row>
        <table:table-row table:style-name="ro1">
          <table:table-cell office:value-type="string">
            <text:p><text:s/>0 <text:s text:c="4"/>+- 0 <text:s text:c="14"/>4.5 +- 0 <text:s text:c="9"/>3168 weapon</text:p>
          </table:table-cell>
        </table:table-row>
        <table:table-row table:style-name="ro1">
          <table:table-cell office:value-type="string">
            <text:p><text:s/>0 <text:s text:c="4"/>+- 0 <text:s text:c="14"/>4.5 +- 0 <text:s text:c="9"/>3167 whosoev</text:p>
          </table:table-cell>
        </table:table-row>
        <table:table-row table:style-name="ro1">
          <table:table-cell office:value-type="string">
            <text:p><text:s/>0 <text:s text:c="4"/>+- 0 <text:s text:c="14"/>4.5 +- 0 <text:s text:c="9"/>3165 nuthil</text:p>
          </table:table-cell>
        </table:table-row>
        <table:table-row table:style-name="ro1">
          <table:table-cell office:value-type="string">
            <text:p><text:s/>0 <text:s text:c="4"/>+- 0 <text:s text:c="14"/>4.5 +- 0 <text:s text:c="9"/>3164 arrang</text:p>
          </table:table-cell>
        </table:table-row>
        <table:table-row table:style-name="ro1">
          <table:table-cell office:value-type="string">
            <text:p><text:s/>0 <text:s text:c="4"/>+- 0 <text:s text:c="14"/>4.5 +- 0 <text:s text:c="9"/>3170 marmalad</text:p>
          </table:table-cell>
        </table:table-row>
        <table:table-row table:style-name="ro1">
          <table:table-cell office:value-type="string">
            <text:p><text:s/>0 <text:s text:c="4"/>+- 0 <text:s text:c="14"/>4.5 +- 0 <text:s text:c="9"/>3163 fishermen</text:p>
          </table:table-cell>
        </table:table-row>
        <table:table-row table:style-name="ro1">
          <table:table-cell office:value-type="string">
            <text:p><text:s/>0 <text:s text:c="4"/>+- 0 <text:s text:c="14"/>4.5 +- 0 <text:s text:c="9"/>3169 stickleback</text:p>
          </table:table-cell>
        </table:table-row>
        <table:table-row table:style-name="ro1">
          <table:table-cell office:value-type="string">
            <text:p><text:s/>0 <text:s text:c="4"/>+- 0 <text:s text:c="14"/>4.5 +- 0 <text:s text:c="9"/>3179 clumsi</text:p>
          </table:table-cell>
        </table:table-row>
        <table:table-row table:style-name="ro1">
          <table:table-cell office:value-type="string">
            <text:p><text:s/>0 <text:s text:c="4"/>+- 0 <text:s text:c="14"/>4.5 +- 0 <text:s text:c="9"/>3171 klink</text:p>
          </table:table-cell>
        </table:table-row>
        <table:table-row table:style-name="ro1">
          <table:table-cell office:value-type="string">
            <text:p><text:s/>0 <text:s text:c="4"/>+- 0 <text:s text:c="14"/>4.5 +- 0 <text:s text:c="9"/>3178 beforehand</text:p>
          </table:table-cell>
        </table:table-row>
        <table:table-row table:style-name="ro1">
          <table:table-cell office:value-type="string">
            <text:p><text:s/>0 <text:s text:c="4"/>+- 0 <text:s text:c="14"/>4.5 +- 0 <text:s text:c="9"/>3176 chipmunk</text:p>
          </table:table-cell>
        </table:table-row>
        <table:table-row table:style-name="ro1">
          <table:table-cell office:value-type="string">
            <text:p><text:s/>0 <text:s text:c="4"/>+- 0 <text:s text:c="14"/>4.5 +- 0 <text:s text:c="9"/>3177 heaviest</text:p>
          </table:table-cell>
        </table:table-row>
        <table:table-row table:style-name="ro1">
          <table:table-cell office:value-type="string">
            <text:p><text:s/>0 <text:s text:c="4"/>+- 0 <text:s text:c="14"/>4.5 +- 0 <text:s text:c="9"/>3175 strengthen</text:p>
          </table:table-cell>
        </table:table-row>
        <table:table-row table:style-name="ro1">
          <table:table-cell office:value-type="string">
            <text:p><text:s/>0 <text:s text:c="4"/>+- 0 <text:s text:c="14"/>4.6 +- 0 <text:s text:c="9"/>3172 asham</text:p>
          </table:table-cell>
        </table:table-row>
        <table:table-row table:style-name="ro1">
          <table:table-cell office:value-type="string">
            <text:p><text:s/>0 <text:s text:c="4"/>+- 0 <text:s text:c="14"/>4.6 +- 0 <text:s text:c="9"/>3174 contradict</text:p>
          </table:table-cell>
        </table:table-row>
        <table:table-row table:style-name="ro1">
          <table:table-cell office:value-type="string">
            <text:p><text:s/>0 <text:s text:c="4"/>+- 0 <text:s text:c="14"/>4.6 +- 0 <text:s text:c="9"/>3173 comrad</text:p>
          </table:table-cell>
        </table:table-row>
        <table:table-row table:style-name="ro1">
          <table:table-cell office:value-type="string">
            <text:p><text:s/>0 <text:s text:c="4"/>+- 0 <text:s text:c="14"/>4.6 +- 0 <text:s text:c="9"/>3200 cave</text:p>
          </table:table-cell>
        </table:table-row>
        <table:table-row table:style-name="ro1">
          <table:table-cell office:value-type="string">
            <text:p><text:s/>0 <text:s text:c="4"/>+- 0 <text:s text:c="14"/>4.6 +- 0 <text:s text:c="9"/>3227 gilt</text:p>
          </table:table-cell>
        </table:table-row>
        <table:table-row table:style-name="ro1">
          <table:table-cell office:value-type="string">
            <text:p><text:s/>0 <text:s text:c="4"/>+- 0 <text:s text:c="14"/>4.6 +- 0 <text:s text:c="9"/>3201 troublesom</text:p>
          </table:table-cell>
        </table:table-row>
        <table:table-row table:style-name="ro1">
          <table:table-cell office:value-type="string">
            <text:p><text:s/>0 <text:s text:c="4"/>+- 0 <text:s text:c="14"/>4.6 +- 0 <text:s text:c="9"/>3229 swiftli</text:p>
          </table:table-cell>
        </table:table-row>
        <table:table-row table:style-name="ro1">
          <table:table-cell office:value-type="string">
            <text:p><text:s/>0 <text:s text:c="4"/>+- 0 <text:s text:c="14"/>4.6 +- 0 <text:s text:c="9"/>3202 couch</text:p>
          </table:table-cell>
        </table:table-row>
        <table:table-row table:style-name="ro1">
          <table:table-cell office:value-type="string">
            <text:p><text:s/>0 <text:s text:c="4"/>+- 0 <text:s text:c="14"/>4.6 +- 0 <text:s text:c="9"/>3228 faint</text:p>
          </table:table-cell>
        </table:table-row>
        <table:table-row table:style-name="ro1">
          <table:table-cell office:value-type="string">
            <text:p><text:s/>0 <text:s text:c="4"/>+- 0 <text:s text:c="14"/>4.6 +- 0 <text:s text:c="9"/>3226 wive</text:p>
          </table:table-cell>
        </table:table-row>
        <table:table-row table:style-name="ro1">
          <table:table-cell office:value-type="string">
            <text:p><text:s/>0 <text:s text:c="4"/>+- 0 <text:s text:c="14"/>4.6 +- 0 <text:s text:c="9"/>3225 eaten</text:p>
          </table:table-cell>
        </table:table-row>
        <table:table-row table:style-name="ro1">
          <table:table-cell office:value-type="string">
            <text:p><text:s/>0 <text:s text:c="4"/>+- 0 <text:s text:c="14"/>4.6 +- 0 <text:s text:c="9"/>3231 charg</text:p>
          </table:table-cell>
        </table:table-row>
        <table:table-row table:style-name="ro1">
          <table:table-cell office:value-type="string">
            <text:p><text:s/>0 <text:s text:c="4"/>+- 0 <text:s text:c="14"/>4.6 +- 0 <text:s text:c="9"/>3224 plan</text:p>
          </table:table-cell>
        </table:table-row>
        <table:table-row table:style-name="ro1">
          <table:table-cell office:value-type="string">
            <text:p><text:s/>0 <text:s text:c="4"/>+- 0 <text:s text:c="14"/>4.6 +- 0 <text:s text:c="9"/>3230 model</text:p>
          </table:table-cell>
        </table:table-row>
        <table:table-row table:style-name="ro1">
          <table:table-cell office:value-type="string">
            <text:p><text:s/>0 <text:s text:c="4"/>+- 0 <text:s text:c="14"/>4.6 +- 0 <text:s text:c="9"/>3222 plunder</text:p>
          </table:table-cell>
        </table:table-row>
        <table:table-row table:style-name="ro1">
          <table:table-cell office:value-type="string">
            <text:p><text:s/>0 <text:s text:c="4"/>+- 0 <text:s text:c="14"/>4.6 +- 0 <text:s text:c="9"/>3232 strawberri</text:p>
          </table:table-cell>
        </table:table-row>
        <table:table-row table:style-name="ro1">
          <table:table-cell office:value-type="string">
            <text:p><text:s/>0 <text:s text:c="4"/>+- 0 <text:s text:c="14"/>4.6 +- 0 <text:s text:c="9"/>3236 soporif</text:p>
          </table:table-cell>
        </table:table-row>
        <table:table-row table:style-name="ro1">
          <table:table-cell office:value-type="string">
            <text:p><text:s/>0 <text:s text:c="4"/>+- 0 <text:s text:c="14"/>4.6 +- 0 <text:s text:c="9"/>3233 exert</text:p>
          </table:table-cell>
        </table:table-row>
        <table:table-row table:style-name="ro1">
          <table:table-cell office:value-type="string">
            <text:p><text:s/>0 <text:s text:c="4"/>+- 0 <text:s text:c="14"/>4.6 +- 0 <text:s text:c="9"/>3237 partlet</text:p>
          </table:table-cell>
        </table:table-row>
        <table:table-row table:style-name="ro1">
          <table:table-cell office:value-type="string">
            <text:p><text:s/>0 <text:s text:c="4"/>+- 0 <text:s text:c="14"/>4.6 +- 0 <text:s text:c="9"/>3235 compar</text:p>
          </table:table-cell>
        </table:table-row>
        <table:table-row table:style-name="ro1">
          <table:table-cell office:value-type="string">
            <text:p><text:s/>0 <text:s text:c="4"/>+- 0 <text:s text:c="14"/>4.6 +- 0 <text:s text:c="9"/>3234 reward</text:p>
          </table:table-cell>
        </table:table-row>
        <table:table-row table:style-name="ro1">
          <table:table-cell office:value-type="string">
            <text:p><text:s/>0 <text:s text:c="4"/>+- 0 <text:s text:c="14"/>4.6 +- 0 <text:s text:c="9"/>3223 charm</text:p>
          </table:table-cell>
        </table:table-row>
        <table:table-row table:style-name="ro1">
          <table:table-cell office:value-type="string">
            <text:p><text:s/>0 <text:s text:c="4"/>+- 0 <text:s text:c="14"/>4.6 +- 0 <text:s text:c="9"/>3221 lavend</text:p>
          </table:table-cell>
        </table:table-row>
        <table:table-row table:style-name="ro1">
          <table:table-cell office:value-type="string">
            <text:p><text:s/>0 <text:s text:c="4"/>+- 0 <text:s text:c="14"/>4.6 +- 0 <text:s text:c="9"/>3203 lit</text:p>
          </table:table-cell>
        </table:table-row>
        <table:table-row table:style-name="ro1">
          <table:table-cell office:value-type="string">
            <text:p><text:s/>0 <text:s text:c="4"/>+- 0 <text:s text:c="14"/>4.6 +- 0 <text:s text:c="9"/>3207 lip</text:p>
          </table:table-cell>
        </table:table-row>
        <table:table-row table:style-name="ro1">
          <table:table-cell office:value-type="string">
            <text:p><text:s/>0 <text:s text:c="4"/>+- 0 <text:s text:c="14"/>4.6 +- 0 <text:s text:c="9"/>3209 willowtre</text:p>
          </table:table-cell>
        </table:table-row>
        <table:table-row table:style-name="ro1">
          <table:table-cell office:value-type="string">
            <text:p><text:s/>0 <text:s text:c="4"/>+- 0 <text:s text:c="14"/>4.6 +- 0 <text:s text:c="9"/>3208 useless</text:p>
          </table:table-cell>
        </table:table-row>
        <table:table-row table:style-name="ro1">
          <table:table-cell office:value-type="string">
            <text:p><text:s/>0 <text:s text:c="4"/>+- 0 <text:s text:c="14"/>4.6 +- 0 <text:s text:c="9"/>3206 labour</text:p>
          </table:table-cell>
        </table:table-row>
        <table:table-row table:style-name="ro1">
          <table:table-cell office:value-type="string">
            <text:p><text:s/>0 <text:s text:c="4"/>+- 0 <text:s text:c="14"/>4.6 +- 0 <text:s text:c="9"/>3205 miaw</text:p>
          </table:table-cell>
        </table:table-row>
        <table:table-row table:style-name="ro1">
          <table:table-cell office:value-type="string">
            <text:p><text:s/>0 <text:s text:c="4"/>+- 0 <text:s text:c="14"/>4.6 +- 0 <text:s text:c="9"/>3211 silveri</text:p>
          </table:table-cell>
        </table:table-row>
        <table:table-row table:style-name="ro1">
          <table:table-cell office:value-type="string">
            <text:p><text:s/>0 <text:s text:c="4"/>+- 0 <text:s text:c="14"/>4.6 +- 0 <text:s text:c="9"/>3204 also</text:p>
          </table:table-cell>
        </table:table-row>
        <table:table-row table:style-name="ro1">
          <table:table-cell office:value-type="string">
            <text:p><text:s/>0 <text:s text:c="4"/>+- 0 <text:s text:c="14"/>4.6 +- 0 <text:s text:c="9"/>3220 mixtur</text:p>
          </table:table-cell>
        </table:table-row>
        <table:table-row table:style-name="ro1">
          <table:table-cell office:value-type="string">
            <text:p><text:s/>0 <text:s text:c="4"/>+- 0 <text:s text:c="14"/>4.6 +- 0 <text:s text:c="9"/>3210 miserabili</text:p>
          </table:table-cell>
        </table:table-row>
        <table:table-row table:style-name="ro1">
          <table:table-cell office:value-type="string">
            <text:p><text:s/>0 <text:s text:c="4"/>+- 0 <text:s text:c="14"/>4.6 +- 0 <text:s text:c="9"/>3212 club</text:p>
          </table:table-cell>
        </table:table-row>
        <table:table-row table:style-name="ro1">
          <table:table-cell office:value-type="string">
            <text:p><text:s/>0 <text:s text:c="4"/>+- 0 <text:s text:c="14"/>4.6 +- 0 <text:s text:c="9"/>3219 beauteou</text:p>
          </table:table-cell>
        </table:table-row>
        <table:table-row table:style-name="ro1">
          <table:table-cell office:value-type="string">
            <text:p><text:s/>0 <text:s text:c="4"/>+- 0 <text:s text:c="14"/>4.6 +- 0 <text:s text:c="9"/>3217 reckon</text:p>
          </table:table-cell>
        </table:table-row>
        <table:table-row table:style-name="ro1">
          <table:table-cell office:value-type="string">
            <text:p><text:s/>0 <text:s text:c="4"/>+- 0 <text:s text:c="14"/>4.6 +- 0 <text:s text:c="9"/>3218 flute</text:p>
          </table:table-cell>
        </table:table-row>
        <table:table-row table:style-name="ro1">
          <table:table-cell office:value-type="string">
            <text:p><text:s/>0 <text:s text:c="4"/>+- 0 <text:s text:c="14"/>4.6 +- 0 <text:s text:c="9"/>3162 knotti</text:p>
          </table:table-cell>
        </table:table-row>
        <table:table-row table:style-name="ro1">
          <table:table-cell office:value-type="string">
            <text:p><text:s/>0 <text:s text:c="4"/>+- 0 <text:s text:c="14"/>4.6 +- 0 <text:s text:c="9"/>3216 distribut</text:p>
          </table:table-cell>
        </table:table-row>
        <table:table-row table:style-name="ro1">
          <table:table-cell office:value-type="string">
            <text:p><text:s/>0 <text:s text:c="4"/>+- 0 <text:s text:c="14"/>4.6 +- 0 <text:s text:c="9"/>3213 thornbush</text:p>
          </table:table-cell>
        </table:table-row>
        <table:table-row table:style-name="ro1">
          <table:table-cell office:value-type="string">
            <text:p><text:s/>0 <text:s text:c="4"/>+- 0 <text:s text:c="14"/>4.6 +- 0 <text:s text:c="9"/>3215 quoth</text:p>
          </table:table-cell>
        </table:table-row>
        <table:table-row table:style-name="ro1">
          <table:table-cell office:value-type="string">
            <text:p><text:s/>0 <text:s text:c="4"/>+- 0 <text:s text:c="14"/>4.6 +- 0 <text:s text:c="9"/>3159 bridg</text:p>
          </table:table-cell>
        </table:table-row>
        <table:table-row table:style-name="ro1">
          <table:table-cell office:value-type="string">
            <text:p><text:s/>0 <text:s text:c="4"/>+- 0 <text:s text:c="14"/>4.6 +- 0 <text:s text:c="9"/>3214 play</text:p>
          </table:table-cell>
        </table:table-row>
        <table:table-row table:style-name="ro1">
          <table:table-cell office:value-type="string">
            <text:p><text:s/>0 <text:s text:c="4"/>+- 0 <text:s text:c="14"/>4.6 +- 0 <text:s text:c="9"/>3160 cuff</text:p>
          </table:table-cell>
        </table:table-row>
        <table:table-row table:style-name="ro1">
          <table:table-cell office:value-type="string">
            <text:p><text:s/>0 <text:s text:c="4"/>+- 0 <text:s text:c="14"/>4.6 +- 0 <text:s text:c="9"/>3107 glitter</text:p>
          </table:table-cell>
        </table:table-row>
        <table:table-row table:style-name="ro1">
          <table:table-cell office:value-type="string">
            <text:p><text:s/>0 <text:s text:c="4"/>+- 0 <text:s text:c="14"/>4.6 +- 0 <text:s text:c="9"/>3081 wither</text:p>
          </table:table-cell>
        </table:table-row>
        <table:table-row table:style-name="ro1">
          <table:table-cell office:value-type="string">
            <text:p><text:s/>0 <text:s text:c="4"/>+- 0 <text:s text:c="14"/>4.6 +- 0 <text:s text:c="9"/>3108 fanci</text:p>
          </table:table-cell>
        </table:table-row>
        <table:table-row table:style-name="ro1">
          <table:table-cell office:value-type="string">
            <text:p><text:s/>0 <text:s text:c="4"/>+- 0 <text:s text:c="14"/>4.6 +- 0 <text:s text:c="9"/>3106 earthenwar</text:p>
          </table:table-cell>
        </table:table-row>
        <table:table-row table:style-name="ro1">
          <table:table-cell office:value-type="string">
            <text:p><text:s/>0 <text:s text:c="4"/>+- 0 <text:s text:c="14"/>4.6 +- 0 <text:s text:c="9"/>3105 horribl</text:p>
          </table:table-cell>
        </table:table-row>
        <table:table-row table:style-name="ro1">
          <table:table-cell office:value-type="string">
            <text:p><text:s/>0 <text:s text:c="4"/>+- 0 <text:s text:c="14"/>4.6 +- 0 <text:s text:c="9"/>3104 halfway</text:p>
          </table:table-cell>
        </table:table-row>
        <table:table-row table:style-name="ro1">
          <table:table-cell office:value-type="string">
            <text:p><text:s/>0 <text:s text:c="4"/>+- 0 <text:s text:c="14"/>4.6 +- 0 <text:s text:c="9"/>3103 weddingfeast</text:p>
          </table:table-cell>
        </table:table-row>
        <table:table-row table:style-name="ro1">
          <table:table-cell office:value-type="string">
            <text:p><text:s/>0 <text:s text:c="4"/>+- 0 <text:s text:c="14"/>4.6 +- 0 <text:s text:c="9"/>3102 done</text:p>
          </table:table-cell>
        </table:table-row>
        <table:table-row table:style-name="ro1">
          <table:table-cell office:value-type="string">
            <text:p><text:s/>0 <text:s text:c="4"/>+- 0 <text:s text:c="14"/>4.6 +- 0 <text:s text:c="9"/>3109 regret</text:p>
          </table:table-cell>
        </table:table-row>
        <table:table-row table:style-name="ro1">
          <table:table-cell office:value-type="string">
            <text:p><text:s/>0 <text:s text:c="4"/>+- 0 <text:s text:c="14"/>4.6 +- 0 <text:s text:c="9"/>3110 passer</text:p>
          </table:table-cell>
        </table:table-row>
        <table:table-row table:style-name="ro1">
          <table:table-cell office:value-type="string">
            <text:p><text:s/>0 <text:s text:c="4"/>+- 0 <text:s text:c="14"/>4.6 +- 0 <text:s text:c="9"/>3111 moan</text:p>
          </table:table-cell>
        </table:table-row>
        <table:table-row table:style-name="ro1">
          <table:table-cell office:value-type="string">
            <text:p><text:s/>0 <text:s text:c="4"/>+- 0 <text:s text:c="14"/>4.6 +- 0 <text:s text:c="9"/>3116 swarm</text:p>
          </table:table-cell>
        </table:table-row>
        <table:table-row table:style-name="ro1">
          <table:table-cell office:value-type="string">
            <text:p><text:s/>0 <text:s text:c="4"/>+- 0 <text:s text:c="14"/>4.6 +- 0 <text:s text:c="9"/>3115 verdur</text:p>
          </table:table-cell>
        </table:table-row>
        <table:table-row table:style-name="ro1">
          <table:table-cell office:value-type="string">
            <text:p><text:s/>0 <text:s text:c="4"/>+- 0 <text:s text:c="14"/>4.6 +- 0 <text:s text:c="9"/>3239 cover</text:p>
          </table:table-cell>
        </table:table-row>
        <table:table-row table:style-name="ro1">
          <table:table-cell office:value-type="string">
            <text:p><text:s/>0 <text:s text:c="4"/>+- 0 <text:s text:c="14"/>4.6 +- 0 <text:s text:c="9"/>3118 geeup</text:p>
          </table:table-cell>
        </table:table-row>
        <table:table-row table:style-name="ro1">
          <table:table-cell office:value-type="string">
            <text:p><text:s/>0 <text:s text:c="4"/>+- 0 <text:s text:c="14"/>4.6 +- 0 <text:s text:c="9"/>3238 clear</text:p>
          </table:table-cell>
        </table:table-row>
        <table:table-row table:style-name="ro1">
          <table:table-cell office:value-type="string">
            <text:p><text:s/>0 <text:s text:c="4"/>+- 0 <text:s text:c="14"/>4.6 +- 0 <text:s text:c="9"/>3112 guess</text:p>
          </table:table-cell>
        </table:table-row>
        <table:table-row table:style-name="ro1">
          <table:table-cell office:value-type="string">
            <text:p><text:s/>0 <text:s text:c="4"/>+- 0 <text:s text:c="14"/>4.6 +- 0 <text:s text:c="9"/>3117 blossom</text:p>
          </table:table-cell>
        </table:table-row>
        <table:table-row table:style-name="ro1">
          <table:table-cell office:value-type="string">
            <text:p><text:s/>0 <text:s text:c="4"/>+- 0 <text:s text:c="14"/>4.6 +- 0 <text:s text:c="9"/>3114 guest</text:p>
          </table:table-cell>
        </table:table-row>
        <table:table-row table:style-name="ro1">
          <table:table-cell office:value-type="string">
            <text:p><text:s/>0 <text:s text:c="4"/>+- 0 <text:s text:c="14"/>4.6 +- 0 <text:s text:c="9"/>3113 fuller</text:p>
          </table:table-cell>
        </table:table-row>
        <table:table-row table:style-name="ro1">
          <table:table-cell office:value-type="string">
            <text:p><text:s/>0 <text:s text:c="4"/>+- 0 <text:s text:c="14"/>4.6 +- 0 <text:s text:c="9"/>3101 river</text:p>
          </table:table-cell>
        </table:table-row>
        <table:table-row table:style-name="ro1">
          <table:table-cell office:value-type="string">
            <text:p><text:s/>0 <text:s text:c="4"/>+- 0 <text:s text:c="14"/>4.6 +- 0 <text:s text:c="9"/>3100 sailor</text:p>
          </table:table-cell>
        </table:table-row>
        <table:table-row table:style-name="ro1">
          <table:table-cell office:value-type="string">
            <text:p><text:s/>0 <text:s text:c="4"/>+- 0 <text:s text:c="14"/>4.6 +- 0 <text:s text:c="9"/>3099 elder</text:p>
          </table:table-cell>
        </table:table-row>
        <table:table-row table:style-name="ro1">
          <table:table-cell office:value-type="string">
            <text:p><text:s/>0 <text:s text:c="4"/>+- 0 <text:s text:c="14"/>4.6 +- 0 <text:s text:c="9"/>3085 fallen</text:p>
          </table:table-cell>
        </table:table-row>
        <table:table-row table:style-name="ro1">
          <table:table-cell office:value-type="string">
            <text:p><text:s/>0 <text:s text:c="4"/>+- 0 <text:s text:c="14"/>4.6 +- 0 <text:s text:c="9"/>3087 bushel</text:p>
          </table:table-cell>
        </table:table-row>
        <table:table-row table:style-name="ro1">
          <table:table-cell office:value-type="string">
            <text:p><text:s/>0 <text:s text:c="4"/>+- 0 <text:s text:c="14"/>4.6 +- 0 <text:s text:c="9"/>3086 favorit</text:p>
          </table:table-cell>
        </table:table-row>
        <table:table-row table:style-name="ro1">
          <table:table-cell office:value-type="string">
            <text:p><text:s/>0 <text:s text:c="4"/>+- 0 <text:s text:c="14"/>4.6 +- 0 <text:s text:c="9"/>3084 lifetim</text:p>
          </table:table-cell>
        </table:table-row>
        <table:table-row table:style-name="ro1">
          <table:table-cell office:value-type="string">
            <text:p><text:s/>0 <text:s text:c="4"/>+- 0 <text:s text:c="14"/>4.6 +- 0 <text:s text:c="9"/>3083 granduca</text:p>
          </table:table-cell>
        </table:table-row>
        <table:table-row table:style-name="ro1">
          <table:table-cell office:value-type="string">
            <text:p><text:s/>0 <text:s text:c="4"/>+- 0 <text:s text:c="14"/>4.6 +- 0 <text:s text:c="9"/>3089 copper</text:p>
          </table:table-cell>
        </table:table-row>
        <table:table-row table:style-name="ro1">
          <table:table-cell office:value-type="string">
            <text:p><text:s/>0 <text:s text:c="4"/>+- 0 <text:s text:c="14"/>4.6 +- 0 <text:s text:c="9"/>3082 penetr</text:p>
          </table:table-cell>
        </table:table-row>
        <table:table-row table:style-name="ro1">
          <table:table-cell office:value-type="string">
            <text:p><text:s/>0 <text:s text:c="4"/>+- 0 <text:s text:c="14"/>4.6 +- 0 <text:s text:c="9"/>3088 excurs</text:p>
          </table:table-cell>
        </table:table-row>
        <table:table-row table:style-name="ro1">
          <table:table-cell office:value-type="string">
            <text:p><text:s/>0 <text:s text:c="4"/>+- 0 <text:s text:c="14"/>4.6 +- 0 <text:s text:c="9"/>3098 slipper</text:p>
          </table:table-cell>
        </table:table-row>
        <table:table-row table:style-name="ro1">
          <table:table-cell office:value-type="string">
            <text:p><text:s/>0 <text:s text:c="4"/>+- 0 <text:s text:c="14"/>4.6 +- 0 <text:s text:c="9"/>3090 major</text:p>
          </table:table-cell>
        </table:table-row>
        <table:table-row table:style-name="ro1">
          <table:table-cell office:value-type="string">
            <text:p><text:s/>0 <text:s text:c="4"/>+- 0 <text:s text:c="14"/>4.6 +- 0 <text:s text:c="9"/>3097 sometim</text:p>
          </table:table-cell>
        </table:table-row>
        <table:table-row table:style-name="ro1">
          <table:table-cell office:value-type="string">
            <text:p><text:s/>0 <text:s text:c="4"/>+- 0 <text:s text:c="14"/>4.6 +- 0 <text:s text:c="9"/>3095 exchang</text:p>
          </table:table-cell>
        </table:table-row>
        <table:table-row table:style-name="ro1">
          <table:table-cell office:value-type="string">
            <text:p><text:s/>0 <text:s text:c="4"/>+- 0 <text:s text:c="14"/>4.6 +- 0 <text:s text:c="9"/>3096 number</text:p>
          </table:table-cell>
        </table:table-row>
        <table:table-row table:style-name="ro1">
          <table:table-cell office:value-type="string">
            <text:p><text:s/>0 <text:s text:c="4"/>+- 0 <text:s text:c="14"/>4.6 +- 0 <text:s text:c="9"/>3094 holberg</text:p>
          </table:table-cell>
        </table:table-row>
        <table:table-row table:style-name="ro1">
          <table:table-cell office:value-type="string">
            <text:p><text:s/>0 <text:s text:c="4"/>+- 0 <text:s text:c="14"/>4.6 +- 0 <text:s text:c="9"/>3091 misl</text:p>
          </table:table-cell>
        </table:table-row>
        <table:table-row table:style-name="ro1">
          <table:table-cell office:value-type="string">
            <text:p><text:s/>0 <text:s text:c="4"/>+- 0 <text:s text:c="14"/>4.6 +- 0 <text:s text:c="9"/>3093 wilder</text:p>
          </table:table-cell>
        </table:table-row>
        <table:table-row table:style-name="ro1">
          <table:table-cell office:value-type="string">
            <text:p><text:s/>0 <text:s text:c="4"/>+- 0 <text:s text:c="14"/>4.6 +- 0 <text:s text:c="9"/>3092 dont</text:p>
          </table:table-cell>
        </table:table-row>
        <table:table-row table:style-name="ro1">
          <table:table-cell office:value-type="string">
            <text:p><text:s/>0 <text:s text:c="4"/>+- 0 <text:s text:c="14"/>4.6 +- 0 <text:s text:c="9"/>3119 chime</text:p>
          </table:table-cell>
        </table:table-row>
        <table:table-row table:style-name="ro1">
          <table:table-cell office:value-type="string">
            <text:p><text:s/>0 <text:s text:c="4"/>+- 0 <text:s text:c="14"/>4.6 +- 0 <text:s text:c="9"/>3146 grace</text:p>
          </table:table-cell>
        </table:table-row>
        <table:table-row table:style-name="ro1">
          <table:table-cell office:value-type="string">
            <text:p><text:s/>0 <text:s text:c="4"/>+- 0 <text:s text:c="14"/>4.6 +- 0 <text:s text:c="9"/>3120 construct</text:p>
          </table:table-cell>
        </table:table-row>
        <table:table-row table:style-name="ro1">
          <table:table-cell office:value-type="string">
            <text:p><text:s/>0 <text:s text:c="4"/>+- 0 <text:s text:c="14"/>4.6 +- 0 <text:s text:c="9"/>3148 king</text:p>
          </table:table-cell>
        </table:table-row>
        <table:table-row table:style-name="ro1">
          <table:table-cell office:value-type="string">
            <text:p><text:s/>0 <text:s text:c="4"/>+- 0 <text:s text:c="14"/>4.6 +- 0 <text:s text:c="9"/>3121 stork</text:p>
          </table:table-cell>
        </table:table-row>
        <table:table-row table:style-name="ro1">
          <table:table-cell office:value-type="string">
            <text:p><text:s/>0 <text:s text:c="4"/>+- 0 <text:s text:c="14"/>4.6 +- 0 <text:s text:c="9"/>3147 reliev</text:p>
          </table:table-cell>
        </table:table-row>
        <table:table-row table:style-name="ro1">
          <table:table-cell office:value-type="string">
            <text:p><text:s/>0 <text:s text:c="4"/>+- 0 <text:s text:c="14"/>4.6 +- 0 <text:s text:c="9"/>3145 aeronaut</text:p>
          </table:table-cell>
        </table:table-row>
        <table:table-row table:style-name="ro1">
          <table:table-cell office:value-type="string">
            <text:p><text:s/>0 <text:s text:c="4"/>+- 0 <text:s text:c="14"/>4.7 +- 0 <text:s text:c="9"/>3144 uncommonli</text:p>
          </table:table-cell>
        </table:table-row>
        <table:table-row table:style-name="ro1">
          <table:table-cell office:value-type="string">
            <text:p><text:s/>0 <text:s text:c="4"/>+- 0 <text:s text:c="14"/>4.7 +- 0 <text:s text:c="9"/>3158 bride</text:p>
          </table:table-cell>
        </table:table-row>
        <table:table-row table:style-name="ro1">
          <table:table-cell office:value-type="string">
            <text:p><text:s/>0 <text:s text:c="4"/>+- 0 <text:s text:c="14"/>4.7 +- 0 <text:s text:c="9"/>3150 john</text:p>
          </table:table-cell>
        </table:table-row>
        <table:table-row table:style-name="ro1">
          <table:table-cell office:value-type="string">
            <text:p><text:s/>0 <text:s text:c="4"/>+- 0 <text:s text:c="14"/>4.7 +- 0 <text:s text:c="9"/>3143 consult</text:p>
          </table:table-cell>
        </table:table-row>
        <table:table-row table:style-name="ro1">
          <table:table-cell office:value-type="string">
            <text:p><text:s/>0 <text:s text:c="4"/>+- 0 <text:s text:c="14"/>4.7 +- 0 <text:s text:c="9"/>3889 pinion</text:p>
          </table:table-cell>
        </table:table-row>
        <table:table-row table:style-name="ro1">
          <table:table-cell office:value-type="string">
            <text:p><text:s/>0 <text:s text:c="4"/>+- 0 <text:s text:c="14"/>4.7 +- 0 <text:s text:c="9"/>3157 youth</text:p>
          </table:table-cell>
        </table:table-row>
        <table:table-row table:style-name="ro1">
          <table:table-cell office:value-type="string">
            <text:p><text:s/>0 <text:s text:c="4"/>+- 0 <text:s text:c="14"/>4.7 +- 0 <text:s text:c="9"/>3149 kind</text:p>
          </table:table-cell>
        </table:table-row>
        <table:table-row table:style-name="ro1">
          <table:table-cell office:value-type="string">
            <text:p><text:s/>0 <text:s text:c="4"/>+- 0 <text:s text:c="14"/>4.7 +- 0 <text:s text:c="9"/>3141 warmli</text:p>
          </table:table-cell>
        </table:table-row>
        <table:table-row table:style-name="ro1">
          <table:table-cell office:value-type="string">
            <text:p><text:s/>0 <text:s text:c="4"/>+- 0 <text:s text:c="14"/>4.7 +- 0 <text:s text:c="9"/>3151 frock</text:p>
          </table:table-cell>
        </table:table-row>
        <table:table-row table:style-name="ro1">
          <table:table-cell office:value-type="string">
            <text:p><text:s/>0 <text:s text:c="4"/>+- 0 <text:s text:c="14"/>4.7 +- 0 <text:s text:c="9"/>3156 knive</text:p>
          </table:table-cell>
        </table:table-row>
        <table:table-row table:style-name="ro1">
          <table:table-cell office:value-type="string">
            <text:p><text:s/>0 <text:s text:c="4"/>+- 0 <text:s text:c="14"/>4.7 +- 0 <text:s text:c="9"/>3155 sti</text:p>
          </table:table-cell>
        </table:table-row>
        <table:table-row table:style-name="ro1">
          <table:table-cell office:value-type="string">
            <text:p><text:s/>0 <text:s text:c="4"/>+- 0 <text:s text:c="14"/>4.7 +- 0 <text:s text:c="9"/>3152 lament</text:p>
          </table:table-cell>
        </table:table-row>
        <table:table-row table:style-name="ro1">
          <table:table-cell office:value-type="string">
            <text:p><text:s/>0 <text:s text:c="4"/>+- 0 <text:s text:c="14"/>4.7 +- 0 <text:s text:c="9"/>3154 remov</text:p>
          </table:table-cell>
        </table:table-row>
        <table:table-row table:style-name="ro1">
          <table:table-cell office:value-type="string">
            <text:p><text:s/>0 <text:s text:c="4"/>+- 0 <text:s text:c="14"/>4.7 +- 0 <text:s text:c="9"/>2919 pant</text:p>
          </table:table-cell>
        </table:table-row>
        <table:table-row table:style-name="ro1">
          <table:table-cell office:value-type="string">
            <text:p><text:s/>0 <text:s text:c="4"/>+- 0 <text:s text:c="14"/>4.7 +- 0 <text:s text:c="9"/>3153 perfum</text:p>
          </table:table-cell>
        </table:table-row>
        <table:table-row table:style-name="ro1">
          <table:table-cell office:value-type="string">
            <text:p><text:s/>0 <text:s text:c="4"/>+- 0 <text:s text:c="14"/>4.7 +- 0 <text:s text:c="9"/>3142 rogu</text:p>
          </table:table-cell>
        </table:table-row>
        <table:table-row table:style-name="ro1">
          <table:table-cell office:value-type="string">
            <text:p><text:s/>0 <text:s text:c="4"/>+- 0 <text:s text:c="14"/>4.7 +- 0 <text:s text:c="9"/>3140 part</text:p>
          </table:table-cell>
        </table:table-row>
        <table:table-row table:style-name="ro1">
          <table:table-cell office:value-type="string">
            <text:p><text:s/>0 <text:s text:c="4"/>+- 0 <text:s text:c="14"/>4.7 +- 0 <text:s text:c="9"/>3122 paint</text:p>
          </table:table-cell>
        </table:table-row>
        <table:table-row table:style-name="ro1">
          <table:table-cell office:value-type="string">
            <text:p><text:s/>0 <text:s text:c="4"/>+- 0 <text:s text:c="14"/>4.7 +- 0 <text:s text:c="9"/>3126 crow</text:p>
          </table:table-cell>
        </table:table-row>
        <table:table-row table:style-name="ro1">
          <table:table-cell office:value-type="string">
            <text:p><text:s/>0 <text:s text:c="4"/>+- 0 <text:s text:c="14"/>4.7 +- 0 <text:s text:c="9"/>3128 intrust</text:p>
          </table:table-cell>
        </table:table-row>
        <table:table-row table:style-name="ro1">
          <table:table-cell office:value-type="string">
            <text:p><text:s/>0 <text:s text:c="4"/>+- 0 <text:s text:c="14"/>4.7 +- 0 <text:s text:c="9"/>3127 twenti</text:p>
          </table:table-cell>
        </table:table-row>
        <table:table-row table:style-name="ro1">
          <table:table-cell office:value-type="string">
            <text:p><text:s/>0 <text:s text:c="4"/>+- 0 <text:s text:c="14"/>4.7 +- 0 <text:s text:c="9"/>3125 saint</text:p>
          </table:table-cell>
        </table:table-row>
        <table:table-row table:style-name="ro1">
          <table:table-cell office:value-type="string">
            <text:p><text:s/>0 <text:s text:c="4"/>+- 0 <text:s text:c="14"/>4.7 +- 0 <text:s text:c="9"/>3124 bumbl</text:p>
          </table:table-cell>
        </table:table-row>
        <table:table-row table:style-name="ro1">
          <table:table-cell office:value-type="string">
            <text:p><text:s/>0 <text:s text:c="4"/>+- 0 <text:s text:c="14"/>4.7 +- 0 <text:s text:c="9"/>3130 store</text:p>
          </table:table-cell>
        </table:table-row>
        <table:table-row table:style-name="ro1">
          <table:table-cell office:value-type="string">
            <text:p><text:s/>0 <text:s text:c="4"/>+- 0 <text:s text:c="14"/>4.7 +- 0 <text:s text:c="9"/>3123 stori</text:p>
          </table:table-cell>
        </table:table-row>
        <table:table-row table:style-name="ro1">
          <table:table-cell office:value-type="string">
            <text:p><text:s/>0 <text:s text:c="4"/>+- 0 <text:s text:c="14"/>4.7 +- 0 <text:s text:c="9"/>3139 humabum</text:p>
          </table:table-cell>
        </table:table-row>
        <table:table-row table:style-name="ro1">
          <table:table-cell office:value-type="string">
            <text:p><text:s/>0 <text:s text:c="4"/>+- 0 <text:s text:c="14"/>4.7 +- 0 <text:s text:c="9"/>3129 jen</text:p>
          </table:table-cell>
        </table:table-row>
        <table:table-row table:style-name="ro1">
          <table:table-cell office:value-type="string">
            <text:p><text:s/>0 <text:s text:c="4"/>+- 0 <text:s text:c="14"/>4.7 +- 0 <text:s text:c="9"/>3131 necklac</text:p>
          </table:table-cell>
        </table:table-row>
        <table:table-row table:style-name="ro1">
          <table:table-cell office:value-type="string">
            <text:p><text:s/>0 <text:s text:c="4"/>+- 0 <text:s text:c="14"/>4.7 +- 0 <text:s text:c="9"/>3138 hotel</text:p>
          </table:table-cell>
        </table:table-row>
        <table:table-row table:style-name="ro1">
          <table:table-cell office:value-type="string">
            <text:p><text:s/>0 <text:s text:c="4"/>+- 0 <text:s text:c="14"/>4.7 +- 0 <text:s text:c="9"/>3136 glow</text:p>
          </table:table-cell>
        </table:table-row>
        <table:table-row table:style-name="ro1">
          <table:table-cell office:value-type="string">
            <text:p><text:s/>0 <text:s text:c="4"/>+- 0 <text:s text:c="14"/>4.7 +- 0 <text:s text:c="9"/>3137 behind</text:p>
          </table:table-cell>
        </table:table-row>
        <table:table-row table:style-name="ro1">
          <table:table-cell office:value-type="string">
            <text:p><text:s/>0 <text:s text:c="4"/>+- 0 <text:s text:c="14"/>4.7 +- 0 <text:s text:c="9"/>3135 commonplac</text:p>
          </table:table-cell>
        </table:table-row>
        <table:table-row table:style-name="ro1">
          <table:table-cell office:value-type="string">
            <text:p><text:s/>0 <text:s text:c="4"/>+- 0 <text:s text:c="14"/>4.7 +- 0 <text:s text:c="9"/>3132 nightlamp</text:p>
          </table:table-cell>
        </table:table-row>
        <table:table-row table:style-name="ro1">
          <table:table-cell office:value-type="string">
            <text:p><text:s/>0 <text:s text:c="4"/>+- 0 <text:s text:c="14"/>4.7 +- 0 <text:s text:c="9"/>3134 imperfect</text:p>
          </table:table-cell>
        </table:table-row>
        <table:table-row table:style-name="ro1">
          <table:table-cell office:value-type="string">
            <text:p><text:s/>0 <text:s text:c="4"/>+- 0 <text:s text:c="14"/>4.7 +- 0 <text:s text:c="9"/>3133 luckili</text:p>
          </table:table-cell>
        </table:table-row>
        <table:table-row table:style-name="ro1">
          <table:table-cell office:value-type="string">
            <text:p><text:s/>0 <text:s text:c="4"/>+- 0 <text:s text:c="14"/>4.7 +- 0 <text:s text:c="9"/>2917 earthworm</text:p>
          </table:table-cell>
        </table:table-row>
        <table:table-row table:style-name="ro1">
          <table:table-cell office:value-type="string">
            <text:p><text:s/>0 <text:s text:c="4"/>+- 0 <text:s text:c="14"/>4.7 +- 0 <text:s text:c="9"/>2700 lawyer</text:p>
          </table:table-cell>
        </table:table-row>
        <table:table-row table:style-name="ro1">
          <table:table-cell office:value-type="string">
            <text:p><text:s/>0 <text:s text:c="4"/>+- 0 <text:s text:c="14"/>4.7 +- 0 <text:s text:c="9"/>2701 pass</text:p>
          </table:table-cell>
        </table:table-row>
        <table:table-row table:style-name="ro1">
          <table:table-cell office:value-type="string">
            <text:p><text:s/>0 <text:s text:c="4"/>+- 0 <text:s text:c="14"/>4.7 +- 0 <text:s text:c="9"/>2699 pennorth</text:p>
          </table:table-cell>
        </table:table-row>
        <table:table-row table:style-name="ro1">
          <table:table-cell office:value-type="string">
            <text:p><text:s/>0 <text:s text:c="4"/>+- 0 <text:s text:c="14"/>4.7 +- 0 <text:s text:c="9"/>2698 pressur</text:p>
          </table:table-cell>
        </table:table-row>
        <table:table-row table:style-name="ro1">
          <table:table-cell office:value-type="string">
            <text:p><text:s/>0 <text:s text:c="4"/>+- 0 <text:s text:c="14"/>4.7 +- 0 <text:s text:c="9"/>2697 burnish</text:p>
          </table:table-cell>
        </table:table-row>
        <table:table-row table:style-name="ro1">
          <table:table-cell office:value-type="string">
            <text:p><text:s/>0 <text:s text:c="4"/>+- 0 <text:s text:c="14"/>4.7 +- 0 <text:s text:c="9"/>2696 go</text:p>
          </table:table-cell>
        </table:table-row>
        <table:table-row table:style-name="ro1">
          <table:table-cell office:value-type="string">
            <text:p><text:s/>0 <text:s text:c="4"/>+- 0 <text:s text:c="14"/>4.7 +- 0 <text:s text:c="9"/>2695 past</text:p>
          </table:table-cell>
        </table:table-row>
        <table:table-row table:style-name="ro1">
          <table:table-cell office:value-type="string">
            <text:p><text:s/>0 <text:s text:c="4"/>+- 0 <text:s text:c="14"/>4.7 +- 0 <text:s text:c="9"/>2702 surround</text:p>
          </table:table-cell>
        </table:table-row>
        <table:table-row table:style-name="ro1">
          <table:table-cell office:value-type="string">
            <text:p><text:s/>0 <text:s text:c="4"/>+- 0 <text:s text:c="14"/>4.7 +- 0 <text:s text:c="9"/>2703 hamper</text:p>
          </table:table-cell>
        </table:table-row>
        <table:table-row table:style-name="ro1">
          <table:table-cell office:value-type="string">
            <text:p><text:s/>0 <text:s text:c="4"/>+- 0 <text:s text:c="14"/>4.7 +- 0 <text:s text:c="9"/>2673 sang</text:p>
          </table:table-cell>
        </table:table-row>
        <table:table-row table:style-name="ro1">
          <table:table-cell office:value-type="string">
            <text:p><text:s/>0 <text:s text:c="4"/>+- 0 <text:s text:c="14"/>4.7 +- 0 <text:s text:c="9"/>2704 ribbon</text:p>
          </table:table-cell>
        </table:table-row>
        <table:table-row table:style-name="ro1">
          <table:table-cell office:value-type="string">
            <text:p><text:s/>0 <text:s text:c="4"/>+- 0 <text:s text:c="14"/>4.7 +- 0 <text:s text:c="9"/>2709 policeoffic</text:p>
          </table:table-cell>
        </table:table-row>
        <table:table-row table:style-name="ro1">
          <table:table-cell office:value-type="string">
            <text:p><text:s/>0 <text:s text:c="4"/>+- 0 <text:s text:c="14"/>4.7 +- 0 <text:s text:c="9"/>2710 clock</text:p>
          </table:table-cell>
        </table:table-row>
        <table:table-row table:style-name="ro1">
          <table:table-cell office:value-type="string">
            <text:p><text:s/>0 <text:s text:c="4"/>+- 0 <text:s text:c="14"/>4.7 +- 0 <text:s text:c="9"/>2708 stood</text:p>
          </table:table-cell>
        </table:table-row>
        <table:table-row table:style-name="ro1">
          <table:table-cell office:value-type="string">
            <text:p><text:s/>0 <text:s text:c="4"/>+- 0 <text:s text:c="14"/>4.7 +- 0 <text:s text:c="9"/>2711 sun</text:p>
          </table:table-cell>
        </table:table-row>
        <table:table-row table:style-name="ro1">
          <table:table-cell office:value-type="string">
            <text:p><text:s/>0 <text:s text:c="4"/>+- 0 <text:s text:c="14"/>4.7 +- 0 <text:s text:c="9"/>2705 belief</text:p>
          </table:table-cell>
        </table:table-row>
        <table:table-row table:style-name="ro1">
          <table:table-cell office:value-type="string">
            <text:p><text:s/>0 <text:s text:c="4"/>+- 0 <text:s text:c="14"/>4.7 +- 0 <text:s text:c="9"/>2707 chalk</text:p>
          </table:table-cell>
        </table:table-row>
        <table:table-row table:style-name="ro1">
          <table:table-cell office:value-type="string">
            <text:p><text:s/>0 <text:s text:c="4"/>+- 0 <text:s text:c="14"/>4.7 +- 0 <text:s text:c="9"/>2706 excit</text:p>
          </table:table-cell>
        </table:table-row>
        <table:table-row table:style-name="ro1">
          <table:table-cell office:value-type="string">
            <text:p><text:s/>0 <text:s text:c="4"/>+- 0 <text:s text:c="14"/>4.7 +- 0 <text:s text:c="9"/>2694 mayest</text:p>
          </table:table-cell>
        </table:table-row>
        <table:table-row table:style-name="ro1">
          <table:table-cell office:value-type="string">
            <text:p><text:s/>0 <text:s text:c="4"/>+- 0 <text:s text:c="14"/>4.7 +- 0 <text:s text:c="9"/>2693 twirl</text:p>
          </table:table-cell>
        </table:table-row>
        <table:table-row table:style-name="ro1">
          <table:table-cell office:value-type="string">
            <text:p><text:s/>0 <text:s text:c="4"/>+- 0 <text:s text:c="14"/>4.7 +- 0 <text:s text:c="9"/>2692 lack</text:p>
          </table:table-cell>
        </table:table-row>
        <table:table-row table:style-name="ro1">
          <table:table-cell office:value-type="string">
            <text:p><text:s/>0 <text:s text:c="4"/>+- 0 <text:s text:c="14"/>4.7 +- 0 <text:s text:c="9"/>2678 small</text:p>
          </table:table-cell>
        </table:table-row>
        <table:table-row table:style-name="ro1">
          <table:table-cell office:value-type="string">
            <text:p><text:s/>0 <text:s text:c="4"/>+- 0 <text:s text:c="14"/>4.7 +- 0 <text:s text:c="9"/>2680 sank</text:p>
          </table:table-cell>
        </table:table-row>
        <table:table-row table:style-name="ro1">
          <table:table-cell office:value-type="string">
            <text:p><text:s/>0 <text:s text:c="4"/>+- 0 <text:s text:c="14"/>4.7 +- 0 <text:s text:c="9"/>2679 joiner</text:p>
          </table:table-cell>
        </table:table-row>
        <table:table-row table:style-name="ro1">
          <table:table-cell office:value-type="string">
            <text:p><text:s/>0 <text:s text:c="4"/>+- 0 <text:s text:c="14"/>4.7 +- 0 <text:s text:c="9"/>2677 wearer</text:p>
          </table:table-cell>
        </table:table-row>
        <table:table-row table:style-name="ro1">
          <table:table-cell office:value-type="string">
            <text:p><text:s/>0 <text:s text:c="4"/>+- 0 <text:s text:c="14"/>4.7 +- 0 <text:s text:c="9"/>2682 benjamin</text:p>
          </table:table-cell>
        </table:table-row>
        <table:table-row table:style-name="ro1">
          <table:table-cell office:value-type="string">
            <text:p><text:s/>0 <text:s text:c="4"/>+- 0 <text:s text:c="14"/>4.7 +- 0 <text:s text:c="9"/>2676 tong</text:p>
          </table:table-cell>
        </table:table-row>
        <table:table-row table:style-name="ro1">
          <table:table-cell office:value-type="string">
            <text:p><text:s/>0 <text:s text:c="4"/>+- 0 <text:s text:c="14"/>4.7 +- 0 <text:s text:c="9"/>2675 mile</text:p>
          </table:table-cell>
        </table:table-row>
        <table:table-row table:style-name="ro1">
          <table:table-cell office:value-type="string">
            <text:p><text:s/>0 <text:s text:c="4"/>+- 0 <text:s text:c="14"/>4.7 +- 0 <text:s text:c="9"/>2681 braid</text:p>
          </table:table-cell>
        </table:table-row>
        <table:table-row table:style-name="ro1">
          <table:table-cell office:value-type="string">
            <text:p><text:s/>0 <text:s text:c="4"/>+- 0 <text:s text:c="14"/>4.7 +- 0 <text:s text:c="9"/>2691 eas</text:p>
          </table:table-cell>
        </table:table-row>
        <table:table-row table:style-name="ro1">
          <table:table-cell office:value-type="string">
            <text:p><text:s/>0 <text:s text:c="4"/>+- 0 <text:s text:c="14"/>4.7 +- 0 <text:s text:c="9"/>2683 quicker</text:p>
          </table:table-cell>
        </table:table-row>
        <table:table-row table:style-name="ro1">
          <table:table-cell office:value-type="string">
            <text:p><text:s/>0 <text:s text:c="4"/>+- 0 <text:s text:c="14"/>4.7 +- 0 <text:s text:c="9"/>2688 tea</text:p>
          </table:table-cell>
        </table:table-row>
        <table:table-row table:style-name="ro1">
          <table:table-cell office:value-type="string">
            <text:p><text:s/>0 <text:s text:c="4"/>+- 0 <text:s text:c="14"/>4.7 +- 0 <text:s text:c="9"/>2690 skin</text:p>
          </table:table-cell>
        </table:table-row>
        <table:table-row table:style-name="ro1">
          <table:table-cell office:value-type="string">
            <text:p><text:s/>0 <text:s text:c="4"/>+- 0 <text:s text:c="14"/>4.7 +- 0 <text:s text:c="9"/>2689 ween</text:p>
          </table:table-cell>
        </table:table-row>
        <table:table-row table:style-name="ro1">
          <table:table-cell office:value-type="string">
            <text:p><text:s/>0 <text:s text:c="4"/>+- 0 <text:s text:c="14"/>4.7 +- 0 <text:s text:c="9"/>2687 stargaz</text:p>
          </table:table-cell>
        </table:table-row>
        <table:table-row table:style-name="ro1">
          <table:table-cell office:value-type="string">
            <text:p><text:s/>0 <text:s text:c="4"/>+- 0 <text:s text:c="14"/>4.7 +- 0 <text:s text:c="9"/>2684 neighborhood</text:p>
          </table:table-cell>
        </table:table-row>
        <table:table-row table:style-name="ro1">
          <table:table-cell office:value-type="string">
            <text:p><text:s/>0 <text:s text:c="4"/>+- 0 <text:s text:c="14"/>4.7 +- 0 <text:s text:c="9"/>2686 difficulti</text:p>
          </table:table-cell>
        </table:table-row>
        <table:table-row table:style-name="ro1">
          <table:table-cell office:value-type="string">
            <text:p><text:s/>0 <text:s text:c="4"/>+- 0 <text:s text:c="14"/>4.7 +- 0 <text:s text:c="9"/>2685 ten</text:p>
          </table:table-cell>
        </table:table-row>
        <table:table-row table:style-name="ro1">
          <table:table-cell office:value-type="string">
            <text:p><text:s/>0 <text:s text:c="4"/>+- 0 <text:s text:c="14"/>4.7 +- 0 <text:s text:c="9"/>2712 sum</text:p>
          </table:table-cell>
        </table:table-row>
        <table:table-row table:style-name="ro1">
          <table:table-cell office:value-type="string">
            <text:p><text:s/>0 <text:s text:c="4"/>+- 0 <text:s text:c="14"/>4.7 +- 0 <text:s text:c="9"/>2713 advanc</text:p>
          </table:table-cell>
        </table:table-row>
        <table:table-row table:style-name="ro1">
          <table:table-cell office:value-type="string">
            <text:p><text:s/>0 <text:s text:c="4"/>+- 0 <text:s text:c="14"/>4.7 +- 0 <text:s text:c="9"/>2740 goodby</text:p>
          </table:table-cell>
        </table:table-row>
        <table:table-row table:style-name="ro1">
          <table:table-cell office:value-type="string">
            <text:p><text:s/>0 <text:s text:c="4"/>+- 0 <text:s text:c="14"/>4.7 +- 0 <text:s text:c="9"/>2714 stool</text:p>
          </table:table-cell>
        </table:table-row>
        <table:table-row table:style-name="ro1">
          <table:table-cell office:value-type="string">
            <text:p><text:s/>0 <text:s text:c="4"/>+- 0 <text:s text:c="14"/>4.7 +- 0 <text:s text:c="9"/>2742 legend</text:p>
          </table:table-cell>
        </table:table-row>
        <table:table-row table:style-name="ro1">
          <table:table-cell office:value-type="string">
            <text:p><text:s/>0 <text:s text:c="4"/>+- 0 <text:s text:c="14"/>4.7 +- 0 <text:s text:c="9"/>2741 strong</text:p>
          </table:table-cell>
        </table:table-row>
        <table:table-row table:style-name="ro1">
          <table:table-cell office:value-type="string">
            <text:p><text:s/>0 <text:s text:c="4"/>+- 0 <text:s text:c="14"/>4.7 +- 0 <text:s text:c="9"/>2739 depend</text:p>
          </table:table-cell>
        </table:table-row>
        <table:table-row table:style-name="ro1">
          <table:table-cell office:value-type="string">
            <text:p><text:s/>0 <text:s text:c="4"/>+- 0 <text:s text:c="14"/>4.7 +- 0 <text:s text:c="9"/>2737 trunk</text:p>
          </table:table-cell>
        </table:table-row>
        <table:table-row table:style-name="ro1">
          <table:table-cell office:value-type="string">
            <text:p><text:s/>0 <text:s text:c="4"/>+- 0 <text:s text:c="14"/>4.7 +- 0 <text:s text:c="9"/>2744 search</text:p>
          </table:table-cell>
        </table:table-row>
        <table:table-row table:style-name="ro1">
          <table:table-cell office:value-type="string">
            <text:p><text:s/>0 <text:s text:c="4"/>+- 0 <text:s text:c="14"/>4.7 +- 0 <text:s text:c="9"/>2736 free</text:p>
          </table:table-cell>
        </table:table-row>
        <table:table-row table:style-name="ro1">
          <table:table-cell office:value-type="string">
            <text:p><text:s/>0 <text:s text:c="4"/>+- 0 <text:s text:c="14"/>4.7 +- 0 <text:s text:c="9"/>2743 valu</text:p>
          </table:table-cell>
        </table:table-row>
        <table:table-row table:style-name="ro1">
          <table:table-cell office:value-type="string">
            <text:p><text:s/>0 <text:s text:c="4"/>+- 0 <text:s text:c="14"/>4.7 +- 0 <text:s text:c="9"/>2745 naval</text:p>
          </table:table-cell>
        </table:table-row>
        <table:table-row table:style-name="ro1">
          <table:table-cell office:value-type="string">
            <text:p><text:s/>0 <text:s text:c="4"/>+- 0 <text:s text:c="14"/>4.7 +- 0 <text:s text:c="9"/>2734 mule</text:p>
          </table:table-cell>
        </table:table-row>
        <table:table-row table:style-name="ro1">
          <table:table-cell office:value-type="string">
            <text:p><text:s/>0 <text:s text:c="4"/>+- 0 <text:s text:c="14"/>4.7 +- 0 <text:s text:c="9"/>2750 observ</text:p>
          </table:table-cell>
        </table:table-row>
        <table:table-row table:style-name="ro1">
          <table:table-cell office:value-type="string">
            <text:p><text:s/>0 <text:s text:c="4"/>+- 0 <text:s text:c="14"/>4.8 +- 0 <text:s text:c="9"/>2749 empir</text:p>
          </table:table-cell>
        </table:table-row>
        <table:table-row table:style-name="ro1">
          <table:table-cell office:value-type="string">
            <text:p><text:s/>0 <text:s text:c="4"/>+- 0 <text:s text:c="14"/>4.8 +- 0 <text:s text:c="9"/>2752 pick</text:p>
          </table:table-cell>
        </table:table-row>
        <table:table-row table:style-name="ro1">
          <table:table-cell office:value-type="string">
            <text:p><text:s/>0 <text:s text:c="4"/>+- 0 <text:s text:c="14"/>4.8 +- 0 <text:s text:c="9"/>2746 repent</text:p>
          </table:table-cell>
        </table:table-row>
        <table:table-row table:style-name="ro1">
          <table:table-cell office:value-type="string">
            <text:p><text:s/>0 <text:s text:c="4"/>+- 0 <text:s text:c="14"/>4.8 +- 0 <text:s text:c="9"/>2748 whine</text:p>
          </table:table-cell>
        </table:table-row>
        <table:table-row table:style-name="ro1">
          <table:table-cell office:value-type="string">
            <text:p><text:s/>0 <text:s text:c="4"/>+- 0 <text:s text:c="14"/>4.8 +- 0 <text:s text:c="9"/>2747 margin</text:p>
          </table:table-cell>
        </table:table-row>
        <table:table-row table:style-name="ro1">
          <table:table-cell office:value-type="string">
            <text:p><text:s/>0 <text:s text:c="4"/>+- 0 <text:s text:c="14"/>4.8 +- 0 <text:s text:c="9"/>2735 nake</text:p>
          </table:table-cell>
        </table:table-row>
        <table:table-row table:style-name="ro1">
          <table:table-cell office:value-type="string">
            <text:p><text:s/>0 <text:s text:c="4"/>+- 0 <text:s text:c="14"/>4.8 +- 0 <text:s text:c="9"/>2733 vale</text:p>
          </table:table-cell>
        </table:table-row>
        <table:table-row table:style-name="ro1">
          <table:table-cell office:value-type="string">
            <text:p><text:s/>0 <text:s text:c="4"/>+- 0 <text:s text:c="14"/>4.8 +- 0 <text:s text:c="9"/>2715 bewild</text:p>
          </table:table-cell>
        </table:table-row>
        <table:table-row table:style-name="ro1">
          <table:table-cell office:value-type="string">
            <text:p><text:s/>0 <text:s text:c="4"/>+- 0 <text:s text:c="14"/>4.8 +- 0 <text:s text:c="9"/>2719 tickl</text:p>
          </table:table-cell>
        </table:table-row>
        <table:table-row table:style-name="ro1">
          <table:table-cell office:value-type="string">
            <text:p><text:s/>0 <text:s text:c="4"/>+- 0 <text:s text:c="14"/>4.8 +- 0 <text:s text:c="9"/>2721 deepli</text:p>
          </table:table-cell>
        </table:table-row>
        <table:table-row table:style-name="ro1">
          <table:table-cell office:value-type="string">
            <text:p><text:s/>0 <text:s text:c="4"/>+- 0 <text:s text:c="14"/>4.8 +- 0 <text:s text:c="9"/>2720 sweetli</text:p>
          </table:table-cell>
        </table:table-row>
        <table:table-row table:style-name="ro1">
          <table:table-cell office:value-type="string">
            <text:p><text:s/>0 <text:s text:c="4"/>+- 0 <text:s text:c="14"/>4.8 +- 0 <text:s text:c="9"/>2751 soldier</text:p>
          </table:table-cell>
        </table:table-row>
        <table:table-row table:style-name="ro1">
          <table:table-cell office:value-type="string">
            <text:p><text:s/>0 <text:s text:c="4"/>+- 0 <text:s text:c="14"/>4.8 +- 0 <text:s text:c="9"/>2718 disench</text:p>
          </table:table-cell>
        </table:table-row>
        <table:table-row table:style-name="ro1">
          <table:table-cell office:value-type="string">
            <text:p><text:s/>0 <text:s text:c="4"/>+- 0 <text:s text:c="14"/>4.8 +- 0 <text:s text:c="9"/>2723 puf</text:p>
          </table:table-cell>
        </table:table-row>
        <table:table-row table:style-name="ro1">
          <table:table-cell office:value-type="string">
            <text:p><text:s/>0 <text:s text:c="4"/>+- 0 <text:s text:c="14"/>4.8 +- 0 <text:s text:c="9"/>2717 public</text:p>
          </table:table-cell>
        </table:table-row>
        <table:table-row table:style-name="ro1">
          <table:table-cell office:value-type="string">
            <text:p><text:s/>0 <text:s text:c="4"/>+- 0 <text:s text:c="14"/>4.8 +- 0 <text:s text:c="9"/>2716 stoop</text:p>
          </table:table-cell>
        </table:table-row>
        <table:table-row table:style-name="ro1">
          <table:table-cell office:value-type="string">
            <text:p><text:s/>0 <text:s text:c="4"/>+- 0 <text:s text:c="14"/>4.8 +- 0 <text:s text:c="9"/>2722 discern</text:p>
          </table:table-cell>
        </table:table-row>
        <table:table-row table:style-name="ro1">
          <table:table-cell office:value-type="string">
            <text:p><text:s/>0 <text:s text:c="4"/>+- 0 <text:s text:c="14"/>4.8 +- 0 <text:s text:c="9"/>2732 tragedi</text:p>
          </table:table-cell>
        </table:table-row>
        <table:table-row table:style-name="ro1">
          <table:table-cell office:value-type="string">
            <text:p><text:s/>0 <text:s text:c="4"/>+- 0 <text:s text:c="14"/>4.8 +- 0 <text:s text:c="9"/>2724 contrast</text:p>
          </table:table-cell>
        </table:table-row>
        <table:table-row table:style-name="ro1">
          <table:table-cell office:value-type="string">
            <text:p><text:s/>0 <text:s text:c="4"/>+- 0 <text:s text:c="14"/>4.8 +- 0 <text:s text:c="9"/>2729 themselv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72 partak</text:p>
          </table:table-cell>
        </table:table-row>
        <table:table-row table:style-name="ro1">
          <table:table-cell office:value-type="string">
            <text:p><text:s/>0 <text:s text:c="4"/>+- 0 <text:s text:c="14"/>4.8 +- 0 <text:s text:c="9"/>2731 hase</text:p>
          </table:table-cell>
        </table:table-row>
        <table:table-row table:style-name="ro1">
          <table:table-cell office:value-type="string">
            <text:p><text:s/>0 <text:s text:c="4"/>+- 0 <text:s text:c="14"/>4.8 +- 0 <text:s text:c="9"/>2730 mad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74 sand</text:p>
          </table:table-cell>
        </table:table-row>
        <table:table-row table:style-name="ro1">
          <table:table-cell office:value-type="string">
            <text:p><text:s/>0 <text:s text:c="4"/>+- 0 <text:s text:c="14"/>4.8 +- 0 <text:s text:c="9"/>2728 full</text:p>
          </table:table-cell>
        </table:table-row>
        <table:table-row table:style-name="ro1">
          <table:table-cell office:value-type="string">
            <text:p><text:s/>0 <text:s text:c="4"/>+- 0 <text:s text:c="14"/>4.8 +- 0 <text:s text:c="9"/>2725 movement</text:p>
          </table:table-cell>
        </table:table-row>
        <table:table-row table:style-name="ro1">
          <table:table-cell office:value-type="string">
            <text:p><text:s/>0 <text:s text:c="4"/>+- 0 <text:s text:c="14"/>4.8 +- 0 <text:s text:c="9"/>2727 gaili</text:p>
          </table:table-cell>
        </table:table-row>
        <table:table-row table:style-name="ro1">
          <table:table-cell office:value-type="string">
            <text:p><text:s/>0 <text:s text:c="4"/>+- 0 <text:s text:c="14"/>4.8 +- 0 <text:s text:c="9"/>2726 piedish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19 faster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71 list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20 lace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18 follow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17 dish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16 picturebook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15 higher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14 cornfield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21 sung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22 alp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23 carpet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28 cliff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29 weed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27 tinsel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30 tu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24 griffin</text:p>
          </table:table-cell>
        </table:table-row>
        <table:table-row table:style-name="ro1">
          <table:table-cell office:value-type="string">
            <text:p><text:s/>0 <text:s text:c="4"/>+- 0 <text:s text:c="14"/>4.8 +- 0 <text:s text:c="9"/>2754 chain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26 dairi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25 wanton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13 slung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12 sunk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11 ala</text:p>
          </table:table-cell>
        </table:table-row>
        <table:table-row table:style-name="ro1">
          <table:table-cell office:value-type="string">
            <text:p><text:s/>0 <text:s text:c="4"/>+- 0 <text:s text:c="14"/>4.8 +- 0 <text:s text:c="9"/>2597 tanheap</text:p>
          </table:table-cell>
        </table:table-row>
        <table:table-row table:style-name="ro1">
          <table:table-cell office:value-type="string">
            <text:p><text:s/>0 <text:s text:c="4"/>+- 0 <text:s text:c="14"/>4.8 +- 0 <text:s text:c="9"/>2599 untidi</text:p>
          </table:table-cell>
        </table:table-row>
        <table:table-row table:style-name="ro1">
          <table:table-cell office:value-type="string">
            <text:p><text:s/>0 <text:s text:c="4"/>+- 0 <text:s text:c="14"/>4.8 +- 0 <text:s text:c="9"/>2598 escap</text:p>
          </table:table-cell>
        </table:table-row>
        <table:table-row table:style-name="ro1">
          <table:table-cell office:value-type="string">
            <text:p><text:s/>0 <text:s text:c="4"/>+- 0 <text:s text:c="14"/>4.8 +- 0 <text:s text:c="9"/>2596 mourner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01 couldnt</text:p>
          </table:table-cell>
        </table:table-row>
        <table:table-row table:style-name="ro1">
          <table:table-cell office:value-type="string">
            <text:p><text:s/>0 <text:s text:c="4"/>+- 0 <text:s text:c="14"/>4.8 +- 0 <text:s text:c="9"/>5189 sincer</text:p>
          </table:table-cell>
        </table:table-row>
        <table:table-row table:style-name="ro1">
          <table:table-cell office:value-type="string">
            <text:p><text:s/>0 <text:s text:c="4"/>+- 0 <text:s text:c="14"/>4.8 +- 0 <text:s text:c="9"/>2594 trickl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00 represent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10 goldsmith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02 cherrycolour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07 forbidden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09 neigh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08 wreath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06 hauschen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03 maggotti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05 gown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04 consider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31 laid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32 articl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58 scour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33 tail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60 veri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59 clench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57 fan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62 peablossom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56 candid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55 windowfram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70 appletre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61 slipperi</text:p>
          </table:table-cell>
        </table:table-row>
        <table:table-row table:style-name="ro1">
          <table:table-cell office:value-type="string">
            <text:p><text:s/>0 <text:s text:c="4"/>+- 0 <text:s text:c="14"/>4.8 +- 0 <text:s text:c="9"/>2916 embassi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63 enter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53 fat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68 bedstead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69 dungheap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67 heaven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64 strang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66 snip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65 strand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54 roe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52 caught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34 bellissima</text:p>
          </table:table-cell>
        </table:table-row>
        <table:table-row table:style-name="ro1">
          <table:table-cell office:value-type="string">
            <text:p><text:s/>0 <text:s text:c="4"/>+- 0 <text:s text:c="14"/>4.8 +- 0 <text:s text:c="9"/>2638 ti</text:p>
          </table:table-cell>
        </table:table-row>
        <table:table-row table:style-name="ro1">
          <table:table-cell office:value-type="string">
            <text:p><text:s/>0 <text:s text:c="4"/>+- 0 <text:s text:c="14"/>4.9 +- 0 <text:s text:c="9"/>2640 crest</text:p>
          </table:table-cell>
        </table:table-row>
        <table:table-row table:style-name="ro1">
          <table:table-cell office:value-type="string">
            <text:p><text:s/>0 <text:s text:c="4"/>+- 0 <text:s text:c="14"/>4.9 +- 0 <text:s text:c="9"/>2639 smile</text:p>
          </table:table-cell>
        </table:table-row>
        <table:table-row table:style-name="ro1">
          <table:table-cell office:value-type="string">
            <text:p><text:s/>0 <text:s text:c="4"/>+- 0 <text:s text:c="14"/>4.9 +- 0 <text:s text:c="9"/>2637 morgana</text:p>
          </table:table-cell>
        </table:table-row>
        <table:table-row table:style-name="ro1">
          <table:table-cell office:value-type="string">
            <text:p><text:s/>0 <text:s text:c="4"/>+- 0 <text:s text:c="14"/>4.9 +- 0 <text:s text:c="9"/>2642 trusti</text:p>
          </table:table-cell>
        </table:table-row>
        <table:table-row table:style-name="ro1">
          <table:table-cell office:value-type="string">
            <text:p><text:s/>0 <text:s text:c="4"/>+- 0 <text:s text:c="14"/>4.9 +- 0 <text:s text:c="9"/>2636 present</text:p>
          </table:table-cell>
        </table:table-row>
        <table:table-row table:style-name="ro1">
          <table:table-cell office:value-type="string">
            <text:p><text:s/>0 <text:s text:c="4"/>+- 0 <text:s text:c="14"/>4.9 +- 0 <text:s text:c="9"/>2635 award</text:p>
          </table:table-cell>
        </table:table-row>
        <table:table-row table:style-name="ro1">
          <table:table-cell office:value-type="string">
            <text:p><text:s/>0 <text:s text:c="4"/>+- 0 <text:s text:c="14"/>4.9 +- 0 <text:s text:c="9"/>2641 introduc</text:p>
          </table:table-cell>
        </table:table-row>
        <table:table-row table:style-name="ro1">
          <table:table-cell office:value-type="string">
            <text:p><text:s/>0 <text:s text:c="4"/>+- 0 <text:s text:c="14"/>4.9 +- 0 <text:s text:c="9"/>2651 horror</text:p>
          </table:table-cell>
        </table:table-row>
        <table:table-row table:style-name="ro1">
          <table:table-cell office:value-type="string">
            <text:p><text:s/>0 <text:s text:c="4"/>+- 0 <text:s text:c="14"/>4.9 +- 0 <text:s text:c="9"/>2643 case</text:p>
          </table:table-cell>
        </table:table-row>
        <table:table-row table:style-name="ro1">
          <table:table-cell office:value-type="string">
            <text:p><text:s/>0 <text:s text:c="4"/>+- 0 <text:s text:c="14"/>4.9 +- 0 <text:s text:c="9"/>2648 straightforward</text:p>
          </table:table-cell>
        </table:table-row>
        <table:table-row table:style-name="ro1">
          <table:table-cell office:value-type="string">
            <text:p><text:s/>0 <text:s text:c="4"/>+- 0 <text:s text:c="14"/>4.9 +- 0 <text:s text:c="9"/>2650 fals</text:p>
          </table:table-cell>
        </table:table-row>
        <table:table-row table:style-name="ro1">
          <table:table-cell office:value-type="string">
            <text:p><text:s/>0 <text:s text:c="4"/>+- 0 <text:s text:c="14"/>4.9 +- 0 <text:s text:c="9"/>2649 egyptian</text:p>
          </table:table-cell>
        </table:table-row>
        <table:table-row table:style-name="ro1">
          <table:table-cell office:value-type="string">
            <text:p><text:s/>0 <text:s text:c="4"/>+- 0 <text:s text:c="14"/>4.9 +- 0 <text:s text:c="9"/>2647 jensen</text:p>
          </table:table-cell>
        </table:table-row>
        <table:table-row table:style-name="ro1">
          <table:table-cell office:value-type="string">
            <text:p><text:s/>0 <text:s text:c="4"/>+- 0 <text:s text:c="14"/>4.9 +- 0 <text:s text:c="9"/>2644 tatter</text:p>
          </table:table-cell>
        </table:table-row>
        <table:table-row table:style-name="ro1">
          <table:table-cell office:value-type="string">
            <text:p><text:s/>0 <text:s text:c="4"/>+- 0 <text:s text:c="14"/>4.9 +- 0 <text:s text:c="9"/>2646 diari</text:p>
          </table:table-cell>
        </table:table-row>
        <table:table-row table:style-name="ro1">
          <table:table-cell office:value-type="string">
            <text:p><text:s/>0 <text:s text:c="4"/>+- 0 <text:s text:c="14"/>4.9 +- 0 <text:s text:c="9"/>2645 celebr</text:p>
          </table:table-cell>
        </table:table-row>
        <table:table-row table:style-name="ro1">
          <table:table-cell office:value-type="string">
            <text:p><text:s/>0 <text:s text:c="4"/>+- 0 <text:s text:c="14"/>4.9 +- 0 <text:s text:c="9"/>2753 action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64 woodsh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65 divin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63 rye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62 anxiou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37 gallow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61 anoth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60 rather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59 divid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66 crossbow</text:p>
          </table:table-cell>
        </table:table-row>
        <table:table-row table:style-name="ro1">
          <table:table-cell office:value-type="string">
            <text:p><text:s/>0 <text:s text:c="4"/>+- 0 <text:s text:c="14"/>4.9 +- 0 <text:s text:c="9"/>2755 huckster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67 botan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68 snippet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73 foxglov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72 fieldmous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75 simpl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69 wax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74 reviv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71 footman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70 cling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58 freshli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57 minist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56 court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42 autumn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44 attain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43 rise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41 firmli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40 accept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46 station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39 share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45 turtledov</text:p>
          </table:table-cell>
        </table:table-row>
        <table:table-row table:style-name="ro1">
          <table:table-cell office:value-type="string">
            <text:p><text:s/>0 <text:s text:c="4"/>+- 0 <text:s text:c="14"/>4.9 +- 0 <text:s text:c="9"/>2915 crape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55 answer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47 swung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54 cabbagestalk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52 unlucki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53 huge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51 condemn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48 dress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50 victori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49 weimar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76 needl</text:p>
          </table:table-cell>
        </table:table-row>
        <table:table-row table:style-name="ro1">
          <table:table-cell office:value-type="string">
            <text:p><text:s/>0 <text:s text:c="4"/>+- 0 <text:s text:c="14"/>4.9 +- 0 <text:s text:c="9"/>2903 dragon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77 mould</text:p>
          </table:table-cell>
        </table:table-row>
        <table:table-row table:style-name="ro1">
          <table:table-cell office:value-type="string">
            <text:p><text:s/>0 <text:s text:c="4"/>+- 0 <text:s text:c="14"/>4.9 +- 0 <text:s text:c="9"/>2905 coal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78 bleat</text:p>
          </table:table-cell>
        </table:table-row>
        <table:table-row table:style-name="ro1">
          <table:table-cell office:value-type="string">
            <text:p><text:s/>0 <text:s text:c="4"/>+- 0 <text:s text:c="14"/>4.9 +- 0 <text:s text:c="9"/>2904 hardheart</text:p>
          </table:table-cell>
        </table:table-row>
        <table:table-row table:style-name="ro1">
          <table:table-cell office:value-type="string">
            <text:p><text:s/>0 <text:s text:c="4"/>+- 0 <text:s text:c="14"/>4.9 +- 0 <text:s text:c="9"/>2902 gratifi</text:p>
          </table:table-cell>
        </table:table-row>
        <table:table-row table:style-name="ro1">
          <table:table-cell office:value-type="string">
            <text:p><text:s/>0 <text:s text:c="4"/>+- 0 <text:s text:c="14"/>4.9 +- 0 <text:s text:c="9"/>2901 crafti</text:p>
          </table:table-cell>
        </table:table-row>
        <table:table-row table:style-name="ro1">
          <table:table-cell office:value-type="string">
            <text:p><text:s/>0 <text:s text:c="4"/>+- 0 <text:s text:c="14"/>4.9 +- 0 <text:s text:c="9"/>2914 began</text:p>
          </table:table-cell>
        </table:table-row>
        <table:table-row table:style-name="ro1">
          <table:table-cell office:value-type="string">
            <text:p><text:s/>0 <text:s text:c="4"/>+- 0 <text:s text:c="14"/>4.9 +- 0 <text:s text:c="9"/>2907 impetu</text:p>
          </table:table-cell>
        </table:table-row>
        <table:table-row table:style-name="ro1">
          <table:table-cell office:value-type="string">
            <text:p><text:s/>0 <text:s text:c="4"/>+- 0 <text:s text:c="14"/>4.9 +- 0 <text:s text:c="9"/>2900 children</text:p>
          </table:table-cell>
        </table:table-row>
        <table:table-row table:style-name="ro1">
          <table:table-cell office:value-type="string">
            <text:p><text:s/>0 <text:s text:c="4"/>+- 0 <text:s text:c="14"/>4.9 +- 0 <text:s text:c="9"/>2906 millwheel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98 loud</text:p>
          </table:table-cell>
        </table:table-row>
        <table:table-row table:style-name="ro1">
          <table:table-cell office:value-type="string">
            <text:p><text:s/>0 <text:s text:c="4"/>+- 0 <text:s text:c="14"/>4.9 +- 0 <text:s text:c="9"/>2908 dread</text:p>
          </table:table-cell>
        </table:table-row>
        <table:table-row table:style-name="ro1">
          <table:table-cell office:value-type="string">
            <text:p><text:s/>0 <text:s text:c="4"/>+- 0 <text:s text:c="14"/>4.9 +- 0 <text:s text:c="9"/>2913 egg</text:p>
          </table:table-cell>
        </table:table-row>
        <table:table-row table:style-name="ro1">
          <table:table-cell office:value-type="string">
            <text:p><text:s/>0 <text:s text:c="4"/>+- 0 <text:s text:c="14"/>4.9 +- 0 <text:s text:c="9"/>2912 manycolor</text:p>
          </table:table-cell>
        </table:table-row>
        <table:table-row table:style-name="ro1">
          <table:table-cell office:value-type="string">
            <text:p><text:s/>0 <text:s text:c="4"/>+- 0 <text:s text:c="14"/>4.9 +- 0 <text:s text:c="9"/>2909 shade</text:p>
          </table:table-cell>
        </table:table-row>
        <table:table-row table:style-name="ro1">
          <table:table-cell office:value-type="string">
            <text:p><text:s/>0 <text:s text:c="4"/>+- 0 <text:s text:c="14"/>4.9 +- 0 <text:s text:c="9"/>2911 shadi</text:p>
          </table:table-cell>
        </table:table-row>
        <table:table-row table:style-name="ro1">
          <table:table-cell office:value-type="string">
            <text:p><text:s/>0 <text:s text:c="4"/>+- 0 <text:s text:c="14"/>4.9 +- 0 <text:s text:c="9"/>2910 alphabet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99 convuls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97 ani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79 plant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83 blacken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85 reflect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84 anemon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82 helmet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81 rude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87 embrac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80 shouldnt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96 waysid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86 plane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88 blood</text:p>
          </table:table-cell>
        </table:table-row>
        <table:table-row table:style-name="ro1">
          <table:table-cell office:value-type="string">
            <text:p><text:s/>0 <text:s text:c="4"/>+- 0 <text:s text:c="14"/>4.9 +- 0 <text:s text:c="9"/>2895 blush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893 snuff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894 circumst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838 gallop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892 flutter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889 gasp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891 bloom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835 sentri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890 vividli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836 lighter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782 harlequin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756 fatten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783 liber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781 proceed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780 eye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779 casket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778 discuss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777 engag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784 girdl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785 two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786 nightfal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791 taken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790 trip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793 hurrah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787 pearl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792 kick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789 morn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788 splash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776 select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775 dangl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774 establish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760 depart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762 woodcut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761 acorn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759 engrav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758 medicin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764 nosegay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757 brightest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763 heartseas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773 beheld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765 courtier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772 famili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770 regiment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771 thought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769 color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766 africa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768 ask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767 friendli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794 blaze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821 none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795 chestnut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823 hous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796 flat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822 hour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820 pettito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819 town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834 grope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825 policemen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818 grasshopp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832 lightli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824 citizen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816 doom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826 thickest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831 welladay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830 nine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827 pigeonhous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829 outliv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828 remain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817 alderman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815 compani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797 almost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801 loft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803 hundr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802 henc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800 flap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799 door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805 preciou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798 diamond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814 magnific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804 hurri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806 flax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813 aris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811 worri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812 broke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810 hysken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807 flit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809 chuckl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2808 towngat</text:p>
          </table:table-cell>
        </table:table-row>
        <table:table-row table:style-name="ro1">
          <table:table-cell office:value-type="string">
            <text:p><text:s/>0 <text:s text:c="4"/>+- 0 <text:s text:c="14"/>5 <text:s text:c="2"/>+- 0 <text:s text:c="9"/>3240 gabl</text:p>
          </table:table-cell>
        </table:table-row>
        <table:table-row table:style-name="ro1">
          <table:table-cell office:value-type="string">
            <text:p><text:s/>0 <text:s text:c="4"/>+- 0 <text:s text:c="14"/>5.1 +- 0 <text:s text:c="9"/>3675 bellring</text:p>
          </table:table-cell>
        </table:table-row>
        <table:table-row table:style-name="ro1">
          <table:table-cell office:value-type="string">
            <text:p><text:s/>0 <text:s text:c="4"/>+- 0 <text:s text:c="14"/>5.1 +- 0 <text:s text:c="9"/>3676 bellpul</text:p>
          </table:table-cell>
        </table:table-row>
        <table:table-row table:style-name="ro1">
          <table:table-cell office:value-type="string">
            <text:p><text:s/>0 <text:s text:c="4"/>+- 0 <text:s text:c="14"/>5.1 +- 0 <text:s text:c="9"/>3674 noisi</text:p>
          </table:table-cell>
        </table:table-row>
        <table:table-row table:style-name="ro1">
          <table:table-cell office:value-type="string">
            <text:p><text:s/>0 <text:s text:c="4"/>+- 0 <text:s text:c="14"/>5.1 +- 0 <text:s text:c="9"/>3673 twinkli</text:p>
          </table:table-cell>
        </table:table-row>
        <table:table-row table:style-name="ro1">
          <table:table-cell office:value-type="string">
            <text:p><text:s/>0 <text:s text:c="4"/>+- 0 <text:s text:c="14"/>5.1 +- 0 <text:s text:c="9"/>3672 pelt</text:p>
          </table:table-cell>
        </table:table-row>
        <table:table-row table:style-name="ro1">
          <table:table-cell office:value-type="string">
            <text:p><text:s/>0 <text:s text:c="4"/>+- 0 <text:s text:c="14"/>5.1 +- 0 <text:s text:c="9"/>3671 maiden</text:p>
          </table:table-cell>
        </table:table-row>
        <table:table-row table:style-name="ro1">
          <table:table-cell office:value-type="string">
            <text:p><text:s/>0 <text:s text:c="4"/>+- 0 <text:s text:c="14"/>5.1 +- 0 <text:s text:c="9"/>3670 crossleg</text:p>
          </table:table-cell>
        </table:table-row>
        <table:table-row table:style-name="ro1">
          <table:table-cell office:value-type="string">
            <text:p><text:s/>0 <text:s text:c="4"/>+- 0 <text:s text:c="14"/>5.1 +- 0 <text:s text:c="9"/>3677 pen</text:p>
          </table:table-cell>
        </table:table-row>
        <table:table-row table:style-name="ro1">
          <table:table-cell office:value-type="string">
            <text:p><text:s/>0 <text:s text:c="4"/>+- 0 <text:s text:c="14"/>5.1 +- 0 <text:s text:c="9"/>3678 steamengin</text:p>
          </table:table-cell>
        </table:table-row>
        <table:table-row table:style-name="ro1">
          <table:table-cell office:value-type="string">
            <text:p><text:s/>0 <text:s text:c="4"/>+- 0 <text:s text:c="14"/>5.1 +- 0 <text:s text:c="9"/>3648 footscrap</text:p>
          </table:table-cell>
        </table:table-row>
        <table:table-row table:style-name="ro1">
          <table:table-cell office:value-type="string">
            <text:p><text:s/>0 <text:s text:c="4"/>+- 0 <text:s text:c="14"/>5.1 +- 0 <text:s text:c="9"/>3679 larg</text:p>
          </table:table-cell>
        </table:table-row>
        <table:table-row table:style-name="ro1">
          <table:table-cell office:value-type="string">
            <text:p><text:s/>0 <text:s text:c="4"/>+- 0 <text:s text:c="14"/>5.1 +- 0 <text:s text:c="9"/>3684 cowslip</text:p>
          </table:table-cell>
        </table:table-row>
        <table:table-row table:style-name="ro1">
          <table:table-cell office:value-type="string">
            <text:p><text:s/>0 <text:s text:c="4"/>+- 0 <text:s text:c="14"/>5.1 +- 0 <text:s text:c="9"/>3685 thorwalsden</text:p>
          </table:table-cell>
        </table:table-row>
        <table:table-row table:style-name="ro1">
          <table:table-cell office:value-type="string">
            <text:p><text:s/>0 <text:s text:c="4"/>+- 0 <text:s text:c="14"/>5.1 +- 0 <text:s text:c="9"/>3683 lark</text:p>
          </table:table-cell>
        </table:table-row>
        <table:table-row table:style-name="ro1">
          <table:table-cell office:value-type="string">
            <text:p><text:s/>0 <text:s text:c="4"/>+- 0 <text:s text:c="14"/>5.1 +- 0 <text:s text:c="9"/>3686 prophesi</text:p>
          </table:table-cell>
        </table:table-row>
        <table:table-row table:style-name="ro1">
          <table:table-cell office:value-type="string">
            <text:p><text:s/>0 <text:s text:c="4"/>+- 0 <text:s text:c="14"/>5.1 +- 0 <text:s text:c="9"/>3680 market</text:p>
          </table:table-cell>
        </table:table-row>
        <table:table-row table:style-name="ro1">
          <table:table-cell office:value-type="string">
            <text:p><text:s/>0 <text:s text:c="4"/>+- 0 <text:s text:c="14"/>5.1 +- 0 <text:s text:c="9"/>3682 lard</text:p>
          </table:table-cell>
        </table:table-row>
        <table:table-row table:style-name="ro1">
          <table:table-cell office:value-type="string">
            <text:p><text:s/>0 <text:s text:c="4"/>+- 0 <text:s text:c="14"/>5.1 +- 0 <text:s text:c="9"/>3681 recognis</text:p>
          </table:table-cell>
        </table:table-row>
        <table:table-row table:style-name="ro1">
          <table:table-cell office:value-type="string">
            <text:p><text:s/>0 <text:s text:c="4"/>+- 0 <text:s text:c="14"/>5.1 +- 0 <text:s text:c="9"/>3669 scale</text:p>
          </table:table-cell>
        </table:table-row>
        <table:table-row table:style-name="ro1">
          <table:table-cell office:value-type="string">
            <text:p><text:s/>0 <text:s text:c="4"/>+- 0 <text:s text:c="14"/>5.1 +- 0 <text:s text:c="9"/>3241 coil</text:p>
          </table:table-cell>
        </table:table-row>
        <table:table-row table:style-name="ro1">
          <table:table-cell office:value-type="string">
            <text:p><text:s/>0 <text:s text:c="4"/>+- 0 <text:s text:c="14"/>5.1 +- 0 <text:s text:c="9"/>3668 scald</text:p>
          </table:table-cell>
        </table:table-row>
        <table:table-row table:style-name="ro1">
          <table:table-cell office:value-type="string">
            <text:p><text:s/>0 <text:s text:c="4"/>+- 0 <text:s text:c="14"/>5.1 +- 0 <text:s text:c="9"/>3667 pale</text:p>
          </table:table-cell>
        </table:table-row>
        <table:table-row table:style-name="ro1">
          <table:table-cell office:value-type="string">
            <text:p><text:s/>0 <text:s text:c="4"/>+- 0 <text:s text:c="14"/>5.1 +- 0 <text:s text:c="9"/>3653 often</text:p>
          </table:table-cell>
        </table:table-row>
        <table:table-row table:style-name="ro1">
          <table:table-cell office:value-type="string">
            <text:p><text:s/>0 <text:s text:c="4"/>+- 0.086 <text:s text:c="10"/>5.1 +- 0 <text:s text:c="9"/>3651 canst</text:p>
          </table:table-cell>
        </table:table-row>
        <table:table-row table:style-name="ro1">
          <table:table-cell office:value-type="string">
            <text:p><text:s/>0 <text:s text:c="4"/>+- 0 <text:s text:c="14"/>5.1 +- 0 <text:s text:c="9"/>3655 christian</text:p>
          </table:table-cell>
        </table:table-row>
        <table:table-row table:style-name="ro1">
          <table:table-cell office:value-type="string">
            <text:p><text:s/>0 <text:s text:c="4"/>+- 0 <text:s text:c="14"/>5.1 +- 0 <text:s text:c="9"/>3654 acknowledg</text:p>
          </table:table-cell>
        </table:table-row>
        <table:table-row table:style-name="ro1">
          <table:table-cell office:value-type="string">
            <text:p><text:s/>0 <text:s text:c="4"/>+- 0 <text:s text:c="14"/>5.1 +- 0 <text:s text:c="9"/>3652 mighti</text:p>
          </table:table-cell>
        </table:table-row>
        <table:table-row table:style-name="ro1">
          <table:table-cell office:value-type="string">
            <text:p><text:s/>0 <text:s text:c="4"/>+- 0 <text:s text:c="14"/>5.1 +- 0 <text:s text:c="9"/>3657 undress</text:p>
          </table:table-cell>
        </table:table-row>
        <table:table-row table:style-name="ro1">
          <table:table-cell office:value-type="string">
            <text:p><text:s/>0 <text:s text:c="4"/>+- 0 <text:s text:c="14"/>5.1 +- 0 <text:s text:c="9"/>3650 pestil</text:p>
          </table:table-cell>
        </table:table-row>
        <table:table-row table:style-name="ro1">
          <table:table-cell office:value-type="string">
            <text:p><text:s/>0 <text:s text:c="4"/>+- 0 <text:s text:c="14"/>5.1 +- 0 <text:s text:c="9"/>3656 creation</text:p>
          </table:table-cell>
        </table:table-row>
        <table:table-row table:style-name="ro1">
          <table:table-cell office:value-type="string">
            <text:p><text:s/>0 <text:s text:c="4"/>+- 0 <text:s text:c="14"/>5.1 +- 0 <text:s text:c="9"/>3666 surpris</text:p>
          </table:table-cell>
        </table:table-row>
        <table:table-row table:style-name="ro1">
          <table:table-cell office:value-type="string">
            <text:p><text:s/>0 <text:s text:c="4"/>+- 0 <text:s text:c="14"/>5.1 +- 0 <text:s text:c="9"/>3658 darningneedl</text:p>
          </table:table-cell>
        </table:table-row>
        <table:table-row table:style-name="ro1">
          <table:table-cell office:value-type="string">
            <text:p><text:s/>0 <text:s text:c="4"/>+- 0 <text:s text:c="14"/>5.1 +- 0 <text:s text:c="9"/>3663 sight</text:p>
          </table:table-cell>
        </table:table-row>
        <table:table-row table:style-name="ro1">
          <table:table-cell office:value-type="string">
            <text:p><text:s/>0 <text:s text:c="4"/>+- 0 <text:s text:c="14"/>5.1 +- 0 <text:s text:c="9"/>3665 curious</text:p>
          </table:table-cell>
        </table:table-row>
        <table:table-row table:style-name="ro1">
          <table:table-cell office:value-type="string">
            <text:p><text:s/>0 <text:s text:c="4"/>+- 0 <text:s text:c="14"/>5.1 +- 0 <text:s text:c="9"/>3664 greener</text:p>
          </table:table-cell>
        </table:table-row>
        <table:table-row table:style-name="ro1">
          <table:table-cell office:value-type="string">
            <text:p><text:s/>0 <text:s text:c="4"/>+- 0 <text:s text:c="14"/>5.1 +- 0 <text:s text:c="9"/>3662 highcrown</text:p>
          </table:table-cell>
        </table:table-row>
        <table:table-row table:style-name="ro1">
          <table:table-cell office:value-type="string">
            <text:p><text:s/>0 <text:s text:c="4"/>+- 0 <text:s text:c="14"/>5.1 +- 0 <text:s text:c="9"/>3659 ah</text:p>
          </table:table-cell>
        </table:table-row>
        <table:table-row table:style-name="ro1">
          <table:table-cell office:value-type="string">
            <text:p><text:s/>0 <text:s text:c="4"/>+- 0 <text:s text:c="14"/>5.1 +- 0 <text:s text:c="9"/>3661 strongest</text:p>
          </table:table-cell>
        </table:table-row>
        <table:table-row table:style-name="ro1">
          <table:table-cell office:value-type="string">
            <text:p><text:s/>0 <text:s text:c="4"/>+- 0 <text:s text:c="14"/>5.1 +- 0 <text:s text:c="9"/>3660 limb</text:p>
          </table:table-cell>
        </table:table-row>
        <table:table-row table:style-name="ro1">
          <table:table-cell office:value-type="string">
            <text:p><text:s/>0 <text:s text:c="4"/>+- 0 <text:s text:c="14"/>5.1 +- 0 <text:s text:c="9"/>3687 pea</text:p>
          </table:table-cell>
        </table:table-row>
        <table:table-row table:style-name="ro1">
          <table:table-cell office:value-type="string">
            <text:p><text:s/>0 <text:s text:c="4"/>+- 0 <text:s text:c="14"/>5.1 +- 0 <text:s text:c="9"/>3688 anna</text:p>
          </table:table-cell>
        </table:table-row>
        <table:table-row table:style-name="ro1">
          <table:table-cell office:value-type="string">
            <text:p><text:s/>0 <text:s text:c="4"/>+- 0 <text:s text:c="14"/>5.1 +- 0 <text:s text:c="9"/>3714 cautious</text:p>
          </table:table-cell>
        </table:table-row>
        <table:table-row table:style-name="ro1">
          <table:table-cell office:value-type="string">
            <text:p><text:s/>0 <text:s text:c="4"/>+- 0 <text:s text:c="14"/>5.1 +- 0 <text:s text:c="9"/>3689 nose</text:p>
          </table:table-cell>
        </table:table-row>
        <table:table-row table:style-name="ro1">
          <table:table-cell office:value-type="string">
            <text:p><text:s/>0 <text:s text:c="4"/>+- 0 <text:s text:c="14"/>5.1 +- 0 <text:s text:c="9"/>3242 clean</text:p>
          </table:table-cell>
        </table:table-row>
        <table:table-row table:style-name="ro1">
          <table:table-cell office:value-type="string">
            <text:p><text:s/>0 <text:s text:c="4"/>+- 0 <text:s text:c="14"/>5.1 +- 0 <text:s text:c="9"/>3716 lordinwait</text:p>
          </table:table-cell>
        </table:table-row>
        <table:table-row table:style-name="ro1">
          <table:table-cell office:value-type="string">
            <text:p><text:s/>0 <text:s text:c="4"/>+- 0 <text:s text:c="14"/>5.1 +- 0 <text:s text:c="9"/>3715 flopsi</text:p>
          </table:table-cell>
        </table:table-row>
        <table:table-row table:style-name="ro1">
          <table:table-cell office:value-type="string">
            <text:p><text:s/>0 <text:s text:c="4"/>+- 0 <text:s text:c="14"/>5.1 +- 0 <text:s text:c="9"/>3713 faith</text:p>
          </table:table-cell>
        </table:table-row>
        <table:table-row table:style-name="ro1">
          <table:table-cell office:value-type="string">
            <text:p><text:s/>0 <text:s text:c="4"/>+- 0 <text:s text:c="14"/>5.1 +- 0 <text:s text:c="9"/>3718 reappear</text:p>
          </table:table-cell>
        </table:table-row>
        <table:table-row table:style-name="ro1">
          <table:table-cell office:value-type="string">
            <text:p><text:s/>0 <text:s text:c="4"/>+- 0 <text:s text:c="14"/>5.1 +- 0 <text:s text:c="9"/>3712 shine</text:p>
          </table:table-cell>
        </table:table-row>
        <table:table-row table:style-name="ro1">
          <table:table-cell office:value-type="string">
            <text:p><text:s/>0 <text:s text:c="4"/>+- 0 <text:s text:c="14"/>5.1 +- 0 <text:s text:c="9"/>3711 wealth</text:p>
          </table:table-cell>
        </table:table-row>
        <table:table-row table:style-name="ro1">
          <table:table-cell office:value-type="string">
            <text:p><text:s/>0 <text:s text:c="4"/>+- 0 <text:s text:c="14"/>5.1 +- 0 <text:s text:c="9"/>3717 wouldnt</text:p>
          </table:table-cell>
        </table:table-row>
        <table:table-row table:style-name="ro1">
          <table:table-cell office:value-type="string">
            <text:p><text:s/>0 <text:s text:c="4"/>+- 0 <text:s text:c="14"/>5.1 +- 0 <text:s text:c="9"/>3719 soft</text:p>
          </table:table-cell>
        </table:table-row>
        <table:table-row table:style-name="ro1">
          <table:table-cell office:value-type="string">
            <text:p><text:s/>0 <text:s text:c="4"/>+- 0 <text:s text:c="14"/>5.1 +- 0 <text:s text:c="9"/>3709 tower</text:p>
          </table:table-cell>
        </table:table-row>
        <table:table-row table:style-name="ro1">
          <table:table-cell office:value-type="string">
            <text:p><text:s/>0 <text:s text:c="4"/>+- 0 <text:s text:c="14"/>5.1 +- 0 <text:s text:c="9"/>3724 manag</text:p>
          </table:table-cell>
        </table:table-row>
        <table:table-row table:style-name="ro1">
          <table:table-cell office:value-type="string">
            <text:p><text:s/>0 <text:s text:c="4"/>+- 0 <text:s text:c="14"/>5.1 +- 0 <text:s text:c="9"/>3725 drama</text:p>
          </table:table-cell>
        </table:table-row>
        <table:table-row table:style-name="ro1">
          <table:table-cell office:value-type="string">
            <text:p><text:s/>0 <text:s text:c="4"/>+- 0 <text:s text:c="14"/>5.1 +- 0 <text:s text:c="9"/>3723 oatmeal</text:p>
          </table:table-cell>
        </table:table-row>
        <table:table-row table:style-name="ro1">
          <table:table-cell office:value-type="string">
            <text:p><text:s/>0 <text:s text:c="4"/>+- 0 <text:s text:c="14"/>5.1 +- 0 <text:s text:c="9"/>3720 hatchet</text:p>
          </table:table-cell>
        </table:table-row>
        <table:table-row table:style-name="ro1">
          <table:table-cell office:value-type="string">
            <text:p><text:s/>0 <text:s text:c="4"/>+- 0 <text:s text:c="14"/>5.1 +- 0 <text:s text:c="9"/>3722 shini</text:p>
          </table:table-cell>
        </table:table-row>
        <table:table-row table:style-name="ro1">
          <table:table-cell office:value-type="string">
            <text:p><text:s/>0 <text:s text:c="4"/>+- 0 <text:s text:c="14"/>5.1 +- 0 <text:s text:c="9"/>3721 prove</text:p>
          </table:table-cell>
        </table:table-row>
        <table:table-row table:style-name="ro1">
          <table:table-cell office:value-type="string">
            <text:p><text:s/>0 <text:s text:c="4"/>+- 0 <text:s text:c="14"/>5.1 +- 0 <text:s text:c="9"/>3710 mortgag</text:p>
          </table:table-cell>
        </table:table-row>
        <table:table-row table:style-name="ro1">
          <table:table-cell office:value-type="string">
            <text:p><text:s/>0 <text:s text:c="4"/>+- 0 <text:s text:c="14"/>5.1 +- 0 <text:s text:c="9"/>3708 carol</text:p>
          </table:table-cell>
        </table:table-row>
        <table:table-row table:style-name="ro1">
          <table:table-cell office:value-type="string">
            <text:p><text:s/>0 <text:s text:c="4"/>+- 0 <text:s text:c="14"/>5.1 +- 0 <text:s text:c="9"/>3690 machin</text:p>
          </table:table-cell>
        </table:table-row>
        <table:table-row table:style-name="ro1">
          <table:table-cell office:value-type="string">
            <text:p><text:s/>0 <text:s text:c="4"/>+- 0 <text:s text:c="14"/>5.1 +- 0 <text:s text:c="9"/>3694 rub</text:p>
          </table:table-cell>
        </table:table-row>
        <table:table-row table:style-name="ro1">
          <table:table-cell office:value-type="string">
            <text:p><text:s/>0 <text:s text:c="4"/>+- 0 <text:s text:c="14"/>5.1 +- 0 <text:s text:c="9"/>3696 odor</text:p>
          </table:table-cell>
        </table:table-row>
        <table:table-row table:style-name="ro1">
          <table:table-cell office:value-type="string">
            <text:p><text:s/>0 <text:s text:c="4"/>+- 0 <text:s text:c="14"/>5.1 +- 0 <text:s text:c="9"/>3726 tie</text:p>
          </table:table-cell>
        </table:table-row>
        <table:table-row table:style-name="ro1">
          <table:table-cell office:value-type="string">
            <text:p><text:s/>0 <text:s text:c="4"/>+- 0 <text:s text:c="14"/>5.1 +- 0 <text:s text:c="9"/>3695 goldmak</text:p>
          </table:table-cell>
        </table:table-row>
        <table:table-row table:style-name="ro1">
          <table:table-cell office:value-type="string">
            <text:p><text:s/>0 <text:s text:c="4"/>+- 0 <text:s text:c="14"/>5.1 +- 0 <text:s text:c="9"/>3693 paralys</text:p>
          </table:table-cell>
        </table:table-row>
        <table:table-row table:style-name="ro1">
          <table:table-cell office:value-type="string">
            <text:p><text:s/>0 <text:s text:c="4"/>+- 0 <text:s text:c="14"/>5.1 +- 0 <text:s text:c="9"/>3698 embodi</text:p>
          </table:table-cell>
        </table:table-row>
        <table:table-row table:style-name="ro1">
          <table:table-cell office:value-type="string">
            <text:p><text:s/>0 <text:s text:c="4"/>+- 0 <text:s text:c="14"/>5.1 +- 0 <text:s text:c="9"/>3692 run</text:p>
          </table:table-cell>
        </table:table-row>
        <table:table-row table:style-name="ro1">
          <table:table-cell office:value-type="string">
            <text:p><text:s/>0 <text:s text:c="4"/>+- 0 <text:s text:c="14"/>5.1 +- 0 <text:s text:c="9"/>3691 bearskin</text:p>
          </table:table-cell>
        </table:table-row>
        <table:table-row table:style-name="ro1">
          <table:table-cell office:value-type="string">
            <text:p><text:s/>0 <text:s text:c="4"/>+- 0 <text:s text:c="14"/>5.1 +- 0 <text:s text:c="9"/>3697 honeysuckl</text:p>
          </table:table-cell>
        </table:table-row>
        <table:table-row table:style-name="ro1">
          <table:table-cell office:value-type="string">
            <text:p><text:s/>0 <text:s text:c="4"/>+- 0 <text:s text:c="14"/>5.1 +- 0 <text:s text:c="9"/>3707 everyday</text:p>
          </table:table-cell>
        </table:table-row>
        <table:table-row table:style-name="ro1">
          <table:table-cell office:value-type="string">
            <text:p><text:s/>0 <text:s text:c="4"/>+- 0 <text:s text:c="14"/>5.1 +- 0 <text:s text:c="9"/>3699 agreement</text:p>
          </table:table-cell>
        </table:table-row>
        <table:table-row table:style-name="ro1">
          <table:table-cell office:value-type="string">
            <text:p><text:s/>0 <text:s text:c="4"/>+- 0 <text:s text:c="14"/>5.1 +- 0 <text:s text:c="9"/>3704 smithi</text:p>
          </table:table-cell>
        </table:table-row>
        <table:table-row table:style-name="ro1">
          <table:table-cell office:value-type="string">
            <text:p><text:s/>0 <text:s text:c="4"/>+- 0 <text:s text:c="14"/>5.1 +- 0 <text:s text:c="9"/>3647 foolish</text:p>
          </table:table-cell>
        </table:table-row>
        <table:table-row table:style-name="ro1">
          <table:table-cell office:value-type="string">
            <text:p><text:s/>0 <text:s text:c="4"/>+- 0 <text:s text:c="14"/>5.1 +- 0 <text:s text:c="9"/>3706 chick</text:p>
          </table:table-cell>
        </table:table-row>
        <table:table-row table:style-name="ro1">
          <table:table-cell office:value-type="string">
            <text:p><text:s/>0 <text:s text:c="4"/>+- 0 <text:s text:c="14"/>5.1 +- 0 <text:s text:c="9"/>3705 squeez</text:p>
          </table:table-cell>
        </table:table-row>
        <table:table-row table:style-name="ro1">
          <table:table-cell office:value-type="string">
            <text:p><text:s/>0 <text:s text:c="4"/>+- 0 <text:s text:c="14"/>5.1 +- 0 <text:s text:c="9"/>3649 downstair</text:p>
          </table:table-cell>
        </table:table-row>
        <table:table-row table:style-name="ro1">
          <table:table-cell office:value-type="string">
            <text:p><text:s/>0 <text:s text:c="4"/>+- 0 <text:s text:c="14"/>5.1 +- 0 <text:s text:c="9"/>3703 patienc</text:p>
          </table:table-cell>
        </table:table-row>
        <table:table-row table:style-name="ro1">
          <table:table-cell office:value-type="string">
            <text:p><text:s/>0 <text:s text:c="4"/>+- 0 <text:s text:c="14"/>5.1 +- 0 <text:s text:c="9"/>3700 stem</text:p>
          </table:table-cell>
        </table:table-row>
        <table:table-row table:style-name="ro1">
          <table:table-cell office:value-type="string">
            <text:p><text:s/>0 <text:s text:c="4"/>+- 0 <text:s text:c="14"/>5.1 +- 0 <text:s text:c="9"/>3702 step</text:p>
          </table:table-cell>
        </table:table-row>
        <table:table-row table:style-name="ro1">
          <table:table-cell office:value-type="string">
            <text:p><text:s/>0 <text:s text:c="4"/>+- 0 <text:s text:c="14"/>5.1 +- 0 <text:s text:c="9"/>3701 fiveandtwenti</text:p>
          </table:table-cell>
        </table:table-row>
        <table:table-row table:style-name="ro1">
          <table:table-cell office:value-type="string">
            <text:p><text:s/>0 <text:s text:c="4"/>+- 0 <text:s text:c="14"/>5.1 +- 0 <text:s text:c="9"/>3594 quieter</text:p>
          </table:table-cell>
        </table:table-row>
        <table:table-row table:style-name="ro1">
          <table:table-cell office:value-type="string">
            <text:p><text:s/>0 <text:s text:c="4"/>+- 0.073 <text:s text:c="10"/>5.1 +- 0 <text:s text:c="9"/>3411 sweet</text:p>
          </table:table-cell>
        </table:table-row>
        <table:table-row table:style-name="ro1">
          <table:table-cell office:value-type="string">
            <text:p><text:s/>0 <text:s text:c="4"/>+- 0 <text:s text:c="14"/>5.1 +- 0 <text:s text:c="9"/>3646 popular</text:p>
          </table:table-cell>
        </table:table-row>
        <table:table-row table:style-name="ro1">
          <table:table-cell office:value-type="string">
            <text:p><text:s/>0 <text:s text:c="4"/>+- 0 <text:s text:c="14"/>5.1 +- 0 <text:s text:c="9"/>3595 depriv</text:p>
          </table:table-cell>
        </table:table-row>
        <table:table-row table:style-name="ro1">
          <table:table-cell office:value-type="string">
            <text:p><text:s/>0 <text:s text:c="4"/>+- 0 <text:s text:c="14"/>5.1 +- 0 <text:s text:c="9"/>3593 unto</text:p>
          </table:table-cell>
        </table:table-row>
        <table:table-row table:style-name="ro1">
          <table:table-cell office:value-type="string">
            <text:p><text:s/>0 <text:s text:c="4"/>+- 0 <text:s text:c="14"/>5.1 +- 0 <text:s text:c="9"/>3592 quickli</text:p>
          </table:table-cell>
        </table:table-row>
        <table:table-row table:style-name="ro1">
          <table:table-cell office:value-type="string">
            <text:p><text:s/>0 <text:s text:c="4"/>+- 0 <text:s text:c="14"/>5.1 +- 0 <text:s text:c="9"/>3591 northern</text:p>
          </table:table-cell>
        </table:table-row>
        <table:table-row table:style-name="ro1">
          <table:table-cell office:value-type="string">
            <text:p><text:s/>0 <text:s text:c="4"/>+- 0 <text:s text:c="14"/>5.1 +- 0 <text:s text:c="9"/>3590 stalk</text:p>
          </table:table-cell>
        </table:table-row>
        <table:table-row table:style-name="ro1">
          <table:table-cell office:value-type="string">
            <text:p><text:s/>0 <text:s text:c="4"/>+- 0 <text:s text:c="14"/>5.1 +- 0 <text:s text:c="9"/>3589 unti</text:p>
          </table:table-cell>
        </table:table-row>
        <table:table-row table:style-name="ro1">
          <table:table-cell office:value-type="string">
            <text:p><text:s/>0 <text:s text:c="4"/>+- 0 <text:s text:c="14"/>5.1 +- 0 <text:s text:c="9"/>3728 devour</text:p>
          </table:table-cell>
        </table:table-row>
        <table:table-row table:style-name="ro1">
          <table:table-cell office:value-type="string">
            <text:p><text:s/>0 <text:s text:c="4"/>+- 0 <text:s text:c="14"/>5.2 +- 0 <text:s text:c="9"/>3596 task</text:p>
          </table:table-cell>
        </table:table-row>
        <table:table-row table:style-name="ro1">
          <table:table-cell office:value-type="string">
            <text:p><text:s/>0 <text:s text:c="4"/>+- 0 <text:s text:c="14"/>5.2 +- 0 <text:s text:c="9"/>3597 mothertoad</text:p>
          </table:table-cell>
        </table:table-row>
        <table:table-row table:style-name="ro1">
          <table:table-cell office:value-type="string">
            <text:p><text:s/>0 <text:s text:c="4"/>+- 0 <text:s text:c="14"/>5.2 +- 0 <text:s text:c="9"/>3598 nestl</text:p>
          </table:table-cell>
        </table:table-row>
        <table:table-row table:style-name="ro1">
          <table:table-cell office:value-type="string">
            <text:p><text:s/>0 <text:s text:c="4"/>+- 0 <text:s text:c="14"/>5.2 +- 0 <text:s text:c="9"/>3603 spindl</text:p>
          </table:table-cell>
        </table:table-row>
        <table:table-row table:style-name="ro1">
          <table:table-cell office:value-type="string">
            <text:p><text:s/>0 <text:s text:c="4"/>+- 0 <text:s text:c="14"/>5.2 +- 0 <text:s text:c="9"/>3604 cherish</text:p>
          </table:table-cell>
        </table:table-row>
        <table:table-row table:style-name="ro1">
          <table:table-cell office:value-type="string">
            <text:p><text:s/>0 <text:s text:c="4"/>+- 0 <text:s text:c="14"/>5.2 +- 0 <text:s text:c="9"/>3602 persuad</text:p>
          </table:table-cell>
        </table:table-row>
        <table:table-row table:style-name="ro1">
          <table:table-cell office:value-type="string">
            <text:p><text:s/>0 <text:s text:c="4"/>+- 0 <text:s text:c="14"/>5.2 +- 0 <text:s text:c="9"/>3605 sparrowmoth</text:p>
          </table:table-cell>
        </table:table-row>
        <table:table-row table:style-name="ro1">
          <table:table-cell office:value-type="string">
            <text:p><text:s/>0 <text:s text:c="4"/>+- 0 <text:s text:c="14"/>5.2 +- 0 <text:s text:c="9"/>3599 goblet</text:p>
          </table:table-cell>
        </table:table-row>
        <table:table-row table:style-name="ro1">
          <table:table-cell office:value-type="string">
            <text:p><text:s/>0 <text:s text:c="4"/>+- 0 <text:s text:c="14"/>5.2 +- 0 <text:s text:c="9"/>3601 cup</text:p>
          </table:table-cell>
        </table:table-row>
        <table:table-row table:style-name="ro1">
          <table:table-cell office:value-type="string">
            <text:p><text:s/>0 <text:s text:c="4"/>+- 0 <text:s text:c="14"/>5.2 +- 0 <text:s text:c="9"/>3600 tablet</text:p>
          </table:table-cell>
        </table:table-row>
        <table:table-row table:style-name="ro1">
          <table:table-cell office:value-type="string">
            <text:p><text:s/>0 <text:s text:c="4"/>+- 0 <text:s text:c="14"/>5.2 +- 0 <text:s text:c="9"/>3588 stunt</text:p>
          </table:table-cell>
        </table:table-row>
        <table:table-row table:style-name="ro1">
          <table:table-cell office:value-type="string">
            <text:p><text:s/>0 <text:s text:c="4"/>+- 0 <text:s text:c="14"/>5.2 +- 0 <text:s text:c="9"/>3587 pebbl</text:p>
          </table:table-cell>
        </table:table-row>
        <table:table-row table:style-name="ro1">
          <table:table-cell office:value-type="string">
            <text:p><text:s/>0 <text:s text:c="4"/>+- 0 <text:s text:c="14"/>5.2 +- 0 <text:s text:c="9"/>3586 shovel</text:p>
          </table:table-cell>
        </table:table-row>
        <table:table-row table:style-name="ro1">
          <table:table-cell office:value-type="string">
            <text:p><text:s/>0 <text:s text:c="4"/>+- 0 <text:s text:c="14"/>5.2 +- 0 <text:s text:c="9"/>3572 tast</text:p>
          </table:table-cell>
        </table:table-row>
        <table:table-row table:style-name="ro1">
          <table:table-cell office:value-type="string">
            <text:p><text:s/>0 <text:s text:c="4"/>+- 0 <text:s text:c="14"/>5.2 +- 0 <text:s text:c="9"/>3574 howl</text:p>
          </table:table-cell>
        </table:table-row>
        <table:table-row table:style-name="ro1">
          <table:table-cell office:value-type="string">
            <text:p><text:s/>0 <text:s text:c="4"/>+- 0 <text:s text:c="14"/>5.2 +- 0 <text:s text:c="9"/>3573 spend</text:p>
          </table:table-cell>
        </table:table-row>
        <table:table-row table:style-name="ro1">
          <table:table-cell office:value-type="string">
            <text:p><text:s/>0 <text:s text:c="4"/>+- 0 <text:s text:c="14"/>5.2 +- 0 <text:s text:c="9"/>3571 homeward</text:p>
          </table:table-cell>
        </table:table-row>
        <table:table-row table:style-name="ro1">
          <table:table-cell office:value-type="string">
            <text:p><text:s/>0 <text:s text:c="4"/>+- 0 <text:s text:c="14"/>5.2 +- 0 <text:s text:c="9"/>3576 confirm</text:p>
          </table:table-cell>
        </table:table-row>
        <table:table-row table:style-name="ro1">
          <table:table-cell office:value-type="string">
            <text:p><text:s/>0 <text:s text:c="4"/>+- 0 <text:s text:c="14"/>5.2 +- 0 <text:s text:c="9"/>3570 district</text:p>
          </table:table-cell>
        </table:table-row>
        <table:table-row table:style-name="ro1">
          <table:table-cell office:value-type="string">
            <text:p><text:s/>0 <text:s text:c="4"/>+- 0 <text:s text:c="14"/>5.2 +- 0 <text:s text:c="9"/>3569 landmark</text:p>
          </table:table-cell>
        </table:table-row>
        <table:table-row table:style-name="ro1">
          <table:table-cell office:value-type="string">
            <text:p><text:s/>0 <text:s text:c="4"/>+- 0 <text:s text:c="14"/>5.2 +- 0 <text:s text:c="9"/>3575 wooer</text:p>
          </table:table-cell>
        </table:table-row>
        <table:table-row table:style-name="ro1">
          <table:table-cell office:value-type="string">
            <text:p><text:s/>0 <text:s text:c="4"/>+- 0 <text:s text:c="14"/>5.2 +- 0 <text:s text:c="9"/>3585 choru</text:p>
          </table:table-cell>
        </table:table-row>
        <table:table-row table:style-name="ro1">
          <table:table-cell office:value-type="string">
            <text:p><text:s/>0 <text:s text:c="4"/>+- 0 <text:s text:c="14"/>5.2 +- 0 <text:s text:c="9"/>3577 blottingpap</text:p>
          </table:table-cell>
        </table:table-row>
        <table:table-row table:style-name="ro1">
          <table:table-cell office:value-type="string">
            <text:p><text:s/>0 <text:s text:c="4"/>+- 0 <text:s text:c="14"/>5.2 +- 0 <text:s text:c="9"/>3582 deniest</text:p>
          </table:table-cell>
        </table:table-row>
        <table:table-row table:style-name="ro1">
          <table:table-cell office:value-type="string">
            <text:p><text:s/>0 <text:s text:c="4"/>+- 0 <text:s text:c="14"/>5.2 +- 0 <text:s text:c="9"/>3584 hither</text:p>
          </table:table-cell>
        </table:table-row>
        <table:table-row table:style-name="ro1">
          <table:table-cell office:value-type="string">
            <text:p><text:s/>0 <text:s text:c="4"/>+- 0 <text:s text:c="14"/>5.2 +- 0 <text:s text:c="9"/>3583 morsel</text:p>
          </table:table-cell>
        </table:table-row>
        <table:table-row table:style-name="ro1">
          <table:table-cell office:value-type="string">
            <text:p><text:s/>0 <text:s text:c="4"/>+- 0 <text:s text:c="14"/>5.2 +- 0 <text:s text:c="9"/>3581 whosbeen</text:p>
          </table:table-cell>
        </table:table-row>
        <table:table-row table:style-name="ro1">
          <table:table-cell office:value-type="string">
            <text:p><text:s/>0 <text:s text:c="4"/>+- 0 <text:s text:c="14"/>5.2 +- 0 <text:s text:c="9"/>3578 friendship</text:p>
          </table:table-cell>
        </table:table-row>
        <table:table-row table:style-name="ro1">
          <table:table-cell office:value-type="string">
            <text:p><text:s/>0 <text:s text:c="4"/>+- 0 <text:s text:c="14"/>5.2 +- 0 <text:s text:c="9"/>3580 bearer</text:p>
          </table:table-cell>
        </table:table-row>
        <table:table-row table:style-name="ro1">
          <table:table-cell office:value-type="string">
            <text:p><text:s/>0 <text:s text:c="4"/>+- 0 <text:s text:c="14"/>5.2 +- 0 <text:s text:c="9"/>3579 chord</text:p>
          </table:table-cell>
        </table:table-row>
        <table:table-row table:style-name="ro1">
          <table:table-cell office:value-type="string">
            <text:p><text:s/>0 <text:s text:c="4"/>+- 0 <text:s text:c="14"/>5.2 +- 0 <text:s text:c="9"/>3606 eager</text:p>
          </table:table-cell>
        </table:table-row>
        <table:table-row table:style-name="ro1">
          <table:table-cell office:value-type="string">
            <text:p><text:s/>0 <text:s text:c="4"/>+- 0 <text:s text:c="14"/>5.2 +- 0 <text:s text:c="9"/>3607 perspir</text:p>
          </table:table-cell>
        </table:table-row>
        <table:table-row table:style-name="ro1">
          <table:table-cell office:value-type="string">
            <text:p><text:s/>0 <text:s text:c="4"/>+- 0 <text:s text:c="14"/>5.2 +- 0 <text:s text:c="9"/>3633 bruis</text:p>
          </table:table-cell>
        </table:table-row>
        <table:table-row table:style-name="ro1">
          <table:table-cell office:value-type="string">
            <text:p><text:s/>0 <text:s text:c="4"/>+- 0 <text:s text:c="14"/>5.2 +- 0 <text:s text:c="9"/>3608 rear</text:p>
          </table:table-cell>
        </table:table-row>
        <table:table-row table:style-name="ro1">
          <table:table-cell office:value-type="string">
            <text:p><text:s/>0 <text:s text:c="4"/>+- 0 <text:s text:c="14"/>5.2 +- 0 <text:s text:c="9"/>3635 leisur</text:p>
          </table:table-cell>
        </table:table-row>
        <table:table-row table:style-name="ro1">
          <table:table-cell office:value-type="string">
            <text:p><text:s/>0 <text:s text:c="4"/>+- 0 <text:s text:c="14"/>5.2 +- 0 <text:s text:c="9"/>3634 knock</text:p>
          </table:table-cell>
        </table:table-row>
        <table:table-row table:style-name="ro1">
          <table:table-cell office:value-type="string">
            <text:p><text:s/>0 <text:s text:c="4"/>+- 0 <text:s text:c="14"/>5.2 +- 0 <text:s text:c="9"/>3632 formal</text:p>
          </table:table-cell>
        </table:table-row>
        <table:table-row table:style-name="ro1">
          <table:table-cell office:value-type="string">
            <text:p><text:s/>0 <text:s text:c="4"/>+- 0 <text:s text:c="14"/>5.2 +- 0 <text:s text:c="9"/>3637 lost</text:p>
          </table:table-cell>
        </table:table-row>
        <table:table-row table:style-name="ro1">
          <table:table-cell office:value-type="string">
            <text:p><text:s/>0 <text:s text:c="4"/>+- 0 <text:s text:c="14"/>5.2 +- 0 <text:s text:c="9"/>3631 awaken</text:p>
          </table:table-cell>
        </table:table-row>
        <table:table-row table:style-name="ro1">
          <table:table-cell office:value-type="string">
            <text:p><text:s/>0 <text:s text:c="4"/>+- 0 <text:s text:c="14"/>5.2 +- 0 <text:s text:c="9"/>3630 bit</text:p>
          </table:table-cell>
        </table:table-row>
        <table:table-row table:style-name="ro1">
          <table:table-cell office:value-type="string">
            <text:p><text:s/>0 <text:s text:c="4"/>+- 0 <text:s text:c="14"/>5.2 +- 0 <text:s text:c="9"/>3645 neatest</text:p>
          </table:table-cell>
        </table:table-row>
        <table:table-row table:style-name="ro1">
          <table:table-cell office:value-type="string">
            <text:p><text:s/>0 <text:s text:c="4"/>+- 0 <text:s text:c="14"/>5.2 +- 0 <text:s text:c="9"/>3636 regain</text:p>
          </table:table-cell>
        </table:table-row>
        <table:table-row table:style-name="ro1">
          <table:table-cell office:value-type="string">
            <text:p><text:s/>0 <text:s text:c="4"/>+- 0 <text:s text:c="14"/>5.2 +- 0 <text:s text:c="9"/>3638 youon</text:p>
          </table:table-cell>
        </table:table-row>
        <table:table-row table:style-name="ro1">
          <table:table-cell office:value-type="string">
            <text:p><text:s/>0 <text:s text:c="4"/>+- 0 <text:s text:c="14"/>5.2 +- 0 <text:s text:c="9"/>3628 wiser</text:p>
          </table:table-cell>
        </table:table-row>
        <table:table-row table:style-name="ro1">
          <table:table-cell office:value-type="string">
            <text:p><text:s/>0 <text:s text:c="4"/>+- 0 <text:s text:c="14"/>5.2 +- 0 <text:s text:c="9"/>3643 eel</text:p>
          </table:table-cell>
        </table:table-row>
        <table:table-row table:style-name="ro1">
          <table:table-cell office:value-type="string">
            <text:p><text:s/>0 <text:s text:c="4"/>+- 0 <text:s text:c="14"/>5.2 +- 0 <text:s text:c="9"/>3644 princip</text:p>
          </table:table-cell>
        </table:table-row>
        <table:table-row table:style-name="ro1">
          <table:table-cell office:value-type="string">
            <text:p><text:s/>0 <text:s text:c="4"/>+- 0 <text:s text:c="14"/>5.2 +- 0 <text:s text:c="9"/>3642 rider</text:p>
          </table:table-cell>
        </table:table-row>
        <table:table-row table:style-name="ro1">
          <table:table-cell office:value-type="string">
            <text:p><text:s/>0 <text:s text:c="4"/>+- 0 <text:s text:c="14"/>5.2 +- 0 <text:s text:c="9"/>3639 signal</text:p>
          </table:table-cell>
        </table:table-row>
        <table:table-row table:style-name="ro1">
          <table:table-cell office:value-type="string">
            <text:p><text:s/>0 <text:s text:c="4"/>+- 0 <text:s text:c="14"/>5.2 +- 0 <text:s text:c="9"/>3641 elaps</text:p>
          </table:table-cell>
        </table:table-row>
        <table:table-row table:style-name="ro1">
          <table:table-cell office:value-type="string">
            <text:p><text:s/>0 <text:s text:c="4"/>+- 0 <text:s text:c="14"/>5.2 +- 0 <text:s text:c="9"/>3640 resolv</text:p>
          </table:table-cell>
        </table:table-row>
        <table:table-row table:style-name="ro1">
          <table:table-cell office:value-type="string">
            <text:p><text:s/>0 <text:s text:c="4"/>+- 0 <text:s text:c="14"/>5.2 +- 0 <text:s text:c="9"/>3629 darkgreen</text:p>
          </table:table-cell>
        </table:table-row>
        <table:table-row table:style-name="ro1">
          <table:table-cell office:value-type="string">
            <text:p><text:s/>0 <text:s text:c="4"/>+- 0 <text:s text:c="14"/>5.2 +- 0 <text:s text:c="9"/>3627 cask</text:p>
          </table:table-cell>
        </table:table-row>
        <table:table-row table:style-name="ro1">
          <table:table-cell office:value-type="string">
            <text:p><text:s/>0 <text:s text:c="4"/>+- 0 <text:s text:c="14"/>5.2 +- 0 <text:s text:c="9"/>3609 firetong</text:p>
          </table:table-cell>
        </table:table-row>
        <table:table-row table:style-name="ro1">
          <table:table-cell office:value-type="string">
            <text:p><text:s/>0 <text:s text:c="4"/>+- 0 <text:s text:c="14"/>5.2 +- 0 <text:s text:c="9"/>3613 bridal</text:p>
          </table:table-cell>
        </table:table-row>
        <table:table-row table:style-name="ro1">
          <table:table-cell office:value-type="string">
            <text:p><text:s/>0 <text:s text:c="4"/>+- 0 <text:s text:c="14"/>5.2 +- 0 <text:s text:c="9"/>3615 build</text:p>
          </table:table-cell>
        </table:table-row>
        <table:table-row table:style-name="ro1">
          <table:table-cell office:value-type="string">
            <text:p><text:s/>0 <text:s text:c="4"/>+- 0 <text:s text:c="14"/>5.2 +- 0 <text:s text:c="9"/>3614 easter</text:p>
          </table:table-cell>
        </table:table-row>
        <table:table-row table:style-name="ro1">
          <table:table-cell office:value-type="string">
            <text:p><text:s/>0 <text:s text:c="4"/>+- 0 <text:s text:c="14"/>5.2 +- 0 <text:s text:c="9"/>3612 cun</text:p>
          </table:table-cell>
        </table:table-row>
        <table:table-row table:style-name="ro1">
          <table:table-cell office:value-type="string">
            <text:p><text:s/>0 <text:s text:c="4"/>+- 0 <text:s text:c="14"/>5.2 +- 0 <text:s text:c="9"/>3617 complaint</text:p>
          </table:table-cell>
        </table:table-row>
        <table:table-row table:style-name="ro1">
          <table:table-cell office:value-type="string">
            <text:p><text:s/>0 <text:s text:c="4"/>+- 0 <text:s text:c="14"/>5.2 +- 0 <text:s text:c="9"/>3611 loos</text:p>
          </table:table-cell>
        </table:table-row>
        <table:table-row table:style-name="ro1">
          <table:table-cell office:value-type="string">
            <text:p><text:s/>0 <text:s text:c="4"/>+- 0 <text:s text:c="14"/>5.2 +- 0 <text:s text:c="9"/>3610 besought</text:p>
          </table:table-cell>
        </table:table-row>
        <table:table-row table:style-name="ro1">
          <table:table-cell office:value-type="string">
            <text:p><text:s/>0 <text:s text:c="4"/>+- 0 <text:s text:c="14"/>5.2 +- 0 <text:s text:c="9"/>3616 silken</text:p>
          </table:table-cell>
        </table:table-row>
        <table:table-row table:style-name="ro1">
          <table:table-cell office:value-type="string">
            <text:p><text:s/>0 <text:s text:c="4"/>+- 0 <text:s text:c="14"/>5.2 +- 0 <text:s text:c="9"/>3626 game</text:p>
          </table:table-cell>
        </table:table-row>
        <table:table-row table:style-name="ro1">
          <table:table-cell office:value-type="string">
            <text:p><text:s/>0 <text:s text:c="4"/>+- 0 <text:s text:c="14"/>5.2 +- 0 <text:s text:c="9"/>3618 march</text:p>
          </table:table-cell>
        </table:table-row>
        <table:table-row table:style-name="ro1">
          <table:table-cell office:value-type="string">
            <text:p><text:s/>0 <text:s text:c="4"/>+- 0 <text:s text:c="14"/>5.2 +- 0 <text:s text:c="9"/>3727 idl</text:p>
          </table:table-cell>
        </table:table-row>
        <table:table-row table:style-name="ro1">
          <table:table-cell office:value-type="string">
            <text:p><text:s/>0 <text:s text:c="4"/>+- 0 <text:s text:c="14"/>5.2 +- 0 <text:s text:c="9"/>3623 hatch</text:p>
          </table:table-cell>
        </table:table-row>
        <table:table-row table:style-name="ro1">
          <table:table-cell office:value-type="string">
            <text:p><text:s/>0 <text:s text:c="4"/>+- 0 <text:s text:c="14"/>5.2 +- 0 <text:s text:c="9"/>3625 injur</text:p>
          </table:table-cell>
        </table:table-row>
        <table:table-row table:style-name="ro1">
          <table:table-cell office:value-type="string">
            <text:p><text:s/>0 <text:s text:c="4"/>+- 0 <text:s text:c="14"/>5.2 +- 0 <text:s text:c="9"/>3624 pig</text:p>
          </table:table-cell>
        </table:table-row>
        <table:table-row table:style-name="ro1">
          <table:table-cell office:value-type="string">
            <text:p><text:s/>0 <text:s text:c="4"/>+- 0 <text:s text:c="14"/>5.2 +- 0 <text:s text:c="9"/>3622 bid</text:p>
          </table:table-cell>
        </table:table-row>
        <table:table-row table:style-name="ro1">
          <table:table-cell office:value-type="string">
            <text:p><text:s/>0 <text:s text:c="4"/>+- 0 <text:s text:c="14"/>5.2 +- 0 <text:s text:c="9"/>3619 transpar</text:p>
          </table:table-cell>
        </table:table-row>
        <table:table-row table:style-name="ro1">
          <table:table-cell office:value-type="string">
            <text:p><text:s/>0 <text:s text:c="4"/>+- 0 <text:s text:c="14"/>5.2 +- 0 <text:s text:c="9"/>3621 big</text:p>
          </table:table-cell>
        </table:table-row>
        <table:table-row table:style-name="ro1">
          <table:table-cell office:value-type="string">
            <text:p><text:s/>0 <text:s text:c="4"/>+- 0 <text:s text:c="14"/>5.2 +- 0 <text:s text:c="9"/>3620 chambermaid</text:p>
          </table:table-cell>
        </table:table-row>
        <table:table-row table:style-name="ro1">
          <table:table-cell office:value-type="string">
            <text:p><text:s/>0 <text:s text:c="4"/>+- 0 <text:s text:c="14"/>5.2 +- 0 <text:s text:c="9"/>3888 scroll</text:p>
          </table:table-cell>
        </table:table-row>
        <table:table-row table:style-name="ro1">
          <table:table-cell office:value-type="string">
            <text:p><text:s/>0 <text:s text:c="4"/>+- 0 <text:s text:c="14"/>5.2 +- 0 <text:s text:c="9"/>3837 scrape</text:p>
          </table:table-cell>
        </table:table-row>
        <table:table-row table:style-name="ro1">
          <table:table-cell office:value-type="string">
            <text:p><text:s/>0 <text:s text:c="4"/>+- 0 <text:s text:c="14"/>5.2 +- 0 <text:s text:c="9"/>3838 jorinda</text:p>
          </table:table-cell>
        </table:table-row>
        <table:table-row table:style-name="ro1">
          <table:table-cell office:value-type="string">
            <text:p><text:s/>0 <text:s text:c="4"/>+- 0 <text:s text:c="14"/>5.2 +- 0 <text:s text:c="9"/>3836 pat</text:p>
          </table:table-cell>
        </table:table-row>
        <table:table-row table:style-name="ro1">
          <table:table-cell office:value-type="string">
            <text:p><text:s/>0 <text:s text:c="4"/>+- 0 <text:s text:c="14"/>5.2 +- 0 <text:s text:c="9"/>3835 titl</text:p>
          </table:table-cell>
        </table:table-row>
        <table:table-row table:style-name="ro1">
          <table:table-cell office:value-type="string">
            <text:p><text:s/>0 <text:s text:c="4"/>+- 0 <text:s text:c="14"/>5.2 +- 0 <text:s text:c="9"/>3834 pronounc</text:p>
          </table:table-cell>
        </table:table-row>
        <table:table-row table:style-name="ro1">
          <table:table-cell office:value-type="string">
            <text:p><text:s/>0 <text:s text:c="4"/>+- 0 <text:s text:c="14"/>5.2 +- 0 <text:s text:c="9"/>3833 sunken</text:p>
          </table:table-cell>
        </table:table-row>
        <table:table-row table:style-name="ro1">
          <table:table-cell office:value-type="string">
            <text:p><text:s/>0 <text:s text:c="4"/>+- 0 <text:s text:c="14"/>5.2 +- 0 <text:s text:c="9"/>3729 goodi</text:p>
          </table:table-cell>
        </table:table-row>
        <table:table-row table:style-name="ro1">
          <table:table-cell office:value-type="string">
            <text:p><text:s/>0 <text:s text:c="4"/>+- 0 <text:s text:c="14"/>5.2 +- 0 <text:s text:c="9"/>3832 nag</text:p>
          </table:table-cell>
        </table:table-row>
        <table:table-row table:style-name="ro1">
          <table:table-cell office:value-type="string">
            <text:p><text:s/>0 <text:s text:c="4"/>+- 0 <text:s text:c="14"/>5.2 +- 0 <text:s text:c="9"/>3839 stiffli</text:p>
          </table:table-cell>
        </table:table-row>
        <table:table-row table:style-name="ro1">
          <table:table-cell office:value-type="string">
            <text:p><text:s/>0 <text:s text:c="4"/>+- 0 <text:s text:c="14"/>5.2 +- 0 <text:s text:c="9"/>3840 rebeccah</text:p>
          </table:table-cell>
        </table:table-row>
        <table:table-row table:style-name="ro1">
          <table:table-cell office:value-type="string">
            <text:p><text:s/>0 <text:s text:c="4"/>+- 0 <text:s text:c="14"/>5.2 +- 0 <text:s text:c="9"/>3810 inch</text:p>
          </table:table-cell>
        </table:table-row>
        <table:table-row table:style-name="ro1">
          <table:table-cell office:value-type="string">
            <text:p><text:s/>0 <text:s text:c="4"/>+- 0 <text:s text:c="14"/>5.2 +- 0 <text:s text:c="9"/>3841 nap</text:p>
          </table:table-cell>
        </table:table-row>
        <table:table-row table:style-name="ro1">
          <table:table-cell office:value-type="string">
            <text:p><text:s/>0 <text:s text:c="4"/>+- 0 <text:s text:c="14"/>5.2 +- 0 <text:s text:c="9"/>3846 aunt</text:p>
          </table:table-cell>
        </table:table-row>
        <table:table-row table:style-name="ro1">
          <table:table-cell office:value-type="string">
            <text:p><text:s/>0 <text:s text:c="4"/>+- 0 <text:s text:c="14"/>5.2 +- 0 <text:s text:c="9"/>3847 lepanto</text:p>
          </table:table-cell>
        </table:table-row>
        <table:table-row table:style-name="ro1">
          <table:table-cell office:value-type="string">
            <text:p><text:s/>0 <text:s text:c="4"/>+- 0 <text:s text:c="14"/>5.2 +- 0 <text:s text:c="9"/>3845 ferment</text:p>
          </table:table-cell>
        </table:table-row>
        <table:table-row table:style-name="ro1">
          <table:table-cell office:value-type="string">
            <text:p><text:s/>0 <text:s text:c="4"/>+- 0 <text:s text:c="14"/>5.2 +- 0 <text:s text:c="9"/>3848 nay</text:p>
          </table:table-cell>
        </table:table-row>
        <table:table-row table:style-name="ro1">
          <table:table-cell office:value-type="string">
            <text:p><text:s/>0 <text:s text:c="4"/>+- 0 <text:s text:c="14"/>5.2 +- 0 <text:s text:c="9"/>3842 soninlaw</text:p>
          </table:table-cell>
        </table:table-row>
        <table:table-row table:style-name="ro1">
          <table:table-cell office:value-type="string">
            <text:p><text:s/>0 <text:s text:c="4"/>+- 0 <text:s text:c="14"/>5.2 +- 0 <text:s text:c="9"/>3844 cluck</text:p>
          </table:table-cell>
        </table:table-row>
        <table:table-row table:style-name="ro1">
          <table:table-cell office:value-type="string">
            <text:p><text:s/>0 <text:s text:c="4"/>+- 0 <text:s text:c="14"/>5.2 +- 0 <text:s text:c="9"/>3843 furnac</text:p>
          </table:table-cell>
        </table:table-row>
        <table:table-row table:style-name="ro1">
          <table:table-cell office:value-type="string">
            <text:p><text:s/>0 <text:s text:c="4"/>+- 0 <text:s text:c="14"/>5.2 +- 0 <text:s text:c="9"/>3831 lemon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30 rainbow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29 brethren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15 metal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17 repres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16 haunt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14 martha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19 scarlet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13 dismay</text:p>
          </table:table-cell>
        </table:table-row>
        <table:table-row table:style-name="ro1">
          <table:table-cell office:value-type="string">
            <text:p><text:s/>0 <text:s text:c="4"/>+- 0 <text:s text:c="14"/>5.3 +- 0 <text:s text:c="9"/>3243 resembl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12 bind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18 char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28 cotton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20 septemb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25 curl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27 prevail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26 doe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24 wove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21 famin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23 behavior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22 chat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49 firepan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50 nice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76 vice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51 dale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78 firesid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77 age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75 happier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80 oppress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74 land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73 lane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79 wearisom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81 snurr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71 deserv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86 grownup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87 fed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85 seawe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82 forsak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84 worn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83 summit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72 ago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70 desert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52 draw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56 utterli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58 lucif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57 lend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55 tongu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60 papa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54 scrub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53 trouser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59 deathhors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69 carpent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61 korb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66 wrongli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09 curv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68 dram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67 weigh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11 curs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65 leafless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62 chirp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64 slice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63 drag</text:p>
          </table:table-cell>
        </table:table-row>
        <table:table-row table:style-name="ro1">
          <table:table-cell office:value-type="string">
            <text:p><text:s/>0 <text:s text:c="4"/>+- 0 <text:s text:c="14"/>5.3 +- 0 <text:s text:c="9"/>3756 birchtre</text:p>
          </table:table-cell>
        </table:table-row>
        <table:table-row table:style-name="ro1">
          <table:table-cell office:value-type="string">
            <text:p><text:s/>0 <text:s text:c="4"/>+- 0 <text:s text:c="14"/>5.3 +- 0 <text:s text:c="9"/>3808 malic</text:p>
          </table:table-cell>
        </table:table-row>
        <table:table-row table:style-name="ro1">
          <table:table-cell office:value-type="string">
            <text:p><text:s/>0 <text:s text:c="4"/>+- 0 <text:s text:c="14"/>5.3 +- 0 <text:s text:c="9"/>3757 doll</text:p>
          </table:table-cell>
        </table:table-row>
        <table:table-row table:style-name="ro1">
          <table:table-cell office:value-type="string">
            <text:p><text:s/>0 <text:s text:c="4"/>+- 0 <text:s text:c="14"/>5.3 +- 0 <text:s text:c="9"/>3730 consciou</text:p>
          </table:table-cell>
        </table:table-row>
        <table:table-row table:style-name="ro1">
          <table:table-cell office:value-type="string">
            <text:p><text:s/>0 <text:s text:c="4"/>+- 0 <text:s text:c="14"/>5.3 +- 0 <text:s text:c="9"/>3755 afflict</text:p>
          </table:table-cell>
        </table:table-row>
        <table:table-row table:style-name="ro1">
          <table:table-cell office:value-type="string">
            <text:p><text:s/>0 <text:s text:c="4"/>+- 0 <text:s text:c="14"/>5.3 +- 0 <text:s text:c="9"/>3754 institut</text:p>
          </table:table-cell>
        </table:table-row>
        <table:table-row table:style-name="ro1">
          <table:table-cell office:value-type="string">
            <text:p><text:s/>0 <text:s text:c="4"/>+- 0 <text:s text:c="14"/>5.3 +- 0 <text:s text:c="9"/>3753 coin</text:p>
          </table:table-cell>
        </table:table-row>
        <table:table-row table:style-name="ro1">
          <table:table-cell office:value-type="string">
            <text:p><text:s/>0 <text:s text:c="4"/>+- 0 <text:s text:c="14"/>5.3 +- 0 <text:s text:c="9"/>3752 striven</text:p>
          </table:table-cell>
        </table:table-row>
        <table:table-row table:style-name="ro1">
          <table:table-cell office:value-type="string">
            <text:p><text:s/>0 <text:s text:c="4"/>+- 0 <text:s text:c="14"/>5.3 +- 0 <text:s text:c="9"/>3751 thirdli</text:p>
          </table:table-cell>
        </table:table-row>
        <table:table-row table:style-name="ro1">
          <table:table-cell office:value-type="string">
            <text:p><text:s/>0 <text:s text:c="4"/>+- 0 <text:s text:c="14"/>5.3 +- 0 <text:s text:c="9"/>3758 lone</text:p>
          </table:table-cell>
        </table:table-row>
        <table:table-row table:style-name="ro1">
          <table:table-cell office:value-type="string">
            <text:p><text:s/>0 <text:s text:c="4"/>+- 0 <text:s text:c="14"/>5.3 +- 0 <text:s text:c="9"/>3759 forev</text:p>
          </table:table-cell>
        </table:table-row>
        <table:table-row table:style-name="ro1">
          <table:table-cell office:value-type="string">
            <text:p><text:s/>0 <text:s text:c="4"/>+- 0 <text:s text:c="14"/>5.3 +- 0 <text:s text:c="9"/>3760 long</text:p>
          </table:table-cell>
        </table:table-row>
        <table:table-row table:style-name="ro1">
          <table:table-cell office:value-type="string">
            <text:p><text:s/>0 <text:s text:c="4"/>+- 0 <text:s text:c="14"/>5.3 +- 0 <text:s text:c="9"/>3765 ptolemi</text:p>
          </table:table-cell>
        </table:table-row>
        <table:table-row table:style-name="ro1">
          <table:table-cell office:value-type="string">
            <text:p><text:s/>0 <text:s text:c="4"/>+- 0 <text:s text:c="14"/>5.3 +- 0 <text:s text:c="9"/>3766 forward</text:p>
          </table:table-cell>
        </table:table-row>
        <table:table-row table:style-name="ro1">
          <table:table-cell office:value-type="string">
            <text:p><text:s/>0 <text:s text:c="4"/>+- 0 <text:s text:c="14"/>5.3 +- 0 <text:s text:c="9"/>3764 prettier</text:p>
          </table:table-cell>
        </table:table-row>
        <table:table-row table:style-name="ro1">
          <table:table-cell office:value-type="string">
            <text:p><text:s/>0 <text:s text:c="4"/>+- 0 <text:s text:c="14"/>5.3 +- 0 <text:s text:c="9"/>3767 maria</text:p>
          </table:table-cell>
        </table:table-row>
        <table:table-row table:style-name="ro1">
          <table:table-cell office:value-type="string">
            <text:p><text:s/>0 <text:s text:c="4"/>+- 0 <text:s text:c="14"/>5.3 +- 0 <text:s text:c="9"/>3761 custom</text:p>
          </table:table-cell>
        </table:table-row>
        <table:table-row table:style-name="ro1">
          <table:table-cell office:value-type="string">
            <text:p><text:s/>0 <text:s text:c="4"/>+- 0 <text:s text:c="14"/>5.3 +- 0 <text:s text:c="9"/>3763 furi</text:p>
          </table:table-cell>
        </table:table-row>
        <table:table-row table:style-name="ro1">
          <table:table-cell office:value-type="string">
            <text:p><text:s/>0 <text:s text:c="4"/>+- 0 <text:s text:c="14"/>5.3 +- 0 <text:s text:c="9"/>3762 crag</text:p>
          </table:table-cell>
        </table:table-row>
        <table:table-row table:style-name="ro1">
          <table:table-cell office:value-type="string">
            <text:p><text:s/>0 <text:s text:c="4"/>+- 0 <text:s text:c="14"/>5.3 +- 0 <text:s text:c="9"/>3750 canal</text:p>
          </table:table-cell>
        </table:table-row>
        <table:table-row table:style-name="ro1">
          <table:table-cell office:value-type="string">
            <text:p><text:s/>0 <text:s text:c="4"/>+- 0 <text:s text:c="14"/>5.3 +- 0 <text:s text:c="9"/>3749 rig</text:p>
          </table:table-cell>
        </table:table-row>
        <table:table-row table:style-name="ro1">
          <table:table-cell office:value-type="string">
            <text:p><text:s/>0 <text:s text:c="4"/>+- 0 <text:s text:c="14"/>5.3 +- 0 <text:s text:c="9"/>3748 fibr</text:p>
          </table:table-cell>
        </table:table-row>
        <table:table-row table:style-name="ro1">
          <table:table-cell office:value-type="string">
            <text:p><text:s/>0 <text:s text:c="4"/>+- 0 <text:s text:c="14"/>5.3 +- 0 <text:s text:c="9"/>3734 repair</text:p>
          </table:table-cell>
        </table:table-row>
        <table:table-row table:style-name="ro1">
          <table:table-cell office:value-type="string">
            <text:p><text:s/>0 <text:s text:c="4"/>+- 0 <text:s text:c="14"/>5.3 +- 0 <text:s text:c="9"/>3736 within</text:p>
          </table:table-cell>
        </table:table-row>
        <table:table-row table:style-name="ro1">
          <table:table-cell office:value-type="string">
            <text:p><text:s/>0 <text:s text:c="4"/>+- 0 <text:s text:c="14"/>5.3 +- 0 <text:s text:c="9"/>3735 moss</text:p>
          </table:table-cell>
        </table:table-row>
        <table:table-row table:style-name="ro1">
          <table:table-cell office:value-type="string">
            <text:p><text:s/>0 <text:s text:c="4"/>+- 0 <text:s text:c="14"/>5.3 +- 0 <text:s text:c="9"/>3733 fern</text:p>
          </table:table-cell>
        </table:table-row>
        <table:table-row table:style-name="ro1">
          <table:table-cell office:value-type="string">
            <text:p><text:s/>0 <text:s text:c="4"/>+- 0 <text:s text:c="14"/>5.3 +- 0 <text:s text:c="9"/>3738 shed</text:p>
          </table:table-cell>
        </table:table-row>
        <table:table-row table:style-name="ro1">
          <table:table-cell office:value-type="string">
            <text:p><text:s/>0 <text:s text:c="4"/>+- 0 <text:s text:c="14"/>5.3 +- 0 <text:s text:c="9"/>3732 ida</text:p>
          </table:table-cell>
        </table:table-row>
        <table:table-row table:style-name="ro1">
          <table:table-cell office:value-type="string">
            <text:p><text:s/>0 <text:s text:c="4"/>+- 0 <text:s text:c="14"/>5.4 +- 0 <text:s text:c="9"/>3731 block</text:p>
          </table:table-cell>
        </table:table-row>
        <table:table-row table:style-name="ro1">
          <table:table-cell office:value-type="string">
            <text:p><text:s/>0 <text:s text:c="4"/>+- 0 <text:s text:c="14"/>5.4 +- 0 <text:s text:c="9"/>3737 fredericksburg</text:p>
          </table:table-cell>
        </table:table-row>
        <table:table-row table:style-name="ro1">
          <table:table-cell office:value-type="string">
            <text:p><text:s/>0 <text:s text:c="4"/>+- 0 <text:s text:c="14"/>5.4 +- 0 <text:s text:c="9"/>3747 lesson</text:p>
          </table:table-cell>
        </table:table-row>
        <table:table-row table:style-name="ro1">
          <table:table-cell office:value-type="string">
            <text:p><text:s/>0 <text:s text:c="4"/>+- 0 <text:s text:c="14"/>5.4 +- 0 <text:s text:c="9"/>3739 glowworm</text:p>
          </table:table-cell>
        </table:table-row>
        <table:table-row table:style-name="ro1">
          <table:table-cell office:value-type="string">
            <text:p><text:s/>0 <text:s text:c="4"/>+- 0 <text:s text:c="14"/>5.4 +- 0 <text:s text:c="9"/>3744 clack</text:p>
          </table:table-cell>
        </table:table-row>
        <table:table-row table:style-name="ro1">
          <table:table-cell office:value-type="string">
            <text:p><text:s/>0 <text:s text:c="4"/>+- 0 <text:s text:c="14"/>5.4 +- 0 <text:s text:c="9"/>3746 circul</text:p>
          </table:table-cell>
        </table:table-row>
        <table:table-row table:style-name="ro1">
          <table:table-cell office:value-type="string">
            <text:p><text:s/>0 <text:s text:c="4"/>+- 0 <text:s text:c="14"/>5.4 +- 0 <text:s text:c="9"/>3745 repaid</text:p>
          </table:table-cell>
        </table:table-row>
        <table:table-row table:style-name="ro1">
          <table:table-cell office:value-type="string">
            <text:p><text:s/>0 <text:s text:c="4"/>+- 0 <text:s text:c="14"/>5.4 +- 0 <text:s text:c="9"/>3743 piteous</text:p>
          </table:table-cell>
        </table:table-row>
        <table:table-row table:style-name="ro1">
          <table:table-cell office:value-type="string">
            <text:p><text:s/>0 <text:s text:c="4"/>+- 0 <text:s text:c="14"/>5.4 +- 0 <text:s text:c="9"/>3740 brass</text:p>
          </table:table-cell>
        </table:table-row>
        <table:table-row table:style-name="ro1">
          <table:table-cell office:value-type="string">
            <text:p><text:s/>0 <text:s text:c="4"/>+- 0 <text:s text:c="14"/>5.4 +- 0 <text:s text:c="9"/>3742 savag</text:p>
          </table:table-cell>
        </table:table-row>
        <table:table-row table:style-name="ro1">
          <table:table-cell office:value-type="string">
            <text:p><text:s/>0 <text:s text:c="4"/>+- 0 <text:s text:c="14"/>5.4 +- 0 <text:s text:c="9"/>3741 dame</text:p>
          </table:table-cell>
        </table:table-row>
        <table:table-row table:style-name="ro1">
          <table:table-cell office:value-type="string">
            <text:p><text:s/>0 <text:s text:c="4"/>+- 0 <text:s text:c="14"/>5.4 +- 0 <text:s text:c="9"/>3768 spat</text:p>
          </table:table-cell>
        </table:table-row>
        <table:table-row table:style-name="ro1">
          <table:table-cell office:value-type="string">
            <text:p><text:s/>0 <text:s text:c="4"/>+- 0 <text:s text:c="14"/>5.4 +- 0 <text:s text:c="9"/>3769 sorcer</text:p>
          </table:table-cell>
        </table:table-row>
        <table:table-row table:style-name="ro1">
          <table:table-cell office:value-type="string">
            <text:p><text:s/>0 <text:s text:c="4"/>+- 0 <text:s text:c="14"/>5.4 +- 0 <text:s text:c="9"/>3795 us</text:p>
          </table:table-cell>
        </table:table-row>
        <table:table-row table:style-name="ro1">
          <table:table-cell office:value-type="string">
            <text:p><text:s/>0 <text:s text:c="4"/>+- 0 <text:s text:c="14"/>5.4 +- 0 <text:s text:c="9"/>3770 properli</text:p>
          </table:table-cell>
        </table:table-row>
        <table:table-row table:style-name="ro1">
          <table:table-cell office:value-type="string">
            <text:p><text:s/>0 <text:s text:c="4"/>+- 0 <text:s text:c="14"/>5.4 +- 0 <text:s text:c="9"/>3797 intim</text:p>
          </table:table-cell>
        </table:table-row>
        <table:table-row table:style-name="ro1">
          <table:table-cell office:value-type="string">
            <text:p><text:s/>0 <text:s text:c="4"/>+- 0 <text:s text:c="14"/>5.4 +- 0 <text:s text:c="9"/>3796 lieuten</text:p>
          </table:table-cell>
        </table:table-row>
        <table:table-row table:style-name="ro1">
          <table:table-cell office:value-type="string">
            <text:p><text:s/>0 <text:s text:c="4"/>+- 0 <text:s text:c="14"/>5.4 +- 0 <text:s text:c="9"/>3794 weari</text:p>
          </table:table-cell>
        </table:table-row>
        <table:table-row table:style-name="ro1">
          <table:table-cell office:value-type="string">
            <text:p><text:s/>0 <text:s text:c="4"/>+- 0 <text:s text:c="14"/>5.4 +- 0 <text:s text:c="9"/>3799 betim</text:p>
          </table:table-cell>
        </table:table-row>
        <table:table-row table:style-name="ro1">
          <table:table-cell office:value-type="string">
            <text:p><text:s/>0 <text:s text:c="4"/>+- 0 <text:s text:c="14"/>5.4 +- 0 <text:s text:c="9"/>3793 showerbath</text:p>
          </table:table-cell>
        </table:table-row>
        <table:table-row table:style-name="ro1">
          <table:table-cell office:value-type="string">
            <text:p><text:s/>0 <text:s text:c="4"/>+- 0 <text:s text:c="14"/>5.4 +- 0 <text:s text:c="9"/>3792 snakeleav</text:p>
          </table:table-cell>
        </table:table-row>
        <table:table-row table:style-name="ro1">
          <table:table-cell office:value-type="string">
            <text:p><text:s/>0 <text:s text:c="4"/>+- 0 <text:s text:c="14"/>5.4 +- 0 <text:s text:c="9"/>3807 hornet</text:p>
          </table:table-cell>
        </table:table-row>
        <table:table-row table:style-name="ro1">
          <table:table-cell office:value-type="string">
            <text:p><text:s/>0 <text:s text:c="4"/>+- 0 <text:s text:c="14"/>5.4 +- 0 <text:s text:c="9"/>3798 morocco</text:p>
          </table:table-cell>
        </table:table-row>
        <table:table-row table:style-name="ro1">
          <table:table-cell office:value-type="string">
            <text:p><text:s/>0 <text:s text:c="4"/>+- 0 <text:s text:c="14"/>5.4 +- 0 <text:s text:c="9"/>3800 growth</text:p>
          </table:table-cell>
        </table:table-row>
        <table:table-row table:style-name="ro1">
          <table:table-cell office:value-type="string">
            <text:p><text:s/>0 <text:s text:c="4"/>+- 0 <text:s text:c="14"/>5.4 +- 0 <text:s text:c="9"/>3790 skull</text:p>
          </table:table-cell>
        </table:table-row>
        <table:table-row table:style-name="ro1">
          <table:table-cell office:value-type="string">
            <text:p><text:s/>0 <text:s text:c="4"/>+- 0 <text:s text:c="14"/>5.4 +- 0 <text:s text:c="9"/>3805 similar</text:p>
          </table:table-cell>
        </table:table-row>
        <table:table-row table:style-name="ro1">
          <table:table-cell office:value-type="string">
            <text:p><text:s/>0 <text:s text:c="4"/>+- 0 <text:s text:c="14"/>5.4 +- 0 <text:s text:c="9"/>3806 alarm</text:p>
          </table:table-cell>
        </table:table-row>
        <table:table-row table:style-name="ro1">
          <table:table-cell office:value-type="string">
            <text:p><text:s/>0 <text:s text:c="4"/>+- 0 <text:s text:c="14"/>5.4 +- 0 <text:s text:c="9"/>3804 carrot</text:p>
          </table:table-cell>
        </table:table-row>
        <table:table-row table:style-name="ro1">
          <table:table-cell office:value-type="string">
            <text:p><text:s/>0 <text:s text:c="4"/>+- 0 <text:s text:c="14"/>5.4 +- 0 <text:s text:c="9"/>3801 today</text:p>
          </table:table-cell>
        </table:table-row>
        <table:table-row table:style-name="ro1">
          <table:table-cell office:value-type="string">
            <text:p><text:s/>0 <text:s text:c="4"/>+- 0 <text:s text:c="14"/>5.4 +- 0 <text:s text:c="9"/>3803 barleycorn</text:p>
          </table:table-cell>
        </table:table-row>
        <table:table-row table:style-name="ro1">
          <table:table-cell office:value-type="string">
            <text:p><text:s/>0 <text:s text:c="4"/>+- 0 <text:s text:c="14"/>5.4 +- 0 <text:s text:c="9"/>3568 elev</text:p>
          </table:table-cell>
        </table:table-row>
        <table:table-row table:style-name="ro1">
          <table:table-cell office:value-type="string">
            <text:p><text:s/>0 <text:s text:c="4"/>+- 0 <text:s text:c="14"/>5.4 +- 0 <text:s text:c="9"/>3802 lisbeth</text:p>
          </table:table-cell>
        </table:table-row>
        <table:table-row table:style-name="ro1">
          <table:table-cell office:value-type="string">
            <text:p><text:s/>0 <text:s text:c="4"/>+- 0 <text:s text:c="14"/>5.4 +- 0 <text:s text:c="9"/>3791 dog</text:p>
          </table:table-cell>
        </table:table-row>
        <table:table-row table:style-name="ro1">
          <table:table-cell office:value-type="string">
            <text:p><text:s/>0 <text:s text:c="4"/>+- 0 <text:s text:c="14"/>5.4 +- 0 <text:s text:c="9"/>3789 hair</text:p>
          </table:table-cell>
        </table:table-row>
        <table:table-row table:style-name="ro1">
          <table:table-cell office:value-type="string">
            <text:p><text:s/>0 <text:s text:c="4"/>+- 0 <text:s text:c="14"/>5.4 +- 0 <text:s text:c="9"/>3771 perplex</text:p>
          </table:table-cell>
        </table:table-row>
        <table:table-row table:style-name="ro1">
          <table:table-cell office:value-type="string">
            <text:p><text:s/>0 <text:s text:c="4"/>+- 0 <text:s text:c="14"/>5.4 +- 0 <text:s text:c="9"/>3775 frost</text:p>
          </table:table-cell>
        </table:table-row>
        <table:table-row table:style-name="ro1">
          <table:table-cell office:value-type="string">
            <text:p><text:s/>0 <text:s text:c="4"/>+- 0 <text:s text:c="14"/>5.4 +- 0 <text:s text:c="9"/>3777 dormous</text:p>
          </table:table-cell>
        </table:table-row>
        <table:table-row table:style-name="ro1">
          <table:table-cell office:value-type="string">
            <text:p><text:s/>0 <text:s text:c="4"/>+- 0 <text:s text:c="14"/>5.4 +- 0 <text:s text:c="9"/>3776 pastor</text:p>
          </table:table-cell>
        </table:table-row>
        <table:table-row table:style-name="ro1">
          <table:table-cell office:value-type="string">
            <text:p><text:s/>0 <text:s text:c="4"/>+- 0 <text:s text:c="14"/>5.4 +- 0 <text:s text:c="9"/>3774 poster</text:p>
          </table:table-cell>
        </table:table-row>
        <table:table-row table:style-name="ro1">
          <table:table-cell office:value-type="string">
            <text:p><text:s/>0 <text:s text:c="4"/>+- 0 <text:s text:c="14"/>5.4 +- 0 <text:s text:c="9"/>3779 reed</text:p>
          </table:table-cell>
        </table:table-row>
        <table:table-row table:style-name="ro1">
          <table:table-cell office:value-type="string">
            <text:p><text:s/>0 <text:s text:c="4"/>+- 0 <text:s text:c="14"/>5.4 +- 0 <text:s text:c="9"/>3773 leant</text:p>
          </table:table-cell>
        </table:table-row>
        <table:table-row table:style-name="ro1">
          <table:table-cell office:value-type="string">
            <text:p><text:s/>0 <text:s text:c="4"/>+- 0 <text:s text:c="14"/>5.4 +- 0 <text:s text:c="9"/>3772 dryad</text:p>
          </table:table-cell>
        </table:table-row>
        <table:table-row table:style-name="ro1">
          <table:table-cell office:value-type="string">
            <text:p><text:s/>0 <text:s text:c="4"/>+- 0 <text:s text:c="14"/>5.4 +- 0 <text:s text:c="9"/>3778 scuffl</text:p>
          </table:table-cell>
        </table:table-row>
        <table:table-row table:style-name="ro1">
          <table:table-cell office:value-type="string">
            <text:p><text:s/>0 <text:s text:c="4"/>+- 0 <text:s text:c="14"/>5.4 +- 0 <text:s text:c="9"/>3788 lina</text:p>
          </table:table-cell>
        </table:table-row>
        <table:table-row table:style-name="ro1">
          <table:table-cell office:value-type="string">
            <text:p><text:s/>0 <text:s text:c="4"/>+- 0 <text:s text:c="14"/>5.4 +- 0 <text:s text:c="9"/>3780 halberd</text:p>
          </table:table-cell>
        </table:table-row>
        <table:table-row table:style-name="ro1">
          <table:table-cell office:value-type="string">
            <text:p><text:s/>0 <text:s text:c="4"/>+- 0 <text:s text:c="14"/>5.4 +- 0 <text:s text:c="9"/>3785 sofa</text:p>
          </table:table-cell>
        </table:table-row>
        <table:table-row table:style-name="ro1">
          <table:table-cell office:value-type="string">
            <text:p><text:s/>0 <text:s text:c="4"/>+- 0 <text:s text:c="14"/>5.4 +- 0 <text:s text:c="9"/>3787 dull</text:p>
          </table:table-cell>
        </table:table-row>
        <table:table-row table:style-name="ro1">
          <table:table-cell office:value-type="string">
            <text:p><text:s/>0 <text:s text:c="4"/>+- 0 <text:s text:c="14"/>5.4 +- 0 <text:s text:c="9"/>3786 reel</text:p>
          </table:table-cell>
        </table:table-row>
        <table:table-row table:style-name="ro1">
          <table:table-cell office:value-type="string">
            <text:p><text:s/>0 <text:s text:c="4"/>+- 0 <text:s text:c="14"/>5.4 +- 0 <text:s text:c="9"/>3784 line</text:p>
          </table:table-cell>
        </table:table-row>
        <table:table-row table:style-name="ro1">
          <table:table-cell office:value-type="string">
            <text:p><text:s/>0 <text:s text:c="4"/>+- 0 <text:s text:c="14"/>5.4 +- 0 <text:s text:c="9"/>3781 belli</text:p>
          </table:table-cell>
        </table:table-row>
        <table:table-row table:style-name="ro1">
          <table:table-cell office:value-type="string">
            <text:p><text:s/>0 <text:s text:c="4"/>+- 0 <text:s text:c="14"/>5.4 +- 0 <text:s text:c="9"/>3783 russian</text:p>
          </table:table-cell>
        </table:table-row>
        <table:table-row table:style-name="ro1">
          <table:table-cell office:value-type="string">
            <text:p><text:s/>0 <text:s text:c="4"/>+- 0 <text:s text:c="14"/>5.4 +- 0 <text:s text:c="9"/>3782 sick</text:p>
          </table:table-cell>
        </table:table-row>
        <table:table-row table:style-name="ro1">
          <table:table-cell office:value-type="string">
            <text:p><text:s/>0 <text:s text:c="4"/>+- 0 <text:s text:c="14"/>5.4 +- 0 <text:s text:c="9"/>3567 expens</text:p>
          </table:table-cell>
        </table:table-row>
        <table:table-row table:style-name="ro1">
          <table:table-cell office:value-type="string">
            <text:p><text:s/>0 <text:s text:c="4"/>+- 0 <text:s text:c="14"/>5.4 +- 0 <text:s text:c="9"/>3566 chees</text:p>
          </table:table-cell>
        </table:table-row>
        <table:table-row table:style-name="ro1">
          <table:table-cell office:value-type="string">
            <text:p><text:s/>0 <text:s text:c="4"/>+- 0.074 <text:s text:c="10"/>5.4 +- 0 <text:s text:c="9"/>3388 thou</text:p>
          </table:table-cell>
        </table:table-row>
        <table:table-row table:style-name="ro1">
          <table:table-cell office:value-type="string">
            <text:p><text:s/>0 <text:s text:c="4"/>+- 0 <text:s text:c="14"/>5.4 +- 0 <text:s text:c="9"/>3350 leg</text:p>
          </table:table-cell>
        </table:table-row>
        <table:table-row table:style-name="ro1">
          <table:table-cell office:value-type="string">
            <text:p><text:s/>0 <text:s text:c="4"/>+- 0 <text:s text:c="14"/>5.4 +- 0 <text:s text:c="9"/>3351 unseen</text:p>
          </table:table-cell>
        </table:table-row>
        <table:table-row table:style-name="ro1">
          <table:table-cell office:value-type="string">
            <text:p><text:s/>0 <text:s text:c="4"/>+- 0 <text:s text:c="14"/>5.4 +- 0 <text:s text:c="9"/>3349 someth</text:p>
          </table:table-cell>
        </table:table-row>
        <table:table-row table:style-name="ro1">
          <table:table-cell office:value-type="string">
            <text:p><text:s/>0 <text:s text:c="4"/>+- 0 <text:s text:c="14"/>5.4 +- 0 <text:s text:c="9"/>3348 satin</text:p>
          </table:table-cell>
        </table:table-row>
        <table:table-row table:style-name="ro1">
          <table:table-cell office:value-type="string">
            <text:p><text:s/>0 <text:s text:c="4"/>+- 0 <text:s text:c="14"/>5.4 +- 0 <text:s text:c="9"/>3323 stump</text:p>
          </table:table-cell>
        </table:table-row>
        <table:table-row table:style-name="ro1">
          <table:table-cell office:value-type="string">
            <text:p><text:s/>0 <text:s text:c="4"/>+- 0 <text:s text:c="14"/>5.4 +- 0 <text:s text:c="9"/>3347 matter</text:p>
          </table:table-cell>
        </table:table-row>
        <table:table-row table:style-name="ro1">
          <table:table-cell office:value-type="string">
            <text:p><text:s/>0 <text:s text:c="4"/>+- 0 <text:s text:c="14"/>5.4 +- 0 <text:s text:c="9"/>3346 horrid</text:p>
          </table:table-cell>
        </table:table-row>
        <table:table-row table:style-name="ro1">
          <table:table-cell office:value-type="string">
            <text:p><text:s/>0 <text:s text:c="4"/>+- 0 <text:s text:c="14"/>5.4 +- 0 <text:s text:c="9"/>3345 redhot</text:p>
          </table:table-cell>
        </table:table-row>
        <table:table-row table:style-name="ro1">
          <table:table-cell office:value-type="string">
            <text:p><text:s/>0 <text:s text:c="4"/>+- 0 <text:s text:c="14"/>5.4 +- 0 <text:s text:c="9"/>3352 topmost</text:p>
          </table:table-cell>
        </table:table-row>
        <table:table-row table:style-name="ro1">
          <table:table-cell office:value-type="string">
            <text:p><text:s/>0 <text:s text:c="4"/>+- 0 <text:s text:c="14"/>5.4 +- 0 <text:s text:c="9"/>3353 grocer</text:p>
          </table:table-cell>
        </table:table-row>
        <table:table-row table:style-name="ro1">
          <table:table-cell office:value-type="string">
            <text:p><text:s/>0 <text:s text:c="4"/>+- 0 <text:s text:c="14"/>5.4 +- 0 <text:s text:c="9"/>3354 won</text:p>
          </table:table-cell>
        </table:table-row>
        <table:table-row table:style-name="ro1">
          <table:table-cell office:value-type="string">
            <text:p><text:s/>0 <text:s text:c="4"/>+- 0 <text:s text:c="14"/>5.4 +- 0 <text:s text:c="9"/>3359 experi</text:p>
          </table:table-cell>
        </table:table-row>
        <table:table-row table:style-name="ro1">
          <table:table-cell office:value-type="string">
            <text:p><text:s/>0 <text:s text:c="4"/>+- 0 <text:s text:c="14"/>5.4 +- 0 <text:s text:c="9"/>3358 architect</text:p>
          </table:table-cell>
        </table:table-row>
        <table:table-row table:style-name="ro1">
          <table:table-cell office:value-type="string">
            <text:p><text:s/>0 <text:s text:c="4"/>+- 0 <text:s text:c="14"/>5.4 +- 0 <text:s text:c="9"/>3361 clerk</text:p>
          </table:table-cell>
        </table:table-row>
        <table:table-row table:style-name="ro1">
          <table:table-cell office:value-type="string">
            <text:p><text:s/>0 <text:s text:c="4"/>+- 0 <text:s text:c="14"/>5.4 +- 0 <text:s text:c="9"/>3355 entwin</text:p>
          </table:table-cell>
        </table:table-row>
        <table:table-row table:style-name="ro1">
          <table:table-cell office:value-type="string">
            <text:p><text:s/>0 <text:s text:c="4"/>+- 0 <text:s text:c="14"/>5.4 +- 0 <text:s text:c="9"/>3360 jasmin</text:p>
          </table:table-cell>
        </table:table-row>
        <table:table-row table:style-name="ro1">
          <table:table-cell office:value-type="string">
            <text:p><text:s/>0 <text:s text:c="4"/>+- 0 <text:s text:c="14"/>5.4 +- 0 <text:s text:c="9"/>3357 woe</text:p>
          </table:table-cell>
        </table:table-row>
        <table:table-row table:style-name="ro1">
          <table:table-cell office:value-type="string">
            <text:p><text:s/>0 <text:s text:c="4"/>+- 0 <text:s text:c="14"/>5.4 +- 0 <text:s text:c="9"/>3356 guardian</text:p>
          </table:table-cell>
        </table:table-row>
        <table:table-row table:style-name="ro1">
          <table:table-cell office:value-type="string">
            <text:p><text:s/>0 <text:s text:c="4"/>+- 0 <text:s text:c="14"/>5.4 +- 0 <text:s text:c="9"/>3344 project</text:p>
          </table:table-cell>
        </table:table-row>
        <table:table-row table:style-name="ro1">
          <table:table-cell office:value-type="string">
            <text:p><text:s/>0 <text:s text:c="4"/>+- 0 <text:s text:c="14"/>5.4 +- 0 <text:s text:c="9"/>3343 dwarf</text:p>
          </table:table-cell>
        </table:table-row>
        <table:table-row table:style-name="ro1">
          <table:table-cell office:value-type="string">
            <text:p><text:s/>0 <text:s text:c="4"/>+- 0 <text:s text:c="14"/>5.4 +- 0 <text:s text:c="9"/>3342 featheri</text:p>
          </table:table-cell>
        </table:table-row>
        <table:table-row table:style-name="ro1">
          <table:table-cell office:value-type="string">
            <text:p><text:s/>0 <text:s text:c="4"/>+- 0 <text:s text:c="14"/>5.4 +- 0 <text:s text:c="9"/>3328 farrier</text:p>
          </table:table-cell>
        </table:table-row>
        <table:table-row table:style-name="ro1">
          <table:table-cell office:value-type="string">
            <text:p><text:s/>0 <text:s text:c="4"/>+- 0 <text:s text:c="14"/>5.4 +- 0 <text:s text:c="9"/>3330 grey</text:p>
          </table:table-cell>
        </table:table-row>
        <table:table-row table:style-name="ro1">
          <table:table-cell office:value-type="string">
            <text:p><text:s/>0 <text:s text:c="4"/>+- 0 <text:s text:c="14"/>5.4 +- 0 <text:s text:c="9"/>3329 vine</text:p>
          </table:table-cell>
        </table:table-row>
        <table:table-row table:style-name="ro1">
          <table:table-cell office:value-type="string">
            <text:p><text:s/>0 <text:s text:c="4"/>+- 0 <text:s text:c="14"/>5.4 +- 0 <text:s text:c="9"/>3327 organ</text:p>
          </table:table-cell>
        </table:table-row>
        <table:table-row table:style-name="ro1">
          <table:table-cell office:value-type="string">
            <text:p><text:s/>0 <text:s text:c="4"/>+- 0 <text:s text:c="14"/>5.4 +- 0 <text:s text:c="9"/>3326 overwhelm</text:p>
          </table:table-cell>
        </table:table-row>
        <table:table-row table:style-name="ro1">
          <table:table-cell office:value-type="string">
            <text:p><text:s/>0 <text:s text:c="4"/>+- 0 <text:s text:c="14"/>5.4 +- 0 <text:s text:c="9"/>3332 tip</text:p>
          </table:table-cell>
        </table:table-row>
        <table:table-row table:style-name="ro1">
          <table:table-cell office:value-type="string">
            <text:p><text:s/>0 <text:s text:c="4"/>+- 0 <text:s text:c="14"/>5.4 +- 0 <text:s text:c="9"/>3325 convict</text:p>
          </table:table-cell>
        </table:table-row>
        <table:table-row table:style-name="ro1">
          <table:table-cell office:value-type="string">
            <text:p><text:s/>0 <text:s text:c="4"/>+- 0 <text:s text:c="14"/>5.4 +- 0 <text:s text:c="9"/>3331 moneypig</text:p>
          </table:table-cell>
        </table:table-row>
        <table:table-row table:style-name="ro1">
          <table:table-cell office:value-type="string">
            <text:p><text:s/>0 <text:s text:c="4"/>+- 0 <text:s text:c="14"/>5.4 +- 0 <text:s text:c="9"/>3341 outward</text:p>
          </table:table-cell>
        </table:table-row>
        <table:table-row table:style-name="ro1">
          <table:table-cell office:value-type="string">
            <text:p><text:s/>0 <text:s text:c="4"/>+- 0 <text:s text:c="14"/>5.4 +- 0 <text:s text:c="9"/>3333 see</text:p>
          </table:table-cell>
        </table:table-row>
        <table:table-row table:style-name="ro1">
          <table:table-cell office:value-type="string">
            <text:p><text:s/>0 <text:s text:c="4"/>+- 0 <text:s text:c="14"/>5.4 +- 0 <text:s text:c="9"/>3340 bark</text:p>
          </table:table-cell>
        </table:table-row>
        <table:table-row table:style-name="ro1">
          <table:table-cell office:value-type="string">
            <text:p><text:s/>0 <text:s text:c="4"/>+- 0 <text:s text:c="14"/>5.4 +- 0 <text:s text:c="9"/>3338 tender</text:p>
          </table:table-cell>
        </table:table-row>
        <table:table-row table:style-name="ro1">
          <table:table-cell office:value-type="string">
            <text:p><text:s/>0 <text:s text:c="4"/>+- 0 <text:s text:c="14"/>5.4 +- 0 <text:s text:c="9"/>3339 poverti</text:p>
          </table:table-cell>
        </table:table-row>
        <table:table-row table:style-name="ro1">
          <table:table-cell office:value-type="string">
            <text:p><text:s/>0 <text:s text:c="4"/>+- 0 <text:s text:c="14"/>5.4 +- 0 <text:s text:c="9"/>3337 overboard</text:p>
          </table:table-cell>
        </table:table-row>
        <table:table-row table:style-name="ro1">
          <table:table-cell office:value-type="string">
            <text:p><text:s/>0 <text:s text:c="4"/>+- 0 <text:s text:c="14"/>5.5 +- 0 <text:s text:c="9"/>3334 dumb</text:p>
          </table:table-cell>
        </table:table-row>
        <table:table-row table:style-name="ro1">
          <table:table-cell office:value-type="string">
            <text:p><text:s/>0 <text:s text:c="4"/>+- 0 <text:s text:c="14"/>5.5 +- 0 <text:s text:c="9"/>3336 sea</text:p>
          </table:table-cell>
        </table:table-row>
        <table:table-row table:style-name="ro1">
          <table:table-cell office:value-type="string">
            <text:p><text:s/>0 <text:s text:c="4"/>+- 0 <text:s text:c="14"/>5.5 +- 0 <text:s text:c="9"/>3335 bard</text:p>
          </table:table-cell>
        </table:table-row>
        <table:table-row table:style-name="ro1">
          <table:table-cell office:value-type="string">
            <text:p><text:s/>0 <text:s text:c="4"/>+- 0 <text:s text:c="14"/>5.5 +- 0 <text:s text:c="9"/>3362 rogueri</text:p>
          </table:table-cell>
        </table:table-row>
        <table:table-row table:style-name="ro1">
          <table:table-cell office:value-type="string">
            <text:p><text:s/>0 <text:s text:c="4"/>+- 0 <text:s text:c="14"/>5.5 +- 0 <text:s text:c="9"/>3389 danc</text:p>
          </table:table-cell>
        </table:table-row>
        <table:table-row table:style-name="ro1">
          <table:table-cell office:value-type="string">
            <text:p><text:s/>0 <text:s text:c="4"/>+- 0 <text:s text:c="14"/>5.5 +- 0 <text:s text:c="9"/>3363 obelisk</text:p>
          </table:table-cell>
        </table:table-row>
        <table:table-row table:style-name="ro1">
          <table:table-cell office:value-type="string">
            <text:p><text:s/>0 <text:s text:c="4"/>+- 0 <text:s text:c="14"/>5.5 +- 0 <text:s text:c="9"/>3391 bachelor</text:p>
          </table:table-cell>
        </table:table-row>
        <table:table-row table:style-name="ro1">
          <table:table-cell office:value-type="string">
            <text:p><text:s/>0 <text:s text:c="4"/>+- 0 <text:s text:c="14"/>5.5 +- 0 <text:s text:c="9"/>3364 latin</text:p>
          </table:table-cell>
        </table:table-row>
        <table:table-row table:style-name="ro1">
          <table:table-cell office:value-type="string">
            <text:p><text:s/>0 <text:s text:c="4"/>+- 0 <text:s text:c="14"/>5.5 +- 0 <text:s text:c="9"/>3390 alon</text:p>
          </table:table-cell>
        </table:table-row>
        <table:table-row table:style-name="ro1">
          <table:table-cell office:value-type="string">
            <text:p><text:s/>0 <text:s text:c="4"/>+- 0 <text:s text:c="14"/>5.5 +- 0 <text:s text:c="9"/>3387 sultan</text:p>
          </table:table-cell>
        </table:table-row>
        <table:table-row table:style-name="ro1">
          <table:table-cell office:value-type="string">
            <text:p><text:s/>0 <text:s text:c="4"/>+- 0 <text:s text:c="14"/>5.5 +- 0 <text:s text:c="9"/>3393 foreign</text:p>
          </table:table-cell>
        </table:table-row>
        <table:table-row table:style-name="ro1">
          <table:table-cell office:value-type="string">
            <text:p><text:s/>0 <text:s text:c="4"/>+- 0 <text:s text:c="14"/>5.5 +- 0 <text:s text:c="9"/>3386 last</text:p>
          </table:table-cell>
        </table:table-row>
        <table:table-row table:style-name="ro1">
          <table:table-cell office:value-type="string">
            <text:p><text:s/>0 <text:s text:c="4"/>+- 0 <text:s text:c="14"/>5.5 +- 0 <text:s text:c="9"/>3392 grudg</text:p>
          </table:table-cell>
        </table:table-row>
        <table:table-row table:style-name="ro1">
          <table:table-cell office:value-type="string">
            <text:p><text:s/>0 <text:s text:c="4"/>+- 0 <text:s text:c="14"/>5.5 +- 0 <text:s text:c="9"/>3384 c</text:p>
          </table:table-cell>
        </table:table-row>
        <table:table-row table:style-name="ro1">
          <table:table-cell office:value-type="string">
            <text:p><text:s/>0 <text:s text:c="4"/>+- 0 <text:s text:c="14"/>5.5 +- 0 <text:s text:c="9"/>3394 waldemar</text:p>
          </table:table-cell>
        </table:table-row>
        <table:table-row table:style-name="ro1">
          <table:table-cell office:value-type="string">
            <text:p><text:s/>0 <text:s text:c="4"/>+- 0 <text:s text:c="14"/>5.5 +- 0 <text:s text:c="9"/>3399 foretel</text:p>
          </table:table-cell>
        </table:table-row>
        <table:table-row table:style-name="ro1">
          <table:table-cell office:value-type="string">
            <text:p><text:s/>0 <text:s text:c="4"/>+- 0 <text:s text:c="14"/>5.5 +- 0 <text:s text:c="9"/>3398 vault</text:p>
          </table:table-cell>
        </table:table-row>
        <table:table-row table:style-name="ro1">
          <table:table-cell office:value-type="string">
            <text:p><text:s/>0 <text:s text:c="4"/>+- 0 <text:s text:c="14"/>5.5 +- 0 <text:s text:c="9"/>3395 wholl</text:p>
          </table:table-cell>
        </table:table-row>
        <table:table-row table:style-name="ro1">
          <table:table-cell office:value-type="string">
            <text:p><text:s/>0 <text:s text:c="4"/>+- 0 <text:s text:c="14"/>5.5 +- 0 <text:s text:c="9"/>3397 buzz</text:p>
          </table:table-cell>
        </table:table-row>
        <table:table-row table:style-name="ro1">
          <table:table-cell office:value-type="string">
            <text:p><text:s/>0 <text:s text:c="4"/>+- 0 <text:s text:c="14"/>5.5 +- 0 <text:s text:c="9"/>3396 breadandbutt</text:p>
          </table:table-cell>
        </table:table-row>
        <table:table-row table:style-name="ro1">
          <table:table-cell office:value-type="string">
            <text:p><text:s/>0 <text:s text:c="4"/>+- 0 <text:s text:c="14"/>5.5 +- 0 <text:s text:c="9"/>3385 lass</text:p>
          </table:table-cell>
        </table:table-row>
        <table:table-row table:style-name="ro1">
          <table:table-cell office:value-type="string">
            <text:p><text:s/>0 <text:s text:c="4"/>+- 0 <text:s text:c="14"/>5.5 +- 0 <text:s text:c="9"/>3383 water</text:p>
          </table:table-cell>
        </table:table-row>
        <table:table-row table:style-name="ro1">
          <table:table-cell office:value-type="string">
            <text:p><text:s/>0 <text:s text:c="4"/>+- 0 <text:s text:c="14"/>5.5 +- 0 <text:s text:c="9"/>3365 appreci</text:p>
          </table:table-cell>
        </table:table-row>
        <table:table-row table:style-name="ro1">
          <table:table-cell office:value-type="string">
            <text:p><text:s/>0 <text:s text:c="4"/>+- 0 <text:s text:c="14"/>5.5 +- 0 <text:s text:c="9"/>3369 tantarara</text:p>
          </table:table-cell>
        </table:table-row>
        <table:table-row table:style-name="ro1">
          <table:table-cell office:value-type="string">
            <text:p><text:s/>0 <text:s text:c="4"/>+- 0 <text:s text:c="14"/>5.5 +- 0 <text:s text:c="9"/>3371 sole</text:p>
          </table:table-cell>
        </table:table-row>
        <table:table-row table:style-name="ro1">
          <table:table-cell office:value-type="string">
            <text:p><text:s/>0 <text:s text:c="4"/>+- 0 <text:s text:c="14"/>5.5 +- 0 <text:s text:c="9"/>3401 whole</text:p>
          </table:table-cell>
        </table:table-row>
        <table:table-row table:style-name="ro1">
          <table:table-cell office:value-type="string">
            <text:p><text:s/>0 <text:s text:c="4"/>+- 0 <text:s text:c="14"/>5.5 +- 0 <text:s text:c="9"/>3370 sold</text:p>
          </table:table-cell>
        </table:table-row>
        <table:table-row table:style-name="ro1">
          <table:table-cell office:value-type="string">
            <text:p><text:s/>0 <text:s text:c="4"/>+- 0 <text:s text:c="14"/>5.5 +- 0 <text:s text:c="9"/>3400 protector</text:p>
          </table:table-cell>
        </table:table-row>
        <table:table-row table:style-name="ro1">
          <table:table-cell office:value-type="string">
            <text:p><text:s/>0 <text:s text:c="4"/>+- 0 <text:s text:c="14"/>5.5 +- 0 <text:s text:c="9"/>3368 numer</text:p>
          </table:table-cell>
        </table:table-row>
        <table:table-row table:style-name="ro1">
          <table:table-cell office:value-type="string">
            <text:p><text:s/>0 <text:s text:c="4"/>+- 0 <text:s text:c="14"/>5.5 +- 0 <text:s text:c="9"/>3367 dullard</text:p>
          </table:table-cell>
        </table:table-row>
        <table:table-row table:style-name="ro1">
          <table:table-cell office:value-type="string">
            <text:p><text:s/>0 <text:s text:c="4"/>+- 0 <text:s text:c="14"/>5.5 +- 0 <text:s text:c="9"/>3373 bridl</text:p>
          </table:table-cell>
        </table:table-row>
        <table:table-row table:style-name="ro1">
          <table:table-cell office:value-type="string">
            <text:p><text:s/>0 <text:s text:c="4"/>+- 0 <text:s text:c="14"/>5.5 +- 0 <text:s text:c="9"/>3366 huntsmen</text:p>
          </table:table-cell>
        </table:table-row>
        <table:table-row table:style-name="ro1">
          <table:table-cell office:value-type="string">
            <text:p><text:s/>0 <text:s text:c="4"/>+- 0 <text:s text:c="14"/>5.5 +- 0 <text:s text:c="9"/>3382 rosi</text:p>
          </table:table-cell>
        </table:table-row>
        <table:table-row table:style-name="ro1">
          <table:table-cell office:value-type="string">
            <text:p><text:s/>0 <text:s text:c="4"/>+- 0 <text:s text:c="14"/>5.5 +- 0 <text:s text:c="9"/>3372 brooch</text:p>
          </table:table-cell>
        </table:table-row>
        <table:table-row table:style-name="ro1">
          <table:table-cell office:value-type="string">
            <text:p><text:s/>0 <text:s text:c="4"/>+- 0 <text:s text:c="14"/>5.5 +- 0 <text:s text:c="9"/>3374 spray</text:p>
          </table:table-cell>
        </table:table-row>
        <table:table-row table:style-name="ro1">
          <table:table-cell office:value-type="string">
            <text:p><text:s/>0 <text:s text:c="4"/>+- 0 <text:s text:c="14"/>5.5 +- 0 <text:s text:c="9"/>3381 dane</text:p>
          </table:table-cell>
        </table:table-row>
        <table:table-row table:style-name="ro1">
          <table:table-cell office:value-type="string">
            <text:p><text:s/>0 <text:s text:c="4"/>+- 0 <text:s text:c="14"/>5.5 +- 0 <text:s text:c="9"/>3379 mustard</text:p>
          </table:table-cell>
        </table:table-row>
        <table:table-row table:style-name="ro1">
          <table:table-cell office:value-type="string">
            <text:p><text:s/>0 <text:s text:c="4"/>+- 0 <text:s text:c="14"/>5.5 +- 0 <text:s text:c="9"/>3565 de</text:p>
          </table:table-cell>
        </table:table-row>
        <table:table-row table:style-name="ro1">
          <table:table-cell office:value-type="string">
            <text:p><text:s/>0 <text:s text:c="4"/>+- 0 <text:s text:c="14"/>5.5 +- 0 <text:s text:c="9"/>3380 purpl</text:p>
          </table:table-cell>
        </table:table-row>
        <table:table-row table:style-name="ro1">
          <table:table-cell office:value-type="string">
            <text:p><text:s/>0 <text:s text:c="4"/>+- 0 <text:s text:c="14"/>5.5 +- 0 <text:s text:c="9"/>3324 spi</text:p>
          </table:table-cell>
        </table:table-row>
        <table:table-row table:style-name="ro1">
          <table:table-cell office:value-type="string">
            <text:p><text:s/>0 <text:s text:c="4"/>+- 0 <text:s text:c="14"/>5.5 +- 0 <text:s text:c="9"/>3378 kronenburg</text:p>
          </table:table-cell>
        </table:table-row>
        <table:table-row table:style-name="ro1">
          <table:table-cell office:value-type="string">
            <text:p><text:s/>0 <text:s text:c="4"/>+- 0 <text:s text:c="14"/>5.5 +- 0 <text:s text:c="9"/>3375 death</text:p>
          </table:table-cell>
        </table:table-row>
        <table:table-row table:style-name="ro1">
          <table:table-cell office:value-type="string">
            <text:p><text:s/>0 <text:s text:c="4"/>+- 0 <text:s text:c="14"/>5.5 +- 0 <text:s text:c="9"/>3377 distinguish</text:p>
          </table:table-cell>
        </table:table-row>
        <table:table-row table:style-name="ro1">
          <table:table-cell office:value-type="string">
            <text:p><text:s/>0 <text:s text:c="4"/>+- 0 <text:s text:c="14"/>5.5 +- 0 <text:s text:c="9"/>3321 coarsest</text:p>
          </table:table-cell>
        </table:table-row>
        <table:table-row table:style-name="ro1">
          <table:table-cell office:value-type="string">
            <text:p><text:s/>0 <text:s text:c="4"/>+- 0 <text:s text:c="14"/>5.5 +- 0 <text:s text:c="9"/>3376 handsom</text:p>
          </table:table-cell>
        </table:table-row>
        <table:table-row table:style-name="ro1">
          <table:table-cell office:value-type="string">
            <text:p><text:s/>0 <text:s text:c="4"/>+- 0 <text:s text:c="14"/>5.5 +- 0 <text:s text:c="9"/>3322 set</text:p>
          </table:table-cell>
        </table:table-row>
        <table:table-row table:style-name="ro1">
          <table:table-cell office:value-type="string">
            <text:p><text:s/>0 <text:s text:c="4"/>+- 0 <text:s text:c="14"/>5.5 +- 0 <text:s text:c="9"/>3269 less</text:p>
          </table:table-cell>
        </table:table-row>
        <table:table-row table:style-name="ro1">
          <table:table-cell office:value-type="string">
            <text:p><text:s/>0 <text:s text:c="4"/>+- 0 <text:s text:c="14"/>5.5 +- 0 <text:s text:c="9"/>3270 stumbl</text:p>
          </table:table-cell>
        </table:table-row>
        <table:table-row table:style-name="ro1">
          <table:table-cell office:value-type="string">
            <text:p><text:s/>0 <text:s text:c="4"/>+- 0 <text:s text:c="14"/>5.5 +- 0 <text:s text:c="9"/>3268 ruin</text:p>
          </table:table-cell>
        </table:table-row>
        <table:table-row table:style-name="ro1">
          <table:table-cell office:value-type="string">
            <text:p><text:s/>0 <text:s text:c="4"/>+- 0 <text:s text:c="14"/>5.5 +- 0 <text:s text:c="9"/>3267 anvil</text:p>
          </table:table-cell>
        </table:table-row>
        <table:table-row table:style-name="ro1">
          <table:table-cell office:value-type="string">
            <text:p><text:s/>0 <text:s text:c="4"/>+- 0 <text:s text:c="14"/>5.5 +- 0 <text:s text:c="9"/>3266 pretti</text:p>
          </table:table-cell>
        </table:table-row>
        <table:table-row table:style-name="ro1">
          <table:table-cell office:value-type="string">
            <text:p><text:s/>0 <text:s text:c="4"/>+- 0 <text:s text:c="14"/>5.5 +- 0 <text:s text:c="9"/>3265 execut</text:p>
          </table:table-cell>
        </table:table-row>
        <table:table-row table:style-name="ro1">
          <table:table-cell office:value-type="string">
            <text:p><text:s/>0 <text:s text:c="4"/>+- 0 <text:s text:c="14"/>5.5 +- 0 <text:s text:c="9"/>3264 giant</text:p>
          </table:table-cell>
        </table:table-row>
        <table:table-row table:style-name="ro1">
          <table:table-cell office:value-type="string">
            <text:p><text:s/>0 <text:s text:c="4"/>+- 0 <text:s text:c="14"/>5.5 +- 0 <text:s text:c="9"/>3271 beat</text:p>
          </table:table-cell>
        </table:table-row>
        <table:table-row table:style-name="ro1">
          <table:table-cell office:value-type="string">
            <text:p><text:s/>0 <text:s text:c="4"/>+- 0 <text:s text:c="14"/>5.5 +- 0 <text:s text:c="9"/>3272 knowledg</text:p>
          </table:table-cell>
        </table:table-row>
        <table:table-row table:style-name="ro1">
          <table:table-cell office:value-type="string">
            <text:p><text:s/>0 <text:s text:c="4"/>+- 0 <text:s text:c="14"/>5.5 +- 0 <text:s text:c="9"/>3273 betray</text:p>
          </table:table-cell>
        </table:table-row>
        <table:table-row table:style-name="ro1">
          <table:table-cell office:value-type="string">
            <text:p><text:s/>0 <text:s text:c="4"/>+- 0 <text:s text:c="14"/>5.5 +- 0 <text:s text:c="9"/>3278 shepherd</text:p>
          </table:table-cell>
        </table:table-row>
        <table:table-row table:style-name="ro1">
          <table:table-cell office:value-type="string">
            <text:p><text:s/>0 <text:s text:c="4"/>+- 0 <text:s text:c="14"/>5.5 +- 0 <text:s text:c="9"/>3277 unhappi</text:p>
          </table:table-cell>
        </table:table-row>
        <table:table-row table:style-name="ro1">
          <table:table-cell office:value-type="string">
            <text:p><text:s/>0 <text:s text:c="4"/>+- 0 <text:s text:c="14"/>5.5 +- 0 <text:s text:c="9"/>3280 hit</text:p>
          </table:table-cell>
        </table:table-row>
        <table:table-row table:style-name="ro1">
          <table:table-cell office:value-type="string">
            <text:p><text:s/>0 <text:s text:c="4"/>+- 0 <text:s text:c="14"/>5.5 +- 0 <text:s text:c="9"/>3274 fluffi</text:p>
          </table:table-cell>
        </table:table-row>
        <table:table-row table:style-name="ro1">
          <table:table-cell office:value-type="string">
            <text:p><text:s/>0 <text:s text:c="4"/>+- 0 <text:s text:c="14"/>5.5 +- 0 <text:s text:c="9"/>3279 remedi</text:p>
          </table:table-cell>
        </table:table-row>
        <table:table-row table:style-name="ro1">
          <table:table-cell office:value-type="string">
            <text:p><text:s/>0 <text:s text:c="4"/>+- 0 <text:s text:c="14"/>5.5 +- 0 <text:s text:c="9"/>3276 unwillingli</text:p>
          </table:table-cell>
        </table:table-row>
        <table:table-row table:style-name="ro1">
          <table:table-cell office:value-type="string">
            <text:p><text:s/>0 <text:s text:c="4"/>+- 0 <text:s text:c="14"/>5.5 +- 0 <text:s text:c="9"/>3275 money</text:p>
          </table:table-cell>
        </table:table-row>
        <table:table-row table:style-name="ro1">
          <table:table-cell office:value-type="string">
            <text:p><text:s/>0 <text:s text:c="4"/>+- 0 <text:s text:c="14"/>5.5 +- 0 <text:s text:c="9"/>3263 growler</text:p>
          </table:table-cell>
        </table:table-row>
        <table:table-row table:style-name="ro1">
          <table:table-cell office:value-type="string">
            <text:p><text:s/>0 <text:s text:c="4"/>+- 0 <text:s text:c="14"/>5.5 +- 0 <text:s text:c="9"/>3262 find</text:p>
          </table:table-cell>
        </table:table-row>
        <table:table-row table:style-name="ro1">
          <table:table-cell office:value-type="string">
            <text:p><text:s/>0 <text:s text:c="4"/>+- 0 <text:s text:c="14"/>5.5 +- 0 <text:s text:c="9"/>3261 fame</text:p>
          </table:table-cell>
        </table:table-row>
        <table:table-row table:style-name="ro1">
          <table:table-cell office:value-type="string">
            <text:p><text:s/>0 <text:s text:c="4"/>+- 0 <text:s text:c="14"/>5.5 +- 0 <text:s text:c="9"/>3247 daresay</text:p>
          </table:table-cell>
        </table:table-row>
        <table:table-row table:style-name="ro1">
          <table:table-cell office:value-type="string">
            <text:p><text:s/>0 <text:s text:c="4"/>+- 0 <text:s text:c="14"/>5.5 +- 0 <text:s text:c="9"/>3249 ugh</text:p>
          </table:table-cell>
        </table:table-row>
        <table:table-row table:style-name="ro1">
          <table:table-cell office:value-type="string">
            <text:p><text:s/>0 <text:s text:c="4"/>+- 0 <text:s text:c="14"/>5.5 +- 0 <text:s text:c="9"/>3248 clod</text:p>
          </table:table-cell>
        </table:table-row>
        <table:table-row table:style-name="ro1">
          <table:table-cell office:value-type="string">
            <text:p><text:s/>0 <text:s text:c="4"/>+- 0 <text:s text:c="14"/>5.5 +- 0 <text:s text:c="9"/>3246 skein</text:p>
          </table:table-cell>
        </table:table-row>
        <table:table-row table:style-name="ro1">
          <table:table-cell office:value-type="string">
            <text:p><text:s/>0 <text:s text:c="4"/>+- 0 <text:s text:c="14"/>5.5 +- 0 <text:s text:c="9"/>3245 barrel</text:p>
          </table:table-cell>
        </table:table-row>
        <table:table-row table:style-name="ro1">
          <table:table-cell office:value-type="string">
            <text:p><text:s/>0 <text:s text:c="4"/>+- 0 <text:s text:c="14"/>5.5 +- 0 <text:s text:c="9"/>3251 gold</text:p>
          </table:table-cell>
        </table:table-row>
        <table:table-row table:style-name="ro1">
          <table:table-cell office:value-type="string">
            <text:p><text:s/>0 <text:s text:c="4"/>+- 0 <text:s text:c="14"/>5.5 +- 0 <text:s text:c="9"/>3244 bower</text:p>
          </table:table-cell>
        </table:table-row>
        <table:table-row table:style-name="ro1">
          <table:table-cell office:value-type="string">
            <text:p><text:s/>0 <text:s text:c="4"/>+- 0 <text:s text:c="14"/>5.5 +- 0 <text:s text:c="9"/>3250 ridicul</text:p>
          </table:table-cell>
        </table:table-row>
        <table:table-row table:style-name="ro1">
          <table:table-cell office:value-type="string">
            <text:p><text:s/>0 <text:s text:c="4"/>+- 0 <text:s text:c="14"/>5.5 +- 0 <text:s text:c="9"/>3260 sheepskin</text:p>
          </table:table-cell>
        </table:table-row>
        <table:table-row table:style-name="ro1">
          <table:table-cell office:value-type="string">
            <text:p><text:s/>0 <text:s text:c="4"/>+- 0 <text:s text:c="14"/>5.5 +- 0 <text:s text:c="9"/>3252 sparrow</text:p>
          </table:table-cell>
        </table:table-row>
        <table:table-row table:style-name="ro1">
          <table:table-cell office:value-type="string">
            <text:p><text:s/>0 <text:s text:c="4"/>+- 0 <text:s text:c="14"/>5.5 +- 0 <text:s text:c="9"/>3259 fireplac</text:p>
          </table:table-cell>
        </table:table-row>
        <table:table-row table:style-name="ro1">
          <table:table-cell office:value-type="string">
            <text:p><text:s/>0 <text:s text:c="4"/>+- 0 <text:s text:c="14"/>5.5 +- 0 <text:s text:c="9"/>3257 swine</text:p>
          </table:table-cell>
        </table:table-row>
        <table:table-row table:style-name="ro1">
          <table:table-cell office:value-type="string">
            <text:p><text:s/>0 <text:s text:c="4"/>+- 0 <text:s text:c="14"/>5.5 +- 0 <text:s text:c="9"/>3258 tippletin</text:p>
          </table:table-cell>
        </table:table-row>
        <table:table-row table:style-name="ro1">
          <table:table-cell office:value-type="string">
            <text:p><text:s/>0 <text:s text:c="4"/>+- 0 <text:s text:c="14"/>5.5 +- 0 <text:s text:c="9"/>3256 noblest</text:p>
          </table:table-cell>
        </table:table-row>
        <table:table-row table:style-name="ro1">
          <table:table-cell office:value-type="string">
            <text:p><text:s/>0 <text:s text:c="4"/>+- 0 <text:s text:c="14"/>5.5 +- 0 <text:s text:c="9"/>3253 velveti</text:p>
          </table:table-cell>
        </table:table-row>
        <table:table-row table:style-name="ro1">
          <table:table-cell office:value-type="string">
            <text:p><text:s/>0 <text:s text:c="4"/>+- 0 <text:s text:c="14"/>5.5 +- 0 <text:s text:c="9"/>3255 kindheart</text:p>
          </table:table-cell>
        </table:table-row>
        <table:table-row table:style-name="ro1">
          <table:table-cell office:value-type="string">
            <text:p><text:s/>0 <text:s text:c="4"/>+- 0 <text:s text:c="14"/>5.5 +- 0 <text:s text:c="9"/>3254 seam</text:p>
          </table:table-cell>
        </table:table-row>
        <table:table-row table:style-name="ro1">
          <table:table-cell office:value-type="string">
            <text:p><text:s/>0 <text:s text:c="4"/>+- 0 <text:s text:c="14"/>5.5 +- 0 <text:s text:c="9"/>3281 dandelion</text:p>
          </table:table-cell>
        </table:table-row>
        <table:table-row table:style-name="ro1">
          <table:table-cell office:value-type="string">
            <text:p><text:s/>0 <text:s text:c="4"/>+- 0 <text:s text:c="14"/>5.5 +- 0 <text:s text:c="9"/>3308 feed</text:p>
          </table:table-cell>
        </table:table-row>
        <table:table-row table:style-name="ro1">
          <table:table-cell office:value-type="string">
            <text:p><text:s/>0 <text:s text:c="4"/>+- 0 <text:s text:c="14"/>5.5 +- 0 <text:s text:c="9"/>3282 liquid</text:p>
          </table:table-cell>
        </table:table-row>
        <table:table-row table:style-name="ro1">
          <table:table-cell office:value-type="string">
            <text:p><text:s/>0 <text:s text:c="4"/>+- 0 <text:s text:c="14"/>5.5 +- 0 <text:s text:c="9"/>3310 tale</text:p>
          </table:table-cell>
        </table:table-row>
        <table:table-row table:style-name="ro1">
          <table:table-cell office:value-type="string">
            <text:p><text:s/>0 <text:s text:c="4"/>+- 0 <text:s text:c="14"/>5.5 +- 0 <text:s text:c="9"/>3283 express</text:p>
          </table:table-cell>
        </table:table-row>
        <table:table-row table:style-name="ro1">
          <table:table-cell office:value-type="string">
            <text:p><text:s/>0 <text:s text:c="4"/>+- 0 <text:s text:c="14"/>5.5 +- 0 <text:s text:c="9"/>3309 brush</text:p>
          </table:table-cell>
        </table:table-row>
        <table:table-row table:style-name="ro1">
          <table:table-cell office:value-type="string">
            <text:p><text:s/>0 <text:s text:c="4"/>+- 0 <text:s text:c="14"/>5.5 +- 0 <text:s text:c="9"/>3307 enemi</text:p>
          </table:table-cell>
        </table:table-row>
        <table:table-row table:style-name="ro1">
          <table:table-cell office:value-type="string">
            <text:p><text:s/>0 <text:s text:c="4"/>+- 0 <text:s text:c="14"/>5.6 +- 0 <text:s text:c="9"/>3306 antiqu</text:p>
          </table:table-cell>
        </table:table-row>
        <table:table-row table:style-name="ro1">
          <table:table-cell office:value-type="string">
            <text:p><text:s/>0 <text:s text:c="4"/>+- 0 <text:s text:c="14"/>5.6 +- 0 <text:s text:c="9"/>3320 motherstork</text:p>
          </table:table-cell>
        </table:table-row>
        <table:table-row table:style-name="ro1">
          <table:table-cell office:value-type="string">
            <text:p><text:s/>0 <text:s text:c="4"/>+- 0 <text:s text:c="14"/>5.6 +- 0 <text:s text:c="9"/>3312 switzerland</text:p>
          </table:table-cell>
        </table:table-row>
        <table:table-row table:style-name="ro1">
          <table:table-cell office:value-type="string">
            <text:p><text:s/>0 <text:s text:c="4"/>+- 0 <text:s text:c="14"/>5.6 +- 0 <text:s text:c="9"/>3305 proclaim</text:p>
          </table:table-cell>
        </table:table-row>
        <table:table-row table:style-name="ro1">
          <table:table-cell office:value-type="string">
            <text:p><text:s/>0 <text:s text:c="4"/>+- 0 <text:s text:c="14"/>5.6 +- 0 <text:s text:c="9"/>3319 sew</text:p>
          </table:table-cell>
        </table:table-row>
        <table:table-row table:style-name="ro1">
          <table:table-cell office:value-type="string">
            <text:p><text:s/>0 <text:s text:c="4"/>+- 0 <text:s text:c="14"/>5.6 +- 0 <text:s text:c="9"/>3311 knapp</text:p>
          </table:table-cell>
        </table:table-row>
        <table:table-row table:style-name="ro1">
          <table:table-cell office:value-type="string">
            <text:p><text:s/>0 <text:s text:c="4"/>+- 0 <text:s text:c="14"/>5.6 +- 0 <text:s text:c="9"/>3303 mischanc</text:p>
          </table:table-cell>
        </table:table-row>
        <table:table-row table:style-name="ro1">
          <table:table-cell office:value-type="string">
            <text:p><text:s/>0 <text:s text:c="4"/>+- 0 <text:s text:c="14"/>5.6 +- 0 <text:s text:c="9"/>3313 weaver</text:p>
          </table:table-cell>
        </table:table-row>
        <table:table-row table:style-name="ro1">
          <table:table-cell office:value-type="string">
            <text:p><text:s/>0 <text:s text:c="4"/>+- 0 <text:s text:c="14"/>5.6 +- 0 <text:s text:c="9"/>3318 weathercock</text:p>
          </table:table-cell>
        </table:table-row>
        <table:table-row table:style-name="ro1">
          <table:table-cell office:value-type="string">
            <text:p><text:s/>0 <text:s text:c="4"/>+- 0 <text:s text:c="14"/>5.6 +- 0 <text:s text:c="9"/>3317 doublet</text:p>
          </table:table-cell>
        </table:table-row>
        <table:table-row table:style-name="ro1">
          <table:table-cell office:value-type="string">
            <text:p><text:s/>0 <text:s text:c="4"/>+- 0 <text:s text:c="14"/>5.6 +- 0 <text:s text:c="9"/>3314 nowher</text:p>
          </table:table-cell>
        </table:table-row>
        <table:table-row table:style-name="ro1">
          <table:table-cell office:value-type="string">
            <text:p><text:s/>0 <text:s text:c="4"/>+- 0 <text:s text:c="14"/>5.6 +- 0 <text:s text:c="9"/>3316 snowstorm</text:p>
          </table:table-cell>
        </table:table-row>
        <table:table-row table:style-name="ro1">
          <table:table-cell office:value-type="string">
            <text:p><text:s/>0 <text:s text:c="4"/>+- 0 <text:s text:c="14"/>5.6 +- 0 <text:s text:c="9"/>3315 courteous</text:p>
          </table:table-cell>
        </table:table-row>
        <table:table-row table:style-name="ro1">
          <table:table-cell office:value-type="string">
            <text:p><text:s/>0 <text:s text:c="4"/>+- 0 <text:s text:c="14"/>5.6 +- 0 <text:s text:c="9"/>3304 whenev</text:p>
          </table:table-cell>
        </table:table-row>
        <table:table-row table:style-name="ro1">
          <table:table-cell office:value-type="string">
            <text:p><text:s/>0 <text:s text:c="4"/>+- 0 <text:s text:c="14"/>5.6 +- 0 <text:s text:c="9"/>3302 thuringia</text:p>
          </table:table-cell>
        </table:table-row>
        <table:table-row table:style-name="ro1">
          <table:table-cell office:value-type="string">
            <text:p><text:s/>0 <text:s text:c="4"/>+- 0 <text:s text:c="14"/>5.6 +- 0 <text:s text:c="9"/>3284 curiou</text:p>
          </table:table-cell>
        </table:table-row>
        <table:table-row table:style-name="ro1">
          <table:table-cell office:value-type="string">
            <text:p><text:s/>0 <text:s text:c="4"/>+- 0 <text:s text:c="14"/>5.6 +- 0 <text:s text:c="9"/>3288 grew</text:p>
          </table:table-cell>
        </table:table-row>
        <table:table-row table:style-name="ro1">
          <table:table-cell office:value-type="string">
            <text:p><text:s/>0 <text:s text:c="4"/>+- 0 <text:s text:c="14"/>5.6 +- 0 <text:s text:c="9"/>3290 longest</text:p>
          </table:table-cell>
        </table:table-row>
        <table:table-row table:style-name="ro1">
          <table:table-cell office:value-type="string">
            <text:p><text:s/>0 <text:s text:c="4"/>+- 0 <text:s text:c="14"/>5.6 +- 0 <text:s text:c="9"/>3289 hid</text:p>
          </table:table-cell>
        </table:table-row>
        <table:table-row table:style-name="ro1">
          <table:table-cell office:value-type="string">
            <text:p><text:s/>0 <text:s text:c="4"/>+- 0 <text:s text:c="14"/>5.6 +- 0 <text:s text:c="9"/>3287 nativ</text:p>
          </table:table-cell>
        </table:table-row>
        <table:table-row table:style-name="ro1">
          <table:table-cell office:value-type="string">
            <text:p><text:s/>0 <text:s text:c="4"/>+- 0 <text:s text:c="14"/>5.6 +- 0 <text:s text:c="9"/>3286 lame</text:p>
          </table:table-cell>
        </table:table-row>
        <table:table-row table:style-name="ro1">
          <table:table-cell office:value-type="string">
            <text:p><text:s/>0 <text:s text:c="4"/>+- 0 <text:s text:c="14"/>5.6 +- 0 <text:s text:c="9"/>3292 compass</text:p>
          </table:table-cell>
        </table:table-row>
        <table:table-row table:style-name="ro1">
          <table:table-cell office:value-type="string">
            <text:p><text:s/>0 <text:s text:c="4"/>+- 0 <text:s text:c="14"/>5.6 +- 0 <text:s text:c="9"/>3285 strut</text:p>
          </table:table-cell>
        </table:table-row>
        <table:table-row table:style-name="ro1">
          <table:table-cell office:value-type="string">
            <text:p><text:s/>0 <text:s text:c="4"/>+- 0 <text:s text:c="14"/>5.6 +- 0 <text:s text:c="9"/>3301 think</text:p>
          </table:table-cell>
        </table:table-row>
        <table:table-row table:style-name="ro1">
          <table:table-cell office:value-type="string">
            <text:p><text:s/>0 <text:s text:c="4"/>+- 0 <text:s text:c="14"/>5.6 +- 0 <text:s text:c="9"/>3291 aumann</text:p>
          </table:table-cell>
        </table:table-row>
        <table:table-row table:style-name="ro1">
          <table:table-cell office:value-type="string">
            <text:p><text:s/>0 <text:s text:c="4"/>+- 0 <text:s text:c="14"/>5.6 +- 0 <text:s text:c="9"/>3293 contrari</text:p>
          </table:table-cell>
        </table:table-row>
        <table:table-row table:style-name="ro1">
          <table:table-cell office:value-type="string">
            <text:p><text:s/>0 <text:s text:c="4"/>+- 0 <text:s text:c="14"/>5.6 +- 0 <text:s text:c="9"/>3300 builder</text:p>
          </table:table-cell>
        </table:table-row>
        <table:table-row table:style-name="ro1">
          <table:table-cell office:value-type="string">
            <text:p><text:s/>0 <text:s text:c="4"/>+- 0 <text:s text:c="14"/>5.6 +- 0 <text:s text:c="9"/>3298 chimney</text:p>
          </table:table-cell>
        </table:table-row>
        <table:table-row table:style-name="ro1">
          <table:table-cell office:value-type="string">
            <text:p><text:s/>0 <text:s text:c="4"/>+- 0 <text:s text:c="14"/>5.6 +- 0 <text:s text:c="9"/>3299 molten</text:p>
          </table:table-cell>
        </table:table-row>
        <table:table-row table:style-name="ro1">
          <table:table-cell office:value-type="string">
            <text:p><text:s/>0 <text:s text:c="4"/>+- 0 <text:s text:c="14"/>5.6 +- 0 <text:s text:c="9"/>3297 pane</text:p>
          </table:table-cell>
        </table:table-row>
        <table:table-row table:style-name="ro1">
          <table:table-cell office:value-type="string">
            <text:p><text:s/>0 <text:s text:c="4"/>+- 0 <text:s text:c="14"/>5.6 +- 0 <text:s text:c="9"/>3294 willowwren</text:p>
          </table:table-cell>
        </table:table-row>
        <table:table-row table:style-name="ro1">
          <table:table-cell office:value-type="string">
            <text:p><text:s/>0 <text:s text:c="4"/>+- 0 <text:s text:c="14"/>5.6 +- 0 <text:s text:c="9"/>3296 banner</text:p>
          </table:table-cell>
        </table:table-row>
        <table:table-row table:style-name="ro1">
          <table:table-cell office:value-type="string">
            <text:p><text:s/>0 <text:s text:c="4"/>+- 0 <text:s text:c="14"/>5.6 +- 0 <text:s text:c="9"/>3295 silk</text:p>
          </table:table-cell>
        </table:table-row>
        <table:table-row table:style-name="ro1">
          <table:table-cell office:value-type="string">
            <text:p><text:s/>0 <text:s text:c="4"/>+- 0 <text:s text:c="14"/>5.6 +- 0 <text:s text:c="9"/>3402 sink</text:p>
          </table:table-cell>
        </table:table-row>
        <table:table-row table:style-name="ro1">
          <table:table-cell office:value-type="string">
            <text:p><text:s/>0 <text:s text:c="4"/>+- 0 <text:s text:c="14"/>5.6 +- 0 <text:s text:c="9"/>3403 load</text:p>
          </table:table-cell>
        </table:table-row>
        <table:table-row table:style-name="ro1">
          <table:table-cell office:value-type="string">
            <text:p><text:s/>0 <text:s text:c="4"/>+- 0 <text:s text:c="14"/>5.6 +- 0 <text:s text:c="9"/>3512 rib</text:p>
          </table:table-cell>
        </table:table-row>
        <table:table-row table:style-name="ro1">
          <table:table-cell office:value-type="string">
            <text:p><text:s/>0 <text:s text:c="4"/>+- 0 <text:s text:c="14"/>5.6 +- 0 <text:s text:c="9"/>3513 fairer</text:p>
          </table:table-cell>
        </table:table-row>
        <table:table-row table:style-name="ro1">
          <table:table-cell office:value-type="string">
            <text:p><text:s/>0 <text:s text:c="4"/>+- 0 <text:s text:c="14"/>5.6 +- 0 <text:s text:c="9"/>3511 vanish</text:p>
          </table:table-cell>
        </table:table-row>
        <table:table-row table:style-name="ro1">
          <table:table-cell office:value-type="string">
            <text:p><text:s/>0 <text:s text:c="4"/>+- 0 <text:s text:c="14"/>5.6 +- 0 <text:s text:c="9"/>3510 rid</text:p>
          </table:table-cell>
        </table:table-row>
        <table:table-row table:style-name="ro1">
          <table:table-cell office:value-type="string">
            <text:p><text:s/>0 <text:s text:c="4"/>+- 0 <text:s text:c="14"/>5.6 +- 0 <text:s text:c="9"/>3509 robin</text:p>
          </table:table-cell>
        </table:table-row>
        <table:table-row table:style-name="ro1">
          <table:table-cell office:value-type="string">
            <text:p><text:s/>0 <text:s text:c="4"/>+- 0 <text:s text:c="14"/>5.6 +- 0 <text:s text:c="9"/>3508 aha</text:p>
          </table:table-cell>
        </table:table-row>
        <table:table-row table:style-name="ro1">
          <table:table-cell office:value-type="string">
            <text:p><text:s/>0 <text:s text:c="4"/>+- 0 <text:s text:c="14"/>5.6 +- 0 <text:s text:c="9"/>3507 captiv</text:p>
          </table:table-cell>
        </table:table-row>
        <table:table-row table:style-name="ro1">
          <table:table-cell office:value-type="string">
            <text:p><text:s/>0 <text:s text:c="4"/>+- 0 <text:s text:c="14"/>5.6 +- 0 <text:s text:c="9"/>3514 dressinggown</text:p>
          </table:table-cell>
        </table:table-row>
        <table:table-row table:style-name="ro1">
          <table:table-cell office:value-type="string">
            <text:p><text:s/>0 <text:s text:c="4"/>+- 0 <text:s text:c="14"/>5.6 +- 0 <text:s text:c="9"/>3515 chase</text:p>
          </table:table-cell>
        </table:table-row>
        <table:table-row table:style-name="ro1">
          <table:table-cell office:value-type="string">
            <text:p><text:s/>0 <text:s text:c="4"/>+- 0 <text:s text:c="14"/>5.6 +- 0 <text:s text:c="9"/>3404 gypsi</text:p>
          </table:table-cell>
        </table:table-row>
        <table:table-row table:style-name="ro1">
          <table:table-cell office:value-type="string">
            <text:p><text:s/>0 <text:s text:c="4"/>+- 0 <text:s text:c="14"/>5.6 +- 0 <text:s text:c="9"/>3516 wartburg</text:p>
          </table:table-cell>
        </table:table-row>
        <table:table-row table:style-name="ro1">
          <table:table-cell office:value-type="string">
            <text:p><text:s/>0 <text:s text:c="4"/>+- 0 <text:s text:c="14"/>5.6 +- 0 <text:s text:c="9"/>3521 seek</text:p>
          </table:table-cell>
        </table:table-row>
        <table:table-row table:style-name="ro1">
          <table:table-cell office:value-type="string">
            <text:p><text:s/>0 <text:s text:c="4"/>+- 0 <text:s text:c="14"/>5.6 +- 0 <text:s text:c="9"/>3405 loaf</text:p>
          </table:table-cell>
        </table:table-row>
        <table:table-row table:style-name="ro1">
          <table:table-cell office:value-type="string">
            <text:p><text:s/>0 <text:s text:c="4"/>+- 0 <text:s text:c="14"/>5.6 +- 0 <text:s text:c="9"/>3522 belong</text:p>
          </table:table-cell>
        </table:table-row>
        <table:table-row table:style-name="ro1">
          <table:table-cell office:value-type="string">
            <text:p><text:s/>0 <text:s text:c="4"/>+- 0 <text:s text:c="14"/>5.6 +- 0 <text:s text:c="9"/>3520 grant</text:p>
          </table:table-cell>
        </table:table-row>
        <table:table-row table:style-name="ro1">
          <table:table-cell office:value-type="string">
            <text:p><text:s/>0 <text:s text:c="4"/>+- 0 <text:s text:c="14"/>5.6 +- 0 <text:s text:c="9"/>3523 butcher</text:p>
          </table:table-cell>
        </table:table-row>
        <table:table-row table:style-name="ro1">
          <table:table-cell office:value-type="string">
            <text:p><text:s/>0 <text:s text:c="4"/>+- 0 <text:s text:c="14"/>5.6 +- 0 <text:s text:c="9"/>3517 decor</text:p>
          </table:table-cell>
        </table:table-row>
        <table:table-row table:style-name="ro1">
          <table:table-cell office:value-type="string">
            <text:p><text:s/>0 <text:s text:c="4"/>+- 0 <text:s text:c="14"/>5.6 +- 0 <text:s text:c="9"/>3519 starlight</text:p>
          </table:table-cell>
        </table:table-row>
        <table:table-row table:style-name="ro1">
          <table:table-cell office:value-type="string">
            <text:p><text:s/>0 <text:s text:c="4"/>+- 0 <text:s text:c="14"/>5.6 +- 0 <text:s text:c="9"/>3518 righthand</text:p>
          </table:table-cell>
        </table:table-row>
        <table:table-row table:style-name="ro1">
          <table:table-cell office:value-type="string">
            <text:p><text:s/>0 <text:s text:c="4"/>+- 0 <text:s text:c="14"/>5.6 +- 0 <text:s text:c="9"/>3506 ducki</text:p>
          </table:table-cell>
        </table:table-row>
        <table:table-row table:style-name="ro1">
          <table:table-cell office:value-type="string">
            <text:p><text:s/>0 <text:s text:c="4"/>+- 0 <text:s text:c="14"/>5.6 +- 0 <text:s text:c="9"/>3505 costli</text:p>
          </table:table-cell>
        </table:table-row>
        <table:table-row table:style-name="ro1">
          <table:table-cell office:value-type="string">
            <text:p><text:s/>0 <text:s text:c="4"/>+- 0 <text:s text:c="14"/>5.6 +- 0 <text:s text:c="9"/>3504 vow</text:p>
          </table:table-cell>
        </table:table-row>
        <table:table-row table:style-name="ro1">
          <table:table-cell office:value-type="string">
            <text:p><text:s/>0 <text:s text:c="4"/>+- 0 <text:s text:c="14"/>5.6 +- 0 <text:s text:c="9"/>3490 outskirt</text:p>
          </table:table-cell>
        </table:table-row>
        <table:table-row table:style-name="ro1">
          <table:table-cell office:value-type="string">
            <text:p><text:s/>0 <text:s text:c="4"/>+- 0 <text:s text:c="14"/>5.6 +- 0 <text:s text:c="9"/>3492 prejudic</text:p>
          </table:table-cell>
        </table:table-row>
        <table:table-row table:style-name="ro1">
          <table:table-cell office:value-type="string">
            <text:p><text:s/>0 <text:s text:c="4"/>+- 0 <text:s text:c="14"/>5.6 +- 0 <text:s text:c="9"/>3491 pack</text:p>
          </table:table-cell>
        </table:table-row>
        <table:table-row table:style-name="ro1">
          <table:table-cell office:value-type="string">
            <text:p><text:s/>0 <text:s text:c="4"/>+- 0 <text:s text:c="14"/>5.6 +- 0 <text:s text:c="9"/>3489 shake</text:p>
          </table:table-cell>
        </table:table-row>
        <table:table-row table:style-name="ro1">
          <table:table-cell office:value-type="string">
            <text:p><text:s/>0 <text:s text:c="4"/>+- 0 <text:s text:c="14"/>5.6 +- 0 <text:s text:c="9"/>3494 asund</text:p>
          </table:table-cell>
        </table:table-row>
        <table:table-row table:style-name="ro1">
          <table:table-cell office:value-type="string">
            <text:p><text:s/>0 <text:s text:c="4"/>+- 0 <text:s text:c="14"/>5.6 +- 0 <text:s text:c="9"/>3488 fleet</text:p>
          </table:table-cell>
        </table:table-row>
        <table:table-row table:style-name="ro1">
          <table:table-cell office:value-type="string">
            <text:p><text:s/>0 <text:s text:c="4"/>+- 0 <text:s text:c="14"/>5.6 +- 0 <text:s text:c="9"/>3487 fun</text:p>
          </table:table-cell>
        </table:table-row>
        <table:table-row table:style-name="ro1">
          <table:table-cell office:value-type="string">
            <text:p><text:s/>0 <text:s text:c="4"/>+- 0 <text:s text:c="14"/>5.6 +- 0 <text:s text:c="9"/>3493 earli</text:p>
          </table:table-cell>
        </table:table-row>
        <table:table-row table:style-name="ro1">
          <table:table-cell office:value-type="string">
            <text:p><text:s/>0 <text:s text:c="4"/>+- 0 <text:s text:c="14"/>5.6 +- 0 <text:s text:c="9"/>3503 origin</text:p>
          </table:table-cell>
        </table:table-row>
        <table:table-row table:style-name="ro1">
          <table:table-cell office:value-type="string">
            <text:p><text:s/>0 <text:s text:c="4"/>+- 0 <text:s text:c="14"/>5.6 +- 0 <text:s text:c="9"/>3495 pound</text:p>
          </table:table-cell>
        </table:table-row>
        <table:table-row table:style-name="ro1">
          <table:table-cell office:value-type="string">
            <text:p><text:s/>0 <text:s text:c="4"/>+- 0 <text:s text:c="14"/>5.6 +- 0 <text:s text:c="9"/>3500 demon</text:p>
          </table:table-cell>
        </table:table-row>
        <table:table-row table:style-name="ro1">
          <table:table-cell office:value-type="string">
            <text:p><text:s/>0 <text:s text:c="4"/>+- 0 <text:s text:c="14"/>5.6 +- 0 <text:s text:c="9"/>3502 duckl</text:p>
          </table:table-cell>
        </table:table-row>
        <table:table-row table:style-name="ro1">
          <table:table-cell office:value-type="string">
            <text:p><text:s/>0 <text:s text:c="4"/>+- 0 <text:s text:c="14"/>5.6 +- 0 <text:s text:c="9"/>3501 rafter</text:p>
          </table:table-cell>
        </table:table-row>
        <table:table-row table:style-name="ro1">
          <table:table-cell office:value-type="string">
            <text:p><text:s/>0 <text:s text:c="4"/>+- 0 <text:s text:c="14"/>5.6 +- 0 <text:s text:c="9"/>3499 hidingplac</text:p>
          </table:table-cell>
        </table:table-row>
        <table:table-row table:style-name="ro1">
          <table:table-cell office:value-type="string">
            <text:p><text:s/>0 <text:s text:c="4"/>+- 0 <text:s text:c="14"/>5.6 +- 0 <text:s text:c="9"/>3496 stall</text:p>
          </table:table-cell>
        </table:table-row>
        <table:table-row table:style-name="ro1">
          <table:table-cell office:value-type="string">
            <text:p><text:s/>0 <text:s text:c="4"/>+- 0 <text:s text:c="14"/>5.6 +- 0 <text:s text:c="9"/>3498 petal</text:p>
          </table:table-cell>
        </table:table-row>
        <table:table-row table:style-name="ro1">
          <table:table-cell office:value-type="string">
            <text:p><text:s/>0 <text:s text:c="4"/>+- 0 <text:s text:c="14"/>5.6 +- 0 <text:s text:c="9"/>3497 readi</text:p>
          </table:table-cell>
        </table:table-row>
        <table:table-row table:style-name="ro1">
          <table:table-cell office:value-type="string">
            <text:p><text:s/>0 <text:s text:c="4"/>+- 0 <text:s text:c="14"/>5.6 +- 0 <text:s text:c="9"/>3524 onetwothre</text:p>
          </table:table-cell>
        </table:table-row>
        <table:table-row table:style-name="ro1">
          <table:table-cell office:value-type="string">
            <text:p><text:s/>0 <text:s text:c="4"/>+- 0 <text:s text:c="14"/>5.6 +- 0 <text:s text:c="9"/>3564 person</text:p>
          </table:table-cell>
        </table:table-row>
        <table:table-row table:style-name="ro1">
          <table:table-cell office:value-type="string">
            <text:p><text:s/>0 <text:s text:c="4"/>+- 0 <text:s text:c="14"/>5.6 +- 0 <text:s text:c="9"/>3525 shorter</text:p>
          </table:table-cell>
        </table:table-row>
        <table:table-row table:style-name="ro1">
          <table:table-cell office:value-type="string">
            <text:p><text:s/>0 <text:s text:c="4"/>+- 0 <text:s text:c="14"/>5.6 +- 0 <text:s text:c="9"/>3552 recent</text:p>
          </table:table-cell>
        </table:table-row>
        <table:table-row table:style-name="ro1">
          <table:table-cell office:value-type="string">
            <text:p><text:s/>0 <text:s text:c="4"/>+- 0 <text:s text:c="14"/>5.6 +- 0 <text:s text:c="9"/>3526 funni</text:p>
          </table:table-cell>
        </table:table-row>
        <table:table-row table:style-name="ro1">
          <table:table-cell office:value-type="string">
            <text:p><text:s/>0 <text:s text:c="4"/>+- 0 <text:s text:c="14"/>5.6 +- 0 <text:s text:c="9"/>3554 motionless</text:p>
          </table:table-cell>
        </table:table-row>
        <table:table-row table:style-name="ro1">
          <table:table-cell office:value-type="string">
            <text:p><text:s/>0 <text:s text:c="4"/>+- 0 <text:s text:c="14"/>5.6 +- 0 <text:s text:c="9"/>3553 lower</text:p>
          </table:table-cell>
        </table:table-row>
        <table:table-row table:style-name="ro1">
          <table:table-cell office:value-type="string">
            <text:p><text:s/>0 <text:s text:c="4"/>+- 0 <text:s text:c="14"/>5.6 +- 0 <text:s text:c="9"/>3551 consist</text:p>
          </table:table-cell>
        </table:table-row>
        <table:table-row table:style-name="ro1">
          <table:table-cell office:value-type="string">
            <text:p><text:s/>0 <text:s text:c="4"/>+- 0 <text:s text:c="14"/>5.6 +- 0 <text:s text:c="9"/>3556 discourag</text:p>
          </table:table-cell>
        </table:table-row>
        <table:table-row table:style-name="ro1">
          <table:table-cell office:value-type="string">
            <text:p><text:s/>0 <text:s text:c="4"/>+- 0 <text:s text:c="14"/>5.6 +- 0 <text:s text:c="9"/>3550 climb</text:p>
          </table:table-cell>
        </table:table-row>
        <table:table-row table:style-name="ro1">
          <table:table-cell office:value-type="string">
            <text:p><text:s/>0 <text:s text:c="4"/>+- 0 <text:s text:c="14"/>5.6 +- 0 <text:s text:c="9"/>3549 unveil</text:p>
          </table:table-cell>
        </table:table-row>
        <table:table-row table:style-name="ro1">
          <table:table-cell office:value-type="string">
            <text:p><text:s/>0 <text:s text:c="4"/>+- 0 <text:s text:c="14"/>5.6 +- 0 <text:s text:c="9"/>3555 els</text:p>
          </table:table-cell>
        </table:table-row>
        <table:table-row table:style-name="ro1">
          <table:table-cell office:value-type="string">
            <text:p><text:s/>0 <text:s text:c="4"/>+- 0 <text:s text:c="14"/>5.6 +- 0 <text:s text:c="9"/>3557 eleg</text:p>
          </table:table-cell>
        </table:table-row>
        <table:table-row table:style-name="ro1">
          <table:table-cell office:value-type="string">
            <text:p><text:s/>0 <text:s text:c="4"/>+- 0 <text:s text:c="14"/>5.6 +- 0 <text:s text:c="9"/>3547 waggon</text:p>
          </table:table-cell>
        </table:table-row>
        <table:table-row table:style-name="ro1">
          <table:table-cell office:value-type="string">
            <text:p><text:s/>0 <text:s text:c="4"/>+- 0 <text:s text:c="14"/>5.6 +- 0 <text:s text:c="9"/>3562 grind</text:p>
          </table:table-cell>
        </table:table-row>
        <table:table-row table:style-name="ro1">
          <table:table-cell office:value-type="string">
            <text:p><text:s/>0 <text:s text:c="4"/>+- 0 <text:s text:c="14"/>5.6 +- 0 <text:s text:c="9"/>3563 pickl</text:p>
          </table:table-cell>
        </table:table-row>
        <table:table-row table:style-name="ro1">
          <table:table-cell office:value-type="string">
            <text:p><text:s/>0 <text:s text:c="4"/>+- 0 <text:s text:c="14"/>5.7 +- 0 <text:s text:c="9"/>3561 spent</text:p>
          </table:table-cell>
        </table:table-row>
        <table:table-row table:style-name="ro1">
          <table:table-cell office:value-type="string">
            <text:p><text:s/>0 <text:s text:c="4"/>+- 0 <text:s text:c="14"/>5.7 +- 0 <text:s text:c="9"/>3558 teapot</text:p>
          </table:table-cell>
        </table:table-row>
        <table:table-row table:style-name="ro1">
          <table:table-cell office:value-type="string">
            <text:p><text:s/>0 <text:s text:c="4"/>+- 0 <text:s text:c="14"/>5.7 +- 0 <text:s text:c="9"/>3560 prophet</text:p>
          </table:table-cell>
        </table:table-row>
        <table:table-row table:style-name="ro1">
          <table:table-cell office:value-type="string">
            <text:p><text:s/>0 <text:s text:c="4"/>+- 0 <text:s text:c="14"/>5.7 +- 0 <text:s text:c="9"/>3559 prickl</text:p>
          </table:table-cell>
        </table:table-row>
        <table:table-row table:style-name="ro1">
          <table:table-cell office:value-type="string">
            <text:p><text:s/>0 <text:s text:c="4"/>+- 0 <text:s text:c="14"/>5.7 +- 0 <text:s text:c="9"/>3548 dine</text:p>
          </table:table-cell>
        </table:table-row>
        <table:table-row table:style-name="ro1">
          <table:table-cell office:value-type="string">
            <text:p><text:s/>0 <text:s text:c="4"/>+- 0 <text:s text:c="14"/>5.7 +- 0 <text:s text:c="9"/>3546 birch</text:p>
          </table:table-cell>
        </table:table-row>
        <table:table-row table:style-name="ro1">
          <table:table-cell office:value-type="string">
            <text:p><text:s/>0 <text:s text:c="4"/>+- 0 <text:s text:c="14"/>5.7 +- 0 <text:s text:c="9"/>3528 itali</text:p>
          </table:table-cell>
        </table:table-row>
        <table:table-row table:style-name="ro1">
          <table:table-cell office:value-type="string">
            <text:p><text:s/>0 <text:s text:c="4"/>+- 0 <text:s text:c="14"/>5.7 +- 0 <text:s text:c="9"/>3532 stick</text:p>
          </table:table-cell>
        </table:table-row>
        <table:table-row table:style-name="ro1">
          <table:table-cell office:value-type="string">
            <text:p><text:s/>0 <text:s text:c="4"/>+- 0 <text:s text:c="14"/>5.7 +- 0 <text:s text:c="9"/>3534 stung</text:p>
          </table:table-cell>
        </table:table-row>
        <table:table-row table:style-name="ro1">
          <table:table-cell office:value-type="string">
            <text:p><text:s/>0 <text:s text:c="4"/>+- 0 <text:s text:c="14"/>5.7 +- 0 <text:s text:c="9"/>3533 terrac</text:p>
          </table:table-cell>
        </table:table-row>
        <table:table-row table:style-name="ro1">
          <table:table-cell office:value-type="string">
            <text:p><text:s/>0 <text:s text:c="4"/>+- 0 <text:s text:c="14"/>5.7 +- 0 <text:s text:c="9"/>3531 boon</text:p>
          </table:table-cell>
        </table:table-row>
        <table:table-row table:style-name="ro1">
          <table:table-cell office:value-type="string">
            <text:p><text:s/>0 <text:s text:c="4"/>+- 0 <text:s text:c="14"/>5.7 +- 0 <text:s text:c="9"/>3536 lid</text:p>
          </table:table-cell>
        </table:table-row>
        <table:table-row table:style-name="ro1">
          <table:table-cell office:value-type="string">
            <text:p><text:s/>0 <text:s text:c="4"/>+- 0 <text:s text:c="14"/>5.7 +- 0 <text:s text:c="9"/>3530 grand</text:p>
          </table:table-cell>
        </table:table-row>
        <table:table-row table:style-name="ro1">
          <table:table-cell office:value-type="string">
            <text:p><text:s/>0 <text:s text:c="4"/>+- 0 <text:s text:c="14"/>5.7 +- 0 <text:s text:c="9"/>3529 corridor</text:p>
          </table:table-cell>
        </table:table-row>
        <table:table-row table:style-name="ro1">
          <table:table-cell office:value-type="string">
            <text:p><text:s/>0 <text:s text:c="4"/>+- 0 <text:s text:c="14"/>5.7 +- 0 <text:s text:c="9"/>3535 sham</text:p>
          </table:table-cell>
        </table:table-row>
        <table:table-row table:style-name="ro1">
          <table:table-cell office:value-type="string">
            <text:p><text:s/>0 <text:s text:c="4"/>+- 0 <text:s text:c="14"/>5.7 +- 0 <text:s text:c="9"/>3545 stripe</text:p>
          </table:table-cell>
        </table:table-row>
        <table:table-row table:style-name="ro1">
          <table:table-cell office:value-type="string">
            <text:p><text:s/>0 <text:s text:c="4"/>+- 0 <text:s text:c="14"/>5.7 +- 0 <text:s text:c="9"/>3537 snail</text:p>
          </table:table-cell>
        </table:table-row>
        <table:table-row table:style-name="ro1">
          <table:table-cell office:value-type="string">
            <text:p><text:s/>0 <text:s text:c="4"/>+- 0 <text:s text:c="14"/>5.7 +- 0 <text:s text:c="9"/>3542 healthi</text:p>
          </table:table-cell>
        </table:table-row>
        <table:table-row table:style-name="ro1">
          <table:table-cell office:value-type="string">
            <text:p><text:s/>0 <text:s text:c="4"/>+- 0 <text:s text:c="14"/>5.7 +- 0 <text:s text:c="9"/>3544 leapt</text:p>
          </table:table-cell>
        </table:table-row>
        <table:table-row table:style-name="ro1">
          <table:table-cell office:value-type="string">
            <text:p><text:s/>0 <text:s text:c="4"/>+- 0 <text:s text:c="14"/>5.7 +- 0 <text:s text:c="9"/>3543 moment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86 error</text:p>
          </table:table-cell>
        </table:table-row>
        <table:table-row table:style-name="ro1">
          <table:table-cell office:value-type="string">
            <text:p><text:s/>0 <text:s text:c="4"/>+- 0 <text:s text:c="14"/>5.7 +- 0 <text:s text:c="9"/>3541 yesterday</text:p>
          </table:table-cell>
        </table:table-row>
        <table:table-row table:style-name="ro1">
          <table:table-cell office:value-type="string">
            <text:p><text:s/>0 <text:s text:c="4"/>+- 0 <text:s text:c="14"/>5.7 +- 0 <text:s text:c="9"/>3538 imagin</text:p>
          </table:table-cell>
        </table:table-row>
        <table:table-row table:style-name="ro1">
          <table:table-cell office:value-type="string">
            <text:p><text:s/>0 <text:s text:c="4"/>+- 0 <text:s text:c="14"/>5.7 +- 0 <text:s text:c="9"/>3540 cigar</text:p>
          </table:table-cell>
        </table:table-row>
        <table:table-row table:style-name="ro1">
          <table:table-cell office:value-type="string">
            <text:p><text:s/>0 <text:s text:c="4"/>+- 0 <text:s text:c="14"/>5.7 +- 0 <text:s text:c="9"/>3539 mow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85 slyli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84 match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29 cathedr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31 devil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30 contentedli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28 belt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33 smote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27 deceiv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26 throughout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32 atmospher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34 stamp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24 vessel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39 perpetu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40 dug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38 due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42 proprietor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35 hind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37 waterdrop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36 mockingli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25 written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23 church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09 pendulum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44 unexpect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10 bell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08 distress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13 alight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07 simpli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06 onward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12 hewn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22 majesti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14 smother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19 dancer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21 elv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20 gild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18 loav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15 except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17 pygmalion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83 pace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43 newcom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16 newborn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45 wherein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70 chatter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72 furrow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71 struck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69 educ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74 uncertain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68 talent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67 melodi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73 loom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75 look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82 rope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65 forbad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80 unkindli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81 durat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79 bill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76 hostess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78 straight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77 solid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66 demand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64 partli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46 threaten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50 firm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52 sweetheart</text:p>
          </table:table-cell>
        </table:table-row>
        <table:table-row table:style-name="ro1">
          <table:table-cell office:value-type="string">
            <text:p><text:s/>0 <text:s text:c="4"/>+- 0 <text:s text:c="14"/>5.7 +- 0 <text:s text:c="9"/>3451 invis</text:p>
          </table:table-cell>
        </table:table-row>
        <table:table-row table:style-name="ro1">
          <table:table-cell office:value-type="string">
            <text:p><text:s/>0 <text:s text:c="4"/>+- 0 <text:s text:c="14"/>5.8 +- 0 <text:s text:c="9"/>3449 woodcutt</text:p>
          </table:table-cell>
        </table:table-row>
        <table:table-row table:style-name="ro1">
          <table:table-cell office:value-type="string">
            <text:p><text:s/>0 <text:s text:c="4"/>+- 0 <text:s text:c="14"/>5.8 +- 0 <text:s text:c="9"/>3454 flight</text:p>
          </table:table-cell>
        </table:table-row>
        <table:table-row table:style-name="ro1">
          <table:table-cell office:value-type="string">
            <text:p><text:s/>0 <text:s text:c="4"/>+- 0 <text:s text:c="14"/>5.8 +- 0 <text:s text:c="9"/>3448 fret</text:p>
          </table:table-cell>
        </table:table-row>
        <table:table-row table:style-name="ro1">
          <table:table-cell office:value-type="string">
            <text:p><text:s/>0 <text:s text:c="4"/>+- 0 <text:s text:c="14"/>5.8 +- 0 <text:s text:c="9"/>3447 extraordinari</text:p>
          </table:table-cell>
        </table:table-row>
        <table:table-row table:style-name="ro1">
          <table:table-cell office:value-type="string">
            <text:p><text:s/>0 <text:s text:c="4"/>+- 0 <text:s text:c="14"/>5.8 +- 0 <text:s text:c="9"/>3453 elsi</text:p>
          </table:table-cell>
        </table:table-row>
        <table:table-row table:style-name="ro1">
          <table:table-cell office:value-type="string">
            <text:p><text:s/>0 <text:s text:c="4"/>+- 0 <text:s text:c="14"/>5.8 +- 0 <text:s text:c="9"/>3463 mine</text:p>
          </table:table-cell>
        </table:table-row>
        <table:table-row table:style-name="ro1">
          <table:table-cell office:value-type="string">
            <text:p><text:s/>0 <text:s text:c="4"/>+- 0 <text:s text:c="14"/>5.8 +- 0 <text:s text:c="9"/>3455 squirrel</text:p>
          </table:table-cell>
        </table:table-row>
        <table:table-row table:style-name="ro1">
          <table:table-cell office:value-type="string">
            <text:p><text:s/>0 <text:s text:c="4"/>+- 0 <text:s text:c="14"/>5.8 +- 0 <text:s text:c="9"/>3460 crack</text:p>
          </table:table-cell>
        </table:table-row>
        <table:table-row table:style-name="ro1">
          <table:table-cell office:value-type="string">
            <text:p><text:s/>0 <text:s text:c="4"/>+- 0 <text:s text:c="14"/>5.8 +- 0 <text:s text:c="9"/>3462 remark</text:p>
          </table:table-cell>
        </table:table-row>
        <table:table-row table:style-name="ro1">
          <table:table-cell office:value-type="string">
            <text:p><text:s/>0 <text:s text:c="4"/>+- 0 <text:s text:c="14"/>5.8 +- 0 <text:s text:c="9"/>3461 shortli</text:p>
          </table:table-cell>
        </table:table-row>
        <table:table-row table:style-name="ro1">
          <table:table-cell office:value-type="string">
            <text:p><text:s/>0 <text:s text:c="4"/>+- 0 <text:s text:c="14"/>5.8 +- 0 <text:s text:c="9"/>3459 imag</text:p>
          </table:table-cell>
        </table:table-row>
        <table:table-row table:style-name="ro1">
          <table:table-cell office:value-type="string">
            <text:p><text:s/>0 <text:s text:c="4"/>+- 0 <text:s text:c="14"/>5.8 +- 0 <text:s text:c="9"/>3456 gay</text:p>
          </table:table-cell>
        </table:table-row>
        <table:table-row table:style-name="ro1">
          <table:table-cell office:value-type="string">
            <text:p><text:s/>0 <text:s text:c="4"/>+- 0 <text:s text:c="14"/>5.8 +- 0 <text:s text:c="9"/>3458 leafi</text:p>
          </table:table-cell>
        </table:table-row>
        <table:table-row table:style-name="ro1">
          <table:table-cell office:value-type="string">
            <text:p><text:s/>0 <text:s text:c="4"/>+- 0 <text:s text:c="14"/>5.8 +- 0 <text:s text:c="9"/>3457 fire</text:p>
          </table:table-cell>
        </table:table-row>
        <table:table-row table:style-name="ro1">
          <table:table-cell office:value-type="string">
            <text:p><text:s/>0 <text:s text:c="4"/>+- 0 <text:s text:c="14"/>5.8 +- 0 <text:s text:c="12"/>1 nobil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4">14/04/2013</text:date>, <text:time>14:0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10S</meta:editing-duration>
    <meta:editing-cycles>3</meta:editing-cycles>
    <meta:generator>OpenOffice.org/3.4.1$Win32 OpenOffice.org_project/341m1$Build-9593</meta:generator>
    <dc:date>2013-04-14T14:06:10.99</dc:date>
    <meta:document-statistic meta:table-count="3" meta:cell-count="5190" meta:object-count="0"/>
    <meta:user-defined meta:name="Info 1"/>
    <meta:user-defined meta:name="Info 2"/>
    <meta:user-defined meta:name="Info 3"/>
    <meta:user-defined meta:name="Info 4"/>
  </office:meta>
</office:document-meta>
</file>